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>
        <style:tab-stops>
          <style:tab-stop style:position="47.95pt"/>
          <style:tab-stop style:position="95.90pt"/>
          <style:tab-stop style:position="143.85pt"/>
          <style:tab-stop style:position="191.80pt"/>
          <style:tab-stop style:position="239.75pt"/>
          <style:tab-stop style:position="287.70pt"/>
          <style:tab-stop style:position="335.65pt"/>
          <style:tab-stop style:position="383.60pt"/>
          <style:tab-stop style:position="431.55pt"/>
        </style:tab-stops>
      </style:paragraph-properties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# services</text:span></text:p>
      <text:p text:style-name="P1"><text:span text:style-name="T1"># only the 'prefered' service is shown for each port/protocol combo.</text:span></text:p>
      <text:p text:style-name="P1"><text:span text:style-name="T1">#</text:span></text:p>
      <text:p text:style-name="P1"><text:span text:style-name="T1">tcpmux<text:tab/>1/tcp<text:tab/>#TCP Port Service Multiplexer [rfc-1078]</text:span></text:p>
      <text:p text:style-name="P1"><text:span text:style-name="T1">SocketsdesTroie<text:tab/>1/udp<text:tab/>#[trojan] Sockets des Troie</text:span></text:p>
      <text:p text:style-name="P1"><text:span text:style-name="T1">tcpmux<text:tab/>1/udp<text:tab/>#TCP Port Service Multiplexer</text:span></text:p>
      <text:p text:style-name="P1"><text:span text:style-name="T1">compressnet<text:tab/>2/tcp<text:tab/>#Management Utility</text:span></text:p>
      <text:p text:style-name="P1"><text:span text:style-name="T1">Death<text:tab/>2/tcp<text:tab/>#[trojan] Death</text:span></text:p>
      <text:p text:style-name="P1"><text:span text:style-name="T1">compressnet<text:tab/>2/udp<text:tab/>#Management Utility</text:span></text:p>
      <text:p text:style-name="P1"><text:span text:style-name="T1">compressnet<text:tab/>3/tcp<text:tab/>#Compression Process</text:span></text:p>
      <text:p text:style-name="P1"><text:span text:style-name="T1">compressnet<text:tab/>3/udp<text:tab/>#Compression Process</text:span></text:p>
      <text:p text:style-name="P1"><text:span text:style-name="T1">rje<text:tab/>5/tcp<text:tab/>#Remote Job Entry</text:span></text:p>
      <text:p text:style-name="P1"><text:span text:style-name="T1">rje<text:tab/>5/udp<text:tab/>#Remote Job Entry</text:span></text:p>
      <text:p text:style-name="P1"><text:span text:style-name="T1">echo<text:tab/>7/tcp<text:tab/>#</text:span></text:p>
      <text:p text:style-name="P1"><text:span text:style-name="T1">echo<text:tab/>7/udp<text:tab/>#</text:span></text:p>
      <text:p text:style-name="P1"><text:span text:style-name="T1">discard<text:tab/>9/tcp<text:tab/>#Discard</text:span></text:p>
      <text:p text:style-name="P1"><text:span text:style-name="T1">discard<text:tab/>9/udp<text:tab/>#Discard</text:span></text:p>
      <text:p text:style-name="P1"><text:span text:style-name="T1">systat<text:tab/>11/tcp<text:tab/>#Active Users</text:span></text:p>
      <text:p text:style-name="P1"><text:span text:style-name="T1">systat<text:tab/>11/udp<text:tab/>#Active Users</text:span></text:p>
      <text:p text:style-name="P1"><text:span text:style-name="T1">daytime<text:tab/>13/tcp<text:tab/>#</text:span></text:p>
      <text:p text:style-name="P1"><text:span text:style-name="T1">daytime<text:tab/>13/udp<text:tab/>#</text:span></text:p>
      <text:p text:style-name="P1"><text:span text:style-name="T1">B2<text:tab/>15/tcp<text:tab/>#[trojan] B2</text:span></text:p>
      <text:p text:style-name="P1"><text:span text:style-name="T1">netstat<text:tab/>15/tcp<text:tab/>#</text:span></text:p>
      <text:p text:style-name="P1"><text:span text:style-name="T1">qotd<text:tab/>17/tcp<text:tab/>#Quote of the Day</text:span></text:p>
      <text:p text:style-name="P1"><text:span text:style-name="T1">qotd<text:tab/>17/udp<text:tab/>#Quote of the Day</text:span></text:p>
      <text:p text:style-name="P1"><text:span text:style-name="T1">msp<text:tab/>18/tcp<text:tab/>#Message Send Protocol</text:span></text:p>
      <text:p text:style-name="P1"><text:span text:style-name="T1">msp<text:tab/>18/udp<text:tab/>#Message Send Protocol</text:span></text:p>
      <text:p text:style-name="P1"><text:span text:style-name="T1">chargen<text:tab/>19/tcp<text:tab/>#Character Generator</text:span></text:p>
      <text:p text:style-name="P1"><text:span text:style-name="T1">chargen<text:tab/>19/udp<text:tab/>#Character Generator</text:span></text:p>
      <text:p text:style-name="P1"><text:span text:style-name="T1">ftp-data<text:tab/>20/tcp<text:tab/>#File Transfer [Default Data]</text:span></text:p>
      <text:p text:style-name="P1"><text:span text:style-name="T1">SennaSpyFTPserver<text:tab/>20/tcp<text:tab/>#[trojan] Senna Spy FTP server</text:span></text:p>
      <text:p text:style-name="P1"><text:span text:style-name="T1">ftp-data<text:tab/>20/udp<text:tab/>#File Transfer [Default Data]</text:span></text:p>
      <text:p text:style-name="P1"><text:span text:style-name="T1">ftp<text:tab/>21/tcp<text:tab/>#File Transfer [Control]</text:span></text:p>
      <text:p text:style-name="P1"><text:span text:style-name="T1">ftp<text:tab/>21/udp<text:tab/>#File Transfer [Control]</text:span></text:p>
      <text:p text:style-name="P1"><text:span text:style-name="T1">ssh<text:tab/>22/tcp<text:tab/>#SSH Remote Login Protocol</text:span></text:p>
      <text:p text:style-name="P1"><text:span text:style-name="T1">ssh<text:tab/>22/udp<text:tab/>#SSH Remote Login Protocol</text:span></text:p>
      <text:p text:style-name="P1"><text:span text:style-name="T1">telnet<text:tab/>23/tcp<text:tab/>#</text:span></text:p>
      <text:p text:style-name="P1"><text:span text:style-name="T1">telnet<text:tab/>23/udp<text:tab/>#</text:span></text:p>
      <text:p text:style-name="P1"><text:span text:style-name="T1">BO2KControlPort<text:tab/>24/tcp<text:tab/>#[trojan] Back Orifice 2000 (BO2K) Control Port</text:span></text:p>
      <text:p text:style-name="P1"><text:span text:style-name="T1">priv-mail<text:tab/>24/tcp<text:tab/>#any private mail system</text:span></text:p>
      <text:p text:style-name="P1"><text:span text:style-name="T1">priv-mail<text:tab/>24/udp<text:tab/>#any private mail system</text:span></text:p>
      <text:p text:style-name="P1"><text:span text:style-name="T1">smtp<text:tab/>25/tcp<text:tab/>#Simple Mail Transfer</text:span></text:p>
      <text:p text:style-name="P1"><text:span text:style-name="T1">smtp<text:tab/>25/udp<text:tab/>#Simple Mail Transfer</text:span></text:p>
      <text:p text:style-name="P1"><text:span text:style-name="T1">altavista-fw97<text:tab/>26/tcp<text:tab/>#AltaVista Firewall97</text:span></text:p>
      <text:p text:style-name="P1"><text:span text:style-name="T1">altavista-fw97<text:tab/>27/tcp<text:tab/>#AltaVista Firewall97</text:span></text:p>
      <text:p text:style-name="P1"><text:span text:style-name="T1">nsw-fe<text:tab/>27/tcp<text:tab/>#NSW User System FE</text:span></text:p>
      <text:p text:style-name="P1"><text:span text:style-name="T1">nsw-fe<text:tab/>27/udp<text:tab/>#NSW User System FE</text:span></text:p>
      <text:p text:style-name="P1"><text:span text:style-name="T1">altavista-fw97<text:tab/>28/tcp<text:tab/>#AltaVista Firewall97</text:span></text:p>
      <text:p text:style-name="P1"><text:span text:style-name="T1">altavista-fw97<text:tab/>29/tcp<text:tab/>#AltaVista Firewall97</text:span></text:p>
      <text:p text:style-name="P1"><text:span text:style-name="T1">msg-icp<text:tab/>29/tcp<text:tab/>#MSG ICP</text:span></text:p>
      <text:p text:style-name="P1"><text:span text:style-name="T1">msg-icp<text:tab/>29/udp<text:tab/>#MSG ICP</text:span></text:p>
      <text:p text:style-name="P1"><text:span text:style-name="T1">Agent40421<text:tab/>30/tcp<text:tab/>#[trojan] Agent 40421</text:span></text:p>
      <text:p text:style-name="P1"><text:span text:style-name="T1">Agent31<text:tab/>31/tcp<text:tab/>#[trojan] Agent 31</text:span></text:p>
      <text:p text:style-name="P1"><text:span text:style-name="T1">Agent31<text:tab/>31/tcp<text:tab/>#[trojan] Agent 31</text:span></text:p>
      <text:p text:style-name="P1"><text:span text:style-name="T1">HackersParadise<text:tab/>31/tcp<text:tab/>#[trojan] Hackers Paradise</text:span></text:p>
      <text:p text:style-name="P1"><text:span text:style-name="T1">MastersParadise<text:tab/>31/tcp<text:tab/>#[trojan] Masters Paradise</text:span></text:p>
      <text:p text:style-name="P1"><text:span text:style-name="T1">msg-auth<text:tab/>31/tcp<text:tab/>#MSG Authentication</text:span></text:p>
      <text:p text:style-name="P1"><text:span text:style-name="T1">msg-auth<text:tab/>31/udp<text:tab/>#MSG Authentication</text:span></text:p>
      <text:p text:style-name="P1"><text:span text:style-name="T1">dsp<text:tab/>33/tcp<text:tab/>#Display Support Protocol</text:span></text:p>
      <text:p text:style-name="P1"><text:span text:style-name="T1">dsp<text:tab/>33/udp<text:tab/>#Display Support Protocol</text:span></text:p>
      <text:p text:style-name="P1"><text:span text:style-name="T1">priv-print<text:tab/>35/tcp<text:tab/>#any private printer server</text:span></text:p>
      <text:p text:style-name="P1"><text:span text:style-name="T1">priv-print<text:tab/>35/udp<text:tab/>#any private printer server</text:span></text:p>
      <text:p text:style-name="P1"><text:span text:style-name="T1">time<text:tab/>37/tcp<text:tab/>#Time</text:span></text:p>
      <text:p text:style-name="P1"><text:span text:style-name="T1">time<text:tab/>37/udp<text:tab/>#Time</text:span></text:p>
      <text:p text:style-name="P1"><text:span text:style-name="T1">rap<text:tab/>38/tcp<text:tab/>#Route Access Protocol</text:span></text:p>
      <text:p text:style-name="P1"><text:span text:style-name="T1">rap<text:tab/>38/udp<text:tab/>#Route Access Protocol</text:span></text:p>
      <text:p text:style-name="P1"><text:span text:style-name="T1">rlp<text:tab/>39/tcp<text:tab/>#Resource Location Protocol</text:span></text:p>
      <text:p text:style-name="P1"><text:span text:style-name="T1">SubSARI<text:tab/>39/tcp<text:tab/>#[trojan] SubSARI</text:span></text:p>
      <text:p text:style-name="P1"><text:span text:style-name="T1">rlp<text:tab/>39/udp<text:tab/>#Resource Location Protocol</text:span></text:p>
      <text:p text:style-name="P1"><text:span text:style-name="T1">DeepThroat<text:tab/>41/tcp<text:tab/>#[trojan] DeepThroat</text:span></text:p>
      <text:p text:style-name="P1"><text:span text:style-name="T1">DeepThroat<text:tab/>41/tcp<text:tab/>#[trojan] Deep Throat</text:span></text:p>
      <text:p text:style-name="P1"><text:span text:style-name="T1">Foreplay<text:tab/>41/tcp<text:tab/>#[trojan] Foreplay</text:span></text:p>
      <text:p text:style-name="P1"><text:span text:style-name="T1">graphics<text:tab/>41/tcp<text:tab/>#</text:span></text:p>
      <text:p text:style-name="P1"><text:span text:style-name="T1">graphics<text:tab/>41/udp<text:tab/>#</text:span></text:p>
      <text:p text:style-name="P1"><text:span text:style-name="T1">name<text:tab/>42/tcp<text:tab/>#Host Name Server</text:span></text:p>
      <text:p text:style-name="P1"><text:span text:style-name="T1">name<text:tab/>42/udp<text:tab/>#Host Name Server</text:span></text:p>
      <text:p text:style-name="P1"><text:span text:style-name="T1">whois<text:tab/>43/tcp<text:tab/>#nicname</text:span></text:p>
      <text:p text:style-name="P1"><text:span text:style-name="T1">whois<text:tab/>43/udp<text:tab/>#nicname</text:span></text:p>
      <text:p text:style-name="P1"><text:span text:style-name="T1">Arctic<text:tab/>44/tcp<text:tab/>#[trojan] Arctic</text:span></text:p>
      <text:p text:style-name="P1"><text:span text:style-name="T1">mpm-flags<text:tab/>44/tcp<text:tab/>#MPM FLAGS Protocol</text:span></text:p>
      <text:p text:style-name="P1"><text:span text:style-name="T1">mpm-flags<text:tab/>44/udp<text:tab/>#MPM FLAGS Protocol</text:span></text:p>
      <text:p text:style-name="P1"><text:span text:style-name="T1">mpm<text:tab/>45/tcp<text:tab/>#Message Processing Module [recv]</text:span></text:p>
      <text:p text:style-name="P1"><text:span text:style-name="T1">mpm<text:tab/>45/udp<text:tab/>#Message Processing Module [recv]</text:span></text:p>
      <text:p text:style-name="P1"><text:span text:style-name="T1">mpm-snd<text:tab/>46/tcp<text:tab/>#MPM [default send]</text:span></text:p>
      <text:p text:style-name="P1"><text:span text:style-name="T1">mpm-snd<text:tab/>46/udp<text:tab/>#MPM [default send]</text:span></text:p>
      <text:p text:style-name="P1"><text:span text:style-name="T1">ni-ftp<text:tab/>47/tcp<text:tab/>#NI FTP</text:span></text:p>
      <text:p text:style-name="P1"><text:span text:style-name="T1">ni-ftp<text:tab/>47/udp<text:tab/>#NI FTP</text:span></text:p>
      <text:p text:style-name="P1"><text:span text:style-name="T1">auditd<text:tab/>48/tcp<text:tab/>#Digital Audit Daemon</text:span></text:p>
      <text:p text:style-name="P1"><text:span text:style-name="T1">DRAT<text:tab/>48/tcp<text:tab/>#[trojan] DRAT</text:span></text:p>
      <text:p text:style-name="P1"><text:span text:style-name="T1">DRAT<text:tab/>48/tcp<text:tab/>#[trojan] DRAT</text:span></text:p>
      <text:p text:style-name="P1"><text:span text:style-name="T1">auditd<text:tab/>48/udp<text:tab/>#Digital Audit Daemon</text:span></text:p>
      <text:p text:style-name="P1"><text:span text:style-name="T1">tacacs<text:tab/>49/tcp<text:tab/>#Login Host Protocol (TACACS)</text:span></text:p>
      <text:p text:style-name="P1"><text:span text:style-name="T1">tacacs<text:tab/>49/udp<text:tab/>#Login Host Protocol (TACACS)</text:span></text:p>
      <text:p text:style-name="P1"><text:span text:style-name="T1">DRAT<text:tab/>50/tcp<text:tab/>#[trojan] DRAT</text:span></text:p>
      <text:p text:style-name="P1"><text:span text:style-name="T1">DRAT<text:tab/>50/tcp<text:tab/>#[trojan] DRAT</text:span></text:p>
      <text:p text:style-name="P1"><text:span text:style-name="T1">re-mail-ck<text:tab/>50/tcp<text:tab/>#Remote Mail Checking Protocol</text:span></text:p>
      <text:p text:style-name="P1"><text:span text:style-name="T1">re-mail-ck<text:tab/>50/udp<text:tab/>#Remote Mail Checking Protocol</text:span></text:p>
      <text:p text:style-name="P1"><text:span text:style-name="T1">la-maint<text:tab/>51/tcp<text:tab/>#IMP Logical Address Maintenance</text:span></text:p>
      <text:p text:style-name="P1"><text:span text:style-name="T1">la-maint<text:tab/>51/udp<text:tab/>#IMP Logical Address Maintenance</text:span></text:p>
      <text:p text:style-name="P1"><text:span text:style-name="T1">xns-time<text:tab/>52/tcp<text:tab/>#XNS Time Protocol</text:span></text:p>
      <text:p text:style-name="P1"><text:span text:style-name="T1">xns-time<text:tab/>52/udp<text:tab/>#XNS Time Protocol</text:span></text:p>
      <text:p text:style-name="P1"><text:span text:style-name="T1">domain<text:tab/>53/tcp<text:tab/>#Domain Name Server</text:span></text:p>
      <text:p text:style-name="P1"><text:span text:style-name="T1">domain<text:tab/>53/udp<text:tab/>#Domain Name Server</text:span></text:p>
      <text:p text:style-name="P1"><text:span text:style-name="T1">xns-ch<text:tab/>54/tcp<text:tab/>#XNS Clearinghouse</text:span></text:p>
      <text:p text:style-name="P1"><text:span text:style-name="T1">xns-ch<text:tab/>54/udp<text:tab/>#XNS Clearinghouse</text:span></text:p>
      <text:p text:style-name="P1"><text:span text:style-name="T1">isi-gl<text:tab/>55/tcp<text:tab/>#ISI Graphics Language</text:span></text:p>
      <text:p text:style-name="P1"><text:span text:style-name="T1">isi-gl<text:tab/>55/udp<text:tab/>#ISI Graphics Language</text:span></text:p>
      <text:p text:style-name="P1"><text:span text:style-name="T1">xns-auth<text:tab/>56/tcp<text:tab/>#XNS Authentication</text:span></text:p>
      <text:p text:style-name="P1"><text:span text:style-name="T1">xns-auth<text:tab/>56/udp<text:tab/>#XNS Authentication</text:span></text:p>
      <text:p text:style-name="P1"><text:span text:style-name="T1">priv-term<text:tab/>57/tcp<text:tab/>#any private terminal access</text:span></text:p>
      <text:p text:style-name="P1"><text:span text:style-name="T1">priv-term<text:tab/>57/udp<text:tab/>#any private terminal access</text:span></text:p>
      <text:p text:style-name="P1"><text:span text:style-name="T1">fxscanner<text:tab/>57/tcp<text:tab/>#FX-Tools Vulnerability Scanner</text:span></text:p>
      <text:p text:style-name="P1"><text:span text:style-name="T1">fxscanner<text:tab/>57/udp<text:tab/>#FX-Tools Vulnerability Scanner</text:span></text:p>
      <text:p text:style-name="P1"><text:span text:style-name="T1">DMSetup<text:tab/>58/tcp<text:tab/>#[trojan] DMSetup</text:span></text:p>
      <text:p text:style-name="P1"><text:span text:style-name="T1">xns-mail<text:tab/>58/tcp<text:tab/>#XNS Mail</text:span></text:p>
      <text:p text:style-name="P1"><text:span text:style-name="T1">xns-mail<text:tab/>58/udp<text:tab/>#XNS Mail</text:span></text:p>
      <text:p text:style-name="P1"><text:span text:style-name="T1">DMSetup<text:tab/>59/tcp<text:tab/>#[trojan] DMSetup</text:span></text:p>
      <text:p text:style-name="P1"><text:span text:style-name="T1">DMSetup<text:tab/>59/tcp<text:tab/>#[trojan] DMSetup</text:span></text:p>
      <text:p text:style-name="P1"><text:span text:style-name="T1">priv-file<text:tab/>59/tcp<text:tab/>#any private file service</text:span></text:p>
      <text:p text:style-name="P1"><text:span text:style-name="T1">priv-file<text:tab/>59/udp<text:tab/>#any private file service</text:span></text:p>
      <text:p text:style-name="P1"><text:span text:style-name="T1">Unassigned<text:tab/>60/tcp<text:tab/>#</text:span></text:p>
      <text:p text:style-name="P1"><text:span text:style-name="T1">Unassigned<text:tab/>60/udp<text:tab/>#</text:span></text:p>
      <text:p text:style-name="P1"><text:span text:style-name="T1">ni-mail<text:tab/>61/tcp<text:tab/>#NI MAIL</text:span></text:p>
      <text:p text:style-name="P1"><text:span text:style-name="T1">ni-mail<text:tab/>61/udp<text:tab/>#NI MAIL</text:span></text:p>
      <text:p text:style-name="P1"><text:span text:style-name="T1">acas<text:tab/>62/tcp<text:tab/>#ACA Services</text:span></text:p>
      <text:p text:style-name="P1"><text:span text:style-name="T1">acas<text:tab/>62/udp<text:tab/>#ACA Services</text:span></text:p>
      <text:p text:style-name="P1"><text:span text:style-name="T1">via-ftp<text:tab/>63/tcp<text:tab/>#VIA Systems - FTP &amp;amp; whois++</text:span></text:p>
      <text:p text:style-name="P1"><text:span text:style-name="T1">whois++<text:tab/>63/tcp<text:tab/>#whois++</text:span></text:p>
      <text:p text:style-name="P1"><text:span text:style-name="T1">via-ftp<text:tab/>63/udp<text:tab/>#VIA Systems - FTP &amp;amp; whois++</text:span></text:p>
      <text:p text:style-name="P1"><text:span text:style-name="T1">whois++<text:tab/>63/udp<text:tab/>#whois++</text:span></text:p>
      <text:p text:style-name="P1"><text:span text:style-name="T1">covia<text:tab/>64/tcp<text:tab/>#Communications Integrator (CI)</text:span></text:p>
      <text:p text:style-name="P1"><text:span text:style-name="T1">covia<text:tab/>64/udp<text:tab/>#Communications Integrator (CI)</text:span></text:p>
      <text:p text:style-name="P1"><text:span text:style-name="T1">tacacs-ds<text:tab/>65/tcp<text:tab/>#TACACS-Database Service</text:span></text:p>
      <text:p text:style-name="P1"><text:span text:style-name="T1">tacacs-ds<text:tab/>65/udp<text:tab/>#TACACS-Database Service</text:span></text:p>
      <text:p text:style-name="P1"><text:span text:style-name="T1">sql*net<text:tab/>66/tcp<text:tab/>#Oracle SQL*NET</text:span></text:p>
      <text:p text:style-name="P1"><text:span text:style-name="T1">sql*net<text:tab/>66/udp<text:tab/>#Oracle SQL*NET</text:span></text:p>
      <text:p text:style-name="P1"><text:span text:style-name="T1">bootps<text:tab/>67/tcp<text:tab/>#Bootstrap Protocol Server</text:span></text:p>
      <text:p text:style-name="P1"><text:span text:style-name="T1">bootps<text:tab/>67/udp<text:tab/>#Bootstrap Protocol Server</text:span></text:p>
      <text:p text:style-name="P1"><text:span text:style-name="T1">bootpc<text:tab/>68/tcp<text:tab/>#Bootstrap Protocol Client</text:span></text:p>
      <text:p text:style-name="P1"><text:span text:style-name="T1">bootpc<text:tab/>68/udp<text:tab/>#Bootstrap Protocol Client</text:span></text:p>
      <text:p text:style-name="P1"><text:span text:style-name="T1">BackGate<text:tab/>69/tcp<text:tab/>#[trojan] BackGate</text:span></text:p>
      <text:p text:style-name="P1"><text:span text:style-name="T1">tftp<text:tab/>69/tcp<text:tab/>#Trivial File Transfer</text:span></text:p>
      <text:p text:style-name="P1"><text:span text:style-name="T1">tftp<text:tab/>69/udp<text:tab/>#Trivial File Transfer</text:span></text:p>
      <text:p text:style-name="P1"><text:span text:style-name="T1">gopher<text:tab/>70/tcp<text:tab/>#</text:span></text:p>
      <text:p text:style-name="P1"><text:span text:style-name="T1">gopher<text:tab/>70/udp<text:tab/>#</text:span></text:p>
      <text:p text:style-name="P1"><text:span text:style-name="T1">netrjs-1<text:tab/>71/tcp<text:tab/>#Remote Job Service</text:span></text:p>
      <text:p text:style-name="P1"><text:span text:style-name="T1">netrjs-1<text:tab/>71/udp<text:tab/>#Remote Job Service</text:span></text:p>
      <text:p text:style-name="P1"><text:span text:style-name="T1">netrjs-2<text:tab/>72/tcp<text:tab/>#Remote Job Service</text:span></text:p>
      <text:p text:style-name="P1"><text:span text:style-name="T1">netrjs-2<text:tab/>72/udp<text:tab/>#Remote Job Service</text:span></text:p>
      <text:p text:style-name="P1"><text:span text:style-name="T1">netrjs-3<text:tab/>73/tcp<text:tab/>#Remote Job Service</text:span></text:p>
      <text:p text:style-name="P1"><text:span text:style-name="T1">netrjs-3<text:tab/>73/udp<text:tab/>#Remote Job Service</text:span></text:p>
      <text:p text:style-name="P1"><text:span text:style-name="T1">netrjs-4<text:tab/>74/tcp<text:tab/>#Remote Job Service</text:span></text:p>
      <text:p text:style-name="P1"><text:span text:style-name="T1">netrjs-4<text:tab/>74/udp<text:tab/>#Remote Job Service</text:span></text:p>
      <text:p text:style-name="P1"><text:span text:style-name="T1">priv-dial<text:tab/>75/tcp<text:tab/>#any private dial out service</text:span></text:p>
      <text:p text:style-name="P1"><text:span text:style-name="T1">priv-dial<text:tab/>75/udp<text:tab/>#any private dial out service</text:span></text:p>
      <text:p text:style-name="P1"><text:span text:style-name="T1">deos<text:tab/>76/tcp<text:tab/>#Distributed External Object Store</text:span></text:p>
      <text:p text:style-name="P1"><text:span text:style-name="T1">deos<text:tab/>76/udp<text:tab/>#Distributed External Object Store</text:span></text:p>
      <text:p text:style-name="P1"><text:span text:style-name="T1">priv-rje<text:tab/>77/tcp<text:tab/>#any private RJE service<text:s text:c="2"/>netrjs</text:span></text:p>
      <text:p text:style-name="P1"><text:span text:style-name="T1">priv-rje<text:tab/>77/udp<text:tab/>#any private RJE service<text:s text:c="2"/>netjrs</text:span></text:p>
      <text:p text:style-name="P1"><text:span text:style-name="T1">vettcp<text:tab/>78/tcp<text:tab/>#</text:span></text:p>
      <text:p text:style-name="P1"><text:span text:style-name="T1">vettcp<text:tab/>78/udp<text:tab/>#</text:span></text:p>
      <text:p text:style-name="P1"><text:span text:style-name="T1">finger<text:tab/>79/tcp<text:tab/>#</text:span></text:p>
      <text:p text:style-name="P1"><text:span text:style-name="T1">finger<text:tab/>79/udp<text:tab/>#</text:span></text:p>
      <text:p text:style-name="P1"><text:span text:style-name="T1">www<text:tab/>80/tcp<text:tab/>#World Wide Web HTTP</text:span></text:p>
      <text:p text:style-name="P1"><text:span text:style-name="T1">www<text:tab/>80/udp<text:tab/>#World Wide Web HTTP</text:span></text:p>
      <text:p text:style-name="P1"><text:span text:style-name="T1">hosts2-ns<text:tab/>81/tcp<text:tab/>#HOSTS2 Name Server</text:span></text:p>
      <text:p text:style-name="P1"><text:span text:style-name="T1">RemoConChubo<text:tab/>81/tcp<text:tab/>#[trojan] RemoConChubo</text:span></text:p>
      <text:p text:style-name="P1"><text:span text:style-name="T1">RemoConChubo<text:tab/>81/tcp<text:tab/>#[trojan] RemoConChubo</text:span></text:p>
      <text:p text:style-name="P1"><text:span text:style-name="T1">hosts2-ns<text:tab/>81/udp<text:tab/>#HOSTS2 Name Server</text:span></text:p>
      <text:p text:style-name="P1"><text:span text:style-name="T1">xfer<text:tab/>82/tcp<text:tab/>#XFER Utility</text:span></text:p>
      <text:p text:style-name="P1"><text:span text:style-name="T1">xfer<text:tab/>82/udp<text:tab/>#XFER Utility</text:span></text:p>
      <text:p text:style-name="P1"><text:span text:style-name="T1">mit-ml-dev<text:tab/>83/tcp<text:tab/>#MIT ML Device</text:span></text:p>
      <text:p text:style-name="P1"><text:span text:style-name="T1">mit-ml-dev<text:tab/>83/udp<text:tab/>#MIT ML Device</text:span></text:p>
      <text:p text:style-name="P1"><text:span text:style-name="T1">ctf<text:tab/>84/tcp<text:tab/>#Common Trace Facility</text:span></text:p>
      <text:p text:style-name="P1"><text:span text:style-name="T1">ctf<text:tab/>84/udp<text:tab/>#Common Trace Facility</text:span></text:p>
      <text:p text:style-name="P1"><text:span text:style-name="T1">mit-ml-dev<text:tab/>85/tcp<text:tab/>#MIT ML Device</text:span></text:p>
      <text:p text:style-name="P1"><text:span text:style-name="T1">mit-ml-dev<text:tab/>85/udp<text:tab/>#MIT ML Device</text:span></text:p>
      <text:p text:style-name="P1"><text:span text:style-name="T1">mfcobol<text:tab/>86/tcp<text:tab/>#Micro Focus Cobol</text:span></text:p>
      <text:p text:style-name="P1"><text:span text:style-name="T1">mfcobol<text:tab/>86/udp<text:tab/>#Micro Focus Cobol</text:span></text:p>
      <text:p text:style-name="P1"><text:span text:style-name="T1">priv-term-l<text:tab/>87/tcp<text:tab/>#any private terminal link<text:s text:c="2"/>ttylink</text:span></text:p>
      <text:p text:style-name="P1"><text:span text:style-name="T1">kerberos<text:tab/>88/tcp<text:tab/>#Kerberos</text:span></text:p>
      <text:p text:style-name="P1"><text:span text:style-name="T1">kerberos<text:tab/>88/udp<text:tab/>#Kerberos</text:span></text:p>
      <text:p text:style-name="P1"><text:span text:style-name="T1">BackDoor-AXC<text:tab/>88/tcp<text:tab/>#[trojan] BackDoor-AXC</text:span></text:p>
      <text:p text:style-name="P1"><text:span text:style-name="T1">su-mit-tg<text:tab/>89/tcp<text:tab/>#SU MIT Telnet Gateway</text:span></text:p>
      <text:p text:style-name="P1"><text:span text:style-name="T1">su-mit-tg<text:tab/>89/udp<text:tab/>#SU MIT Telnet Gateway</text:span></text:p>
      <text:p text:style-name="P1"><text:span text:style-name="T1">dnsix<text:tab/>90/tcp<text:tab/>#DNSIX Securit Attribute Token Map</text:span></text:p>
      <text:p text:style-name="P1"><text:span text:style-name="T1">dnsix<text:tab/>90/udp<text:tab/>#DNSIX Securit Attribute Token Map</text:span></text:p>
      <text:p text:style-name="P1"><text:span text:style-name="T1">mit-dov<text:tab/>91/tcp<text:tab/>#MIT Dover Spooler</text:span></text:p>
      <text:p text:style-name="P1"><text:span text:style-name="T1">mit-dov<text:tab/>91/udp<text:tab/>#MIT Dover Spooler</text:span></text:p>
      <text:p text:style-name="P1"><text:span text:style-name="T1">npp<text:tab/>92/tcp<text:tab/>#Network Printing Protocol</text:span></text:p>
      <text:p text:style-name="P1"><text:span text:style-name="T1">npp<text:tab/>92/udp<text:tab/>#Network Printing Protocol</text:span></text:p>
      <text:p text:style-name="P1"><text:span text:style-name="T1">dcp<text:tab/>93/tcp<text:tab/>#Device Control Protocol</text:span></text:p>
      <text:p text:style-name="P1"><text:span text:style-name="T1">dcp<text:tab/>93/udp<text:tab/>#Device Control Protocol</text:span></text:p>
      <text:p text:style-name="P1"><text:span text:style-name="T1">objcall<text:tab/>94/tcp<text:tab/>#Tivoli Object Dispatcher</text:span></text:p>
      <text:p text:style-name="P1"><text:span text:style-name="T1">objcall<text:tab/>94/udp<text:tab/>#Tivoli Object Dispatcher</text:span></text:p>
      <text:p text:style-name="P1"><text:span text:style-name="T1">supdup<text:tab/>95/tcp<text:tab/>#BSD supdupd(8)</text:span></text:p>
      <text:p text:style-name="P1"><text:span text:style-name="T1">supdup<text:tab/>95/udp<text:tab/>#</text:span></text:p>
      <text:p text:style-name="P1"><text:span text:style-name="T1">dixie<text:tab/>96/tcp<text:tab/>#DIXIE Protocol Specification</text:span></text:p>
      <text:p text:style-name="P1"><text:span text:style-name="T1">dixie<text:tab/>96/udp<text:tab/>#DIXIE Protocol Specification</text:span></text:p>
      <text:p text:style-name="P1"><text:span text:style-name="T1">swift-rvf<text:tab/>97/tcp<text:tab/>#Swift Remote Virtural File Protocol</text:span></text:p>
      <text:p text:style-name="P1"><text:span text:style-name="T1">swift-rvf<text:tab/>97/udp<text:tab/>#Swift Remote Virtural File Protocol</text:span></text:p>
      <text:p text:style-name="P1"><text:span text:style-name="T1">linuxconf<text:tab/>98/tcp<text:tab/>#linuxconf</text:span></text:p>
      <text:p text:style-name="P1"><text:span text:style-name="T1">tacnews<text:tab/>98/tcp<text:tab/>#TAC News</text:span></text:p>
      <text:p text:style-name="P1"><text:span text:style-name="T1">tacnews<text:tab/>98/udp<text:tab/>#TAC News</text:span></text:p>
      <text:p text:style-name="P1"><text:span text:style-name="T1">HiddenPort<text:tab/>99/tcp<text:tab/>#[trojan] Hidden Port</text:span></text:p>
      <text:p text:style-name="P1"><text:span text:style-name="T1">Hidden<text:tab/>99/tcp<text:tab/>#[trojan] Hidden</text:span></text:p>
      <text:p text:style-name="P1"><text:span text:style-name="T1">Mandragore<text:tab/>99/tcp<text:tab/>#[trojan] Mandragore</text:span></text:p>
      <text:p text:style-name="P1"><text:span text:style-name="T1">metagram<text:tab/>99/tcp<text:tab/>#Metagram Relay</text:span></text:p>
      <text:p text:style-name="P1"><text:span text:style-name="T1">NCX<text:tab/>99/tcp<text:tab/>#[trojan] NCX</text:span></text:p>
      <text:p text:style-name="P1"><text:span text:style-name="T1">metagram<text:tab/>99/udp<text:tab/>#Metagram Relay</text:span></text:p>
      <text:p text:style-name="P1"><text:span text:style-name="T1">newacct<text:tab/>100/tcp<text:tab/>#[unauthorized use]</text:span></text:p>
      <text:p text:style-name="P1"><text:span text:style-name="T1">hostname<text:tab/>101/tcp<text:tab/>#NIC Host Name Server</text:span></text:p>
      <text:p text:style-name="P1"><text:span text:style-name="T1">hostname<text:tab/>101/udp<text:tab/>#NIC Host Name Server</text:span></text:p>
      <text:p text:style-name="P1"><text:span text:style-name="T1">iso-tsap<text:tab/>102/tcp<text:tab/>#ISO-TSAP Class 0</text:span></text:p>
      <text:p text:style-name="P1"><text:span text:style-name="T1">iso-tsap<text:tab/>102/udp<text:tab/>#ISO-TSAP Class 0</text:span></text:p>
      <text:p text:style-name="P1"><text:span text:style-name="T1">gppitnp<text:tab/>103/tcp<text:tab/>#Genesis Point-to-Point Trans Net</text:span></text:p>
      <text:p text:style-name="P1"><text:span text:style-name="T1">gppitnp<text:tab/>103/udp<text:tab/>#Genesis Point-to-Point Trans Net</text:span></text:p>
      <text:p text:style-name="P1"><text:span text:style-name="T1">acr-nema<text:tab/>104/tcp<text:tab/>#ACR-NEMA Digital Imag. &amp;amp; Comm. 300</text:span></text:p>
      <text:p text:style-name="P1"><text:span text:style-name="T1">acr-nema<text:tab/>104/udp<text:tab/>#ACR-NEMA Digital Imag. &amp;amp; Comm. 300</text:span></text:p>
      <text:p text:style-name="P1"><text:span text:style-name="T1">csnet-ns<text:tab/>105/tcp<text:tab/>#Mailbox Name Nameserver</text:span></text:p>
      <text:p text:style-name="P1"><text:span text:style-name="T1">csnet-ns<text:tab/>105/udp<text:tab/>#Mailbox Name Nameserver</text:span></text:p>
      <text:p text:style-name="P1"><text:span text:style-name="T1">3com-tsmux<text:tab/>106/tcp<text:tab/>#3COM-TSMUX</text:span></text:p>
      <text:p text:style-name="P1"><text:span text:style-name="T1">pop3pw<text:tab/>106/tcp<text:tab/>#Eudora compatible PW changer</text:span></text:p>
      <text:p text:style-name="P1"><text:span text:style-name="T1">3com-tsmux<text:tab/>106/udp<text:tab/>#</text:span></text:p>
      <text:p text:style-name="P1"><text:span text:style-name="T1">rtelnet<text:tab/>107/tcp<text:tab/>#Remote Telnet</text:span></text:p>
      <text:p text:style-name="P1"><text:span text:style-name="T1">rtelnet<text:tab/>107/udp<text:tab/>#Remote Telnet Service</text:span></text:p>
      <text:p text:style-name="P1"><text:span text:style-name="T1">snagas<text:tab/>108/tcp<text:tab/>#SNA Gateway Access Server</text:span></text:p>
      <text:p text:style-name="P1"><text:span text:style-name="T1">snagas<text:tab/>108/udp<text:tab/>#SNA Gateway Access Server</text:span></text:p>
      <text:p text:style-name="P1"><text:span text:style-name="T1">pop-2<text:tab/>109/tcp<text:tab/>#PostOffice V.2</text:span></text:p>
      <text:p text:style-name="P1"><text:span text:style-name="T1">pop-2<text:tab/>109/udp<text:tab/>#PostOffice V.2</text:span></text:p>
      <text:p text:style-name="P1"><text:span text:style-name="T1">pop-3<text:tab/>110/tcp<text:tab/>#PostOffice V.3</text:span></text:p>
      <text:p text:style-name="P1"><text:span text:style-name="T1">ProMailtrojan<text:tab/>110/tcp<text:tab/>#[trojan] ProMail trojan</text:span></text:p>
      <text:p text:style-name="P1"><text:span text:style-name="T1">ProMailtrojan<text:tab/>110/tcp<text:tab/>#[trojan] ProMail trojan</text:span></text:p>
      <text:p text:style-name="P1"><text:span text:style-name="T1">pop-3<text:tab/>110/udp<text:tab/>#PostOffice V.3</text:span></text:p>
      <text:p text:style-name="P1"><text:span text:style-name="T1">sunrpc<text:tab/>111/tcp<text:tab/>#portmapper<text:s text:c="2"/>rpcbind</text:span></text:p>
      <text:p text:style-name="P1"><text:span text:style-name="T1">sunrpc<text:tab/>111/udp<text:tab/>#portmapper<text:s text:c="2"/>rpcbind</text:span></text:p>
      <text:p text:style-name="P1"><text:span text:style-name="T1">mcidas<text:tab/>112/tcp<text:tab/>#McIDAS Data Transmission Protocol</text:span></text:p>
      <text:p text:style-name="P1"><text:span text:style-name="T1">mcidas<text:tab/>112/udp<text:tab/>#McIDAS Data Transmission Protocol</text:span></text:p>
      <text:p text:style-name="P1"><text:span text:style-name="T1">auth<text:tab/>113/tcp<text:tab/>#ident<text:s text:c="2"/>tap<text:s text:c="2"/>Authentication Service</text:span></text:p>
      <text:p text:style-name="P1"><text:span text:style-name="T1">auth<text:tab/>113/udp<text:tab/>#ident<text:s text:c="2"/>tap<text:s text:c="2"/>Authentication Service</text:span></text:p>
      <text:p text:style-name="P1"><text:span text:style-name="T1">audionews<text:tab/>114/tcp<text:tab/>#Audio News Multicast</text:span></text:p>
      <text:p text:style-name="P1"><text:span text:style-name="T1">audionews<text:tab/>114/udp<text:tab/>#Audio News Multicast</text:span></text:p>
      <text:p text:style-name="P1"><text:span text:style-name="T1">sftp<text:tab/>115/tcp<text:tab/>#Simple File Transfer Protocol</text:span></text:p>
      <text:p text:style-name="P1"><text:span text:style-name="T1">sftp<text:tab/>115/udp<text:tab/>#Simple File Transfer Protocol</text:span></text:p>
      <text:p text:style-name="P1"><text:span text:style-name="T1">ansanotify<text:tab/>116/tcp<text:tab/>#ANSA REX Notify</text:span></text:p>
      <text:p text:style-name="P1"><text:span text:style-name="T1">ansanotify<text:tab/>116/udp<text:tab/>#ANSA REX Notify</text:span></text:p>
      <text:p text:style-name="P1"><text:span text:style-name="T1">uucp-path<text:tab/>117/tcp<text:tab/>#UUCP Path Service</text:span></text:p>
      <text:p text:style-name="P1"><text:span text:style-name="T1">uucp-path<text:tab/>117/udp<text:tab/>#UUCP Path Service</text:span></text:p>
      <text:p text:style-name="P1"><text:span text:style-name="T1">sqlserv<text:tab/>118/tcp<text:tab/>#SQL Services</text:span></text:p>
      <text:p text:style-name="P1"><text:span text:style-name="T1">sqlserv<text:tab/>118/udp<text:tab/>#SQL Services</text:span></text:p>
      <text:p text:style-name="P1"><text:span text:style-name="T1">nntp<text:tab/>119/tcp<text:tab/>#Network News Transfer Protocol</text:span></text:p>
      <text:p text:style-name="P1"><text:span text:style-name="T1">nntp<text:tab/>119/udp<text:tab/>#Network News Transfer Protocol</text:span></text:p>
      <text:p text:style-name="P1"><text:span text:style-name="T1">cfdptkt<text:tab/>120/tcp<text:tab/>#</text:span></text:p>
      <text:p text:style-name="P1"><text:span text:style-name="T1">cfdptkt<text:tab/>120/udp<text:tab/>#</text:span></text:p>
      <text:p text:style-name="P1"><text:span text:style-name="T1">AttackBot<text:tab/>121/tcp<text:tab/>#[trojan] Attack Bot</text:span></text:p>
      <text:p text:style-name="P1"><text:span text:style-name="T1">erpc<text:tab/>121/tcp<text:tab/>#Encore Expedited Remote Pro.Call</text:span></text:p>
      <text:p text:style-name="P1"><text:span text:style-name="T1">GodMessage<text:tab/>121/tcp<text:tab/>#[trojan] God Message</text:span></text:p>
      <text:p text:style-name="P1"><text:span text:style-name="T1">JammerKillah<text:tab/>121/tcp<text:tab/>#[trojan] JammerKillah</text:span></text:p>
      <text:p text:style-name="P1"><text:span text:style-name="T1">JammerKillah<text:tab/>121/tcp<text:tab/>#[trojan] Jammer Killah</text:span></text:p>
      <text:p text:style-name="P1"><text:span text:style-name="T1">erpc<text:tab/>121/udp<text:tab/>#Encore Expedited Remote Pro.Call</text:span></text:p>
      <text:p text:style-name="P1"><text:span text:style-name="T1">smakynet<text:tab/>122/tcp<text:tab/>#</text:span></text:p>
      <text:p text:style-name="P1"><text:span text:style-name="T1">smakynet<text:tab/>122/udp<text:tab/>#</text:span></text:p>
      <text:p text:style-name="P1"><text:span text:style-name="T1">NetController<text:tab/>123/tcp<text:tab/>#[trojan] Net Controller</text:span></text:p>
      <text:p text:style-name="P1"><text:span text:style-name="T1">NetController<text:tab/>123/tcp<text:tab/>#[trojan] Net Controller</text:span></text:p>
      <text:p text:style-name="P1"><text:span text:style-name="T1">ntp<text:tab/>123/tcp<text:tab/>#Network Time Protocol</text:span></text:p>
      <text:p text:style-name="P1"><text:span text:style-name="T1">ntp<text:tab/>123/udp<text:tab/>#Network Time Protocol</text:span></text:p>
      <text:p text:style-name="P1"><text:span text:style-name="T1">ansatrader<text:tab/>124/tcp<text:tab/>#ANSA REX Trader</text:span></text:p>
      <text:p text:style-name="P1"><text:span text:style-name="T1">ansatrader<text:tab/>124/udp<text:tab/>#ANSA REX Trader</text:span></text:p>
      <text:p text:style-name="P1"><text:span text:style-name="T1">locus-map<text:tab/>125/tcp<text:tab/>#Locus PC-Interface Net Map Ser</text:span></text:p>
      <text:p text:style-name="P1"><text:span text:style-name="T1">locus-map<text:tab/>125/udp<text:tab/>#Locus PC-Interface Net Map Ser</text:span></text:p>
      <text:p text:style-name="P1"><text:span text:style-name="T1">nxedit<text:tab/>126/tcp<text:tab/>#NXEdit</text:span></text:p>
      <text:p text:style-name="P1"><text:span text:style-name="T1">unitary<text:tab/>126/tcp<text:tab/>#Unisys Unitary Login</text:span></text:p>
      <text:p text:style-name="P1"><text:span text:style-name="T1">nxedit<text:tab/>126/udp<text:tab/>#NXEdit</text:span></text:p>
      <text:p text:style-name="P1"><text:span text:style-name="T1">unitary<text:tab/>126/udp<text:tab/>#Unisys Unitary Login</text:span></text:p>
      <text:p text:style-name="P1"><text:span text:style-name="T1">locus-con<text:tab/>127/tcp<text:tab/>#Locus PC-Interface Conn Server</text:span></text:p>
      <text:p text:style-name="P1"><text:span text:style-name="T1">locus-con<text:tab/>127/udp<text:tab/>#Locus PC-Interface Conn Server</text:span></text:p>
      <text:p text:style-name="P1"><text:span text:style-name="T1">gss-xlicen<text:tab/>128/tcp<text:tab/>#GSS X License Verification</text:span></text:p>
      <text:p text:style-name="P1"><text:span text:style-name="T1">gss-xlicen<text:tab/>128/udp<text:tab/>#GSS X License Verification</text:span></text:p>
      <text:p text:style-name="P1"><text:span text:style-name="T1">pwdgen<text:tab/>129/tcp<text:tab/>#Password Generator Protocol</text:span></text:p>
      <text:p text:style-name="P1"><text:span text:style-name="T1">pwdgen<text:tab/>129/udp<text:tab/>#Password Generator Protocol</text:span></text:p>
      <text:p text:style-name="P1"><text:span text:style-name="T1">cisco-fna<text:tab/>130/tcp<text:tab/>#cisco FNATIVE</text:span></text:p>
      <text:p text:style-name="P1"><text:span text:style-name="T1">cisco-fna<text:tab/>130/udp<text:tab/>#cisco FNATIVE</text:span></text:p>
      <text:p text:style-name="P1"><text:span text:style-name="T1">cisco-tna<text:tab/>131/tcp<text:tab/>#cisco TNATIVE</text:span></text:p>
      <text:p text:style-name="P1"><text:span text:style-name="T1">cisco-tna<text:tab/>131/udp<text:tab/>#cisco TNATIVE</text:span></text:p>
      <text:p text:style-name="P1"><text:span text:style-name="T1">cisco-sys<text:tab/>132/tcp<text:tab/>#cisco SYSMAINT</text:span></text:p>
      <text:p text:style-name="P1"><text:span text:style-name="T1">cisco-sys<text:tab/>132/udp<text:tab/>#cisco SYSMAINT</text:span></text:p>
      <text:p text:style-name="P1"><text:span text:style-name="T1">Farnaz<text:tab/>133/tcp<text:tab/>#[trojan] Farnaz</text:span></text:p>
      <text:p text:style-name="P1"><text:span text:style-name="T1">Farnaz<text:tab/>133/tcp<text:tab/>#[trojan] Farnaz</text:span></text:p>
      <text:p text:style-name="P1"><text:span text:style-name="T1">statsrv<text:tab/>133/tcp<text:tab/>#Statistics Service</text:span></text:p>
      <text:p text:style-name="P1"><text:span text:style-name="T1">statsrv<text:tab/>133/udp<text:tab/>#Statistics Service</text:span></text:p>
      <text:p text:style-name="P1"><text:span text:style-name="T1">ingres-net<text:tab/>134/tcp<text:tab/>#INGRES-NET Service</text:span></text:p>
      <text:p text:style-name="P1"><text:span text:style-name="T1">ingres-net<text:tab/>134/udp<text:tab/>#INGRES-NET Service</text:span></text:p>
      <text:p text:style-name="P1"><text:span text:style-name="T1">epmap<text:tab/>135/tcp<text:tab/>#DCE endpoint resolution</text:span></text:p>
      <text:p text:style-name="P1"><text:span text:style-name="T1">loc-srv<text:tab/>135/tcp<text:tab/>#NCS local location broker</text:span></text:p>
      <text:p text:style-name="P1"><text:span text:style-name="T1">epmap<text:tab/>135/udp<text:tab/>#DCE endpoint resolution</text:span></text:p>
      <text:p text:style-name="P1"><text:span text:style-name="T1">loc-srv<text:tab/>135/udp<text:tab/>#Location Service</text:span></text:p>
      <text:p text:style-name="P1"><text:span text:style-name="T1">profile<text:tab/>136/tcp<text:tab/>#PROFILE Naming System</text:span></text:p>
      <text:p text:style-name="P1"><text:span text:style-name="T1">profile<text:tab/>136/udp<text:tab/>#PROFILE Naming System</text:span></text:p>
      <text:p text:style-name="P1"><text:span text:style-name="T1">netbios-ns<text:tab/>137/tcp<text:tab/>#NETBIOS Name Service</text:span></text:p>
      <text:p text:style-name="P1"><text:span text:style-name="T1">netbios-ns<text:tab/>137/udp<text:tab/>#NETBIOS Name Service</text:span></text:p>
      <text:p text:style-name="P1"><text:span text:style-name="T1">netbios-dgm<text:tab/>138/tcp<text:tab/>#NETBIOS Datagram Service</text:span></text:p>
      <text:p text:style-name="P1"><text:span text:style-name="T1">netbios-dgm<text:tab/>138/udp<text:tab/>#NETBIOS Datagram Service</text:span></text:p>
      <text:p text:style-name="P1"><text:span text:style-name="T1">netbios-ssn<text:tab/>139/tcp<text:tab/>#NETBIOS Session Service</text:span></text:p>
      <text:p text:style-name="P1"><text:span text:style-name="T1">netbios-ssn<text:tab/>139/udp<text:tab/>#NETBIOS Session Service</text:span></text:p>
      <text:p text:style-name="P1"><text:span text:style-name="T1">emfis-data<text:tab/>140/tcp<text:tab/>#EMFIS Data Service</text:span></text:p>
      <text:p text:style-name="P1"><text:span text:style-name="T1">emfis-data<text:tab/>140/udp<text:tab/>#EMFIS Data Service</text:span></text:p>
      <text:p text:style-name="P1"><text:span text:style-name="T1">emfis-cntl<text:tab/>141/tcp<text:tab/>#EMFIS Control Service</text:span></text:p>
      <text:p text:style-name="P1"><text:span text:style-name="T1">emfis-cntl<text:tab/>141/udp<text:tab/>#EMFIS Control Service</text:span></text:p>
      <text:p text:style-name="P1"><text:span text:style-name="T1">bl-idm<text:tab/>142/tcp<text:tab/>#Britton-Lee IDM</text:span></text:p>
      <text:p text:style-name="P1"><text:span text:style-name="T1">NetTaxi<text:tab/>142/tcp<text:tab/>#[trojan] NetTaxi</text:span></text:p>
      <text:p text:style-name="P1"><text:span text:style-name="T1">NetTaxi<text:tab/>142/tcp<text:tab/>#[trojan] NetTaxi</text:span></text:p>
      <text:p text:style-name="P1"><text:span text:style-name="T1">bl-idm<text:tab/>142/udp<text:tab/>#Britton-Lee IDM</text:span></text:p>
      <text:p text:style-name="P1"><text:span text:style-name="T1">imap<text:tab/>143/tcp<text:tab/>#Internet Message Access Protocol</text:span></text:p>
      <text:p text:style-name="P1"><text:span text:style-name="T1">imap<text:tab/>143/udp<text:tab/>#Internet Message Access Protocol</text:span></text:p>
      <text:p text:style-name="P1"><text:span text:style-name="T1">news<text:tab/>144/tcp<text:tab/>#NewS window system</text:span></text:p>
      <text:p text:style-name="P1"><text:span text:style-name="T1">uma<text:tab/>144/tcp<text:tab/>#Universal Management Architecture</text:span></text:p>
      <text:p text:style-name="P1"><text:span text:style-name="T1">news<text:tab/>144/udp<text:tab/>#NewS window system</text:span></text:p>
      <text:p text:style-name="P1"><text:span text:style-name="T1">uma<text:tab/>144/udp<text:tab/>#Universal Management Architecture</text:span></text:p>
      <text:p text:style-name="P1"><text:span text:style-name="T1">uaac<text:tab/>145/tcp<text:tab/>#UAAC Protocol</text:span></text:p>
      <text:p text:style-name="P1"><text:span text:style-name="T1">uaac<text:tab/>145/udp<text:tab/>#UAAC Protocol</text:span></text:p>
      <text:p text:style-name="P1"><text:span text:style-name="T1">Infector<text:tab/>146/tcp<text:tab/>#[trojan] Infector</text:span></text:p>
      <text:p text:style-name="P1"><text:span text:style-name="T1">Infector<text:tab/>146/tcp<text:tab/>#[trojan] Infector</text:span></text:p>
      <text:p text:style-name="P1"><text:span text:style-name="T1">iso-tp0<text:tab/>146/tcp<text:tab/>#</text:span></text:p>
      <text:p text:style-name="P1"><text:span text:style-name="T1">Infector<text:tab/>146/udp<text:tab/>#[trojan] Infector</text:span></text:p>
      <text:p text:style-name="P1"><text:span text:style-name="T1">Infector<text:tab/>146/udp<text:tab/>#[trojan] Infector</text:span></text:p>
      <text:p text:style-name="P1"><text:span text:style-name="T1">iso-tp0<text:tab/>146/udp<text:tab/>#</text:span></text:p>
      <text:p text:style-name="P1"><text:span text:style-name="T1">iso-ip<text:tab/>147/tcp<text:tab/>#</text:span></text:p>
      <text:p text:style-name="P1"><text:span text:style-name="T1">iso-ip<text:tab/>147/udp<text:tab/>#</text:span></text:p>
      <text:p text:style-name="P1"><text:span text:style-name="T1">cronus<text:tab/>148/tcp<text:tab/>#CRONUS-SUPPORT</text:span></text:p>
      <text:p text:style-name="P1"><text:span text:style-name="T1">jargon<text:tab/>148/tcp<text:tab/>#Jargon</text:span></text:p>
      <text:p text:style-name="P1"><text:span text:style-name="T1">cronus<text:tab/>148/udp<text:tab/>#CRONUS-SUPPORT</text:span></text:p>
      <text:p text:style-name="P1"><text:span text:style-name="T1">jargon<text:tab/>148/udp<text:tab/>#Jargon</text:span></text:p>
      <text:p text:style-name="P1"><text:span text:style-name="T1">aed-512<text:tab/>149/tcp<text:tab/>#AED 512 Emulation Service</text:span></text:p>
      <text:p text:style-name="P1"><text:span text:style-name="T1">aed-512<text:tab/>149/udp<text:tab/>#AED 512 Emulation Service</text:span></text:p>
      <text:p text:style-name="P1"><text:span text:style-name="T1">sql-net<text:tab/>150/tcp<text:tab/>#</text:span></text:p>
      <text:p text:style-name="P1"><text:span text:style-name="T1">sql-net<text:tab/>150/udp<text:tab/>#</text:span></text:p>
      <text:p text:style-name="P1"><text:span text:style-name="T1">hems<text:tab/>151/tcp<text:tab/>#</text:span></text:p>
      <text:p text:style-name="P1"><text:span text:style-name="T1">hems<text:tab/>151/udp<text:tab/>#</text:span></text:p>
      <text:p text:style-name="P1"><text:span text:style-name="T1">bftp<text:tab/>152/tcp<text:tab/>#Background File Transfer Program</text:span></text:p>
      <text:p text:style-name="P1"><text:span text:style-name="T1">sgmp<text:tab/>153/tcp<text:tab/>#</text:span></text:p>
      <text:p text:style-name="P1"><text:span text:style-name="T1">sgmp<text:tab/>153/udp<text:tab/>#</text:span></text:p>
      <text:p text:style-name="P1"><text:span text:style-name="T1">netsc-prod<text:tab/>154/tcp<text:tab/>#</text:span></text:p>
      <text:p text:style-name="P1"><text:span text:style-name="T1">netsc-prod<text:tab/>154/udp<text:tab/>#</text:span></text:p>
      <text:p text:style-name="P1"><text:span text:style-name="T1">netsc-dev<text:tab/>155/tcp<text:tab/>#</text:span></text:p>
      <text:p text:style-name="P1"><text:span text:style-name="T1">netsc-dev<text:tab/>155/udp<text:tab/>#</text:span></text:p>
      <text:p text:style-name="P1"><text:span text:style-name="T1">sqlsrv<text:tab/>156/tcp<text:tab/>#SQL Service</text:span></text:p>
      <text:p text:style-name="P1"><text:span text:style-name="T1">sqlsrv<text:tab/>156/udp<text:tab/>#SQL Service</text:span></text:p>
      <text:p text:style-name="P1"><text:span text:style-name="T1">knet-cmp<text:tab/>157/tcp<text:tab/>#KNET VM Command Message Protocol</text:span></text:p>
      <text:p text:style-name="P1"><text:span text:style-name="T1">knet-cmp<text:tab/>157/udp<text:tab/>#KNET VM Command Message Protocol</text:span></text:p>
      <text:p text:style-name="P1"><text:span text:style-name="T1">pcmail-srv<text:tab/>158/tcp<text:tab/>#PCMail Server</text:span></text:p>
      <text:p text:style-name="P1"><text:span text:style-name="T1">pcmail-srv<text:tab/>158/udp<text:tab/>#PCMail Server</text:span></text:p>
      <text:p text:style-name="P1"><text:span text:style-name="T1">nss-routing<text:tab/>159/tcp<text:tab/>#</text:span></text:p>
      <text:p text:style-name="P1"><text:span text:style-name="T1">nss-routing<text:tab/>159/udp<text:tab/>#</text:span></text:p>
      <text:p text:style-name="P1"><text:span text:style-name="T1">sgmp-traps<text:tab/>160/tcp<text:tab/>#</text:span></text:p>
      <text:p text:style-name="P1"><text:span text:style-name="T1">sgmp-traps<text:tab/>160/udp<text:tab/>#</text:span></text:p>
      <text:p text:style-name="P1"><text:span text:style-name="T1">snmp<text:tab/>161/tcp<text:tab/>#SNMP</text:span></text:p>
      <text:p text:style-name="P1"><text:span text:style-name="T1">snmp<text:tab/>161/udp<text:tab/>#SNMP</text:span></text:p>
      <text:p text:style-name="P1"><text:span text:style-name="T1">snmptrap<text:tab/>162/tcp<text:tab/>#SNMPTRAP</text:span></text:p>
      <text:p text:style-name="P1"><text:span text:style-name="T1">snmptrap<text:tab/>162/udp<text:tab/>#SNMPTRAP</text:span></text:p>
      <text:p text:style-name="P1"><text:span text:style-name="T1">cmip-man<text:tab/>163/tcp<text:tab/>#CMIP TCP Manager</text:span></text:p>
      <text:p text:style-name="P1"><text:span text:style-name="T1">cmip-man<text:tab/>163/udp<text:tab/>#CMIP TCP Manager</text:span></text:p>
      <text:p text:style-name="P1"><text:span text:style-name="T1">cmip-agent<text:tab/>164/tcp<text:tab/>#CMIP TCP Agent</text:span></text:p>
      <text:p text:style-name="P1"><text:span text:style-name="T1">smip-agent<text:tab/>164/udp<text:tab/>#CMIP TCP Agent</text:span></text:p>
      <text:p text:style-name="P1"><text:span text:style-name="T1">xns-courier<text:tab/>165/tcp<text:tab/>#Xerox</text:span></text:p>
      <text:p text:style-name="P1"><text:span text:style-name="T1">xns-courier<text:tab/>165/udp<text:tab/>#Xerox</text:span></text:p>
      <text:p text:style-name="P1"><text:span text:style-name="T1">NokNok<text:tab/>166/tcp<text:tab/>#[trojan] NokNok</text:span></text:p>
      <text:p text:style-name="P1"><text:span text:style-name="T1">s-net<text:tab/>166/tcp<text:tab/>#Sirius Systems</text:span></text:p>
      <text:p text:style-name="P1"><text:span text:style-name="T1">s-net<text:tab/>166/udp<text:tab/>#Sirius Systems</text:span></text:p>
      <text:p text:style-name="P1"><text:span text:style-name="T1">namp<text:tab/>167/tcp<text:tab/>#</text:span></text:p>
      <text:p text:style-name="P1"><text:span text:style-name="T1">namp<text:tab/>167/udp<text:tab/>#</text:span></text:p>
      <text:p text:style-name="P1"><text:span text:style-name="T1">rsvd<text:tab/>168/tcp<text:tab/>#</text:span></text:p>
      <text:p text:style-name="P1"><text:span text:style-name="T1">rsvd<text:tab/>168/udp<text:tab/>#</text:span></text:p>
      <text:p text:style-name="P1"><text:span text:style-name="T1">send<text:tab/>169/tcp<text:tab/>#</text:span></text:p>
      <text:p text:style-name="P1"><text:span text:style-name="T1">send<text:tab/>169/udp<text:tab/>#</text:span></text:p>
      <text:p text:style-name="P1"><text:span text:style-name="T1">Atrojan<text:tab/>170/tcp<text:tab/>#[trojan] A-trojan</text:span></text:p>
      <text:p text:style-name="P1"><text:span text:style-name="T1">A-trojan<text:tab/>170/tcp<text:tab/>#[trojan] A-trojan</text:span></text:p>
      <text:p text:style-name="P1"><text:span text:style-name="T1">print-srv<text:tab/>170/tcp<text:tab/>#Network PostScript</text:span></text:p>
      <text:p text:style-name="P1"><text:span text:style-name="T1">print-srv<text:tab/>170/udp<text:tab/>#Network PostScript</text:span></text:p>
      <text:p text:style-name="P1"><text:span text:style-name="T1">multiplex<text:tab/>171/tcp<text:tab/>#Network Innovations Multiplex</text:span></text:p>
      <text:p text:style-name="P1"><text:span text:style-name="T1">multiplex<text:tab/>171/udp<text:tab/>#Network Innovations Multiplex</text:span></text:p>
      <text:p text:style-name="P1"><text:span text:style-name="T1">cl-1<text:tab/>172/tcp<text:tab/>#Network Innovations CL 1</text:span></text:p>
      <text:p text:style-name="P1"><text:span text:style-name="T1">cl-1<text:tab/>172/udp<text:tab/>#Network Innovations CL 1</text:span></text:p>
      <text:p text:style-name="P1"><text:span text:style-name="T1">xyplex-mux<text:tab/>173/tcp<text:tab/>#</text:span></text:p>
      <text:p text:style-name="P1"><text:span text:style-name="T1">xyplex-mux<text:tab/>173/udp<text:tab/>#</text:span></text:p>
      <text:p text:style-name="P1"><text:span text:style-name="T1">mailq<text:tab/>174/tcp<text:tab/>#</text:span></text:p>
      <text:p text:style-name="P1"><text:span text:style-name="T1">mailq<text:tab/>174/udp<text:tab/>#</text:span></text:p>
      <text:p text:style-name="P1"><text:span text:style-name="T1">vmnet<text:tab/>175/tcp<text:tab/>#</text:span></text:p>
      <text:p text:style-name="P1"><text:span text:style-name="T1">vmnet<text:tab/>175/udp<text:tab/>#</text:span></text:p>
      <text:p text:style-name="P1"><text:span text:style-name="T1">genrad-mux<text:tab/>176/tcp<text:tab/>#</text:span></text:p>
      <text:p text:style-name="P1"><text:span text:style-name="T1">genrad-mux<text:tab/>176/udp<text:tab/>#</text:span></text:p>
      <text:p text:style-name="P1"><text:span text:style-name="T1">xdmcp<text:tab/>177/tcp<text:tab/>#X Display Manager Control Protocol</text:span></text:p>
      <text:p text:style-name="P1"><text:span text:style-name="T1">xdmcp<text:tab/>177/udp<text:tab/>#X Display Manager Control Protocol</text:span></text:p>
      <text:p text:style-name="P1"><text:span text:style-name="T1">nextstep<text:tab/>178/tcp<text:tab/>#NextStep Window Server</text:span></text:p>
      <text:p text:style-name="P1"><text:span text:style-name="T1">nextstep<text:tab/>178/udp<text:tab/>#NextStep Window Server</text:span></text:p>
      <text:p text:style-name="P1"><text:span text:style-name="T1">bgp<text:tab/>179/tcp<text:tab/>#Border Gateway Protocol</text:span></text:p>
      <text:p text:style-name="P1"><text:span text:style-name="T1">bgp<text:tab/>179/udp<text:tab/>#Border Gateway Protocol</text:span></text:p>
      <text:p text:style-name="P1"><text:span text:style-name="T1">ris<text:tab/>180/tcp<text:tab/>#Intergraph</text:span></text:p>
      <text:p text:style-name="P1"><text:span text:style-name="T1">ris<text:tab/>180/udp<text:tab/>#Intergraph</text:span></text:p>
      <text:p text:style-name="P1"><text:span text:style-name="T1">unify<text:tab/>181/tcp<text:tab/>#</text:span></text:p>
      <text:p text:style-name="P1"><text:span text:style-name="T1">unify<text:tab/>181/udp<text:tab/>#</text:span></text:p>
      <text:p text:style-name="P1"><text:span text:style-name="T1">audit<text:tab/>182/tcp<text:tab/>#Unisys Audit SITP</text:span></text:p>
      <text:p text:style-name="P1"><text:span text:style-name="T1">audit<text:tab/>182/udp<text:tab/>#Unisys Audit SITP</text:span></text:p>
      <text:p text:style-name="P1"><text:span text:style-name="T1">ocbinder<text:tab/>183/tcp<text:tab/>#</text:span></text:p>
      <text:p text:style-name="P1"><text:span text:style-name="T1">ocbinder<text:tab/>183/udp<text:tab/>#</text:span></text:p>
      <text:p text:style-name="P1"><text:span text:style-name="T1">ocserver<text:tab/>184/tcp<text:tab/>#</text:span></text:p>
      <text:p text:style-name="P1"><text:span text:style-name="T1">ocserver<text:tab/>184/udp<text:tab/>#</text:span></text:p>
      <text:p text:style-name="P1"><text:span text:style-name="T1">remote-kis<text:tab/>185/tcp<text:tab/>#</text:span></text:p>
      <text:p text:style-name="P1"><text:span text:style-name="T1">remote-kis<text:tab/>185/udp<text:tab/>#</text:span></text:p>
      <text:p text:style-name="P1"><text:span text:style-name="T1">kis<text:tab/>186/tcp<text:tab/>#KIS Protocol</text:span></text:p>
      <text:p text:style-name="P1"><text:span text:style-name="T1">kis<text:tab/>186/udp<text:tab/>#KIS Protocol</text:span></text:p>
      <text:p text:style-name="P1"><text:span text:style-name="T1">aci<text:tab/>187/tcp<text:tab/>#Application Communication Interface</text:span></text:p>
      <text:p text:style-name="P1"><text:span text:style-name="T1">aci<text:tab/>187/udp<text:tab/>#Application Communication Interface</text:span></text:p>
      <text:p text:style-name="P1"><text:span text:style-name="T1">mumps<text:tab/>188/tcp<text:tab/>#Plus Five's MUMPS</text:span></text:p>
      <text:p text:style-name="P1"><text:span text:style-name="T1">mumps<text:tab/>188/udp<text:tab/>#Plus Five's MUMPS</text:span></text:p>
      <text:p text:style-name="P1"><text:span text:style-name="T1">qft<text:tab/>189/tcp<text:tab/>#Queued File Transport</text:span></text:p>
      <text:p text:style-name="P1"><text:span text:style-name="T1">qft<text:tab/>189/udp<text:tab/>#Queued File Transport</text:span></text:p>
      <text:p text:style-name="P1"><text:span text:style-name="T1">gacp<text:tab/>190/tcp<text:tab/>#Gateway Access Control Protocol</text:span></text:p>
      <text:p text:style-name="P1"><text:span text:style-name="T1">cacp<text:tab/>190/udp<text:tab/>#Gateway Access Control Protocol</text:span></text:p>
      <text:p text:style-name="P1"><text:span text:style-name="T1">gacp<text:tab/>190/udp<text:tab/>#Gateway Access Control Protocol</text:span></text:p>
      <text:p text:style-name="P1"><text:span text:style-name="T1">prospero<text:tab/>191/tcp<text:tab/>#Prospero Directory Service</text:span></text:p>
      <text:p text:style-name="P1"><text:span text:style-name="T1">prospero<text:tab/>191/udp<text:tab/>#Prospero Directory Service</text:span></text:p>
      <text:p text:style-name="P1"><text:span text:style-name="T1">osu-nms<text:tab/>192/tcp<text:tab/>#OSU Network Monitoring System</text:span></text:p>
      <text:p text:style-name="P1"><text:span text:style-name="T1">osu-nms<text:tab/>192/udp<text:tab/>#OSU Network Monitoring System</text:span></text:p>
      <text:p text:style-name="P1"><text:span text:style-name="T1">srmp<text:tab/>193/tcp<text:tab/>#Spider Remote Monitoring Protocol</text:span></text:p>
      <text:p text:style-name="P1"><text:span text:style-name="T1">srmp<text:tab/>193/udp<text:tab/>#Spider Remote Monitoring Protocol</text:span></text:p>
      <text:p text:style-name="P1"><text:span text:style-name="T1">irc<text:tab/>194/tcp<text:tab/>#Internet Relay Chat</text:span></text:p>
      <text:p text:style-name="P1"><text:span text:style-name="T1">irc<text:tab/>194/udp<text:tab/>#Internet Relay Chat Protocol</text:span></text:p>
      <text:p text:style-name="P1"><text:span text:style-name="T1">dn6-nlm-aud<text:tab/>195/tcp<text:tab/>#DNSIX Network Level Module Audit</text:span></text:p>
      <text:p text:style-name="P1"><text:span text:style-name="T1">dn6-nlm-aud<text:tab/>195/udp<text:tab/>#DNSIX Network Level Module Audit</text:span></text:p>
      <text:p text:style-name="P1"><text:span text:style-name="T1">dn6-smm-red<text:tab/>196/tcp<text:tab/>#DNSIX Session Mgt Module Audit Redir</text:span></text:p>
      <text:p text:style-name="P1"><text:span text:style-name="T1">dn6-smm-red<text:tab/>196/udp<text:tab/>#DNSIX Session Mgt Module Audit Redir</text:span></text:p>
      <text:p text:style-name="P1"><text:span text:style-name="T1">dls<text:tab/>197/tcp<text:tab/>#Directory Location Service</text:span></text:p>
      <text:p text:style-name="P1"><text:span text:style-name="T1">dls<text:tab/>197/udp<text:tab/>#Directory Location Service</text:span></text:p>
      <text:p text:style-name="P1"><text:span text:style-name="T1">dls-mon<text:tab/>198/tcp<text:tab/>#Directory Location Service Monitor</text:span></text:p>
      <text:p text:style-name="P1"><text:span text:style-name="T1">dls-mon<text:tab/>198/udp<text:tab/>#Directory Location Service Monitor</text:span></text:p>
      <text:p text:style-name="P1"><text:span text:style-name="T1">smux<text:tab/>199/tcp<text:tab/>#SMUX</text:span></text:p>
      <text:p text:style-name="P1"><text:span text:style-name="T1">smux<text:tab/>199/udp<text:tab/>#</text:span></text:p>
      <text:p text:style-name="P1"><text:span text:style-name="T1">src<text:tab/>200/tcp<text:tab/>#IBM System Resource Controller</text:span></text:p>
      <text:p text:style-name="P1"><text:span text:style-name="T1">src<text:tab/>200/udp<text:tab/>#IBM System Resource Controller</text:span></text:p>
      <text:p text:style-name="P1"><text:span text:style-name="T1">at-rtmp<text:tab/>201/tcp<text:tab/>#AppleTalk Routing Maintenance</text:span></text:p>
      <text:p text:style-name="P1"><text:span text:style-name="T1">at-rtmp<text:tab/>201/udp<text:tab/>#AppleTalk Routing Maintenance</text:span></text:p>
      <text:p text:style-name="P1"><text:span text:style-name="T1">at-nbp<text:tab/>202/tcp<text:tab/>#AppleTalk Name Binding</text:span></text:p>
      <text:p text:style-name="P1"><text:span text:style-name="T1">at-nbp<text:tab/>202/udp<text:tab/>#AppleTalk Name Binding</text:span></text:p>
      <text:p text:style-name="P1"><text:span text:style-name="T1">at-3<text:tab/>203/tcp<text:tab/>#AppleTalk Unused</text:span></text:p>
      <text:p text:style-name="P1"><text:span text:style-name="T1">at-3<text:tab/>203/udp<text:tab/>#AppleTalk Unused</text:span></text:p>
      <text:p text:style-name="P1"><text:span text:style-name="T1">at-echo<text:tab/>204/tcp<text:tab/>#AppleTalk Echo</text:span></text:p>
      <text:p text:style-name="P1"><text:span text:style-name="T1">at-echo<text:tab/>204/udp<text:tab/>#AppleTalk Echo</text:span></text:p>
      <text:p text:style-name="P1"><text:span text:style-name="T1">at-5<text:tab/>205/tcp<text:tab/>#AppleTalk Unused</text:span></text:p>
      <text:p text:style-name="P1"><text:span text:style-name="T1">at-5<text:tab/>205/udp<text:tab/>#AppleTalk Unused</text:span></text:p>
      <text:p text:style-name="P1"><text:span text:style-name="T1">at-zis<text:tab/>206/tcp<text:tab/>#AppleTalk Zone Information</text:span></text:p>
      <text:p text:style-name="P1"><text:span text:style-name="T1">at-zis<text:tab/>206/udp<text:tab/>#AppleTalk Zone Information</text:span></text:p>
      <text:p text:style-name="P1"><text:span text:style-name="T1">at-7<text:tab/>207/tcp<text:tab/>#AppleTalk Unused</text:span></text:p>
      <text:p text:style-name="P1"><text:span text:style-name="T1">at-7<text:tab/>207/udp<text:tab/>#AppleTalk Unused</text:span></text:p>
      <text:p text:style-name="P1"><text:span text:style-name="T1">at-8<text:tab/>208/tcp<text:tab/>#AppleTalk Unused</text:span></text:p>
      <text:p text:style-name="P1"><text:span text:style-name="T1">at-8<text:tab/>208/udp<text:tab/>#AppleTalk Unused</text:span></text:p>
      <text:p text:style-name="P1"><text:span text:style-name="T1">qmtp<text:tab/>209/tcp<text:tab/>#The Quick Mail Transfer Protocol</text:span></text:p>
      <text:p text:style-name="P1"><text:span text:style-name="T1">tam<text:tab/>209/tcp<text:tab/>#Trivial Authenticated Mail Protocol</text:span></text:p>
      <text:p text:style-name="P1"><text:span text:style-name="T1">qmtp<text:tab/>209/udp<text:tab/>#The Quick Mail Transfer Protocol</text:span></text:p>
      <text:p text:style-name="P1"><text:span text:style-name="T1">tam<text:tab/>209/udp<text:tab/>#Trivial Authenticated Mail Protocol</text:span></text:p>
      <text:p text:style-name="P1"><text:span text:style-name="T1">z39.50<text:tab/>210/tcp<text:tab/>#wais<text:s text:c="2"/>ANSI Z39.50</text:span></text:p>
      <text:p text:style-name="P1"><text:span text:style-name="T1">z39.50<text:tab/>210/udp<text:tab/>#wais<text:s text:c="2"/>ANSI Z39.50</text:span></text:p>
      <text:p text:style-name="P1"><text:span text:style-name="T1">914c<text:tab/>211/tcp<text:tab/>#g tcp Texas Instruments 914C G Terminal</text:span></text:p>
      <text:p text:style-name="P1"><text:span text:style-name="T1">914c<text:tab/>211/udp<text:tab/>#g udp Texas Instruments 914C G Terminal</text:span></text:p>
      <text:p text:style-name="P1"><text:span text:style-name="T1">anet<text:tab/>212/tcp<text:tab/>#ATEXSSTR</text:span></text:p>
      <text:p text:style-name="P1"><text:span text:style-name="T1">anet<text:tab/>212/udp<text:tab/>#ATEXSSTR</text:span></text:p>
      <text:p text:style-name="P1"><text:span text:style-name="T1">ipx<text:tab/>213/tcp<text:tab/>#</text:span></text:p>
      <text:p text:style-name="P1"><text:span text:style-name="T1">ipx<text:tab/>213/udp<text:tab/>#</text:span></text:p>
      <text:p text:style-name="P1"><text:span text:style-name="T1">vmpwscs<text:tab/>214/tcp<text:tab/>#</text:span></text:p>
      <text:p text:style-name="P1"><text:span text:style-name="T1">vmpwscs<text:tab/>214/udp<text:tab/>#</text:span></text:p>
      <text:p text:style-name="P1"><text:span text:style-name="T1">softpc<text:tab/>215/tcp<text:tab/>#Insignia Solutions</text:span></text:p>
      <text:p text:style-name="P1"><text:span text:style-name="T1">softpc<text:tab/>215/udp<text:tab/>#Insignia Solutions</text:span></text:p>
      <text:p text:style-name="P1"><text:span text:style-name="T1">atls<text:tab/>216/tcp<text:tab/>#Access Technology License Server</text:span></text:p>
      <text:p text:style-name="P1"><text:span text:style-name="T1">CAIlic<text:tab/>216/tcp<text:tab/>#Computer Associates Int'l License Server</text:span></text:p>
      <text:p text:style-name="P1"><text:span text:style-name="T1">atls<text:tab/>216/udp<text:tab/>#Access Technology License Server</text:span></text:p>
      <text:p text:style-name="P1"><text:span text:style-name="T1">CAIlic<text:tab/>216/udp<text:tab/>#Computer Associates Int'l License Server</text:span></text:p>
      <text:p text:style-name="P1"><text:span text:style-name="T1">dbase<text:tab/>217/tcp<text:tab/>#dBASE Unix</text:span></text:p>
      <text:p text:style-name="P1"><text:span text:style-name="T1">dbase<text:tab/>217/udp<text:tab/>#dBASE Unix</text:span></text:p>
      <text:p text:style-name="P1"><text:span text:style-name="T1">mpp<text:tab/>218/tcp<text:tab/>#Netix Message Posting Protocol</text:span></text:p>
      <text:p text:style-name="P1"><text:span text:style-name="T1">mpp<text:tab/>218/udp<text:tab/>#Netix Message Posting Protocol</text:span></text:p>
      <text:p text:style-name="P1"><text:span text:style-name="T1">uarps<text:tab/>219/tcp<text:tab/>#Unisys ARPs</text:span></text:p>
      <text:p text:style-name="P1"><text:span text:style-name="T1">uarps<text:tab/>219/udp<text:tab/>#Unisys ARPs</text:span></text:p>
      <text:p text:style-name="P1"><text:span text:style-name="T1">imap3<text:tab/>220/tcp<text:tab/>#Interactive Mail Access Protocol v3</text:span></text:p>
      <text:p text:style-name="P1"><text:span text:style-name="T1">imap3<text:tab/>220/udp<text:tab/>#Interactive Mail Access Protocol v3</text:span></text:p>
      <text:p text:style-name="P1"><text:span text:style-name="T1">fln-spx<text:tab/>221/tcp<text:tab/>#Berkeley rlogind with SPX auth</text:span></text:p>
      <text:p text:style-name="P1"><text:span text:style-name="T1">fln-spx<text:tab/>221/udp<text:tab/>#Berkeley rlogind with SPX auth</text:span></text:p>
      <text:p text:style-name="P1"><text:span text:style-name="T1">rsh-spx<text:tab/>222/tcp<text:tab/>#Berkeley rshd with SPX auth</text:span></text:p>
      <text:p text:style-name="P1"><text:span text:style-name="T1">rsh-spx<text:tab/>222/udp<text:tab/>#Berkeley rshd with SPX auth</text:span></text:p>
      <text:p text:style-name="P1"><text:span text:style-name="T1">cdc<text:tab/>223/tcp<text:tab/>#Certificate Distribution Center</text:span></text:p>
      <text:p text:style-name="P1"><text:span text:style-name="T1">cdc<text:tab/>223/udp<text:tab/>#Certificate Distribution Center</text:span></text:p>
      <text:p text:style-name="P1"><text:span text:style-name="T1">masqdialer<text:tab/>224/tcp<text:tab/>#masqdialer</text:span></text:p>
      <text:p text:style-name="P1"><text:span text:style-name="T1">masqdialer<text:tab/>224/udp<text:tab/>#masqdialer</text:span></text:p>
      <text:p text:style-name="P1"><text:span text:style-name="T1">direct<text:tab/>242/tcp<text:tab/>#</text:span></text:p>
      <text:p text:style-name="P1"><text:span text:style-name="T1">direct<text:tab/>242/udp<text:tab/>#</text:span></text:p>
      <text:p text:style-name="P1"><text:span text:style-name="T1">sur-meas<text:tab/>243/tcp<text:tab/>#Survey Measurement</text:span></text:p>
      <text:p text:style-name="P1"><text:span text:style-name="T1">sur-meas<text:tab/>243/udp<text:tab/>#Survey Measurement</text:span></text:p>
      <text:p text:style-name="P1"><text:span text:style-name="T1">dayna<text:tab/>244/tcp<text:tab/>#</text:span></text:p>
      <text:p text:style-name="P1"><text:span text:style-name="T1">inbusiness<text:tab/>244/tcp<text:tab/>#inbusiness</text:span></text:p>
      <text:p text:style-name="P1"><text:span text:style-name="T1">dayna<text:tab/>244/udp<text:tab/>#</text:span></text:p>
      <text:p text:style-name="P1"><text:span text:style-name="T1">inbusiness<text:tab/>244/udp<text:tab/>#inbusiness</text:span></text:p>
      <text:p text:style-name="P1"><text:span text:style-name="T1">link<text:tab/>245/tcp<text:tab/>#</text:span></text:p>
      <text:p text:style-name="P1"><text:span text:style-name="T1">link<text:tab/>245/udp<text:tab/>#</text:span></text:p>
      <text:p text:style-name="P1"><text:span text:style-name="T1">dsp3270<text:tab/>246/tcp<text:tab/>#Display Systems Protocol</text:span></text:p>
      <text:p text:style-name="P1"><text:span text:style-name="T1">dsp3270<text:tab/>246/udp<text:tab/>#Display Systems Protocol</text:span></text:p>
      <text:p text:style-name="P1"><text:span text:style-name="T1">subntbcst_tftp<text:tab/>247/tcp<text:tab/>#</text:span></text:p>
      <text:p text:style-name="P1"><text:span text:style-name="T1">subntbcst_tftp<text:tab/>247/udp<text:tab/>#</text:span></text:p>
      <text:p text:style-name="P1"><text:span text:style-name="T1">bhfhs<text:tab/>248/tcp<text:tab/>#</text:span></text:p>
      <text:p text:style-name="P1"><text:span text:style-name="T1">bhfhs<text:tab/>248/udp<text:tab/>#</text:span></text:p>
      <text:p text:style-name="P1"><text:span text:style-name="T1">fw1-sync<text:tab/>256/tcp<text:tab/>#Checkpoint Firewall-1 state table sync</text:span></text:p>
      <text:p text:style-name="P1"><text:span text:style-name="T1">rap<text:tab/>256/tcp<text:tab/>#</text:span></text:p>
      <text:p text:style-name="P1"><text:span text:style-name="T1">rap<text:tab/>256/udp<text:tab/>#</text:span></text:p>
      <text:p text:style-name="P1"><text:span text:style-name="T1">fw1<text:tab/>257/tcp<text:tab/>#Checkpoint Firewall-1</text:span></text:p>
      <text:p text:style-name="P1"><text:span text:style-name="T1">set<text:tab/>257/tcp<text:tab/>#Secure Electronic Transaction</text:span></text:p>
      <text:p text:style-name="P1"><text:span text:style-name="T1">set<text:tab/>257/udp<text:tab/>#Secure Electronic Transaction</text:span></text:p>
      <text:p text:style-name="P1"><text:span text:style-name="T1">fw1<text:tab/>258/tcp<text:tab/>#Checkpoint Firewall-1</text:span></text:p>
      <text:p text:style-name="P1"><text:span text:style-name="T1">yak-chat<text:tab/>258/tcp<text:tab/>#Yak Winsock Personal Chat</text:span></text:p>
      <text:p text:style-name="P1"><text:span text:style-name="T1">yak-chat<text:tab/>258/udp<text:tab/>#Yak Winsock Personal Chat</text:span></text:p>
      <text:p text:style-name="P1"><text:span text:style-name="T1">esro-gen<text:tab/>259/tcp<text:tab/>#Efficient Short Remote Operations</text:span></text:p>
      <text:p text:style-name="P1"><text:span text:style-name="T1">cp-config<text:tab/>259/udp<text:tab/>#Check Point FW-1 Nokia P-1 VPN-1</text:span></text:p>
      <text:p text:style-name="P1"><text:span text:style-name="T1">esro-gen<text:tab/>259/udp<text:tab/>#Efficient Short Remote Operations</text:span></text:p>
      <text:p text:style-name="P1"><text:span text:style-name="T1">openport<text:tab/>260/tcp<text:tab/>#</text:span></text:p>
      <text:p text:style-name="P1"><text:span text:style-name="T1">openport<text:tab/>260/udp<text:tab/>#</text:span></text:p>
      <text:p text:style-name="P1"><text:span text:style-name="T1">fw1-mgmt<text:tab/>261/tcp<text:tab/>#Checkpoint Firewall-1 Management</text:span></text:p>
      <text:p text:style-name="P1"><text:span text:style-name="T1">nsiiops<text:tab/>261/tcp<text:tab/>#IIOP Name Service over TLS SSL</text:span></text:p>
      <text:p text:style-name="P1"><text:span text:style-name="T1">nsiiops<text:tab/>261/udp<text:tab/>#IIOP Name Service over TLS SSL</text:span></text:p>
      <text:p text:style-name="P1"><text:span text:style-name="T1">arcisdms<text:tab/>262/tcp<text:tab/>#</text:span></text:p>
      <text:p text:style-name="P1"><text:span text:style-name="T1">arcisdms<text:tab/>262/udp<text:tab/>#</text:span></text:p>
      <text:p text:style-name="P1"><text:span text:style-name="T1">hdap<text:tab/>263/tcp<text:tab/>#</text:span></text:p>
      <text:p text:style-name="P1"><text:span text:style-name="T1">hdap<text:tab/>263/udp<text:tab/>#</text:span></text:p>
      <text:p text:style-name="P1"><text:span text:style-name="T1">bgmp<text:tab/>264/tcp<text:tab/>#</text:span></text:p>
      <text:p text:style-name="P1"><text:span text:style-name="T1">bgmp<text:tab/>264/udp<text:tab/>#</text:span></text:p>
      <text:p text:style-name="P1"><text:span text:style-name="T1">x-bone-ctl<text:tab/>265/tcp<text:tab/>#X-Bone CTL</text:span></text:p>
      <text:p text:style-name="P1"><text:span text:style-name="T1">x-bone-ctl<text:tab/>265/udp<text:tab/>#X-Bone CTL</text:span></text:p>
      <text:p text:style-name="P1"><text:span text:style-name="T1">sst<text:tab/>266/tcp<text:tab/>#SCSI on ST</text:span></text:p>
      <text:p text:style-name="P1"><text:span text:style-name="T1">sst<text:tab/>266/udp<text:tab/>#SCSI on ST</text:span></text:p>
      <text:p text:style-name="P1"><text:span text:style-name="T1">td-service<text:tab/>267/tcp<text:tab/>#Tobit David Service Layer</text:span></text:p>
      <text:p text:style-name="P1"><text:span text:style-name="T1">td-service<text:tab/>267/udp<text:tab/>#Tobit David Service Layer</text:span></text:p>
      <text:p text:style-name="P1"><text:span text:style-name="T1">td-replica<text:tab/>268/tcp<text:tab/>#Tobit David Replica</text:span></text:p>
      <text:p text:style-name="P1"><text:span text:style-name="T1">td-replica<text:tab/>268/udp<text:tab/>#Tobit David Replica</text:span></text:p>
      <text:p text:style-name="P1"><text:span text:style-name="T1">http-mgmt<text:tab/>280/tcp<text:tab/>#</text:span></text:p>
      <text:p text:style-name="P1"><text:span text:style-name="T1">http-mgmt<text:tab/>280/udp<text:tab/>#</text:span></text:p>
      <text:p text:style-name="P1"><text:span text:style-name="T1">personal-link<text:tab/>281/tcp<text:tab/>#</text:span></text:p>
      <text:p text:style-name="P1"><text:span text:style-name="T1">personal-link<text:tab/>281/udp<text:tab/>#</text:span></text:p>
      <text:p text:style-name="P1"><text:span text:style-name="T1">cableport-ax<text:tab/>282/tcp<text:tab/>#Cable Port A X</text:span></text:p>
      <text:p text:style-name="P1"><text:span text:style-name="T1">cableport-ax<text:tab/>282/udp<text:tab/>#Cable Port A X</text:span></text:p>
      <text:p text:style-name="P1"><text:span text:style-name="T1">rescap<text:tab/>283/tcp<text:tab/>#rescap</text:span></text:p>
      <text:p text:style-name="P1"><text:span text:style-name="T1">rescap<text:tab/>283/udp<text:tab/>#rescap</text:span></text:p>
      <text:p text:style-name="P1"><text:span text:style-name="T1">corerjd<text:tab/>284/tcp<text:tab/>#corerjd</text:span></text:p>
      <text:p text:style-name="P1"><text:span text:style-name="T1">corerjd<text:tab/>284/udp<text:tab/>#corerjd</text:span></text:p>
      <text:p text:style-name="P1"><text:span text:style-name="T1">fxp-1<text:tab/>286/tcp<text:tab/>#FXP-1</text:span></text:p>
      <text:p text:style-name="P1"><text:span text:style-name="T1">fxp-1<text:tab/>286/udp<text:tab/>#FXP-1</text:span></text:p>
      <text:p text:style-name="P1"><text:span text:style-name="T1">k-block<text:tab/>287/tcp<text:tab/>#K-BLOCK</text:span></text:p>
      <text:p text:style-name="P1"><text:span text:style-name="T1">k-block<text:tab/>287/udp<text:tab/>#K-BLOCK</text:span></text:p>
      <text:p text:style-name="P1"><text:span text:style-name="T1">novastorbakcup<text:tab/>308/tcp<text:tab/>#Novastor Backup</text:span></text:p>
      <text:p text:style-name="P1"><text:span text:style-name="T1">novastorbakcup<text:tab/>308/udp<text:tab/>#Novastor Backup</text:span></text:p>
      <text:p text:style-name="P1"><text:span text:style-name="T1">entrusttime<text:tab/>309/tcp<text:tab/>#</text:span></text:p>
      <text:p text:style-name="P1"><text:span text:style-name="T1">entrusttime<text:tab/>309/udp<text:tab/>#</text:span></text:p>
      <text:p text:style-name="P1"><text:span text:style-name="T1">bhmds<text:tab/>310/tcp<text:tab/>#</text:span></text:p>
      <text:p text:style-name="P1"><text:span text:style-name="T1">bhmds<text:tab/>310/udp<text:tab/>#</text:span></text:p>
      <text:p text:style-name="P1"><text:span text:style-name="T1">asip-webadmin<text:tab/>311/tcp<text:tab/>#AppleShare IP WebAdmin</text:span></text:p>
      <text:p text:style-name="P1"><text:span text:style-name="T1">asip-webadmin<text:tab/>311/udp<text:tab/>#AppleShare IP WebAdmin</text:span></text:p>
      <text:p text:style-name="P1"><text:span text:style-name="T1">vslmp<text:tab/>312/tcp<text:tab/>#</text:span></text:p>
      <text:p text:style-name="P1"><text:span text:style-name="T1">vslmp<text:tab/>312/udp<text:tab/>#</text:span></text:p>
      <text:p text:style-name="P1"><text:span text:style-name="T1">magenta-logic<text:tab/>313/tcp<text:tab/>#</text:span></text:p>
      <text:p text:style-name="P1"><text:span text:style-name="T1">magenta-logic<text:tab/>313/udp<text:tab/>#</text:span></text:p>
      <text:p text:style-name="P1"><text:span text:style-name="T1">opalis-robot<text:tab/>314/tcp<text:tab/>#</text:span></text:p>
      <text:p text:style-name="P1"><text:span text:style-name="T1">opalis-robot<text:tab/>314/udp<text:tab/>#</text:span></text:p>
      <text:p text:style-name="P1"><text:span text:style-name="T1">dpsi<text:tab/>315/tcp<text:tab/>#</text:span></text:p>
      <text:p text:style-name="P1"><text:span text:style-name="T1">dpsi<text:tab/>315/udp<text:tab/>#</text:span></text:p>
      <text:p text:style-name="P1"><text:span text:style-name="T1">decauth<text:tab/>316/tcp<text:tab/>#</text:span></text:p>
      <text:p text:style-name="P1"><text:span text:style-name="T1">decauth<text:tab/>316/udp<text:tab/>#</text:span></text:p>
      <text:p text:style-name="P1"><text:span text:style-name="T1">zannet<text:tab/>317/tcp<text:tab/>#</text:span></text:p>
      <text:p text:style-name="P1"><text:span text:style-name="T1">zannet<text:tab/>317/udp<text:tab/>#</text:span></text:p>
      <text:p text:style-name="P1"><text:span text:style-name="T1">pkix-timestamp<text:tab/>318/tcp<text:tab/>#PKIX TimeStamp</text:span></text:p>
      <text:p text:style-name="P1"><text:span text:style-name="T1">pkix-timestamp<text:tab/>318/udp<text:tab/>#PKIX TimeStamp</text:span></text:p>
      <text:p text:style-name="P1"><text:span text:style-name="T1">ptp-event<text:tab/>319/tcp<text:tab/>#PTP Event</text:span></text:p>
      <text:p text:style-name="P1"><text:span text:style-name="T1">ptp-event<text:tab/>319/udp<text:tab/>#PTP Event</text:span></text:p>
      <text:p text:style-name="P1"><text:span text:style-name="T1">ptp-general<text:tab/>320/tcp<text:tab/>#PTP General</text:span></text:p>
      <text:p text:style-name="P1"><text:span text:style-name="T1">ptp-general<text:tab/>320/udp<text:tab/>#PTP General</text:span></text:p>
      <text:p text:style-name="P1"><text:span text:style-name="T1">pip<text:tab/>321/tcp<text:tab/>#</text:span></text:p>
      <text:p text:style-name="P1"><text:span text:style-name="T1">pip<text:tab/>321/udp<text:tab/>#</text:span></text:p>
      <text:p text:style-name="P1"><text:span text:style-name="T1">rtsps<text:tab/>322/tcp<text:tab/>#RTSPS</text:span></text:p>
      <text:p text:style-name="P1"><text:span text:style-name="T1">rtsps<text:tab/>322/udp<text:tab/>#RTSPS</text:span></text:p>
      <text:p text:style-name="P1"><text:span text:style-name="T1">texar<text:tab/>333/tcp<text:tab/>#Texar Security Port</text:span></text:p>
      <text:p text:style-name="P1"><text:span text:style-name="T1">texar<text:tab/>333/udp<text:tab/>#Texar Security Port</text:span></text:p>
      <text:p text:style-name="P1"><text:span text:style-name="T1">Backage<text:tab/>334/tcp<text:tab/>#[trojan] Backage</text:span></text:p>
      <text:p text:style-name="P1"><text:span text:style-name="T1">Backage<text:tab/>334/tcp<text:tab/>#[trojan] Backage</text:span></text:p>
      <text:p text:style-name="P1"><text:span text:style-name="T1">pdap<text:tab/>344/tcp<text:tab/>#Prospero Data Access Protocol</text:span></text:p>
      <text:p text:style-name="P1"><text:span text:style-name="T1">pdap<text:tab/>344/udp<text:tab/>#Prospero Data Access Protocol</text:span></text:p>
      <text:p text:style-name="P1"><text:span text:style-name="T1">pawserv<text:tab/>345/tcp<text:tab/>#Perf Analysis Workbench</text:span></text:p>
      <text:p text:style-name="P1"><text:span text:style-name="T1">pawserv<text:tab/>345/udp<text:tab/>#Perf Analysis Workbench</text:span></text:p>
      <text:p text:style-name="P1"><text:span text:style-name="T1">zserv<text:tab/>346/tcp<text:tab/>#Zebra server</text:span></text:p>
      <text:p text:style-name="P1"><text:span text:style-name="T1">zserv<text:tab/>346/udp<text:tab/>#Zebra server</text:span></text:p>
      <text:p text:style-name="P1"><text:span text:style-name="T1">fatserv<text:tab/>347/tcp<text:tab/>#Fatmen Server</text:span></text:p>
      <text:p text:style-name="P1"><text:span text:style-name="T1">fatserv<text:tab/>347/udp<text:tab/>#Fatmen Server</text:span></text:p>
      <text:p text:style-name="P1"><text:span text:style-name="T1">csi-sgwp<text:tab/>348/tcp<text:tab/>#Cabletron Management Protocol</text:span></text:p>
      <text:p text:style-name="P1"><text:span text:style-name="T1">csi-sgwp<text:tab/>348/udp<text:tab/>#Cabletron Management Protocol</text:span></text:p>
      <text:p text:style-name="P1"><text:span text:style-name="T1">mftp<text:tab/>349/tcp<text:tab/>#</text:span></text:p>
      <text:p text:style-name="P1"><text:span text:style-name="T1">mftp<text:tab/>349/udp<text:tab/>#</text:span></text:p>
      <text:p text:style-name="P1"><text:span text:style-name="T1">matip-type-a<text:tab/>350/tcp<text:tab/>#MATIP Type A</text:span></text:p>
      <text:p text:style-name="P1"><text:span text:style-name="T1">matip-type-a<text:tab/>350/udp<text:tab/>#</text:span></text:p>
      <text:p text:style-name="P1"><text:span text:style-name="T1">bhoetty<text:tab/>351/tcp<text:tab/>#bhoetty</text:span></text:p>
      <text:p text:style-name="P1"><text:span text:style-name="T1">matip-type-b<text:tab/>351/tcp<text:tab/>#MATIP Type B</text:span></text:p>
      <text:p text:style-name="P1"><text:span text:style-name="T1">bhoetty<text:tab/>351/udp<text:tab/>#bhoetty</text:span></text:p>
      <text:p text:style-name="P1"><text:span text:style-name="T1">matip-type-b<text:tab/>351/udp<text:tab/>#MATIP Type B</text:span></text:p>
      <text:p text:style-name="P1"><text:span text:style-name="T1">bhoedap4<text:tab/>352/tcp<text:tab/>#bhoedap4</text:span></text:p>
      <text:p text:style-name="P1"><text:span text:style-name="T1">dtag-ste-sb<text:tab/>352/tcp<text:tab/>#DTAG<text:s text:c="2"/>or bhoedap4</text:span></text:p>
      <text:p text:style-name="P1"><text:span text:style-name="T1">bhoedap4<text:tab/>352/udp<text:tab/>#bhoedap4</text:span></text:p>
      <text:p text:style-name="P1"><text:span text:style-name="T1">dtag-ste-sb<text:tab/>352/udp<text:tab/>#DTAG<text:s text:c="2"/>or bhoedap4</text:span></text:p>
      <text:p text:style-name="P1"><text:span text:style-name="T1">ndsauth<text:tab/>353/tcp<text:tab/>#</text:span></text:p>
      <text:p text:style-name="P1"><text:span text:style-name="T1">ndsauth<text:tab/>353/udp<text:tab/>#</text:span></text:p>
      <text:p text:style-name="P1"><text:span text:style-name="T1">bh611<text:tab/>354/tcp<text:tab/>#</text:span></text:p>
      <text:p text:style-name="P1"><text:span text:style-name="T1">bh611<text:tab/>354/udp<text:tab/>#</text:span></text:p>
      <text:p text:style-name="P1"><text:span text:style-name="T1">datex-asn<text:tab/>355/tcp<text:tab/>#</text:span></text:p>
      <text:p text:style-name="P1"><text:span text:style-name="T1">datex-asn<text:tab/>355/udp<text:tab/>#</text:span></text:p>
      <text:p text:style-name="P1"><text:span text:style-name="T1">cloanto-net-1<text:tab/>356/tcp<text:tab/>#Cloanto Net 1</text:span></text:p>
      <text:p text:style-name="P1"><text:span text:style-name="T1">cloanto-net-1<text:tab/>356/udp<text:tab/>#</text:span></text:p>
      <text:p text:style-name="P1"><text:span text:style-name="T1">bhevent<text:tab/>357/tcp<text:tab/>#</text:span></text:p>
      <text:p text:style-name="P1"><text:span text:style-name="T1">bhevent<text:tab/>357/udp<text:tab/>#</text:span></text:p>
      <text:p text:style-name="P1"><text:span text:style-name="T1">shrinkwrap<text:tab/>358/tcp<text:tab/>#</text:span></text:p>
      <text:p text:style-name="P1"><text:span text:style-name="T1">shrinkwrap<text:tab/>358/udp<text:tab/>#</text:span></text:p>
      <text:p text:style-name="P1"><text:span text:style-name="T1">nsrmp<text:tab/>359/tcp<text:tab/>#Network Security Risk Management Protocol</text:span></text:p>
      <text:p text:style-name="P1"><text:span text:style-name="T1">tenebris_nts<text:tab/>359/tcp<text:tab/>#Tenebris Network Trace Service</text:span></text:p>
      <text:p text:style-name="P1"><text:span text:style-name="T1">nsrmp<text:tab/>359/udp<text:tab/>#Network Security Risk Management Protocol</text:span></text:p>
      <text:p text:style-name="P1"><text:span text:style-name="T1">tenebris_nts<text:tab/>359/udp<text:tab/>#Tenebris Network Trace Service</text:span></text:p>
      <text:p text:style-name="P1"><text:span text:style-name="T1">scoi2odialog<text:tab/>360/tcp<text:tab/>#</text:span></text:p>
      <text:p text:style-name="P1"><text:span text:style-name="T1">scoi2odialog<text:tab/>360/udp<text:tab/>#</text:span></text:p>
      <text:p text:style-name="P1"><text:span text:style-name="T1">semantix<text:tab/>361/tcp<text:tab/>#</text:span></text:p>
      <text:p text:style-name="P1"><text:span text:style-name="T1">semantix<text:tab/>361/udp<text:tab/>#</text:span></text:p>
      <text:p text:style-name="P1"><text:span text:style-name="T1">srssend<text:tab/>362/tcp<text:tab/>#SRS Send</text:span></text:p>
      <text:p text:style-name="P1"><text:span text:style-name="T1">srssend<text:tab/>362/udp<text:tab/>#SRS Send</text:span></text:p>
      <text:p text:style-name="P1"><text:span text:style-name="T1">rsvp_tunnel<text:tab/>363/tcp<text:tab/>#</text:span></text:p>
      <text:p text:style-name="P1"><text:span text:style-name="T1">rsvp_tunnel<text:tab/>363/udp<text:tab/>#</text:span></text:p>
      <text:p text:style-name="P1"><text:span text:style-name="T1">aurora-cmgr<text:tab/>364/tcp<text:tab/>#</text:span></text:p>
      <text:p text:style-name="P1"><text:span text:style-name="T1">aurora-cmgr<text:tab/>364/udp<text:tab/>#</text:span></text:p>
      <text:p text:style-name="P1"><text:span text:style-name="T1">dtk<text:tab/>365/tcp<text:tab/>#DTK</text:span></text:p>
      <text:p text:style-name="P1"><text:span text:style-name="T1">dtk<text:tab/>365/udp<text:tab/>#DTK</text:span></text:p>
      <text:p text:style-name="P1"><text:span text:style-name="T1">odmr<text:tab/>366/tcp<text:tab/>#</text:span></text:p>
      <text:p text:style-name="P1"><text:span text:style-name="T1">odmr<text:tab/>366/udp<text:tab/>#</text:span></text:p>
      <text:p text:style-name="P1"><text:span text:style-name="T1">mortgageware<text:tab/>367/tcp<text:tab/>#</text:span></text:p>
      <text:p text:style-name="P1"><text:span text:style-name="T1">mortgageware<text:tab/>367/udp<text:tab/>#</text:span></text:p>
      <text:p text:style-name="P1"><text:span text:style-name="T1">qbikgdp<text:tab/>368/tcp<text:tab/>#</text:span></text:p>
      <text:p text:style-name="P1"><text:span text:style-name="T1">qbikgdp<text:tab/>368/udp<text:tab/>#</text:span></text:p>
      <text:p text:style-name="P1"><text:span text:style-name="T1">rpc2portmap<text:tab/>369/tcp<text:tab/>#</text:span></text:p>
      <text:p text:style-name="P1"><text:span text:style-name="T1">rpc2portmap<text:tab/>369/udp<text:tab/>#</text:span></text:p>
      <text:p text:style-name="P1"><text:span text:style-name="T1">codaauth2<text:tab/>370/tcp<text:tab/>#</text:span></text:p>
      <text:p text:style-name="P1"><text:span text:style-name="T1">codaauth2<text:tab/>370/udp<text:tab/>#</text:span></text:p>
      <text:p text:style-name="P1"><text:span text:style-name="T1">clearcase<text:tab/>371/tcp<text:tab/>#</text:span></text:p>
      <text:p text:style-name="P1"><text:span text:style-name="T1">clearcase<text:tab/>371/udp<text:tab/>#</text:span></text:p>
      <text:p text:style-name="P1"><text:span text:style-name="T1">ulistproc<text:tab/>372/tcp<text:tab/>#ListProcessor</text:span></text:p>
      <text:p text:style-name="P1"><text:span text:style-name="T1">ulistproc<text:tab/>372/udp<text:tab/>#ListProcessor</text:span></text:p>
      <text:p text:style-name="P1"><text:span text:style-name="T1">legent-1<text:tab/>373/tcp<text:tab/>#Legent Corporation</text:span></text:p>
      <text:p text:style-name="P1"><text:span text:style-name="T1">legent-1<text:tab/>373/udp<text:tab/>#Legent Corporation</text:span></text:p>
      <text:p text:style-name="P1"><text:span text:style-name="T1">legent-2<text:tab/>374/tcp<text:tab/>#Legent Corporation</text:span></text:p>
      <text:p text:style-name="P1"><text:span text:style-name="T1">legent-2<text:tab/>374/udp<text:tab/>#Legent Corporation</text:span></text:p>
      <text:p text:style-name="P1"><text:span text:style-name="T1">hassle<text:tab/>375/tcp<text:tab/>#</text:span></text:p>
      <text:p text:style-name="P1"><text:span text:style-name="T1">hassle<text:tab/>375/udp<text:tab/>#</text:span></text:p>
      <text:p text:style-name="P1"><text:span text:style-name="T1">nip<text:tab/>376/tcp<text:tab/>#Amiga Envoy Network Inquiry Proto</text:span></text:p>
      <text:p text:style-name="P1"><text:span text:style-name="T1">nip<text:tab/>376/udp<text:tab/>#Amiga Envoy Network Inquiry Proto</text:span></text:p>
      <text:p text:style-name="P1"><text:span text:style-name="T1">tnETOS<text:tab/>377/tcp<text:tab/>#NEC Corporation</text:span></text:p>
      <text:p text:style-name="P1"><text:span text:style-name="T1">tnETOS<text:tab/>377/udp<text:tab/>#NEC Corporation</text:span></text:p>
      <text:p text:style-name="P1"><text:span text:style-name="T1">dsETOS<text:tab/>378/tcp<text:tab/>#NEC Corporation</text:span></text:p>
      <text:p text:style-name="P1"><text:span text:style-name="T1">dsETOS<text:tab/>378/udp<text:tab/>#NEC Corporation</text:span></text:p>
      <text:p text:style-name="P1"><text:span text:style-name="T1">is99c<text:tab/>379/tcp<text:tab/>#TIA EIA IS-99 modem client</text:span></text:p>
      <text:p text:style-name="P1"><text:span text:style-name="T1">is99c<text:tab/>379/udp<text:tab/>#TIA EIA IS-99 modem client</text:span></text:p>
      <text:p text:style-name="P1"><text:span text:style-name="T1">is99s<text:tab/>380/tcp<text:tab/>#TIA EIA IS-99 modem server</text:span></text:p>
      <text:p text:style-name="P1"><text:span text:style-name="T1">is99s<text:tab/>380/udp<text:tab/>#TIA EIA IS-99 modem server</text:span></text:p>
      <text:p text:style-name="P1"><text:span text:style-name="T1">hp-collector<text:tab/>381/tcp<text:tab/>#hp performance data collector</text:span></text:p>
      <text:p text:style-name="P1"><text:span text:style-name="T1">hp-collector<text:tab/>381/udp<text:tab/>#hp performance data collector</text:span></text:p>
      <text:p text:style-name="P1"><text:span text:style-name="T1">hp-managed-node<text:tab/>382/tcp<text:tab/>#hp performance data managed node</text:span></text:p>
      <text:p text:style-name="P1"><text:span text:style-name="T1">hp-managed-node<text:tab/>382/udp<text:tab/>#hp performance data managed node</text:span></text:p>
      <text:p text:style-name="P1"><text:span text:style-name="T1">hp-alarm-mgr<text:tab/>383/tcp<text:tab/>#hp performance data alarm manager</text:span></text:p>
      <text:p text:style-name="P1"><text:span text:style-name="T1">hp-alarm-mgr<text:tab/>383/udp<text:tab/>#hp performance data alarm manager</text:span></text:p>
      <text:p text:style-name="P1"><text:span text:style-name="T1">arns<text:tab/>384/tcp<text:tab/>#A Remote Network Server System</text:span></text:p>
      <text:p text:style-name="P1"><text:span text:style-name="T1">arns<text:tab/>384/udp<text:tab/>#A Remote Network Server System</text:span></text:p>
      <text:p text:style-name="P1"><text:span text:style-name="T1">ibm-app<text:tab/>385/tcp<text:tab/>#IBM Application</text:span></text:p>
      <text:p text:style-name="P1"><text:span text:style-name="T1">ibm-app<text:tab/>385/udp<text:tab/>#IBM Application</text:span></text:p>
      <text:p text:style-name="P1"><text:span text:style-name="T1">asa<text:tab/>386/tcp<text:tab/>#ASA Message Router Object Def.</text:span></text:p>
      <text:p text:style-name="P1"><text:span text:style-name="T1">asa<text:tab/>386/udp<text:tab/>#ASA Message Router Object Def.</text:span></text:p>
      <text:p text:style-name="P1"><text:span text:style-name="T1">aurp<text:tab/>387/tcp<text:tab/>#Appletalk Update-Based Routing Pro.</text:span></text:p>
      <text:p text:style-name="P1"><text:span text:style-name="T1">aurp<text:tab/>387/udp<text:tab/>#Appletalk Update-Based Routing Pro.</text:span></text:p>
      <text:p text:style-name="P1"><text:span text:style-name="T1">unidata-ldm<text:tab/>388/tcp<text:tab/>#Unidata LDM</text:span></text:p>
      <text:p text:style-name="P1"><text:span text:style-name="T1">unidata-ldm<text:tab/>388/udp<text:tab/>#Unidata LDM</text:span></text:p>
      <text:p text:style-name="P1"><text:span text:style-name="T1">ldap<text:tab/>389/tcp<text:tab/>#Lightweight Directory Access Protocol</text:span></text:p>
      <text:p text:style-name="P1"><text:span text:style-name="T1">ldap<text:tab/>389/udp<text:tab/>#Lightweight Directory Access Protocol</text:span></text:p>
      <text:p text:style-name="P1"><text:span text:style-name="T1">uis<text:tab/>390/tcp<text:tab/>#</text:span></text:p>
      <text:p text:style-name="P1"><text:span text:style-name="T1">uis<text:tab/>390/udp<text:tab/>#</text:span></text:p>
      <text:p text:style-name="P1"><text:span text:style-name="T1">synotics-relay<text:tab/>391/tcp<text:tab/>#SynOptics SNMP Relay Port</text:span></text:p>
      <text:p text:style-name="P1"><text:span text:style-name="T1">synotics-relay<text:tab/>391/udp<text:tab/>#SynOptics SNMP Relay Port</text:span></text:p>
      <text:p text:style-name="P1"><text:span text:style-name="T1">synotics-broker<text:tab/>392/tcp<text:tab/>#SynOptics Port Broker Port</text:span></text:p>
      <text:p text:style-name="P1"><text:span text:style-name="T1">synotics-broker<text:tab/>392/udp<text:tab/>#SynOptics Port Broker Port</text:span></text:p>
      <text:p text:style-name="P1"><text:span text:style-name="T1">dis<text:tab/>393/tcp<text:tab/>#Data Interpretation System</text:span></text:p>
      <text:p text:style-name="P1"><text:span text:style-name="T1">meta5<text:tab/>393/tcp<text:tab/>#Meta5</text:span></text:p>
      <text:p text:style-name="P1"><text:span text:style-name="T1">dis<text:tab/>393/udp<text:tab/>#Data Interpretation System</text:span></text:p>
      <text:p text:style-name="P1"><text:span text:style-name="T1">meta5<text:tab/>393/udp<text:tab/>#Meta5</text:span></text:p>
      <text:p text:style-name="P1"><text:span text:style-name="T1">embl-ndt<text:tab/>394/tcp<text:tab/>#EMBL Nucleic Data Transfer</text:span></text:p>
      <text:p text:style-name="P1"><text:span text:style-name="T1">embl-ndt<text:tab/>394/udp<text:tab/>#EMBL Nucleic Data Transfer</text:span></text:p>
      <text:p text:style-name="P1"><text:span text:style-name="T1">netcp<text:tab/>395/tcp<text:tab/>#NETscout Control Protocol</text:span></text:p>
      <text:p text:style-name="P1"><text:span text:style-name="T1">netcp<text:tab/>395/udp<text:tab/>#NETscout Control Protocol</text:span></text:p>
      <text:p text:style-name="P1"><text:span text:style-name="T1">netware-ip<text:tab/>396/tcp<text:tab/>#Novell Netware over IP</text:span></text:p>
      <text:p text:style-name="P1"><text:span text:style-name="T1">netware-ip<text:tab/>396/udp<text:tab/>#Novell Netware over IP</text:span></text:p>
      <text:p text:style-name="P1"><text:span text:style-name="T1">mptn<text:tab/>397/tcp<text:tab/>#Multi Protocol Trans. Net.</text:span></text:p>
      <text:p text:style-name="P1"><text:span text:style-name="T1">mptn<text:tab/>397/udp<text:tab/>#Multi Protocol Trans. Net.</text:span></text:p>
      <text:p text:style-name="P1"><text:span text:style-name="T1">kryptolan<text:tab/>398/tcp<text:tab/>#</text:span></text:p>
      <text:p text:style-name="P1"><text:span text:style-name="T1">kryptolan<text:tab/>398/udp<text:tab/>#</text:span></text:p>
      <text:p text:style-name="P1"><text:span text:style-name="T1">iso-tsap-c2<text:tab/>399/tcp<text:tab/>#ISO Transport Class 2 Non-Control over TCP</text:span></text:p>
      <text:p text:style-name="P1"><text:span text:style-name="T1">iso-tsap-c2<text:tab/>399/udp<text:tab/>#ISO Transport Class 2 Non-Control over TCP</text:span></text:p>
      <text:p text:style-name="P1"><text:span text:style-name="T1">work-sol<text:tab/>400/tcp<text:tab/>#Workstation Solutions</text:span></text:p>
      <text:p text:style-name="P1"><text:span text:style-name="T1">work-sol<text:tab/>400/udp<text:tab/>#Workstation Solutions</text:span></text:p>
      <text:p text:style-name="P1"><text:span text:style-name="T1">ups<text:tab/>401/tcp<text:tab/>#Uninterruptible Power Supply</text:span></text:p>
      <text:p text:style-name="P1"><text:span text:style-name="T1">ups<text:tab/>401/udp<text:tab/>#Uninterruptible Power Supply</text:span></text:p>
      <text:p text:style-name="P1"><text:span text:style-name="T1">genie<text:tab/>402/tcp<text:tab/>#Genie Protocol</text:span></text:p>
      <text:p text:style-name="P1"><text:span text:style-name="T1">genie<text:tab/>402/udp<text:tab/>#Genie Protocol</text:span></text:p>
      <text:p text:style-name="P1"><text:span text:style-name="T1">decap<text:tab/>403/tcp<text:tab/>#</text:span></text:p>
      <text:p text:style-name="P1"><text:span text:style-name="T1">decap<text:tab/>403/udp<text:tab/>#</text:span></text:p>
      <text:p text:style-name="P1"><text:span text:style-name="T1">nced<text:tab/>404/tcp<text:tab/>#</text:span></text:p>
      <text:p text:style-name="P1"><text:span text:style-name="T1">nced<text:tab/>404/udp<text:tab/>#</text:span></text:p>
      <text:p text:style-name="P1"><text:span text:style-name="T1">ncld<text:tab/>405/tcp<text:tab/>#</text:span></text:p>
      <text:p text:style-name="P1"><text:span text:style-name="T1">ncld<text:tab/>405/udp<text:tab/>#</text:span></text:p>
      <text:p text:style-name="P1"><text:span text:style-name="T1">imsp<text:tab/>406/tcp<text:tab/>#Interactive Mail Support Protocol</text:span></text:p>
      <text:p text:style-name="P1"><text:span text:style-name="T1">imsp<text:tab/>406/udp<text:tab/>#Interactive Mail Support Protocol</text:span></text:p>
      <text:p text:style-name="P1"><text:span text:style-name="T1">timbuktu<text:tab/>407/tcp<text:tab/>#</text:span></text:p>
      <text:p text:style-name="P1"><text:span text:style-name="T1">timbuktu<text:tab/>407/udp<text:tab/>#</text:span></text:p>
      <text:p text:style-name="P1"><text:span text:style-name="T1">prm-sm<text:tab/>408/tcp<text:tab/>#Prospero Resource Manager Sys. Man.</text:span></text:p>
      <text:p text:style-name="P1"><text:span text:style-name="T1">prm-sm<text:tab/>408/udp<text:tab/>#Prospero Resource Manager Sys. Man.</text:span></text:p>
      <text:p text:style-name="P1"><text:span text:style-name="T1">prm-nm<text:tab/>409/tcp<text:tab/>#Prospero Resource Manager Node Man.</text:span></text:p>
      <text:p text:style-name="P1"><text:span text:style-name="T1">prm-nm<text:tab/>409/udp<text:tab/>#Prospero Resource Manager Node Man.</text:span></text:p>
      <text:p text:style-name="P1"><text:span text:style-name="T1">decladebug<text:tab/>410/tcp<text:tab/>#DECLadebug Remote Debug Protocol</text:span></text:p>
      <text:p text:style-name="P1"><text:span text:style-name="T1">decladebug<text:tab/>410/udp<text:tab/>#DECLadebug Remote Debug Protocol</text:span></text:p>
      <text:p text:style-name="P1"><text:span text:style-name="T1">Backage<text:tab/>411/tcp<text:tab/>#[trojan] Backage</text:span></text:p>
      <text:p text:style-name="P1"><text:span text:style-name="T1">rmt<text:tab/>411/tcp<text:tab/>#Remote MT Protocol</text:span></text:p>
      <text:p text:style-name="P1"><text:span text:style-name="T1">rmt<text:tab/>411/udp<text:tab/>#Remote MT Protocol</text:span></text:p>
      <text:p text:style-name="P1"><text:span text:style-name="T1">synoptics-trap<text:tab/>412/tcp<text:tab/>#Trap Convention Port</text:span></text:p>
      <text:p text:style-name="P1"><text:span text:style-name="T1">synoptics-trap<text:tab/>412/udp<text:tab/>#Trap Convention Port</text:span></text:p>
      <text:p text:style-name="P1"><text:span text:style-name="T1">smsp<text:tab/>413/tcp<text:tab/>#</text:span></text:p>
      <text:p text:style-name="P1"><text:span text:style-name="T1">smsp<text:tab/>413/udp<text:tab/>#</text:span></text:p>
      <text:p text:style-name="P1"><text:span text:style-name="T1">infoseek<text:tab/>414/tcp<text:tab/>#</text:span></text:p>
      <text:p text:style-name="P1"><text:span text:style-name="T1">infoseek<text:tab/>414/udp<text:tab/>#</text:span></text:p>
      <text:p text:style-name="P1"><text:span text:style-name="T1">bnet<text:tab/>415/tcp<text:tab/>#</text:span></text:p>
      <text:p text:style-name="P1"><text:span text:style-name="T1">bnet<text:tab/>415/udp<text:tab/>#</text:span></text:p>
      <text:p text:style-name="P1"><text:span text:style-name="T1">silverplatter<text:tab/>416/tcp<text:tab/>#</text:span></text:p>
      <text:p text:style-name="P1"><text:span text:style-name="T1">silverplatter<text:tab/>416/udp<text:tab/>#</text:span></text:p>
      <text:p text:style-name="P1"><text:span text:style-name="T1">onmux<text:tab/>417/tcp<text:tab/>#</text:span></text:p>
      <text:p text:style-name="P1"><text:span text:style-name="T1">onmux<text:tab/>417/udp<text:tab/>#</text:span></text:p>
      <text:p text:style-name="P1"><text:span text:style-name="T1">hyper-g<text:tab/>418/tcp<text:tab/>#</text:span></text:p>
      <text:p text:style-name="P1"><text:span text:style-name="T1">hyper-g<text:tab/>418/udp<text:tab/>#</text:span></text:p>
      <text:p text:style-name="P1"><text:span text:style-name="T1">ariel1<text:tab/>419/tcp<text:tab/>#</text:span></text:p>
      <text:p text:style-name="P1"><text:span text:style-name="T1">ariel1<text:tab/>419/udp<text:tab/>#</text:span></text:p>
      <text:p text:style-name="P1"><text:span text:style-name="T1">Breach<text:tab/>420/tcp<text:tab/>#[trojan] Breach</text:span></text:p>
      <text:p text:style-name="P1"><text:span text:style-name="T1">Breach<text:tab/>420/tcp<text:tab/>#[trojan] Breach</text:span></text:p>
      <text:p text:style-name="P1"><text:span text:style-name="T1">Incognito<text:tab/>420/tcp<text:tab/>#[trojan] Incognito</text:span></text:p>
      <text:p text:style-name="P1"><text:span text:style-name="T1">smpte<text:tab/>420/tcp<text:tab/>#</text:span></text:p>
      <text:p text:style-name="P1"><text:span text:style-name="T1">smpte<text:tab/>420/udp<text:tab/>#</text:span></text:p>
      <text:p text:style-name="P1"><text:span text:style-name="T1">ariel2<text:tab/>421/tcp<text:tab/>#</text:span></text:p>
      <text:p text:style-name="P1"><text:span text:style-name="T1">TCPWrappers<text:tab/>421/tcp<text:tab/>#[trojan] TCP Wrappers</text:span></text:p>
      <text:p text:style-name="P1"><text:span text:style-name="T1">TCPWrapperstrojan<text:tab/>421/tcp<text:tab/>#[trojan] TCP Wrappers trojan</text:span></text:p>
      <text:p text:style-name="P1"><text:span text:style-name="T1">ariel2<text:tab/>421/udp<text:tab/>#</text:span></text:p>
      <text:p text:style-name="P1"><text:span text:style-name="T1">ariel3<text:tab/>422/tcp<text:tab/>#</text:span></text:p>
      <text:p text:style-name="P1"><text:span text:style-name="T1">ariel3<text:tab/>422/udp<text:tab/>#</text:span></text:p>
      <text:p text:style-name="P1"><text:span text:style-name="T1">opc-job-start<text:tab/>423/tcp<text:tab/>#IBM Operations Planning and Control Start</text:span></text:p>
      <text:p text:style-name="P1"><text:span text:style-name="T1">opc-job-start<text:tab/>423/udp<text:tab/>#IBM Operations Planning and Control Start</text:span></text:p>
      <text:p text:style-name="P1"><text:span text:style-name="T1">opc-job-track<text:tab/>424/tcp<text:tab/>#IBM Operations Planning and Control Track</text:span></text:p>
      <text:p text:style-name="P1"><text:span text:style-name="T1">opc-job-track<text:tab/>424/udp<text:tab/>#IBM Operations Planning and Control Track</text:span></text:p>
      <text:p text:style-name="P1"><text:span text:style-name="T1">icad-el<text:tab/>425/tcp<text:tab/>#</text:span></text:p>
      <text:p text:style-name="P1"><text:span text:style-name="T1">icad-el<text:tab/>425/udp<text:tab/>#</text:span></text:p>
      <text:p text:style-name="P1"><text:span text:style-name="T1">smartsdp<text:tab/>426/tcp<text:tab/>#</text:span></text:p>
      <text:p text:style-name="P1"><text:span text:style-name="T1">smartsdp<text:tab/>426/udp<text:tab/>#</text:span></text:p>
      <text:p text:style-name="P1"><text:span text:style-name="T1">svrloc<text:tab/>427/tcp<text:tab/>#Server Location</text:span></text:p>
      <text:p text:style-name="P1"><text:span text:style-name="T1">svrloc<text:tab/>427/udp<text:tab/>#Server Location</text:span></text:p>
      <text:p text:style-name="P1"><text:span text:style-name="T1">ocs_cmu<text:tab/>428/tcp<text:tab/>#</text:span></text:p>
      <text:p text:style-name="P1"><text:span text:style-name="T1">ocs_cmu<text:tab/>428/udp<text:tab/>#</text:span></text:p>
      <text:p text:style-name="P1"><text:span text:style-name="T1">ocs_amu<text:tab/>429/tcp<text:tab/>#</text:span></text:p>
      <text:p text:style-name="P1"><text:span text:style-name="T1">ocs_amu<text:tab/>429/udp<text:tab/>#</text:span></text:p>
      <text:p text:style-name="P1"><text:span text:style-name="T1">utmpsd<text:tab/>430/tcp<text:tab/>#</text:span></text:p>
      <text:p text:style-name="P1"><text:span text:style-name="T1">utmpsd<text:tab/>430/udp<text:tab/>#</text:span></text:p>
      <text:p text:style-name="P1"><text:span text:style-name="T1">utmpcd<text:tab/>431/tcp<text:tab/>#</text:span></text:p>
      <text:p text:style-name="P1"><text:span text:style-name="T1">utmpcd<text:tab/>431/udp<text:tab/>#</text:span></text:p>
      <text:p text:style-name="P1"><text:span text:style-name="T1">iasd<text:tab/>432/tcp<text:tab/>#</text:span></text:p>
      <text:p text:style-name="P1"><text:span text:style-name="T1">iasd<text:tab/>432/udp<text:tab/>#</text:span></text:p>
      <text:p text:style-name="P1"><text:span text:style-name="T1">nnsp<text:tab/>433/tcp<text:tab/>#Usenet<text:s text:c="2"/>Network News Transfer</text:span></text:p>
      <text:p text:style-name="P1"><text:span text:style-name="T1">nnsp<text:tab/>433/udp<text:tab/>#</text:span></text:p>
      <text:p text:style-name="P1"><text:span text:style-name="T1">mobileip-agent<text:tab/>434/tcp<text:tab/>#</text:span></text:p>
      <text:p text:style-name="P1"><text:span text:style-name="T1">mobileip-agent<text:tab/>434/udp<text:tab/>#</text:span></text:p>
      <text:p text:style-name="P1"><text:span text:style-name="T1">mobilip-mn<text:tab/>435/tcp<text:tab/>#</text:span></text:p>
      <text:p text:style-name="P1"><text:span text:style-name="T1">mobilip-mn<text:tab/>435/udp<text:tab/>#</text:span></text:p>
      <text:p text:style-name="P1"><text:span text:style-name="T1">dna-cml<text:tab/>436/tcp<text:tab/>#</text:span></text:p>
      <text:p text:style-name="P1"><text:span text:style-name="T1">dna-cml<text:tab/>436/udp<text:tab/>#</text:span></text:p>
      <text:p text:style-name="P1"><text:span text:style-name="T1">comscm<text:tab/>437/tcp<text:tab/>#</text:span></text:p>
      <text:p text:style-name="P1"><text:span text:style-name="T1">comscm<text:tab/>437/udp<text:tab/>#</text:span></text:p>
      <text:p text:style-name="P1"><text:span text:style-name="T1">dsfgw<text:tab/>438/tcp<text:tab/>#</text:span></text:p>
      <text:p text:style-name="P1"><text:span text:style-name="T1">dsfgw<text:tab/>438/udp<text:tab/>#</text:span></text:p>
      <text:p text:style-name="P1"><text:span text:style-name="T1">dasp<text:tab/>439/tcp<text:tab/>#</text:span></text:p>
      <text:p text:style-name="P1"><text:span text:style-name="T1">dasp<text:tab/>439/udp<text:tab/>#</text:span></text:p>
      <text:p text:style-name="P1"><text:span text:style-name="T1">sgcp<text:tab/>440/tcp<text:tab/>#</text:span></text:p>
      <text:p text:style-name="P1"><text:span text:style-name="T1">sgcp<text:tab/>440/udp<text:tab/>#</text:span></text:p>
      <text:p text:style-name="P1"><text:span text:style-name="T1">decvms-sysmgt<text:tab/>441/tcp<text:tab/>#</text:span></text:p>
      <text:p text:style-name="P1"><text:span text:style-name="T1">decvms-sysmgt<text:tab/>441/udp<text:tab/>#</text:span></text:p>
      <text:p text:style-name="P1"><text:span text:style-name="T1">cvc_hostd<text:tab/>442/tcp<text:tab/>#</text:span></text:p>
      <text:p text:style-name="P1"><text:span text:style-name="T1">cvc_hostd<text:tab/>442/udp<text:tab/>#</text:span></text:p>
      <text:p text:style-name="P1"><text:span text:style-name="T1">https<text:tab/>443/tcp<text:tab/>#HTTP protocol over TLS SSL</text:span></text:p>
      <text:p text:style-name="P1"><text:span text:style-name="T1">snpp<text:tab/>444/tcp<text:tab/>#Simple Network Paging Protocol</text:span></text:p>
      <text:p text:style-name="P1"><text:span text:style-name="T1">snpp<text:tab/>444/udp<text:tab/>#Simple Network Paging Protocol</text:span></text:p>
      <text:p text:style-name="P1"><text:span text:style-name="T1">microsoft-ds<text:tab/>445/tcp<text:tab/>#Win2k+ Server Message Block</text:span></text:p>
      <text:p text:style-name="P1"><text:span text:style-name="T1">microsoft-ds<text:tab/>445/udp<text:tab/>#Win2k+ Server Message Block</text:span></text:p>
      <text:p text:style-name="P1"><text:span text:style-name="T1">ddm-rdb<text:tab/>446/tcp<text:tab/>#</text:span></text:p>
      <text:p text:style-name="P1"><text:span text:style-name="T1">ddm-rdb<text:tab/>446/udp<text:tab/>#</text:span></text:p>
      <text:p text:style-name="P1"><text:span text:style-name="T1">ddm-dfm<text:tab/>447/tcp<text:tab/>#</text:span></text:p>
      <text:p text:style-name="P1"><text:span text:style-name="T1">ddm-dfm<text:tab/>447/udp<text:tab/>#</text:span></text:p>
      <text:p text:style-name="P1"><text:span text:style-name="T1">ddm-ssl<text:tab/>448/tcp<text:tab/>#DDM-SSL</text:span></text:p>
      <text:p text:style-name="P1"><text:span text:style-name="T1">as-servermap<text:tab/>449/tcp<text:tab/>#AS Server Mapper</text:span></text:p>
      <text:p text:style-name="P1"><text:span text:style-name="T1">as-servermap<text:tab/>449/udp<text:tab/>#AS Server Mapper</text:span></text:p>
      <text:p text:style-name="P1"><text:span text:style-name="T1">tserver<text:tab/>450/tcp<text:tab/>#</text:span></text:p>
      <text:p text:style-name="P1"><text:span text:style-name="T1">tserver<text:tab/>450/udp<text:tab/>#</text:span></text:p>
      <text:p text:style-name="P1"><text:span text:style-name="T1">sfs-smp-net<text:tab/>451/tcp<text:tab/>#Cray Network Semaphore server</text:span></text:p>
      <text:p text:style-name="P1"><text:span text:style-name="T1">sfs-smp-net<text:tab/>451/udp<text:tab/>#Cray Network Semaphore server</text:span></text:p>
      <text:p text:style-name="P1"><text:span text:style-name="T1">sfs-config<text:tab/>452/tcp<text:tab/>#Cray SFS config server</text:span></text:p>
      <text:p text:style-name="P1"><text:span text:style-name="T1">sfs-config<text:tab/>452/udp<text:tab/>#Cray SFS config server</text:span></text:p>
      <text:p text:style-name="P1"><text:span text:style-name="T1">creativeserver<text:tab/>453/tcp<text:tab/>#</text:span></text:p>
      <text:p text:style-name="P1"><text:span text:style-name="T1">creativeserver<text:tab/>453/udp<text:tab/>#</text:span></text:p>
      <text:p text:style-name="P1"><text:span text:style-name="T1">contentserver<text:tab/>454/tcp<text:tab/>#</text:span></text:p>
      <text:p text:style-name="P1"><text:span text:style-name="T1">contentserver<text:tab/>454/udp<text:tab/>#</text:span></text:p>
      <text:p text:style-name="P1"><text:span text:style-name="T1">creativepartnr<text:tab/>455/tcp<text:tab/>#</text:span></text:p>
      <text:p text:style-name="P1"><text:span text:style-name="T1">FatalConnections<text:tab/>455/tcp<text:tab/>#[trojan] Fatal Connections</text:span></text:p>
      <text:p text:style-name="P1"><text:span text:style-name="T1">creativepartnr<text:tab/>455/udp<text:tab/>#</text:span></text:p>
      <text:p text:style-name="P1"><text:span text:style-name="T1">HackersParadise<text:tab/>456/tcp<text:tab/>#[trojan] Hackers Paradise</text:span></text:p>
      <text:p text:style-name="P1"><text:span text:style-name="T1">HackersParadise<text:tab/>456/tcp<text:tab/>#[trojan] Hackers Paradise</text:span></text:p>
      <text:p text:style-name="P1"><text:span text:style-name="T1">macon-tcp<text:tab/>456/tcp<text:tab/>#</text:span></text:p>
      <text:p text:style-name="P1"><text:span text:style-name="T1">macon-udp<text:tab/>456/udp<text:tab/>#</text:span></text:p>
      <text:p text:style-name="P1"><text:span text:style-name="T1">scohelp<text:tab/>457/tcp<text:tab/>#</text:span></text:p>
      <text:p text:style-name="P1"><text:span text:style-name="T1">scohelp<text:tab/>457/udp<text:tab/>#</text:span></text:p>
      <text:p text:style-name="P1"><text:span text:style-name="T1">appleqtc<text:tab/>458/tcp<text:tab/>#apple quick time</text:span></text:p>
      <text:p text:style-name="P1"><text:span text:style-name="T1">appleqtc<text:tab/>458/udp<text:tab/>#apple quick time</text:span></text:p>
      <text:p text:style-name="P1"><text:span text:style-name="T1">ampr-rcmd<text:tab/>459/tcp<text:tab/>#</text:span></text:p>
      <text:p text:style-name="P1"><text:span text:style-name="T1">ampr-rcmd<text:tab/>459/udp<text:tab/>#</text:span></text:p>
      <text:p text:style-name="P1"><text:span text:style-name="T1">skronk<text:tab/>460/tcp<text:tab/>#</text:span></text:p>
      <text:p text:style-name="P1"><text:span text:style-name="T1">skronk<text:tab/>460/udp<text:tab/>#</text:span></text:p>
      <text:p text:style-name="P1"><text:span text:style-name="T1">datasurfsrv<text:tab/>461/tcp<text:tab/>#</text:span></text:p>
      <text:p text:style-name="P1"><text:span text:style-name="T1">datasurfsrv<text:tab/>461/udp<text:tab/>#</text:span></text:p>
      <text:p text:style-name="P1"><text:span text:style-name="T1">datasurfsrvsec<text:tab/>462/tcp<text:tab/>#</text:span></text:p>
      <text:p text:style-name="P1"><text:span text:style-name="T1">datasurfsrvsec<text:tab/>462/udp<text:tab/>#</text:span></text:p>
      <text:p text:style-name="P1"><text:span text:style-name="T1">alpes<text:tab/>463/tcp<text:tab/>#</text:span></text:p>
      <text:p text:style-name="P1"><text:span text:style-name="T1">alpes<text:tab/>463/udp<text:tab/>#</text:span></text:p>
      <text:p text:style-name="P1"><text:span text:style-name="T1">kpasswd<text:tab/>464/tcp<text:tab/>#kpasswd</text:span></text:p>
      <text:p text:style-name="P1"><text:span text:style-name="T1">kpasswd<text:tab/>464/udp<text:tab/>#kpasswd</text:span></text:p>
      <text:p text:style-name="P1"><text:span text:style-name="T1">smtps<text:tab/>465/tcp<text:tab/>#smtp protocol over TLS SSL (was ssmtp) ssmtp)</text:span></text:p>
      <text:p text:style-name="P1"><text:span text:style-name="T1">smtps<text:tab/>465/udp<text:tab/>#smtp protocol over TLS SSL (was ssmtp) ssmtp)</text:span></text:p>
      <text:p text:style-name="P1"><text:span text:style-name="T1">digital-vrc<text:tab/>466/tcp<text:tab/>#</text:span></text:p>
      <text:p text:style-name="P1"><text:span text:style-name="T1">digital-vrc<text:tab/>466/udp<text:tab/>#</text:span></text:p>
      <text:p text:style-name="P1"><text:span text:style-name="T1">mylex-mapd<text:tab/>467/tcp<text:tab/>#</text:span></text:p>
      <text:p text:style-name="P1"><text:span text:style-name="T1">mylex-mapd<text:tab/>467/udp<text:tab/>#</text:span></text:p>
      <text:p text:style-name="P1"><text:span text:style-name="T1">photuris<text:tab/>468/tcp<text:tab/>#Photuris Key Management</text:span></text:p>
      <text:p text:style-name="P1"><text:span text:style-name="T1">photuris<text:tab/>468/udp<text:tab/>#</text:span></text:p>
      <text:p text:style-name="P1"><text:span text:style-name="T1">rcp<text:tab/>469/tcp<text:tab/>#Radio Control Protocol</text:span></text:p>
      <text:p text:style-name="P1"><text:span text:style-name="T1">rcp<text:tab/>469/udp<text:tab/>#Radio Control Protocol</text:span></text:p>
      <text:p text:style-name="P1"><text:span text:style-name="T1">scx-proxy<text:tab/>470/tcp<text:tab/>#</text:span></text:p>
      <text:p text:style-name="P1"><text:span text:style-name="T1">scx-proxy<text:tab/>470/udp<text:tab/>#</text:span></text:p>
      <text:p text:style-name="P1"><text:span text:style-name="T1">mondex<text:tab/>471/tcp<text:tab/>#</text:span></text:p>
      <text:p text:style-name="P1"><text:span text:style-name="T1">mondex<text:tab/>471/udp<text:tab/>#</text:span></text:p>
      <text:p text:style-name="P1"><text:span text:style-name="T1">ljk-login<text:tab/>472/tcp<text:tab/>#</text:span></text:p>
      <text:p text:style-name="P1"><text:span text:style-name="T1">ljk-login<text:tab/>472/udp<text:tab/>#</text:span></text:p>
      <text:p text:style-name="P1"><text:span text:style-name="T1">hybrid-pop<text:tab/>473/tcp<text:tab/>#</text:span></text:p>
      <text:p text:style-name="P1"><text:span text:style-name="T1">hybrid-pop<text:tab/>473/udp<text:tab/>#</text:span></text:p>
      <text:p text:style-name="P1"><text:span text:style-name="T1">tn-tl-w1<text:tab/>474/tcp<text:tab/>#</text:span></text:p>
      <text:p text:style-name="P1"><text:span text:style-name="T1">tn-tl-w2<text:tab/>474/udp<text:tab/>#</text:span></text:p>
      <text:p text:style-name="P1"><text:span text:style-name="T1">tcpnethaspsrv<text:tab/>475/tcp<text:tab/>#</text:span></text:p>
      <text:p text:style-name="P1"><text:span text:style-name="T1">tcpnethaspsrv<text:tab/>475/udp<text:tab/>#</text:span></text:p>
      <text:p text:style-name="P1"><text:span text:style-name="T1">tn-tl-fd1<text:tab/>476/tcp<text:tab/>#</text:span></text:p>
      <text:p text:style-name="P1"><text:span text:style-name="T1">tn-tl-fd1<text:tab/>476/udp<text:tab/>#</text:span></text:p>
      <text:p text:style-name="P1"><text:span text:style-name="T1">ss7ns<text:tab/>477/tcp<text:tab/>#</text:span></text:p>
      <text:p text:style-name="P1"><text:span text:style-name="T1">ss7ns<text:tab/>477/udp<text:tab/>#</text:span></text:p>
      <text:p text:style-name="P1"><text:span text:style-name="T1">spsc<text:tab/>478/tcp<text:tab/>#</text:span></text:p>
      <text:p text:style-name="P1"><text:span text:style-name="T1">spsc<text:tab/>478/udp<text:tab/>#</text:span></text:p>
      <text:p text:style-name="P1"><text:span text:style-name="T1">iafserver<text:tab/>479/tcp<text:tab/>#</text:span></text:p>
      <text:p text:style-name="P1"><text:span text:style-name="T1">iafserver<text:tab/>479/udp<text:tab/>#</text:span></text:p>
      <text:p text:style-name="P1"><text:span text:style-name="T1">iafdbase<text:tab/>480/tcp<text:tab/>#iafdbase</text:span></text:p>
      <text:p text:style-name="P1"><text:span text:style-name="T1">loadsrv<text:tab/>480/tcp<text:tab/>#</text:span></text:p>
      <text:p text:style-name="P1"><text:span text:style-name="T1">iafdbase<text:tab/>480/udp<text:tab/>#</text:span></text:p>
      <text:p text:style-name="P1"><text:span text:style-name="T1">dvs<text:tab/>481/tcp<text:tab/>#</text:span></text:p>
      <text:p text:style-name="P1"><text:span text:style-name="T1">ph<text:tab/>481/tcp<text:tab/>#Ph service</text:span></text:p>
      <text:p text:style-name="P1"><text:span text:style-name="T1">ph<text:tab/>481/udp<text:tab/>#</text:span></text:p>
      <text:p text:style-name="P1"><text:span text:style-name="T1">bgs-nsi<text:tab/>482/tcp<text:tab/>#</text:span></text:p>
      <text:p text:style-name="P1"><text:span text:style-name="T1">bgs-nsi<text:tab/>482/udp<text:tab/>#bgs-nsi</text:span></text:p>
      <text:p text:style-name="P1"><text:span text:style-name="T1">xlog<text:tab/>482/udp<text:tab/>#</text:span></text:p>
      <text:p text:style-name="P1"><text:span text:style-name="T1">ulpnet<text:tab/>483/tcp<text:tab/>#</text:span></text:p>
      <text:p text:style-name="P1"><text:span text:style-name="T1">ulpnet<text:tab/>483/udp<text:tab/>#</text:span></text:p>
      <text:p text:style-name="P1"><text:span text:style-name="T1">integra-sme<text:tab/>484/tcp<text:tab/>#Integra Software Management Environment</text:span></text:p>
      <text:p text:style-name="P1"><text:span text:style-name="T1">integra-sme<text:tab/>484/udp<text:tab/>#Integra Software Management Environment</text:span></text:p>
      <text:p text:style-name="P1"><text:span text:style-name="T1">powerburst<text:tab/>485/tcp<text:tab/>#Air Soft Power Burst</text:span></text:p>
      <text:p text:style-name="P1"><text:span text:style-name="T1">powerburst<text:tab/>485/udp<text:tab/>#Air Soft Power Burst</text:span></text:p>
      <text:p text:style-name="P1"><text:span text:style-name="T1">avian<text:tab/>486/tcp<text:tab/>#avian</text:span></text:p>
      <text:p text:style-name="P1"><text:span text:style-name="T1">sstats<text:tab/>486/tcp<text:tab/>#</text:span></text:p>
      <text:p text:style-name="P1"><text:span text:style-name="T1">avian<text:tab/>486/udp<text:tab/>#</text:span></text:p>
      <text:p text:style-name="P1"><text:span text:style-name="T1">saft<text:tab/>487/tcp<text:tab/>#saft Simple Asynchronous File Transfer</text:span></text:p>
      <text:p text:style-name="P1"><text:span text:style-name="T1">saft<text:tab/>487/udp<text:tab/>#saft Simple Asynchronous File Transfer</text:span></text:p>
      <text:p text:style-name="P1"><text:span text:style-name="T1">gss-http<text:tab/>488/tcp<text:tab/>#</text:span></text:p>
      <text:p text:style-name="P1"><text:span text:style-name="T1">gss-http<text:tab/>488/udp<text:tab/>#</text:span></text:p>
      <text:p text:style-name="P1"><text:span text:style-name="T1">nest-protocol<text:tab/>489/tcp<text:tab/>#</text:span></text:p>
      <text:p text:style-name="P1"><text:span text:style-name="T1">nest-protocol<text:tab/>489/udp<text:tab/>#</text:span></text:p>
      <text:p text:style-name="P1"><text:span text:style-name="T1">micom-pfs<text:tab/>490/tcp<text:tab/>#</text:span></text:p>
      <text:p text:style-name="P1"><text:span text:style-name="T1">micom-pfs<text:tab/>490/udp<text:tab/>#</text:span></text:p>
      <text:p text:style-name="P1"><text:span text:style-name="T1">go-login<text:tab/>491/tcp<text:tab/>#</text:span></text:p>
      <text:p text:style-name="P1"><text:span text:style-name="T1">go-login<text:tab/>491/udp<text:tab/>#</text:span></text:p>
      <text:p text:style-name="P1"><text:span text:style-name="T1">ticf-1<text:tab/>492/tcp<text:tab/>#Transport Independent Convergence for FNA</text:span></text:p>
      <text:p text:style-name="P1"><text:span text:style-name="T1">ticf-1<text:tab/>492/udp<text:tab/>#Transport Independent Convergence for FNA</text:span></text:p>
      <text:p text:style-name="P1"><text:span text:style-name="T1">ticf-2<text:tab/>493/tcp<text:tab/>#Transport Independent Convergence for FNA</text:span></text:p>
      <text:p text:style-name="P1"><text:span text:style-name="T1">ticf-2<text:tab/>493/udp<text:tab/>#Transport Independent Convergence for FNA</text:span></text:p>
      <text:p text:style-name="P1"><text:span text:style-name="T1">pov-ray<text:tab/>494/tcp<text:tab/>#</text:span></text:p>
      <text:p text:style-name="P1"><text:span text:style-name="T1">pov-ray<text:tab/>494/udp<text:tab/>#</text:span></text:p>
      <text:p text:style-name="P1"><text:span text:style-name="T1">intecourier<text:tab/>495/tcp<text:tab/>#</text:span></text:p>
      <text:p text:style-name="P1"><text:span text:style-name="T1">intecourier<text:tab/>495/udp<text:tab/>#</text:span></text:p>
      <text:p text:style-name="P1"><text:span text:style-name="T1">pim-rp-disc<text:tab/>496/tcp<text:tab/>#</text:span></text:p>
      <text:p text:style-name="P1"><text:span text:style-name="T1">pim-rp-disc<text:tab/>496/udp<text:tab/>#</text:span></text:p>
      <text:p text:style-name="P1"><text:span text:style-name="T1">dantz<text:tab/>497/tcp<text:tab/>#</text:span></text:p>
      <text:p text:style-name="P1"><text:span text:style-name="T1">dantz<text:tab/>497/udp<text:tab/>#</text:span></text:p>
      <text:p text:style-name="P1"><text:span text:style-name="T1">siam<text:tab/>498/tcp<text:tab/>#</text:span></text:p>
      <text:p text:style-name="P1"><text:span text:style-name="T1">siam<text:tab/>498/udp<text:tab/>#</text:span></text:p>
      <text:p text:style-name="P1"><text:span text:style-name="T1">iso-ill<text:tab/>499/tcp<text:tab/>#ISO ILL Protocol</text:span></text:p>
      <text:p text:style-name="P1"><text:span text:style-name="T1">iso-ill<text:tab/>499/udp<text:tab/>#ISO ILL Protocol</text:span></text:p>
      <text:p text:style-name="P1"><text:span text:style-name="T1">isakmp<text:tab/>500/tcp<text:tab/>#VPN Key Exchange</text:span></text:p>
      <text:p text:style-name="P1"><text:span text:style-name="T1">isakmp<text:tab/>500/udp<text:tab/>#VPN Key Exchange</text:span></text:p>
      <text:p text:style-name="P1"><text:span text:style-name="T1">stmf<text:tab/>501/tcp<text:tab/>#</text:span></text:p>
      <text:p text:style-name="P1"><text:span text:style-name="T1">stmf<text:tab/>501/udp<text:tab/>#</text:span></text:p>
      <text:p text:style-name="P1"><text:span text:style-name="T1">asa-appl-proto<text:tab/>502/tcp<text:tab/>#</text:span></text:p>
      <text:p text:style-name="P1"><text:span text:style-name="T1">asa-appl-proto<text:tab/>502/udp<text:tab/>#</text:span></text:p>
      <text:p text:style-name="P1"><text:span text:style-name="T1">intrinsa<text:tab/>503/tcp<text:tab/>#</text:span></text:p>
      <text:p text:style-name="P1"><text:span text:style-name="T1">intrinsa<text:tab/>503/udp<text:tab/>#</text:span></text:p>
      <text:p text:style-name="P1"><text:span text:style-name="T1">citadel<text:tab/>504/tcp<text:tab/>#</text:span></text:p>
      <text:p text:style-name="P1"><text:span text:style-name="T1">citadel<text:tab/>504/udp<text:tab/>#</text:span></text:p>
      <text:p text:style-name="P1"><text:span text:style-name="T1">mailbox-lm<text:tab/>505/tcp<text:tab/>#</text:span></text:p>
      <text:p text:style-name="P1"><text:span text:style-name="T1">mailbox-lm<text:tab/>505/udp<text:tab/>#</text:span></text:p>
      <text:p text:style-name="P1"><text:span text:style-name="T1">ohimsrv<text:tab/>506/tcp<text:tab/>#</text:span></text:p>
      <text:p text:style-name="P1"><text:span text:style-name="T1">ohimsrv<text:tab/>506/udp<text:tab/>#</text:span></text:p>
      <text:p text:style-name="P1"><text:span text:style-name="T1">crs<text:tab/>507/tcp<text:tab/>#</text:span></text:p>
      <text:p text:style-name="P1"><text:span text:style-name="T1">crs<text:tab/>507/udp<text:tab/>#</text:span></text:p>
      <text:p text:style-name="P1"><text:span text:style-name="T1">xvttp<text:tab/>508/tcp<text:tab/>#</text:span></text:p>
      <text:p text:style-name="P1"><text:span text:style-name="T1">xvttp<text:tab/>508/udp<text:tab/>#</text:span></text:p>
      <text:p text:style-name="P1"><text:span text:style-name="T1">snare<text:tab/>509/tcp<text:tab/>#</text:span></text:p>
      <text:p text:style-name="P1"><text:span text:style-name="T1">snare<text:tab/>509/udp<text:tab/>#</text:span></text:p>
      <text:p text:style-name="P1"><text:span text:style-name="T1">fcp<text:tab/>510/tcp<text:tab/>#FirstClass Protocol</text:span></text:p>
      <text:p text:style-name="P1"><text:span text:style-name="T1">t0rnkit-sshd<text:tab/>510/tcp<text:tab/>#[trojan] t0rnkit sshd backdoor</text:span></text:p>
      <text:p text:style-name="P1"><text:span text:style-name="T1">fcp<text:tab/>510/udp<text:tab/>#FirstClass Protocol</text:span></text:p>
      <text:p text:style-name="P1"><text:span text:style-name="T1">passgo<text:tab/>511/tcp<text:tab/>#</text:span></text:p>
      <text:p text:style-name="P1"><text:span text:style-name="T1">T0rnRootkit<text:tab/>511/tcp<text:tab/>#[trojan] T0rn Rootkit</text:span></text:p>
      <text:p text:style-name="P1"><text:span text:style-name="T1">passgo<text:tab/>511/udp<text:tab/>#</text:span></text:p>
      <text:p text:style-name="P1"><text:span text:style-name="T1">exec<text:tab/>512/tcp<text:tab/>#BSD rexecd(8)</text:span></text:p>
      <text:p text:style-name="P1"><text:span text:style-name="T1">biff<text:tab/>512/udp<text:tab/>#comsat</text:span></text:p>
      <text:p text:style-name="P1"><text:span text:style-name="T1">comsat<text:tab/>512/udp<text:tab/>#</text:span></text:p>
      <text:p text:style-name="P1"><text:span text:style-name="T1">Grlogin<text:tab/>513/tcp<text:tab/>#[trojan] Grlogin</text:span></text:p>
      <text:p text:style-name="P1"><text:span text:style-name="T1">Grlogin<text:tab/>513/tcp<text:tab/>#[trojan] Grlogin</text:span></text:p>
      <text:p text:style-name="P1"><text:span text:style-name="T1">login<text:tab/>513/tcp<text:tab/>#BSD rlogind(8)</text:span></text:p>
      <text:p text:style-name="P1"><text:span text:style-name="T1">who<text:tab/>513/udp<text:tab/>#BSD rwhod(8)</text:span></text:p>
      <text:p text:style-name="P1"><text:span text:style-name="T1">RPCBackdoor<text:tab/>514/tcp<text:tab/>#[trojan] RPC Backdoor</text:span></text:p>
      <text:p text:style-name="P1"><text:span text:style-name="T1">RPCBackdoor<text:tab/>514/tcp<text:tab/>#[trojan] RPC Backdoor</text:span></text:p>
      <text:p text:style-name="P1"><text:span text:style-name="T1">shell<text:tab/>514/tcp<text:tab/>#BSD rshd(8)</text:span></text:p>
      <text:p text:style-name="P1"><text:span text:style-name="T1">syslog<text:tab/>514/udp<text:tab/>#</text:span></text:p>
      <text:p text:style-name="P1"><text:span text:style-name="T1">printer<text:tab/>515/tcp<text:tab/>#spooler</text:span></text:p>
      <text:p text:style-name="P1"><text:span text:style-name="T1">printer<text:tab/>515/udp<text:tab/>#spooler</text:span></text:p>
      <text:p text:style-name="P1"><text:span text:style-name="T1">videotex<text:tab/>516/tcp<text:tab/>#</text:span></text:p>
      <text:p text:style-name="P1"><text:span text:style-name="T1">videotex<text:tab/>516/udp<text:tab/>#</text:span></text:p>
      <text:p text:style-name="P1"><text:span text:style-name="T1">talk<text:tab/>517/tcp<text:tab/>#like tenex link<text:s text:c="2"/>but across</text:span></text:p>
      <text:p text:style-name="P1"><text:span text:style-name="T1">talk<text:tab/>517/udp<text:tab/>#like tenex link<text:s text:c="2"/>but across</text:span></text:p>
      <text:p text:style-name="P1"><text:span text:style-name="T1">ntalk<text:tab/>518/tcp<text:tab/>#</text:span></text:p>
      <text:p text:style-name="P1"><text:span text:style-name="T1">ntalk<text:tab/>518/udp<text:tab/>#</text:span></text:p>
      <text:p text:style-name="P1"><text:span text:style-name="T1">utime<text:tab/>519/tcp<text:tab/>#unixtime</text:span></text:p>
      <text:p text:style-name="P1"><text:span text:style-name="T1">utime<text:tab/>519/udp<text:tab/>#unixtime</text:span></text:p>
      <text:p text:style-name="P1"><text:span text:style-name="T1">efs<text:tab/>520/tcp<text:tab/>#extended file name server</text:span></text:p>
      <text:p text:style-name="P1"><text:span text:style-name="T1">route<text:tab/>520/udp<text:tab/>#router routed -- RIP</text:span></text:p>
      <text:p text:style-name="P1"><text:span text:style-name="T1">ripng<text:tab/>521/tcp<text:tab/>#</text:span></text:p>
      <text:p text:style-name="P1"><text:span text:style-name="T1">ripng<text:tab/>521/udp<text:tab/>#</text:span></text:p>
      <text:p text:style-name="P1"><text:span text:style-name="T1">ulp<text:tab/>522/tcp<text:tab/>#</text:span></text:p>
      <text:p text:style-name="P1"><text:span text:style-name="T1">ulp<text:tab/>522/udp<text:tab/>#</text:span></text:p>
      <text:p text:style-name="P1"><text:span text:style-name="T1">ibm-db2<text:tab/>523/tcp<text:tab/>#</text:span></text:p>
      <text:p text:style-name="P1"><text:span text:style-name="T1">ibm-db2<text:tab/>523/udp<text:tab/>#</text:span></text:p>
      <text:p text:style-name="P1"><text:span text:style-name="T1">ncp<text:tab/>524/tcp<text:tab/>#</text:span></text:p>
      <text:p text:style-name="P1"><text:span text:style-name="T1">ncp<text:tab/>524/udp<text:tab/>#</text:span></text:p>
      <text:p text:style-name="P1"><text:span text:style-name="T1">timed<text:tab/>525/tcp<text:tab/>#timeserver</text:span></text:p>
      <text:p text:style-name="P1"><text:span text:style-name="T1">timed<text:tab/>525/udp<text:tab/>#timeserver</text:span></text:p>
      <text:p text:style-name="P1"><text:span text:style-name="T1">tempo<text:tab/>526/tcp<text:tab/>#newdate</text:span></text:p>
      <text:p text:style-name="P1"><text:span text:style-name="T1">tempo<text:tab/>526/udp<text:tab/>#newdate</text:span></text:p>
      <text:p text:style-name="P1"><text:span text:style-name="T1">stx<text:tab/>527/tcp<text:tab/>#Stock IXChange</text:span></text:p>
      <text:p text:style-name="P1"><text:span text:style-name="T1">stx<text:tab/>527/udp<text:tab/>#Stock IXChange</text:span></text:p>
      <text:p text:style-name="P1"><text:span text:style-name="T1">custix<text:tab/>528/tcp<text:tab/>#Customer IXChange</text:span></text:p>
      <text:p text:style-name="P1"><text:span text:style-name="T1">custix<text:tab/>528/udp<text:tab/>#Customer IXChange</text:span></text:p>
      <text:p text:style-name="P1"><text:span text:style-name="T1">irc-serv<text:tab/>529/tcp<text:tab/>#</text:span></text:p>
      <text:p text:style-name="P1"><text:span text:style-name="T1">irc-serv<text:tab/>529/udp<text:tab/>#</text:span></text:p>
      <text:p text:style-name="P1"><text:span text:style-name="T1">courier<text:tab/>530/tcp<text:tab/>#rpc</text:span></text:p>
      <text:p text:style-name="P1"><text:span text:style-name="T1">courier<text:tab/>530/udp<text:tab/>#rpc</text:span></text:p>
      <text:p text:style-name="P1"><text:span text:style-name="T1">conference<text:tab/>531/tcp<text:tab/>#chat</text:span></text:p>
      <text:p text:style-name="P1"><text:span text:style-name="T1">Net666<text:tab/>531/tcp<text:tab/>#[trojan] Net666</text:span></text:p>
      <text:p text:style-name="P1"><text:span text:style-name="T1">Rasmin<text:tab/>531/tcp<text:tab/>#[trojan] Rasmin</text:span></text:p>
      <text:p text:style-name="P1"><text:span text:style-name="T1">Rasmin<text:tab/>531/tcp<text:tab/>#[trojan] Rasmin</text:span></text:p>
      <text:p text:style-name="P1"><text:span text:style-name="T1">conference<text:tab/>531/udp<text:tab/>#chat</text:span></text:p>
      <text:p text:style-name="P1"><text:span text:style-name="T1">netnews<text:tab/>532/tcp<text:tab/>#readnews</text:span></text:p>
      <text:p text:style-name="P1"><text:span text:style-name="T1">netnews<text:tab/>532/udp<text:tab/>#readnews</text:span></text:p>
      <text:p text:style-name="P1"><text:span text:style-name="T1">ibm-db2<text:tab/>532/tcp<text:tab/>#IBM DB2 admin listener</text:span></text:p>
      <text:p text:style-name="P1"><text:span text:style-name="T1">netwall<text:tab/>533/tcp<text:tab/>#netwall for emergency broadcasts</text:span></text:p>
      <text:p text:style-name="P1"><text:span text:style-name="T1">netwall<text:tab/>533/udp<text:tab/>#netwall for emergency broadcasts</text:span></text:p>
      <text:p text:style-name="P1"><text:span text:style-name="T1">mm-admin<text:tab/>534/tcp<text:tab/>#MegaMedia Admin</text:span></text:p>
      <text:p text:style-name="P1"><text:span text:style-name="T1">mm-admin<text:tab/>534/udp<text:tab/>#MegaMedia Admin</text:span></text:p>
      <text:p text:style-name="P1"><text:span text:style-name="T1">iiop<text:tab/>535/tcp<text:tab/>#</text:span></text:p>
      <text:p text:style-name="P1"><text:span text:style-name="T1">iiop<text:tab/>535/udp<text:tab/>#</text:span></text:p>
      <text:p text:style-name="P1"><text:span text:style-name="T1">opalis-rdv<text:tab/>536/tcp<text:tab/>#</text:span></text:p>
      <text:p text:style-name="P1"><text:span text:style-name="T1">opalis-rdv<text:tab/>536/udp<text:tab/>#</text:span></text:p>
      <text:p text:style-name="P1"><text:span text:style-name="T1">nmsp<text:tab/>537/tcp<text:tab/>#Networked Media Streaming Protocol</text:span></text:p>
      <text:p text:style-name="P1"><text:span text:style-name="T1">nmsp<text:tab/>537/udp<text:tab/>#Networked Media Streaming Protocol</text:span></text:p>
      <text:p text:style-name="P1"><text:span text:style-name="T1">gdomap<text:tab/>538/tcp<text:tab/>#</text:span></text:p>
      <text:p text:style-name="P1"><text:span text:style-name="T1">gdomap<text:tab/>538/udp<text:tab/>#</text:span></text:p>
      <text:p text:style-name="P1"><text:span text:style-name="T1">apertus-ldp<text:tab/>539/tcp<text:tab/>#Apertus Technologies Load Determination</text:span></text:p>
      <text:p text:style-name="P1"><text:span text:style-name="T1">apertus-ldp<text:tab/>539/udp<text:tab/>#Apertus Technologies Load Determination</text:span></text:p>
      <text:p text:style-name="P1"><text:span text:style-name="T1">uucp<text:tab/>540/tcp<text:tab/>#uucpd</text:span></text:p>
      <text:p text:style-name="P1"><text:span text:style-name="T1">uucp<text:tab/>540/udp<text:tab/>#uucpd</text:span></text:p>
      <text:p text:style-name="P1"><text:span text:style-name="T1">uucp-rlogin<text:tab/>541/tcp<text:tab/>#</text:span></text:p>
      <text:p text:style-name="P1"><text:span text:style-name="T1">uucp-rlogin<text:tab/>541/udp<text:tab/>#</text:span></text:p>
      <text:p text:style-name="P1"><text:span text:style-name="T1">commerce<text:tab/>542/tcp<text:tab/>#</text:span></text:p>
      <text:p text:style-name="P1"><text:span text:style-name="T1">commerce<text:tab/>542/udp<text:tab/>#</text:span></text:p>
      <text:p text:style-name="P1"><text:span text:style-name="T1">klogin<text:tab/>543/tcp<text:tab/>#</text:span></text:p>
      <text:p text:style-name="P1"><text:span text:style-name="T1">klogin<text:tab/>543/udp<text:tab/>#</text:span></text:p>
      <text:p text:style-name="P1"><text:span text:style-name="T1">kshell<text:tab/>544/tcp<text:tab/>#krcmd</text:span></text:p>
      <text:p text:style-name="P1"><text:span text:style-name="T1">kshell<text:tab/>544/udp<text:tab/>#krcmd</text:span></text:p>
      <text:p text:style-name="P1"><text:span text:style-name="T1">appleqtcsrvr<text:tab/>545/tcp<text:tab/>#appleqtcsrvr</text:span></text:p>
      <text:p text:style-name="P1"><text:span text:style-name="T1">ekshell<text:tab/>545/tcp<text:tab/>#Kerberos encrypted remote shell #NAME?</text:span></text:p>
      <text:p text:style-name="P1"><text:span text:style-name="T1">appleqtcsrvr<text:tab/>545/udp<text:tab/>#</text:span></text:p>
      <text:p text:style-name="P1"><text:span text:style-name="T1">dhcpv6-client<text:tab/>546/tcp<text:tab/>#DHCPv6 Client</text:span></text:p>
      <text:p text:style-name="P1"><text:span text:style-name="T1">dhcpv6-client<text:tab/>546/udp<text:tab/>#DHCPv6 Client</text:span></text:p>
      <text:p text:style-name="P1"><text:span text:style-name="T1">dhcpv6-server<text:tab/>547/tcp<text:tab/>#DHCPv6 Server</text:span></text:p>
      <text:p text:style-name="P1"><text:span text:style-name="T1">dhcpv6-server<text:tab/>547/udp<text:tab/>#DHCPv6 Server</text:span></text:p>
      <text:p text:style-name="P1"><text:span text:style-name="T1">afpovertcp<text:tab/>548/tcp<text:tab/>#AFP over TCP</text:span></text:p>
      <text:p text:style-name="P1"><text:span text:style-name="T1">afpovertcp<text:tab/>548/udp<text:tab/>#AFP over TCP</text:span></text:p>
      <text:p text:style-name="P1"><text:span text:style-name="T1">idfp<text:tab/>549/tcp<text:tab/>#</text:span></text:p>
      <text:p text:style-name="P1"><text:span text:style-name="T1">idfp<text:tab/>549/udp<text:tab/>#</text:span></text:p>
      <text:p text:style-name="P1"><text:span text:style-name="T1">new-rwho<text:tab/>550/tcp<text:tab/>#new-who</text:span></text:p>
      <text:p text:style-name="P1"><text:span text:style-name="T1">new-rwho<text:tab/>550/udp<text:tab/>#new-who</text:span></text:p>
      <text:p text:style-name="P1"><text:span text:style-name="T1">cybercash<text:tab/>551/tcp<text:tab/>#</text:span></text:p>
      <text:p text:style-name="P1"><text:span text:style-name="T1">cybercash<text:tab/>551/udp<text:tab/>#</text:span></text:p>
      <text:p text:style-name="P1"><text:span text:style-name="T1">deviceshare<text:tab/>552/tcp<text:tab/>#</text:span></text:p>
      <text:p text:style-name="P1"><text:span text:style-name="T1">deviceshare<text:tab/>552/udp<text:tab/>#</text:span></text:p>
      <text:p text:style-name="P1"><text:span text:style-name="T1">pirp<text:tab/>553/tcp<text:tab/>#</text:span></text:p>
      <text:p text:style-name="P1"><text:span text:style-name="T1">pirp<text:tab/>553/udp<text:tab/>#</text:span></text:p>
      <text:p text:style-name="P1"><text:span text:style-name="T1">rtsp<text:tab/>554/tcp<text:tab/>#Real Time Stream Control Protocol</text:span></text:p>
      <text:p text:style-name="P1"><text:span text:style-name="T1">rtsp<text:tab/>554/udp<text:tab/>#Real Time Stream Control Protocol</text:span></text:p>
      <text:p text:style-name="P1"><text:span text:style-name="T1">711trojan<text:tab/>555/tcp<text:tab/>#[trojan] 711 trojan (Seven Eleven)</text:span></text:p>
      <text:p text:style-name="P1"><text:span text:style-name="T1">dsf<text:tab/>555/tcp<text:tab/>#</text:span></text:p>
      <text:p text:style-name="P1"><text:span text:style-name="T1">IniKiller<text:tab/>555/tcp<text:tab/>#[trojan] Ini-Killer</text:span></text:p>
      <text:p text:style-name="P1"><text:span text:style-name="T1">Ini-Killer<text:tab/>555/tcp<text:tab/>#[trojan] Ini-Killer</text:span></text:p>
      <text:p text:style-name="P1"><text:span text:style-name="T1">NetAdministrator<text:tab/>555/tcp<text:tab/>#[trojan] Net Administrator</text:span></text:p>
      <text:p text:style-name="P1"><text:span text:style-name="T1">Phase-0<text:tab/>555/tcp<text:tab/>#[trojan] Phase-0</text:span></text:p>
      <text:p text:style-name="P1"><text:span text:style-name="T1">PhaseZero<text:tab/>555/tcp<text:tab/>#[trojan] Phase Zero</text:span></text:p>
      <text:p text:style-name="P1"><text:span text:style-name="T1">StealthSpy<text:tab/>555/tcp<text:tab/>#[trojan] Stealth Spy</text:span></text:p>
      <text:p text:style-name="P1"><text:span text:style-name="T1">dsf<text:tab/>555/udp<text:tab/>#</text:span></text:p>
      <text:p text:style-name="P1"><text:span text:style-name="T1">remotefs<text:tab/>556/tcp<text:tab/>#rfs<text:s text:c="2"/>rfs_server<text:s text:c="2"/>Brunhoff remote filesystem</text:span></text:p>
      <text:p text:style-name="P1"><text:span text:style-name="T1">remotefs<text:tab/>556/udp<text:tab/>#rfs<text:s text:c="2"/>rfs_server<text:s text:c="2"/>Brunhoff remote filesystem</text:span></text:p>
      <text:p text:style-name="P1"><text:span text:style-name="T1">openvms-sysipc<text:tab/>557/tcp<text:tab/>#</text:span></text:p>
      <text:p text:style-name="P1"><text:span text:style-name="T1">openvms-sysipc<text:tab/>557/udp<text:tab/>#</text:span></text:p>
      <text:p text:style-name="P1"><text:span text:style-name="T1">sdnskmp<text:tab/>558/tcp<text:tab/>#</text:span></text:p>
      <text:p text:style-name="P1"><text:span text:style-name="T1">sdnskmp<text:tab/>558/udp<text:tab/>#</text:span></text:p>
      <text:p text:style-name="P1"><text:span text:style-name="T1">teedtap<text:tab/>559/tcp<text:tab/>#</text:span></text:p>
      <text:p text:style-name="P1"><text:span text:style-name="T1">teedtap<text:tab/>559/udp<text:tab/>#</text:span></text:p>
      <text:p text:style-name="P1"><text:span text:style-name="T1">rmonitor<text:tab/>560/tcp<text:tab/>#rmonitord</text:span></text:p>
      <text:p text:style-name="P1"><text:span text:style-name="T1">rmonitor<text:tab/>560/udp<text:tab/>#rmonitord</text:span></text:p>
      <text:p text:style-name="P1"><text:span text:style-name="T1">monitor<text:tab/>561/tcp<text:tab/>#</text:span></text:p>
      <text:p text:style-name="P1"><text:span text:style-name="T1">monitor<text:tab/>561/udp<text:tab/>#</text:span></text:p>
      <text:p text:style-name="P1"><text:span text:style-name="T1">chshell<text:tab/>562/tcp<text:tab/>#chcmd</text:span></text:p>
      <text:p text:style-name="P1"><text:span text:style-name="T1">chshell<text:tab/>562/udp<text:tab/>#chcmd</text:span></text:p>
      <text:p text:style-name="P1"><text:span text:style-name="T1">nntps<text:tab/>563/tcp<text:tab/>#nntp protocol over TLS SSL (was snntp)</text:span></text:p>
      <text:p text:style-name="P1"><text:span text:style-name="T1">snews<text:tab/>563/tcp<text:tab/>#</text:span></text:p>
      <text:p text:style-name="P1"><text:span text:style-name="T1">nntps<text:tab/>563/udp<text:tab/>#nntp protocol over TLS SSL (was snntp)</text:span></text:p>
      <text:p text:style-name="P1"><text:span text:style-name="T1">snews<text:tab/>563/udp<text:tab/>#</text:span></text:p>
      <text:p text:style-name="P1"><text:span text:style-name="T1">9pfs<text:tab/>564/tcp<text:tab/>#plan 9 file service</text:span></text:p>
      <text:p text:style-name="P1"><text:span text:style-name="T1">9pfs<text:tab/>564/udp<text:tab/>#plan 9 file service</text:span></text:p>
      <text:p text:style-name="P1"><text:span text:style-name="T1">whoami<text:tab/>565/tcp<text:tab/>#</text:span></text:p>
      <text:p text:style-name="P1"><text:span text:style-name="T1">whoami<text:tab/>565/udp<text:tab/>#</text:span></text:p>
      <text:p text:style-name="P1"><text:span text:style-name="T1">streettalk<text:tab/>566/tcp<text:tab/>#</text:span></text:p>
      <text:p text:style-name="P1"><text:span text:style-name="T1">streettalk<text:tab/>566/udp<text:tab/>#streettalk</text:span></text:p>
      <text:p text:style-name="P1"><text:span text:style-name="T1">banyan-rpc<text:tab/>567/tcp<text:tab/>#</text:span></text:p>
      <text:p text:style-name="P1"><text:span text:style-name="T1">banyan-rpc<text:tab/>567/udp<text:tab/>#</text:span></text:p>
      <text:p text:style-name="P1"><text:span text:style-name="T1">ms-shuttle<text:tab/>568/tcp<text:tab/>#Microsoft shuttle</text:span></text:p>
      <text:p text:style-name="P1"><text:span text:style-name="T1">ms-shuttle<text:tab/>568/udp<text:tab/>#Microsoft shuttle</text:span></text:p>
      <text:p text:style-name="P1"><text:span text:style-name="T1">ms-rome<text:tab/>569/tcp<text:tab/>#Microsoft rome</text:span></text:p>
      <text:p text:style-name="P1"><text:span text:style-name="T1">ms-rome<text:tab/>569/udp<text:tab/>#Microsoft rome</text:span></text:p>
      <text:p text:style-name="P1"><text:span text:style-name="T1">meter<text:tab/>570/tcp<text:tab/>#demon</text:span></text:p>
      <text:p text:style-name="P1"><text:span text:style-name="T1">meter<text:tab/>570/udp<text:tab/>#demon</text:span></text:p>
      <text:p text:style-name="P1"><text:span text:style-name="T1">meter<text:tab/>571/tcp<text:tab/>#udemon</text:span></text:p>
      <text:p text:style-name="P1"><text:span text:style-name="T1">umeter<text:tab/>571/tcp<text:tab/>#udemon</text:span></text:p>
      <text:p text:style-name="P1"><text:span text:style-name="T1">meter<text:tab/>571/udp<text:tab/>#udemon</text:span></text:p>
      <text:p text:style-name="P1"><text:span text:style-name="T1">umeter<text:tab/>571/udp<text:tab/>#udemon</text:span></text:p>
      <text:p text:style-name="P1"><text:span text:style-name="T1">sonar<text:tab/>572/tcp<text:tab/>#</text:span></text:p>
      <text:p text:style-name="P1"><text:span text:style-name="T1">sonar<text:tab/>572/udp<text:tab/>#</text:span></text:p>
      <text:p text:style-name="P1"><text:span text:style-name="T1">banyan-vip<text:tab/>573/tcp<text:tab/>#</text:span></text:p>
      <text:p text:style-name="P1"><text:span text:style-name="T1">banyan-vip<text:tab/>573/udp<text:tab/>#</text:span></text:p>
      <text:p text:style-name="P1"><text:span text:style-name="T1">ftp-agent<text:tab/>574/tcp<text:tab/>#FTP Software Agent System</text:span></text:p>
      <text:p text:style-name="P1"><text:span text:style-name="T1">ftp-agent<text:tab/>574/udp<text:tab/>#FTP Software Agent System</text:span></text:p>
      <text:p text:style-name="P1"><text:span text:style-name="T1">vemmi<text:tab/>575/tcp<text:tab/>#</text:span></text:p>
      <text:p text:style-name="P1"><text:span text:style-name="T1">vemmi<text:tab/>575/udp<text:tab/>#</text:span></text:p>
      <text:p text:style-name="P1"><text:span text:style-name="T1">ipcd<text:tab/>576/tcp<text:tab/>#</text:span></text:p>
      <text:p text:style-name="P1"><text:span text:style-name="T1">ipcd<text:tab/>576/udp<text:tab/>#</text:span></text:p>
      <text:p text:style-name="P1"><text:span text:style-name="T1">vnas<text:tab/>577/tcp<text:tab/>#</text:span></text:p>
      <text:p text:style-name="P1"><text:span text:style-name="T1">vnas<text:tab/>577/udp<text:tab/>#</text:span></text:p>
      <text:p text:style-name="P1"><text:span text:style-name="T1">ipdd<text:tab/>578/tcp<text:tab/>#</text:span></text:p>
      <text:p text:style-name="P1"><text:span text:style-name="T1">ipdd<text:tab/>578/udp<text:tab/>#</text:span></text:p>
      <text:p text:style-name="P1"><text:span text:style-name="T1">decbsrv<text:tab/>579/tcp<text:tab/>#</text:span></text:p>
      <text:p text:style-name="P1"><text:span text:style-name="T1">decbsrv<text:tab/>579/udp<text:tab/>#</text:span></text:p>
      <text:p text:style-name="P1"><text:span text:style-name="T1">sntp-heartbeat<text:tab/>580/tcp<text:tab/>#</text:span></text:p>
      <text:p text:style-name="P1"><text:span text:style-name="T1">sntp-heartbeat<text:tab/>580/udp<text:tab/>#</text:span></text:p>
      <text:p text:style-name="P1"><text:span text:style-name="T1">bdp<text:tab/>581/tcp<text:tab/>#Bundle Discovery Protocol</text:span></text:p>
      <text:p text:style-name="P1"><text:span text:style-name="T1">bdp<text:tab/>581/udp<text:tab/>#Bundle Discovery Protocol</text:span></text:p>
      <text:p text:style-name="P1"><text:span text:style-name="T1">scc-security<text:tab/>582/tcp<text:tab/>#</text:span></text:p>
      <text:p text:style-name="P1"><text:span text:style-name="T1">scc-security<text:tab/>582/udp<text:tab/>#</text:span></text:p>
      <text:p text:style-name="P1"><text:span text:style-name="T1">philips-vc<text:tab/>583/tcp<text:tab/>#Philips Video-Conferencing</text:span></text:p>
      <text:p text:style-name="P1"><text:span text:style-name="T1">philips-vc<text:tab/>583/udp<text:tab/>#Philips Video-Conferencing</text:span></text:p>
      <text:p text:style-name="P1"><text:span text:style-name="T1">keyserver<text:tab/>584/tcp<text:tab/>#</text:span></text:p>
      <text:p text:style-name="P1"><text:span text:style-name="T1">keyserver<text:tab/>584/udp<text:tab/>#</text:span></text:p>
      <text:p text:style-name="P1"><text:span text:style-name="T1">imap4-ssl<text:tab/>585/tcp<text:tab/>#IMAP4+SSL</text:span></text:p>
      <text:p text:style-name="P1"><text:span text:style-name="T1">password-chg<text:tab/>586/tcp<text:tab/>#</text:span></text:p>
      <text:p text:style-name="P1"><text:span text:style-name="T1">password-chg<text:tab/>586/udp<text:tab/>#</text:span></text:p>
      <text:p text:style-name="P1"><text:span text:style-name="T1">submission<text:tab/>587/tcp<text:tab/>#</text:span></text:p>
      <text:p text:style-name="P1"><text:span text:style-name="T1">submission<text:tab/>587/udp<text:tab/>#</text:span></text:p>
      <text:p text:style-name="P1"><text:span text:style-name="T1">cal<text:tab/>588/tcp<text:tab/>#</text:span></text:p>
      <text:p text:style-name="P1"><text:span text:style-name="T1">cal<text:tab/>588/udp<text:tab/>#</text:span></text:p>
      <text:p text:style-name="P1"><text:span text:style-name="T1">eyelink<text:tab/>589/tcp<text:tab/>#</text:span></text:p>
      <text:p text:style-name="P1"><text:span text:style-name="T1">eyelink<text:tab/>589/udp<text:tab/>#</text:span></text:p>
      <text:p text:style-name="P1"><text:span text:style-name="T1">tns-cml<text:tab/>590/tcp<text:tab/>#</text:span></text:p>
      <text:p text:style-name="P1"><text:span text:style-name="T1">tns-cml<text:tab/>590/udp<text:tab/>#</text:span></text:p>
      <text:p text:style-name="P1"><text:span text:style-name="T1">http-alt<text:tab/>591/tcp<text:tab/>#FileMaker<text:s text:c="2"/>Inc. - HTTP Alternate (see Port 80)</text:span></text:p>
      <text:p text:style-name="P1"><text:span text:style-name="T1">http-alt<text:tab/>591/udp<text:tab/>#FileMaker<text:s text:c="2"/>Inc. - HTTP Alternate (see Port 80)</text:span></text:p>
      <text:p text:style-name="P1"><text:span text:style-name="T1">eudora-set<text:tab/>592/tcp<text:tab/>#</text:span></text:p>
      <text:p text:style-name="P1"><text:span text:style-name="T1">eudora-set<text:tab/>592/udp<text:tab/>#</text:span></text:p>
      <text:p text:style-name="P1"><text:span text:style-name="T1">http-rpc-epmap<text:tab/>593/tcp<text:tab/>#HTTP RPC Ep Map</text:span></text:p>
      <text:p text:style-name="P1"><text:span text:style-name="T1">http-rpc-epmap<text:tab/>593/udp<text:tab/>#HTTP RPC Ep Map</text:span></text:p>
      <text:p text:style-name="P1"><text:span text:style-name="T1">tpip<text:tab/>594/tcp<text:tab/>#</text:span></text:p>
      <text:p text:style-name="P1"><text:span text:style-name="T1">tpip<text:tab/>594/udp<text:tab/>#</text:span></text:p>
      <text:p text:style-name="P1"><text:span text:style-name="T1">cab-protocol<text:tab/>595/tcp<text:tab/>#</text:span></text:p>
      <text:p text:style-name="P1"><text:span text:style-name="T1">cab-protocol<text:tab/>595/udp<text:tab/>#</text:span></text:p>
      <text:p text:style-name="P1"><text:span text:style-name="T1">smsd<text:tab/>596/tcp<text:tab/>#</text:span></text:p>
      <text:p text:style-name="P1"><text:span text:style-name="T1">smsd<text:tab/>596/udp<text:tab/>#</text:span></text:p>
      <text:p text:style-name="P1"><text:span text:style-name="T1">ptcnameservice<text:tab/>597/tcp<text:tab/>#PTC Name Service</text:span></text:p>
      <text:p text:style-name="P1"><text:span text:style-name="T1">ptcnameservice<text:tab/>597/udp<text:tab/>#PTC Name Service</text:span></text:p>
      <text:p text:style-name="P1"><text:span text:style-name="T1">sco-websrvrmg3<text:tab/>598/tcp<text:tab/>#SCO Web Server Manager 3</text:span></text:p>
      <text:p text:style-name="P1"><text:span text:style-name="T1">sco-websrvrmg3<text:tab/>598/udp<text:tab/>#SCO Web Server Manager 3</text:span></text:p>
      <text:p text:style-name="P1"><text:span text:style-name="T1">acp<text:tab/>599/tcp<text:tab/>#Aeolon Core Protocol</text:span></text:p>
      <text:p text:style-name="P1"><text:span text:style-name="T1">acp<text:tab/>599/udp<text:tab/>#Aeolon Core Protocol</text:span></text:p>
      <text:p text:style-name="P1"><text:span text:style-name="T1">ipcserver<text:tab/>600/tcp<text:tab/>#Sun IPC server</text:span></text:p>
      <text:p text:style-name="P1"><text:span text:style-name="T1">Sadmind<text:tab/>600/tcp<text:tab/>#[trojan] Sadmind</text:span></text:p>
      <text:p text:style-name="P1"><text:span text:style-name="T1">ipcserver<text:tab/>600/udp<text:tab/>#Sun IPC server</text:span></text:p>
      <text:p text:style-name="P1"><text:span text:style-name="T1">SecretService<text:tab/>605/tcp<text:tab/>#[trojan] Secret Service</text:span></text:p>
      <text:p text:style-name="P1"><text:span text:style-name="T1">SecretService<text:tab/>605/tcp<text:tab/>#[trojan] Secret Service</text:span></text:p>
      <text:p text:style-name="P1"><text:span text:style-name="T1">urm<text:tab/>606/tcp<text:tab/>#Cray Unified Resource Manager</text:span></text:p>
      <text:p text:style-name="P1"><text:span text:style-name="T1">urm<text:tab/>606/udp<text:tab/>#Cray Unified Resource Manager</text:span></text:p>
      <text:p text:style-name="P1"><text:span text:style-name="T1">nqs<text:tab/>607/tcp<text:tab/>#</text:span></text:p>
      <text:p text:style-name="P1"><text:span text:style-name="T1">nqs<text:tab/>607/udp<text:tab/>#</text:span></text:p>
      <text:p text:style-name="P1"><text:span text:style-name="T1">sift-uft<text:tab/>608/tcp<text:tab/>#Sender-Initiated Unsolicited File Transfer</text:span></text:p>
      <text:p text:style-name="P1"><text:span text:style-name="T1">sift-uft<text:tab/>608/udp<text:tab/>#Sender-Initiated Unsolicited File Transfer</text:span></text:p>
      <text:p text:style-name="P1"><text:span text:style-name="T1">npmp-trap<text:tab/>609/tcp<text:tab/>#</text:span></text:p>
      <text:p text:style-name="P1"><text:span text:style-name="T1">npmp-trap<text:tab/>609/udp<text:tab/>#</text:span></text:p>
      <text:p text:style-name="P1"><text:span text:style-name="T1">npmp-local<text:tab/>610/tcp<text:tab/>#</text:span></text:p>
      <text:p text:style-name="P1"><text:span text:style-name="T1">npmp-local<text:tab/>610/udp<text:tab/>#</text:span></text:p>
      <text:p text:style-name="P1"><text:span text:style-name="T1">npmp-gui<text:tab/>611/tcp<text:tab/>#</text:span></text:p>
      <text:p text:style-name="P1"><text:span text:style-name="T1">npmp-gui<text:tab/>611/udp<text:tab/>#</text:span></text:p>
      <text:p text:style-name="P1"><text:span text:style-name="T1">hmmp-ind<text:tab/>612/tcp<text:tab/>#HMMP Indication</text:span></text:p>
      <text:p text:style-name="P1"><text:span text:style-name="T1">hmmp-ind<text:tab/>612/udp<text:tab/>#HMMP Indication</text:span></text:p>
      <text:p text:style-name="P1"><text:span text:style-name="T1">hmmp-op<text:tab/>613/tcp<text:tab/>#HMMP Operation</text:span></text:p>
      <text:p text:style-name="P1"><text:span text:style-name="T1">hmmp-op<text:tab/>613/udp<text:tab/>#HMMP Operation</text:span></text:p>
      <text:p text:style-name="P1"><text:span text:style-name="T1">sshell<text:tab/>614/tcp<text:tab/>#SSLshell</text:span></text:p>
      <text:p text:style-name="P1"><text:span text:style-name="T1">sshell<text:tab/>614/udp<text:tab/>#SSLshell</text:span></text:p>
      <text:p text:style-name="P1"><text:span text:style-name="T1">sco-inetmgr<text:tab/>615/tcp<text:tab/>#Internet Configuration Manager</text:span></text:p>
      <text:p text:style-name="P1"><text:span text:style-name="T1">sco-inetmgr<text:tab/>615/udp<text:tab/>#Internet Configuration Manager</text:span></text:p>
      <text:p text:style-name="P1"><text:span text:style-name="T1">sco-sysmgr<text:tab/>616/tcp<text:tab/>#SCO System Administration Server</text:span></text:p>
      <text:p text:style-name="P1"><text:span text:style-name="T1">sco-sysmgr<text:tab/>616/udp<text:tab/>#SCO System Administration Server</text:span></text:p>
      <text:p text:style-name="P1"><text:span text:style-name="T1">sco-dtmgr<text:tab/>617/tcp<text:tab/>#SCO Desktop Administration Server</text:span></text:p>
      <text:p text:style-name="P1"><text:span text:style-name="T1">sco-dtmgr<text:tab/>617/udp<text:tab/>#SCO Desktop Administration Server</text:span></text:p>
      <text:p text:style-name="P1"><text:span text:style-name="T1">dei-icda<text:tab/>618/tcp<text:tab/>#DEI-ICDA</text:span></text:p>
      <text:p text:style-name="P1"><text:span text:style-name="T1">dei-icda<text:tab/>618/udp<text:tab/>#DEI-ICDA</text:span></text:p>
      <text:p text:style-name="P1"><text:span text:style-name="T1">digital-evm<text:tab/>619/tcp<text:tab/>#Digital EVM</text:span></text:p>
      <text:p text:style-name="P1"><text:span text:style-name="T1">digital-evm<text:tab/>619/udp<text:tab/>#Digital EVM</text:span></text:p>
      <text:p text:style-name="P1"><text:span text:style-name="T1">sco-websrvrmgr<text:tab/>620/tcp<text:tab/>#SCO WebServer Manager</text:span></text:p>
      <text:p text:style-name="P1"><text:span text:style-name="T1">sco-websrvrmgr<text:tab/>620/udp<text:tab/>#SCO WebServer Manager</text:span></text:p>
      <text:p text:style-name="P1"><text:span text:style-name="T1">escp-ip<text:tab/>621/tcp<text:tab/>#ESCP</text:span></text:p>
      <text:p text:style-name="P1"><text:span text:style-name="T1">escp-ip<text:tab/>621/udp<text:tab/>#ESCP</text:span></text:p>
      <text:p text:style-name="P1"><text:span text:style-name="T1">collaborator<text:tab/>622/tcp<text:tab/>#Collaborator</text:span></text:p>
      <text:p text:style-name="P1"><text:span text:style-name="T1">collaborator<text:tab/>622/udp<text:tab/>#Collaborator</text:span></text:p>
      <text:p text:style-name="P1"><text:span text:style-name="T1">aux_bus_shunt<text:tab/>623/tcp<text:tab/>#Aux Bus Shunt</text:span></text:p>
      <text:p text:style-name="P1"><text:span text:style-name="T1">aux_bus_shunt<text:tab/>623/udp<text:tab/>#Aux Bus Shunt</text:span></text:p>
      <text:p text:style-name="P1"><text:span text:style-name="T1">cryptoadmin<text:tab/>624/tcp<text:tab/>#Crypto Admin</text:span></text:p>
      <text:p text:style-name="P1"><text:span text:style-name="T1">cryptoadmin<text:tab/>624/udp<text:tab/>#Crypto Admin</text:span></text:p>
      <text:p text:style-name="P1"><text:span text:style-name="T1">dec_dlm<text:tab/>625/tcp<text:tab/>#DEC DLM</text:span></text:p>
      <text:p text:style-name="P1"><text:span text:style-name="T1">dec_dlm<text:tab/>625/udp<text:tab/>#DEC DLM</text:span></text:p>
      <text:p text:style-name="P1"><text:span text:style-name="T1">asia<text:tab/>626/tcp<text:tab/>#ASIA</text:span></text:p>
      <text:p text:style-name="P1"><text:span text:style-name="T1">asia<text:tab/>626/udp<text:tab/>#ASIA</text:span></text:p>
      <text:p text:style-name="P1"><text:span text:style-name="T1">passgo-tivoli<text:tab/>627/tcp<text:tab/>#PassGo Tivoli</text:span></text:p>
      <text:p text:style-name="P1"><text:span text:style-name="T1">passgo-tivoli<text:tab/>627/udp<text:tab/>#PassGo Tivoli</text:span></text:p>
      <text:p text:style-name="P1"><text:span text:style-name="T1">qmqp<text:tab/>628/tcp<text:tab/>#QMQP (qmail)</text:span></text:p>
      <text:p text:style-name="P1"><text:span text:style-name="T1">qmqp<text:tab/>628/udp<text:tab/>#QMQP (qmail)</text:span></text:p>
      <text:p text:style-name="P1"><text:span text:style-name="T1">3com-amp3<text:tab/>629/tcp<text:tab/>#3Com AMP3</text:span></text:p>
      <text:p text:style-name="P1"><text:span text:style-name="T1">3com-amp3<text:tab/>629/udp<text:tab/>#3Com AMP3</text:span></text:p>
      <text:p text:style-name="P1"><text:span text:style-name="T1">rda<text:tab/>630/tcp<text:tab/>#RDA</text:span></text:p>
      <text:p text:style-name="P1"><text:span text:style-name="T1">rda<text:tab/>630/udp<text:tab/>#RDA</text:span></text:p>
      <text:p text:style-name="P1"><text:span text:style-name="T1">ipp<text:tab/>631/tcp<text:tab/>#IPP (Internet Printing Protocol)</text:span></text:p>
      <text:p text:style-name="P1"><text:span text:style-name="T1">ipp<text:tab/>631/udp<text:tab/>#IPP (Internet Printing Protocol)</text:span></text:p>
      <text:p text:style-name="P1"><text:span text:style-name="T1">bmpp<text:tab/>632/tcp<text:tab/>#bmpp</text:span></text:p>
      <text:p text:style-name="P1"><text:span text:style-name="T1">bmpp<text:tab/>632/udp<text:tab/>#bmpp</text:span></text:p>
      <text:p text:style-name="P1"><text:span text:style-name="T1">servstat<text:tab/>633/tcp<text:tab/>#Service Status update (Sterling Software)</text:span></text:p>
      <text:p text:style-name="P1"><text:span text:style-name="T1">servstat<text:tab/>633/udp<text:tab/>#Service Status update (Sterling Software)</text:span></text:p>
      <text:p text:style-name="P1"><text:span text:style-name="T1">ginad<text:tab/>634/tcp<text:tab/>#</text:span></text:p>
      <text:p text:style-name="P1"><text:span text:style-name="T1">ginad<text:tab/>634/udp<text:tab/>#</text:span></text:p>
      <text:p text:style-name="P1"><text:span text:style-name="T1">rlzdbase<text:tab/>635/tcp<text:tab/>#RLZ DBase</text:span></text:p>
      <text:p text:style-name="P1"><text:span text:style-name="T1">mount<text:tab/>635/udp<text:tab/>#NFS Mount Service</text:span></text:p>
      <text:p text:style-name="P1"><text:span text:style-name="T1">rlzdbase<text:tab/>635/udp<text:tab/>#RLZ DBase</text:span></text:p>
      <text:p text:style-name="P1"><text:span text:style-name="T1">ldaps<text:tab/>636/tcp<text:tab/>#ldap protocol over TLS SSL (was sldap)</text:span></text:p>
      <text:p text:style-name="P1"><text:span text:style-name="T1">ldaps<text:tab/>636/udp<text:tab/>#ldap protocol over TLS SSL (was sldap)</text:span></text:p>
      <text:p text:style-name="P1"><text:span text:style-name="T1">lanserver<text:tab/>637/tcp<text:tab/>#lanserver</text:span></text:p>
      <text:p text:style-name="P1"><text:span text:style-name="T1">lanserver<text:tab/>637/udp<text:tab/>#lanserver</text:span></text:p>
      <text:p text:style-name="P1"><text:span text:style-name="T1">mcns-sec<text:tab/>638/tcp<text:tab/>#mcns-sec</text:span></text:p>
      <text:p text:style-name="P1"><text:span text:style-name="T1">mcns-sec<text:tab/>638/udp<text:tab/>#mcns-sec</text:span></text:p>
      <text:p text:style-name="P1"><text:span text:style-name="T1">msdp<text:tab/>639/tcp<text:tab/>#MSDP</text:span></text:p>
      <text:p text:style-name="P1"><text:span text:style-name="T1">msdp<text:tab/>639/udp<text:tab/>#MSDP</text:span></text:p>
      <text:p text:style-name="P1"><text:span text:style-name="T1">entrust-sps<text:tab/>640/tcp<text:tab/>#entrust-sps</text:span></text:p>
      <text:p text:style-name="P1"><text:span text:style-name="T1">entrust-sps<text:tab/>640/udp<text:tab/>#entrust-sps</text:span></text:p>
      <text:p text:style-name="P1"><text:span text:style-name="T1">pcnfs<text:tab/>640/udp<text:tab/>#PC-NFS DOS Authentication</text:span></text:p>
      <text:p text:style-name="P1"><text:span text:style-name="T1">repcmd<text:tab/>641/tcp<text:tab/>#repcmd</text:span></text:p>
      <text:p text:style-name="P1"><text:span text:style-name="T1">repcmd<text:tab/>641/udp<text:tab/>#repcmd</text:span></text:p>
      <text:p text:style-name="P1"><text:span text:style-name="T1">esro-emsdp<text:tab/>642/tcp<text:tab/>#ESRO-EMSDP V1.3</text:span></text:p>
      <text:p text:style-name="P1"><text:span text:style-name="T1">esro-emsdp<text:tab/>642/udp<text:tab/>#ESRO-EMSDP V1.3</text:span></text:p>
      <text:p text:style-name="P1"><text:span text:style-name="T1">sanity<text:tab/>643/tcp<text:tab/>#SANity</text:span></text:p>
      <text:p text:style-name="P1"><text:span text:style-name="T1">sanity<text:tab/>643/udp<text:tab/>#SANity</text:span></text:p>
      <text:p text:style-name="P1"><text:span text:style-name="T1">dwr<text:tab/>644/tcp<text:tab/>#dwr</text:span></text:p>
      <text:p text:style-name="P1"><text:span text:style-name="T1">dwr<text:tab/>644/udp<text:tab/>#dwr</text:span></text:p>
      <text:p text:style-name="P1"><text:span text:style-name="T1">pssc<text:tab/>645/tcp<text:tab/>#PSSC</text:span></text:p>
      <text:p text:style-name="P1"><text:span text:style-name="T1">pssc<text:tab/>645/udp<text:tab/>#PSSC</text:span></text:p>
      <text:p text:style-name="P1"><text:span text:style-name="T1">ldp<text:tab/>646/tcp<text:tab/>#LDP</text:span></text:p>
      <text:p text:style-name="P1"><text:span text:style-name="T1">ldp<text:tab/>646/udp<text:tab/>#LDP</text:span></text:p>
      <text:p text:style-name="P1"><text:span text:style-name="T1">dhcp-failover<text:tab/>647/tcp<text:tab/>#DHCP Failover</text:span></text:p>
      <text:p text:style-name="P1"><text:span text:style-name="T1">dhcp-failover<text:tab/>647/udp<text:tab/>#DHCP Failover</text:span></text:p>
      <text:p text:style-name="P1"><text:span text:style-name="T1">rrp<text:tab/>648/tcp<text:tab/>#Registry Registrar Protocol (RRP)</text:span></text:p>
      <text:p text:style-name="P1"><text:span text:style-name="T1">rrp<text:tab/>648/udp<text:tab/>#Registry Registrar Protocol (RRP)</text:span></text:p>
      <text:p text:style-name="P1"><text:span text:style-name="T1">aminet<text:tab/>649/tcp<text:tab/>#Aminet</text:span></text:p>
      <text:p text:style-name="P1"><text:span text:style-name="T1">aminet<text:tab/>649/udp<text:tab/>#Aminet</text:span></text:p>
      <text:p text:style-name="P1"><text:span text:style-name="T1">obex<text:tab/>650/tcp<text:tab/>#OBEX</text:span></text:p>
      <text:p text:style-name="P1"><text:span text:style-name="T1">bwnfs<text:tab/>650/udp<text:tab/>#BW-NFS DOS Authentication</text:span></text:p>
      <text:p text:style-name="P1"><text:span text:style-name="T1">obex<text:tab/>650/udp<text:tab/>#OBEX</text:span></text:p>
      <text:p text:style-name="P1"><text:span text:style-name="T1">ieee-mms<text:tab/>651/tcp<text:tab/>#IEEE MMS</text:span></text:p>
      <text:p text:style-name="P1"><text:span text:style-name="T1">ieee-mms<text:tab/>651/udp<text:tab/>#IEEE MMS</text:span></text:p>
      <text:p text:style-name="P1"><text:span text:style-name="T1">hello-port<text:tab/>652/tcp<text:tab/>#HELLO_PORT</text:span></text:p>
      <text:p text:style-name="P1"><text:span text:style-name="T1">hello-port<text:tab/>652/udp<text:tab/>#HELLO_PORT</text:span></text:p>
      <text:p text:style-name="P1"><text:span text:style-name="T1">repscmd<text:tab/>653/tcp<text:tab/>#RepCmd</text:span></text:p>
      <text:p text:style-name="P1"><text:span text:style-name="T1">repscmd<text:tab/>653/udp<text:tab/>#RepCmd</text:span></text:p>
      <text:p text:style-name="P1"><text:span text:style-name="T1">aodv<text:tab/>654/tcp<text:tab/>#AODV</text:span></text:p>
      <text:p text:style-name="P1"><text:span text:style-name="T1">aodv<text:tab/>654/udp<text:tab/>#AODV</text:span></text:p>
      <text:p text:style-name="P1"><text:span text:style-name="T1">tinc<text:tab/>655/tcp<text:tab/>#TINC</text:span></text:p>
      <text:p text:style-name="P1"><text:span text:style-name="T1">tinc<text:tab/>655/udp<text:tab/>#TINC</text:span></text:p>
      <text:p text:style-name="P1"><text:span text:style-name="T1">spmp<text:tab/>656/tcp<text:tab/>#SPMP</text:span></text:p>
      <text:p text:style-name="P1"><text:span text:style-name="T1">spmp<text:tab/>656/udp<text:tab/>#SPMP</text:span></text:p>
      <text:p text:style-name="P1"><text:span text:style-name="T1">rmc<text:tab/>657/tcp<text:tab/>#RMC</text:span></text:p>
      <text:p text:style-name="P1"><text:span text:style-name="T1">rmc<text:tab/>657/udp<text:tab/>#RMC</text:span></text:p>
      <text:p text:style-name="P1"><text:span text:style-name="T1">tenfold<text:tab/>658/tcp<text:tab/>#TenFold</text:span></text:p>
      <text:p text:style-name="P1"><text:span text:style-name="T1">tenfold<text:tab/>658/udp<text:tab/>#TenFold</text:span></text:p>
      <text:p text:style-name="P1"><text:span text:style-name="T1">url-rendezvous<text:tab/>659/tcp<text:tab/>#URL Rendezvous</text:span></text:p>
      <text:p text:style-name="P1"><text:span text:style-name="T1">url-rendezvous<text:tab/>659/udp<text:tab/>#URL Rendezvous</text:span></text:p>
      <text:p text:style-name="P1"><text:span text:style-name="T1">mac-srvr-admin<text:tab/>660/tcp<text:tab/>#MacOS Server Admin</text:span></text:p>
      <text:p text:style-name="P1"><text:span text:style-name="T1">mac-srvr-admin<text:tab/>660/udp<text:tab/>#MacOS Server Admin</text:span></text:p>
      <text:p text:style-name="P1"><text:span text:style-name="T1">hap<text:tab/>661/tcp<text:tab/>#HAP</text:span></text:p>
      <text:p text:style-name="P1"><text:span text:style-name="T1">NokNok<text:tab/>661/tcp<text:tab/>#[trojan] NokNok</text:span></text:p>
      <text:p text:style-name="P1"><text:span text:style-name="T1">hap<text:tab/>661/udp<text:tab/>#HAP</text:span></text:p>
      <text:p text:style-name="P1"><text:span text:style-name="T1">pftp<text:tab/>662/tcp<text:tab/>#PFTP</text:span></text:p>
      <text:p text:style-name="P1"><text:span text:style-name="T1">pftp<text:tab/>662/udp<text:tab/>#PFTP</text:span></text:p>
      <text:p text:style-name="P1"><text:span text:style-name="T1">purenoise<text:tab/>663/tcp<text:tab/>#PureNoise</text:span></text:p>
      <text:p text:style-name="P1"><text:span text:style-name="T1">purenoise<text:tab/>663/udp<text:tab/>#PureNoise</text:span></text:p>
      <text:p text:style-name="P1"><text:span text:style-name="T1">secure-aux-bus<text:tab/>664/tcp<text:tab/>#Secure Aux Bus</text:span></text:p>
      <text:p text:style-name="P1"><text:span text:style-name="T1">secure-aux-bus<text:tab/>664/udp<text:tab/>#Secure Aux Bus</text:span></text:p>
      <text:p text:style-name="P1"><text:span text:style-name="T1">sun-dr<text:tab/>665/tcp<text:tab/>#Sun DR</text:span></text:p>
      <text:p text:style-name="P1"><text:span text:style-name="T1">sun-dr<text:tab/>665/udp<text:tab/>#Sun DR</text:span></text:p>
      <text:p text:style-name="P1"><text:span text:style-name="T1">AttackFTP<text:tab/>666/tcp<text:tab/>#[trojan] Attack FTP</text:span></text:p>
      <text:p text:style-name="P1"><text:span text:style-name="T1">AttackFTP<text:tab/>666/tcp<text:tab/>#[trojan] Attack FTP</text:span></text:p>
      <text:p text:style-name="P1"><text:span text:style-name="T1">BackConstruction<text:tab/>666/tcp<text:tab/>#[trojan] Back Construction</text:span></text:p>
      <text:p text:style-name="P1"><text:span text:style-name="T1">BLAtrojan<text:tab/>666/tcp<text:tab/>#[trojan] BLA trojan</text:span></text:p>
      <text:p text:style-name="P1"><text:span text:style-name="T1">Cain&amp;amp;Abel<text:tab/>666/tcp<text:tab/>#[trojan] Cain &amp;amp; Abel</text:span></text:p>
      <text:p text:style-name="P1"><text:span text:style-name="T1">doom<text:tab/>666/tcp<text:tab/>#doom Id Software</text:span></text:p>
      <text:p text:style-name="P1"><text:span text:style-name="T1">lpdw0rm<text:tab/>666/tcp<text:tab/>#[trojan] lpdw0rm</text:span></text:p>
      <text:p text:style-name="P1"><text:span text:style-name="T1">mdqs<text:tab/>666/tcp<text:tab/>#</text:span></text:p>
      <text:p text:style-name="P1"><text:span text:style-name="T1">NokNok<text:tab/>666/tcp<text:tab/>#[trojan] NokNok</text:span></text:p>
      <text:p text:style-name="P1"><text:span text:style-name="T1">SatansBackDoor<text:tab/>666/tcp<text:tab/>#[trojan] Satans Back Door - SBD</text:span></text:p>
      <text:p text:style-name="P1"><text:span text:style-name="T1">ServU<text:tab/>666/tcp<text:tab/>#[trojan] ServU</text:span></text:p>
      <text:p text:style-name="P1"><text:span text:style-name="T1">ShadowPhyre<text:tab/>666/tcp<text:tab/>#[trojan] Shadow Phyre</text:span></text:p>
      <text:p text:style-name="P1"><text:span text:style-name="T1">th3r1pp3rz<text:tab/>666/tcp<text:tab/>#[trojan] th3r1pp3rz (= Therippers)</text:span></text:p>
      <text:p text:style-name="P1"><text:span text:style-name="T1">doom<text:tab/>666/udp<text:tab/>#doom Id Software</text:span></text:p>
      <text:p text:style-name="P1"><text:span text:style-name="T1">mdqs<text:tab/>666/udp<text:tab/>#</text:span></text:p>
      <text:p text:style-name="P1"><text:span text:style-name="T1">disclose<text:tab/>667/tcp<text:tab/>#campaign contribution disclosures - SDR Technologies</text:span></text:p>
      <text:p text:style-name="P1"><text:span text:style-name="T1">SniperNet<text:tab/>667/tcp<text:tab/>#[trojan] SniperNet</text:span></text:p>
      <text:p text:style-name="P1"><text:span text:style-name="T1">SniperNet<text:tab/>667/tcp<text:tab/>#[trojan] SniperNet</text:span></text:p>
      <text:p text:style-name="P1"><text:span text:style-name="T1">disclose<text:tab/>667/udp<text:tab/>#campaign contribution disclosures - SDR Technologies</text:span></text:p>
      <text:p text:style-name="P1"><text:span text:style-name="T1">mecomm<text:tab/>668/tcp<text:tab/>#MeComm</text:span></text:p>
      <text:p text:style-name="P1"><text:span text:style-name="T1">th3r1pp3rz<text:tab/>668/tcp<text:tab/>#[trojan] th3r1pp3rz (= Therippers)</text:span></text:p>
      <text:p text:style-name="P1"><text:span text:style-name="T1">mecomm<text:tab/>668/udp<text:tab/>#MeComm</text:span></text:p>
      <text:p text:style-name="P1"><text:span text:style-name="T1">DPtrojan<text:tab/>669/tcp<text:tab/>#[trojan] DP trojan</text:span></text:p>
      <text:p text:style-name="P1"><text:span text:style-name="T1">DPtrojan<text:tab/>669/tcp<text:tab/>#[trojan] DP trojan</text:span></text:p>
      <text:p text:style-name="P1"><text:span text:style-name="T1">meregister<text:tab/>669/tcp<text:tab/>#MeRegister</text:span></text:p>
      <text:p text:style-name="P1"><text:span text:style-name="T1">meregister<text:tab/>669/udp<text:tab/>#MeRegister</text:span></text:p>
      <text:p text:style-name="P1"><text:span text:style-name="T1">vacdsm-sws<text:tab/>670/tcp<text:tab/>#VACDSM-SWS</text:span></text:p>
      <text:p text:style-name="P1"><text:span text:style-name="T1">vacdsm-sws<text:tab/>670/udp<text:tab/>#VACDSM-SWS</text:span></text:p>
      <text:p text:style-name="P1"><text:span text:style-name="T1">vacdsm-app<text:tab/>671/tcp<text:tab/>#VACDSM-APP</text:span></text:p>
      <text:p text:style-name="P1"><text:span text:style-name="T1">vacdsm-app<text:tab/>671/udp<text:tab/>#VACDSM-APP</text:span></text:p>
      <text:p text:style-name="P1"><text:span text:style-name="T1">vpps-qua<text:tab/>672/tcp<text:tab/>#VPPS-QUA</text:span></text:p>
      <text:p text:style-name="P1"><text:span text:style-name="T1">vpps-qua<text:tab/>672/udp<text:tab/>#VPPS-QUA</text:span></text:p>
      <text:p text:style-name="P1"><text:span text:style-name="T1">cimplex<text:tab/>673/tcp<text:tab/>#CIMPLEX</text:span></text:p>
      <text:p text:style-name="P1"><text:span text:style-name="T1">cimplex<text:tab/>673/udp<text:tab/>#CIMPLEX</text:span></text:p>
      <text:p text:style-name="P1"><text:span text:style-name="T1">acap<text:tab/>674/tcp<text:tab/>#ACAP</text:span></text:p>
      <text:p text:style-name="P1"><text:span text:style-name="T1">acap<text:tab/>674/udp<text:tab/>#ACAP</text:span></text:p>
      <text:p text:style-name="P1"><text:span text:style-name="T1">dctp<text:tab/>675/tcp<text:tab/>#DCTP</text:span></text:p>
      <text:p text:style-name="P1"><text:span text:style-name="T1">dctp<text:tab/>675/udp<text:tab/>#DCTP</text:span></text:p>
      <text:p text:style-name="P1"><text:span text:style-name="T1">vpps-via<text:tab/>676/tcp<text:tab/>#VPPS Via</text:span></text:p>
      <text:p text:style-name="P1"><text:span text:style-name="T1">vpps-via<text:tab/>676/udp<text:tab/>#VPPS Via</text:span></text:p>
      <text:p text:style-name="P1"><text:span text:style-name="T1">vpp<text:tab/>677/tcp<text:tab/>#Virtual Presence Protocol</text:span></text:p>
      <text:p text:style-name="P1"><text:span text:style-name="T1">vpp<text:tab/>677/udp<text:tab/>#Virtual Presence Protocol</text:span></text:p>
      <text:p text:style-name="P1"><text:span text:style-name="T1">ggf-ncp<text:tab/>678/tcp<text:tab/>#GNU Gereration Foundation NCP</text:span></text:p>
      <text:p text:style-name="P1"><text:span text:style-name="T1">ggf-ncp<text:tab/>678/udp<text:tab/>#GNU Generation Foundation NCP</text:span></text:p>
      <text:p text:style-name="P1"><text:span text:style-name="T1">mrm<text:tab/>679/tcp<text:tab/>#MRM</text:span></text:p>
      <text:p text:style-name="P1"><text:span text:style-name="T1">mrm<text:tab/>679/udp<text:tab/>#MRM</text:span></text:p>
      <text:p text:style-name="P1"><text:span text:style-name="T1">entrust-aaas<text:tab/>680/tcp<text:tab/>#entrust-aaas</text:span></text:p>
      <text:p text:style-name="P1"><text:span text:style-name="T1">entrust-aaas<text:tab/>680/udp<text:tab/>#entrust-aaas</text:span></text:p>
      <text:p text:style-name="P1"><text:span text:style-name="T1">entrust-aams<text:tab/>681/tcp<text:tab/>#entrust-aams</text:span></text:p>
      <text:p text:style-name="P1"><text:span text:style-name="T1">entrust-aams<text:tab/>681/udp<text:tab/>#entrust-aams</text:span></text:p>
      <text:p text:style-name="P1"><text:span text:style-name="T1">xfr<text:tab/>682/tcp<text:tab/>#XFR</text:span></text:p>
      <text:p text:style-name="P1"><text:span text:style-name="T1">xfr<text:tab/>682/udp<text:tab/>#XFR</text:span></text:p>
      <text:p text:style-name="P1"><text:span text:style-name="T1">corba-iiop<text:tab/>683/tcp<text:tab/>#CORBA IIOP</text:span></text:p>
      <text:p text:style-name="P1"><text:span text:style-name="T1">corba-iiop<text:tab/>683/udp<text:tab/>#CORBA IIOP</text:span></text:p>
      <text:p text:style-name="P1"><text:span text:style-name="T1">corba-iiop-ssl<text:tab/>684/tcp<text:tab/>#CORBA IIOP SSL</text:span></text:p>
      <text:p text:style-name="P1"><text:span text:style-name="T1">mdc-portmapper<text:tab/>685/tcp<text:tab/>#MDC Port Mapper</text:span></text:p>
      <text:p text:style-name="P1"><text:span text:style-name="T1">mdc-portmapper<text:tab/>685/udp<text:tab/>#MDC Port Mapper</text:span></text:p>
      <text:p text:style-name="P1"><text:span text:style-name="T1">hcp-wismar<text:tab/>686/tcp<text:tab/>#Hardware Control Protocol Wismar</text:span></text:p>
      <text:p text:style-name="P1"><text:span text:style-name="T1">hcp-wismar<text:tab/>686/udp<text:tab/>#Hardware Control Protocol Wismar</text:span></text:p>
      <text:p text:style-name="P1"><text:span text:style-name="T1">asipregistry<text:tab/>687/tcp<text:tab/>#asipregistry</text:span></text:p>
      <text:p text:style-name="P1"><text:span text:style-name="T1">asipregistry<text:tab/>687/udp<text:tab/>#asipregistry</text:span></text:p>
      <text:p text:style-name="P1"><text:span text:style-name="T1">realm-rusd<text:tab/>688/tcp<text:tab/>#REALM-RUSD</text:span></text:p>
      <text:p text:style-name="P1"><text:span text:style-name="T1">realm-rusd<text:tab/>688/udp<text:tab/>#REALM-RUSD</text:span></text:p>
      <text:p text:style-name="P1"><text:span text:style-name="T1">nmap<text:tab/>689/tcp<text:tab/>#NMAP</text:span></text:p>
      <text:p text:style-name="P1"><text:span text:style-name="T1">SLDAP<text:tab/>689/tcp<text:tab/>#LDAP over SSL</text:span></text:p>
      <text:p text:style-name="P1"><text:span text:style-name="T1">nmap<text:tab/>689/udp<text:tab/>#NMAP</text:span></text:p>
      <text:p text:style-name="P1"><text:span text:style-name="T1">vatp<text:tab/>690/tcp<text:tab/>#VATP</text:span></text:p>
      <text:p text:style-name="P1"><text:span text:style-name="T1">vatp<text:tab/>690/udp<text:tab/>#VATP</text:span></text:p>
      <text:p text:style-name="P1"><text:span text:style-name="T1">msexch-routing<text:tab/>691/tcp<text:tab/>#MS Exchange Routing</text:span></text:p>
      <text:p text:style-name="P1"><text:span text:style-name="T1">msexch-routing<text:tab/>691/udp<text:tab/>#MS Exchange Routing</text:span></text:p>
      <text:p text:style-name="P1"><text:span text:style-name="T1">GayOL<text:tab/>692/tcp<text:tab/>#[trojan] GayOL</text:span></text:p>
      <text:p text:style-name="P1"><text:span text:style-name="T1">GayOL<text:tab/>692/tcp<text:tab/>#[trojan] GayOL</text:span></text:p>
      <text:p text:style-name="P1"><text:span text:style-name="T1">hyperwave-isp<text:tab/>692/tcp<text:tab/>#Hyperwave-ISP</text:span></text:p>
      <text:p text:style-name="P1"><text:span text:style-name="T1">hyperwave-isp<text:tab/>692/udp<text:tab/>#Hyperwave-ISP</text:span></text:p>
      <text:p text:style-name="P1"><text:span text:style-name="T1">connendp<text:tab/>693/tcp<text:tab/>#connendp</text:span></text:p>
      <text:p text:style-name="P1"><text:span text:style-name="T1">connendp<text:tab/>693/udp<text:tab/>#connendp</text:span></text:p>
      <text:p text:style-name="P1"><text:span text:style-name="T1">ha-cluster<text:tab/>694/tcp<text:tab/>#ha-cluster</text:span></text:p>
      <text:p text:style-name="P1"><text:span text:style-name="T1">ha-cluster<text:tab/>694/udp<text:tab/>#ha-cluster</text:span></text:p>
      <text:p text:style-name="P1"><text:span text:style-name="T1">ieee-mms-ssl<text:tab/>695/tcp<text:tab/>#IEEE-MMS-SSL</text:span></text:p>
      <text:p text:style-name="P1"><text:span text:style-name="T1">rushd<text:tab/>696/tcp<text:tab/>#RUSHD</text:span></text:p>
      <text:p text:style-name="P1"><text:span text:style-name="T1">rushd<text:tab/>696/udp<text:tab/>#RUSHD</text:span></text:p>
      <text:p text:style-name="P1"><text:span text:style-name="T1">uuidgen<text:tab/>697/tcp<text:tab/>#UUIDGEN</text:span></text:p>
      <text:p text:style-name="P1"><text:span text:style-name="T1">uuidgen<text:tab/>697/udp<text:tab/>#UUIDGEN</text:span></text:p>
      <text:p text:style-name="P1"><text:span text:style-name="T1">olsr<text:tab/>698/tcp<text:tab/>#OLSR</text:span></text:p>
      <text:p text:style-name="P1"><text:span text:style-name="T1">olsr<text:tab/>698/udp<text:tab/>#OLSR</text:span></text:p>
      <text:p text:style-name="P1"><text:span text:style-name="T1">accessnetwork<text:tab/>699/tcp<text:tab/>#Access Network</text:span></text:p>
      <text:p text:style-name="P1"><text:span text:style-name="T1">accessnetwork<text:tab/>699/udp<text:tab/>#Access Network</text:span></text:p>
      <text:p text:style-name="P1"><text:span text:style-name="T1">elcsd<text:tab/>704/tcp<text:tab/>#errlog copy server daemon</text:span></text:p>
      <text:p text:style-name="P1"><text:span text:style-name="T1">elcsd<text:tab/>704/udp<text:tab/>#errlog copy server daemon</text:span></text:p>
      <text:p text:style-name="P1"><text:span text:style-name="T1">agentx<text:tab/>705/tcp<text:tab/>#AgentX</text:span></text:p>
      <text:p text:style-name="P1"><text:span text:style-name="T1">agentx<text:tab/>705/udp<text:tab/>#AgentX</text:span></text:p>
      <text:p text:style-name="P1"><text:span text:style-name="T1">silc<text:tab/>706/tcp<text:tab/>#SILC</text:span></text:p>
      <text:p text:style-name="P1"><text:span text:style-name="T1">silc<text:tab/>706/udp<text:tab/>#SILC</text:span></text:p>
      <text:p text:style-name="P1"><text:span text:style-name="T1">borland-dsj<text:tab/>707/tcp<text:tab/>#Borland DSJ</text:span></text:p>
      <text:p text:style-name="P1"><text:span text:style-name="T1">borland-dsj<text:tab/>707/udp<text:tab/>#Borland DSJ</text:span></text:p>
      <text:p text:style-name="P1"><text:span text:style-name="T1">entrust-kmsh<text:tab/>709/tcp<text:tab/>#Entrust Key Management Service Handler</text:span></text:p>
      <text:p text:style-name="P1"><text:span text:style-name="T1">entrust-kmsh<text:tab/>709/udp<text:tab/>#Entrust Key Management Service Handler</text:span></text:p>
      <text:p text:style-name="P1"><text:span text:style-name="T1">entrust-ash<text:tab/>710/tcp<text:tab/>#Entrust Administration Service Handler</text:span></text:p>
      <text:p text:style-name="P1"><text:span text:style-name="T1">entrust-ash<text:tab/>710/udp<text:tab/>#Entrust Administration Service Handler</text:span></text:p>
      <text:p text:style-name="P1"><text:span text:style-name="T1">cisco-tdp<text:tab/>711/tcp<text:tab/>#Cisco TDP</text:span></text:p>
      <text:p text:style-name="P1"><text:span text:style-name="T1">cisco-tdp<text:tab/>711/udp<text:tab/>#Cisco TDP</text:span></text:p>
      <text:p text:style-name="P1"><text:span text:style-name="T1">netviewdm1<text:tab/>729/tcp<text:tab/>#IBM NetView DM 6000 Server Client</text:span></text:p>
      <text:p text:style-name="P1"><text:span text:style-name="T1">netviewdm1<text:tab/>729/udp<text:tab/>#IBM NetView DM 6000 Server Client</text:span></text:p>
      <text:p text:style-name="P1"><text:span text:style-name="T1">netviewdm2<text:tab/>730/tcp<text:tab/>#IBM NetView DM 6000 send tcp</text:span></text:p>
      <text:p text:style-name="P1"><text:span text:style-name="T1">netviewdm2<text:tab/>730/udp<text:tab/>#IBM NetView DM 6000 send tcp</text:span></text:p>
      <text:p text:style-name="P1"><text:span text:style-name="T1">netviewdm3<text:tab/>731/tcp<text:tab/>#IBM NetView DM 6000 receive tcp</text:span></text:p>
      <text:p text:style-name="P1"><text:span text:style-name="T1">netviewdm3<text:tab/>731/udp<text:tab/>#IBM NetView DM 6000 receive tcp</text:span></text:p>
      <text:p text:style-name="P1"><text:span text:style-name="T1">sometimes-rpc2<text:tab/>737/udp<text:tab/>#Rusersd on my OpenBSD box</text:span></text:p>
      <text:p text:style-name="P1"><text:span text:style-name="T1">netcp<text:tab/>740/tcp<text:tab/>#NETscout Control Protocol</text:span></text:p>
      <text:p text:style-name="P1"><text:span text:style-name="T1">netcp<text:tab/>740/udp<text:tab/>#NETscout Control Protocol</text:span></text:p>
      <text:p text:style-name="P1"><text:span text:style-name="T1">netgw<text:tab/>741/tcp<text:tab/>#</text:span></text:p>
      <text:p text:style-name="P1"><text:span text:style-name="T1">netgw<text:tab/>741/udp<text:tab/>#</text:span></text:p>
      <text:p text:style-name="P1"><text:span text:style-name="T1">netrcs<text:tab/>742/tcp<text:tab/>#Network based Rev. Cont. Sys.</text:span></text:p>
      <text:p text:style-name="P1"><text:span text:style-name="T1">netrcs<text:tab/>742/udp<text:tab/>#Network based Rev. Cont. Sys.</text:span></text:p>
      <text:p text:style-name="P1"><text:span text:style-name="T1">flexlm<text:tab/>744/tcp<text:tab/>#Flexible License Manager</text:span></text:p>
      <text:p text:style-name="P1"><text:span text:style-name="T1">flexlm<text:tab/>744/udp<text:tab/>#Flexible License Manager</text:span></text:p>
      <text:p text:style-name="P1"><text:span text:style-name="T1">fujitsu-dev<text:tab/>747/tcp<text:tab/>#Fujitsu Device Control</text:span></text:p>
      <text:p text:style-name="P1"><text:span text:style-name="T1">fujitsu-dev<text:tab/>747/udp<text:tab/>#Fujitsu Device Control</text:span></text:p>
      <text:p text:style-name="P1"><text:span text:style-name="T1">ris-cm<text:tab/>748/tcp<text:tab/>#Russell Info Sci Calendar Manager</text:span></text:p>
      <text:p text:style-name="P1"><text:span text:style-name="T1">ris-cm<text:tab/>748/udp<text:tab/>#Russell Info Sci Calendar Manager</text:span></text:p>
      <text:p text:style-name="P1"><text:span text:style-name="T1">kerberos-adm<text:tab/>749/tcp<text:tab/>#Kerberos 5 admin changepw</text:span></text:p>
      <text:p text:style-name="P1"><text:span text:style-name="T1">kerberos-adm<text:tab/>749/udp<text:tab/>#Kerberos 5 admin changepw</text:span></text:p>
      <text:p text:style-name="P1"><text:span text:style-name="T1">kerberos<text:tab/>750/tcp<text:tab/>#kdc Kerberos (v4)</text:span></text:p>
      <text:p text:style-name="P1"><text:span text:style-name="T1">rfile<text:tab/>750/tcp<text:tab/>#</text:span></text:p>
      <text:p text:style-name="P1"><text:span text:style-name="T1">kerberos<text:tab/>750/udp<text:tab/>#kdc Kerberos (v4)</text:span></text:p>
      <text:p text:style-name="P1"><text:span text:style-name="T1">loadav<text:tab/>750/udp<text:tab/>#</text:span></text:p>
      <text:p text:style-name="P1"><text:span text:style-name="T1">kerberos_master<text:tab/>751/tcp<text:tab/>#Kerberos `kadmin' (v4)</text:span></text:p>
      <text:p text:style-name="P1"><text:span text:style-name="T1">pump<text:tab/>751/tcp<text:tab/>#</text:span></text:p>
      <text:p text:style-name="P1"><text:span text:style-name="T1">kerberos_master<text:tab/>751/udp<text:tab/>#Kerberos `kadmin' (v4)</text:span></text:p>
      <text:p text:style-name="P1"><text:span text:style-name="T1">pump<text:tab/>751/udp<text:tab/>#</text:span></text:p>
      <text:p text:style-name="P1"><text:span text:style-name="T1">qrh<text:tab/>752/tcp<text:tab/>#</text:span></text:p>
      <text:p text:style-name="P1"><text:span text:style-name="T1">qrh<text:tab/>752/udp<text:tab/>#</text:span></text:p>
      <text:p text:style-name="P1"><text:span text:style-name="T1">rrh<text:tab/>753/tcp<text:tab/>#</text:span></text:p>
      <text:p text:style-name="P1"><text:span text:style-name="T1">rrh<text:tab/>753/udp<text:tab/>#</text:span></text:p>
      <text:p text:style-name="P1"><text:span text:style-name="T1">krb_prop<text:tab/>754/tcp<text:tab/>#kerberos v5 server propagation</text:span></text:p>
      <text:p text:style-name="P1"><text:span text:style-name="T1">tell<text:tab/>754/tcp<text:tab/>#send</text:span></text:p>
      <text:p text:style-name="P1"><text:span text:style-name="T1">tell<text:tab/>754/udp<text:tab/>#send</text:span></text:p>
      <text:p text:style-name="P1"><text:span text:style-name="T1">nlogin<text:tab/>758/tcp<text:tab/>#</text:span></text:p>
      <text:p text:style-name="P1"><text:span text:style-name="T1">nlogin<text:tab/>758/udp<text:tab/>#</text:span></text:p>
      <text:p text:style-name="P1"><text:span text:style-name="T1">con<text:tab/>759/tcp<text:tab/>#</text:span></text:p>
      <text:p text:style-name="P1"><text:span text:style-name="T1">con<text:tab/>759/udp<text:tab/>#</text:span></text:p>
      <text:p text:style-name="P1"><text:span text:style-name="T1">krbupdate<text:tab/>760/tcp<text:tab/>#kreg Kerberos (v4) registration</text:span></text:p>
      <text:p text:style-name="P1"><text:span text:style-name="T1">ns<text:tab/>760/tcp<text:tab/>#</text:span></text:p>
      <text:p text:style-name="P1"><text:span text:style-name="T1">ns<text:tab/>760/udp<text:tab/>#</text:span></text:p>
      <text:p text:style-name="P1"><text:span text:style-name="T1">kpasswd<text:tab/>761/tcp<text:tab/>#kpwd Kerberos (v4) passwd</text:span></text:p>
      <text:p text:style-name="P1"><text:span text:style-name="T1">rxe<text:tab/>761/tcp<text:tab/>#</text:span></text:p>
      <text:p text:style-name="P1"><text:span text:style-name="T1">rxe<text:tab/>761/udp<text:tab/>#</text:span></text:p>
      <text:p text:style-name="P1"><text:span text:style-name="T1">quotad<text:tab/>762/tcp<text:tab/>#</text:span></text:p>
      <text:p text:style-name="P1"><text:span text:style-name="T1">quotad<text:tab/>762/udp<text:tab/>#</text:span></text:p>
      <text:p text:style-name="P1"><text:span text:style-name="T1">cycleserv<text:tab/>763/tcp<text:tab/>#</text:span></text:p>
      <text:p text:style-name="P1"><text:span text:style-name="T1">cycleserv<text:tab/>763/udp<text:tab/>#</text:span></text:p>
      <text:p text:style-name="P1"><text:span text:style-name="T1">omserv<text:tab/>764/tcp<text:tab/>#</text:span></text:p>
      <text:p text:style-name="P1"><text:span text:style-name="T1">omserv<text:tab/>764/udp<text:tab/>#</text:span></text:p>
      <text:p text:style-name="P1"><text:span text:style-name="T1">webster<text:tab/>765/tcp<text:tab/>#</text:span></text:p>
      <text:p text:style-name="P1"><text:span text:style-name="T1">webster<text:tab/>765/udp<text:tab/>#</text:span></text:p>
      <text:p text:style-name="P1"><text:span text:style-name="T1">phonebook<text:tab/>767/tcp<text:tab/>#phone</text:span></text:p>
      <text:p text:style-name="P1"><text:span text:style-name="T1">phonebook<text:tab/>767/udp<text:tab/>#phone</text:span></text:p>
      <text:p text:style-name="P1"><text:span text:style-name="T1">vid<text:tab/>769/tcp<text:tab/>#</text:span></text:p>
      <text:p text:style-name="P1"><text:span text:style-name="T1">vid<text:tab/>769/udp<text:tab/>#</text:span></text:p>
      <text:p text:style-name="P1"><text:span text:style-name="T1">cadlock<text:tab/>770/tcp<text:tab/>#</text:span></text:p>
      <text:p text:style-name="P1"><text:span text:style-name="T1">cadlock<text:tab/>770/udp<text:tab/>#</text:span></text:p>
      <text:p text:style-name="P1"><text:span text:style-name="T1">rtip<text:tab/>771/tcp<text:tab/>#</text:span></text:p>
      <text:p text:style-name="P1"><text:span text:style-name="T1">rtip<text:tab/>771/udp<text:tab/>#</text:span></text:p>
      <text:p text:style-name="P1"><text:span text:style-name="T1">cycleserv2<text:tab/>772/tcp<text:tab/>#</text:span></text:p>
      <text:p text:style-name="P1"><text:span text:style-name="T1">cycleserv2<text:tab/>772/udp<text:tab/>#</text:span></text:p>
      <text:p text:style-name="P1"><text:span text:style-name="T1">submit<text:tab/>773/tcp<text:tab/>#</text:span></text:p>
      <text:p text:style-name="P1"><text:span text:style-name="T1">notify<text:tab/>773/udp<text:tab/>#</text:span></text:p>
      <text:p text:style-name="P1"><text:span text:style-name="T1">rpasswd<text:tab/>774/tcp<text:tab/>#</text:span></text:p>
      <text:p text:style-name="P1"><text:span text:style-name="T1">acmaint_dbd<text:tab/>774/udp<text:tab/>#</text:span></text:p>
      <text:p text:style-name="P1"><text:span text:style-name="T1">entomb<text:tab/>775/tcp<text:tab/>#</text:span></text:p>
      <text:p text:style-name="P1"><text:span text:style-name="T1">acmaint_transd<text:tab/>775/udp<text:tab/>#</text:span></text:p>
      <text:p text:style-name="P1"><text:span text:style-name="T1">wpages<text:tab/>776/tcp<text:tab/>#</text:span></text:p>
      <text:p text:style-name="P1"><text:span text:style-name="T1">wpages<text:tab/>776/udp<text:tab/>#</text:span></text:p>
      <text:p text:style-name="P1"><text:span text:style-name="T1">jconfig<text:tab/>777/tcp<text:tab/>#Hummingbird Exceed jconfig</text:span></text:p>
      <text:p text:style-name="P1"><text:span text:style-name="T1">wpgs<text:tab/>780/tcp<text:tab/>#</text:span></text:p>
      <text:p text:style-name="P1"><text:span text:style-name="T1">wpgs<text:tab/>780/udp<text:tab/>#</text:span></text:p>
      <text:p text:style-name="P1"><text:span text:style-name="T1">hp-collector<text:tab/>781/tcp<text:tab/>#hp performance data collector</text:span></text:p>
      <text:p text:style-name="P1"><text:span text:style-name="T1">hp-collector<text:tab/>781/udp<text:tab/>#hp performance data collector</text:span></text:p>
      <text:p text:style-name="P1"><text:span text:style-name="T1">hp-managed-node<text:tab/>782/tcp<text:tab/>#hp performance data managed node</text:span></text:p>
      <text:p text:style-name="P1"><text:span text:style-name="T1">hp-managed-node<text:tab/>782/udp<text:tab/>#hp performance data managed node</text:span></text:p>
      <text:p text:style-name="P1"><text:span text:style-name="T1">hp-alarm-mgr<text:tab/>783/tcp<text:tab/>#hp performance data alarm manager</text:span></text:p>
      <text:p text:style-name="P1"><text:span text:style-name="T1">hp-alarm-mgr<text:tab/>783/udp<text:tab/>#hp performance data alarm manager</text:span></text:p>
      <text:p text:style-name="P1"><text:span text:style-name="T1">concert<text:tab/>786/tcp<text:tab/>#</text:span></text:p>
      <text:p text:style-name="P1"><text:span text:style-name="T1">concert<text:tab/>786/udp<text:tab/>#</text:span></text:p>
      <text:p text:style-name="P1"><text:span text:style-name="T1">qsc<text:tab/>787/tcp<text:tab/>#QSC</text:span></text:p>
      <text:p text:style-name="P1"><text:span text:style-name="T1">qsc<text:tab/>787/udp<text:tab/>#QSC</text:span></text:p>
      <text:p text:style-name="P1"><text:span text:style-name="T1">controlit<text:tab/>799/tcp<text:tab/>#</text:span></text:p>
      <text:p text:style-name="P1"><text:span text:style-name="T1">mdbs_daemon<text:tab/>800/tcp<text:tab/>#</text:span></text:p>
      <text:p text:style-name="P1"><text:span text:style-name="T1">mdbs_daemon<text:tab/>800/udp<text:tab/>#</text:span></text:p>
      <text:p text:style-name="P1"><text:span text:style-name="T1">device<text:tab/>801/tcp<text:tab/>#</text:span></text:p>
      <text:p text:style-name="P1"><text:span text:style-name="T1">device<text:tab/>801/udp<text:tab/>#</text:span></text:p>
      <text:p text:style-name="P1"><text:span text:style-name="T1">WinHole<text:tab/>808/tcp<text:tab/>#[trojan] WinHole</text:span></text:p>
      <text:p text:style-name="P1"><text:span text:style-name="T1">WinHole<text:tab/>808/tcp<text:tab/>#[trojan] WinHole</text:span></text:p>
      <text:p text:style-name="P1"><text:span text:style-name="T1">fcp-udp<text:tab/>810/tcp<text:tab/>#FCP</text:span></text:p>
      <text:p text:style-name="P1"><text:span text:style-name="T1">fcp-udp<text:tab/>810/udp<text:tab/>#FCP Datagram</text:span></text:p>
      <text:p text:style-name="P1"><text:span text:style-name="T1">itm-mcell-s<text:tab/>828/tcp<text:tab/>#itm-mcell-s</text:span></text:p>
      <text:p text:style-name="P1"><text:span text:style-name="T1">itm-mcell-s<text:tab/>828/udp<text:tab/>#itm-mcell-s</text:span></text:p>
      <text:p text:style-name="P1"><text:span text:style-name="T1">pkix-3-ca-ra<text:tab/>829/tcp<text:tab/>#PKIX-3 CA RA</text:span></text:p>
      <text:p text:style-name="P1"><text:span text:style-name="T1">pkix-3-ca-ra<text:tab/>829/udp<text:tab/>#PKIX-3 CA RA</text:span></text:p>
      <text:p text:style-name="P1"><text:span text:style-name="T1">dhcp-failover2<text:tab/>847/tcp<text:tab/>#dhcp-failover 2</text:span></text:p>
      <text:p text:style-name="P1"><text:span text:style-name="T1">dhcp-failover2<text:tab/>847/udp<text:tab/>#dhcp-failover 2</text:span></text:p>
      <text:p text:style-name="P1"><text:span text:style-name="T1">supfilesrv<text:tab/>871/tcp<text:tab/>#SUP server</text:span></text:p>
      <text:p text:style-name="P1"><text:span text:style-name="T1">rsync<text:tab/>873/tcp<text:tab/>#rsync</text:span></text:p>
      <text:p text:style-name="P1"><text:span text:style-name="T1">rsync<text:tab/>873/udp<text:tab/>#rsync</text:span></text:p>
      <text:p text:style-name="P1"><text:span text:style-name="T1">iclcnet-locate<text:tab/>886/tcp<text:tab/>#ICL coNETion locate server</text:span></text:p>
      <text:p text:style-name="P1"><text:span text:style-name="T1">iclcnet-locate<text:tab/>886/udp<text:tab/>#ICL coNETion locate server</text:span></text:p>
      <text:p text:style-name="P1"><text:span text:style-name="T1">iclcnet_svinfo<text:tab/>887/tcp<text:tab/>#ICL coNETion server info</text:span></text:p>
      <text:p text:style-name="P1"><text:span text:style-name="T1">iclcnet_svinfo<text:tab/>887/udp<text:tab/>#ICL coNETion server info</text:span></text:p>
      <text:p text:style-name="P1"><text:span text:style-name="T1">accessbuilder<text:tab/>888/tcp<text:tab/>#AccessBuilder</text:span></text:p>
      <text:p text:style-name="P1"><text:span text:style-name="T1">cddbp<text:tab/>888/tcp<text:tab/>#CD Database Protocol</text:span></text:p>
      <text:p text:style-name="P1"><text:span text:style-name="T1">accessbuilder<text:tab/>888/udp<text:tab/>#</text:span></text:p>
      <text:p text:style-name="P1"><text:span text:style-name="T1">omginitialrefs<text:tab/>900/tcp<text:tab/>#OMG Initial Refs</text:span></text:p>
      <text:p text:style-name="P1"><text:span text:style-name="T1">omginitialrefs<text:tab/>900/udp<text:tab/>#OMG Initial Refs</text:span></text:p>
      <text:p text:style-name="P1"><text:span text:style-name="T1">realsecure<text:tab/>901/tcp<text:tab/>#RealSecure sensor</text:span></text:p>
      <text:p text:style-name="P1"><text:span text:style-name="T1">samba-swat<text:tab/>901/tcp<text:tab/>#Samba SWAT tool</text:span></text:p>
      <text:p text:style-name="P1"><text:span text:style-name="T1">smpnameres<text:tab/>901/tcp<text:tab/>#SMPNAMERES</text:span></text:p>
      <text:p text:style-name="P1"><text:span text:style-name="T1">smpnameres<text:tab/>901/udp<text:tab/>#SMPNAMERES</text:span></text:p>
      <text:p text:style-name="P1"><text:span text:style-name="T1">ideafarm-chat<text:tab/>902/tcp<text:tab/>#IDEAFARM-CHAT</text:span></text:p>
      <text:p text:style-name="P1"><text:span text:style-name="T1">ideafarm-chat<text:tab/>902/udp<text:tab/>#IDEAFARM-CHAT</text:span></text:p>
      <text:p text:style-name="P1"><text:span text:style-name="T1">ideafarm-catch<text:tab/>903/tcp<text:tab/>#IDEAFARM-CATCH</text:span></text:p>
      <text:p text:style-name="P1"><text:span text:style-name="T1">ideafarm-catch<text:tab/>903/udp<text:tab/>#IDEAFARM-CATCH</text:span></text:p>
      <text:p text:style-name="P1"><text:span text:style-name="T1">DarkShadow<text:tab/>911/tcp<text:tab/>#[trojan] Dark Shadow</text:span></text:p>
      <text:p text:style-name="P1"><text:span text:style-name="T1">DarkShadow<text:tab/>911/tcp<text:tab/>#[trojan] Dark Shadow</text:span></text:p>
      <text:p text:style-name="P1"><text:span text:style-name="T1">xact-backup<text:tab/>911/tcp<text:tab/>#xact-backup</text:span></text:p>
      <text:p text:style-name="P1"><text:span text:style-name="T1">xact-backup<text:tab/>911/udp<text:tab/>#xact-backup</text:span></text:p>
      <text:p text:style-name="P1"><text:span text:style-name="T1">securenet<text:tab/>975/tcp<text:tab/>#SecureNet Pro sensor</text:span></text:p>
      <text:p text:style-name="P1"><text:span text:style-name="T1">ftps-data<text:tab/>989/tcp<text:tab/>#ftp protocol<text:s text:c="2"/>data<text:s text:c="2"/>over TLS SSL</text:span></text:p>
      <text:p text:style-name="P1"><text:span text:style-name="T1">ftps-data<text:tab/>989/udp<text:tab/>#ftp protocol<text:s text:c="2"/>data<text:s text:c="2"/>over TLS SSL</text:span></text:p>
      <text:p text:style-name="P1"><text:span text:style-name="T1">ftps<text:tab/>990/tcp<text:tab/>#ftp protocol<text:s text:c="2"/>control<text:s text:c="2"/>over TLS SSL</text:span></text:p>
      <text:p text:style-name="P1"><text:span text:style-name="T1">ftps<text:tab/>990/udp<text:tab/>#ftp protocol<text:s text:c="2"/>control<text:s text:c="2"/>over TLS SSL</text:span></text:p>
      <text:p text:style-name="P1"><text:span text:style-name="T1">nas<text:tab/>991/tcp<text:tab/>#Netnews Administration System</text:span></text:p>
      <text:p text:style-name="P1"><text:span text:style-name="T1">nas<text:tab/>991/udp<text:tab/>#Netnews Administration System</text:span></text:p>
      <text:p text:style-name="P1"><text:span text:style-name="T1">telnets<text:tab/>992/tcp<text:tab/>#telnet protocol over TLS SSL</text:span></text:p>
      <text:p text:style-name="P1"><text:span text:style-name="T1">telnets<text:tab/>992/udp<text:tab/>#telnet protocol over TLS SSL</text:span></text:p>
      <text:p text:style-name="P1"><text:span text:style-name="T1">imaps<text:tab/>993/tcp<text:tab/>#imap4 protocol over TLS SSL</text:span></text:p>
      <text:p text:style-name="P1"><text:span text:style-name="T1">imaps<text:tab/>993/udp<text:tab/>#imap4 protocol over TLS SSL</text:span></text:p>
      <text:p text:style-name="P1"><text:span text:style-name="T1">ircs<text:tab/>994/tcp<text:tab/>#irc protocol over TLS SSL</text:span></text:p>
      <text:p text:style-name="P1"><text:span text:style-name="T1">ircs<text:tab/>994/udp<text:tab/>#irc protocol over TLS SSL</text:span></text:p>
      <text:p text:style-name="P1"><text:span text:style-name="T1">pop3s<text:tab/>995/tcp<text:tab/>#POP3 protocol over TLS SSL</text:span></text:p>
      <text:p text:style-name="P1"><text:span text:style-name="T1">pop3s<text:tab/>995/udp<text:tab/>#pop3 protocol over TLS SSL (was spop3)</text:span></text:p>
      <text:p text:style-name="P1"><text:span text:style-name="T1">win-rpc<text:tab/>1025/udp<text:tab/>#Windows RPC</text:span></text:p>
      <text:p text:style-name="P1"><text:span text:style-name="T1">win-rpc<text:tab/>1026/udp<text:tab/>#Windows RPC</text:span></text:p>
      <text:p text:style-name="P1"><text:span text:style-name="T1">icq<text:tab/>1027/tcp<text:tab/>#icq instant messanger</text:span></text:p>
      <text:p text:style-name="P1"><text:span text:style-name="T1">sbininitd<text:tab/>1049/tcp<text:tab/>#[trojan] /sbin/initd</text:span></text:p>
      <text:p text:style-name="P1"><text:span text:style-name="T1">/sbin/initd<text:tab/>1049/tcp<text:tab/>#[trojan] /sbin/initd</text:span></text:p>
      <text:p text:style-name="P1"><text:span text:style-name="T1">td-postman<text:tab/>1049/tcp<text:tab/>#Tobit David Postman VPMN</text:span></text:p>
      <text:p text:style-name="P1"><text:span text:style-name="T1">td-postman<text:tab/>1049/udp<text:tab/>#Tobit David Postman VPMN</text:span></text:p>
      <text:p text:style-name="P1"><text:span text:style-name="T1">cma<text:tab/>1050/tcp<text:tab/>#CORBA Management Agent</text:span></text:p>
      <text:p text:style-name="P1"><text:span text:style-name="T1">MiniCommand<text:tab/>1050/tcp<text:tab/>#[trojan] MiniCommand</text:span></text:p>
      <text:p text:style-name="P1"><text:span text:style-name="T1">MiniCommand<text:tab/>1050/tcp<text:tab/>#[trojan] MiniCommand</text:span></text:p>
      <text:p text:style-name="P1"><text:span text:style-name="T1">cma<text:tab/>1050/udp<text:tab/>#CORBA Management Agent</text:span></text:p>
      <text:p text:style-name="P1"><text:span text:style-name="T1">optima-vnet<text:tab/>1051/tcp<text:tab/>#Optima VNET</text:span></text:p>
      <text:p text:style-name="P1"><text:span text:style-name="T1">optima-vnet<text:tab/>1051/udp<text:tab/>#Optima VNET</text:span></text:p>
      <text:p text:style-name="P1"><text:span text:style-name="T1">ddt<text:tab/>1052/tcp<text:tab/>#Dynamic DNS Tools</text:span></text:p>
      <text:p text:style-name="P1"><text:span text:style-name="T1">ddt<text:tab/>1052/udp<text:tab/>#Dynamic DNS Tools</text:span></text:p>
      <text:p text:style-name="P1"><text:span text:style-name="T1">remote-as<text:tab/>1053/tcp<text:tab/>#Remote Assistant (RA)</text:span></text:p>
      <text:p text:style-name="P1"><text:span text:style-name="T1">TheThief<text:tab/>1053/tcp<text:tab/>#[trojan] The Thief</text:span></text:p>
      <text:p text:style-name="P1"><text:span text:style-name="T1">remote-as<text:tab/>1053/udp<text:tab/>#Remote Assistant (RA)</text:span></text:p>
      <text:p text:style-name="P1"><text:span text:style-name="T1">AckCmd<text:tab/>1054/tcp<text:tab/>#[trojan] AckCmd</text:span></text:p>
      <text:p text:style-name="P1"><text:span text:style-name="T1">AckCmd<text:tab/>1054/tcp<text:tab/>#[trojan] AckCmd</text:span></text:p>
      <text:p text:style-name="P1"><text:span text:style-name="T1">brvread<text:tab/>1054/tcp<text:tab/>#BRVREAD</text:span></text:p>
      <text:p text:style-name="P1"><text:span text:style-name="T1">brvread<text:tab/>1054/udp<text:tab/>#BRVREAD</text:span></text:p>
      <text:p text:style-name="P1"><text:span text:style-name="T1">ansyslmd<text:tab/>1055/tcp<text:tab/>#ANSYS - License Manager</text:span></text:p>
      <text:p text:style-name="P1"><text:span text:style-name="T1">ansyslmd<text:tab/>1055/udp<text:tab/>#ANSYS - License Manager</text:span></text:p>
      <text:p text:style-name="P1"><text:span text:style-name="T1">vfo<text:tab/>1056/tcp<text:tab/>#VFO</text:span></text:p>
      <text:p text:style-name="P1"><text:span text:style-name="T1">vfo<text:tab/>1056/udp<text:tab/>#VFO</text:span></text:p>
      <text:p text:style-name="P1"><text:span text:style-name="T1">startron<text:tab/>1057/tcp<text:tab/>#STARTRON</text:span></text:p>
      <text:p text:style-name="P1"><text:span text:style-name="T1">startron<text:tab/>1057/udp<text:tab/>#STARTRON</text:span></text:p>
      <text:p text:style-name="P1"><text:span text:style-name="T1">nim<text:tab/>1058/tcp<text:tab/>#</text:span></text:p>
      <text:p text:style-name="P1"><text:span text:style-name="T1">nim<text:tab/>1058/udp<text:tab/>#</text:span></text:p>
      <text:p text:style-name="P1"><text:span text:style-name="T1">nimreg<text:tab/>1059/tcp<text:tab/>#</text:span></text:p>
      <text:p text:style-name="P1"><text:span text:style-name="T1">nimreg<text:tab/>1059/udp<text:tab/>#</text:span></text:p>
      <text:p text:style-name="P1"><text:span text:style-name="T1">polestar<text:tab/>1060/tcp<text:tab/>#POLESTAR</text:span></text:p>
      <text:p text:style-name="P1"><text:span text:style-name="T1">polestar<text:tab/>1060/udp<text:tab/>#POLESTAR</text:span></text:p>
      <text:p text:style-name="P1"><text:span text:style-name="T1">kiosk<text:tab/>1061/tcp<text:tab/>#KIOSK</text:span></text:p>
      <text:p text:style-name="P1"><text:span text:style-name="T1">kiosk<text:tab/>1061/udp<text:tab/>#KIOSK</text:span></text:p>
      <text:p text:style-name="P1"><text:span text:style-name="T1">veracity<text:tab/>1062/tcp<text:tab/>#Veracity</text:span></text:p>
      <text:p text:style-name="P1"><text:span text:style-name="T1">veracity<text:tab/>1062/udp<text:tab/>#Veracity</text:span></text:p>
      <text:p text:style-name="P1"><text:span text:style-name="T1">kyoceranetdev<text:tab/>1063/tcp<text:tab/>#KyoceraNetDev</text:span></text:p>
      <text:p text:style-name="P1"><text:span text:style-name="T1">kyoceranetdev<text:tab/>1063/udp<text:tab/>#KyoceraNetDev</text:span></text:p>
      <text:p text:style-name="P1"><text:span text:style-name="T1">jstel<text:tab/>1064/tcp<text:tab/>#JSTEL</text:span></text:p>
      <text:p text:style-name="P1"><text:span text:style-name="T1">jstel<text:tab/>1064/udp<text:tab/>#JSTEL</text:span></text:p>
      <text:p text:style-name="P1"><text:span text:style-name="T1">syscomlan<text:tab/>1065/tcp<text:tab/>#SYSCOMLAN</text:span></text:p>
      <text:p text:style-name="P1"><text:span text:style-name="T1">syscomlan<text:tab/>1065/udp<text:tab/>#SYSCOMLAN</text:span></text:p>
      <text:p text:style-name="P1"><text:span text:style-name="T1">fpo-fns<text:tab/>1066/tcp<text:tab/>#FPO-FNS</text:span></text:p>
      <text:p text:style-name="P1"><text:span text:style-name="T1">fpo-fns<text:tab/>1066/udp<text:tab/>#FPO-FNS</text:span></text:p>
      <text:p text:style-name="P1"><text:span text:style-name="T1">instl_boots<text:tab/>1067/tcp<text:tab/>#Installation Bootstrap Proto. Serv.</text:span></text:p>
      <text:p text:style-name="P1"><text:span text:style-name="T1">instl_boots<text:tab/>1067/udp<text:tab/>#Installation Bootstrap Proto. Serv.</text:span></text:p>
      <text:p text:style-name="P1"><text:span text:style-name="T1">instl_bootc<text:tab/>1068/tcp<text:tab/>#Installation Bootstrap Proto. Cli.</text:span></text:p>
      <text:p text:style-name="P1"><text:span text:style-name="T1">instl_bootc<text:tab/>1068/udp<text:tab/>#Installation Bootstrap Proto. Cli.</text:span></text:p>
      <text:p text:style-name="P1"><text:span text:style-name="T1">cognex-insight<text:tab/>1069/tcp<text:tab/>#COGNEX-INSIGHT</text:span></text:p>
      <text:p text:style-name="P1"><text:span text:style-name="T1">cognex-insight<text:tab/>1069/udp<text:tab/>#COGNEX-INSIGHT</text:span></text:p>
      <text:p text:style-name="P1"><text:span text:style-name="T1">gmrupdateserv<text:tab/>1070/tcp<text:tab/>#GMRUpdateSERV</text:span></text:p>
      <text:p text:style-name="P1"><text:span text:style-name="T1">gmrupdateserv<text:tab/>1070/udp<text:tab/>#GMRUpdateSERV</text:span></text:p>
      <text:p text:style-name="P1"><text:span text:style-name="T1">bsquare-voip<text:tab/>1071/tcp<text:tab/>#BSQUARE-VOIP</text:span></text:p>
      <text:p text:style-name="P1"><text:span text:style-name="T1">bsquare-voip<text:tab/>1071/udp<text:tab/>#BSQUARE-VOIP</text:span></text:p>
      <text:p text:style-name="P1"><text:span text:style-name="T1">cardax<text:tab/>1072/tcp<text:tab/>#CARDAX</text:span></text:p>
      <text:p text:style-name="P1"><text:span text:style-name="T1">cardax<text:tab/>1072/udp<text:tab/>#CARDAX</text:span></text:p>
      <text:p text:style-name="P1"><text:span text:style-name="T1">bridgecontrol<text:tab/>1073/tcp<text:tab/>#BridgeControl</text:span></text:p>
      <text:p text:style-name="P1"><text:span text:style-name="T1">bridgecontrol<text:tab/>1073/udp<text:tab/>#BridgeControl</text:span></text:p>
      <text:p text:style-name="P1"><text:span text:style-name="T1">fastechnologlm<text:tab/>1074/tcp<text:tab/>#FASTechnologies License Manager</text:span></text:p>
      <text:p text:style-name="P1"><text:span text:style-name="T1">fastechnologlm<text:tab/>1074/udp<text:tab/>#FASTechnologies License Manager</text:span></text:p>
      <text:p text:style-name="P1"><text:span text:style-name="T1">rdrmshc<text:tab/>1075/tcp<text:tab/>#RDRMSHC</text:span></text:p>
      <text:p text:style-name="P1"><text:span text:style-name="T1">rdrmshc<text:tab/>1075/udp<text:tab/>#RDRMSHC</text:span></text:p>
      <text:p text:style-name="P1"><text:span text:style-name="T1">dab-sti-c<text:tab/>1076/tcp<text:tab/>#DAB STI-C</text:span></text:p>
      <text:p text:style-name="P1"><text:span text:style-name="T1">dab-sti-c<text:tab/>1076/udp<text:tab/>#DAB STI-C</text:span></text:p>
      <text:p text:style-name="P1"><text:span text:style-name="T1">imgames<text:tab/>1077/tcp<text:tab/>#IMGames</text:span></text:p>
      <text:p text:style-name="P1"><text:span text:style-name="T1">imgames<text:tab/>1077/udp<text:tab/>#IMGames</text:span></text:p>
      <text:p text:style-name="P1"><text:span text:style-name="T1">emanagecstp<text:tab/>1078/tcp<text:tab/>#eManageCstp</text:span></text:p>
      <text:p text:style-name="P1"><text:span text:style-name="T1">emanagecstp<text:tab/>1078/udp<text:tab/>#eManageCstp</text:span></text:p>
      <text:p text:style-name="P1"><text:span text:style-name="T1">asprovatalk<text:tab/>1079/tcp<text:tab/>#ASPROVATalk</text:span></text:p>
      <text:p text:style-name="P1"><text:span text:style-name="T1">asprovatalk<text:tab/>1079/udp<text:tab/>#ASPROVATalk</text:span></text:p>
      <text:p text:style-name="P1"><text:span text:style-name="T1">socks<text:tab/>1080/tcp<text:tab/>#Proxy Server</text:span></text:p>
      <text:p text:style-name="P1"><text:span text:style-name="T1">socks<text:tab/>1080/udp<text:tab/>#Proxy Server</text:span></text:p>
      <text:p text:style-name="P1"><text:span text:style-name="T1">pvuniwien<text:tab/>1081/tcp<text:tab/>#PVUNIWIEN</text:span></text:p>
      <text:p text:style-name="P1"><text:span text:style-name="T1">WinHole<text:tab/>1081/tcp<text:tab/>#[trojan] WinHole</text:span></text:p>
      <text:p text:style-name="P1"><text:span text:style-name="T1">WinHole<text:tab/>1081/tcp<text:tab/>#[trojan] WinHole</text:span></text:p>
      <text:p text:style-name="P1"><text:span text:style-name="T1">pvuniwien<text:tab/>1081/udp<text:tab/>#PVUNIWIEN</text:span></text:p>
      <text:p text:style-name="P1"><text:span text:style-name="T1">amt-esd-prot<text:tab/>1082/tcp<text:tab/>#AMT-ESD-PROT</text:span></text:p>
      <text:p text:style-name="P1"><text:span text:style-name="T1">WinHole<text:tab/>1082/tcp<text:tab/>#[trojan] WinHole</text:span></text:p>
      <text:p text:style-name="P1"><text:span text:style-name="T1">WinHole<text:tab/>1082/tcp<text:tab/>#[trojan] WinHole</text:span></text:p>
      <text:p text:style-name="P1"><text:span text:style-name="T1">amt-esd-prot<text:tab/>1082/udp<text:tab/>#AMT-ESD-PROT</text:span></text:p>
      <text:p text:style-name="P1"><text:span text:style-name="T1">ansoft-lm-1<text:tab/>1083/tcp<text:tab/>#Anasoft License Manager</text:span></text:p>
      <text:p text:style-name="P1"><text:span text:style-name="T1">WinHole<text:tab/>1083/tcp<text:tab/>#[trojan] WinHole</text:span></text:p>
      <text:p text:style-name="P1"><text:span text:style-name="T1">WinHole<text:tab/>1083/tcp<text:tab/>#[trojan] WinHole</text:span></text:p>
      <text:p text:style-name="P1"><text:span text:style-name="T1">ansoft-lm-1<text:tab/>1083/udp<text:tab/>#Anasoft License Manager</text:span></text:p>
      <text:p text:style-name="P1"><text:span text:style-name="T1">ansoft-lm-2<text:tab/>1084/tcp<text:tab/>#Anasoft License Manager</text:span></text:p>
      <text:p text:style-name="P1"><text:span text:style-name="T1">ansoft-lm-2<text:tab/>1084/udp<text:tab/>#Anasoft License Manager</text:span></text:p>
      <text:p text:style-name="P1"><text:span text:style-name="T1">webobjects<text:tab/>1085/tcp<text:tab/>#Web Objects</text:span></text:p>
      <text:p text:style-name="P1"><text:span text:style-name="T1">webobjects<text:tab/>1085/udp<text:tab/>#Web Objects</text:span></text:p>
      <text:p text:style-name="P1"><text:span text:style-name="T1">cplscrambler-lg<text:tab/>1086/tcp<text:tab/>#CPL Scrambler Logging</text:span></text:p>
      <text:p text:style-name="P1"><text:span text:style-name="T1">cplscrambler-lg<text:tab/>1086/udp<text:tab/>#CPL Scrambler Logging</text:span></text:p>
      <text:p text:style-name="P1"><text:span text:style-name="T1">cplscrambler-in<text:tab/>1087/tcp<text:tab/>#CPL Scrambler Internal</text:span></text:p>
      <text:p text:style-name="P1"><text:span text:style-name="T1">cplscrambler-in<text:tab/>1087/udp<text:tab/>#CPL Scrambler Internal</text:span></text:p>
      <text:p text:style-name="P1"><text:span text:style-name="T1">cplscrambler-al<text:tab/>1088/tcp<text:tab/>#CPL Scrambler Alarm Log</text:span></text:p>
      <text:p text:style-name="P1"><text:span text:style-name="T1">cplscrambler-al<text:tab/>1088/udp<text:tab/>#CPL Scrambler Alarm Log</text:span></text:p>
      <text:p text:style-name="P1"><text:span text:style-name="T1">ff-annunc<text:tab/>1089/tcp<text:tab/>#FF Annunciation</text:span></text:p>
      <text:p text:style-name="P1"><text:span text:style-name="T1">ff-annunc<text:tab/>1089/udp<text:tab/>#FF Annunciation</text:span></text:p>
      <text:p text:style-name="P1"><text:span text:style-name="T1">ff-fms<text:tab/>1090/tcp<text:tab/>#FF Fieldbus Message Specification</text:span></text:p>
      <text:p text:style-name="P1"><text:span text:style-name="T1">Xtreme<text:tab/>1090/tcp<text:tab/>#[trojan] Xtreme</text:span></text:p>
      <text:p text:style-name="P1"><text:span text:style-name="T1">Xtreme<text:tab/>1090/tcp<text:tab/>#[trojan] Xtreme</text:span></text:p>
      <text:p text:style-name="P1"><text:span text:style-name="T1">ff-fms<text:tab/>1090/udp<text:tab/>#FF Fieldbus Message Specification</text:span></text:p>
      <text:p text:style-name="P1"><text:span text:style-name="T1">ff-sm<text:tab/>1091/tcp<text:tab/>#FF System Management</text:span></text:p>
      <text:p text:style-name="P1"><text:span text:style-name="T1">ff-sm<text:tab/>1091/udp<text:tab/>#FF System Management</text:span></text:p>
      <text:p text:style-name="P1"><text:span text:style-name="T1">obrpd<text:tab/>1092/tcp<text:tab/>#OBRPD</text:span></text:p>
      <text:p text:style-name="P1"><text:span text:style-name="T1">obrpd<text:tab/>1092/udp<text:tab/>#OBRPD</text:span></text:p>
      <text:p text:style-name="P1"><text:span text:style-name="T1">proofd<text:tab/>1093/tcp<text:tab/>#PROOFD</text:span></text:p>
      <text:p text:style-name="P1"><text:span text:style-name="T1">proofd<text:tab/>1093/udp<text:tab/>#PROOFD</text:span></text:p>
      <text:p text:style-name="P1"><text:span text:style-name="T1">rootd<text:tab/>1094/tcp<text:tab/>#ROOTD</text:span></text:p>
      <text:p text:style-name="P1"><text:span text:style-name="T1">rootd<text:tab/>1094/udp<text:tab/>#ROOTD</text:span></text:p>
      <text:p text:style-name="P1"><text:span text:style-name="T1">nicelink<text:tab/>1095/tcp<text:tab/>#NICELink</text:span></text:p>
      <text:p text:style-name="P1"><text:span text:style-name="T1">RAT<text:tab/>1095/tcp<text:tab/>#[trojan] Remote Administration Tool - RAT</text:span></text:p>
      <text:p text:style-name="P1"><text:span text:style-name="T1">RAT<text:tab/>1095/tcp<text:tab/>#[trojan] Remote Administration Tool - RAT</text:span></text:p>
      <text:p text:style-name="P1"><text:span text:style-name="T1">nicelink<text:tab/>1095/udp<text:tab/>#NICELink</text:span></text:p>
      <text:p text:style-name="P1"><text:span text:style-name="T1">cnrprotocol<text:tab/>1096/tcp<text:tab/>#Common Name Resolution Protocol</text:span></text:p>
      <text:p text:style-name="P1"><text:span text:style-name="T1">cnrprotocol<text:tab/>1096/udp<text:tab/>#Common Name Resolution Protocol</text:span></text:p>
      <text:p text:style-name="P1"><text:span text:style-name="T1">RAT<text:tab/>1097/tcp<text:tab/>#[trojan] Remote Administration Tool - RAT</text:span></text:p>
      <text:p text:style-name="P1"><text:span text:style-name="T1">RAT<text:tab/>1097/tcp<text:tab/>#[trojan] Remote Administration Tool - RAT</text:span></text:p>
      <text:p text:style-name="P1"><text:span text:style-name="T1">sunclustermgr<text:tab/>1097/tcp<text:tab/>#Sun Cluster Manager</text:span></text:p>
      <text:p text:style-name="P1"><text:span text:style-name="T1">sunclustermgr<text:tab/>1097/udp<text:tab/>#Sun Cluster Manager</text:span></text:p>
      <text:p text:style-name="P1"><text:span text:style-name="T1">RAT<text:tab/>1098/tcp<text:tab/>#[trojan] Remote Administration Tool - RAT</text:span></text:p>
      <text:p text:style-name="P1"><text:span text:style-name="T1">RAT<text:tab/>1098/tcp<text:tab/>#[trojan] Remote Administration Tool - RAT</text:span></text:p>
      <text:p text:style-name="P1"><text:span text:style-name="T1">rmiactivation<text:tab/>1098/tcp<text:tab/>#RMI Activation</text:span></text:p>
      <text:p text:style-name="P1"><text:span text:style-name="T1">rmiactivation<text:tab/>1098/udp<text:tab/>#RMI Activation</text:span></text:p>
      <text:p text:style-name="P1"><text:span text:style-name="T1">BloodFestEvolution<text:tab/>1099/tcp<text:tab/>#[trojan] Blood Fest Evolution</text:span></text:p>
      <text:p text:style-name="P1"><text:span text:style-name="T1">BloodFestEvolution<text:tab/>1099/tcp<text:tab/>#[trojan] Blood Fest Evolution</text:span></text:p>
      <text:p text:style-name="P1"><text:span text:style-name="T1">RAT<text:tab/>1099/tcp<text:tab/>#[trojan] Remote Administration Tool - RAT</text:span></text:p>
      <text:p text:style-name="P1"><text:span text:style-name="T1">rmiregistry<text:tab/>1099/tcp<text:tab/>#RMI Registry</text:span></text:p>
      <text:p text:style-name="P1"><text:span text:style-name="T1">rmiregistry<text:tab/>1099/udp<text:tab/>#RMI Registry</text:span></text:p>
      <text:p text:style-name="P1"><text:span text:style-name="T1">mctp<text:tab/>1100/tcp<text:tab/>#MCTP</text:span></text:p>
      <text:p text:style-name="P1"><text:span text:style-name="T1">mctp<text:tab/>1100/udp<text:tab/>#MCTP</text:span></text:p>
      <text:p text:style-name="P1"><text:span text:style-name="T1">pt2-discover<text:tab/>1101/tcp<text:tab/>#PT2-DISCOVER</text:span></text:p>
      <text:p text:style-name="P1"><text:span text:style-name="T1">pt2-discover<text:tab/>1101/udp<text:tab/>#PT2-DISCOVER</text:span></text:p>
      <text:p text:style-name="P1"><text:span text:style-name="T1">adobeserver-1<text:tab/>1102/tcp<text:tab/>#ADOBE SERVER 1</text:span></text:p>
      <text:p text:style-name="P1"><text:span text:style-name="T1">adobeserver-1<text:tab/>1102/udp<text:tab/>#ADOBE SERVER 1</text:span></text:p>
      <text:p text:style-name="P1"><text:span text:style-name="T1">adobeserver-2<text:tab/>1103/tcp<text:tab/>#ADOBE SERVER 2</text:span></text:p>
      <text:p text:style-name="P1"><text:span text:style-name="T1">xaudio<text:tab/>1103/tcp<text:tab/>#Xaserver X Audio Server</text:span></text:p>
      <text:p text:style-name="P1"><text:span text:style-name="T1">adobeserver-2<text:tab/>1103/udp<text:tab/>#ADOBE SERVER 2</text:span></text:p>
      <text:p text:style-name="P1"><text:span text:style-name="T1">xrl<text:tab/>1104/tcp<text:tab/>#XRL</text:span></text:p>
      <text:p text:style-name="P1"><text:span text:style-name="T1">RexxRave<text:tab/>1104/udp<text:tab/>#[trojan] RexxRave</text:span></text:p>
      <text:p text:style-name="P1"><text:span text:style-name="T1">xrl<text:tab/>1104/udp<text:tab/>#XRL</text:span></text:p>
      <text:p text:style-name="P1"><text:span text:style-name="T1">ftranhc<text:tab/>1105/tcp<text:tab/>#FTRANHC</text:span></text:p>
      <text:p text:style-name="P1"><text:span text:style-name="T1">ftranhc<text:tab/>1105/udp<text:tab/>#FTRANHC</text:span></text:p>
      <text:p text:style-name="P1"><text:span text:style-name="T1">isoipsigport-1<text:tab/>1106/tcp<text:tab/>#ISOIPSIGPORT-1</text:span></text:p>
      <text:p text:style-name="P1"><text:span text:style-name="T1">isoipsigport-1<text:tab/>1106/udp<text:tab/>#ISOIPSIGPORT-1</text:span></text:p>
      <text:p text:style-name="P1"><text:span text:style-name="T1">isoipsigport-2<text:tab/>1107/tcp<text:tab/>#ISOIPSIGPORT-2</text:span></text:p>
      <text:p text:style-name="P1"><text:span text:style-name="T1">isoipsigport-2<text:tab/>1107/udp<text:tab/>#ISOIPSIGPORT-2</text:span></text:p>
      <text:p text:style-name="P1"><text:span text:style-name="T1">ratio-adp<text:tab/>1108/tcp<text:tab/>#ratio-adp</text:span></text:p>
      <text:p text:style-name="P1"><text:span text:style-name="T1">ratio-adp<text:tab/>1108/udp<text:tab/>#ratio-adp</text:span></text:p>
      <text:p text:style-name="P1"><text:span text:style-name="T1">kpop<text:tab/>1109/tcp<text:tab/>#Pop with Kerberos</text:span></text:p>
      <text:p text:style-name="P1"><text:span text:style-name="T1">nfsd-status<text:tab/>1110/tcp<text:tab/>#Cluster status info</text:span></text:p>
      <text:p text:style-name="P1"><text:span text:style-name="T1">nfsd-keepalive<text:tab/>1110/udp<text:tab/>#Client status info</text:span></text:p>
      <text:p text:style-name="P1"><text:span text:style-name="T1">lmsocialserver<text:tab/>1111/tcp<text:tab/>#LM Social Server</text:span></text:p>
      <text:p text:style-name="P1"><text:span text:style-name="T1">lmsocialserver<text:tab/>1111/udp<text:tab/>#LM Social Server</text:span></text:p>
      <text:p text:style-name="P1"><text:span text:style-name="T1">icp<text:tab/>1112/tcp<text:tab/>#Intelligent Communication Protocol</text:span></text:p>
      <text:p text:style-name="P1"><text:span text:style-name="T1">msql<text:tab/>1112/tcp<text:tab/>#mini-sql server</text:span></text:p>
      <text:p text:style-name="P1"><text:span text:style-name="T1">icp<text:tab/>1112/udp<text:tab/>#Intelligent Communication Protocol</text:span></text:p>
      <text:p text:style-name="P1"><text:span text:style-name="T1">mini-sql<text:tab/>1114/tcp<text:tab/>#Mini SQL</text:span></text:p>
      <text:p text:style-name="P1"><text:span text:style-name="T1">mini-sql<text:tab/>1114/udp<text:tab/>#Mini SQL</text:span></text:p>
      <text:p text:style-name="P1"><text:span text:style-name="T1">ardus-trns<text:tab/>1115/tcp<text:tab/>#ARDUS Transfer</text:span></text:p>
      <text:p text:style-name="P1"><text:span text:style-name="T1">ardus-trns<text:tab/>1115/udp<text:tab/>#ARDUS Transfer</text:span></text:p>
      <text:p text:style-name="P1"><text:span text:style-name="T1">ardus-cntl<text:tab/>1116/tcp<text:tab/>#ARDUS Control</text:span></text:p>
      <text:p text:style-name="P1"><text:span text:style-name="T1">ardus-cntl<text:tab/>1116/udp<text:tab/>#ARDUS Control</text:span></text:p>
      <text:p text:style-name="P1"><text:span text:style-name="T1">ardus-mtrns<text:tab/>1117/tcp<text:tab/>#ARDUS Multicast Transfer</text:span></text:p>
      <text:p text:style-name="P1"><text:span text:style-name="T1">ardus-mtrns<text:tab/>1117/udp<text:tab/>#ARDUS Multicast Transfer</text:span></text:p>
      <text:p text:style-name="P1"><text:span text:style-name="T1">availant-mgr<text:tab/>1122/tcp<text:tab/>#availant-mgr</text:span></text:p>
      <text:p text:style-name="P1"><text:span text:style-name="T1">availant-mgr<text:tab/>1122/udp<text:tab/>#availant-mgr</text:span></text:p>
      <text:p text:style-name="P1"><text:span text:style-name="T1">murray<text:tab/>1123/tcp<text:tab/>#Murray</text:span></text:p>
      <text:p text:style-name="P1"><text:span text:style-name="T1">murray<text:tab/>1123/udp<text:tab/>#Murray</text:span></text:p>
      <text:p text:style-name="P1"><text:span text:style-name="T1">supfiledbg<text:tab/>1127/tcp<text:tab/>#SUP debugging</text:span></text:p>
      <text:p text:style-name="P1"><text:span text:style-name="T1">noknok<text:tab/>1130/tcp<text:tab/>#[trojan] NokNok</text:span></text:p>
      <text:p text:style-name="P1"><text:span text:style-name="T1">Orion<text:tab/>1150/tcp<text:tab/>#[trojan] Orion</text:span></text:p>
      <text:p text:style-name="P1"><text:span text:style-name="T1">Orion<text:tab/>1151/tcp<text:tab/>#[trojan] Orion</text:span></text:p>
      <text:p text:style-name="P1"><text:span text:style-name="T1">nfa<text:tab/>1155/tcp<text:tab/>#Network File Access</text:span></text:p>
      <text:p text:style-name="P1"><text:span text:style-name="T1">nfa<text:tab/>1155/udp<text:tab/>#Network File Access</text:span></text:p>
      <text:p text:style-name="P1"><text:span text:style-name="T1">health-polling<text:tab/>1161/tcp<text:tab/>#Health Polling</text:span></text:p>
      <text:p text:style-name="P1"><text:span text:style-name="T1">health-polling<text:tab/>1161/udp<text:tab/>#Health Polling</text:span></text:p>
      <text:p text:style-name="P1"><text:span text:style-name="T1">health-trap<text:tab/>1162/tcp<text:tab/>#Health Trap</text:span></text:p>
      <text:p text:style-name="P1"><text:span text:style-name="T1">health-trap<text:tab/>1162/udp<text:tab/>#Health Trap</text:span></text:p>
      <text:p text:style-name="P1"><text:span text:style-name="T1">phone<text:tab/>1167/udp<text:tab/>#conference calling</text:span></text:p>
      <text:p text:style-name="P1"><text:span text:style-name="T1">tripwire<text:tab/>1169/tcp<text:tab/>#TRIPWIRE</text:span></text:p>
      <text:p text:style-name="P1"><text:span text:style-name="T1">tripwire<text:tab/>1169/udp<text:tab/>#TRIPWIRE</text:span></text:p>
      <text:p text:style-name="P1"><text:span text:style-name="T1">PsyberStreamServer<text:tab/>1170/tcp<text:tab/>#[trojan] Psyber Stream Server</text:span></text:p>
      <text:p text:style-name="P1"><text:span text:style-name="T1">PsyberStreamServer<text:tab/>1170/tcp<text:tab/>#[trojan] Psyber Stream Server - PSS</text:span></text:p>
      <text:p text:style-name="P1"><text:span text:style-name="T1">StreamingAudioServer<text:tab/>1170/tcp<text:tab/>#[trojan] Streaming Audio Server</text:span></text:p>
      <text:p text:style-name="P1"><text:span text:style-name="T1">Voice<text:tab/>1170/tcp<text:tab/>#[trojan] Voice</text:span></text:p>
      <text:p text:style-name="P1"><text:span text:style-name="T1">DaCryptic<text:tab/>1174/tcp<text:tab/>#[trojan] DaCryptic</text:span></text:p>
      <text:p text:style-name="P1"><text:span text:style-name="T1">skkserv<text:tab/>1178/tcp<text:tab/>#SKK (kanji input)</text:span></text:p>
      <text:p text:style-name="P1"><text:span text:style-name="T1">mc-client<text:tab/>1180/tcp<text:tab/>#Millicent Client Proxy</text:span></text:p>
      <text:p text:style-name="P1"><text:span text:style-name="T1">Unin68<text:tab/>1180/tcp<text:tab/>#[trojan] Unin68</text:span></text:p>
      <text:p text:style-name="P1"><text:span text:style-name="T1">mc-client<text:tab/>1180/udp<text:tab/>#Millicent Client Proxy</text:span></text:p>
      <text:p text:style-name="P1"><text:span text:style-name="T1">laplink-ssl<text:tab/>1183/tcp<text:tab/>#LapLink Surf-up SSL</text:span></text:p>
      <text:p text:style-name="P1"><text:span text:style-name="T1">laplink<text:tab/>1184/tcp<text:tab/>#LapLink Surf-up</text:span></text:p>
      <text:p text:style-name="P1"><text:span text:style-name="T1">hp-webadmin<text:tab/>1188/tcp<text:tab/>#HP Web Admin</text:span></text:p>
      <text:p text:style-name="P1"><text:span text:style-name="T1">hp-webadmin<text:tab/>1188/udp<text:tab/>#HP Web Admin</text:span></text:p>
      <text:p text:style-name="P1"><text:span text:style-name="T1">scol<text:tab/>1200/tcp<text:tab/>#SCOL</text:span></text:p>
      <text:p text:style-name="P1"><text:span text:style-name="T1">NoBackO<text:tab/>1200/udp<text:tab/>#[trojan] NoBackO</text:span></text:p>
      <text:p text:style-name="P1"><text:span text:style-name="T1">NoBackO<text:tab/>1200/udp<text:tab/>#[trojan] NoBackO</text:span></text:p>
      <text:p text:style-name="P1"><text:span text:style-name="T1">scol<text:tab/>1200/udp<text:tab/>#SCOL</text:span></text:p>
      <text:p text:style-name="P1"><text:span text:style-name="T1">nucleus-sand<text:tab/>1201/tcp<text:tab/>#Nucleus Sand</text:span></text:p>
      <text:p text:style-name="P1"><text:span text:style-name="T1">NoBackO<text:tab/>1201/udp<text:tab/>#[trojan] NoBackO</text:span></text:p>
      <text:p text:style-name="P1"><text:span text:style-name="T1">NoBackO<text:tab/>1201/udp<text:tab/>#[trojan] NoBackO</text:span></text:p>
      <text:p text:style-name="P1"><text:span text:style-name="T1">nucleus-sand<text:tab/>1201/udp<text:tab/>#Nucleus Sand</text:span></text:p>
      <text:p text:style-name="P1"><text:span text:style-name="T1">caiccipc<text:tab/>1202/tcp<text:tab/>#caiccipc</text:span></text:p>
      <text:p text:style-name="P1"><text:span text:style-name="T1">caiccipc<text:tab/>1202/udp<text:tab/>#caiccipc</text:span></text:p>
      <text:p text:style-name="P1"><text:span text:style-name="T1">ssslic-mgr<text:tab/>1203/tcp<text:tab/>#License Validation</text:span></text:p>
      <text:p text:style-name="P1"><text:span text:style-name="T1">ssslic-mgr<text:tab/>1203/udp<text:tab/>#License Validation</text:span></text:p>
      <text:p text:style-name="P1"><text:span text:style-name="T1">ssslog-mgr<text:tab/>1204/tcp<text:tab/>#Log Request Listener</text:span></text:p>
      <text:p text:style-name="P1"><text:span text:style-name="T1">ssslog-mgr<text:tab/>1204/udp<text:tab/>#Log Request Listener</text:span></text:p>
      <text:p text:style-name="P1"><text:span text:style-name="T1">accord-mgc<text:tab/>1205/tcp<text:tab/>#Accord-MGC</text:span></text:p>
      <text:p text:style-name="P1"><text:span text:style-name="T1">accord-mgc<text:tab/>1205/udp<text:tab/>#Accord-MGC</text:span></text:p>
      <text:p text:style-name="P1"><text:span text:style-name="T1">anthony-data<text:tab/>1206/tcp<text:tab/>#Anthony Data</text:span></text:p>
      <text:p text:style-name="P1"><text:span text:style-name="T1">anthony-data<text:tab/>1206/udp<text:tab/>#Anthony Data</text:span></text:p>
      <text:p text:style-name="P1"><text:span text:style-name="T1">metasage<text:tab/>1207/tcp<text:tab/>#MetaSage</text:span></text:p>
      <text:p text:style-name="P1"><text:span text:style-name="T1">SoftWAR<text:tab/>1207/tcp<text:tab/>#[trojan] SoftWAR</text:span></text:p>
      <text:p text:style-name="P1"><text:span text:style-name="T1">SoftWAR<text:tab/>1207/tcp<text:tab/>#[trojan] SoftWAR</text:span></text:p>
      <text:p text:style-name="P1"><text:span text:style-name="T1">metasage<text:tab/>1207/udp<text:tab/>#MetaSage</text:span></text:p>
      <text:p text:style-name="P1"><text:span text:style-name="T1">Infector<text:tab/>1208/tcp<text:tab/>#[trojan] Infector</text:span></text:p>
      <text:p text:style-name="P1"><text:span text:style-name="T1">seagull-ais<text:tab/>1208/tcp<text:tab/>#SEAGULL AIS</text:span></text:p>
      <text:p text:style-name="P1"><text:span text:style-name="T1">seagull-ais<text:tab/>1208/udp<text:tab/>#SEAGULL AIS</text:span></text:p>
      <text:p text:style-name="P1"><text:span text:style-name="T1">ipcd3<text:tab/>1209/tcp<text:tab/>#IPCD3</text:span></text:p>
      <text:p text:style-name="P1"><text:span text:style-name="T1">ipcd3<text:tab/>1209/udp<text:tab/>#IPCD3</text:span></text:p>
      <text:p text:style-name="P1"><text:span text:style-name="T1">eoss<text:tab/>1210/tcp<text:tab/>#EOSS</text:span></text:p>
      <text:p text:style-name="P1"><text:span text:style-name="T1">eoss<text:tab/>1210/udp<text:tab/>#EOSS</text:span></text:p>
      <text:p text:style-name="P1"><text:span text:style-name="T1">groove-dpp<text:tab/>1211/tcp<text:tab/>#Groove DPP</text:span></text:p>
      <text:p text:style-name="P1"><text:span text:style-name="T1">groove-dpp<text:tab/>1211/udp<text:tab/>#Groove DPP</text:span></text:p>
      <text:p text:style-name="P1"><text:span text:style-name="T1">Kaos<text:tab/>1212/tcp<text:tab/>#[trojan] Kaos</text:span></text:p>
      <text:p text:style-name="P1"><text:span text:style-name="T1">Kaos<text:tab/>1212/tcp<text:tab/>#[trojan] Kaos</text:span></text:p>
      <text:p text:style-name="P1"><text:span text:style-name="T1">lupa<text:tab/>1212/tcp<text:tab/>#</text:span></text:p>
      <text:p text:style-name="P1"><text:span text:style-name="T1">lupa<text:tab/>1212/udp<text:tab/>#</text:span></text:p>
      <text:p text:style-name="P1"><text:span text:style-name="T1">mpc-lifenet<text:tab/>1213/tcp<text:tab/>#MPC LIFENET</text:span></text:p>
      <text:p text:style-name="P1"><text:span text:style-name="T1">mpc-lifenet<text:tab/>1213/udp<text:tab/>#MPC LIFENET</text:span></text:p>
      <text:p text:style-name="P1"><text:span text:style-name="T1">kazaa<text:tab/>1214/tcp<text:tab/>#KAZAA file sharing app</text:span></text:p>
      <text:p text:style-name="P1"><text:span text:style-name="T1">kazaa<text:tab/>1214/udp<text:tab/>#KAZAA file sharing app</text:span></text:p>
      <text:p text:style-name="P1"><text:span text:style-name="T1">Morpheous<text:tab/>1214/tcp<text:tab/>#Morpheous file sharing app</text:span></text:p>
      <text:p text:style-name="P1"><text:span text:style-name="T1">Morpheous<text:tab/>1214/udp<text:tab/>#Morpheous file sharing app</text:span></text:p>
      <text:p text:style-name="P1"><text:span text:style-name="T1">Grokster<text:tab/>1214/tcp<text:tab/>#Grokster file sharing app</text:span></text:p>
      <text:p text:style-name="P1"><text:span text:style-name="T1">Grokster<text:tab/>1214/udp<text:tab/>#Grokster file sharing app</text:span></text:p>
      <text:p text:style-name="P1"><text:span text:style-name="T1">scanstat-1<text:tab/>1215/tcp<text:tab/>#scanSTAT 1</text:span></text:p>
      <text:p text:style-name="P1"><text:span text:style-name="T1">scanstat-1<text:tab/>1215/udp<text:tab/>#scanSTAT 1</text:span></text:p>
      <text:p text:style-name="P1"><text:span text:style-name="T1">etebac5<text:tab/>1216/tcp<text:tab/>#ETEBAC 5</text:span></text:p>
      <text:p text:style-name="P1"><text:span text:style-name="T1">etebac5<text:tab/>1216/udp<text:tab/>#ETEBAC 5</text:span></text:p>
      <text:p text:style-name="P1"><text:span text:style-name="T1">hpss-ndapi<text:tab/>1217/tcp<text:tab/>#HPSS-NDAPI</text:span></text:p>
      <text:p text:style-name="P1"><text:span text:style-name="T1">hpss-ndapi<text:tab/>1217/udp<text:tab/>#HPSS-NDAPI</text:span></text:p>
      <text:p text:style-name="P1"><text:span text:style-name="T1">aeroflight-ads<text:tab/>1218/tcp<text:tab/>#AeroFlight-ADs</text:span></text:p>
      <text:p text:style-name="P1"><text:span text:style-name="T1">aeroflight-ads<text:tab/>1218/udp<text:tab/>#AeroFlight-ADs</text:span></text:p>
      <text:p text:style-name="P1"><text:span text:style-name="T1">aeroflight-ret<text:tab/>1219/tcp<text:tab/>#AeroFlight-Ret</text:span></text:p>
      <text:p text:style-name="P1"><text:span text:style-name="T1">aeroflight-ret<text:tab/>1219/udp<text:tab/>#AeroFlight-Ret</text:span></text:p>
      <text:p text:style-name="P1"><text:span text:style-name="T1">qt-serveradmin<text:tab/>1220/tcp<text:tab/>#QT SERVER ADMIN</text:span></text:p>
      <text:p text:style-name="P1"><text:span text:style-name="T1">qt-serveradmin<text:tab/>1220/udp<text:tab/>#QT SERVER ADMIN</text:span></text:p>
      <text:p text:style-name="P1"><text:span text:style-name="T1">sweetware-apps<text:tab/>1221/tcp<text:tab/>#SweetWARE Apps</text:span></text:p>
      <text:p text:style-name="P1"><text:span text:style-name="T1">sweetware-apps<text:tab/>1221/udp<text:tab/>#SweetWARE Apps</text:span></text:p>
      <text:p text:style-name="P1"><text:span text:style-name="T1">nerv<text:tab/>1222/tcp<text:tab/>#SNI R&amp;amp;D network</text:span></text:p>
      <text:p text:style-name="P1"><text:span text:style-name="T1">nerv<text:tab/>1222/udp<text:tab/>#SNI R&amp;amp;D network</text:span></text:p>
      <text:p text:style-name="P1"><text:span text:style-name="T1">tgp<text:tab/>1223/tcp<text:tab/>#TGP</text:span></text:p>
      <text:p text:style-name="P1"><text:span text:style-name="T1">tgp<text:tab/>1223/udp<text:tab/>#TGP</text:span></text:p>
      <text:p text:style-name="P1"><text:span text:style-name="T1">vpnz<text:tab/>1224/tcp<text:tab/>#VPNz</text:span></text:p>
      <text:p text:style-name="P1"><text:span text:style-name="T1">vpnz<text:tab/>1224/udp<text:tab/>#VPNz</text:span></text:p>
      <text:p text:style-name="P1"><text:span text:style-name="T1">slinkysearch<text:tab/>1225/tcp<text:tab/>#SLINKYSEARCH</text:span></text:p>
      <text:p text:style-name="P1"><text:span text:style-name="T1">slinkysearch<text:tab/>1225/udp<text:tab/>#SLINKYSEARCH</text:span></text:p>
      <text:p text:style-name="P1"><text:span text:style-name="T1">stgxfws<text:tab/>1226/tcp<text:tab/>#STGXFWS</text:span></text:p>
      <text:p text:style-name="P1"><text:span text:style-name="T1">stgxfws<text:tab/>1226/udp<text:tab/>#STGXFWS</text:span></text:p>
      <text:p text:style-name="P1"><text:span text:style-name="T1">dns2go<text:tab/>1227/tcp<text:tab/>#DNS2Go</text:span></text:p>
      <text:p text:style-name="P1"><text:span text:style-name="T1">dns2go<text:tab/>1227/udp<text:tab/>#DNS2Go</text:span></text:p>
      <text:p text:style-name="P1"><text:span text:style-name="T1">florence<text:tab/>1228/tcp<text:tab/>#FLORENCE</text:span></text:p>
      <text:p text:style-name="P1"><text:span text:style-name="T1">florence<text:tab/>1228/udp<text:tab/>#FLORENCE</text:span></text:p>
      <text:p text:style-name="P1"><text:span text:style-name="T1">novell-zfs<text:tab/>1229/tcp<text:tab/>#Novell ZFS</text:span></text:p>
      <text:p text:style-name="P1"><text:span text:style-name="T1">novell-zfs<text:tab/>1229/udp<text:tab/>#Novell ZFS</text:span></text:p>
      <text:p text:style-name="P1"><text:span text:style-name="T1">periscope<text:tab/>1230/tcp<text:tab/>#Periscope</text:span></text:p>
      <text:p text:style-name="P1"><text:span text:style-name="T1">periscope<text:tab/>1230/udp<text:tab/>#Periscope</text:span></text:p>
      <text:p text:style-name="P1"><text:span text:style-name="T1">menandmice-lpm<text:tab/>1231/tcp<text:tab/>#menandmice-lpm</text:span></text:p>
      <text:p text:style-name="P1"><text:span text:style-name="T1">menandmice-lpm<text:tab/>1231/udp<text:tab/>#menandmice-lpm</text:span></text:p>
      <text:p text:style-name="P1"><text:span text:style-name="T1">univ-appserver<text:tab/>1233/tcp<text:tab/>#Universal App Server</text:span></text:p>
      <text:p text:style-name="P1"><text:span text:style-name="T1">univ-appserver<text:tab/>1233/udp<text:tab/>#Universal App Server</text:span></text:p>
      <text:p text:style-name="P1"><text:span text:style-name="T1">hotline<text:tab/>1234/tcp<text:tab/>#</text:span></text:p>
      <text:p text:style-name="P1"><text:span text:style-name="T1">search-agent<text:tab/>1234/tcp<text:tab/>#Infoseek Search Agent</text:span></text:p>
      <text:p text:style-name="P1"><text:span text:style-name="T1">SubSevenJavaclient<text:tab/>1234/tcp<text:tab/>#[trojan] SubSeven Java client</text:span></text:p>
      <text:p text:style-name="P1"><text:span text:style-name="T1">UltorsTrojan<text:tab/>1234/tcp<text:tab/>#[trojan] Ultors Trojan</text:span></text:p>
      <text:p text:style-name="P1"><text:span text:style-name="T1">UltorsTrojan<text:tab/>1234/tcp<text:tab/>#[trojan] Ultors Trojan</text:span></text:p>
      <text:p text:style-name="P1"><text:span text:style-name="T1">search-agent<text:tab/>1234/udp<text:tab/>#Infoseek Search Agent</text:span></text:p>
      <text:p text:style-name="P1"><text:span text:style-name="T1">mosaicsyssvc1<text:tab/>1235/tcp<text:tab/>#mosaicsyssvc1</text:span></text:p>
      <text:p text:style-name="P1"><text:span text:style-name="T1">mosaicsyssvc1<text:tab/>1235/udp<text:tab/>#mosaicsyssvc1</text:span></text:p>
      <text:p text:style-name="P1"><text:span text:style-name="T1">bvcontrol<text:tab/>1236/tcp<text:tab/>#bvcontrol</text:span></text:p>
      <text:p text:style-name="P1"><text:span text:style-name="T1">bvcontrol<text:tab/>1236/udp<text:tab/>#bvcontrol</text:span></text:p>
      <text:p text:style-name="P1"><text:span text:style-name="T1">tsdos390<text:tab/>1237/tcp<text:tab/>#tsdos390</text:span></text:p>
      <text:p text:style-name="P1"><text:span text:style-name="T1">tsdos390<text:tab/>1237/udp<text:tab/>#tsdos390</text:span></text:p>
      <text:p text:style-name="P1"><text:span text:style-name="T1">hacl-qs<text:tab/>1238/tcp<text:tab/>#hacl-qs</text:span></text:p>
      <text:p text:style-name="P1"><text:span text:style-name="T1">hacl-qs<text:tab/>1238/udp<text:tab/>#hacl-qs</text:span></text:p>
      <text:p text:style-name="P1"><text:span text:style-name="T1">nmsd<text:tab/>1239/tcp<text:tab/>#NMSD</text:span></text:p>
      <text:p text:style-name="P1"><text:span text:style-name="T1">nmsd<text:tab/>1239/udp<text:tab/>#NMSD</text:span></text:p>
      <text:p text:style-name="P1"><text:span text:style-name="T1">instantia<text:tab/>1240/tcp<text:tab/>#Instantia</text:span></text:p>
      <text:p text:style-name="P1"><text:span text:style-name="T1">instantia<text:tab/>1240/udp<text:tab/>#Instantia</text:span></text:p>
      <text:p text:style-name="P1"><text:span text:style-name="T1">msg<text:tab/>1241/tcp<text:tab/>#remote message server</text:span></text:p>
      <text:p text:style-name="P1"><text:span text:style-name="T1">nessus<text:tab/>1241/tcp<text:tab/>#nessus</text:span></text:p>
      <text:p text:style-name="P1"><text:span text:style-name="T1">nessus<text:tab/>1241/udp<text:tab/>#nessus</text:span></text:p>
      <text:p text:style-name="P1"><text:span text:style-name="T1">nmasoverip<text:tab/>1242/tcp<text:tab/>#NMAS over IP</text:span></text:p>
      <text:p text:style-name="P1"><text:span text:style-name="T1">nmasoverip<text:tab/>1242/udp<text:tab/>#NMAS over IP</text:span></text:p>
      <text:p text:style-name="P1"><text:span text:style-name="T1">BackDoorG<text:tab/>1243/tcp<text:tab/>#[trojan] BackDoor-G</text:span></text:p>
      <text:p text:style-name="P1"><text:span text:style-name="T1">BackDoor-G<text:tab/>1243/tcp<text:tab/>#[trojan] BackDoor-G</text:span></text:p>
      <text:p text:style-name="P1"><text:span text:style-name="T1">serialgateway<text:tab/>1243/tcp<text:tab/>#SerialGateway</text:span></text:p>
      <text:p text:style-name="P1"><text:span text:style-name="T1">SubSevenApocalypse<text:tab/>1243/tcp<text:tab/>#[trojan] SubSeven Apocalypse</text:span></text:p>
      <text:p text:style-name="P1"><text:span text:style-name="T1">SubSeven<text:tab/>1243/tcp<text:tab/>#[trojan] SubSeven</text:span></text:p>
      <text:p text:style-name="P1"><text:span text:style-name="T1">Tiles<text:tab/>1243/tcp<text:tab/>#[trojan] Tiles</text:span></text:p>
      <text:p text:style-name="P1"><text:span text:style-name="T1">serialgateway<text:tab/>1243/udp<text:tab/>#SerialGateway</text:span></text:p>
      <text:p text:style-name="P1"><text:span text:style-name="T1">isbconference1<text:tab/>1244/tcp<text:tab/>#isbconference1</text:span></text:p>
      <text:p text:style-name="P1"><text:span text:style-name="T1">isbconference1<text:tab/>1244/udp<text:tab/>#isbconference1</text:span></text:p>
      <text:p text:style-name="P1"><text:span text:style-name="T1">isbconference2<text:tab/>1245/tcp<text:tab/>#isbconference2</text:span></text:p>
      <text:p text:style-name="P1"><text:span text:style-name="T1">VooDooDoll<text:tab/>1245/tcp<text:tab/>#[trojan] VooDoo Doll</text:span></text:p>
      <text:p text:style-name="P1"><text:span text:style-name="T1">VooDooDoll<text:tab/>1245/tcp<text:tab/>#[trojan] VooDoo Doll</text:span></text:p>
      <text:p text:style-name="P1"><text:span text:style-name="T1">isbconference2<text:tab/>1245/udp<text:tab/>#isbconference2</text:span></text:p>
      <text:p text:style-name="P1"><text:span text:style-name="T1">payrouter<text:tab/>1246/tcp<text:tab/>#payrouter</text:span></text:p>
      <text:p text:style-name="P1"><text:span text:style-name="T1">payrouter<text:tab/>1246/udp<text:tab/>#payrouter</text:span></text:p>
      <text:p text:style-name="P1"><text:span text:style-name="T1">visionpyramid<text:tab/>1247/tcp<text:tab/>#VisionPyramid</text:span></text:p>
      <text:p text:style-name="P1"><text:span text:style-name="T1">visionpyramid<text:tab/>1247/udp<text:tab/>#VisionPyramid</text:span></text:p>
      <text:p text:style-name="P1"><text:span text:style-name="T1">hermes<text:tab/>1248/tcp<text:tab/>#</text:span></text:p>
      <text:p text:style-name="P1"><text:span text:style-name="T1">hermes<text:tab/>1248/udp<text:tab/>#</text:span></text:p>
      <text:p text:style-name="P1"><text:span text:style-name="T1">mesavistaco<text:tab/>1249/tcp<text:tab/>#Mesa Vista Co</text:span></text:p>
      <text:p text:style-name="P1"><text:span text:style-name="T1">mesavistaco<text:tab/>1249/udp<text:tab/>#Mesa Vista Co</text:span></text:p>
      <text:p text:style-name="P1"><text:span text:style-name="T1">swldy-sias<text:tab/>1250/tcp<text:tab/>#swldy-sias</text:span></text:p>
      <text:p text:style-name="P1"><text:span text:style-name="T1">swldy-sias<text:tab/>1250/udp<text:tab/>#swldy-sias</text:span></text:p>
      <text:p text:style-name="P1"><text:span text:style-name="T1">servergraph<text:tab/>1251/tcp<text:tab/>#servergraph</text:span></text:p>
      <text:p text:style-name="P1"><text:span text:style-name="T1">servergraph<text:tab/>1251/udp<text:tab/>#servergraph</text:span></text:p>
      <text:p text:style-name="P1"><text:span text:style-name="T1">bspne-pcc<text:tab/>1252/tcp<text:tab/>#bspne-pcc</text:span></text:p>
      <text:p text:style-name="P1"><text:span text:style-name="T1">bspne-pcc<text:tab/>1252/udp<text:tab/>#bspne-pcc</text:span></text:p>
      <text:p text:style-name="P1"><text:span text:style-name="T1">q55-pcc<text:tab/>1253/tcp<text:tab/>#q55-pcc</text:span></text:p>
      <text:p text:style-name="P1"><text:span text:style-name="T1">q55-pcc<text:tab/>1253/udp<text:tab/>#q55-pcc</text:span></text:p>
      <text:p text:style-name="P1"><text:span text:style-name="T1">de-noc<text:tab/>1254/tcp<text:tab/>#de-noc</text:span></text:p>
      <text:p text:style-name="P1"><text:span text:style-name="T1">de-noc<text:tab/>1254/udp<text:tab/>#de-noc</text:span></text:p>
      <text:p text:style-name="P1"><text:span text:style-name="T1">de-cache-query<text:tab/>1255/tcp<text:tab/>#de-cache-query</text:span></text:p>
      <text:p text:style-name="P1"><text:span text:style-name="T1">Scarab<text:tab/>1255/tcp<text:tab/>#[trojan] Scarab</text:span></text:p>
      <text:p text:style-name="P1"><text:span text:style-name="T1">Scarab<text:tab/>1255/tcp<text:tab/>#[trojan] Scarab</text:span></text:p>
      <text:p text:style-name="P1"><text:span text:style-name="T1">de-cache-query<text:tab/>1255/udp<text:tab/>#de-cache-query</text:span></text:p>
      <text:p text:style-name="P1"><text:span text:style-name="T1">de-server<text:tab/>1256/tcp<text:tab/>#de-server</text:span></text:p>
      <text:p text:style-name="P1"><text:span text:style-name="T1">ProjectnEXT<text:tab/>1256/tcp<text:tab/>#[trojan] Project nEXT</text:span></text:p>
      <text:p text:style-name="P1"><text:span text:style-name="T1">ProjectnEXT<text:tab/>1256/tcp<text:tab/>#[trojan] Project nEXT</text:span></text:p>
      <text:p text:style-name="P1"><text:span text:style-name="T1">RexxRave<text:tab/>1256/tcp<text:tab/>#[trojan] RexxRave</text:span></text:p>
      <text:p text:style-name="P1"><text:span text:style-name="T1">de-server<text:tab/>1256/udp<text:tab/>#de-server</text:span></text:p>
      <text:p text:style-name="P1"><text:span text:style-name="T1">shockwave2<text:tab/>1257/tcp<text:tab/>#Shockwave 2</text:span></text:p>
      <text:p text:style-name="P1"><text:span text:style-name="T1">shockwave2<text:tab/>1257/udp<text:tab/>#Shockwave 2</text:span></text:p>
      <text:p text:style-name="P1"><text:span text:style-name="T1">opennl<text:tab/>1258/tcp<text:tab/>#Open Network Library</text:span></text:p>
      <text:p text:style-name="P1"><text:span text:style-name="T1">opennl<text:tab/>1258/udp<text:tab/>#Open Network Library</text:span></text:p>
      <text:p text:style-name="P1"><text:span text:style-name="T1">opennl-voice<text:tab/>1259/tcp<text:tab/>#Open Network Library Voice</text:span></text:p>
      <text:p text:style-name="P1"><text:span text:style-name="T1">opennl-voice<text:tab/>1259/udp<text:tab/>#Open Network Library Voice</text:span></text:p>
      <text:p text:style-name="P1"><text:span text:style-name="T1">ibm-ssd<text:tab/>1260/tcp<text:tab/>#ibm-ssd</text:span></text:p>
      <text:p text:style-name="P1"><text:span text:style-name="T1">ibm-ssd<text:tab/>1260/udp<text:tab/>#ibm-ssd</text:span></text:p>
      <text:p text:style-name="P1"><text:span text:style-name="T1">mpshrsv<text:tab/>1261/tcp<text:tab/>#mpshrsv</text:span></text:p>
      <text:p text:style-name="P1"><text:span text:style-name="T1">mpshrsv<text:tab/>1261/udp<text:tab/>#mpshrsv</text:span></text:p>
      <text:p text:style-name="P1"><text:span text:style-name="T1">qnts-orb<text:tab/>1262/tcp<text:tab/>#QNTS-ORB</text:span></text:p>
      <text:p text:style-name="P1"><text:span text:style-name="T1">qnts-orb<text:tab/>1262/udp<text:tab/>#QNTS-ORB</text:span></text:p>
      <text:p text:style-name="P1"><text:span text:style-name="T1">dka<text:tab/>1263/tcp<text:tab/>#dka</text:span></text:p>
      <text:p text:style-name="P1"><text:span text:style-name="T1">dka<text:tab/>1263/udp<text:tab/>#dka</text:span></text:p>
      <text:p text:style-name="P1"><text:span text:style-name="T1">prat<text:tab/>1264/tcp<text:tab/>#PRAT</text:span></text:p>
      <text:p text:style-name="P1"><text:span text:style-name="T1">prat<text:tab/>1264/udp<text:tab/>#PRAT</text:span></text:p>
      <text:p text:style-name="P1"><text:span text:style-name="T1">dssiapi<text:tab/>1265/tcp<text:tab/>#DSSIAPI</text:span></text:p>
      <text:p text:style-name="P1"><text:span text:style-name="T1">dssiapi<text:tab/>1265/udp<text:tab/>#DSSIAPI</text:span></text:p>
      <text:p text:style-name="P1"><text:span text:style-name="T1">dellpwrappks<text:tab/>1266/tcp<text:tab/>#DELLPWRAPPKS</text:span></text:p>
      <text:p text:style-name="P1"><text:span text:style-name="T1">dellpwrappks<text:tab/>1266/udp<text:tab/>#DELLPWRAPPKS</text:span></text:p>
      <text:p text:style-name="P1"><text:span text:style-name="T1">pcmlinux<text:tab/>1267/tcp<text:tab/>#pcmlinux</text:span></text:p>
      <text:p text:style-name="P1"><text:span text:style-name="T1">pcmlinux<text:tab/>1267/udp<text:tab/>#pcmlinux</text:span></text:p>
      <text:p text:style-name="P1"><text:span text:style-name="T1">propel-msgsys<text:tab/>1268/tcp<text:tab/>#PROPEL-MSGSYS</text:span></text:p>
      <text:p text:style-name="P1"><text:span text:style-name="T1">propel-msgsys<text:tab/>1268/udp<text:tab/>#PROPEL-MSGSYS</text:span></text:p>
      <text:p text:style-name="P1"><text:span text:style-name="T1">Matrix<text:tab/>1269/tcp<text:tab/>#[trojan] Matrix</text:span></text:p>
      <text:p text:style-name="P1"><text:span text:style-name="T1">Matrix<text:tab/>1269/tcp<text:tab/>#[trojan] Matrix</text:span></text:p>
      <text:p text:style-name="P1"><text:span text:style-name="T1">watilapp<text:tab/>1269/tcp<text:tab/>#WATiLaPP</text:span></text:p>
      <text:p text:style-name="P1"><text:span text:style-name="T1">watilapp<text:tab/>1269/udp<text:tab/>#WATiLaPP</text:span></text:p>
      <text:p text:style-name="P1"><text:span text:style-name="T1">opsman<text:tab/>1270/tcp<text:tab/>#opsman</text:span></text:p>
      <text:p text:style-name="P1"><text:span text:style-name="T1">opsman<text:tab/>1270/udp<text:tab/>#opsman</text:span></text:p>
      <text:p text:style-name="P1"><text:span text:style-name="T1">dabew<text:tab/>1271/tcp<text:tab/>#Dabew</text:span></text:p>
      <text:p text:style-name="P1"><text:span text:style-name="T1">dabew<text:tab/>1271/udp<text:tab/>#Dabew</text:span></text:p>
      <text:p text:style-name="P1"><text:span text:style-name="T1">cspmlockmgr<text:tab/>1272/tcp<text:tab/>#CSPMLockMgr</text:span></text:p>
      <text:p text:style-name="P1"><text:span text:style-name="T1">TheMatrix<text:tab/>1272/tcp<text:tab/>#[trojan] The Matrix</text:span></text:p>
      <text:p text:style-name="P1"><text:span text:style-name="T1">cspmlockmgr<text:tab/>1272/udp<text:tab/>#CSPMLockMgr</text:span></text:p>
      <text:p text:style-name="P1"><text:span text:style-name="T1">emc-gateway<text:tab/>1273/tcp<text:tab/>#EMC-Gateway</text:span></text:p>
      <text:p text:style-name="P1"><text:span text:style-name="T1">emc-gateway<text:tab/>1273/udp<text:tab/>#EMC-Gateway</text:span></text:p>
      <text:p text:style-name="P1"><text:span text:style-name="T1">t1distproc<text:tab/>1274/tcp<text:tab/>#t1distproc</text:span></text:p>
      <text:p text:style-name="P1"><text:span text:style-name="T1">t1distproc<text:tab/>1274/udp<text:tab/>#t1distproc</text:span></text:p>
      <text:p text:style-name="P1"><text:span text:style-name="T1">ivcollector<text:tab/>1275/tcp<text:tab/>#ivcollector</text:span></text:p>
      <text:p text:style-name="P1"><text:span text:style-name="T1">ivcollector<text:tab/>1275/udp<text:tab/>#ivcollector</text:span></text:p>
      <text:p text:style-name="P1"><text:span text:style-name="T1">ivmanager<text:tab/>1276/tcp<text:tab/>#ivmanager</text:span></text:p>
      <text:p text:style-name="P1"><text:span text:style-name="T1">ivmanager<text:tab/>1276/udp<text:tab/>#ivmanager</text:span></text:p>
      <text:p text:style-name="P1"><text:span text:style-name="T1">miva-mqs<text:tab/>1277/tcp<text:tab/>#mqs</text:span></text:p>
      <text:p text:style-name="P1"><text:span text:style-name="T1">miva-mqs<text:tab/>1277/udp<text:tab/>#mqs</text:span></text:p>
      <text:p text:style-name="P1"><text:span text:style-name="T1">dellwebadmin-1<text:tab/>1278/tcp<text:tab/>#Dell Web Admin 1</text:span></text:p>
      <text:p text:style-name="P1"><text:span text:style-name="T1">dellwebadmin-1<text:tab/>1278/udp<text:tab/>#Dell Web Admin 1</text:span></text:p>
      <text:p text:style-name="P1"><text:span text:style-name="T1">dellwebadmin-2<text:tab/>1279/tcp<text:tab/>#Dell Web Admin 2</text:span></text:p>
      <text:p text:style-name="P1"><text:span text:style-name="T1">dellwebadmin-2<text:tab/>1279/udp<text:tab/>#Dell Web Admin 2</text:span></text:p>
      <text:p text:style-name="P1"><text:span text:style-name="T1">pictrography<text:tab/>1280/tcp<text:tab/>#Pictrography</text:span></text:p>
      <text:p text:style-name="P1"><text:span text:style-name="T1">pictrography<text:tab/>1280/udp<text:tab/>#Pictrography</text:span></text:p>
      <text:p text:style-name="P1"><text:span text:style-name="T1">healthd<text:tab/>1281/tcp<text:tab/>#healthd</text:span></text:p>
      <text:p text:style-name="P1"><text:span text:style-name="T1">healthd<text:tab/>1281/udp<text:tab/>#healthd</text:span></text:p>
      <text:p text:style-name="P1"><text:span text:style-name="T1">emperion<text:tab/>1282/tcp<text:tab/>#Emperion</text:span></text:p>
      <text:p text:style-name="P1"><text:span text:style-name="T1">emperion<text:tab/>1282/udp<text:tab/>#Emperion</text:span></text:p>
      <text:p text:style-name="P1"><text:span text:style-name="T1">productinfo<text:tab/>1283/tcp<text:tab/>#ProductInfo</text:span></text:p>
      <text:p text:style-name="P1"><text:span text:style-name="T1">productinfo<text:tab/>1283/udp<text:tab/>#ProductInfo</text:span></text:p>
      <text:p text:style-name="P1"><text:span text:style-name="T1">iee-qfx<text:tab/>1284/tcp<text:tab/>#IEE-QFX</text:span></text:p>
      <text:p text:style-name="P1"><text:span text:style-name="T1">iee-qfx<text:tab/>1284/udp<text:tab/>#IEE-QFX</text:span></text:p>
      <text:p text:style-name="P1"><text:span text:style-name="T1">neoiface<text:tab/>1285/tcp<text:tab/>#neoiface</text:span></text:p>
      <text:p text:style-name="P1"><text:span text:style-name="T1">neoiface<text:tab/>1285/udp<text:tab/>#neoiface</text:span></text:p>
      <text:p text:style-name="P1"><text:span text:style-name="T1">netuitive<text:tab/>1286/tcp<text:tab/>#netuitive</text:span></text:p>
      <text:p text:style-name="P1"><text:span text:style-name="T1">netuitive<text:tab/>1286/udp<text:tab/>#netuitive</text:span></text:p>
      <text:p text:style-name="P1"><text:span text:style-name="T1">navbuddy<text:tab/>1288/tcp<text:tab/>#NavBuddy</text:span></text:p>
      <text:p text:style-name="P1"><text:span text:style-name="T1">navbuddy<text:tab/>1288/udp<text:tab/>#NavBuddy</text:span></text:p>
      <text:p text:style-name="P1"><text:span text:style-name="T1">jwalkserver<text:tab/>1289/tcp<text:tab/>#JWalkServer</text:span></text:p>
      <text:p text:style-name="P1"><text:span text:style-name="T1">jwalkserver<text:tab/>1289/udp<text:tab/>#JWalkServer</text:span></text:p>
      <text:p text:style-name="P1"><text:span text:style-name="T1">winjaserver<text:tab/>1290/tcp<text:tab/>#WinJaServer</text:span></text:p>
      <text:p text:style-name="P1"><text:span text:style-name="T1">winjaserver<text:tab/>1290/udp<text:tab/>#WinJaServer</text:span></text:p>
      <text:p text:style-name="P1"><text:span text:style-name="T1">seagulllms<text:tab/>1291/tcp<text:tab/>#SEAGULLLMS</text:span></text:p>
      <text:p text:style-name="P1"><text:span text:style-name="T1">seagulllms<text:tab/>1291/udp<text:tab/>#SEAGULLLMS</text:span></text:p>
      <text:p text:style-name="P1"><text:span text:style-name="T1">dsdn<text:tab/>1292/tcp<text:tab/>#dsdn</text:span></text:p>
      <text:p text:style-name="P1"><text:span text:style-name="T1">dsdn<text:tab/>1292/udp<text:tab/>#dsdn</text:span></text:p>
      <text:p text:style-name="P1"><text:span text:style-name="T1">pkt-krb-ipsec<text:tab/>1293/tcp<text:tab/>#PKT-KRB-IPSec</text:span></text:p>
      <text:p text:style-name="P1"><text:span text:style-name="T1">pkt-krb-ipsec<text:tab/>1293/udp<text:tab/>#PKT-KRB-IPSec</text:span></text:p>
      <text:p text:style-name="P1"><text:span text:style-name="T1">cmmdriver<text:tab/>1294/tcp<text:tab/>#CMMdriver</text:span></text:p>
      <text:p text:style-name="P1"><text:span text:style-name="T1">cmmdriver<text:tab/>1294/udp<text:tab/>#CMMdriver</text:span></text:p>
      <text:p text:style-name="P1"><text:span text:style-name="T1">eetp<text:tab/>1295/tcp<text:tab/>#EETP</text:span></text:p>
      <text:p text:style-name="P1"><text:span text:style-name="T1">eetp<text:tab/>1295/udp<text:tab/>#EETP</text:span></text:p>
      <text:p text:style-name="P1"><text:span text:style-name="T1">dproxy<text:tab/>1296/tcp<text:tab/>#dproxy</text:span></text:p>
      <text:p text:style-name="P1"><text:span text:style-name="T1">dproxy<text:tab/>1296/udp<text:tab/>#dproxy</text:span></text:p>
      <text:p text:style-name="P1"><text:span text:style-name="T1">sdproxy<text:tab/>1297/tcp<text:tab/>#sdproxy</text:span></text:p>
      <text:p text:style-name="P1"><text:span text:style-name="T1">sdproxy<text:tab/>1297/udp<text:tab/>#sdproxy</text:span></text:p>
      <text:p text:style-name="P1"><text:span text:style-name="T1">lpcp<text:tab/>1298/tcp<text:tab/>#lpcp</text:span></text:p>
      <text:p text:style-name="P1"><text:span text:style-name="T1">lpcp<text:tab/>1298/udp<text:tab/>#lpcp</text:span></text:p>
      <text:p text:style-name="P1"><text:span text:style-name="T1">hp-sci<text:tab/>1299/tcp<text:tab/>#hp-sci</text:span></text:p>
      <text:p text:style-name="P1"><text:span text:style-name="T1">hp-sci<text:tab/>1299/udp<text:tab/>#hp-sci</text:span></text:p>
      <text:p text:style-name="P1"><text:span text:style-name="T1">h323hostcallsc<text:tab/>1300/tcp<text:tab/>#H323 Host Call Secure</text:span></text:p>
      <text:p text:style-name="P1"><text:span text:style-name="T1">h323hostcallsc<text:tab/>1300/udp<text:tab/>#H323 Host Call Secure</text:span></text:p>
      <text:p text:style-name="P1"><text:span text:style-name="T1">ci3-software-1<text:tab/>1301/tcp<text:tab/>#CI3-Software-1</text:span></text:p>
      <text:p text:style-name="P1"><text:span text:style-name="T1">ci3-software-1<text:tab/>1301/udp<text:tab/>#CI3-Software-1</text:span></text:p>
      <text:p text:style-name="P1"><text:span text:style-name="T1">ci3-software-2<text:tab/>1302/tcp<text:tab/>#CI3-Software-2</text:span></text:p>
      <text:p text:style-name="P1"><text:span text:style-name="T1">ci3-software-2<text:tab/>1302/udp<text:tab/>#CI3-Software-2</text:span></text:p>
      <text:p text:style-name="P1"><text:span text:style-name="T1">sftsrv<text:tab/>1303/tcp<text:tab/>#sftsrv</text:span></text:p>
      <text:p text:style-name="P1"><text:span text:style-name="T1">sftsrv<text:tab/>1303/udp<text:tab/>#sftsrv</text:span></text:p>
      <text:p text:style-name="P1"><text:span text:style-name="T1">boomerang<text:tab/>1304/tcp<text:tab/>#Boomerang</text:span></text:p>
      <text:p text:style-name="P1"><text:span text:style-name="T1">boomerang<text:tab/>1304/udp<text:tab/>#Boomerang</text:span></text:p>
      <text:p text:style-name="P1"><text:span text:style-name="T1">pe-mike<text:tab/>1305/tcp<text:tab/>#pe-mike</text:span></text:p>
      <text:p text:style-name="P1"><text:span text:style-name="T1">pe-mike<text:tab/>1305/udp<text:tab/>#pe-mike</text:span></text:p>
      <text:p text:style-name="P1"><text:span text:style-name="T1">re-conn-proto<text:tab/>1306/tcp<text:tab/>#RE-Conn-Proto</text:span></text:p>
      <text:p text:style-name="P1"><text:span text:style-name="T1">re-conn-proto<text:tab/>1306/udp<text:tab/>#RE-Conn-Proto</text:span></text:p>
      <text:p text:style-name="P1"><text:span text:style-name="T1">pacmand<text:tab/>1307/tcp<text:tab/>#Pacmand</text:span></text:p>
      <text:p text:style-name="P1"><text:span text:style-name="T1">pacmand<text:tab/>1307/udp<text:tab/>#Pacmand</text:span></text:p>
      <text:p text:style-name="P1"><text:span text:style-name="T1">odsi<text:tab/>1308/tcp<text:tab/>#Optical Domain Service Interconnect (ODSI)</text:span></text:p>
      <text:p text:style-name="P1"><text:span text:style-name="T1">odsi<text:tab/>1308/udp<text:tab/>#Optical Domain Service Interconnect (ODSI)</text:span></text:p>
      <text:p text:style-name="P1"><text:span text:style-name="T1">jtag-server<text:tab/>1309/tcp<text:tab/>#JTAG server</text:span></text:p>
      <text:p text:style-name="P1"><text:span text:style-name="T1">jtag-server<text:tab/>1309/udp<text:tab/>#JTAG server</text:span></text:p>
      <text:p text:style-name="P1"><text:span text:style-name="T1">husky<text:tab/>1310/tcp<text:tab/>#Husky</text:span></text:p>
      <text:p text:style-name="P1"><text:span text:style-name="T1">husky<text:tab/>1310/udp<text:tab/>#Husky</text:span></text:p>
      <text:p text:style-name="P1"><text:span text:style-name="T1">rxmon<text:tab/>1311/tcp<text:tab/>#RxMon</text:span></text:p>
      <text:p text:style-name="P1"><text:span text:style-name="T1">rxmon<text:tab/>1311/udp<text:tab/>#RxMon</text:span></text:p>
      <text:p text:style-name="P1"><text:span text:style-name="T1">sti-envision<text:tab/>1312/tcp<text:tab/>#STI Envision</text:span></text:p>
      <text:p text:style-name="P1"><text:span text:style-name="T1">sti-envision<text:tab/>1312/udp<text:tab/>#STI Envision</text:span></text:p>
      <text:p text:style-name="P1"><text:span text:style-name="T1">bmc_patroldb<text:tab/>1313/tcp<text:tab/>#BMC_PATROLDB</text:span></text:p>
      <text:p text:style-name="P1"><text:span text:style-name="T1">NETrojan<text:tab/>1313/tcp<text:tab/>#[trojan] NETrojan</text:span></text:p>
      <text:p text:style-name="P1"><text:span text:style-name="T1">NETrojan<text:tab/>1313/tcp<text:tab/>#[trojan] NETrojan</text:span></text:p>
      <text:p text:style-name="P1"><text:span text:style-name="T1">bmc_patroldb<text:tab/>1313/udp<text:tab/>#BMC_PATROLDB</text:span></text:p>
      <text:p text:style-name="P1"><text:span text:style-name="T1">pdps<text:tab/>1314/tcp<text:tab/>#Photoscript Distributed Printing System</text:span></text:p>
      <text:p text:style-name="P1"><text:span text:style-name="T1">pdps<text:tab/>1314/udp<text:tab/>#Photoscript Distributed Printing System</text:span></text:p>
      <text:p text:style-name="P1"><text:span text:style-name="T1">els<text:tab/>1315/tcp<text:tab/>#els</text:span></text:p>
      <text:p text:style-name="P1"><text:span text:style-name="T1">els<text:tab/>1315/udp<text:tab/>#els</text:span></text:p>
      <text:p text:style-name="P1"><text:span text:style-name="T1">exbit-escp<text:tab/>1316/tcp<text:tab/>#Exbit-ESCP</text:span></text:p>
      <text:p text:style-name="P1"><text:span text:style-name="T1">exbit-escp<text:tab/>1316/udp<text:tab/>#Exbit-ESCP</text:span></text:p>
      <text:p text:style-name="P1"><text:span text:style-name="T1">vrts-ipcserver<text:tab/>1317/tcp<text:tab/>#vrts-ipcserver</text:span></text:p>
      <text:p text:style-name="P1"><text:span text:style-name="T1">vrts-ipcserver<text:tab/>1317/udp<text:tab/>#vrts-ipcserver</text:span></text:p>
      <text:p text:style-name="P1"><text:span text:style-name="T1">krb5gatekeeper<text:tab/>1318/tcp<text:tab/>#krb5gatekeeper</text:span></text:p>
      <text:p text:style-name="P1"><text:span text:style-name="T1">krb5gatekeeper<text:tab/>1318/udp<text:tab/>#krb5gatekeeper</text:span></text:p>
      <text:p text:style-name="P1"><text:span text:style-name="T1">panja-icsp<text:tab/>1319/tcp<text:tab/>#Panja-ICSP</text:span></text:p>
      <text:p text:style-name="P1"><text:span text:style-name="T1">panja-icsp<text:tab/>1319/udp<text:tab/>#Panja-ICSP</text:span></text:p>
      <text:p text:style-name="P1"><text:span text:style-name="T1">panja-axbnet<text:tab/>1320/tcp<text:tab/>#Panja-AXBNET</text:span></text:p>
      <text:p text:style-name="P1"><text:span text:style-name="T1">panja-axbnet<text:tab/>1320/udp<text:tab/>#Panja-AXBNET</text:span></text:p>
      <text:p text:style-name="P1"><text:span text:style-name="T1">pip<text:tab/>1321/tcp<text:tab/>#PIP</text:span></text:p>
      <text:p text:style-name="P1"><text:span text:style-name="T1">pip<text:tab/>1321/udp<text:tab/>#PIP</text:span></text:p>
      <text:p text:style-name="P1"><text:span text:style-name="T1">novation<text:tab/>1322/tcp<text:tab/>#Novation</text:span></text:p>
      <text:p text:style-name="P1"><text:span text:style-name="T1">novation<text:tab/>1322/udp<text:tab/>#Novation</text:span></text:p>
      <text:p text:style-name="P1"><text:span text:style-name="T1">brcd<text:tab/>1323/tcp<text:tab/>#brcd</text:span></text:p>
      <text:p text:style-name="P1"><text:span text:style-name="T1">brcd<text:tab/>1323/udp<text:tab/>#brcd</text:span></text:p>
      <text:p text:style-name="P1"><text:span text:style-name="T1">delta-mcp<text:tab/>1324/tcp<text:tab/>#delta-mcp</text:span></text:p>
      <text:p text:style-name="P1"><text:span text:style-name="T1">delta-mcp<text:tab/>1324/udp<text:tab/>#delta-mcp</text:span></text:p>
      <text:p text:style-name="P1"><text:span text:style-name="T1">dx-instrument<text:tab/>1325/tcp<text:tab/>#DX-Instrument</text:span></text:p>
      <text:p text:style-name="P1"><text:span text:style-name="T1">dx-instrument<text:tab/>1325/udp<text:tab/>#DX-Instrument</text:span></text:p>
      <text:p text:style-name="P1"><text:span text:style-name="T1">wimsic<text:tab/>1326/tcp<text:tab/>#WIMSIC</text:span></text:p>
      <text:p text:style-name="P1"><text:span text:style-name="T1">wimsic<text:tab/>1326/udp<text:tab/>#WIMSIC</text:span></text:p>
      <text:p text:style-name="P1"><text:span text:style-name="T1">ultrex<text:tab/>1327/tcp<text:tab/>#Ultrex</text:span></text:p>
      <text:p text:style-name="P1"><text:span text:style-name="T1">ultrex<text:tab/>1327/udp<text:tab/>#Ultrex</text:span></text:p>
      <text:p text:style-name="P1"><text:span text:style-name="T1">ewall<text:tab/>1328/tcp<text:tab/>#EWALL</text:span></text:p>
      <text:p text:style-name="P1"><text:span text:style-name="T1">ewall<text:tab/>1328/udp<text:tab/>#EWALL</text:span></text:p>
      <text:p text:style-name="P1"><text:span text:style-name="T1">netdb-export<text:tab/>1329/tcp<text:tab/>#netdb-export</text:span></text:p>
      <text:p text:style-name="P1"><text:span text:style-name="T1">netdb-export<text:tab/>1329/udp<text:tab/>#netdb-export</text:span></text:p>
      <text:p text:style-name="P1"><text:span text:style-name="T1">streetperfect<text:tab/>1330/tcp<text:tab/>#StreetPerfect</text:span></text:p>
      <text:p text:style-name="P1"><text:span text:style-name="T1">streetperfect<text:tab/>1330/udp<text:tab/>#StreetPerfect</text:span></text:p>
      <text:p text:style-name="P1"><text:span text:style-name="T1">intersan<text:tab/>1331/tcp<text:tab/>#intersan</text:span></text:p>
      <text:p text:style-name="P1"><text:span text:style-name="T1">intersan<text:tab/>1331/udp<text:tab/>#intersan</text:span></text:p>
      <text:p text:style-name="P1"><text:span text:style-name="T1">pcia-rxp-b<text:tab/>1332/tcp<text:tab/>#PCIA RXP-B</text:span></text:p>
      <text:p text:style-name="P1"><text:span text:style-name="T1">pcia-rxp-b<text:tab/>1332/udp<text:tab/>#PCIA RXP-B</text:span></text:p>
      <text:p text:style-name="P1"><text:span text:style-name="T1">passwrd-policy<text:tab/>1333/tcp<text:tab/>#Password Policy</text:span></text:p>
      <text:p text:style-name="P1"><text:span text:style-name="T1">passwrd-policy<text:tab/>1333/udp<text:tab/>#Password Policy</text:span></text:p>
      <text:p text:style-name="P1"><text:span text:style-name="T1">writesrv<text:tab/>1334/tcp<text:tab/>#writesrv</text:span></text:p>
      <text:p text:style-name="P1"><text:span text:style-name="T1">writesrv<text:tab/>1334/udp<text:tab/>#writesrv</text:span></text:p>
      <text:p text:style-name="P1"><text:span text:style-name="T1">digital-notary<text:tab/>1335/tcp<text:tab/>#Digital Notary Protocol</text:span></text:p>
      <text:p text:style-name="P1"><text:span text:style-name="T1">digital-notary<text:tab/>1335/udp<text:tab/>#Digital Notary Protocol</text:span></text:p>
      <text:p text:style-name="P1"><text:span text:style-name="T1">ischat<text:tab/>1336/tcp<text:tab/>#Instant Service Chat</text:span></text:p>
      <text:p text:style-name="P1"><text:span text:style-name="T1">ischat<text:tab/>1336/udp<text:tab/>#Instant Service Chat</text:span></text:p>
      <text:p text:style-name="P1"><text:span text:style-name="T1">menandmice-dns<text:tab/>1337/tcp<text:tab/>#menandmice DNS</text:span></text:p>
      <text:p text:style-name="P1"><text:span text:style-name="T1">Shadyshell<text:tab/>1337/tcp<text:tab/>#[trojan] Shadyshell</text:span></text:p>
      <text:p text:style-name="P1"><text:span text:style-name="T1">menandmice-dns<text:tab/>1337/udp<text:tab/>#menandmice DNS</text:span></text:p>
      <text:p text:style-name="P1"><text:span text:style-name="T1">MilleniumWorm<text:tab/>1338/tcp<text:tab/>#[trojan] Millenium Worm</text:span></text:p>
      <text:p text:style-name="P1"><text:span text:style-name="T1">MillenniumWorm<text:tab/>1338/tcp<text:tab/>#[trojan] Millennium Worm</text:span></text:p>
      <text:p text:style-name="P1"><text:span text:style-name="T1">wmc-log-svc<text:tab/>1338/tcp<text:tab/>#WMC-log-svr</text:span></text:p>
      <text:p text:style-name="P1"><text:span text:style-name="T1">wmc-log-svc<text:tab/>1338/udp<text:tab/>#WMC-log-svr</text:span></text:p>
      <text:p text:style-name="P1"><text:span text:style-name="T1">kjtsiteserver<text:tab/>1339/tcp<text:tab/>#kjtsiteserver</text:span></text:p>
      <text:p text:style-name="P1"><text:span text:style-name="T1">kjtsiteserver<text:tab/>1339/udp<text:tab/>#kjtsiteserver</text:span></text:p>
      <text:p text:style-name="P1"><text:span text:style-name="T1">naap<text:tab/>1340/tcp<text:tab/>#NAAP</text:span></text:p>
      <text:p text:style-name="P1"><text:span text:style-name="T1">naap<text:tab/>1340/udp<text:tab/>#NAAP</text:span></text:p>
      <text:p text:style-name="P1"><text:span text:style-name="T1">qubes<text:tab/>1341/tcp<text:tab/>#QuBES</text:span></text:p>
      <text:p text:style-name="P1"><text:span text:style-name="T1">qubes<text:tab/>1341/udp<text:tab/>#QuBES</text:span></text:p>
      <text:p text:style-name="P1"><text:span text:style-name="T1">esbroker<text:tab/>1342/tcp<text:tab/>#ESBroker</text:span></text:p>
      <text:p text:style-name="P1"><text:span text:style-name="T1">esbroker<text:tab/>1342/udp<text:tab/>#ESBroker</text:span></text:p>
      <text:p text:style-name="P1"><text:span text:style-name="T1">re101<text:tab/>1343/tcp<text:tab/>#re101</text:span></text:p>
      <text:p text:style-name="P1"><text:span text:style-name="T1">re101<text:tab/>1343/udp<text:tab/>#re101</text:span></text:p>
      <text:p text:style-name="P1"><text:span text:style-name="T1">icap<text:tab/>1344/tcp<text:tab/>#ICAP</text:span></text:p>
      <text:p text:style-name="P1"><text:span text:style-name="T1">icap<text:tab/>1344/udp<text:tab/>#ICAP</text:span></text:p>
      <text:p text:style-name="P1"><text:span text:style-name="T1">vpjp<text:tab/>1345/tcp<text:tab/>#VPJP</text:span></text:p>
      <text:p text:style-name="P1"><text:span text:style-name="T1">vpjp<text:tab/>1345/udp<text:tab/>#VPJP</text:span></text:p>
      <text:p text:style-name="P1"><text:span text:style-name="T1">ghost-server<text:tab/>1345/udp<text:tab/>#Symantec Ghost multicast (server)</text:span></text:p>
      <text:p text:style-name="P1"><text:span text:style-name="T1">ghost-client<text:tab/>1346/udp<text:tab/>#Symantec Ghost multicast (client)</text:span></text:p>
      <text:p text:style-name="P1"><text:span text:style-name="T1">alta-ana-lm<text:tab/>1346/tcp<text:tab/>#Alta Analytics License Manager</text:span></text:p>
      <text:p text:style-name="P1"><text:span text:style-name="T1">alta-ana-lm<text:tab/>1346/udp<text:tab/>#Alta Analytics License Manager</text:span></text:p>
      <text:p text:style-name="P1"><text:span text:style-name="T1">bbn-mmc<text:tab/>1347/tcp<text:tab/>#multi media conferencing</text:span></text:p>
      <text:p text:style-name="P1"><text:span text:style-name="T1">bbn-mmc<text:tab/>1347/udp<text:tab/>#multi media conferencing</text:span></text:p>
      <text:p text:style-name="P1"><text:span text:style-name="T1">bbn-mmx<text:tab/>1348/tcp<text:tab/>#multi media conferencing</text:span></text:p>
      <text:p text:style-name="P1"><text:span text:style-name="T1">bbn-mmx<text:tab/>1348/udp<text:tab/>#multi media conferencing</text:span></text:p>
      <text:p text:style-name="P1"><text:span text:style-name="T1">Bodll<text:tab/>1349/tcp<text:tab/>#[trojan] Bo dll</text:span></text:p>
      <text:p text:style-name="P1"><text:span text:style-name="T1">sbook<text:tab/>1349/tcp<text:tab/>#Registration Network Protocol</text:span></text:p>
      <text:p text:style-name="P1"><text:span text:style-name="T1">BODLL<text:tab/>1349/udp<text:tab/>#[trojan] BO DLL</text:span></text:p>
      <text:p text:style-name="P1"><text:span text:style-name="T1">sbook<text:tab/>1349/udp<text:tab/>#Registration Network Protocol</text:span></text:p>
      <text:p text:style-name="P1"><text:span text:style-name="T1">editbench<text:tab/>1350/tcp<text:tab/>#Registration Network Protocol</text:span></text:p>
      <text:p text:style-name="P1"><text:span text:style-name="T1">editbench<text:tab/>1350/udp<text:tab/>#Registration Network Protocol</text:span></text:p>
      <text:p text:style-name="P1"><text:span text:style-name="T1">equationbuilder<text:tab/>1351/tcp<text:tab/>#Digital Tool Works (MIT)</text:span></text:p>
      <text:p text:style-name="P1"><text:span text:style-name="T1">equationbuilder<text:tab/>1351/udp<text:tab/>#Digital Tool Works (MIT)</text:span></text:p>
      <text:p text:style-name="P1"><text:span text:style-name="T1">lotusnote<text:tab/>1352/tcp<text:tab/>#Lotus Note</text:span></text:p>
      <text:p text:style-name="P1"><text:span text:style-name="T1">lotusnote<text:tab/>1352/udp<text:tab/>#Lotus Note</text:span></text:p>
      <text:p text:style-name="P1"><text:span text:style-name="T1">relief<text:tab/>1353/tcp<text:tab/>#Relief Consulting</text:span></text:p>
      <text:p text:style-name="P1"><text:span text:style-name="T1">relief<text:tab/>1353/udp<text:tab/>#Relief Consulting</text:span></text:p>
      <text:p text:style-name="P1"><text:span text:style-name="T1">rightbrain<text:tab/>1354/tcp<text:tab/>#RightBrain Software</text:span></text:p>
      <text:p text:style-name="P1"><text:span text:style-name="T1">rightbrain<text:tab/>1354/udp<text:tab/>#RightBrain Software</text:span></text:p>
      <text:p text:style-name="P1"><text:span text:style-name="T1">intuitive-edge<text:tab/>1355/tcp<text:tab/>#Intuitive Edge</text:span></text:p>
      <text:p text:style-name="P1"><text:span text:style-name="T1">intuitive-edge<text:tab/>1355/udp<text:tab/>#Intuitive Edge</text:span></text:p>
      <text:p text:style-name="P1"><text:span text:style-name="T1">cuillamartin<text:tab/>1356/tcp<text:tab/>#CuillaMartin Company</text:span></text:p>
      <text:p text:style-name="P1"><text:span text:style-name="T1">cuillamartin<text:tab/>1356/udp<text:tab/>#CuillaMartin Company</text:span></text:p>
      <text:p text:style-name="P1"><text:span text:style-name="T1">pegboard<text:tab/>1357/tcp<text:tab/>#Electronic PegBoard</text:span></text:p>
      <text:p text:style-name="P1"><text:span text:style-name="T1">pegboard<text:tab/>1357/udp<text:tab/>#Electronic PegBoard</text:span></text:p>
      <text:p text:style-name="P1"><text:span text:style-name="T1">connlcli<text:tab/>1358/tcp<text:tab/>#</text:span></text:p>
      <text:p text:style-name="P1"><text:span text:style-name="T1">connlcli<text:tab/>1358/udp<text:tab/>#</text:span></text:p>
      <text:p text:style-name="P1"><text:span text:style-name="T1">ftsrv<text:tab/>1359/tcp<text:tab/>#</text:span></text:p>
      <text:p text:style-name="P1"><text:span text:style-name="T1">ftsrv<text:tab/>1359/udp<text:tab/>#</text:span></text:p>
      <text:p text:style-name="P1"><text:span text:style-name="T1">mimer<text:tab/>1360/tcp<text:tab/>#</text:span></text:p>
      <text:p text:style-name="P1"><text:span text:style-name="T1">mimer<text:tab/>1360/udp<text:tab/>#</text:span></text:p>
      <text:p text:style-name="P1"><text:span text:style-name="T1">linx<text:tab/>1361/tcp<text:tab/>#</text:span></text:p>
      <text:p text:style-name="P1"><text:span text:style-name="T1">linx<text:tab/>1361/udp<text:tab/>#</text:span></text:p>
      <text:p text:style-name="P1"><text:span text:style-name="T1">timeflies<text:tab/>1362/tcp<text:tab/>#</text:span></text:p>
      <text:p text:style-name="P1"><text:span text:style-name="T1">timeflies<text:tab/>1362/udp<text:tab/>#</text:span></text:p>
      <text:p text:style-name="P1"><text:span text:style-name="T1">ndm-requester<text:tab/>1363/tcp<text:tab/>#Network DataMover Requester</text:span></text:p>
      <text:p text:style-name="P1"><text:span text:style-name="T1">ndm-requester<text:tab/>1363/udp<text:tab/>#Network DataMover Requester</text:span></text:p>
      <text:p text:style-name="P1"><text:span text:style-name="T1">ndm-server<text:tab/>1364/tcp<text:tab/>#Network DataMover Server</text:span></text:p>
      <text:p text:style-name="P1"><text:span text:style-name="T1">ndm-server<text:tab/>1364/udp<text:tab/>#Network DataMover Server</text:span></text:p>
      <text:p text:style-name="P1"><text:span text:style-name="T1">adapt-sna<text:tab/>1365/tcp<text:tab/>#Network Software Associates</text:span></text:p>
      <text:p text:style-name="P1"><text:span text:style-name="T1">adapt-sna<text:tab/>1365/udp<text:tab/>#Network Software Associates</text:span></text:p>
      <text:p text:style-name="P1"><text:span text:style-name="T1">netware-csp<text:tab/>1366/tcp<text:tab/>#Novell NetWare Comm Service Platform</text:span></text:p>
      <text:p text:style-name="P1"><text:span text:style-name="T1">netware-csp<text:tab/>1366/udp<text:tab/>#Novell NetWare Comm Service Platform</text:span></text:p>
      <text:p text:style-name="P1"><text:span text:style-name="T1">dcs<text:tab/>1367/tcp<text:tab/>#</text:span></text:p>
      <text:p text:style-name="P1"><text:span text:style-name="T1">dcs<text:tab/>1367/udp<text:tab/>#</text:span></text:p>
      <text:p text:style-name="P1"><text:span text:style-name="T1">screencast<text:tab/>1368/tcp<text:tab/>#</text:span></text:p>
      <text:p text:style-name="P1"><text:span text:style-name="T1">screencast<text:tab/>1368/udp<text:tab/>#</text:span></text:p>
      <text:p text:style-name="P1"><text:span text:style-name="T1">gv-us<text:tab/>1369/tcp<text:tab/>#GlobalView to Unix Shell</text:span></text:p>
      <text:p text:style-name="P1"><text:span text:style-name="T1">gv-us<text:tab/>1369/udp<text:tab/>#GlobalView to Unix Shell</text:span></text:p>
      <text:p text:style-name="P1"><text:span text:style-name="T1">us-gv<text:tab/>1370/tcp<text:tab/>#Unix Shell to GlobalView</text:span></text:p>
      <text:p text:style-name="P1"><text:span text:style-name="T1">us-gv<text:tab/>1370/udp<text:tab/>#Unix Shell to GlobalView</text:span></text:p>
      <text:p text:style-name="P1"><text:span text:style-name="T1">fc-cli<text:tab/>1371/tcp<text:tab/>#Fujitsu Config Protocol</text:span></text:p>
      <text:p text:style-name="P1"><text:span text:style-name="T1">fc-cli<text:tab/>1371/udp<text:tab/>#Fujitsu Config Protocol</text:span></text:p>
      <text:p text:style-name="P1"><text:span text:style-name="T1">fc-ser<text:tab/>1372/tcp<text:tab/>#Fujitsu Config Protocol</text:span></text:p>
      <text:p text:style-name="P1"><text:span text:style-name="T1">fc-ser<text:tab/>1372/udp<text:tab/>#Fujitsu Config Protocol</text:span></text:p>
      <text:p text:style-name="P1"><text:span text:style-name="T1">chromagrafx<text:tab/>1373/tcp<text:tab/>#</text:span></text:p>
      <text:p text:style-name="P1"><text:span text:style-name="T1">chromagrafx<text:tab/>1373/udp<text:tab/>#</text:span></text:p>
      <text:p text:style-name="P1"><text:span text:style-name="T1">molly<text:tab/>1374/tcp<text:tab/>#EPI Software Systems</text:span></text:p>
      <text:p text:style-name="P1"><text:span text:style-name="T1">molly<text:tab/>1374/udp<text:tab/>#EPI Software Systems</text:span></text:p>
      <text:p text:style-name="P1"><text:span text:style-name="T1">bytex<text:tab/>1375/tcp<text:tab/>#</text:span></text:p>
      <text:p text:style-name="P1"><text:span text:style-name="T1">bytex<text:tab/>1375/udp<text:tab/>#</text:span></text:p>
      <text:p text:style-name="P1"><text:span text:style-name="T1">ibm-pps<text:tab/>1376/tcp<text:tab/>#IBM Person to Person Software</text:span></text:p>
      <text:p text:style-name="P1"><text:span text:style-name="T1">ibm-pps<text:tab/>1376/udp<text:tab/>#IBM Person to Person Software</text:span></text:p>
      <text:p text:style-name="P1"><text:span text:style-name="T1">cichlid<text:tab/>1377/tcp<text:tab/>#Cichlid License Manager</text:span></text:p>
      <text:p text:style-name="P1"><text:span text:style-name="T1">cichlid<text:tab/>1377/udp<text:tab/>#Cichlid License Manager</text:span></text:p>
      <text:p text:style-name="P1"><text:span text:style-name="T1">elan<text:tab/>1378/tcp<text:tab/>#Elan License Manager</text:span></text:p>
      <text:p text:style-name="P1"><text:span text:style-name="T1">elan<text:tab/>1378/udp<text:tab/>#Elan License Manager</text:span></text:p>
      <text:p text:style-name="P1"><text:span text:style-name="T1">dbreporter<text:tab/>1379/tcp<text:tab/>#Integrity Solutions</text:span></text:p>
      <text:p text:style-name="P1"><text:span text:style-name="T1">dbreporter<text:tab/>1379/udp<text:tab/>#Integrity Solutions</text:span></text:p>
      <text:p text:style-name="P1"><text:span text:style-name="T1">telesis-licman<text:tab/>1380/tcp<text:tab/>#Telesis Network License Manager</text:span></text:p>
      <text:p text:style-name="P1"><text:span text:style-name="T1">telesis-licman<text:tab/>1380/udp<text:tab/>#Telesis Network License Manager</text:span></text:p>
      <text:p text:style-name="P1"><text:span text:style-name="T1">apple-licman<text:tab/>1381/tcp<text:tab/>#Apple Network License Manager</text:span></text:p>
      <text:p text:style-name="P1"><text:span text:style-name="T1">apple-licman<text:tab/>1381/udp<text:tab/>#Apple Network License Manager</text:span></text:p>
      <text:p text:style-name="P1"><text:span text:style-name="T1">udt_os<text:tab/>1382/tcp<text:tab/>#udt_os</text:span></text:p>
      <text:p text:style-name="P1"><text:span text:style-name="T1">udt_os<text:tab/>1382/udp<text:tab/>#udt_os</text:span></text:p>
      <text:p text:style-name="P1"><text:span text:style-name="T1">gwha<text:tab/>1383/tcp<text:tab/>#GW Hannaway Network License Manager</text:span></text:p>
      <text:p text:style-name="P1"><text:span text:style-name="T1">gwha<text:tab/>1383/udp<text:tab/>#GW Hannaway Network License Manager</text:span></text:p>
      <text:p text:style-name="P1"><text:span text:style-name="T1">os-licman<text:tab/>1384/tcp<text:tab/>#Objective Solutions License Manager</text:span></text:p>
      <text:p text:style-name="P1"><text:span text:style-name="T1">os-licman<text:tab/>1384/udp<text:tab/>#Objective Solutions License Manager</text:span></text:p>
      <text:p text:style-name="P1"><text:span text:style-name="T1">atex_elmd<text:tab/>1385/tcp<text:tab/>#Atex Publishing License Manager</text:span></text:p>
      <text:p text:style-name="P1"><text:span text:style-name="T1">atex_elmd<text:tab/>1385/udp<text:tab/>#Atex Publishing License Manager</text:span></text:p>
      <text:p text:style-name="P1"><text:span text:style-name="T1">checksum<text:tab/>1386/tcp<text:tab/>#CheckSum License Manager</text:span></text:p>
      <text:p text:style-name="P1"><text:span text:style-name="T1">Dagger<text:tab/>1386/tcp<text:tab/>#[trojan] Dagger</text:span></text:p>
      <text:p text:style-name="P1"><text:span text:style-name="T1">checksum<text:tab/>1386/udp<text:tab/>#CheckSum License Manager</text:span></text:p>
      <text:p text:style-name="P1"><text:span text:style-name="T1">cadsi-lm<text:tab/>1387/tcp<text:tab/>#Computer Aided Design Software Inc LM</text:span></text:p>
      <text:p text:style-name="P1"><text:span text:style-name="T1">cadsi-lm<text:tab/>1387/udp<text:tab/>#Computer Aided Design Software Inc LM</text:span></text:p>
      <text:p text:style-name="P1"><text:span text:style-name="T1">objective-dbc<text:tab/>1388/tcp<text:tab/>#Objective Solutions DataBase Cache</text:span></text:p>
      <text:p text:style-name="P1"><text:span text:style-name="T1">objective-dbc<text:tab/>1388/udp<text:tab/>#Objective Solutions DataBase Cache</text:span></text:p>
      <text:p text:style-name="P1"><text:span text:style-name="T1">iclpv-dm<text:tab/>1389/tcp<text:tab/>#Document Manager</text:span></text:p>
      <text:p text:style-name="P1"><text:span text:style-name="T1">iclpv-dm<text:tab/>1389/udp<text:tab/>#Document Manager</text:span></text:p>
      <text:p text:style-name="P1"><text:span text:style-name="T1">iclpv-sc<text:tab/>1390/tcp<text:tab/>#Storage Controller</text:span></text:p>
      <text:p text:style-name="P1"><text:span text:style-name="T1">iclpv-sc<text:tab/>1390/udp<text:tab/>#Storage Controller</text:span></text:p>
      <text:p text:style-name="P1"><text:span text:style-name="T1">iclpv-sas<text:tab/>1391/tcp<text:tab/>#Storage Access Server</text:span></text:p>
      <text:p text:style-name="P1"><text:span text:style-name="T1">iclpv-sas<text:tab/>1391/udp<text:tab/>#Storage Access Server</text:span></text:p>
      <text:p text:style-name="P1"><text:span text:style-name="T1">iclpv-pm<text:tab/>1392/tcp<text:tab/>#Print Manager</text:span></text:p>
      <text:p text:style-name="P1"><text:span text:style-name="T1">iclpv-pm<text:tab/>1392/udp<text:tab/>#Print Manager</text:span></text:p>
      <text:p text:style-name="P1"><text:span text:style-name="T1">iclpv-nls<text:tab/>1393/tcp<text:tab/>#Network Log Server</text:span></text:p>
      <text:p text:style-name="P1"><text:span text:style-name="T1">iclpv-nls<text:tab/>1393/udp<text:tab/>#Network Log Server</text:span></text:p>
      <text:p text:style-name="P1"><text:span text:style-name="T1">GoFriller<text:tab/>1394/tcp<text:tab/>#[trojan] GoFriller</text:span></text:p>
      <text:p text:style-name="P1"><text:span text:style-name="T1">iclpv-nlc<text:tab/>1394/tcp<text:tab/>#Network Log Client</text:span></text:p>
      <text:p text:style-name="P1"><text:span text:style-name="T1">iclpv-nlc<text:tab/>1394/udp<text:tab/>#Network Log Client</text:span></text:p>
      <text:p text:style-name="P1"><text:span text:style-name="T1">iclpv-wsm<text:tab/>1395/tcp<text:tab/>#PC Workstation Manager software</text:span></text:p>
      <text:p text:style-name="P1"><text:span text:style-name="T1">iclpv-wsm<text:tab/>1395/udp<text:tab/>#PC Workstation Manager software</text:span></text:p>
      <text:p text:style-name="P1"><text:span text:style-name="T1">dvl-activemail<text:tab/>1396/tcp<text:tab/>#DVL Active Mail</text:span></text:p>
      <text:p text:style-name="P1"><text:span text:style-name="T1">dvl-activemail<text:tab/>1396/udp<text:tab/>#DVL Active Mail</text:span></text:p>
      <text:p text:style-name="P1"><text:span text:style-name="T1">audio-activmail<text:tab/>1397/tcp<text:tab/>#Audio Active Mail</text:span></text:p>
      <text:p text:style-name="P1"><text:span text:style-name="T1">audio-activmail<text:tab/>1397/udp<text:tab/>#Audio Active Mail</text:span></text:p>
      <text:p text:style-name="P1"><text:span text:style-name="T1">video-activmail<text:tab/>1398/tcp<text:tab/>#Video Active Mail</text:span></text:p>
      <text:p text:style-name="P1"><text:span text:style-name="T1">video-activmail<text:tab/>1398/udp<text:tab/>#Video Active Mail</text:span></text:p>
      <text:p text:style-name="P1"><text:span text:style-name="T1">cadkey-licman<text:tab/>1399/tcp<text:tab/>#Cadkey License Manager</text:span></text:p>
      <text:p text:style-name="P1"><text:span text:style-name="T1">cadkey-licman<text:tab/>1399/udp<text:tab/>#Cadkey License Manager</text:span></text:p>
      <text:p text:style-name="P1"><text:span text:style-name="T1">cadkey-tablet<text:tab/>1400/tcp<text:tab/>#Cadkey Tablet Daemon</text:span></text:p>
      <text:p text:style-name="P1"><text:span text:style-name="T1">cadkey-tablet<text:tab/>1400/udp<text:tab/>#Cadkey Tablet Daemon</text:span></text:p>
      <text:p text:style-name="P1"><text:span text:style-name="T1">goldleaf-licman<text:tab/>1401/tcp<text:tab/>#Goldleaf License Manager</text:span></text:p>
      <text:p text:style-name="P1"><text:span text:style-name="T1">goldleaf-licman<text:tab/>1401/udp<text:tab/>#Goldleaf License Manager</text:span></text:p>
      <text:p text:style-name="P1"><text:span text:style-name="T1">prm-sm-np<text:tab/>1402/tcp<text:tab/>#Prospero Resource Manager</text:span></text:p>
      <text:p text:style-name="P1"><text:span text:style-name="T1">prm-sm-np<text:tab/>1402/udp<text:tab/>#Prospero Resource Manager</text:span></text:p>
      <text:p text:style-name="P1"><text:span text:style-name="T1">prm-nm-np<text:tab/>1403/tcp<text:tab/>#Prospero Resource Manager</text:span></text:p>
      <text:p text:style-name="P1"><text:span text:style-name="T1">prm-nm-np<text:tab/>1403/udp<text:tab/>#Prospero Resource Manager</text:span></text:p>
      <text:p text:style-name="P1"><text:span text:style-name="T1">igi-lm<text:tab/>1404/tcp<text:tab/>#Infinite Graphics License Manager</text:span></text:p>
      <text:p text:style-name="P1"><text:span text:style-name="T1">igi-lm<text:tab/>1404/udp<text:tab/>#Infinite Graphics License Manager</text:span></text:p>
      <text:p text:style-name="P1"><text:span text:style-name="T1">ibm-res<text:tab/>1405/tcp<text:tab/>#IBM Remote Execution Starter</text:span></text:p>
      <text:p text:style-name="P1"><text:span text:style-name="T1">ibm-res<text:tab/>1405/udp<text:tab/>#IBM Remote Execution Starter</text:span></text:p>
      <text:p text:style-name="P1"><text:span text:style-name="T1">netlabs-lm<text:tab/>1406/tcp<text:tab/>#NetLabs License Manager</text:span></text:p>
      <text:p text:style-name="P1"><text:span text:style-name="T1">netlabs-lm<text:tab/>1406/udp<text:tab/>#NetLabs License Manager</text:span></text:p>
      <text:p text:style-name="P1"><text:span text:style-name="T1">dbsa-lm<text:tab/>1407/tcp<text:tab/>#DBSA License Manager</text:span></text:p>
      <text:p text:style-name="P1"><text:span text:style-name="T1">dbsa-lm<text:tab/>1407/udp<text:tab/>#DBSA License Manager</text:span></text:p>
      <text:p text:style-name="P1"><text:span text:style-name="T1">sophia-lm<text:tab/>1408/tcp<text:tab/>#Sophia License Manager</text:span></text:p>
      <text:p text:style-name="P1"><text:span text:style-name="T1">sophia-lm<text:tab/>1408/udp<text:tab/>#Sophia License Manager</text:span></text:p>
      <text:p text:style-name="P1"><text:span text:style-name="T1">here-lm<text:tab/>1409/tcp<text:tab/>#Here License Manager</text:span></text:p>
      <text:p text:style-name="P1"><text:span text:style-name="T1">here-lm<text:tab/>1409/udp<text:tab/>#Here License Manager</text:span></text:p>
      <text:p text:style-name="P1"><text:span text:style-name="T1">hiq<text:tab/>1410/tcp<text:tab/>#HiQ License Manager</text:span></text:p>
      <text:p text:style-name="P1"><text:span text:style-name="T1">hiq<text:tab/>1410/udp<text:tab/>#HiQ License Manager</text:span></text:p>
      <text:p text:style-name="P1"><text:span text:style-name="T1">af<text:tab/>1411/tcp<text:tab/>#AudioFile</text:span></text:p>
      <text:p text:style-name="P1"><text:span text:style-name="T1">af<text:tab/>1411/udp<text:tab/>#AudioFile</text:span></text:p>
      <text:p text:style-name="P1"><text:span text:style-name="T1">innosys<text:tab/>1412/tcp<text:tab/>#</text:span></text:p>
      <text:p text:style-name="P1"><text:span text:style-name="T1">innosys<text:tab/>1412/udp<text:tab/>#</text:span></text:p>
      <text:p text:style-name="P1"><text:span text:style-name="T1">innosys-acl<text:tab/>1413/tcp<text:tab/>#</text:span></text:p>
      <text:p text:style-name="P1"><text:span text:style-name="T1">innosys-acl<text:tab/>1413/udp<text:tab/>#</text:span></text:p>
      <text:p text:style-name="P1"><text:span text:style-name="T1">ibm-mqseries<text:tab/>1414/tcp<text:tab/>#IBM MQSeries</text:span></text:p>
      <text:p text:style-name="P1"><text:span text:style-name="T1">ibm-mqseries<text:tab/>1414/udp<text:tab/>#IBM MQSeries</text:span></text:p>
      <text:p text:style-name="P1"><text:span text:style-name="T1">dbstar<text:tab/>1415/tcp<text:tab/>#</text:span></text:p>
      <text:p text:style-name="P1"><text:span text:style-name="T1">dbstar<text:tab/>1415/udp<text:tab/>#</text:span></text:p>
      <text:p text:style-name="P1"><text:span text:style-name="T1">novell-lu6.2<text:tab/>1416/tcp<text:tab/>#Novell LU6.2</text:span></text:p>
      <text:p text:style-name="P1"><text:span text:style-name="T1">novell-lu6.2<text:tab/>1416/udp<text:tab/>#Novell LU6.2</text:span></text:p>
      <text:p text:style-name="P1"><text:span text:style-name="T1">timbuktu-srv1<text:tab/>1417/tcp<text:tab/>#Timbuktu Service 1 Port</text:span></text:p>
      <text:p text:style-name="P1"><text:span text:style-name="T1">timbuktu-srv1<text:tab/>1417/udp<text:tab/>#Timbuktu Service 1 Port</text:span></text:p>
      <text:p text:style-name="P1"><text:span text:style-name="T1">timbuktu-srv2<text:tab/>1418/tcp<text:tab/>#Timbuktu Service 2 Port</text:span></text:p>
      <text:p text:style-name="P1"><text:span text:style-name="T1">timbuktu-srv2<text:tab/>1418/udp<text:tab/>#Timbuktu Service 2 Port</text:span></text:p>
      <text:p text:style-name="P1"><text:span text:style-name="T1">timbuktu-srv3<text:tab/>1419/tcp<text:tab/>#Timbuktu Service 3 Port</text:span></text:p>
      <text:p text:style-name="P1"><text:span text:style-name="T1">timbuktu-srv3<text:tab/>1419/udp<text:tab/>#Timbuktu Service 3 Port</text:span></text:p>
      <text:p text:style-name="P1"><text:span text:style-name="T1">timbuktu-srv4<text:tab/>1420/tcp<text:tab/>#Timbuktu Service 4 Port</text:span></text:p>
      <text:p text:style-name="P1"><text:span text:style-name="T1">timbuktu-srv4<text:tab/>1420/udp<text:tab/>#Timbuktu Service 4 Port</text:span></text:p>
      <text:p text:style-name="P1"><text:span text:style-name="T1">gandalf-lm<text:tab/>1421/tcp<text:tab/>#Gandalf License Manager</text:span></text:p>
      <text:p text:style-name="P1"><text:span text:style-name="T1">gandalf-lm<text:tab/>1421/udp<text:tab/>#Gandalf License Manager</text:span></text:p>
      <text:p text:style-name="P1"><text:span text:style-name="T1">autodesk-lm<text:tab/>1422/tcp<text:tab/>#Autodesk License Manager</text:span></text:p>
      <text:p text:style-name="P1"><text:span text:style-name="T1">autodesk-lm<text:tab/>1422/udp<text:tab/>#Autodesk License Manager</text:span></text:p>
      <text:p text:style-name="P1"><text:span text:style-name="T1">essbase<text:tab/>1423/tcp<text:tab/>#Essbase Arbor Software</text:span></text:p>
      <text:p text:style-name="P1"><text:span text:style-name="T1">essbase<text:tab/>1423/udp<text:tab/>#Essbase Arbor Software</text:span></text:p>
      <text:p text:style-name="P1"><text:span text:style-name="T1">hybrid<text:tab/>1424/tcp<text:tab/>#Hybrid Encryption Protocol</text:span></text:p>
      <text:p text:style-name="P1"><text:span text:style-name="T1">hybrid<text:tab/>1424/udp<text:tab/>#Hybrid Encryption Protocol</text:span></text:p>
      <text:p text:style-name="P1"><text:span text:style-name="T1">zion-lm<text:tab/>1425/tcp<text:tab/>#Zion Software License Manager</text:span></text:p>
      <text:p text:style-name="P1"><text:span text:style-name="T1">zion-lm<text:tab/>1425/udp<text:tab/>#Zion Software License Manager</text:span></text:p>
      <text:p text:style-name="P1"><text:span text:style-name="T1">sais<text:tab/>1426/tcp<text:tab/>#Satellite-data Acquisition System 1</text:span></text:p>
      <text:p text:style-name="P1"><text:span text:style-name="T1">sais<text:tab/>1426/udp<text:tab/>#Satellite-data Acquisition System 1</text:span></text:p>
      <text:p text:style-name="P1"><text:span text:style-name="T1">mloadd<text:tab/>1427/tcp<text:tab/>#mloadd monitoring tool</text:span></text:p>
      <text:p text:style-name="P1"><text:span text:style-name="T1">mloadd<text:tab/>1427/udp<text:tab/>#mloadd monitoring tool</text:span></text:p>
      <text:p text:style-name="P1"><text:span text:style-name="T1">informatik-lm<text:tab/>1428/tcp<text:tab/>#Informatik License Manager</text:span></text:p>
      <text:p text:style-name="P1"><text:span text:style-name="T1">informatik-lm<text:tab/>1428/udp<text:tab/>#Informatik License Manager</text:span></text:p>
      <text:p text:style-name="P1"><text:span text:style-name="T1">nms<text:tab/>1429/tcp<text:tab/>#Hypercom NMS</text:span></text:p>
      <text:p text:style-name="P1"><text:span text:style-name="T1">nms<text:tab/>1429/udp<text:tab/>#Hypercom NMS</text:span></text:p>
      <text:p text:style-name="P1"><text:span text:style-name="T1">tpdu<text:tab/>1430/tcp<text:tab/>#Hypercom TPDU</text:span></text:p>
      <text:p text:style-name="P1"><text:span text:style-name="T1">tpdu<text:tab/>1430/udp<text:tab/>#Hypercom TPDU</text:span></text:p>
      <text:p text:style-name="P1"><text:span text:style-name="T1">rgtp<text:tab/>1431/tcp<text:tab/>#Reverse Gossip Transport</text:span></text:p>
      <text:p text:style-name="P1"><text:span text:style-name="T1">rgtp<text:tab/>1431/udp<text:tab/>#Reverse Gossip Transport</text:span></text:p>
      <text:p text:style-name="P1"><text:span text:style-name="T1">blueberry-lm<text:tab/>1432/tcp<text:tab/>#Blueberry Software License Manager</text:span></text:p>
      <text:p text:style-name="P1"><text:span text:style-name="T1">blueberry-lm<text:tab/>1432/udp<text:tab/>#Blueberry Software License Manager</text:span></text:p>
      <text:p text:style-name="P1"><text:span text:style-name="T1">ms-sql-s<text:tab/>1433/tcp<text:tab/>#Microsoft-SQL-Server</text:span></text:p>
      <text:p text:style-name="P1"><text:span text:style-name="T1">ms-sql-s<text:tab/>1433/udp<text:tab/>#Microsoft-SQL-Server</text:span></text:p>
      <text:p text:style-name="P1"><text:span text:style-name="T1">ms-sql-m<text:tab/>1434/tcp<text:tab/>#Microsoft-SQL-Monitor</text:span></text:p>
      <text:p text:style-name="P1"><text:span text:style-name="T1">ms-sql-m<text:tab/>1434/udp<text:tab/>#Microsoft-SQL-Monitor</text:span></text:p>
      <text:p text:style-name="P1"><text:span text:style-name="T1">ibm-cics<text:tab/>1435/tcp<text:tab/>#</text:span></text:p>
      <text:p text:style-name="P1"><text:span text:style-name="T1">ibm-cics<text:tab/>1435/udp<text:tab/>#</text:span></text:p>
      <text:p text:style-name="P1"><text:span text:style-name="T1">saism<text:tab/>1436/tcp<text:tab/>#Satellite-data Acquisition System 2</text:span></text:p>
      <text:p text:style-name="P1"><text:span text:style-name="T1">saism<text:tab/>1436/udp<text:tab/>#Satellite-data Acquisition System 2</text:span></text:p>
      <text:p text:style-name="P1"><text:span text:style-name="T1">tabula<text:tab/>1437/tcp<text:tab/>#</text:span></text:p>
      <text:p text:style-name="P1"><text:span text:style-name="T1">tabula<text:tab/>1437/udp<text:tab/>#</text:span></text:p>
      <text:p text:style-name="P1"><text:span text:style-name="T1">eicon-server<text:tab/>1438/tcp<text:tab/>#Eicon Security Agent Server</text:span></text:p>
      <text:p text:style-name="P1"><text:span text:style-name="T1">eicon-server<text:tab/>1438/udp<text:tab/>#Eicon Security Agent Server</text:span></text:p>
      <text:p text:style-name="P1"><text:span text:style-name="T1">eicon-x25<text:tab/>1439/tcp<text:tab/>#Eicon X25 SNA Gateway</text:span></text:p>
      <text:p text:style-name="P1"><text:span text:style-name="T1">eicon-x25<text:tab/>1439/udp<text:tab/>#Eicon X25 SNA Gateway</text:span></text:p>
      <text:p text:style-name="P1"><text:span text:style-name="T1">eicon-slp<text:tab/>1440/tcp<text:tab/>#Eicon Service Location Protocol</text:span></text:p>
      <text:p text:style-name="P1"><text:span text:style-name="T1">eicon-slp<text:tab/>1440/udp<text:tab/>#Eicon Service Location Protocol</text:span></text:p>
      <text:p text:style-name="P1"><text:span text:style-name="T1">cadis-1<text:tab/>1441/tcp<text:tab/>#Cadis License Management</text:span></text:p>
      <text:p text:style-name="P1"><text:span text:style-name="T1">RemoteStorm<text:tab/>1441/tcp<text:tab/>#[trojan] Remote Storm</text:span></text:p>
      <text:p text:style-name="P1"><text:span text:style-name="T1">cadis-1<text:tab/>1441/udp<text:tab/>#Cadis License Management</text:span></text:p>
      <text:p text:style-name="P1"><text:span text:style-name="T1">cadis-2<text:tab/>1442/tcp<text:tab/>#Cadis License Management</text:span></text:p>
      <text:p text:style-name="P1"><text:span text:style-name="T1">cadis-2<text:tab/>1442/udp<text:tab/>#Cadis License Management</text:span></text:p>
      <text:p text:style-name="P1"><text:span text:style-name="T1">ies-lm<text:tab/>1443/tcp<text:tab/>#Integrated Engineering Software</text:span></text:p>
      <text:p text:style-name="P1"><text:span text:style-name="T1">ies-lm<text:tab/>1443/udp<text:tab/>#Integrated Engineering Software</text:span></text:p>
      <text:p text:style-name="P1"><text:span text:style-name="T1">marcam-lm<text:tab/>1444/tcp<text:tab/>#Marcam License Management</text:span></text:p>
      <text:p text:style-name="P1"><text:span text:style-name="T1">marcam-lm<text:tab/>1444/udp<text:tab/>#Marcam License Management</text:span></text:p>
      <text:p text:style-name="P1"><text:span text:style-name="T1">proxima-lm<text:tab/>1445/tcp<text:tab/>#Proxima License Manager</text:span></text:p>
      <text:p text:style-name="P1"><text:span text:style-name="T1">proxima-lm<text:tab/>1445/udp<text:tab/>#Proxima License Manager</text:span></text:p>
      <text:p text:style-name="P1"><text:span text:style-name="T1">ora-lm<text:tab/>1446/tcp<text:tab/>#Optical Research Associates License Manager</text:span></text:p>
      <text:p text:style-name="P1"><text:span text:style-name="T1">ora-lm<text:tab/>1446/udp<text:tab/>#Optical Research Associates License Manager</text:span></text:p>
      <text:p text:style-name="P1"><text:span text:style-name="T1">apri-lm<text:tab/>1447/tcp<text:tab/>#Applied Parallel Research LM</text:span></text:p>
      <text:p text:style-name="P1"><text:span text:style-name="T1">apri-lm<text:tab/>1447/udp<text:tab/>#Applied Parallel Research LM</text:span></text:p>
      <text:p text:style-name="P1"><text:span text:style-name="T1">oc-lm<text:tab/>1448/tcp<text:tab/>#OpenConnect License Manager</text:span></text:p>
      <text:p text:style-name="P1"><text:span text:style-name="T1">oc-lm<text:tab/>1448/udp<text:tab/>#OpenConnect License Manager</text:span></text:p>
      <text:p text:style-name="P1"><text:span text:style-name="T1">peport<text:tab/>1449/tcp<text:tab/>#</text:span></text:p>
      <text:p text:style-name="P1"><text:span text:style-name="T1">peport<text:tab/>1449/udp<text:tab/>#</text:span></text:p>
      <text:p text:style-name="P1"><text:span text:style-name="T1">dwf<text:tab/>1450/tcp<text:tab/>#Tandem Distributed Workbench Facility</text:span></text:p>
      <text:p text:style-name="P1"><text:span text:style-name="T1">dwf<text:tab/>1450/udp<text:tab/>#Tandem Distributed Workbench Facility</text:span></text:p>
      <text:p text:style-name="P1"><text:span text:style-name="T1">infoman<text:tab/>1451/tcp<text:tab/>#IBM Information Management</text:span></text:p>
      <text:p text:style-name="P1"><text:span text:style-name="T1">infoman<text:tab/>1451/udp<text:tab/>#IBM Information Management</text:span></text:p>
      <text:p text:style-name="P1"><text:span text:style-name="T1">gtegsc-lm<text:tab/>1452/tcp<text:tab/>#GTE Government Systems License Man</text:span></text:p>
      <text:p text:style-name="P1"><text:span text:style-name="T1">gtegsc-lm<text:tab/>1452/udp<text:tab/>#GTE Government Systems License Man</text:span></text:p>
      <text:p text:style-name="P1"><text:span text:style-name="T1">genie-lm<text:tab/>1453/tcp<text:tab/>#Genie License Manager</text:span></text:p>
      <text:p text:style-name="P1"><text:span text:style-name="T1">genie-lm<text:tab/>1453/udp<text:tab/>#Genie License Manager</text:span></text:p>
      <text:p text:style-name="P1"><text:span text:style-name="T1">interhdl_elmd<text:tab/>1454/tcp<text:tab/>#interHDL License Manager</text:span></text:p>
      <text:p text:style-name="P1"><text:span text:style-name="T1">interhdl_elmd<text:tab/>1454/udp<text:tab/>#interHDL License Manager</text:span></text:p>
      <text:p text:style-name="P1"><text:span text:style-name="T1">esl-lm<text:tab/>1455/tcp<text:tab/>#ESL License Manager</text:span></text:p>
      <text:p text:style-name="P1"><text:span text:style-name="T1">esl-lm<text:tab/>1455/udp<text:tab/>#ESL License Manager</text:span></text:p>
      <text:p text:style-name="P1"><text:span text:style-name="T1">dca<text:tab/>1456/tcp<text:tab/>#</text:span></text:p>
      <text:p text:style-name="P1"><text:span text:style-name="T1">dca<text:tab/>1456/udp<text:tab/>#</text:span></text:p>
      <text:p text:style-name="P1"><text:span text:style-name="T1">valisys-lm<text:tab/>1457/tcp<text:tab/>#Valisys License Manager</text:span></text:p>
      <text:p text:style-name="P1"><text:span text:style-name="T1">valisys-lm<text:tab/>1457/udp<text:tab/>#Valisys License Manager</text:span></text:p>
      <text:p text:style-name="P1"><text:span text:style-name="T1">nrcabq-lm<text:tab/>1458/tcp<text:tab/>#Nichols Research Corp.</text:span></text:p>
      <text:p text:style-name="P1"><text:span text:style-name="T1">nrcabq-lm<text:tab/>1458/udp<text:tab/>#Nichols Research Corp.</text:span></text:p>
      <text:p text:style-name="P1"><text:span text:style-name="T1">proshare1<text:tab/>1459/tcp<text:tab/>#Proshare Notebook Application</text:span></text:p>
      <text:p text:style-name="P1"><text:span text:style-name="T1">proshare1<text:tab/>1459/udp<text:tab/>#Proshare Notebook Application</text:span></text:p>
      <text:p text:style-name="P1"><text:span text:style-name="T1">proshare2<text:tab/>1460/tcp<text:tab/>#Proshare Notebook Application</text:span></text:p>
      <text:p text:style-name="P1"><text:span text:style-name="T1">proshare2<text:tab/>1460/udp<text:tab/>#Proshare Notebook Application</text:span></text:p>
      <text:p text:style-name="P1"><text:span text:style-name="T1">ibm_wrless_lan<text:tab/>1461/tcp<text:tab/>#IBM Wireless LAN</text:span></text:p>
      <text:p text:style-name="P1"><text:span text:style-name="T1">ibm_wrless_lan<text:tab/>1461/udp<text:tab/>#IBM Wireless LAN</text:span></text:p>
      <text:p text:style-name="P1"><text:span text:style-name="T1">world-lm<text:tab/>1462/tcp<text:tab/>#World License Manager</text:span></text:p>
      <text:p text:style-name="P1"><text:span text:style-name="T1">world-lm<text:tab/>1462/udp<text:tab/>#World License Manager</text:span></text:p>
      <text:p text:style-name="P1"><text:span text:style-name="T1">nucleus<text:tab/>1463/tcp<text:tab/>#</text:span></text:p>
      <text:p text:style-name="P1"><text:span text:style-name="T1">nucleus<text:tab/>1463/udp<text:tab/>#</text:span></text:p>
      <text:p text:style-name="P1"><text:span text:style-name="T1">msl_lmd<text:tab/>1464/tcp<text:tab/>#MSL License Manager</text:span></text:p>
      <text:p text:style-name="P1"><text:span text:style-name="T1">msl_lmd<text:tab/>1464/udp<text:tab/>#MSL License Manager</text:span></text:p>
      <text:p text:style-name="P1"><text:span text:style-name="T1">pipes<text:tab/>1465/tcp<text:tab/>#Pipes Platform</text:span></text:p>
      <text:p text:style-name="P1"><text:span text:style-name="T1">pipes<text:tab/>1465/udp<text:tab/>#</text:span></text:p>
      <text:p text:style-name="P1"><text:span text:style-name="T1">oceansoft-lm<text:tab/>1466/tcp<text:tab/>#Ocean Software License Manager</text:span></text:p>
      <text:p text:style-name="P1"><text:span text:style-name="T1">oceansoft-lm<text:tab/>1466/udp<text:tab/>#Ocean Software License Manager</text:span></text:p>
      <text:p text:style-name="P1"><text:span text:style-name="T1">csdmbase<text:tab/>1467/tcp<text:tab/>#</text:span></text:p>
      <text:p text:style-name="P1"><text:span text:style-name="T1">csdmbase<text:tab/>1467/udp<text:tab/>#</text:span></text:p>
      <text:p text:style-name="P1"><text:span text:style-name="T1">csdm<text:tab/>1468/tcp<text:tab/>#</text:span></text:p>
      <text:p text:style-name="P1"><text:span text:style-name="T1">csdm<text:tab/>1468/udp<text:tab/>#</text:span></text:p>
      <text:p text:style-name="P1"><text:span text:style-name="T1">aal-lm<text:tab/>1469/tcp<text:tab/>#Active Analysis Limited License Manager</text:span></text:p>
      <text:p text:style-name="P1"><text:span text:style-name="T1">aal-lm<text:tab/>1469/udp<text:tab/>#Active Analysis Limited License Manager</text:span></text:p>
      <text:p text:style-name="P1"><text:span text:style-name="T1">uaiact<text:tab/>1470/tcp<text:tab/>#Universal Analytics</text:span></text:p>
      <text:p text:style-name="P1"><text:span text:style-name="T1">uaiact<text:tab/>1470/udp<text:tab/>#Universal Analytics</text:span></text:p>
      <text:p text:style-name="P1"><text:span text:style-name="T1">csdmbase<text:tab/>1471/tcp<text:tab/>#</text:span></text:p>
      <text:p text:style-name="P1"><text:span text:style-name="T1">csdmbase<text:tab/>1471/udp<text:tab/>#</text:span></text:p>
      <text:p text:style-name="P1"><text:span text:style-name="T1">csdm<text:tab/>1472/tcp<text:tab/>#</text:span></text:p>
      <text:p text:style-name="P1"><text:span text:style-name="T1">csdm<text:tab/>1472/udp<text:tab/>#</text:span></text:p>
      <text:p text:style-name="P1"><text:span text:style-name="T1">openmath<text:tab/>1473/tcp<text:tab/>#</text:span></text:p>
      <text:p text:style-name="P1"><text:span text:style-name="T1">openmath<text:tab/>1473/udp<text:tab/>#</text:span></text:p>
      <text:p text:style-name="P1"><text:span text:style-name="T1">telefinder<text:tab/>1474/tcp<text:tab/>#</text:span></text:p>
      <text:p text:style-name="P1"><text:span text:style-name="T1">telefinder<text:tab/>1474/udp<text:tab/>#</text:span></text:p>
      <text:p text:style-name="P1"><text:span text:style-name="T1">taligent-lm<text:tab/>1475/tcp<text:tab/>#Taligent License Manager</text:span></text:p>
      <text:p text:style-name="P1"><text:span text:style-name="T1">taligent-lm<text:tab/>1475/udp<text:tab/>#Taligent License Manager</text:span></text:p>
      <text:p text:style-name="P1"><text:span text:style-name="T1">clvm-cfg<text:tab/>1476/tcp<text:tab/>#</text:span></text:p>
      <text:p text:style-name="P1"><text:span text:style-name="T1">clvm-cfg<text:tab/>1476/udp<text:tab/>#</text:span></text:p>
      <text:p text:style-name="P1"><text:span text:style-name="T1">ms-sna-server<text:tab/>1477/tcp<text:tab/>#</text:span></text:p>
      <text:p text:style-name="P1"><text:span text:style-name="T1">ms-sna-server<text:tab/>1477/udp<text:tab/>#</text:span></text:p>
      <text:p text:style-name="P1"><text:span text:style-name="T1">ms-sna-base<text:tab/>1478/tcp<text:tab/>#</text:span></text:p>
      <text:p text:style-name="P1"><text:span text:style-name="T1">ms-sna-base<text:tab/>1478/udp<text:tab/>#</text:span></text:p>
      <text:p text:style-name="P1"><text:span text:style-name="T1">dberegister<text:tab/>1479/tcp<text:tab/>#</text:span></text:p>
      <text:p text:style-name="P1"><text:span text:style-name="T1">dberegister<text:tab/>1479/udp<text:tab/>#</text:span></text:p>
      <text:p text:style-name="P1"><text:span text:style-name="T1">pacerforum<text:tab/>1480/tcp<text:tab/>#</text:span></text:p>
      <text:p text:style-name="P1"><text:span text:style-name="T1">pacerforum<text:tab/>1480/udp<text:tab/>#</text:span></text:p>
      <text:p text:style-name="P1"><text:span text:style-name="T1">airs<text:tab/>1481/tcp<text:tab/>#</text:span></text:p>
      <text:p text:style-name="P1"><text:span text:style-name="T1">airs<text:tab/>1481/udp<text:tab/>#</text:span></text:p>
      <text:p text:style-name="P1"><text:span text:style-name="T1">miteksys-lm<text:tab/>1482/tcp<text:tab/>#Miteksys License Manager</text:span></text:p>
      <text:p text:style-name="P1"><text:span text:style-name="T1">miteksys-lm<text:tab/>1482/udp<text:tab/>#Miteksys License Manager</text:span></text:p>
      <text:p text:style-name="P1"><text:span text:style-name="T1">afs<text:tab/>1483/tcp<text:tab/>#AFS License Manager</text:span></text:p>
      <text:p text:style-name="P1"><text:span text:style-name="T1">afs<text:tab/>1483/udp<text:tab/>#AFS License Manager</text:span></text:p>
      <text:p text:style-name="P1"><text:span text:style-name="T1">confluent<text:tab/>1484/tcp<text:tab/>#Confluent License Manager</text:span></text:p>
      <text:p text:style-name="P1"><text:span text:style-name="T1">confluent<text:tab/>1484/udp<text:tab/>#Confluent License Manager</text:span></text:p>
      <text:p text:style-name="P1"><text:span text:style-name="T1">lansource<text:tab/>1485/tcp<text:tab/>#</text:span></text:p>
      <text:p text:style-name="P1"><text:span text:style-name="T1">lansource<text:tab/>1485/udp<text:tab/>#</text:span></text:p>
      <text:p text:style-name="P1"><text:span text:style-name="T1">nms_topo_serv<text:tab/>1486/tcp<text:tab/>#</text:span></text:p>
      <text:p text:style-name="P1"><text:span text:style-name="T1">nms_topo_serv<text:tab/>1486/udp<text:tab/>#</text:span></text:p>
      <text:p text:style-name="P1"><text:span text:style-name="T1">localinfosrvr<text:tab/>1487/tcp<text:tab/>#</text:span></text:p>
      <text:p text:style-name="P1"><text:span text:style-name="T1">localinfosrvr<text:tab/>1487/udp<text:tab/>#</text:span></text:p>
      <text:p text:style-name="P1"><text:span text:style-name="T1">docstor<text:tab/>1488/tcp<text:tab/>#</text:span></text:p>
      <text:p text:style-name="P1"><text:span text:style-name="T1">docstor<text:tab/>1488/udp<text:tab/>#</text:span></text:p>
      <text:p text:style-name="P1"><text:span text:style-name="T1">dmdocbroker<text:tab/>1489/tcp<text:tab/>#</text:span></text:p>
      <text:p text:style-name="P1"><text:span text:style-name="T1">dmdocbroker<text:tab/>1489/udp<text:tab/>#</text:span></text:p>
      <text:p text:style-name="P1"><text:span text:style-name="T1">insitu-conf<text:tab/>1490/tcp<text:tab/>#</text:span></text:p>
      <text:p text:style-name="P1"><text:span text:style-name="T1">insitu-conf<text:tab/>1490/udp<text:tab/>#</text:span></text:p>
      <text:p text:style-name="P1"><text:span text:style-name="T1">anynetgateway<text:tab/>1491/tcp<text:tab/>#</text:span></text:p>
      <text:p text:style-name="P1"><text:span text:style-name="T1">anynetgateway<text:tab/>1491/udp<text:tab/>#</text:span></text:p>
      <text:p text:style-name="P1"><text:span text:style-name="T1">FTP99CMP<text:tab/>1492/tcp<text:tab/>#[trojan] FTP99CMP</text:span></text:p>
      <text:p text:style-name="P1"><text:span text:style-name="T1">FTP99CMP<text:tab/>1492/tcp<text:tab/>#[trojan] FTP99CMP</text:span></text:p>
      <text:p text:style-name="P1"><text:span text:style-name="T1">stone-design-1<text:tab/>1492/tcp<text:tab/>#</text:span></text:p>
      <text:p text:style-name="P1"><text:span text:style-name="T1">stone-design-1<text:tab/>1492/udp<text:tab/>#</text:span></text:p>
      <text:p text:style-name="P1"><text:span text:style-name="T1">netmap_lm<text:tab/>1493/tcp<text:tab/>#</text:span></text:p>
      <text:p text:style-name="P1"><text:span text:style-name="T1">netmap_lm<text:tab/>1493/udp<text:tab/>#</text:span></text:p>
      <text:p text:style-name="P1"><text:span text:style-name="T1">citrix-ica<text:tab/>1494/tcp<text:tab/>#</text:span></text:p>
      <text:p text:style-name="P1"><text:span text:style-name="T1">citrix-ica<text:tab/>1494/udp<text:tab/>#</text:span></text:p>
      <text:p text:style-name="P1"><text:span text:style-name="T1">citrix<text:tab/>1494/tcp<text:tab/>#Citrix Terminal Server</text:span></text:p>
      <text:p text:style-name="P1"><text:span text:style-name="T1">cvc<text:tab/>1495/tcp<text:tab/>#</text:span></text:p>
      <text:p text:style-name="P1"><text:span text:style-name="T1">cvc<text:tab/>1495/udp<text:tab/>#</text:span></text:p>
      <text:p text:style-name="P1"><text:span text:style-name="T1">liberty-lm<text:tab/>1496/tcp<text:tab/>#</text:span></text:p>
      <text:p text:style-name="P1"><text:span text:style-name="T1">liberty-lm<text:tab/>1496/udp<text:tab/>#</text:span></text:p>
      <text:p text:style-name="P1"><text:span text:style-name="T1">rfx-lm<text:tab/>1497/tcp<text:tab/>#</text:span></text:p>
      <text:p text:style-name="P1"><text:span text:style-name="T1">rfx-lm<text:tab/>1497/udp<text:tab/>#</text:span></text:p>
      <text:p text:style-name="P1"><text:span text:style-name="T1">sybase-sqlany<text:tab/>1498/tcp<text:tab/>#Sybase SQL Any</text:span></text:p>
      <text:p text:style-name="P1"><text:span text:style-name="T1">watcom-sql<text:tab/>1498/tcp<text:tab/>#</text:span></text:p>
      <text:p text:style-name="P1"><text:span text:style-name="T1">sybase-sqlany<text:tab/>1498/udp<text:tab/>#Sybase SQL Any</text:span></text:p>
      <text:p text:style-name="P1"><text:span text:style-name="T1">watcom-sql<text:tab/>1498/udp<text:tab/>#</text:span></text:p>
      <text:p text:style-name="P1"><text:span text:style-name="T1">fhc<text:tab/>1499/tcp<text:tab/>#Federico Heinz Consultora</text:span></text:p>
      <text:p text:style-name="P1"><text:span text:style-name="T1">fhc<text:tab/>1499/udp<text:tab/>#Federico Heinz Consultora</text:span></text:p>
      <text:p text:style-name="P1"><text:span text:style-name="T1">vlsi-lm<text:tab/>1500/tcp<text:tab/>#VLSI License Manager</text:span></text:p>
      <text:p text:style-name="P1"><text:span text:style-name="T1">vlsi-lm<text:tab/>1500/udp<text:tab/>#VLSI License Manager</text:span></text:p>
      <text:p text:style-name="P1"><text:span text:style-name="T1">saiscm<text:tab/>1501/tcp<text:tab/>#Satellite-data Acquisition System 3</text:span></text:p>
      <text:p text:style-name="P1"><text:span text:style-name="T1">saiscm<text:tab/>1501/udp<text:tab/>#Satellite-data Acquisition System 3</text:span></text:p>
      <text:p text:style-name="P1"><text:span text:style-name="T1">shivadiscovery<text:tab/>1502/tcp<text:tab/>#Shiva</text:span></text:p>
      <text:p text:style-name="P1"><text:span text:style-name="T1">shivadiscovery<text:tab/>1502/udp<text:tab/>#Shiva</text:span></text:p>
      <text:p text:style-name="P1"><text:span text:style-name="T1">imtc-mcs<text:tab/>1503/tcp<text:tab/>#Databeam</text:span></text:p>
      <text:p text:style-name="P1"><text:span text:style-name="T1">Netmeeting<text:tab/>1503/tcp<text:tab/>#Microsoft Netmeeting</text:span></text:p>
      <text:p text:style-name="P1"><text:span text:style-name="T1">imtc-mcs<text:tab/>1503/udp<text:tab/>#Databeam</text:span></text:p>
      <text:p text:style-name="P1"><text:span text:style-name="T1">evb-elm<text:tab/>1504/tcp<text:tab/>#EVB Software Engineering License Manager</text:span></text:p>
      <text:p text:style-name="P1"><text:span text:style-name="T1">evb-elm<text:tab/>1504/udp<text:tab/>#EVB Software Engineering License Manager</text:span></text:p>
      <text:p text:style-name="P1"><text:span text:style-name="T1">funkproxy<text:tab/>1505/tcp<text:tab/>#Funk Software<text:s text:c="2"/>Inc.</text:span></text:p>
      <text:p text:style-name="P1"><text:span text:style-name="T1">funkproxy<text:tab/>1505/udp<text:tab/>#Funk Software<text:s text:c="2"/>Inc.</text:span></text:p>
      <text:p text:style-name="P1"><text:span text:style-name="T1">utcd<text:tab/>1506/tcp<text:tab/>#Universal Time daemon (utcd)</text:span></text:p>
      <text:p text:style-name="P1"><text:span text:style-name="T1">utcd<text:tab/>1506/udp<text:tab/>#Universal Time daemon (utcd)</text:span></text:p>
      <text:p text:style-name="P1"><text:span text:style-name="T1">symplex<text:tab/>1507/tcp<text:tab/>#</text:span></text:p>
      <text:p text:style-name="P1"><text:span text:style-name="T1">symplex<text:tab/>1507/udp<text:tab/>#</text:span></text:p>
      <text:p text:style-name="P1"><text:span text:style-name="T1">diagmond<text:tab/>1508/tcp<text:tab/>#</text:span></text:p>
      <text:p text:style-name="P1"><text:span text:style-name="T1">diagmond<text:tab/>1508/udp<text:tab/>#</text:span></text:p>
      <text:p text:style-name="P1"><text:span text:style-name="T1">PsyberStreamingServer<text:tab/>1509/tcp<text:tab/>#[trojan] Psyber StreamingServer</text:span></text:p>
      <text:p text:style-name="P1"><text:span text:style-name="T1">robcad-lm<text:tab/>1509/tcp<text:tab/>#Robcad<text:s text:c="2"/>Ltd. License Manager</text:span></text:p>
      <text:p text:style-name="P1"><text:span text:style-name="T1">robcad-lm<text:tab/>1509/udp<text:tab/>#Robcad<text:s text:c="2"/>Ltd. License Manager</text:span></text:p>
      <text:p text:style-name="P1"><text:span text:style-name="T1">mvx-lm<text:tab/>1510/tcp<text:tab/>#Midland Valley Exploration Ltd. Lic. Man.</text:span></text:p>
      <text:p text:style-name="P1"><text:span text:style-name="T1">mvx-lm<text:tab/>1510/udp<text:tab/>#Midland Valley Exploration Ltd. Lic. Man.</text:span></text:p>
      <text:p text:style-name="P1"><text:span text:style-name="T1">3l-l1<text:tab/>1511/tcp<text:tab/>#</text:span></text:p>
      <text:p text:style-name="P1"><text:span text:style-name="T1">3l-l1<text:tab/>1511/udp<text:tab/>#</text:span></text:p>
      <text:p text:style-name="P1"><text:span text:style-name="T1">wins<text:tab/>1512/tcp<text:tab/>#Microsoft's Windows Internet Name Service</text:span></text:p>
      <text:p text:style-name="P1"><text:span text:style-name="T1">wins<text:tab/>1512/udp<text:tab/>#Microsoft's Windows Internet Name Service</text:span></text:p>
      <text:p text:style-name="P1"><text:span text:style-name="T1">fujitsu-dtc<text:tab/>1513/tcp<text:tab/>#Fujitsu Systems Business of America<text:s text:c="2"/>Inc</text:span></text:p>
      <text:p text:style-name="P1"><text:span text:style-name="T1">fujitsu-dtc<text:tab/>1513/udp<text:tab/>#Fujitsu Systems Business of America<text:s text:c="2"/>Inc</text:span></text:p>
      <text:p text:style-name="P1"><text:span text:style-name="T1">fujitsu-dtcns<text:tab/>1514/tcp<text:tab/>#Fujitsu Systems Business of America<text:s text:c="2"/>Inc</text:span></text:p>
      <text:p text:style-name="P1"><text:span text:style-name="T1">fujitsu-dtcns<text:tab/>1514/udp<text:tab/>#Fujitsu Systems Business of America<text:s text:c="2"/>Inc</text:span></text:p>
      <text:p text:style-name="P1"><text:span text:style-name="T1">ifor-protocol<text:tab/>1515/tcp<text:tab/>#</text:span></text:p>
      <text:p text:style-name="P1"><text:span text:style-name="T1">ifor-protocol<text:tab/>1515/udp<text:tab/>#</text:span></text:p>
      <text:p text:style-name="P1"><text:span text:style-name="T1">vpad<text:tab/>1516/tcp<text:tab/>#Virtual Places Audio data</text:span></text:p>
      <text:p text:style-name="P1"><text:span text:style-name="T1">vpad<text:tab/>1516/udp<text:tab/>#Virtual Places Audio data</text:span></text:p>
      <text:p text:style-name="P1"><text:span text:style-name="T1">vpac<text:tab/>1517/tcp<text:tab/>#Virtual Places Audio control</text:span></text:p>
      <text:p text:style-name="P1"><text:span text:style-name="T1">vpac<text:tab/>1517/udp<text:tab/>#Virtual Places Audio control</text:span></text:p>
      <text:p text:style-name="P1"><text:span text:style-name="T1">vpvd<text:tab/>1518/tcp<text:tab/>#Virtual Places Video data</text:span></text:p>
      <text:p text:style-name="P1"><text:span text:style-name="T1">vpvd<text:tab/>1518/udp<text:tab/>#Virtual Places Video data</text:span></text:p>
      <text:p text:style-name="P1"><text:span text:style-name="T1">vpvc<text:tab/>1519/tcp<text:tab/>#Virtual Places Video control</text:span></text:p>
      <text:p text:style-name="P1"><text:span text:style-name="T1">vpvc<text:tab/>1519/udp<text:tab/>#Virtual Places Video control</text:span></text:p>
      <text:p text:style-name="P1"><text:span text:style-name="T1">atm-zip-office<text:tab/>1520/tcp<text:tab/>#atm zip office</text:span></text:p>
      <text:p text:style-name="P1"><text:span text:style-name="T1">atm-zip-office<text:tab/>1520/udp<text:tab/>#atm zip office</text:span></text:p>
      <text:p text:style-name="P1"><text:span text:style-name="T1">oracle<text:tab/>1521/tcp<text:tab/>#Oracle 8 SQL (default)</text:span></text:p>
      <text:p text:style-name="P1"><text:span text:style-name="T1">ricardo-lm<text:tab/>1522/tcp<text:tab/>#Ricardo North America License Manager</text:span></text:p>
      <text:p text:style-name="P1"><text:span text:style-name="T1">ricardo-lm<text:tab/>1522/udp<text:tab/>#Ricardo North America License Manager</text:span></text:p>
      <text:p text:style-name="P1"><text:span text:style-name="T1">cichild-lm<text:tab/>1523/tcp<text:tab/>#</text:span></text:p>
      <text:p text:style-name="P1"><text:span text:style-name="T1">cichild-lm<text:tab/>1523/udp<text:tab/>#</text:span></text:p>
      <text:p text:style-name="P1"><text:span text:style-name="T1">ingreslock<text:tab/>1524/tcp<text:tab/>#ingres</text:span></text:p>
      <text:p text:style-name="P1"><text:span text:style-name="T1">Trinoo<text:tab/>1524/tcp<text:tab/>#[trojan] Trinoo</text:span></text:p>
      <text:p text:style-name="P1"><text:span text:style-name="T1">Trinoo<text:tab/>1524/tcp<text:tab/>#[trojan] Trinoo</text:span></text:p>
      <text:p text:style-name="P1"><text:span text:style-name="T1">ingreslock<text:tab/>1524/udp<text:tab/>#ingres</text:span></text:p>
      <text:p text:style-name="P1"><text:span text:style-name="T1">orasrv<text:tab/>1525/tcp<text:tab/>#oracle</text:span></text:p>
      <text:p text:style-name="P1"><text:span text:style-name="T1">prospero-np<text:tab/>1525/tcp<text:tab/>#Prospero Directory Service non-priv</text:span></text:p>
      <text:p text:style-name="P1"><text:span text:style-name="T1">orasrv<text:tab/>1525/udp<text:tab/>#oracle</text:span></text:p>
      <text:p text:style-name="P1"><text:span text:style-name="T1">prospero-np<text:tab/>1525/udp<text:tab/>#Prospero Directory Service non-priv</text:span></text:p>
      <text:p text:style-name="P1"><text:span text:style-name="T1">pdap-np<text:tab/>1526/tcp<text:tab/>#Prospero Data Access Prot non-priv</text:span></text:p>
      <text:p text:style-name="P1"><text:span text:style-name="T1">pdap-np<text:tab/>1526/udp<text:tab/>#Prospero Data Access Prot non-priv</text:span></text:p>
      <text:p text:style-name="P1"><text:span text:style-name="T1">tlisrv<text:tab/>1527/tcp<text:tab/>#oracle</text:span></text:p>
      <text:p text:style-name="P1"><text:span text:style-name="T1">tlisrv<text:tab/>1527/udp<text:tab/>#oracle</text:span></text:p>
      <text:p text:style-name="P1"><text:span text:style-name="T1">mciautoreg<text:tab/>1528/tcp<text:tab/>#</text:span></text:p>
      <text:p text:style-name="P1"><text:span text:style-name="T1">mciautoreg<text:tab/>1528/udp<text:tab/>#</text:span></text:p>
      <text:p text:style-name="P1"><text:span text:style-name="T1">coauthor<text:tab/>1529/tcp<text:tab/>#oracle</text:span></text:p>
      <text:p text:style-name="P1"><text:span text:style-name="T1">support<text:tab/>1529/tcp<text:tab/>#prmsd gnatsd cygnus bug tracker</text:span></text:p>
      <text:p text:style-name="P1"><text:span text:style-name="T1">coauthor<text:tab/>1529/udp<text:tab/>#oracle</text:span></text:p>
      <text:p text:style-name="P1"><text:span text:style-name="T1">rap-service<text:tab/>1530/tcp<text:tab/>#</text:span></text:p>
      <text:p text:style-name="P1"><text:span text:style-name="T1">rap-service<text:tab/>1530/udp<text:tab/>#</text:span></text:p>
      <text:p text:style-name="P1"><text:span text:style-name="T1">rap-listen<text:tab/>1531/tcp<text:tab/>#</text:span></text:p>
      <text:p text:style-name="P1"><text:span text:style-name="T1">rap-listen<text:tab/>1531/udp<text:tab/>#</text:span></text:p>
      <text:p text:style-name="P1"><text:span text:style-name="T1">miroconnect<text:tab/>1532/tcp<text:tab/>#</text:span></text:p>
      <text:p text:style-name="P1"><text:span text:style-name="T1">miroconnect<text:tab/>1532/udp<text:tab/>#</text:span></text:p>
      <text:p text:style-name="P1"><text:span text:style-name="T1">virtual-places<text:tab/>1533/tcp<text:tab/>#Virtual Places Software</text:span></text:p>
      <text:p text:style-name="P1"><text:span text:style-name="T1">virtual-places<text:tab/>1533/udp<text:tab/>#Virtual Places Software</text:span></text:p>
      <text:p text:style-name="P1"><text:span text:style-name="T1">micromuse-lm<text:tab/>1534/tcp<text:tab/>#</text:span></text:p>
      <text:p text:style-name="P1"><text:span text:style-name="T1">micromuse-lm<text:tab/>1534/udp<text:tab/>#</text:span></text:p>
      <text:p text:style-name="P1"><text:span text:style-name="T1">ampr-info<text:tab/>1535/tcp<text:tab/>#</text:span></text:p>
      <text:p text:style-name="P1"><text:span text:style-name="T1">ampr-info<text:tab/>1535/udp<text:tab/>#</text:span></text:p>
      <text:p text:style-name="P1"><text:span text:style-name="T1">ampr-inter<text:tab/>1536/tcp<text:tab/>#</text:span></text:p>
      <text:p text:style-name="P1"><text:span text:style-name="T1">ampr-inter<text:tab/>1536/udp<text:tab/>#</text:span></text:p>
      <text:p text:style-name="P1"><text:span text:style-name="T1">W32bckdr<text:tab/>1536/tcp<text:tab/>#W32bckdr -- Open Source Windows backdoor</text:span></text:p>
      <text:p text:style-name="P1"><text:span text:style-name="T1">sdsc-lm<text:tab/>1537/tcp<text:tab/>#</text:span></text:p>
      <text:p text:style-name="P1"><text:span text:style-name="T1">sdsc-lm<text:tab/>1537/udp<text:tab/>#</text:span></text:p>
      <text:p text:style-name="P1"><text:span text:style-name="T1">3ds-lm<text:tab/>1538/tcp<text:tab/>#</text:span></text:p>
      <text:p text:style-name="P1"><text:span text:style-name="T1">3ds-lm<text:tab/>1538/udp<text:tab/>#</text:span></text:p>
      <text:p text:style-name="P1"><text:span text:style-name="T1">intellistor-lm<text:tab/>1539/tcp<text:tab/>#Intellistor License Manager</text:span></text:p>
      <text:p text:style-name="P1"><text:span text:style-name="T1">intellistor-lm<text:tab/>1539/udp<text:tab/>#Intellistor License Manager</text:span></text:p>
      <text:p text:style-name="P1"><text:span text:style-name="T1">rds<text:tab/>1540/tcp<text:tab/>#</text:span></text:p>
      <text:p text:style-name="P1"><text:span text:style-name="T1">rds<text:tab/>1540/udp<text:tab/>#</text:span></text:p>
      <text:p text:style-name="P1"><text:span text:style-name="T1">rds2<text:tab/>1541/tcp<text:tab/>#</text:span></text:p>
      <text:p text:style-name="P1"><text:span text:style-name="T1">rds2<text:tab/>1541/udp<text:tab/>#</text:span></text:p>
      <text:p text:style-name="P1"><text:span text:style-name="T1">gridgen-elmd<text:tab/>1542/tcp<text:tab/>#</text:span></text:p>
      <text:p text:style-name="P1"><text:span text:style-name="T1">gridgen-elmd<text:tab/>1542/udp<text:tab/>#</text:span></text:p>
      <text:p text:style-name="P1"><text:span text:style-name="T1">simba-cs<text:tab/>1543/tcp<text:tab/>#</text:span></text:p>
      <text:p text:style-name="P1"><text:span text:style-name="T1">simba-cs<text:tab/>1543/udp<text:tab/>#</text:span></text:p>
      <text:p text:style-name="P1"><text:span text:style-name="T1">aspeclmd<text:tab/>1544/tcp<text:tab/>#</text:span></text:p>
      <text:p text:style-name="P1"><text:span text:style-name="T1">aspeclmd<text:tab/>1544/udp<text:tab/>#</text:span></text:p>
      <text:p text:style-name="P1"><text:span text:style-name="T1">vistium-share<text:tab/>1545/tcp<text:tab/>#</text:span></text:p>
      <text:p text:style-name="P1"><text:span text:style-name="T1">vistium-share<text:tab/>1545/udp<text:tab/>#</text:span></text:p>
      <text:p text:style-name="P1"><text:span text:style-name="T1">abbaccuray<text:tab/>1546/tcp<text:tab/>#</text:span></text:p>
      <text:p text:style-name="P1"><text:span text:style-name="T1">abbaccuray<text:tab/>1546/udp<text:tab/>#</text:span></text:p>
      <text:p text:style-name="P1"><text:span text:style-name="T1">laplink<text:tab/>1547/tcp<text:tab/>#</text:span></text:p>
      <text:p text:style-name="P1"><text:span text:style-name="T1">laplink<text:tab/>1547/udp<text:tab/>#</text:span></text:p>
      <text:p text:style-name="P1"><text:span text:style-name="T1">axon-lm<text:tab/>1548/tcp<text:tab/>#Axon License Manager</text:span></text:p>
      <text:p text:style-name="P1"><text:span text:style-name="T1">axon-lm<text:tab/>1548/udp<text:tab/>#Axon License Manager</text:span></text:p>
      <text:p text:style-name="P1"><text:span text:style-name="T1">shivahose<text:tab/>1549/tcp<text:tab/>#Shiva Hose</text:span></text:p>
      <text:p text:style-name="P1"><text:span text:style-name="T1">shivasound<text:tab/>1549/udp<text:tab/>#Shiva Sound</text:span></text:p>
      <text:p text:style-name="P1"><text:span text:style-name="T1">3m-image-lm<text:tab/>1550/tcp<text:tab/>#Image Storage license manager 3M Company</text:span></text:p>
      <text:p text:style-name="P1"><text:span text:style-name="T1">3m-image-lm<text:tab/>1550/udp<text:tab/>#Image Storage license manager 3M Company</text:span></text:p>
      <text:p text:style-name="P1"><text:span text:style-name="T1">hecmtl-db<text:tab/>1551/tcp<text:tab/>#</text:span></text:p>
      <text:p text:style-name="P1"><text:span text:style-name="T1">hecmtl-db<text:tab/>1551/udp<text:tab/>#</text:span></text:p>
      <text:p text:style-name="P1"><text:span text:style-name="T1">pciarray<text:tab/>1552/tcp<text:tab/>#</text:span></text:p>
      <text:p text:style-name="P1"><text:span text:style-name="T1">pciarray<text:tab/>1552/udp<text:tab/>#</text:span></text:p>
      <text:p text:style-name="P1"><text:span text:style-name="T1">sna-cs<text:tab/>1553/tcp<text:tab/>#sna-cs</text:span></text:p>
      <text:p text:style-name="P1"><text:span text:style-name="T1">sna-cs<text:tab/>1553/udp<text:tab/>#sna-cs</text:span></text:p>
      <text:p text:style-name="P1"><text:span text:style-name="T1">caci-lm<text:tab/>1554/tcp<text:tab/>#CACI Products Company License Manager</text:span></text:p>
      <text:p text:style-name="P1"><text:span text:style-name="T1">caci-lm<text:tab/>1554/udp<text:tab/>#CACI Products Company License Manager</text:span></text:p>
      <text:p text:style-name="P1"><text:span text:style-name="T1">livelan<text:tab/>1555/tcp<text:tab/>#livelan</text:span></text:p>
      <text:p text:style-name="P1"><text:span text:style-name="T1">livelan<text:tab/>1555/udp<text:tab/>#livelan</text:span></text:p>
      <text:p text:style-name="P1"><text:span text:style-name="T1">ashwin<text:tab/>1556/tcp<text:tab/>#AshWin CI Tecnologies</text:span></text:p>
      <text:p text:style-name="P1"><text:span text:style-name="T1">ashwin<text:tab/>1556/udp<text:tab/>#AshWin CI Tecnologies</text:span></text:p>
      <text:p text:style-name="P1"><text:span text:style-name="T1">arbortext-lm<text:tab/>1557/tcp<text:tab/>#ArborText License Manager</text:span></text:p>
      <text:p text:style-name="P1"><text:span text:style-name="T1">arbortext-lm<text:tab/>1557/udp<text:tab/>#ArborText License Manager</text:span></text:p>
      <text:p text:style-name="P1"><text:span text:style-name="T1">xingmpeg<text:tab/>1558/tcp<text:tab/>#xingmpeg</text:span></text:p>
      <text:p text:style-name="P1"><text:span text:style-name="T1">xingmpeg<text:tab/>1558/udp<text:tab/>#xingmpeg</text:span></text:p>
      <text:p text:style-name="P1"><text:span text:style-name="T1">web2host<text:tab/>1559/tcp<text:tab/>#web2host</text:span></text:p>
      <text:p text:style-name="P1"><text:span text:style-name="T1">web2host<text:tab/>1559/udp<text:tab/>#web2host</text:span></text:p>
      <text:p text:style-name="P1"><text:span text:style-name="T1">asci-val<text:tab/>1560/tcp<text:tab/>#asci-val</text:span></text:p>
      <text:p text:style-name="P1"><text:span text:style-name="T1">asci-val<text:tab/>1560/udp<text:tab/>#asci-val</text:span></text:p>
      <text:p text:style-name="P1"><text:span text:style-name="T1">facilityview<text:tab/>1561/tcp<text:tab/>#facilityview</text:span></text:p>
      <text:p text:style-name="P1"><text:span text:style-name="T1">facilityview<text:tab/>1561/udp<text:tab/>#facilityview</text:span></text:p>
      <text:p text:style-name="P1"><text:span text:style-name="T1">pconnectmgr<text:tab/>1562/tcp<text:tab/>#pconnectmgr</text:span></text:p>
      <text:p text:style-name="P1"><text:span text:style-name="T1">pconnectmgr<text:tab/>1562/udp<text:tab/>#pconnectmgr</text:span></text:p>
      <text:p text:style-name="P1"><text:span text:style-name="T1">cadabra-lm<text:tab/>1563/tcp<text:tab/>#Cadabra License Manager</text:span></text:p>
      <text:p text:style-name="P1"><text:span text:style-name="T1">cadabra-lm<text:tab/>1563/udp<text:tab/>#Cadabra License Manager</text:span></text:p>
      <text:p text:style-name="P1"><text:span text:style-name="T1">pay-per-view<text:tab/>1564/tcp<text:tab/>#Pay-Per-View</text:span></text:p>
      <text:p text:style-name="P1"><text:span text:style-name="T1">pay-per-view<text:tab/>1564/udp<text:tab/>#Pay-Per-View</text:span></text:p>
      <text:p text:style-name="P1"><text:span text:style-name="T1">winddlb<text:tab/>1565/tcp<text:tab/>#WinDD</text:span></text:p>
      <text:p text:style-name="P1"><text:span text:style-name="T1">winddlb<text:tab/>1565/udp<text:tab/>#WinDD</text:span></text:p>
      <text:p text:style-name="P1"><text:span text:style-name="T1">corelvideo<text:tab/>1566/tcp<text:tab/>#CORELVIDEO</text:span></text:p>
      <text:p text:style-name="P1"><text:span text:style-name="T1">corelvideo<text:tab/>1566/udp<text:tab/>#CORELVIDEO</text:span></text:p>
      <text:p text:style-name="P1"><text:span text:style-name="T1">jlicelmd<text:tab/>1567/tcp<text:tab/>#jlicelmd</text:span></text:p>
      <text:p text:style-name="P1"><text:span text:style-name="T1">jlicelmd<text:tab/>1567/udp<text:tab/>#jlicelmd</text:span></text:p>
      <text:p text:style-name="P1"><text:span text:style-name="T1">RemoteHack<text:tab/>1568/tcp<text:tab/>#[trojan] Remote Hack</text:span></text:p>
      <text:p text:style-name="P1"><text:span text:style-name="T1">tsspmap<text:tab/>1568/tcp<text:tab/>#tsspmap</text:span></text:p>
      <text:p text:style-name="P1"><text:span text:style-name="T1">tsspmap<text:tab/>1568/udp<text:tab/>#tsspmap</text:span></text:p>
      <text:p text:style-name="P1"><text:span text:style-name="T1">ets<text:tab/>1569/tcp<text:tab/>#ets</text:span></text:p>
      <text:p text:style-name="P1"><text:span text:style-name="T1">ets<text:tab/>1569/udp<text:tab/>#ets</text:span></text:p>
      <text:p text:style-name="P1"><text:span text:style-name="T1">orbixd<text:tab/>1570/tcp<text:tab/>#orbixd</text:span></text:p>
      <text:p text:style-name="P1"><text:span text:style-name="T1">orbixd<text:tab/>1570/udp<text:tab/>#orbixd</text:span></text:p>
      <text:p text:style-name="P1"><text:span text:style-name="T1">rdb-dbs-disp<text:tab/>1571/tcp<text:tab/>#Oracle Remote Data Base</text:span></text:p>
      <text:p text:style-name="P1"><text:span text:style-name="T1">rdb-dbs-disp<text:tab/>1571/udp<text:tab/>#Oracle Remote Data Base</text:span></text:p>
      <text:p text:style-name="P1"><text:span text:style-name="T1">chip-lm<text:tab/>1572/tcp<text:tab/>#Chipcom License Manager</text:span></text:p>
      <text:p text:style-name="P1"><text:span text:style-name="T1">chip-lm<text:tab/>1572/udp<text:tab/>#Chipcom License Manager</text:span></text:p>
      <text:p text:style-name="P1"><text:span text:style-name="T1">itscomm-ns<text:tab/>1573/tcp<text:tab/>#itscomm-ns</text:span></text:p>
      <text:p text:style-name="P1"><text:span text:style-name="T1">itscomm-ns<text:tab/>1573/udp<text:tab/>#itscomm-ns</text:span></text:p>
      <text:p text:style-name="P1"><text:span text:style-name="T1">kazaa<text:tab/>1574/tcp<text:tab/>#Kazaa P2P</text:span></text:p>
      <text:p text:style-name="P1"><text:span text:style-name="T1">oraclenames<text:tab/>1575/tcp<text:tab/>#oraclenames</text:span></text:p>
      <text:p text:style-name="P1"><text:span text:style-name="T1">oraclenames<text:tab/>1575/udp<text:tab/>#oraclenames</text:span></text:p>
      <text:p text:style-name="P1"><text:span text:style-name="T1">moldflow-lm<text:tab/>1576/tcp<text:tab/>#moldflow-lm</text:span></text:p>
      <text:p text:style-name="P1"><text:span text:style-name="T1">moldflow-lm<text:tab/>1576/udp<text:tab/>#moldflow-lm</text:span></text:p>
      <text:p text:style-name="P1"><text:span text:style-name="T1">hypercube-lm<text:tab/>1577/tcp<text:tab/>#hypercube-lm</text:span></text:p>
      <text:p text:style-name="P1"><text:span text:style-name="T1">hypercube-lm<text:tab/>1577/udp<text:tab/>#hypercube-lm</text:span></text:p>
      <text:p text:style-name="P1"><text:span text:style-name="T1">jacobus-lm<text:tab/>1578/tcp<text:tab/>#Jacobus License Manager</text:span></text:p>
      <text:p text:style-name="P1"><text:span text:style-name="T1">jacobus-lm<text:tab/>1578/udp<text:tab/>#Jacobus License Manager</text:span></text:p>
      <text:p text:style-name="P1"><text:span text:style-name="T1">ioc-sea-lm<text:tab/>1579/tcp<text:tab/>#ioc-sea-lm</text:span></text:p>
      <text:p text:style-name="P1"><text:span text:style-name="T1">ioc-sea-lm<text:tab/>1579/udp<text:tab/>#ioc-sea-lm</text:span></text:p>
      <text:p text:style-name="P1"><text:span text:style-name="T1">tn-tl-r1<text:tab/>1580/tcp<text:tab/>#tn-tl-r1</text:span></text:p>
      <text:p text:style-name="P1"><text:span text:style-name="T1">tn-tl-r2<text:tab/>1580/udp<text:tab/>#tn-tl-r2</text:span></text:p>
      <text:p text:style-name="P1"><text:span text:style-name="T1">mil-2045-47001<text:tab/>1581/tcp<text:tab/>#MIL-2045-47001</text:span></text:p>
      <text:p text:style-name="P1"><text:span text:style-name="T1">mil-2045-47001<text:tab/>1581/udp<text:tab/>#MIL-2045-47001</text:span></text:p>
      <text:p text:style-name="P1"><text:span text:style-name="T1">msims<text:tab/>1582/tcp<text:tab/>#MSIMS</text:span></text:p>
      <text:p text:style-name="P1"><text:span text:style-name="T1">msims<text:tab/>1582/udp<text:tab/>#MSIMS</text:span></text:p>
      <text:p text:style-name="P1"><text:span text:style-name="T1">simbaexpress<text:tab/>1583/tcp<text:tab/>#simbaexpress</text:span></text:p>
      <text:p text:style-name="P1"><text:span text:style-name="T1">simbaexpress<text:tab/>1583/udp<text:tab/>#simbaexpress</text:span></text:p>
      <text:p text:style-name="P1"><text:span text:style-name="T1">tn-tl-fd2<text:tab/>1584/tcp<text:tab/>#tn-tl-fd2</text:span></text:p>
      <text:p text:style-name="P1"><text:span text:style-name="T1">tn-tl-fd2<text:tab/>1584/udp<text:tab/>#tn-tl-fd2</text:span></text:p>
      <text:p text:style-name="P1"><text:span text:style-name="T1">intv<text:tab/>1585/tcp<text:tab/>#intv</text:span></text:p>
      <text:p text:style-name="P1"><text:span text:style-name="T1">intv<text:tab/>1585/udp<text:tab/>#intv</text:span></text:p>
      <text:p text:style-name="P1"><text:span text:style-name="T1">ibm-abtact<text:tab/>1586/tcp<text:tab/>#ibm-abtact</text:span></text:p>
      <text:p text:style-name="P1"><text:span text:style-name="T1">ibm-abtact<text:tab/>1586/udp<text:tab/>#ibm-abtact</text:span></text:p>
      <text:p text:style-name="P1"><text:span text:style-name="T1">pra_elmd<text:tab/>1587/tcp<text:tab/>#pra_elmd</text:span></text:p>
      <text:p text:style-name="P1"><text:span text:style-name="T1">pra_elmd<text:tab/>1587/udp<text:tab/>#pra_elmd</text:span></text:p>
      <text:p text:style-name="P1"><text:span text:style-name="T1">triquest-lm<text:tab/>1588/tcp<text:tab/>#triquest-lm</text:span></text:p>
      <text:p text:style-name="P1"><text:span text:style-name="T1">triquest-lm<text:tab/>1588/udp<text:tab/>#triquest-lm</text:span></text:p>
      <text:p text:style-name="P1"><text:span text:style-name="T1">vqp<text:tab/>1589/tcp<text:tab/>#VQP</text:span></text:p>
      <text:p text:style-name="P1"><text:span text:style-name="T1">vqp<text:tab/>1589/udp<text:tab/>#VQP</text:span></text:p>
      <text:p text:style-name="P1"><text:span text:style-name="T1">gemini-lm<text:tab/>1590/tcp<text:tab/>#gemini-lm</text:span></text:p>
      <text:p text:style-name="P1"><text:span text:style-name="T1">gemini-lm<text:tab/>1590/udp<text:tab/>#gemini-lm</text:span></text:p>
      <text:p text:style-name="P1"><text:span text:style-name="T1">ncpm-pm<text:tab/>1591/tcp<text:tab/>#ncpm-pm</text:span></text:p>
      <text:p text:style-name="P1"><text:span text:style-name="T1">ncpm-pm<text:tab/>1591/udp<text:tab/>#ncpm-pm</text:span></text:p>
      <text:p text:style-name="P1"><text:span text:style-name="T1">commonspace<text:tab/>1592/tcp<text:tab/>#commonspace</text:span></text:p>
      <text:p text:style-name="P1"><text:span text:style-name="T1">commonspace<text:tab/>1592/udp<text:tab/>#commonspace</text:span></text:p>
      <text:p text:style-name="P1"><text:span text:style-name="T1">mainsoft-lm<text:tab/>1593/tcp<text:tab/>#mainsoft-lm</text:span></text:p>
      <text:p text:style-name="P1"><text:span text:style-name="T1">mainsoft-lm<text:tab/>1593/udp<text:tab/>#mainsoft-lm</text:span></text:p>
      <text:p text:style-name="P1"><text:span text:style-name="T1">sixtrak<text:tab/>1594/tcp<text:tab/>#sixtrak</text:span></text:p>
      <text:p text:style-name="P1"><text:span text:style-name="T1">sixtrak<text:tab/>1594/udp<text:tab/>#sixtrak</text:span></text:p>
      <text:p text:style-name="P1"><text:span text:style-name="T1">radio<text:tab/>1595/tcp<text:tab/>#radio</text:span></text:p>
      <text:p text:style-name="P1"><text:span text:style-name="T1">radio<text:tab/>1595/udp<text:tab/>#radio</text:span></text:p>
      <text:p text:style-name="P1"><text:span text:style-name="T1">radio-sm<text:tab/>1596/tcp<text:tab/>#radio-sm</text:span></text:p>
      <text:p text:style-name="P1"><text:span text:style-name="T1">radio-bc<text:tab/>1596/udp<text:tab/>#radio-bc</text:span></text:p>
      <text:p text:style-name="P1"><text:span text:style-name="T1">orbplus-iiop<text:tab/>1597/tcp<text:tab/>#orbplus-iiop</text:span></text:p>
      <text:p text:style-name="P1"><text:span text:style-name="T1">orbplus-iiop<text:tab/>1597/udp<text:tab/>#orbplus-iiop</text:span></text:p>
      <text:p text:style-name="P1"><text:span text:style-name="T1">picknfs<text:tab/>1598/tcp<text:tab/>#picknfs</text:span></text:p>
      <text:p text:style-name="P1"><text:span text:style-name="T1">picknfs<text:tab/>1598/udp<text:tab/>#picknfs</text:span></text:p>
      <text:p text:style-name="P1"><text:span text:style-name="T1">simbaservices<text:tab/>1599/tcp<text:tab/>#simbaservices</text:span></text:p>
      <text:p text:style-name="P1"><text:span text:style-name="T1">simbaservices<text:tab/>1599/udp<text:tab/>#simbaservices</text:span></text:p>
      <text:p text:style-name="P1"><text:span text:style-name="T1">DirectConnection<text:tab/>1600/tcp<text:tab/>#[trojan] Direct Connection</text:span></text:p>
      <text:p text:style-name="P1"><text:span text:style-name="T1">issd<text:tab/>1600/tcp<text:tab/>#</text:span></text:p>
      <text:p text:style-name="P1"><text:span text:style-name="T1">ShivkaBurka<text:tab/>1600/tcp<text:tab/>#[trojan] Shivka-Burka</text:span></text:p>
      <text:p text:style-name="P1"><text:span text:style-name="T1">Shivka-Burka<text:tab/>1600/tcp<text:tab/>#[trojan] Shivka-Burka</text:span></text:p>
      <text:p text:style-name="P1"><text:span text:style-name="T1">issd<text:tab/>1600/udp<text:tab/>#</text:span></text:p>
      <text:p text:style-name="P1"><text:span text:style-name="T1">aas<text:tab/>1601/tcp<text:tab/>#aas</text:span></text:p>
      <text:p text:style-name="P1"><text:span text:style-name="T1">aas<text:tab/>1601/udp<text:tab/>#aas</text:span></text:p>
      <text:p text:style-name="P1"><text:span text:style-name="T1">inspect<text:tab/>1602/tcp<text:tab/>#inspect</text:span></text:p>
      <text:p text:style-name="P1"><text:span text:style-name="T1">inspect<text:tab/>1602/udp<text:tab/>#inspect</text:span></text:p>
      <text:p text:style-name="P1"><text:span text:style-name="T1">picodbc<text:tab/>1603/tcp<text:tab/>#pickodbc</text:span></text:p>
      <text:p text:style-name="P1"><text:span text:style-name="T1">picodbc<text:tab/>1603/udp<text:tab/>#pickodbc</text:span></text:p>
      <text:p text:style-name="P1"><text:span text:style-name="T1">icabrowser<text:tab/>1604/tcp<text:tab/>#icabrowser</text:span></text:p>
      <text:p text:style-name="P1"><text:span text:style-name="T1">icabrowser<text:tab/>1604/udp<text:tab/>#icabrowser</text:span></text:p>
      <text:p text:style-name="P1"><text:span text:style-name="T1">slp<text:tab/>1605/tcp<text:tab/>#Salutation Manager (Salutation Protocol)</text:span></text:p>
      <text:p text:style-name="P1"><text:span text:style-name="T1">slp<text:tab/>1605/udp<text:tab/>#Salutation Manager (Salutation Protocol)</text:span></text:p>
      <text:p text:style-name="P1"><text:span text:style-name="T1">slm-api<text:tab/>1606/tcp<text:tab/>#Salutation Manager (SLM-API)</text:span></text:p>
      <text:p text:style-name="P1"><text:span text:style-name="T1">slm-api<text:tab/>1606/udp<text:tab/>#Salutation Manager (SLM-API)</text:span></text:p>
      <text:p text:style-name="P1"><text:span text:style-name="T1">stt<text:tab/>1607/tcp<text:tab/>#stt</text:span></text:p>
      <text:p text:style-name="P1"><text:span text:style-name="T1">stt<text:tab/>1607/udp<text:tab/>#stt</text:span></text:p>
      <text:p text:style-name="P1"><text:span text:style-name="T1">smart-lm<text:tab/>1608/tcp<text:tab/>#Smart Corp. License Manager</text:span></text:p>
      <text:p text:style-name="P1"><text:span text:style-name="T1">smart-lm<text:tab/>1608/udp<text:tab/>#Smart Corp. License Manager</text:span></text:p>
      <text:p text:style-name="P1"><text:span text:style-name="T1">isysg-lm<text:tab/>1609/tcp<text:tab/>#isysg-lm</text:span></text:p>
      <text:p text:style-name="P1"><text:span text:style-name="T1">isysg-lm<text:tab/>1609/udp<text:tab/>#isysg-lm</text:span></text:p>
      <text:p text:style-name="P1"><text:span text:style-name="T1">taurus-wh<text:tab/>1610/tcp<text:tab/>#taurus-wh</text:span></text:p>
      <text:p text:style-name="P1"><text:span text:style-name="T1">taurus-wh<text:tab/>1610/udp<text:tab/>#taurus-wh</text:span></text:p>
      <text:p text:style-name="P1"><text:span text:style-name="T1">ill<text:tab/>1611/tcp<text:tab/>#Inter Library Loan</text:span></text:p>
      <text:p text:style-name="P1"><text:span text:style-name="T1">ill<text:tab/>1611/udp<text:tab/>#Inter Library Loan</text:span></text:p>
      <text:p text:style-name="P1"><text:span text:style-name="T1">netbill-trans<text:tab/>1612/tcp<text:tab/>#NetBill Transaction Server</text:span></text:p>
      <text:p text:style-name="P1"><text:span text:style-name="T1">netbill-trans<text:tab/>1612/udp<text:tab/>#NetBill Transaction Server</text:span></text:p>
      <text:p text:style-name="P1"><text:span text:style-name="T1">netbill-keyrep<text:tab/>1613/tcp<text:tab/>#NetBill Key Repository</text:span></text:p>
      <text:p text:style-name="P1"><text:span text:style-name="T1">netbill-keyrep<text:tab/>1613/udp<text:tab/>#NetBill Key Repository</text:span></text:p>
      <text:p text:style-name="P1"><text:span text:style-name="T1">netbill-cred<text:tab/>1614/tcp<text:tab/>#NetBill Credential Server</text:span></text:p>
      <text:p text:style-name="P1"><text:span text:style-name="T1">netbill-cred<text:tab/>1614/udp<text:tab/>#NetBill Credential Server</text:span></text:p>
      <text:p text:style-name="P1"><text:span text:style-name="T1">netbill-auth<text:tab/>1615/tcp<text:tab/>#NetBill Authorization Server</text:span></text:p>
      <text:p text:style-name="P1"><text:span text:style-name="T1">netbill-auth<text:tab/>1615/udp<text:tab/>#NetBill Authorization Server</text:span></text:p>
      <text:p text:style-name="P1"><text:span text:style-name="T1">netbill-prod<text:tab/>1616/tcp<text:tab/>#NetBill Product Server</text:span></text:p>
      <text:p text:style-name="P1"><text:span text:style-name="T1">netbill-prod<text:tab/>1616/udp<text:tab/>#NetBill Product Server</text:span></text:p>
      <text:p text:style-name="P1"><text:span text:style-name="T1">nimrod-agent<text:tab/>1617/tcp<text:tab/>#Nimrod Inter-Agent Communication</text:span></text:p>
      <text:p text:style-name="P1"><text:span text:style-name="T1">nimrod-agent<text:tab/>1617/udp<text:tab/>#Nimrod Inter-Agent Communication</text:span></text:p>
      <text:p text:style-name="P1"><text:span text:style-name="T1">skytelnet<text:tab/>1618/tcp<text:tab/>#skytelnet</text:span></text:p>
      <text:p text:style-name="P1"><text:span text:style-name="T1">skytelnet<text:tab/>1618/udp<text:tab/>#skytelnet</text:span></text:p>
      <text:p text:style-name="P1"><text:span text:style-name="T1">xs-openstorage<text:tab/>1619/tcp<text:tab/>#xs-openstorage</text:span></text:p>
      <text:p text:style-name="P1"><text:span text:style-name="T1">xs-openstorage<text:tab/>1619/udp<text:tab/>#xs-openstorage</text:span></text:p>
      <text:p text:style-name="P1"><text:span text:style-name="T1">faxportwinport<text:tab/>1620/tcp<text:tab/>#faxportwinport</text:span></text:p>
      <text:p text:style-name="P1"><text:span text:style-name="T1">faxportwinport<text:tab/>1620/udp<text:tab/>#faxportwinport</text:span></text:p>
      <text:p text:style-name="P1"><text:span text:style-name="T1">softdataphone<text:tab/>1621/tcp<text:tab/>#softdataphone</text:span></text:p>
      <text:p text:style-name="P1"><text:span text:style-name="T1">softdataphone<text:tab/>1621/udp<text:tab/>#softdataphone</text:span></text:p>
      <text:p text:style-name="P1"><text:span text:style-name="T1">ontime<text:tab/>1622/tcp<text:tab/>#ontime</text:span></text:p>
      <text:p text:style-name="P1"><text:span text:style-name="T1">ontime<text:tab/>1622/udp<text:tab/>#ontime</text:span></text:p>
      <text:p text:style-name="P1"><text:span text:style-name="T1">jaleosnd<text:tab/>1623/tcp<text:tab/>#jaleosnd</text:span></text:p>
      <text:p text:style-name="P1"><text:span text:style-name="T1">jaleosnd<text:tab/>1623/udp<text:tab/>#jaleosnd</text:span></text:p>
      <text:p text:style-name="P1"><text:span text:style-name="T1">udp-sr-port<text:tab/>1624/tcp<text:tab/>#udp-sr-port</text:span></text:p>
      <text:p text:style-name="P1"><text:span text:style-name="T1">udp-sr-port<text:tab/>1624/udp<text:tab/>#udp-sr-port</text:span></text:p>
      <text:p text:style-name="P1"><text:span text:style-name="T1">svs-omagent<text:tab/>1625/tcp<text:tab/>#svs-omagent</text:span></text:p>
      <text:p text:style-name="P1"><text:span text:style-name="T1">svs-omagent<text:tab/>1625/udp<text:tab/>#svs-omagent</text:span></text:p>
      <text:p text:style-name="P1"><text:span text:style-name="T1">shockwave<text:tab/>1626/tcp<text:tab/>#Shockwave</text:span></text:p>
      <text:p text:style-name="P1"><text:span text:style-name="T1">shockwave<text:tab/>1626/udp<text:tab/>#Shockwave</text:span></text:p>
      <text:p text:style-name="P1"><text:span text:style-name="T1">t128-gateway<text:tab/>1627/tcp<text:tab/>#T.128 Gateway</text:span></text:p>
      <text:p text:style-name="P1"><text:span text:style-name="T1">t128-gateway<text:tab/>1627/udp<text:tab/>#T.128 Gateway</text:span></text:p>
      <text:p text:style-name="P1"><text:span text:style-name="T1">lontalk-norm<text:tab/>1628/tcp<text:tab/>#LonTalk normal</text:span></text:p>
      <text:p text:style-name="P1"><text:span text:style-name="T1">lontalk-norm<text:tab/>1628/udp<text:tab/>#LonTalk normal</text:span></text:p>
      <text:p text:style-name="P1"><text:span text:style-name="T1">lontalk-urgnt<text:tab/>1629/tcp<text:tab/>#LonTalk urgent</text:span></text:p>
      <text:p text:style-name="P1"><text:span text:style-name="T1">lontalk-urgnt<text:tab/>1629/udp<text:tab/>#LonTalk urgent</text:span></text:p>
      <text:p text:style-name="P1"><text:span text:style-name="T1">oraclenet8cman<text:tab/>1630/tcp<text:tab/>#Oracle Net8 Cman</text:span></text:p>
      <text:p text:style-name="P1"><text:span text:style-name="T1">oraclenet8cman<text:tab/>1630/udp<text:tab/>#Oracle Net8 Cman</text:span></text:p>
      <text:p text:style-name="P1"><text:span text:style-name="T1">visitview<text:tab/>1631/tcp<text:tab/>#Visit view</text:span></text:p>
      <text:p text:style-name="P1"><text:span text:style-name="T1">visitview<text:tab/>1631/udp<text:tab/>#Visit view</text:span></text:p>
      <text:p text:style-name="P1"><text:span text:style-name="T1">pammratc<text:tab/>1632/tcp<text:tab/>#PAMMRATC</text:span></text:p>
      <text:p text:style-name="P1"><text:span text:style-name="T1">pammratc<text:tab/>1632/udp<text:tab/>#PAMMRATC</text:span></text:p>
      <text:p text:style-name="P1"><text:span text:style-name="T1">pammrpc<text:tab/>1633/tcp<text:tab/>#PAMMRPC</text:span></text:p>
      <text:p text:style-name="P1"><text:span text:style-name="T1">pammrpc<text:tab/>1633/udp<text:tab/>#PAMMRPC</text:span></text:p>
      <text:p text:style-name="P1"><text:span text:style-name="T1">loaprobe<text:tab/>1634/tcp<text:tab/>#Log On America Probe</text:span></text:p>
      <text:p text:style-name="P1"><text:span text:style-name="T1">loaprobe<text:tab/>1634/udp<text:tab/>#Log On America Probe</text:span></text:p>
      <text:p text:style-name="P1"><text:span text:style-name="T1">edb-server1<text:tab/>1635/tcp<text:tab/>#EDB Server 1</text:span></text:p>
      <text:p text:style-name="P1"><text:span text:style-name="T1">edb-server1<text:tab/>1635/udp<text:tab/>#EDB Server 1</text:span></text:p>
      <text:p text:style-name="P1"><text:span text:style-name="T1">cncp<text:tab/>1636/tcp<text:tab/>#CableNet Control Protocol</text:span></text:p>
      <text:p text:style-name="P1"><text:span text:style-name="T1">cncp<text:tab/>1636/udp<text:tab/>#CableNet Control Protocol</text:span></text:p>
      <text:p text:style-name="P1"><text:span text:style-name="T1">cnap<text:tab/>1637/tcp<text:tab/>#CableNet Admin Protocol</text:span></text:p>
      <text:p text:style-name="P1"><text:span text:style-name="T1">cnap<text:tab/>1637/udp<text:tab/>#CableNet Admin Protocol</text:span></text:p>
      <text:p text:style-name="P1"><text:span text:style-name="T1">cnip<text:tab/>1638/tcp<text:tab/>#CableNet Info Protocol</text:span></text:p>
      <text:p text:style-name="P1"><text:span text:style-name="T1">cnip<text:tab/>1638/udp<text:tab/>#CableNet Info Protocol</text:span></text:p>
      <text:p text:style-name="P1"><text:span text:style-name="T1">cert-initiator<text:tab/>1639/tcp<text:tab/>#cert-initiator</text:span></text:p>
      <text:p text:style-name="P1"><text:span text:style-name="T1">cert-initiator<text:tab/>1639/udp<text:tab/>#cert-initiator</text:span></text:p>
      <text:p text:style-name="P1"><text:span text:style-name="T1">cert-responder<text:tab/>1640/tcp<text:tab/>#cert-responder</text:span></text:p>
      <text:p text:style-name="P1"><text:span text:style-name="T1">cert-responder<text:tab/>1640/udp<text:tab/>#cert-responder</text:span></text:p>
      <text:p text:style-name="P1"><text:span text:style-name="T1">invision<text:tab/>1641/tcp<text:tab/>#InVision</text:span></text:p>
      <text:p text:style-name="P1"><text:span text:style-name="T1">invision<text:tab/>1641/udp<text:tab/>#InVision</text:span></text:p>
      <text:p text:style-name="P1"><text:span text:style-name="T1">isis-am<text:tab/>1642/tcp<text:tab/>#isis-am</text:span></text:p>
      <text:p text:style-name="P1"><text:span text:style-name="T1">isis-am<text:tab/>1642/udp<text:tab/>#isis-am</text:span></text:p>
      <text:p text:style-name="P1"><text:span text:style-name="T1">isis-ambc<text:tab/>1643/tcp<text:tab/>#isis-ambc</text:span></text:p>
      <text:p text:style-name="P1"><text:span text:style-name="T1">isis-ambc<text:tab/>1643/udp<text:tab/>#isis-ambc</text:span></text:p>
      <text:p text:style-name="P1"><text:span text:style-name="T1">saiseh<text:tab/>1644/tcp<text:tab/>#Satellite-data Acquisition System 4</text:span></text:p>
      <text:p text:style-name="P1"><text:span text:style-name="T1">datametrics<text:tab/>1645/tcp<text:tab/>#datametrics</text:span></text:p>
      <text:p text:style-name="P1"><text:span text:style-name="T1">datametrics<text:tab/>1645/udp<text:tab/>#datametrics</text:span></text:p>
      <text:p text:style-name="P1"><text:span text:style-name="T1">radius<text:tab/>1645/udp<text:tab/>#radius authentication</text:span></text:p>
      <text:p text:style-name="P1"><text:span text:style-name="T1">sa-msg-port<text:tab/>1646/tcp<text:tab/>#sa-msg-port</text:span></text:p>
      <text:p text:style-name="P1"><text:span text:style-name="T1">radacct<text:tab/>1646/udp<text:tab/>#radius accounting</text:span></text:p>
      <text:p text:style-name="P1"><text:span text:style-name="T1">sa-msg-port<text:tab/>1646/udp<text:tab/>#sa-msg-port</text:span></text:p>
      <text:p text:style-name="P1"><text:span text:style-name="T1">rsap<text:tab/>1647/tcp<text:tab/>#rsap</text:span></text:p>
      <text:p text:style-name="P1"><text:span text:style-name="T1">rsap<text:tab/>1647/udp<text:tab/>#rsap</text:span></text:p>
      <text:p text:style-name="P1"><text:span text:style-name="T1">concurrent-lm<text:tab/>1648/tcp<text:tab/>#concurrent-lm</text:span></text:p>
      <text:p text:style-name="P1"><text:span text:style-name="T1">concurrent-lm<text:tab/>1648/udp<text:tab/>#concurrent-lm</text:span></text:p>
      <text:p text:style-name="P1"><text:span text:style-name="T1">kermit<text:tab/>1649/tcp<text:tab/>#kermit</text:span></text:p>
      <text:p text:style-name="P1"><text:span text:style-name="T1">kermit<text:tab/>1649/udp<text:tab/>#kermit</text:span></text:p>
      <text:p text:style-name="P1"><text:span text:style-name="T1">nkd<text:tab/>1650/tcp<text:tab/>#</text:span></text:p>
      <text:p text:style-name="P1"><text:span text:style-name="T1">nkd<text:tab/>1650/udp<text:tab/>#</text:span></text:p>
      <text:p text:style-name="P1"><text:span text:style-name="T1">shiva_confsrvr<text:tab/>1651/tcp<text:tab/>#</text:span></text:p>
      <text:p text:style-name="P1"><text:span text:style-name="T1">shiva_confsrvr<text:tab/>1651/udp<text:tab/>#</text:span></text:p>
      <text:p text:style-name="P1"><text:span text:style-name="T1">xnmp<text:tab/>1652/tcp<text:tab/>#</text:span></text:p>
      <text:p text:style-name="P1"><text:span text:style-name="T1">xnmp<text:tab/>1652/udp<text:tab/>#</text:span></text:p>
      <text:p text:style-name="P1"><text:span text:style-name="T1">alphatech-lm<text:tab/>1653/tcp<text:tab/>#alphatech-lm</text:span></text:p>
      <text:p text:style-name="P1"><text:span text:style-name="T1">alphatech-lm<text:tab/>1653/udp<text:tab/>#alphatech-lm</text:span></text:p>
      <text:p text:style-name="P1"><text:span text:style-name="T1">stargatealerts<text:tab/>1654/tcp<text:tab/>#stargatealerts</text:span></text:p>
      <text:p text:style-name="P1"><text:span text:style-name="T1">stargatealerts<text:tab/>1654/udp<text:tab/>#stargatealerts</text:span></text:p>
      <text:p text:style-name="P1"><text:span text:style-name="T1">dec-mbadmin<text:tab/>1655/tcp<text:tab/>#dec-mbadmin</text:span></text:p>
      <text:p text:style-name="P1"><text:span text:style-name="T1">dec-mbadmin<text:tab/>1655/udp<text:tab/>#dec-mbadmin</text:span></text:p>
      <text:p text:style-name="P1"><text:span text:style-name="T1">dec-mbadmin-h<text:tab/>1656/tcp<text:tab/>#dec-mbadmin-h</text:span></text:p>
      <text:p text:style-name="P1"><text:span text:style-name="T1">dec-mbadmin-h<text:tab/>1656/udp<text:tab/>#dec-mbadmin-h</text:span></text:p>
      <text:p text:style-name="P1"><text:span text:style-name="T1">fujitsu-mmpdc<text:tab/>1657/tcp<text:tab/>#fujitsu-mmpdc</text:span></text:p>
      <text:p text:style-name="P1"><text:span text:style-name="T1">fujitsu-mmpdc<text:tab/>1657/udp<text:tab/>#fujitsu-mmpdc</text:span></text:p>
      <text:p text:style-name="P1"><text:span text:style-name="T1">sixnetudr<text:tab/>1658/tcp<text:tab/>#sixnetudr</text:span></text:p>
      <text:p text:style-name="P1"><text:span text:style-name="T1">sixnetudr<text:tab/>1658/udp<text:tab/>#sixnetudr</text:span></text:p>
      <text:p text:style-name="P1"><text:span text:style-name="T1">sg-lm<text:tab/>1659/tcp<text:tab/>#Silicon Grail License Manager</text:span></text:p>
      <text:p text:style-name="P1"><text:span text:style-name="T1">sg-lm<text:tab/>1659/udp<text:tab/>#Silicon Grail License Manager</text:span></text:p>
      <text:p text:style-name="P1"><text:span text:style-name="T1">skip-mc-gikreq<text:tab/>1660/tcp<text:tab/>#skip-mc-gikreq</text:span></text:p>
      <text:p text:style-name="P1"><text:span text:style-name="T1">skip-mc-gikreq<text:tab/>1660/udp<text:tab/>#skip-mc-gikreq</text:span></text:p>
      <text:p text:style-name="P1"><text:span text:style-name="T1">netview-aix-1<text:tab/>1661/tcp<text:tab/>#</text:span></text:p>
      <text:p text:style-name="P1"><text:span text:style-name="T1">netview-aix-1<text:tab/>1661/udp<text:tab/>#</text:span></text:p>
      <text:p text:style-name="P1"><text:span text:style-name="T1">netview-aix-2<text:tab/>1662/tcp<text:tab/>#</text:span></text:p>
      <text:p text:style-name="P1"><text:span text:style-name="T1">netview-aix-2<text:tab/>1662/udp<text:tab/>#</text:span></text:p>
      <text:p text:style-name="P1"><text:span text:style-name="T1">netview-aix-3<text:tab/>1663/tcp<text:tab/>#</text:span></text:p>
      <text:p text:style-name="P1"><text:span text:style-name="T1">netview-aix-3<text:tab/>1663/udp<text:tab/>#</text:span></text:p>
      <text:p text:style-name="P1"><text:span text:style-name="T1">netview-aix-4<text:tab/>1664/tcp<text:tab/>#</text:span></text:p>
      <text:p text:style-name="P1"><text:span text:style-name="T1">netview-aix-4<text:tab/>1664/udp<text:tab/>#</text:span></text:p>
      <text:p text:style-name="P1"><text:span text:style-name="T1">netview-aix-5<text:tab/>1665/tcp<text:tab/>#</text:span></text:p>
      <text:p text:style-name="P1"><text:span text:style-name="T1">netview-aix-5<text:tab/>1665/udp<text:tab/>#</text:span></text:p>
      <text:p text:style-name="P1"><text:span text:style-name="T1">netview-aix-6<text:tab/>1666/tcp<text:tab/>#</text:span></text:p>
      <text:p text:style-name="P1"><text:span text:style-name="T1">netview-aix-6<text:tab/>1666/udp<text:tab/>#</text:span></text:p>
      <text:p text:style-name="P1"><text:span text:style-name="T1">netview-aix-7<text:tab/>1667/tcp<text:tab/>#</text:span></text:p>
      <text:p text:style-name="P1"><text:span text:style-name="T1">netview-aix-7<text:tab/>1667/udp<text:tab/>#</text:span></text:p>
      <text:p text:style-name="P1"><text:span text:style-name="T1">netview-aix-8<text:tab/>1668/tcp<text:tab/>#</text:span></text:p>
      <text:p text:style-name="P1"><text:span text:style-name="T1">netview-aix-8<text:tab/>1668/udp<text:tab/>#</text:span></text:p>
      <text:p text:style-name="P1"><text:span text:style-name="T1">netview-aix-9<text:tab/>1669/tcp<text:tab/>#</text:span></text:p>
      <text:p text:style-name="P1"><text:span text:style-name="T1">netview-aix-9<text:tab/>1669/udp<text:tab/>#</text:span></text:p>
      <text:p text:style-name="P1"><text:span text:style-name="T1">netview-aix-10<text:tab/>1670/tcp<text:tab/>#</text:span></text:p>
      <text:p text:style-name="P1"><text:span text:style-name="T1">netview-aix-10<text:tab/>1670/udp<text:tab/>#</text:span></text:p>
      <text:p text:style-name="P1"><text:span text:style-name="T1">netview-aix-11<text:tab/>1671/tcp<text:tab/>#</text:span></text:p>
      <text:p text:style-name="P1"><text:span text:style-name="T1">netview-aix-11<text:tab/>1671/udp<text:tab/>#</text:span></text:p>
      <text:p text:style-name="P1"><text:span text:style-name="T1">netview-aix-12<text:tab/>1672/tcp<text:tab/>#</text:span></text:p>
      <text:p text:style-name="P1"><text:span text:style-name="T1">netview-aix-12<text:tab/>1672/udp<text:tab/>#</text:span></text:p>
      <text:p text:style-name="P1"><text:span text:style-name="T1">proshare-mc-1<text:tab/>1673/tcp<text:tab/>#Intel Proshare Multicast</text:span></text:p>
      <text:p text:style-name="P1"><text:span text:style-name="T1">proshare-mc-1<text:tab/>1673/udp<text:tab/>#Intel Proshare Multicast</text:span></text:p>
      <text:p text:style-name="P1"><text:span text:style-name="T1">proshare-mc-2<text:tab/>1674/tcp<text:tab/>#Intel Proshare Multicast</text:span></text:p>
      <text:p text:style-name="P1"><text:span text:style-name="T1">proshare-mc-2<text:tab/>1674/udp<text:tab/>#Intel Proshare Multicast</text:span></text:p>
      <text:p text:style-name="P1"><text:span text:style-name="T1">pdp<text:tab/>1675/tcp<text:tab/>#Pacific Data Products</text:span></text:p>
      <text:p text:style-name="P1"><text:span text:style-name="T1">pdp<text:tab/>1675/udp<text:tab/>#Pacific Data Products</text:span></text:p>
      <text:p text:style-name="P1"><text:span text:style-name="T1">netcomm1<text:tab/>1676/tcp<text:tab/>#netcomm1</text:span></text:p>
      <text:p text:style-name="P1"><text:span text:style-name="T1">netcomm2<text:tab/>1676/udp<text:tab/>#netcomm2</text:span></text:p>
      <text:p text:style-name="P1"><text:span text:style-name="T1">groupwise<text:tab/>1677/tcp<text:tab/>#groupwise</text:span></text:p>
      <text:p text:style-name="P1"><text:span text:style-name="T1">groupwise<text:tab/>1677/udp<text:tab/>#groupwise</text:span></text:p>
      <text:p text:style-name="P1"><text:span text:style-name="T1">prolink<text:tab/>1678/tcp<text:tab/>#prolink</text:span></text:p>
      <text:p text:style-name="P1"><text:span text:style-name="T1">prolink<text:tab/>1678/udp<text:tab/>#prolink</text:span></text:p>
      <text:p text:style-name="P1"><text:span text:style-name="T1">darcorp-lm<text:tab/>1679/tcp<text:tab/>#darcorp-lm</text:span></text:p>
      <text:p text:style-name="P1"><text:span text:style-name="T1">darcorp-lm<text:tab/>1679/udp<text:tab/>#darcorp-lm</text:span></text:p>
      <text:p text:style-name="P1"><text:span text:style-name="T1">carboncopy<text:tab/>1680/tcp<text:tab/>#Carbon Copy</text:span></text:p>
      <text:p text:style-name="P1"><text:span text:style-name="T1">microcom-sbp<text:tab/>1680/tcp<text:tab/>#microcom-sbp</text:span></text:p>
      <text:p text:style-name="P1"><text:span text:style-name="T1">microcom-sbp<text:tab/>1680/udp<text:tab/>#microcom-sbp</text:span></text:p>
      <text:p text:style-name="P1"><text:span text:style-name="T1">sd-elmd<text:tab/>1681/tcp<text:tab/>#sd-elmd</text:span></text:p>
      <text:p text:style-name="P1"><text:span text:style-name="T1">sd-elmd<text:tab/>1681/udp<text:tab/>#sd-elmd</text:span></text:p>
      <text:p text:style-name="P1"><text:span text:style-name="T1">lanyon-lantern<text:tab/>1682/tcp<text:tab/>#lanyon-lantern</text:span></text:p>
      <text:p text:style-name="P1"><text:span text:style-name="T1">lanyon-lantern<text:tab/>1682/udp<text:tab/>#lanyon-lantern</text:span></text:p>
      <text:p text:style-name="P1"><text:span text:style-name="T1">ncpm-hip<text:tab/>1683/tcp<text:tab/>#ncpm-hip</text:span></text:p>
      <text:p text:style-name="P1"><text:span text:style-name="T1">ncpm-hip<text:tab/>1683/udp<text:tab/>#ncpm-hip</text:span></text:p>
      <text:p text:style-name="P1"><text:span text:style-name="T1">snaresecure<text:tab/>1684/tcp<text:tab/>#SnareSecure</text:span></text:p>
      <text:p text:style-name="P1"><text:span text:style-name="T1">snaresecure<text:tab/>1684/udp<text:tab/>#SnareSecure</text:span></text:p>
      <text:p text:style-name="P1"><text:span text:style-name="T1">n2nremote<text:tab/>1685/tcp<text:tab/>#n2nremote</text:span></text:p>
      <text:p text:style-name="P1"><text:span text:style-name="T1">n2nremote<text:tab/>1685/udp<text:tab/>#n2nremote</text:span></text:p>
      <text:p text:style-name="P1"><text:span text:style-name="T1">cvmon<text:tab/>1686/tcp<text:tab/>#cvmon</text:span></text:p>
      <text:p text:style-name="P1"><text:span text:style-name="T1">cvmon<text:tab/>1686/udp<text:tab/>#cvmon</text:span></text:p>
      <text:p text:style-name="P1"><text:span text:style-name="T1">nsjtp-ctrl<text:tab/>1687/tcp<text:tab/>#nsjtp-ctrl</text:span></text:p>
      <text:p text:style-name="P1"><text:span text:style-name="T1">nsjtp-ctrl<text:tab/>1687/udp<text:tab/>#nsjtp-ctrl</text:span></text:p>
      <text:p text:style-name="P1"><text:span text:style-name="T1">nsjtp-data<text:tab/>1688/tcp<text:tab/>#nsjtp-data</text:span></text:p>
      <text:p text:style-name="P1"><text:span text:style-name="T1">nsjtp-data<text:tab/>1688/udp<text:tab/>#nsjtp-data</text:span></text:p>
      <text:p text:style-name="P1"><text:span text:style-name="T1">firefox<text:tab/>1689/tcp<text:tab/>#firefox</text:span></text:p>
      <text:p text:style-name="P1"><text:span text:style-name="T1">firefox<text:tab/>1689/udp<text:tab/>#firefox</text:span></text:p>
      <text:p text:style-name="P1"><text:span text:style-name="T1">ng-umds<text:tab/>1690/tcp<text:tab/>#ng-umds</text:span></text:p>
      <text:p text:style-name="P1"><text:span text:style-name="T1">ng-umds<text:tab/>1690/udp<text:tab/>#ng-umds</text:span></text:p>
      <text:p text:style-name="P1"><text:span text:style-name="T1">empire-empuma<text:tab/>1691/tcp<text:tab/>#empire-empuma</text:span></text:p>
      <text:p text:style-name="P1"><text:span text:style-name="T1">empire-empuma<text:tab/>1691/udp<text:tab/>#empire-empuma</text:span></text:p>
      <text:p text:style-name="P1"><text:span text:style-name="T1">sstsys-lm<text:tab/>1692/tcp<text:tab/>#sstsys-lm</text:span></text:p>
      <text:p text:style-name="P1"><text:span text:style-name="T1">sstsys-lm<text:tab/>1692/udp<text:tab/>#sstsys-lm</text:span></text:p>
      <text:p text:style-name="P1"><text:span text:style-name="T1">rrirtr<text:tab/>1693/tcp<text:tab/>#rrirtr</text:span></text:p>
      <text:p text:style-name="P1"><text:span text:style-name="T1">rrirtr<text:tab/>1693/udp<text:tab/>#rrirtr</text:span></text:p>
      <text:p text:style-name="P1"><text:span text:style-name="T1">rrimwm<text:tab/>1694/tcp<text:tab/>#rrimwm</text:span></text:p>
      <text:p text:style-name="P1"><text:span text:style-name="T1">rrimwm<text:tab/>1694/udp<text:tab/>#rrimwm</text:span></text:p>
      <text:p text:style-name="P1"><text:span text:style-name="T1">rrilwm<text:tab/>1695/tcp<text:tab/>#rrilwm</text:span></text:p>
      <text:p text:style-name="P1"><text:span text:style-name="T1">rrilwm<text:tab/>1695/udp<text:tab/>#rrilwm</text:span></text:p>
      <text:p text:style-name="P1"><text:span text:style-name="T1">rrifmm<text:tab/>1696/tcp<text:tab/>#rrifmm</text:span></text:p>
      <text:p text:style-name="P1"><text:span text:style-name="T1">rrifmm<text:tab/>1696/udp<text:tab/>#rrifmm</text:span></text:p>
      <text:p text:style-name="P1"><text:span text:style-name="T1">rrisat<text:tab/>1697/tcp<text:tab/>#rrisat</text:span></text:p>
      <text:p text:style-name="P1"><text:span text:style-name="T1">rrisat<text:tab/>1697/udp<text:tab/>#rrisat</text:span></text:p>
      <text:p text:style-name="P1"><text:span text:style-name="T1">rsvp-encap-1<text:tab/>1698/tcp<text:tab/>#RSVP-ENCAPSULATION-1</text:span></text:p>
      <text:p text:style-name="P1"><text:span text:style-name="T1">rsvp-encap-1<text:tab/>1698/udp<text:tab/>#RSVP-ENCAPSULATION-1</text:span></text:p>
      <text:p text:style-name="P1"><text:span text:style-name="T1">rsvp-encap-2<text:tab/>1699/tcp<text:tab/>#RSVP-ENCAPSULATION-2</text:span></text:p>
      <text:p text:style-name="P1"><text:span text:style-name="T1">rsvp-encap-2<text:tab/>1699/udp<text:tab/>#RSVP-ENCAPSULATION-2</text:span></text:p>
      <text:p text:style-name="P1"><text:span text:style-name="T1">mps-raft<text:tab/>1700/tcp<text:tab/>#mps-raft</text:span></text:p>
      <text:p text:style-name="P1"><text:span text:style-name="T1">mps-raft<text:tab/>1700/udp<text:tab/>#mps-raft</text:span></text:p>
      <text:p text:style-name="P1"><text:span text:style-name="T1">l2f<text:tab/>1701/tcp<text:tab/>#l2f</text:span></text:p>
      <text:p text:style-name="P1"><text:span text:style-name="T1">l2f<text:tab/>1701/udp<text:tab/>#l2f</text:span></text:p>
      <text:p text:style-name="P1"><text:span text:style-name="T1">deskshare<text:tab/>1702/tcp<text:tab/>#deskshare</text:span></text:p>
      <text:p text:style-name="P1"><text:span text:style-name="T1">deskshare<text:tab/>1702/udp<text:tab/>#deskshare</text:span></text:p>
      <text:p text:style-name="P1"><text:span text:style-name="T1">Exploiter<text:tab/>1703/tcp<text:tab/>#[trojan] Exploiter</text:span></text:p>
      <text:p text:style-name="P1"><text:span text:style-name="T1">hb-engine<text:tab/>1703/tcp<text:tab/>#hb-engine</text:span></text:p>
      <text:p text:style-name="P1"><text:span text:style-name="T1">hb-engine<text:tab/>1703/udp<text:tab/>#hb-engine</text:span></text:p>
      <text:p text:style-name="P1"><text:span text:style-name="T1">bcs-broker<text:tab/>1704/tcp<text:tab/>#bcs-broker</text:span></text:p>
      <text:p text:style-name="P1"><text:span text:style-name="T1">bcs-broker<text:tab/>1704/udp<text:tab/>#bcs-broker</text:span></text:p>
      <text:p text:style-name="P1"><text:span text:style-name="T1">slingshot<text:tab/>1705/tcp<text:tab/>#slingshot</text:span></text:p>
      <text:p text:style-name="P1"><text:span text:style-name="T1">slingshot<text:tab/>1705/udp<text:tab/>#slingshot</text:span></text:p>
      <text:p text:style-name="P1"><text:span text:style-name="T1">jetform<text:tab/>1706/tcp<text:tab/>#jetform</text:span></text:p>
      <text:p text:style-name="P1"><text:span text:style-name="T1">jetform<text:tab/>1706/udp<text:tab/>#jetform</text:span></text:p>
      <text:p text:style-name="P1"><text:span text:style-name="T1">vdmplay<text:tab/>1707/tcp<text:tab/>#vdmplay</text:span></text:p>
      <text:p text:style-name="P1"><text:span text:style-name="T1">vdmplay<text:tab/>1707/udp<text:tab/>#vdmplay</text:span></text:p>
      <text:p text:style-name="P1"><text:span text:style-name="T1">gat-lmd<text:tab/>1708/tcp<text:tab/>#gat-lmd</text:span></text:p>
      <text:p text:style-name="P1"><text:span text:style-name="T1">gat-lmd<text:tab/>1708/udp<text:tab/>#gat-lmd</text:span></text:p>
      <text:p text:style-name="P1"><text:span text:style-name="T1">centra<text:tab/>1709/tcp<text:tab/>#centra</text:span></text:p>
      <text:p text:style-name="P1"><text:span text:style-name="T1">centra<text:tab/>1709/udp<text:tab/>#centra</text:span></text:p>
      <text:p text:style-name="P1"><text:span text:style-name="T1">impera<text:tab/>1710/tcp<text:tab/>#impera</text:span></text:p>
      <text:p text:style-name="P1"><text:span text:style-name="T1">impera<text:tab/>1710/udp<text:tab/>#impera</text:span></text:p>
      <text:p text:style-name="P1"><text:span text:style-name="T1">pptconference<text:tab/>1711/tcp<text:tab/>#pptconference</text:span></text:p>
      <text:p text:style-name="P1"><text:span text:style-name="T1">pptconference<text:tab/>1711/udp<text:tab/>#pptconference</text:span></text:p>
      <text:p text:style-name="P1"><text:span text:style-name="T1">registrar<text:tab/>1712/tcp<text:tab/>#resource monitoring service</text:span></text:p>
      <text:p text:style-name="P1"><text:span text:style-name="T1">registrar<text:tab/>1712/udp<text:tab/>#resource monitoring service</text:span></text:p>
      <text:p text:style-name="P1"><text:span text:style-name="T1">conferencetalk<text:tab/>1713/tcp<text:tab/>#ConferenceTalk</text:span></text:p>
      <text:p text:style-name="P1"><text:span text:style-name="T1">conferencetalk<text:tab/>1713/udp<text:tab/>#ConferenceTalk</text:span></text:p>
      <text:p text:style-name="P1"><text:span text:style-name="T1">sesi-lm<text:tab/>1714/tcp<text:tab/>#sesi-lm</text:span></text:p>
      <text:p text:style-name="P1"><text:span text:style-name="T1">sesi-lm<text:tab/>1714/udp<text:tab/>#sesi-lm</text:span></text:p>
      <text:p text:style-name="P1"><text:span text:style-name="T1">houdini-lm<text:tab/>1715/tcp<text:tab/>#houdini-lm</text:span></text:p>
      <text:p text:style-name="P1"><text:span text:style-name="T1">houdini-lm<text:tab/>1715/udp<text:tab/>#houdini-lm</text:span></text:p>
      <text:p text:style-name="P1"><text:span text:style-name="T1">xmsg<text:tab/>1716/tcp<text:tab/>#xmsg</text:span></text:p>
      <text:p text:style-name="P1"><text:span text:style-name="T1">xmsg<text:tab/>1716/udp<text:tab/>#xmsg</text:span></text:p>
      <text:p text:style-name="P1"><text:span text:style-name="T1">fj-hdnet<text:tab/>1717/tcp<text:tab/>#fj-hdnet</text:span></text:p>
      <text:p text:style-name="P1"><text:span text:style-name="T1">fj-hdnet<text:tab/>1717/udp<text:tab/>#fj-hdnet</text:span></text:p>
      <text:p text:style-name="P1"><text:span text:style-name="T1">h323gatedisc<text:tab/>1718/tcp<text:tab/>#h323gatedisc</text:span></text:p>
      <text:p text:style-name="P1"><text:span text:style-name="T1">h323gatedisc<text:tab/>1718/udp<text:tab/>#h323gatedisc</text:span></text:p>
      <text:p text:style-name="P1"><text:span text:style-name="T1">h323gatestat<text:tab/>1719/tcp<text:tab/>#h323gatestat</text:span></text:p>
      <text:p text:style-name="P1"><text:span text:style-name="T1">h323gatestat<text:tab/>1719/udp<text:tab/>#h323gatestat</text:span></text:p>
      <text:p text:style-name="P1"><text:span text:style-name="T1">h323hostcall<text:tab/>1720/tcp<text:tab/>#h323hostcall</text:span></text:p>
      <text:p text:style-name="P1"><text:span text:style-name="T1">h323hostcall<text:tab/>1720/udp<text:tab/>#h323hostcall</text:span></text:p>
      <text:p text:style-name="P1"><text:span text:style-name="T1">caicci<text:tab/>1721/tcp<text:tab/>#caicci</text:span></text:p>
      <text:p text:style-name="P1"><text:span text:style-name="T1">caicci<text:tab/>1721/udp<text:tab/>#caicci</text:span></text:p>
      <text:p text:style-name="P1"><text:span text:style-name="T1">hks-lm<text:tab/>1722/tcp<text:tab/>#HKS License Manager</text:span></text:p>
      <text:p text:style-name="P1"><text:span text:style-name="T1">hks-lm<text:tab/>1722/udp<text:tab/>#HKS License Manager</text:span></text:p>
      <text:p text:style-name="P1"><text:span text:style-name="T1">pptp<text:tab/>1723/tcp<text:tab/>#Point-to-point tunnelling protocol</text:span></text:p>
      <text:p text:style-name="P1"><text:span text:style-name="T1">pptp<text:tab/>1723/udp<text:tab/>#pptp</text:span></text:p>
      <text:p text:style-name="P1"><text:span text:style-name="T1">csbphonemaster<text:tab/>1724/tcp<text:tab/>#csbphonemaster</text:span></text:p>
      <text:p text:style-name="P1"><text:span text:style-name="T1">csbphonemaster<text:tab/>1724/udp<text:tab/>#csbphonemaster</text:span></text:p>
      <text:p text:style-name="P1"><text:span text:style-name="T1">iden-ralp<text:tab/>1725/tcp<text:tab/>#iden-ralp</text:span></text:p>
      <text:p text:style-name="P1"><text:span text:style-name="T1">iden-ralp<text:tab/>1725/udp<text:tab/>#iden-ralp</text:span></text:p>
      <text:p text:style-name="P1"><text:span text:style-name="T1">iberiagames<text:tab/>1726/tcp<text:tab/>#IBERIAGAMES</text:span></text:p>
      <text:p text:style-name="P1"><text:span text:style-name="T1">iberiagames<text:tab/>1726/udp<text:tab/>#IBERIAGAMES</text:span></text:p>
      <text:p text:style-name="P1"><text:span text:style-name="T1">winddx<text:tab/>1727/tcp<text:tab/>#winddx</text:span></text:p>
      <text:p text:style-name="P1"><text:span text:style-name="T1">winddx<text:tab/>1727/udp<text:tab/>#winddx</text:span></text:p>
      <text:p text:style-name="P1"><text:span text:style-name="T1">telindus<text:tab/>1728/tcp<text:tab/>#TELINDUS</text:span></text:p>
      <text:p text:style-name="P1"><text:span text:style-name="T1">telindus<text:tab/>1728/udp<text:tab/>#TELINDUS</text:span></text:p>
      <text:p text:style-name="P1"><text:span text:style-name="T1">citynl<text:tab/>1729/tcp<text:tab/>#CityNL License Management</text:span></text:p>
      <text:p text:style-name="P1"><text:span text:style-name="T1">citynl<text:tab/>1729/udp<text:tab/>#CityNL License Management</text:span></text:p>
      <text:p text:style-name="P1"><text:span text:style-name="T1">roketz<text:tab/>1730/tcp<text:tab/>#roketz</text:span></text:p>
      <text:p text:style-name="P1"><text:span text:style-name="T1">roketz<text:tab/>1730/udp<text:tab/>#roketz</text:span></text:p>
      <text:p text:style-name="P1"><text:span text:style-name="T1">msiccp<text:tab/>1731/tcp<text:tab/>#MSICCP</text:span></text:p>
      <text:p text:style-name="P1"><text:span text:style-name="T1">msiccp<text:tab/>1731/udp<text:tab/>#MSICCP</text:span></text:p>
      <text:p text:style-name="P1"><text:span text:style-name="T1">proxim<text:tab/>1732/tcp<text:tab/>#proxim</text:span></text:p>
      <text:p text:style-name="P1"><text:span text:style-name="T1">proxim<text:tab/>1732/udp<text:tab/>#proxim</text:span></text:p>
      <text:p text:style-name="P1"><text:span text:style-name="T1">siipat<text:tab/>1733/tcp<text:tab/>#SIMS - SIIPAT Protocol for Alarm Transmission</text:span></text:p>
      <text:p text:style-name="P1"><text:span text:style-name="T1">siipat<text:tab/>1733/udp<text:tab/>#SIMS - SIIPAT Protocol for Alarm Transmission</text:span></text:p>
      <text:p text:style-name="P1"><text:span text:style-name="T1">cambertx-lm<text:tab/>1734/tcp<text:tab/>#Camber Corporation License Management</text:span></text:p>
      <text:p text:style-name="P1"><text:span text:style-name="T1">cambertx-lm<text:tab/>1734/udp<text:tab/>#Camber Corporation License Management</text:span></text:p>
      <text:p text:style-name="P1"><text:span text:style-name="T1">privatechat<text:tab/>1735/tcp<text:tab/>#PrivateChat</text:span></text:p>
      <text:p text:style-name="P1"><text:span text:style-name="T1">privatechat<text:tab/>1735/udp<text:tab/>#PrivateChat</text:span></text:p>
      <text:p text:style-name="P1"><text:span text:style-name="T1">street-stream<text:tab/>1736/tcp<text:tab/>#street-stream</text:span></text:p>
      <text:p text:style-name="P1"><text:span text:style-name="T1">street-stream<text:tab/>1736/udp<text:tab/>#street-stream</text:span></text:p>
      <text:p text:style-name="P1"><text:span text:style-name="T1">ultimad<text:tab/>1737/tcp<text:tab/>#ultimad</text:span></text:p>
      <text:p text:style-name="P1"><text:span text:style-name="T1">ultimad<text:tab/>1737/udp<text:tab/>#ultimad</text:span></text:p>
      <text:p text:style-name="P1"><text:span text:style-name="T1">gamegen1<text:tab/>1738/tcp<text:tab/>#GameGen1</text:span></text:p>
      <text:p text:style-name="P1"><text:span text:style-name="T1">gamegen1<text:tab/>1738/udp<text:tab/>#GameGen1</text:span></text:p>
      <text:p text:style-name="P1"><text:span text:style-name="T1">webaccess<text:tab/>1739/tcp<text:tab/>#webaccess</text:span></text:p>
      <text:p text:style-name="P1"><text:span text:style-name="T1">webaccess<text:tab/>1739/udp<text:tab/>#webaccess</text:span></text:p>
      <text:p text:style-name="P1"><text:span text:style-name="T1">encore<text:tab/>1740/tcp<text:tab/>#encore</text:span></text:p>
      <text:p text:style-name="P1"><text:span text:style-name="T1">encore<text:tab/>1740/udp<text:tab/>#encore</text:span></text:p>
      <text:p text:style-name="P1"><text:span text:style-name="T1">cisco-net-mgmt<text:tab/>1741/tcp<text:tab/>#cisco-net-mgmt</text:span></text:p>
      <text:p text:style-name="P1"><text:span text:style-name="T1">cisco-net-mgmt<text:tab/>1741/udp<text:tab/>#cisco-net-mgmt</text:span></text:p>
      <text:p text:style-name="P1"><text:span text:style-name="T1">3Com-nsd<text:tab/>1742/tcp<text:tab/>#3Com-nsd</text:span></text:p>
      <text:p text:style-name="P1"><text:span text:style-name="T1">3Com-nsd<text:tab/>1742/udp<text:tab/>#3Com-nsd</text:span></text:p>
      <text:p text:style-name="P1"><text:span text:style-name="T1">cinegrfx-lm<text:tab/>1743/tcp<text:tab/>#Cinema Graphics License Manager</text:span></text:p>
      <text:p text:style-name="P1"><text:span text:style-name="T1">cinegrfx-lm<text:tab/>1743/udp<text:tab/>#Cinema Graphics License Manager</text:span></text:p>
      <text:p text:style-name="P1"><text:span text:style-name="T1">ncpm-ft<text:tab/>1744/tcp<text:tab/>#ncpm-ft</text:span></text:p>
      <text:p text:style-name="P1"><text:span text:style-name="T1">ncpm-ft<text:tab/>1744/udp<text:tab/>#ncpm-ft</text:span></text:p>
      <text:p text:style-name="P1"><text:span text:style-name="T1">remote-winsock<text:tab/>1745/tcp<text:tab/>#remote-winsock</text:span></text:p>
      <text:p text:style-name="P1"><text:span text:style-name="T1">remote-winsock<text:tab/>1745/udp<text:tab/>#remote-winsock</text:span></text:p>
      <text:p text:style-name="P1"><text:span text:style-name="T1">ftrapid-1<text:tab/>1746/tcp<text:tab/>#ftrapid-1</text:span></text:p>
      <text:p text:style-name="P1"><text:span text:style-name="T1">ftrapid-1<text:tab/>1746/udp<text:tab/>#ftrapid-1</text:span></text:p>
      <text:p text:style-name="P1"><text:span text:style-name="T1">ftrapid-2<text:tab/>1747/tcp<text:tab/>#ftrapid-2</text:span></text:p>
      <text:p text:style-name="P1"><text:span text:style-name="T1">ftrapid-2<text:tab/>1747/udp<text:tab/>#ftrapid-2</text:span></text:p>
      <text:p text:style-name="P1"><text:span text:style-name="T1">oracle-em1<text:tab/>1748/tcp<text:tab/>#oracle-em1</text:span></text:p>
      <text:p text:style-name="P1"><text:span text:style-name="T1">oracle-em1<text:tab/>1748/udp<text:tab/>#oracle-em1</text:span></text:p>
      <text:p text:style-name="P1"><text:span text:style-name="T1">aspen-services<text:tab/>1749/tcp<text:tab/>#aspen-services</text:span></text:p>
      <text:p text:style-name="P1"><text:span text:style-name="T1">aspen-services<text:tab/>1749/udp<text:tab/>#aspen-services</text:span></text:p>
      <text:p text:style-name="P1"><text:span text:style-name="T1">sslp<text:tab/>1750/tcp<text:tab/>#Simple Socket Library's PortMaster</text:span></text:p>
      <text:p text:style-name="P1"><text:span text:style-name="T1">sslp<text:tab/>1750/udp<text:tab/>#Simple Socket Library's PortMaster</text:span></text:p>
      <text:p text:style-name="P1"><text:span text:style-name="T1">swiftnet<text:tab/>1751/tcp<text:tab/>#SwiftNet</text:span></text:p>
      <text:p text:style-name="P1"><text:span text:style-name="T1">swiftnet<text:tab/>1751/udp<text:tab/>#SwiftNet</text:span></text:p>
      <text:p text:style-name="P1"><text:span text:style-name="T1">lofr-lm<text:tab/>1752/tcp<text:tab/>#Leap of Faith Research License Manager</text:span></text:p>
      <text:p text:style-name="P1"><text:span text:style-name="T1">lofr-lm<text:tab/>1752/udp<text:tab/>#Leap of Faith Research License Manager</text:span></text:p>
      <text:p text:style-name="P1"><text:span text:style-name="T1">translogic-lm<text:tab/>1753/tcp<text:tab/>#Translogic License Manager</text:span></text:p>
      <text:p text:style-name="P1"><text:span text:style-name="T1">translogic-lm<text:tab/>1753/udp<text:tab/>#Translogic License Manager</text:span></text:p>
      <text:p text:style-name="P1"><text:span text:style-name="T1">oracle-em2<text:tab/>1754/tcp<text:tab/>#oracle-em2</text:span></text:p>
      <text:p text:style-name="P1"><text:span text:style-name="T1">oracle-em2<text:tab/>1754/udp<text:tab/>#oracle-em2</text:span></text:p>
      <text:p text:style-name="P1"><text:span text:style-name="T1">ms-streaming<text:tab/>1755/tcp<text:tab/>#ms-streaming</text:span></text:p>
      <text:p text:style-name="P1"><text:span text:style-name="T1">ms-streaming<text:tab/>1755/udp<text:tab/>#ms-streaming</text:span></text:p>
      <text:p text:style-name="P1"><text:span text:style-name="T1">capfast-lmd<text:tab/>1756/tcp<text:tab/>#capfast-lmd</text:span></text:p>
      <text:p text:style-name="P1"><text:span text:style-name="T1">capfast-lmd<text:tab/>1756/udp<text:tab/>#capfast-lmd</text:span></text:p>
      <text:p text:style-name="P1"><text:span text:style-name="T1">cnhrp<text:tab/>1757/tcp<text:tab/>#cnhrp</text:span></text:p>
      <text:p text:style-name="P1"><text:span text:style-name="T1">cnhrp<text:tab/>1757/udp<text:tab/>#cnhrp</text:span></text:p>
      <text:p text:style-name="P1"><text:span text:style-name="T1">tftp-mcast<text:tab/>1758/tcp<text:tab/>#tftp-mcast</text:span></text:p>
      <text:p text:style-name="P1"><text:span text:style-name="T1">tftp-mcast<text:tab/>1758/udp<text:tab/>#tftp-mcast</text:span></text:p>
      <text:p text:style-name="P1"><text:span text:style-name="T1">spss-lm<text:tab/>1759/tcp<text:tab/>#SPSS License Manager</text:span></text:p>
      <text:p text:style-name="P1"><text:span text:style-name="T1">spss-lm<text:tab/>1759/udp<text:tab/>#SPSS License Manager</text:span></text:p>
      <text:p text:style-name="P1"><text:span text:style-name="T1">www-ldap-gw<text:tab/>1760/tcp<text:tab/>#www-ldap-gw</text:span></text:p>
      <text:p text:style-name="P1"><text:span text:style-name="T1">www-ldap-gw<text:tab/>1760/udp<text:tab/>#www-ldap-gw</text:span></text:p>
      <text:p text:style-name="P1"><text:span text:style-name="T1">sms<text:tab/>1761/tcp<text:tab/>#Microsoft System Management Server (rights verification; remote reboot and execute)</text:span></text:p>
      <text:p text:style-name="P1"><text:span text:style-name="T1">cft-0<text:tab/>1761/tcp<text:tab/>#cft-0</text:span></text:p>
      <text:p text:style-name="P1"><text:span text:style-name="T1">cft-0<text:tab/>1761/udp<text:tab/>#cft-0</text:span></text:p>
      <text:p text:style-name="P1"><text:span text:style-name="T1">sms<text:tab/>1762/tcp<text:tab/>#Microsoft System Management Server (remote control)</text:span></text:p>
      <text:p text:style-name="P1"><text:span text:style-name="T1">cft-1<text:tab/>1762/tcp<text:tab/>#cft-1</text:span></text:p>
      <text:p text:style-name="P1"><text:span text:style-name="T1">cft-1<text:tab/>1762/udp<text:tab/>#cft-1</text:span></text:p>
      <text:p text:style-name="P1"><text:span text:style-name="T1">sms<text:tab/>1763/tcp<text:tab/>#Microsoft System Management Server (remote chat)</text:span></text:p>
      <text:p text:style-name="P1"><text:span text:style-name="T1">cft-2<text:tab/>1763/tcp<text:tab/>#cft-2</text:span></text:p>
      <text:p text:style-name="P1"><text:span text:style-name="T1">cft-2<text:tab/>1763/udp<text:tab/>#cft-2</text:span></text:p>
      <text:p text:style-name="P1"><text:span text:style-name="T1">sms<text:tab/>1764/tcp<text:tab/>#Microsoft System Management Server (file transfer)</text:span></text:p>
      <text:p text:style-name="P1"><text:span text:style-name="T1">cft-3<text:tab/>1764/tcp<text:tab/>#cft-3</text:span></text:p>
      <text:p text:style-name="P1"><text:span text:style-name="T1">cft-3<text:tab/>1764/udp<text:tab/>#cft-3</text:span></text:p>
      <text:p text:style-name="P1"><text:span text:style-name="T1">cft-4<text:tab/>1765/tcp<text:tab/>#cft-4</text:span></text:p>
      <text:p text:style-name="P1"><text:span text:style-name="T1">cft-4<text:tab/>1765/udp<text:tab/>#cft-4</text:span></text:p>
      <text:p text:style-name="P1"><text:span text:style-name="T1">cft-5<text:tab/>1766/tcp<text:tab/>#cft-5</text:span></text:p>
      <text:p text:style-name="P1"><text:span text:style-name="T1">cft-5<text:tab/>1766/udp<text:tab/>#cft-6</text:span></text:p>
      <text:p text:style-name="P1"><text:span text:style-name="T1">cft-6<text:tab/>1767/udp<text:tab/>#cft-6</text:span></text:p>
      <text:p text:style-name="P1"><text:span text:style-name="T1">cft-7<text:tab/>1768/tcp<text:tab/>#cft-7</text:span></text:p>
      <text:p text:style-name="P1"><text:span text:style-name="T1">cft-7<text:tab/>1768/udp<text:tab/>#cft-7</text:span></text:p>
      <text:p text:style-name="P1"><text:span text:style-name="T1">bmc-net-adm<text:tab/>1769/tcp<text:tab/>#bmc-net-adm</text:span></text:p>
      <text:p text:style-name="P1"><text:span text:style-name="T1">bmc-net-adm<text:tab/>1769/udp<text:tab/>#bmc-net-adm</text:span></text:p>
      <text:p text:style-name="P1"><text:span text:style-name="T1">bmc-net-svc<text:tab/>1770/tcp<text:tab/>#bmc-net-svc</text:span></text:p>
      <text:p text:style-name="P1"><text:span text:style-name="T1">bmc-net-svc<text:tab/>1770/udp<text:tab/>#bmc-net-svc</text:span></text:p>
      <text:p text:style-name="P1"><text:span text:style-name="T1">vaultbase<text:tab/>1771/tcp<text:tab/>#vaultbase</text:span></text:p>
      <text:p text:style-name="P1"><text:span text:style-name="T1">vaultbase<text:tab/>1771/udp<text:tab/>#vaultbase</text:span></text:p>
      <text:p text:style-name="P1"><text:span text:style-name="T1">essweb-gw<text:tab/>1772/tcp<text:tab/>#EssWeb Gateway</text:span></text:p>
      <text:p text:style-name="P1"><text:span text:style-name="T1">essweb-gw<text:tab/>1772/udp<text:tab/>#EssWeb Gateway</text:span></text:p>
      <text:p text:style-name="P1"><text:span text:style-name="T1">kmscontrol<text:tab/>1773/tcp<text:tab/>#KMSControl</text:span></text:p>
      <text:p text:style-name="P1"><text:span text:style-name="T1">kmscontrol<text:tab/>1773/udp<text:tab/>#KMSControl</text:span></text:p>
      <text:p text:style-name="P1"><text:span text:style-name="T1">global-dtserv<text:tab/>1774/tcp<text:tab/>#global-dtserv</text:span></text:p>
      <text:p text:style-name="P1"><text:span text:style-name="T1">global-dtserv<text:tab/>1774/udp<text:tab/>#global-dtserv</text:span></text:p>
      <text:p text:style-name="P1"><text:span text:style-name="T1">femis<text:tab/>1776/tcp<text:tab/>#Federal Emergency Management Information System</text:span></text:p>
      <text:p text:style-name="P1"><text:span text:style-name="T1">femis<text:tab/>1776/udp<text:tab/>#Federal Emergency Management Information System</text:span></text:p>
      <text:p text:style-name="P1"><text:span text:style-name="T1">powerguardian<text:tab/>1777/tcp<text:tab/>#powerguardian</text:span></text:p>
      <text:p text:style-name="P1"><text:span text:style-name="T1">Scarab<text:tab/>1777/tcp<text:tab/>#[trojan] Scarab</text:span></text:p>
      <text:p text:style-name="P1"><text:span text:style-name="T1">Scarab<text:tab/>1777/tcp<text:tab/>#[trojan] Scarab</text:span></text:p>
      <text:p text:style-name="P1"><text:span text:style-name="T1">powerguardian<text:tab/>1777/udp<text:tab/>#powerguardian</text:span></text:p>
      <text:p text:style-name="P1"><text:span text:style-name="T1">prodigy-intrnet<text:tab/>1778/tcp<text:tab/>#prodigy-internet</text:span></text:p>
      <text:p text:style-name="P1"><text:span text:style-name="T1">prodigy-intrnet<text:tab/>1778/udp<text:tab/>#prodigy-internet</text:span></text:p>
      <text:p text:style-name="P1"><text:span text:style-name="T1">pharmasoft<text:tab/>1779/tcp<text:tab/>#pharmasoft</text:span></text:p>
      <text:p text:style-name="P1"><text:span text:style-name="T1">pharmasoft<text:tab/>1779/udp<text:tab/>#pharmasoft</text:span></text:p>
      <text:p text:style-name="P1"><text:span text:style-name="T1">dpkeyserv<text:tab/>1780/tcp<text:tab/>#dpkeyserv</text:span></text:p>
      <text:p text:style-name="P1"><text:span text:style-name="T1">dpkeyserv<text:tab/>1780/udp<text:tab/>#dpkeyserv</text:span></text:p>
      <text:p text:style-name="P1"><text:span text:style-name="T1">answersoft-lm<text:tab/>1781/tcp<text:tab/>#answersoft-lm</text:span></text:p>
      <text:p text:style-name="P1"><text:span text:style-name="T1">answersoft-lm<text:tab/>1781/udp<text:tab/>#answersoft-lm</text:span></text:p>
      <text:p text:style-name="P1"><text:span text:style-name="T1">hp-hcip<text:tab/>1782/tcp<text:tab/>#hp-hcip</text:span></text:p>
      <text:p text:style-name="P1"><text:span text:style-name="T1">hp-hcip<text:tab/>1782/udp<text:tab/>#hp-hcip</text:span></text:p>
      <text:p text:style-name="P1"><text:span text:style-name="T1">finle-lm<text:tab/>1784/tcp<text:tab/>#Finle License Manager</text:span></text:p>
      <text:p text:style-name="P1"><text:span text:style-name="T1">finle-lm<text:tab/>1784/udp<text:tab/>#Finle License Manager</text:span></text:p>
      <text:p text:style-name="P1"><text:span text:style-name="T1">windlm<text:tab/>1785/tcp<text:tab/>#Wind River Systems License Manager</text:span></text:p>
      <text:p text:style-name="P1"><text:span text:style-name="T1">windlm<text:tab/>1785/udp<text:tab/>#Wind River Systems License Manager</text:span></text:p>
      <text:p text:style-name="P1"><text:span text:style-name="T1">funk-logger<text:tab/>1786/tcp<text:tab/>#funk-logger</text:span></text:p>
      <text:p text:style-name="P1"><text:span text:style-name="T1">funk-logger<text:tab/>1786/udp<text:tab/>#funk-logger</text:span></text:p>
      <text:p text:style-name="P1"><text:span text:style-name="T1">funk-license<text:tab/>1787/tcp<text:tab/>#funk-license</text:span></text:p>
      <text:p text:style-name="P1"><text:span text:style-name="T1">funk-license<text:tab/>1787/udp<text:tab/>#funk-license</text:span></text:p>
      <text:p text:style-name="P1"><text:span text:style-name="T1">psmond<text:tab/>1788/tcp<text:tab/>#psmond</text:span></text:p>
      <text:p text:style-name="P1"><text:span text:style-name="T1">psmond<text:tab/>1788/udp<text:tab/>#psmond</text:span></text:p>
      <text:p text:style-name="P1"><text:span text:style-name="T1">hello<text:tab/>1789/tcp<text:tab/>#hello</text:span></text:p>
      <text:p text:style-name="P1"><text:span text:style-name="T1">hello<text:tab/>1789/udp<text:tab/>#hello</text:span></text:p>
      <text:p text:style-name="P1"><text:span text:style-name="T1">nmsp<text:tab/>1790/tcp<text:tab/>#Narrative Media Streaming Protocol</text:span></text:p>
      <text:p text:style-name="P1"><text:span text:style-name="T1">nmsp<text:tab/>1790/udp<text:tab/>#Narrative Media Streaming Protocol</text:span></text:p>
      <text:p text:style-name="P1"><text:span text:style-name="T1">ea1<text:tab/>1791/tcp<text:tab/>#EA1</text:span></text:p>
      <text:p text:style-name="P1"><text:span text:style-name="T1">ea1<text:tab/>1791/udp<text:tab/>#EA1</text:span></text:p>
      <text:p text:style-name="P1"><text:span text:style-name="T1">ibm-dt-2<text:tab/>1792/tcp<text:tab/>#ibm-dt-2</text:span></text:p>
      <text:p text:style-name="P1"><text:span text:style-name="T1">ibm-dt-2<text:tab/>1792/udp<text:tab/>#ibm-dt-2</text:span></text:p>
      <text:p text:style-name="P1"><text:span text:style-name="T1">rsc-robot<text:tab/>1793/tcp<text:tab/>#rsc-robot</text:span></text:p>
      <text:p text:style-name="P1"><text:span text:style-name="T1">rsc-robot<text:tab/>1793/udp<text:tab/>#rsc-robot</text:span></text:p>
      <text:p text:style-name="P1"><text:span text:style-name="T1">cera-bcm<text:tab/>1794/tcp<text:tab/>#cera-bcm</text:span></text:p>
      <text:p text:style-name="P1"><text:span text:style-name="T1">cera-bcm<text:tab/>1794/udp<text:tab/>#cera-bcm</text:span></text:p>
      <text:p text:style-name="P1"><text:span text:style-name="T1">dpi-proxy<text:tab/>1795/tcp<text:tab/>#dpi-proxy</text:span></text:p>
      <text:p text:style-name="P1"><text:span text:style-name="T1">dpi-proxy<text:tab/>1795/udp<text:tab/>#dpi-proxy</text:span></text:p>
      <text:p text:style-name="P1"><text:span text:style-name="T1">vocaltec-admin<text:tab/>1796/tcp<text:tab/>#Vocaltec Server Administration</text:span></text:p>
      <text:p text:style-name="P1"><text:span text:style-name="T1">vocaltec-admin<text:tab/>1796/udp<text:tab/>#Vocaltec Server Administration</text:span></text:p>
      <text:p text:style-name="P1"><text:span text:style-name="T1">uma<text:tab/>1797/tcp<text:tab/>#UMA</text:span></text:p>
      <text:p text:style-name="P1"><text:span text:style-name="T1">uma<text:tab/>1797/udp<text:tab/>#UMA</text:span></text:p>
      <text:p text:style-name="P1"><text:span text:style-name="T1">etp<text:tab/>1798/tcp<text:tab/>#Event Transfer Protocol</text:span></text:p>
      <text:p text:style-name="P1"><text:span text:style-name="T1">etp<text:tab/>1798/udp<text:tab/>#Event Transfer Protocol</text:span></text:p>
      <text:p text:style-name="P1"><text:span text:style-name="T1">netrisk<text:tab/>1799/tcp<text:tab/>#NETRISK</text:span></text:p>
      <text:p text:style-name="P1"><text:span text:style-name="T1">netrisk<text:tab/>1799/udp<text:tab/>#NETRISK</text:span></text:p>
      <text:p text:style-name="P1"><text:span text:style-name="T1">ansys-lm<text:tab/>1800/tcp<text:tab/>#ANSYS-License manager</text:span></text:p>
      <text:p text:style-name="P1"><text:span text:style-name="T1">ansys-lm<text:tab/>1800/udp<text:tab/>#ANSYS-License manager</text:span></text:p>
      <text:p text:style-name="P1"><text:span text:style-name="T1">msmq<text:tab/>1801/tcp<text:tab/>#Microsoft Message Que</text:span></text:p>
      <text:p text:style-name="P1"><text:span text:style-name="T1">msmq<text:tab/>1801/udp<text:tab/>#Microsoft Message Que</text:span></text:p>
      <text:p text:style-name="P1"><text:span text:style-name="T1">concomp1<text:tab/>1802/tcp<text:tab/>#ConComp1</text:span></text:p>
      <text:p text:style-name="P1"><text:span text:style-name="T1">concomp1<text:tab/>1802/udp<text:tab/>#ConComp1</text:span></text:p>
      <text:p text:style-name="P1"><text:span text:style-name="T1">hp-hcip-gwy<text:tab/>1803/tcp<text:tab/>#HP-HCIP-GWY</text:span></text:p>
      <text:p text:style-name="P1"><text:span text:style-name="T1">hp-hcip-gwy<text:tab/>1803/udp<text:tab/>#HP-HCIP-GWY</text:span></text:p>
      <text:p text:style-name="P1"><text:span text:style-name="T1">enl<text:tab/>1804/tcp<text:tab/>#ENL</text:span></text:p>
      <text:p text:style-name="P1"><text:span text:style-name="T1">enl<text:tab/>1804/udp<text:tab/>#ENL</text:span></text:p>
      <text:p text:style-name="P1"><text:span text:style-name="T1">enl-name<text:tab/>1805/tcp<text:tab/>#ENL-Name</text:span></text:p>
      <text:p text:style-name="P1"><text:span text:style-name="T1">enl-name<text:tab/>1805/udp<text:tab/>#ENL-Name</text:span></text:p>
      <text:p text:style-name="P1"><text:span text:style-name="T1">musiconline<text:tab/>1806/tcp<text:tab/>#Musiconline</text:span></text:p>
      <text:p text:style-name="P1"><text:span text:style-name="T1">musiconline<text:tab/>1806/udp<text:tab/>#Musiconline</text:span></text:p>
      <text:p text:style-name="P1"><text:span text:style-name="T1">fhsp<text:tab/>1807/tcp<text:tab/>#Fujitsu Hot Standby Protocol</text:span></text:p>
      <text:p text:style-name="P1"><text:span text:style-name="T1">SpySender<text:tab/>1807/tcp<text:tab/>#[trojan] SpySender</text:span></text:p>
      <text:p text:style-name="P1"><text:span text:style-name="T1">SpySender<text:tab/>1807/tcp<text:tab/>#[trojan] SpySender</text:span></text:p>
      <text:p text:style-name="P1"><text:span text:style-name="T1">fhsp<text:tab/>1807/udp<text:tab/>#Fujitsu Hot Standby Protocol</text:span></text:p>
      <text:p text:style-name="P1"><text:span text:style-name="T1">oracle-vp2<text:tab/>1808/tcp<text:tab/>#Oracle-VP2</text:span></text:p>
      <text:p text:style-name="P1"><text:span text:style-name="T1">oracle-vp2<text:tab/>1808/udp<text:tab/>#Oracle-VP2</text:span></text:p>
      <text:p text:style-name="P1"><text:span text:style-name="T1">oracle-vp1<text:tab/>1809/tcp<text:tab/>#Oracle-VP1</text:span></text:p>
      <text:p text:style-name="P1"><text:span text:style-name="T1">oracle-vp1<text:tab/>1809/udp<text:tab/>#Oracle-VP1</text:span></text:p>
      <text:p text:style-name="P1"><text:span text:style-name="T1">jerand-lm<text:tab/>1810/tcp<text:tab/>#Jerand License Manager</text:span></text:p>
      <text:p text:style-name="P1"><text:span text:style-name="T1">jerand-lm<text:tab/>1810/udp<text:tab/>#Jerand License Manager</text:span></text:p>
      <text:p text:style-name="P1"><text:span text:style-name="T1">scientia-sdb<text:tab/>1811/tcp<text:tab/>#Scientia-SDB</text:span></text:p>
      <text:p text:style-name="P1"><text:span text:style-name="T1">scientia-sdb<text:tab/>1811/udp<text:tab/>#Scientia-SDB</text:span></text:p>
      <text:p text:style-name="P1"><text:span text:style-name="T1">radius<text:tab/>1812/tcp<text:tab/>#RADIUS</text:span></text:p>
      <text:p text:style-name="P1"><text:span text:style-name="T1">radius<text:tab/>1812/udp<text:tab/>#RADIUS</text:span></text:p>
      <text:p text:style-name="P1"><text:span text:style-name="T1">radius-acct<text:tab/>1813/tcp<text:tab/>#RADIUS Accounting</text:span></text:p>
      <text:p text:style-name="P1"><text:span text:style-name="T1">radacct<text:tab/>1813/udp<text:tab/>#RADIUS accounting protocol (RFC 2139)</text:span></text:p>
      <text:p text:style-name="P1"><text:span text:style-name="T1">tdp-suite<text:tab/>1814/tcp<text:tab/>#TDP Suite</text:span></text:p>
      <text:p text:style-name="P1"><text:span text:style-name="T1">tdp-suite<text:tab/>1814/udp<text:tab/>#TDP Suite</text:span></text:p>
      <text:p text:style-name="P1"><text:span text:style-name="T1">mmpft<text:tab/>1815/tcp<text:tab/>#MMPFT</text:span></text:p>
      <text:p text:style-name="P1"><text:span text:style-name="T1">mmpft<text:tab/>1815/udp<text:tab/>#MMPFT</text:span></text:p>
      <text:p text:style-name="P1"><text:span text:style-name="T1">harp<text:tab/>1816/tcp<text:tab/>#HARP</text:span></text:p>
      <text:p text:style-name="P1"><text:span text:style-name="T1">harp<text:tab/>1816/udp<text:tab/>#HARP</text:span></text:p>
      <text:p text:style-name="P1"><text:span text:style-name="T1">rkb-oscs<text:tab/>1817/tcp<text:tab/>#RKB-OSCS</text:span></text:p>
      <text:p text:style-name="P1"><text:span text:style-name="T1">rkb-oscs<text:tab/>1817/udp<text:tab/>#RKB-OSCS</text:span></text:p>
      <text:p text:style-name="P1"><text:span text:style-name="T1">etftp<text:tab/>1818/tcp<text:tab/>#Enhanced Trivial File Transfer Protocol</text:span></text:p>
      <text:p text:style-name="P1"><text:span text:style-name="T1">etftp<text:tab/>1818/udp<text:tab/>#Enhanced Trivial File Transfer Protocol</text:span></text:p>
      <text:p text:style-name="P1"><text:span text:style-name="T1">plato-lm<text:tab/>1819/tcp<text:tab/>#Plato License Manager</text:span></text:p>
      <text:p text:style-name="P1"><text:span text:style-name="T1">plato-lm<text:tab/>1819/udp<text:tab/>#Plato License Manager</text:span></text:p>
      <text:p text:style-name="P1"><text:span text:style-name="T1">mcagent<text:tab/>1820/tcp<text:tab/>#mcagent</text:span></text:p>
      <text:p text:style-name="P1"><text:span text:style-name="T1">mcagent<text:tab/>1820/udp<text:tab/>#mcagent</text:span></text:p>
      <text:p text:style-name="P1"><text:span text:style-name="T1">donnyworld<text:tab/>1821/tcp<text:tab/>#donnyworld</text:span></text:p>
      <text:p text:style-name="P1"><text:span text:style-name="T1">donnyworld<text:tab/>1821/udp<text:tab/>#donnyworld</text:span></text:p>
      <text:p text:style-name="P1"><text:span text:style-name="T1">es-elmd<text:tab/>1822/tcp<text:tab/>#es-elmd</text:span></text:p>
      <text:p text:style-name="P1"><text:span text:style-name="T1">es-elmd<text:tab/>1822/udp<text:tab/>#es-elmd</text:span></text:p>
      <text:p text:style-name="P1"><text:span text:style-name="T1">unisys-lm<text:tab/>1823/tcp<text:tab/>#Unisys Natural Language License Manager</text:span></text:p>
      <text:p text:style-name="P1"><text:span text:style-name="T1">unisys-lm<text:tab/>1823/udp<text:tab/>#Unisys Natural Language License Manager</text:span></text:p>
      <text:p text:style-name="P1"><text:span text:style-name="T1">metrics-pas<text:tab/>1824/tcp<text:tab/>#metrics-pas</text:span></text:p>
      <text:p text:style-name="P1"><text:span text:style-name="T1">metrics-pas<text:tab/>1824/udp<text:tab/>#metrics-pas</text:span></text:p>
      <text:p text:style-name="P1"><text:span text:style-name="T1">direcpc-video<text:tab/>1825/tcp<text:tab/>#DirecPC Video</text:span></text:p>
      <text:p text:style-name="P1"><text:span text:style-name="T1">direcpc-video<text:tab/>1825/udp<text:tab/>#DirecPC Video</text:span></text:p>
      <text:p text:style-name="P1"><text:span text:style-name="T1">ardt<text:tab/>1826/tcp<text:tab/>#ARDT</text:span></text:p>
      <text:p text:style-name="P1"><text:span text:style-name="T1">Glacier<text:tab/>1826/tcp<text:tab/>#[trojan] Glacier</text:span></text:p>
      <text:p text:style-name="P1"><text:span text:style-name="T1">ardt<text:tab/>1826/udp<text:tab/>#ARDT</text:span></text:p>
      <text:p text:style-name="P1"><text:span text:style-name="T1">asi<text:tab/>1827/tcp<text:tab/>#ASI</text:span></text:p>
      <text:p text:style-name="P1"><text:span text:style-name="T1">pcm<text:tab/>1827/tcp<text:tab/>#PCM Agent (AutoSecure Policy Compliance Manager</text:span></text:p>
      <text:p text:style-name="P1"><text:span text:style-name="T1">asi<text:tab/>1827/udp<text:tab/>#ASI</text:span></text:p>
      <text:p text:style-name="P1"><text:span text:style-name="T1">itm-mcell-u<text:tab/>1828/tcp<text:tab/>#itm-mcell-u</text:span></text:p>
      <text:p text:style-name="P1"><text:span text:style-name="T1">itm-mcell-u<text:tab/>1828/udp<text:tab/>#itm-mcell-u</text:span></text:p>
      <text:p text:style-name="P1"><text:span text:style-name="T1">optika-emedia<text:tab/>1829/tcp<text:tab/>#Optika eMedia</text:span></text:p>
      <text:p text:style-name="P1"><text:span text:style-name="T1">optika-emedia<text:tab/>1829/udp<text:tab/>#Optika eMedia</text:span></text:p>
      <text:p text:style-name="P1"><text:span text:style-name="T1">net8-cman<text:tab/>1830/tcp<text:tab/>#Oracle Net8 CMan Admin</text:span></text:p>
      <text:p text:style-name="P1"><text:span text:style-name="T1">net8-cman<text:tab/>1830/udp<text:tab/>#Oracle Net8 CMan Admin</text:span></text:p>
      <text:p text:style-name="P1"><text:span text:style-name="T1">myrtle<text:tab/>1831/tcp<text:tab/>#Myrtle</text:span></text:p>
      <text:p text:style-name="P1"><text:span text:style-name="T1">myrtle<text:tab/>1831/udp<text:tab/>#Myrtle</text:span></text:p>
      <text:p text:style-name="P1"><text:span text:style-name="T1">tht-treasure<text:tab/>1832/tcp<text:tab/>#ThoughtTreasure</text:span></text:p>
      <text:p text:style-name="P1"><text:span text:style-name="T1">tht-treasure<text:tab/>1832/udp<text:tab/>#ThoughtTreasure</text:span></text:p>
      <text:p text:style-name="P1"><text:span text:style-name="T1">udpradio<text:tab/>1833/tcp<text:tab/>#udpradio</text:span></text:p>
      <text:p text:style-name="P1"><text:span text:style-name="T1">udpradio<text:tab/>1833/udp<text:tab/>#udpradio</text:span></text:p>
      <text:p text:style-name="P1"><text:span text:style-name="T1">ardusuni<text:tab/>1834/tcp<text:tab/>#ARDUS Unicast</text:span></text:p>
      <text:p text:style-name="P1"><text:span text:style-name="T1">ardusuni<text:tab/>1834/udp<text:tab/>#ARDUS Unicast</text:span></text:p>
      <text:p text:style-name="P1"><text:span text:style-name="T1">ardusmul<text:tab/>1835/tcp<text:tab/>#ARDUS Multicast</text:span></text:p>
      <text:p text:style-name="P1"><text:span text:style-name="T1">ardusmul<text:tab/>1835/udp<text:tab/>#ARDUS Multicast</text:span></text:p>
      <text:p text:style-name="P1"><text:span text:style-name="T1">ste-smsc<text:tab/>1836/tcp<text:tab/>#ste-smsc</text:span></text:p>
      <text:p text:style-name="P1"><text:span text:style-name="T1">ste-smsc<text:tab/>1836/udp<text:tab/>#ste-smsc</text:span></text:p>
      <text:p text:style-name="P1"><text:span text:style-name="T1">csoft1<text:tab/>1837/tcp<text:tab/>#csoft1</text:span></text:p>
      <text:p text:style-name="P1"><text:span text:style-name="T1">csoft1<text:tab/>1837/udp<text:tab/>#csoft1</text:span></text:p>
      <text:p text:style-name="P1"><text:span text:style-name="T1">talnet<text:tab/>1838/tcp<text:tab/>#TALNET</text:span></text:p>
      <text:p text:style-name="P1"><text:span text:style-name="T1">talnet<text:tab/>1838/udp<text:tab/>#TALNET</text:span></text:p>
      <text:p text:style-name="P1"><text:span text:style-name="T1">netopia-vo1<text:tab/>1839/tcp<text:tab/>#netopia-vo1</text:span></text:p>
      <text:p text:style-name="P1"><text:span text:style-name="T1">netopia-vo1<text:tab/>1839/udp<text:tab/>#netopia-vo1</text:span></text:p>
      <text:p text:style-name="P1"><text:span text:style-name="T1">netopia-vo2<text:tab/>1840/tcp<text:tab/>#netopia-vo2</text:span></text:p>
      <text:p text:style-name="P1"><text:span text:style-name="T1">netopia-vo2<text:tab/>1840/udp<text:tab/>#netopia-vo2</text:span></text:p>
      <text:p text:style-name="P1"><text:span text:style-name="T1">netopia-vo3<text:tab/>1841/tcp<text:tab/>#netopia-vo3</text:span></text:p>
      <text:p text:style-name="P1"><text:span text:style-name="T1">netopia-vo3<text:tab/>1841/udp<text:tab/>#netopia-vo3</text:span></text:p>
      <text:p text:style-name="P1"><text:span text:style-name="T1">netopia-vo4<text:tab/>1842/tcp<text:tab/>#netopia-vo4</text:span></text:p>
      <text:p text:style-name="P1"><text:span text:style-name="T1">netopia-vo4<text:tab/>1842/udp<text:tab/>#netopia-vo4</text:span></text:p>
      <text:p text:style-name="P1"><text:span text:style-name="T1">netopia-vo5<text:tab/>1843/tcp<text:tab/>#netopia-vo5</text:span></text:p>
      <text:p text:style-name="P1"><text:span text:style-name="T1">netopia-vo5<text:tab/>1843/udp<text:tab/>#netopia-vo5</text:span></text:p>
      <text:p text:style-name="P1"><text:span text:style-name="T1">direcpc-dll<text:tab/>1844/tcp<text:tab/>#DirecPC-DLL</text:span></text:p>
      <text:p text:style-name="P1"><text:span text:style-name="T1">direcpc-dll<text:tab/>1844/udp<text:tab/>#DirecPC-DLL</text:span></text:p>
      <text:p text:style-name="P1"><text:span text:style-name="T1">altalink<text:tab/>1845/tcp<text:tab/>#altalink</text:span></text:p>
      <text:p text:style-name="P1"><text:span text:style-name="T1">altalink<text:tab/>1845/udp<text:tab/>#altalink</text:span></text:p>
      <text:p text:style-name="P1"><text:span text:style-name="T1">tunstall-pnc<text:tab/>1846/tcp<text:tab/>#Tunstall PNC</text:span></text:p>
      <text:p text:style-name="P1"><text:span text:style-name="T1">tunstall-pnc<text:tab/>1846/udp<text:tab/>#Tunstall PNC</text:span></text:p>
      <text:p text:style-name="P1"><text:span text:style-name="T1">slp-notify<text:tab/>1847/tcp<text:tab/>#SLP Notification</text:span></text:p>
      <text:p text:style-name="P1"><text:span text:style-name="T1">slp-notify<text:tab/>1847/udp<text:tab/>#SLP Notification</text:span></text:p>
      <text:p text:style-name="P1"><text:span text:style-name="T1">fjdocdist<text:tab/>1848/tcp<text:tab/>#fjdocdist</text:span></text:p>
      <text:p text:style-name="P1"><text:span text:style-name="T1">fjdocdist<text:tab/>1848/udp<text:tab/>#fjdocdist</text:span></text:p>
      <text:p text:style-name="P1"><text:span text:style-name="T1">alpha-sms<text:tab/>1849/tcp<text:tab/>#ALPHA-SMS</text:span></text:p>
      <text:p text:style-name="P1"><text:span text:style-name="T1">alpha-sms<text:tab/>1849/udp<text:tab/>#ALPHA-SMS</text:span></text:p>
      <text:p text:style-name="P1"><text:span text:style-name="T1">gsi<text:tab/>1850/tcp<text:tab/>#GSI</text:span></text:p>
      <text:p text:style-name="P1"><text:span text:style-name="T1">gsi<text:tab/>1850/udp<text:tab/>#GSI</text:span></text:p>
      <text:p text:style-name="P1"><text:span text:style-name="T1">ctcd<text:tab/>1851/tcp<text:tab/>#ctcd</text:span></text:p>
      <text:p text:style-name="P1"><text:span text:style-name="T1">ctcd<text:tab/>1851/udp<text:tab/>#ctcd</text:span></text:p>
      <text:p text:style-name="P1"><text:span text:style-name="T1">virtual-time<text:tab/>1852/tcp<text:tab/>#Virtual Time</text:span></text:p>
      <text:p text:style-name="P1"><text:span text:style-name="T1">virtual-time<text:tab/>1852/udp<text:tab/>#Virtual Time</text:span></text:p>
      <text:p text:style-name="P1"><text:span text:style-name="T1">vids-avtp<text:tab/>1853/tcp<text:tab/>#VIDS-AVTP</text:span></text:p>
      <text:p text:style-name="P1"><text:span text:style-name="T1">vids-avtp<text:tab/>1853/udp<text:tab/>#VIDS-AVTP</text:span></text:p>
      <text:p text:style-name="P1"><text:span text:style-name="T1">buddy-draw<text:tab/>1854/tcp<text:tab/>#Buddy Draw</text:span></text:p>
      <text:p text:style-name="P1"><text:span text:style-name="T1">buddy-draw<text:tab/>1854/udp<text:tab/>#Buddy Draw</text:span></text:p>
      <text:p text:style-name="P1"><text:span text:style-name="T1">fiorano-rtrsvc<text:tab/>1855/tcp<text:tab/>#Fiorano RtrSvc</text:span></text:p>
      <text:p text:style-name="P1"><text:span text:style-name="T1">fiorano-rtrsvc<text:tab/>1855/udp<text:tab/>#Fiorano RtrSvc</text:span></text:p>
      <text:p text:style-name="P1"><text:span text:style-name="T1">fiorano-msgsvc<text:tab/>1856/tcp<text:tab/>#Fiorano MsgSvc</text:span></text:p>
      <text:p text:style-name="P1"><text:span text:style-name="T1">fiorano-msgsvc<text:tab/>1856/udp<text:tab/>#Fiorano MsgSvc</text:span></text:p>
      <text:p text:style-name="P1"><text:span text:style-name="T1">datacaptor<text:tab/>1857/tcp<text:tab/>#DataCaptor</text:span></text:p>
      <text:p text:style-name="P1"><text:span text:style-name="T1">datacaptor<text:tab/>1857/udp<text:tab/>#DataCaptor</text:span></text:p>
      <text:p text:style-name="P1"><text:span text:style-name="T1">privateark<text:tab/>1858/tcp<text:tab/>#PrivateArk</text:span></text:p>
      <text:p text:style-name="P1"><text:span text:style-name="T1">privateark<text:tab/>1858/udp<text:tab/>#PrivateArk</text:span></text:p>
      <text:p text:style-name="P1"><text:span text:style-name="T1">gammafetchsvr<text:tab/>1859/tcp<text:tab/>#Gamma Fetcher Server</text:span></text:p>
      <text:p text:style-name="P1"><text:span text:style-name="T1">gammafetchsvr<text:tab/>1859/udp<text:tab/>#Gamma Fetcher Server</text:span></text:p>
      <text:p text:style-name="P1"><text:span text:style-name="T1">sunscalar-svc<text:tab/>1860/tcp<text:tab/>#SunSCALAR Services</text:span></text:p>
      <text:p text:style-name="P1"><text:span text:style-name="T1">sunscalar-svc<text:tab/>1860/udp<text:tab/>#SunSCALAR Services</text:span></text:p>
      <text:p text:style-name="P1"><text:span text:style-name="T1">lecroy-vicp<text:tab/>1861/tcp<text:tab/>#LeCroy VICP</text:span></text:p>
      <text:p text:style-name="P1"><text:span text:style-name="T1">lecroy-vicp<text:tab/>1861/udp<text:tab/>#LeCroy VICP</text:span></text:p>
      <text:p text:style-name="P1"><text:span text:style-name="T1">techra-server<text:tab/>1862/tcp<text:tab/>#techra-server</text:span></text:p>
      <text:p text:style-name="P1"><text:span text:style-name="T1">techra-server<text:tab/>1862/udp<text:tab/>#techra-server</text:span></text:p>
      <text:p text:style-name="P1"><text:span text:style-name="T1">msnp<text:tab/>1863/tcp<text:tab/>#MSN Messenger Protocol</text:span></text:p>
      <text:p text:style-name="P1"><text:span text:style-name="T1">msnp<text:tab/>1863/udp<text:tab/>#MSN Messenger Protocol</text:span></text:p>
      <text:p text:style-name="P1"><text:span text:style-name="T1">paradym-31port<text:tab/>1864/tcp<text:tab/>#Paradym 31 Port</text:span></text:p>
      <text:p text:style-name="P1"><text:span text:style-name="T1">paradym-31port<text:tab/>1864/udp<text:tab/>#Paradym 31 Port</text:span></text:p>
      <text:p text:style-name="P1"><text:span text:style-name="T1">entp<text:tab/>1865/tcp<text:tab/>#ENTP</text:span></text:p>
      <text:p text:style-name="P1"><text:span text:style-name="T1">entp<text:tab/>1865/udp<text:tab/>#ENTP</text:span></text:p>
      <text:p text:style-name="P1"><text:span text:style-name="T1">swrmi<text:tab/>1866/tcp<text:tab/>#swrmi</text:span></text:p>
      <text:p text:style-name="P1"><text:span text:style-name="T1">swrmi<text:tab/>1866/udp<text:tab/>#swrmi</text:span></text:p>
      <text:p text:style-name="P1"><text:span text:style-name="T1">udrive<text:tab/>1867/tcp<text:tab/>#UDRIVE</text:span></text:p>
      <text:p text:style-name="P1"><text:span text:style-name="T1">udrive<text:tab/>1867/udp<text:tab/>#UDRIVE</text:span></text:p>
      <text:p text:style-name="P1"><text:span text:style-name="T1">viziblebrowser<text:tab/>1868/tcp<text:tab/>#VizibleBrowser</text:span></text:p>
      <text:p text:style-name="P1"><text:span text:style-name="T1">viziblebrowser<text:tab/>1868/udp<text:tab/>#VizibleBrowser</text:span></text:p>
      <text:p text:style-name="P1"><text:span text:style-name="T1">yestrader<text:tab/>1869/tcp<text:tab/>#YesTrader</text:span></text:p>
      <text:p text:style-name="P1"><text:span text:style-name="T1">yestrader<text:tab/>1869/udp<text:tab/>#YesTrader</text:span></text:p>
      <text:p text:style-name="P1"><text:span text:style-name="T1">sunscalar-dns<text:tab/>1870/tcp<text:tab/>#SunSCALAR DNS Service</text:span></text:p>
      <text:p text:style-name="P1"><text:span text:style-name="T1">sunscalar-dns<text:tab/>1870/udp<text:tab/>#SunSCALAR DNS Service</text:span></text:p>
      <text:p text:style-name="P1"><text:span text:style-name="T1">canocentral0<text:tab/>1871/tcp<text:tab/>#Cano Central 0</text:span></text:p>
      <text:p text:style-name="P1"><text:span text:style-name="T1">canocentral0<text:tab/>1871/udp<text:tab/>#Cano Central 0</text:span></text:p>
      <text:p text:style-name="P1"><text:span text:style-name="T1">canocentral1<text:tab/>1872/tcp<text:tab/>#Cano Central 1</text:span></text:p>
      <text:p text:style-name="P1"><text:span text:style-name="T1">canocentral1<text:tab/>1872/udp<text:tab/>#Cano Central 1</text:span></text:p>
      <text:p text:style-name="P1"><text:span text:style-name="T1">fjmpjps<text:tab/>1873/tcp<text:tab/>#Fjmpjps</text:span></text:p>
      <text:p text:style-name="P1"><text:span text:style-name="T1">fjmpjps<text:tab/>1873/udp<text:tab/>#Fjmpjps</text:span></text:p>
      <text:p text:style-name="P1"><text:span text:style-name="T1">fjswapsnp<text:tab/>1874/tcp<text:tab/>#Fjswapsnp</text:span></text:p>
      <text:p text:style-name="P1"><text:span text:style-name="T1">fjswapsnp<text:tab/>1874/udp<text:tab/>#Fjswapsnp</text:span></text:p>
      <text:p text:style-name="P1"><text:span text:style-name="T1">westell-stats<text:tab/>1875/tcp<text:tab/>#westell stats</text:span></text:p>
      <text:p text:style-name="P1"><text:span text:style-name="T1">westell-stats<text:tab/>1875/udp<text:tab/>#westell stats</text:span></text:p>
      <text:p text:style-name="P1"><text:span text:style-name="T1">ewcappsrv<text:tab/>1876/tcp<text:tab/>#ewcappsrv</text:span></text:p>
      <text:p text:style-name="P1"><text:span text:style-name="T1">ewcappsrv<text:tab/>1876/udp<text:tab/>#ewcappsrv</text:span></text:p>
      <text:p text:style-name="P1"><text:span text:style-name="T1">hp-webqosdb<text:tab/>1877/tcp<text:tab/>#hp-webqosdb</text:span></text:p>
      <text:p text:style-name="P1"><text:span text:style-name="T1">hp-webqosdb<text:tab/>1877/udp<text:tab/>#hp-webqosdb</text:span></text:p>
      <text:p text:style-name="P1"><text:span text:style-name="T1">drmsmc<text:tab/>1878/tcp<text:tab/>#drmsmc</text:span></text:p>
      <text:p text:style-name="P1"><text:span text:style-name="T1">drmsmc<text:tab/>1878/udp<text:tab/>#drmsmc</text:span></text:p>
      <text:p text:style-name="P1"><text:span text:style-name="T1">nettgain-nms<text:tab/>1879/tcp<text:tab/>#NettGain NMS</text:span></text:p>
      <text:p text:style-name="P1"><text:span text:style-name="T1">nettgain-nms<text:tab/>1879/udp<text:tab/>#NettGain NMS</text:span></text:p>
      <text:p text:style-name="P1"><text:span text:style-name="T1">vsat-control<text:tab/>1880/tcp<text:tab/>#Gilat VSAT Control</text:span></text:p>
      <text:p text:style-name="P1"><text:span text:style-name="T1">vsat-control<text:tab/>1880/udp<text:tab/>#Gilat VSAT Control</text:span></text:p>
      <text:p text:style-name="P1"><text:span text:style-name="T1">ibm-mqseries2<text:tab/>1881/tcp<text:tab/>#IBM MQSeries</text:span></text:p>
      <text:p text:style-name="P1"><text:span text:style-name="T1">ibm-mqseries2<text:tab/>1881/udp<text:tab/>#IBM MQSeries</text:span></text:p>
      <text:p text:style-name="P1"><text:span text:style-name="T1">ecsqdmn<text:tab/>1882/tcp<text:tab/>#ecsqdmn</text:span></text:p>
      <text:p text:style-name="P1"><text:span text:style-name="T1">ecsqdmn<text:tab/>1882/udp<text:tab/>#ecsqdmn</text:span></text:p>
      <text:p text:style-name="P1"><text:span text:style-name="T1">ibm-mqisdp<text:tab/>1883/tcp<text:tab/>#IBM MQSeries SCADA</text:span></text:p>
      <text:p text:style-name="P1"><text:span text:style-name="T1">ibm-mqisdp<text:tab/>1883/udp<text:tab/>#IBM MQSeries SCADA</text:span></text:p>
      <text:p text:style-name="P1"><text:span text:style-name="T1">idmaps<text:tab/>1884/tcp<text:tab/>#Internet Distance Map Svc</text:span></text:p>
      <text:p text:style-name="P1"><text:span text:style-name="T1">idmaps<text:tab/>1884/udp<text:tab/>#Internet Distance Map Svc</text:span></text:p>
      <text:p text:style-name="P1"><text:span text:style-name="T1">vrtstrapserver<text:tab/>1885/tcp<text:tab/>#Veritas Trap Server</text:span></text:p>
      <text:p text:style-name="P1"><text:span text:style-name="T1">vrtstrapserver<text:tab/>1885/udp<text:tab/>#Veritas Trap Server</text:span></text:p>
      <text:p text:style-name="P1"><text:span text:style-name="T1">leoip<text:tab/>1886/tcp<text:tab/>#Leonardo over IP</text:span></text:p>
      <text:p text:style-name="P1"><text:span text:style-name="T1">leoip<text:tab/>1886/udp<text:tab/>#Leonardo over IP</text:span></text:p>
      <text:p text:style-name="P1"><text:span text:style-name="T1">filex-lport<text:tab/>1887/tcp<text:tab/>#FileX Listening Port</text:span></text:p>
      <text:p text:style-name="P1"><text:span text:style-name="T1">filex-lport<text:tab/>1887/udp<text:tab/>#FileX Listening Port</text:span></text:p>
      <text:p text:style-name="P1"><text:span text:style-name="T1">ncconfig<text:tab/>1888/tcp<text:tab/>#NC Config Port</text:span></text:p>
      <text:p text:style-name="P1"><text:span text:style-name="T1">ncconfig<text:tab/>1888/udp<text:tab/>#NC Config Port</text:span></text:p>
      <text:p text:style-name="P1"><text:span text:style-name="T1">unify-adapter<text:tab/>1889/tcp<text:tab/>#Unify Web Adapter Service</text:span></text:p>
      <text:p text:style-name="P1"><text:span text:style-name="T1">unify-adapter<text:tab/>1889/udp<text:tab/>#Unify Web Adapter Service</text:span></text:p>
      <text:p text:style-name="P1"><text:span text:style-name="T1">wilkenlistener<text:tab/>1890/tcp<text:tab/>#wilkenListener</text:span></text:p>
      <text:p text:style-name="P1"><text:span text:style-name="T1">wilkenlistener<text:tab/>1890/udp<text:tab/>#wilkenListener</text:span></text:p>
      <text:p text:style-name="P1"><text:span text:style-name="T1">childkey-notif<text:tab/>1891/tcp<text:tab/>#ChildKey Notification</text:span></text:p>
      <text:p text:style-name="P1"><text:span text:style-name="T1">childkey-notif<text:tab/>1891/udp<text:tab/>#ChildKey Notification</text:span></text:p>
      <text:p text:style-name="P1"><text:span text:style-name="T1">childkey-ctrl<text:tab/>1892/tcp<text:tab/>#ChildKey Control</text:span></text:p>
      <text:p text:style-name="P1"><text:span text:style-name="T1">childkey-ctrl<text:tab/>1892/udp<text:tab/>#ChildKey Control</text:span></text:p>
      <text:p text:style-name="P1"><text:span text:style-name="T1">elad<text:tab/>1893/tcp<text:tab/>#ELAD Protocol</text:span></text:p>
      <text:p text:style-name="P1"><text:span text:style-name="T1">elad<text:tab/>1893/udp<text:tab/>#ELAD Protocol</text:span></text:p>
      <text:p text:style-name="P1"><text:span text:style-name="T1">o2server-port<text:tab/>1894/tcp<text:tab/>#O2Server Port</text:span></text:p>
      <text:p text:style-name="P1"><text:span text:style-name="T1">o2server-port<text:tab/>1894/udp<text:tab/>#O2Server Port</text:span></text:p>
      <text:p text:style-name="P1"><text:span text:style-name="T1">b-novative-ls<text:tab/>1896/tcp<text:tab/>#b-novative license server</text:span></text:p>
      <text:p text:style-name="P1"><text:span text:style-name="T1">b-novative-ls<text:tab/>1896/udp<text:tab/>#b-novative license server</text:span></text:p>
      <text:p text:style-name="P1"><text:span text:style-name="T1">metaagent<text:tab/>1897/tcp<text:tab/>#MetaAgent</text:span></text:p>
      <text:p text:style-name="P1"><text:span text:style-name="T1">metaagent<text:tab/>1897/udp<text:tab/>#MetaAgent</text:span></text:p>
      <text:p text:style-name="P1"><text:span text:style-name="T1">cymtec-port<text:tab/>1898/tcp<text:tab/>#Cymtec secure management</text:span></text:p>
      <text:p text:style-name="P1"><text:span text:style-name="T1">cymtec-port<text:tab/>1898/udp<text:tab/>#Cymtec secure management</text:span></text:p>
      <text:p text:style-name="P1"><text:span text:style-name="T1">mc2studios<text:tab/>1899/tcp<text:tab/>#MC2Studios</text:span></text:p>
      <text:p text:style-name="P1"><text:span text:style-name="T1">mc2studios<text:tab/>1899/udp<text:tab/>#MC2Studios</text:span></text:p>
      <text:p text:style-name="P1"><text:span text:style-name="T1">ssdp<text:tab/>1900/tcp<text:tab/>#SSDP</text:span></text:p>
      <text:p text:style-name="P1"><text:span text:style-name="T1">ssdp<text:tab/>1900/udp<text:tab/>#SSDP</text:span></text:p>
      <text:p text:style-name="P1"><text:span text:style-name="T1">fjicl-tep-a<text:tab/>1901/tcp<text:tab/>#Fujitsu ICL Terminal Emulator Program A</text:span></text:p>
      <text:p text:style-name="P1"><text:span text:style-name="T1">fjicl-tep-a<text:tab/>1901/udp<text:tab/>#Fujitsu ICL Terminal Emulator Program A</text:span></text:p>
      <text:p text:style-name="P1"><text:span text:style-name="T1">fjicl-tep-b<text:tab/>1902/tcp<text:tab/>#Fujitsu ICL Terminal Emulator Program B</text:span></text:p>
      <text:p text:style-name="P1"><text:span text:style-name="T1">fjicl-tep-b<text:tab/>1902/udp<text:tab/>#Fujitsu ICL Terminal Emulator Program B</text:span></text:p>
      <text:p text:style-name="P1"><text:span text:style-name="T1">linkname<text:tab/>1903/tcp<text:tab/>#Local Link Name Resolution</text:span></text:p>
      <text:p text:style-name="P1"><text:span text:style-name="T1">linkname<text:tab/>1903/udp<text:tab/>#Local Link Name Resolution</text:span></text:p>
      <text:p text:style-name="P1"><text:span text:style-name="T1">fjicl-tep-c<text:tab/>1904/tcp<text:tab/>#Fujitsu ICL Terminal Emulator Program C</text:span></text:p>
      <text:p text:style-name="P1"><text:span text:style-name="T1">fjicl-tep-c<text:tab/>1904/udp<text:tab/>#Fujitsu ICL Terminal Emulator Program C</text:span></text:p>
      <text:p text:style-name="P1"><text:span text:style-name="T1">sugp<text:tab/>1905/tcp<text:tab/>#Secure UP.Link Gateway Protocol</text:span></text:p>
      <text:p text:style-name="P1"><text:span text:style-name="T1">sugp<text:tab/>1905/udp<text:tab/>#Secure UP.Link Gateway Protocol</text:span></text:p>
      <text:p text:style-name="P1"><text:span text:style-name="T1">tpmd<text:tab/>1906/tcp<text:tab/>#TPortMapperReq</text:span></text:p>
      <text:p text:style-name="P1"><text:span text:style-name="T1">tpmd<text:tab/>1906/udp<text:tab/>#TPortMapperReq</text:span></text:p>
      <text:p text:style-name="P1"><text:span text:style-name="T1">intrastar<text:tab/>1907/tcp<text:tab/>#IntraSTAR</text:span></text:p>
      <text:p text:style-name="P1"><text:span text:style-name="T1">intrastar<text:tab/>1907/udp<text:tab/>#IntraSTAR</text:span></text:p>
      <text:p text:style-name="P1"><text:span text:style-name="T1">dawn<text:tab/>1908/tcp<text:tab/>#Dawn</text:span></text:p>
      <text:p text:style-name="P1"><text:span text:style-name="T1">dawn<text:tab/>1908/udp<text:tab/>#Dawn</text:span></text:p>
      <text:p text:style-name="P1"><text:span text:style-name="T1">global-wlink<text:tab/>1909/tcp<text:tab/>#Global World Link</text:span></text:p>
      <text:p text:style-name="P1"><text:span text:style-name="T1">global-wlink<text:tab/>1909/udp<text:tab/>#Global World Link</text:span></text:p>
      <text:p text:style-name="P1"><text:span text:style-name="T1">ultrabac<text:tab/>1910/tcp<text:tab/>#ultrabac</text:span></text:p>
      <text:p text:style-name="P1"><text:span text:style-name="T1">ultrabac<text:tab/>1910/udp<text:tab/>#ultrabac</text:span></text:p>
      <text:p text:style-name="P1"><text:span text:style-name="T1">mtp<text:tab/>1911/tcp<text:tab/>#Starlight Networks Multimedia Transport Protocol</text:span></text:p>
      <text:p text:style-name="P1"><text:span text:style-name="T1">mtp<text:tab/>1911/udp<text:tab/>#Starlight Networks Multimedia Transport Protocol</text:span></text:p>
      <text:p text:style-name="P1"><text:span text:style-name="T1">rhp-iibp<text:tab/>1912/tcp<text:tab/>#rhp-iibp</text:span></text:p>
      <text:p text:style-name="P1"><text:span text:style-name="T1">rhp-iibp<text:tab/>1912/udp<text:tab/>#rhp-iibp</text:span></text:p>
      <text:p text:style-name="P1"><text:span text:style-name="T1">armadp<text:tab/>1913/tcp<text:tab/>#armadp</text:span></text:p>
      <text:p text:style-name="P1"><text:span text:style-name="T1">armadp<text:tab/>1913/udp<text:tab/>#armadp</text:span></text:p>
      <text:p text:style-name="P1"><text:span text:style-name="T1">elm-momentum<text:tab/>1914/tcp<text:tab/>#Elm-Momentum</text:span></text:p>
      <text:p text:style-name="P1"><text:span text:style-name="T1">elm-momentum<text:tab/>1914/udp<text:tab/>#Elm-Momentum</text:span></text:p>
      <text:p text:style-name="P1"><text:span text:style-name="T1">facelink<text:tab/>1915/tcp<text:tab/>#FACELINK</text:span></text:p>
      <text:p text:style-name="P1"><text:span text:style-name="T1">facelink<text:tab/>1915/udp<text:tab/>#FACELINK</text:span></text:p>
      <text:p text:style-name="P1"><text:span text:style-name="T1">persona<text:tab/>1916/tcp<text:tab/>#Persoft Persona</text:span></text:p>
      <text:p text:style-name="P1"><text:span text:style-name="T1">persona<text:tab/>1916/udp<text:tab/>#Persoft Persona</text:span></text:p>
      <text:p text:style-name="P1"><text:span text:style-name="T1">noagent<text:tab/>1917/tcp<text:tab/>#nOAgent</text:span></text:p>
      <text:p text:style-name="P1"><text:span text:style-name="T1">noagent<text:tab/>1917/udp<text:tab/>#nOAgent</text:span></text:p>
      <text:p text:style-name="P1"><text:span text:style-name="T1">can-nds<text:tab/>1918/tcp<text:tab/>#Candle Directory Service - NDS</text:span></text:p>
      <text:p text:style-name="P1"><text:span text:style-name="T1">can-nds<text:tab/>1918/udp<text:tab/>#Candle Directory Service - NDS</text:span></text:p>
      <text:p text:style-name="P1"><text:span text:style-name="T1">can-dch<text:tab/>1919/tcp<text:tab/>#Candle Directory Service - DCH</text:span></text:p>
      <text:p text:style-name="P1"><text:span text:style-name="T1">can-dch<text:tab/>1919/udp<text:tab/>#Candle Directory Service - DCH</text:span></text:p>
      <text:p text:style-name="P1"><text:span text:style-name="T1">can-ferret<text:tab/>1920/tcp<text:tab/>#Candle Directory Service - FERRET</text:span></text:p>
      <text:p text:style-name="P1"><text:span text:style-name="T1">can-ferret<text:tab/>1920/udp<text:tab/>#Candle Directory Service - FERRET</text:span></text:p>
      <text:p text:style-name="P1"><text:span text:style-name="T1">noadmin<text:tab/>1921/tcp<text:tab/>#NoAdmin</text:span></text:p>
      <text:p text:style-name="P1"><text:span text:style-name="T1">noadmin<text:tab/>1921/udp<text:tab/>#NoAdmin</text:span></text:p>
      <text:p text:style-name="P1"><text:span text:style-name="T1">tapestry<text:tab/>1922/tcp<text:tab/>#Tapestry</text:span></text:p>
      <text:p text:style-name="P1"><text:span text:style-name="T1">tapestry<text:tab/>1922/udp<text:tab/>#Tapestry</text:span></text:p>
      <text:p text:style-name="P1"><text:span text:style-name="T1">spice<text:tab/>1923/tcp<text:tab/>#SPICE</text:span></text:p>
      <text:p text:style-name="P1"><text:span text:style-name="T1">spice<text:tab/>1923/udp<text:tab/>#SPICE</text:span></text:p>
      <text:p text:style-name="P1"><text:span text:style-name="T1">xiip<text:tab/>1924/tcp<text:tab/>#XIIP</text:span></text:p>
      <text:p text:style-name="P1"><text:span text:style-name="T1">xiip<text:tab/>1924/udp<text:tab/>#XIIP</text:span></text:p>
      <text:p text:style-name="P1"><text:span text:style-name="T1">discovery-port<text:tab/>1925/tcp<text:tab/>#Surrogate Discovery Port</text:span></text:p>
      <text:p text:style-name="P1"><text:span text:style-name="T1">discovery-port<text:tab/>1925/udp<text:tab/>#Surrogate Discovery Port</text:span></text:p>
      <text:p text:style-name="P1"><text:span text:style-name="T1">egs<text:tab/>1926/tcp<text:tab/>#Evolution Game Server</text:span></text:p>
      <text:p text:style-name="P1"><text:span text:style-name="T1">egs<text:tab/>1926/udp<text:tab/>#Evolution Game Server</text:span></text:p>
      <text:p text:style-name="P1"><text:span text:style-name="T1">videte-cipc<text:tab/>1927/tcp<text:tab/>#Videte CIPC Port</text:span></text:p>
      <text:p text:style-name="P1"><text:span text:style-name="T1">videte-cipc<text:tab/>1927/udp<text:tab/>#Videte CIPC Port</text:span></text:p>
      <text:p text:style-name="P1"><text:span text:style-name="T1">emsd-port<text:tab/>1928/tcp<text:tab/>#Expnd Maui Srvr Dscovr</text:span></text:p>
      <text:p text:style-name="P1"><text:span text:style-name="T1">emsd-port<text:tab/>1928/udp<text:tab/>#Expnd Maui Srvr Dscovr</text:span></text:p>
      <text:p text:style-name="P1"><text:span text:style-name="T1">bandwiz-system<text:tab/>1929/tcp<text:tab/>#Bandwiz System - Server</text:span></text:p>
      <text:p text:style-name="P1"><text:span text:style-name="T1">bandwiz-system<text:tab/>1929/udp<text:tab/>#Bandwiz System - Server</text:span></text:p>
      <text:p text:style-name="P1"><text:span text:style-name="T1">driveappserver<text:tab/>1930/tcp<text:tab/>#Drive AppServer</text:span></text:p>
      <text:p text:style-name="P1"><text:span text:style-name="T1">driveappserver<text:tab/>1930/udp<text:tab/>#Drive AppServer</text:span></text:p>
      <text:p text:style-name="P1"><text:span text:style-name="T1">amdsched<text:tab/>1931/tcp<text:tab/>#AMD SCHED</text:span></text:p>
      <text:p text:style-name="P1"><text:span text:style-name="T1">amdsched<text:tab/>1931/udp<text:tab/>#AMD SCHED</text:span></text:p>
      <text:p text:style-name="P1"><text:span text:style-name="T1">ctt-broker<text:tab/>1932/tcp<text:tab/>#CTT Broker</text:span></text:p>
      <text:p text:style-name="P1"><text:span text:style-name="T1">ctt-broker<text:tab/>1932/udp<text:tab/>#CTT Broker</text:span></text:p>
      <text:p text:style-name="P1"><text:span text:style-name="T1">xmapi<text:tab/>1933/tcp<text:tab/>#IBM LM MT Agent</text:span></text:p>
      <text:p text:style-name="P1"><text:span text:style-name="T1">xmapi<text:tab/>1933/udp<text:tab/>#IBM LM MT Agent</text:span></text:p>
      <text:p text:style-name="P1"><text:span text:style-name="T1">xaapi<text:tab/>1934/tcp<text:tab/>#IBM LM Appl Agent</text:span></text:p>
      <text:p text:style-name="P1"><text:span text:style-name="T1">xaapi<text:tab/>1934/udp<text:tab/>#IBM LM Appl Agent</text:span></text:p>
      <text:p text:style-name="P1"><text:span text:style-name="T1">tincan<text:tab/>1935/tcp<text:tab/>#TinCan</text:span></text:p>
      <text:p text:style-name="P1"><text:span text:style-name="T1">tincan<text:tab/>1935/udp<text:tab/>#TinCan</text:span></text:p>
      <text:p text:style-name="P1"><text:span text:style-name="T1">jetcmeserver<text:tab/>1936/tcp<text:tab/>#JetCmeServer Server Port</text:span></text:p>
      <text:p text:style-name="P1"><text:span text:style-name="T1">jetcmeserver<text:tab/>1936/udp<text:tab/>#JetCmeServer Server Port</text:span></text:p>
      <text:p text:style-name="P1"><text:span text:style-name="T1">jwserver<text:tab/>1937/tcp<text:tab/>#JetVWay Server Port</text:span></text:p>
      <text:p text:style-name="P1"><text:span text:style-name="T1">jwserver<text:tab/>1937/udp<text:tab/>#JetVWay Server Port</text:span></text:p>
      <text:p text:style-name="P1"><text:span text:style-name="T1">jwclient<text:tab/>1938/tcp<text:tab/>#JetVWay Client Port</text:span></text:p>
      <text:p text:style-name="P1"><text:span text:style-name="T1">jwclient<text:tab/>1938/udp<text:tab/>#JetVWay Client Port</text:span></text:p>
      <text:p text:style-name="P1"><text:span text:style-name="T1">jvserver<text:tab/>1939/tcp<text:tab/>#JetVision Server Port</text:span></text:p>
      <text:p text:style-name="P1"><text:span text:style-name="T1">jvserver<text:tab/>1939/udp<text:tab/>#JetVision Server Port</text:span></text:p>
      <text:p text:style-name="P1"><text:span text:style-name="T1">jvclient<text:tab/>1940/tcp<text:tab/>#JetVision Client Port</text:span></text:p>
      <text:p text:style-name="P1"><text:span text:style-name="T1">jvclient<text:tab/>1940/udp<text:tab/>#JetVision Client Port</text:span></text:p>
      <text:p text:style-name="P1"><text:span text:style-name="T1">dic-aida<text:tab/>1941/tcp<text:tab/>#DIC-Aida</text:span></text:p>
      <text:p text:style-name="P1"><text:span text:style-name="T1">dic-aida<text:tab/>1941/udp<text:tab/>#DIC-Aida</text:span></text:p>
      <text:p text:style-name="P1"><text:span text:style-name="T1">res<text:tab/>1942/tcp<text:tab/>#Real Enterprise Service</text:span></text:p>
      <text:p text:style-name="P1"><text:span text:style-name="T1">res<text:tab/>1942/udp<text:tab/>#Real Enterprise Service</text:span></text:p>
      <text:p text:style-name="P1"><text:span text:style-name="T1">beeyond-media<text:tab/>1943/tcp<text:tab/>#Beeyond Media</text:span></text:p>
      <text:p text:style-name="P1"><text:span text:style-name="T1">beeyond-media<text:tab/>1943/udp<text:tab/>#Beeyond Media</text:span></text:p>
      <text:p text:style-name="P1"><text:span text:style-name="T1">close-combat<text:tab/>1944/tcp<text:tab/>#close-combat</text:span></text:p>
      <text:p text:style-name="P1"><text:span text:style-name="T1">close-combat<text:tab/>1944/udp<text:tab/>#close-combat</text:span></text:p>
      <text:p text:style-name="P1"><text:span text:style-name="T1">dialogic-elmd<text:tab/>1945/tcp<text:tab/>#dialogic-elmd</text:span></text:p>
      <text:p text:style-name="P1"><text:span text:style-name="T1">dialogic-elmd<text:tab/>1945/udp<text:tab/>#dialogic-elmd</text:span></text:p>
      <text:p text:style-name="P1"><text:span text:style-name="T1">tekpls<text:tab/>1946/tcp<text:tab/>#tekpls</text:span></text:p>
      <text:p text:style-name="P1"><text:span text:style-name="T1">tekpls<text:tab/>1946/udp<text:tab/>#tekpls</text:span></text:p>
      <text:p text:style-name="P1"><text:span text:style-name="T1">hlserver<text:tab/>1947/tcp<text:tab/>#hlserver</text:span></text:p>
      <text:p text:style-name="P1"><text:span text:style-name="T1">hlserver<text:tab/>1947/udp<text:tab/>#hlserver</text:span></text:p>
      <text:p text:style-name="P1"><text:span text:style-name="T1">eye2eye<text:tab/>1948/tcp<text:tab/>#eye2eye</text:span></text:p>
      <text:p text:style-name="P1"><text:span text:style-name="T1">eye2eye<text:tab/>1948/udp<text:tab/>#eye2eye</text:span></text:p>
      <text:p text:style-name="P1"><text:span text:style-name="T1">ismaeasdaqlive<text:tab/>1949/tcp<text:tab/>#ISMA Easdaq Live</text:span></text:p>
      <text:p text:style-name="P1"><text:span text:style-name="T1">ismaeasdaqlive<text:tab/>1949/udp<text:tab/>#ISMA Easdaq Live</text:span></text:p>
      <text:p text:style-name="P1"><text:span text:style-name="T1">ismaeasdaqtest<text:tab/>1950/tcp<text:tab/>#ISMA Easdaq Test</text:span></text:p>
      <text:p text:style-name="P1"><text:span text:style-name="T1">ismaeasdaqtest<text:tab/>1950/udp<text:tab/>#ISMA Easdaq Test</text:span></text:p>
      <text:p text:style-name="P1"><text:span text:style-name="T1">bcs-lmserver<text:tab/>1951/tcp<text:tab/>#bcs-lmserver</text:span></text:p>
      <text:p text:style-name="P1"><text:span text:style-name="T1">bcs-lmserver<text:tab/>1951/udp<text:tab/>#bcs-lmserver</text:span></text:p>
      <text:p text:style-name="P1"><text:span text:style-name="T1">mpnjsc<text:tab/>1952/tcp<text:tab/>#mpnjsc</text:span></text:p>
      <text:p text:style-name="P1"><text:span text:style-name="T1">mpnjsc<text:tab/>1952/udp<text:tab/>#mpnjsc</text:span></text:p>
      <text:p text:style-name="P1"><text:span text:style-name="T1">rapidbase<text:tab/>1953/tcp<text:tab/>#Rapid Base</text:span></text:p>
      <text:p text:style-name="P1"><text:span text:style-name="T1">rapidbase<text:tab/>1953/udp<text:tab/>#Rapid Base</text:span></text:p>
      <text:p text:style-name="P1"><text:span text:style-name="T1">abr-basic<text:tab/>1954/tcp<text:tab/>#ABR-Basic Data</text:span></text:p>
      <text:p text:style-name="P1"><text:span text:style-name="T1">abr-basic<text:tab/>1954/udp<text:tab/>#ABR-Basic Data</text:span></text:p>
      <text:p text:style-name="P1"><text:span text:style-name="T1">abr-secure<text:tab/>1955/tcp<text:tab/>#ABR-Secure Data</text:span></text:p>
      <text:p text:style-name="P1"><text:span text:style-name="T1">abr-secure<text:tab/>1955/udp<text:tab/>#ABR-Secure Data</text:span></text:p>
      <text:p text:style-name="P1"><text:span text:style-name="T1">vrtl-vmf-ds<text:tab/>1956/tcp<text:tab/>#Vertel VMF DS</text:span></text:p>
      <text:p text:style-name="P1"><text:span text:style-name="T1">vrtl-vmf-ds<text:tab/>1956/udp<text:tab/>#Vertel VMF DS</text:span></text:p>
      <text:p text:style-name="P1"><text:span text:style-name="T1">unix-status<text:tab/>1957/tcp<text:tab/>#unix-status</text:span></text:p>
      <text:p text:style-name="P1"><text:span text:style-name="T1">unix-status<text:tab/>1957/udp<text:tab/>#unix-status</text:span></text:p>
      <text:p text:style-name="P1"><text:span text:style-name="T1">dxadmind<text:tab/>1958/tcp<text:tab/>#CA Administration Daemon</text:span></text:p>
      <text:p text:style-name="P1"><text:span text:style-name="T1">dxadmind<text:tab/>1958/udp<text:tab/>#CA Administration Daemon</text:span></text:p>
      <text:p text:style-name="P1"><text:span text:style-name="T1">simp-all<text:tab/>1959/tcp<text:tab/>#SIMP Channel</text:span></text:p>
      <text:p text:style-name="P1"><text:span text:style-name="T1">simp-all<text:tab/>1959/udp<text:tab/>#SIMP Channel</text:span></text:p>
      <text:p text:style-name="P1"><text:span text:style-name="T1">nasmanager<text:tab/>1960/tcp<text:tab/>#Merit DAC NASmanager</text:span></text:p>
      <text:p text:style-name="P1"><text:span text:style-name="T1">nasmanager<text:tab/>1960/udp<text:tab/>#Merit DAC NASmanager</text:span></text:p>
      <text:p text:style-name="P1"><text:span text:style-name="T1">bts-appserver<text:tab/>1961/tcp<text:tab/>#BTS APPSERVER</text:span></text:p>
      <text:p text:style-name="P1"><text:span text:style-name="T1">bts-appserver<text:tab/>1961/udp<text:tab/>#BTS APPSERVER</text:span></text:p>
      <text:p text:style-name="P1"><text:span text:style-name="T1">biap-mp<text:tab/>1962/tcp<text:tab/>#BIAP-MP</text:span></text:p>
      <text:p text:style-name="P1"><text:span text:style-name="T1">biap-mp<text:tab/>1962/udp<text:tab/>#BIAP-MP</text:span></text:p>
      <text:p text:style-name="P1"><text:span text:style-name="T1">webmachine<text:tab/>1963/tcp<text:tab/>#WebMachine</text:span></text:p>
      <text:p text:style-name="P1"><text:span text:style-name="T1">webmachine<text:tab/>1963/udp<text:tab/>#WebMachine</text:span></text:p>
      <text:p text:style-name="P1"><text:span text:style-name="T1">solid-e-engine<text:tab/>1964/tcp<text:tab/>#SOLID E ENGINE</text:span></text:p>
      <text:p text:style-name="P1"><text:span text:style-name="T1">solid-e-engine<text:tab/>1964/udp<text:tab/>#SOLID E ENGINE</text:span></text:p>
      <text:p text:style-name="P1"><text:span text:style-name="T1">tivoli-npm<text:tab/>1965/tcp<text:tab/>#Tivoli NPM</text:span></text:p>
      <text:p text:style-name="P1"><text:span text:style-name="T1">tivoli-npm<text:tab/>1965/udp<text:tab/>#Tivoli NPM</text:span></text:p>
      <text:p text:style-name="P1"><text:span text:style-name="T1">FakeFTP<text:tab/>1966/tcp<text:tab/>#[trojan] Fake FTP</text:span></text:p>
      <text:p text:style-name="P1"><text:span text:style-name="T1">FakeFTP<text:tab/>1966/tcp<text:tab/>#[trojan] Fake FTP</text:span></text:p>
      <text:p text:style-name="P1"><text:span text:style-name="T1">slush<text:tab/>1966/tcp<text:tab/>#Slush</text:span></text:p>
      <text:p text:style-name="P1"><text:span text:style-name="T1">slush<text:tab/>1966/udp<text:tab/>#Slush</text:span></text:p>
      <text:p text:style-name="P1"><text:span text:style-name="T1">ForYourEyesOnly<text:tab/>1967/tcp<text:tab/>#[trojan] For Your Eyes Only - FYEO</text:span></text:p>
      <text:p text:style-name="P1"><text:span text:style-name="T1">sns-quote<text:tab/>1967/tcp<text:tab/>#SNS Quote</text:span></text:p>
      <text:p text:style-name="P1"><text:span text:style-name="T1">WMFTPServer<text:tab/>1967/tcp<text:tab/>#[trojan] WM FTP Server</text:span></text:p>
      <text:p text:style-name="P1"><text:span text:style-name="T1">sns-quote<text:tab/>1967/udp<text:tab/>#SNS Quote</text:span></text:p>
      <text:p text:style-name="P1"><text:span text:style-name="T1">lipsinc<text:tab/>1968/tcp<text:tab/>#LIPSinc</text:span></text:p>
      <text:p text:style-name="P1"><text:span text:style-name="T1">lipsinc<text:tab/>1968/udp<text:tab/>#LIPSinc</text:span></text:p>
      <text:p text:style-name="P1"><text:span text:style-name="T1">lipsinc1<text:tab/>1969/tcp<text:tab/>#LIPSinc 1</text:span></text:p>
      <text:p text:style-name="P1"><text:span text:style-name="T1">OpCBO<text:tab/>1969/tcp<text:tab/>#[trojan] OpC BO</text:span></text:p>
      <text:p text:style-name="P1"><text:span text:style-name="T1">OpCBO<text:tab/>1969/tcp<text:tab/>#[trojan] OpC BO</text:span></text:p>
      <text:p text:style-name="P1"><text:span text:style-name="T1">lipsinc1<text:tab/>1969/udp<text:tab/>#LIPSinc 1</text:span></text:p>
      <text:p text:style-name="P1"><text:span text:style-name="T1">netop-rc<text:tab/>1970/tcp<text:tab/>#NetOp Remote Control</text:span></text:p>
      <text:p text:style-name="P1"><text:span text:style-name="T1">netop-rc<text:tab/>1970/udp<text:tab/>#NetOp Remote Control</text:span></text:p>
      <text:p text:style-name="P1"><text:span text:style-name="T1">netop-school<text:tab/>1971/tcp<text:tab/>#NetOp School</text:span></text:p>
      <text:p text:style-name="P1"><text:span text:style-name="T1">netop-school<text:tab/>1971/udp<text:tab/>#NetOp School</text:span></text:p>
      <text:p text:style-name="P1"><text:span text:style-name="T1">intersys-cache<text:tab/>1972/tcp<text:tab/>#Cache</text:span></text:p>
      <text:p text:style-name="P1"><text:span text:style-name="T1">intersys-cache<text:tab/>1972/udp<text:tab/>#Cache</text:span></text:p>
      <text:p text:style-name="P1"><text:span text:style-name="T1">dlsrap<text:tab/>1973/tcp<text:tab/>#Data Link Switching Remote Access Protocol</text:span></text:p>
      <text:p text:style-name="P1"><text:span text:style-name="T1">dlsrap<text:tab/>1973/udp<text:tab/>#Data Link Switching Remote Access Protocol</text:span></text:p>
      <text:p text:style-name="P1"><text:span text:style-name="T1">drp<text:tab/>1974/tcp<text:tab/>#DRP</text:span></text:p>
      <text:p text:style-name="P1"><text:span text:style-name="T1">drp<text:tab/>1974/udp<text:tab/>#DRP</text:span></text:p>
      <text:p text:style-name="P1"><text:span text:style-name="T1">Aureate<text:tab/>1975/tcp<text:tab/>#Aureate / Radiate spyware servers</text:span></text:p>
      <text:p text:style-name="P1"><text:span text:style-name="T1">tcoflashagent<text:tab/>1975/tcp<text:tab/>#TCO Flash Agent</text:span></text:p>
      <text:p text:style-name="P1"><text:span text:style-name="T1">tcoflashagent<text:tab/>1975/udp<text:tab/>#TCO Flash Agent</text:span></text:p>
      <text:p text:style-name="P1"><text:span text:style-name="T1">tcoregagent<text:tab/>1976/tcp<text:tab/>#TCO Reg Agent</text:span></text:p>
      <text:p text:style-name="P1"><text:span text:style-name="T1">tcoregagent<text:tab/>1976/udp<text:tab/>#TCO Reg Agent</text:span></text:p>
      <text:p text:style-name="P1"><text:span text:style-name="T1">tcoaddressbook<text:tab/>1977/tcp<text:tab/>#TCO Address Book</text:span></text:p>
      <text:p text:style-name="P1"><text:span text:style-name="T1">tcoaddressbook<text:tab/>1977/udp<text:tab/>#TCO Address Book</text:span></text:p>
      <text:p text:style-name="P1"><text:span text:style-name="T1">unisql<text:tab/>1978/tcp<text:tab/>#UniSQL</text:span></text:p>
      <text:p text:style-name="P1"><text:span text:style-name="T1">unisql<text:tab/>1978/udp<text:tab/>#UniSQL</text:span></text:p>
      <text:p text:style-name="P1"><text:span text:style-name="T1">unisql-java<text:tab/>1979/tcp<text:tab/>#UniSQL Java</text:span></text:p>
      <text:p text:style-name="P1"><text:span text:style-name="T1">unisql-java<text:tab/>1979/udp<text:tab/>#UniSQL Java</text:span></text:p>
      <text:p text:style-name="P1"><text:span text:style-name="T1">pearldoc-xact<text:tab/>1980/tcp<text:tab/>#PearlDoc XACT</text:span></text:p>
      <text:p text:style-name="P1"><text:span text:style-name="T1">pearldoc-xact<text:tab/>1980/udp<text:tab/>#PearlDoc XACT</text:span></text:p>
      <text:p text:style-name="P1"><text:span text:style-name="T1">Bowl<text:tab/>1981/tcp<text:tab/>#[trojan] Bowl</text:span></text:p>
      <text:p text:style-name="P1"><text:span text:style-name="T1">Bowl<text:tab/>1981/tcp<text:tab/>#[trojan] Bowl</text:span></text:p>
      <text:p text:style-name="P1"><text:span text:style-name="T1">p2pq<text:tab/>1981/tcp<text:tab/>#p2pQ</text:span></text:p>
      <text:p text:style-name="P1"><text:span text:style-name="T1">Shockrave<text:tab/>1981/tcp<text:tab/>#[trojan] Shockrave</text:span></text:p>
      <text:p text:style-name="P1"><text:span text:style-name="T1">p2pq<text:tab/>1981/udp<text:tab/>#p2pQ</text:span></text:p>
      <text:p text:style-name="P1"><text:span text:style-name="T1">estamp<text:tab/>1982/tcp<text:tab/>#Evidentiary Timestamp</text:span></text:p>
      <text:p text:style-name="P1"><text:span text:style-name="T1">estamp<text:tab/>1982/udp<text:tab/>#Evidentiary Timestamp</text:span></text:p>
      <text:p text:style-name="P1"><text:span text:style-name="T1">lhtp<text:tab/>1983/tcp<text:tab/>#Loophole Test Protocol</text:span></text:p>
      <text:p text:style-name="P1"><text:span text:style-name="T1">lhtp<text:tab/>1983/udp<text:tab/>#Loophole Test Protocol</text:span></text:p>
      <text:p text:style-name="P1"><text:span text:style-name="T1">bb<text:tab/>1984/tcp<text:tab/>#BB</text:span></text:p>
      <text:p text:style-name="P1"><text:span text:style-name="T1">bb<text:tab/>1984/udp<text:tab/>#BB</text:span></text:p>
      <text:p text:style-name="P1"><text:span text:style-name="T1">hsrp<text:tab/>1985/tcp<text:tab/>#Hot Standby Router Protocol</text:span></text:p>
      <text:p text:style-name="P1"><text:span text:style-name="T1">hsrp<text:tab/>1985/udp<text:tab/>#Hot Standby Router Protocol</text:span></text:p>
      <text:p text:style-name="P1"><text:span text:style-name="T1">licensedaemon<text:tab/>1986/tcp<text:tab/>#cisco license management</text:span></text:p>
      <text:p text:style-name="P1"><text:span text:style-name="T1">licensedaemon<text:tab/>1986/udp<text:tab/>#cisco license management</text:span></text:p>
      <text:p text:style-name="P1"><text:span text:style-name="T1">tr-rsrb-p1<text:tab/>1987/tcp<text:tab/>#cisco RSRB Priority 1 port</text:span></text:p>
      <text:p text:style-name="P1"><text:span text:style-name="T1">tr-rsrb-p1<text:tab/>1987/udp<text:tab/>#cisco RSRB Priority 1 port</text:span></text:p>
      <text:p text:style-name="P1"><text:span text:style-name="T1">tr-rsrb-p2<text:tab/>1988/tcp<text:tab/>#cisco RSRB Priority 2 port</text:span></text:p>
      <text:p text:style-name="P1"><text:span text:style-name="T1">tr-rsrb-p2<text:tab/>1988/udp<text:tab/>#cisco RSRB Priority 2 port</text:span></text:p>
      <text:p text:style-name="P1"><text:span text:style-name="T1">mshnet<text:tab/>1989/tcp<text:tab/>#MHSnet system</text:span></text:p>
      <text:p text:style-name="P1"><text:span text:style-name="T1">tr-rsrb-p3<text:tab/>1989/tcp<text:tab/>#cisco RSRB Priority 3 port</text:span></text:p>
      <text:p text:style-name="P1"><text:span text:style-name="T1">mshnet<text:tab/>1989/udp<text:tab/>#MHSnet system</text:span></text:p>
      <text:p text:style-name="P1"><text:span text:style-name="T1">tr-rsrb-p3<text:tab/>1989/udp<text:tab/>#cisco RSRB Priority 3 port</text:span></text:p>
      <text:p text:style-name="P1"><text:span text:style-name="T1">stun-p1<text:tab/>1990/tcp<text:tab/>#cisco STUN Priority 1 port</text:span></text:p>
      <text:p text:style-name="P1"><text:span text:style-name="T1">stun-p1<text:tab/>1990/udp<text:tab/>#cisco STUN Priority 1 port</text:span></text:p>
      <text:p text:style-name="P1"><text:span text:style-name="T1">PitFall<text:tab/>1991/tcp<text:tab/>#[trojan] PitFall</text:span></text:p>
      <text:p text:style-name="P1"><text:span text:style-name="T1">stun-p2<text:tab/>1991/tcp<text:tab/>#cisco STUN Priority 2 port</text:span></text:p>
      <text:p text:style-name="P1"><text:span text:style-name="T1">stun-p2<text:tab/>1991/udp<text:tab/>#cisco STUN Priority 2 port</text:span></text:p>
      <text:p text:style-name="P1"><text:span text:style-name="T1">ipsendmsg<text:tab/>1992/tcp<text:tab/>#IPsendmsg</text:span></text:p>
      <text:p text:style-name="P1"><text:span text:style-name="T1">stun-p3<text:tab/>1992/tcp<text:tab/>#cisco STUN Priority 3 port</text:span></text:p>
      <text:p text:style-name="P1"><text:span text:style-name="T1">ipsendmsg<text:tab/>1992/udp<text:tab/>#IPsendmsg</text:span></text:p>
      <text:p text:style-name="P1"><text:span text:style-name="T1">stun-p3<text:tab/>1992/udp<text:tab/>#cisco STUN Priority 3 port</text:span></text:p>
      <text:p text:style-name="P1"><text:span text:style-name="T1">snmp-tcp-port<text:tab/>1993/tcp<text:tab/>#cisco SNMP TCP port</text:span></text:p>
      <text:p text:style-name="P1"><text:span text:style-name="T1">snmp-tcp-port<text:tab/>1993/udp<text:tab/>#cisco SNMP TCP port</text:span></text:p>
      <text:p text:style-name="P1"><text:span text:style-name="T1">stun-port<text:tab/>1994/tcp<text:tab/>#cisco serial tunnel port</text:span></text:p>
      <text:p text:style-name="P1"><text:span text:style-name="T1">stun-port<text:tab/>1994/udp<text:tab/>#cisco serial tunnel port</text:span></text:p>
      <text:p text:style-name="P1"><text:span text:style-name="T1">perf-port<text:tab/>1995/tcp<text:tab/>#cisco perf port</text:span></text:p>
      <text:p text:style-name="P1"><text:span text:style-name="T1">perf-port<text:tab/>1995/udp<text:tab/>#cisco perf port</text:span></text:p>
      <text:p text:style-name="P1"><text:span text:style-name="T1">tr-rsrb-port<text:tab/>1996/tcp<text:tab/>#cisco Remote SRB port</text:span></text:p>
      <text:p text:style-name="P1"><text:span text:style-name="T1">tr-rsrb-port<text:tab/>1996/udp<text:tab/>#cisco Remote SRB port</text:span></text:p>
      <text:p text:style-name="P1"><text:span text:style-name="T1">gdp-port<text:tab/>1997/tcp<text:tab/>#cisco Gateway Discovery Protocol</text:span></text:p>
      <text:p text:style-name="P1"><text:span text:style-name="T1">gdp-port<text:tab/>1997/udp<text:tab/>#cisco Gateway Discovery Protocol</text:span></text:p>
      <text:p text:style-name="P1"><text:span text:style-name="T1">x25-svc-port<text:tab/>1998/tcp<text:tab/>#cisco X.25 service (XOT)</text:span></text:p>
      <text:p text:style-name="P1"><text:span text:style-name="T1">x25-svc-port<text:tab/>1998/udp<text:tab/>#cisco X.25 service (XOT)</text:span></text:p>
      <text:p text:style-name="P1"><text:span text:style-name="T1">BackDoor<text:tab/>1999/tcp<text:tab/>#[trojan] BackDoor</text:span></text:p>
      <text:p text:style-name="P1"><text:span text:style-name="T1">BackDoor<text:tab/>1999/tcp<text:tab/>#[trojan] Back Door</text:span></text:p>
      <text:p text:style-name="P1"><text:span text:style-name="T1">SubSeven<text:tab/>1999/tcp<text:tab/>#[trojan] SubSeven</text:span></text:p>
      <text:p text:style-name="P1"><text:span text:style-name="T1">tcp-id-port<text:tab/>1999/tcp<text:tab/>#cisco identification port</text:span></text:p>
      <text:p text:style-name="P1"><text:span text:style-name="T1">TransScout<text:tab/>1999/tcp<text:tab/>#[trojan] TransScout</text:span></text:p>
      <text:p text:style-name="P1"><text:span text:style-name="T1">tcp-id-port<text:tab/>1999/udp<text:tab/>#cisco identification port</text:span></text:p>
      <text:p text:style-name="P1"><text:span text:style-name="T1">callbook<text:tab/>2000/tcp<text:tab/>#</text:span></text:p>
      <text:p text:style-name="P1"><text:span text:style-name="T1">DerSp&amp;auml;her<text:tab/>2000/tcp<text:tab/>#[trojan] Der Sp&amp;auml;her / Der Spaeher</text:span></text:p>
      <text:p text:style-name="P1"><text:span text:style-name="T1">DerSpherDerSpaeher<text:tab/>2000/tcp<text:tab/>#[trojan] Der Sp&amp;auml;her / Der Spaeher</text:span></text:p>
      <text:p text:style-name="P1"><text:span text:style-name="T1">InsaneNetwork<text:tab/>2000/tcp<text:tab/>#[trojan] Insane Network</text:span></text:p>
      <text:p text:style-name="P1"><text:span text:style-name="T1">InsaneNetwork<text:tab/>2000/tcp<text:tab/>#[trojan] Insane Network</text:span></text:p>
      <text:p text:style-name="P1"><text:span text:style-name="T1">Last2000<text:tab/>2000/tcp<text:tab/>#[trojan] Last 2000</text:span></text:p>
      <text:p text:style-name="P1"><text:span text:style-name="T1">RemoteExplorer2000<text:tab/>2000/tcp<text:tab/>#[trojan] Remote Explorer 2000</text:span></text:p>
      <text:p text:style-name="P1"><text:span text:style-name="T1">SennaSpyTrojanGenerator<text:tab/>2000/tcp<text:tab/>#[trojan] Senna Spy Trojan Generator</text:span></text:p>
      <text:p text:style-name="P1"><text:span text:style-name="T1">callbook<text:tab/>2000/udp<text:tab/>#</text:span></text:p>
      <text:p text:style-name="P1"><text:span text:style-name="T1">dc<text:tab/>2001/tcp<text:tab/>#</text:span></text:p>
      <text:p text:style-name="P1"><text:span text:style-name="T1">DerSp&amp;auml;her<text:tab/>2001/tcp<text:tab/>#[trojan] Der Sp&amp;auml;her / Der Spaeher</text:span></text:p>
      <text:p text:style-name="P1"><text:span text:style-name="T1">DerSpherDerSpaeher<text:tab/>2001/tcp<text:tab/>#[trojan] Der Sp&amp;auml;her / Der Spaeher</text:span></text:p>
      <text:p text:style-name="P1"><text:span text:style-name="T1">TrojanCow<text:tab/>2001/tcp<text:tab/>#[trojan] Trojan Cow</text:span></text:p>
      <text:p text:style-name="P1"><text:span text:style-name="T1">TrojanCow<text:tab/>2001/tcp<text:tab/>#[trojan] Trojan Cow</text:span></text:p>
      <text:p text:style-name="P1"><text:span text:style-name="T1">wizard<text:tab/>2001/udp<text:tab/>#curry</text:span></text:p>
      <text:p text:style-name="P1"><text:span text:style-name="T1">globe<text:tab/>2002/udp<text:tab/>#</text:span></text:p>
      <text:p text:style-name="P1"><text:span text:style-name="T1">slapper<text:tab/>2002/udp<text:tab/>#Slaper Worm P2P Backdoor</text:span></text:p>
      <text:p text:style-name="P1"><text:span text:style-name="T1">cfingerd<text:tab/>2003/tcp<text:tab/>#GNU finger</text:span></text:p>
      <text:p text:style-name="P1"><text:span text:style-name="T1">TransScout<text:tab/>2003/tcp<text:tab/>#[trojan] TransScout</text:span></text:p>
      <text:p text:style-name="P1"><text:span text:style-name="T1">mailbox<text:tab/>2004/tcp<text:tab/>#</text:span></text:p>
      <text:p text:style-name="P1"><text:span text:style-name="T1">TransScout<text:tab/>2004/tcp<text:tab/>#[trojan] TransScout</text:span></text:p>
      <text:p text:style-name="P1"><text:span text:style-name="T1">emce<text:tab/>2004/udp<text:tab/>#CCWS mm conf</text:span></text:p>
      <text:p text:style-name="P1"><text:span text:style-name="T1">berknet<text:tab/>2005/tcp<text:tab/>#</text:span></text:p>
      <text:p text:style-name="P1"><text:span text:style-name="T1">deslogin<text:tab/>2005/tcp<text:tab/>#encrypted symmetric telnet login</text:span></text:p>
      <text:p text:style-name="P1"><text:span text:style-name="T1">TransScout<text:tab/>2005/tcp<text:tab/>#[trojan] TransScout</text:span></text:p>
      <text:p text:style-name="P1"><text:span text:style-name="T1">oracle<text:tab/>2005/udp<text:tab/>#</text:span></text:p>
      <text:p text:style-name="P1"><text:span text:style-name="T1">invokator<text:tab/>2006/tcp<text:tab/>#</text:span></text:p>
      <text:p text:style-name="P1"><text:span text:style-name="T1">raid-cc<text:tab/>2006/udp<text:tab/>#raid</text:span></text:p>
      <text:p text:style-name="P1"><text:span text:style-name="T1">dectalk<text:tab/>2007/tcp<text:tab/>#</text:span></text:p>
      <text:p text:style-name="P1"><text:span text:style-name="T1">raid-am<text:tab/>2007/udp<text:tab/>#</text:span></text:p>
      <text:p text:style-name="P1"><text:span text:style-name="T1">conf<text:tab/>2008/tcp<text:tab/>#</text:span></text:p>
      <text:p text:style-name="P1"><text:span text:style-name="T1">terminaldb<text:tab/>2008/udp<text:tab/>#</text:span></text:p>
      <text:p text:style-name="P1"><text:span text:style-name="T1">news<text:tab/>2009/tcp<text:tab/>#</text:span></text:p>
      <text:p text:style-name="P1"><text:span text:style-name="T1">whosockami<text:tab/>2009/udp<text:tab/>#</text:span></text:p>
      <text:p text:style-name="P1"><text:span text:style-name="T1">nfr<text:tab/>2010/tcp<text:tab/>#Network Flight Recorder sensor</text:span></text:p>
      <text:p text:style-name="P1"><text:span text:style-name="T1">search<text:tab/>2010/tcp<text:tab/>#</text:span></text:p>
      <text:p text:style-name="P1"><text:span text:style-name="T1">pipe_server<text:tab/>2010/udp<text:tab/>#</text:span></text:p>
      <text:p text:style-name="P1"><text:span text:style-name="T1">raid-cc<text:tab/>2011/tcp<text:tab/>#raid</text:span></text:p>
      <text:p text:style-name="P1"><text:span text:style-name="T1">servserv<text:tab/>2011/udp<text:tab/>#</text:span></text:p>
      <text:p text:style-name="P1"><text:span text:style-name="T1">ttyinfo<text:tab/>2012/tcp<text:tab/>#</text:span></text:p>
      <text:p text:style-name="P1"><text:span text:style-name="T1">raid-ac<text:tab/>2012/udp<text:tab/>#</text:span></text:p>
      <text:p text:style-name="P1"><text:span text:style-name="T1">raid-am<text:tab/>2013/tcp<text:tab/>#</text:span></text:p>
      <text:p text:style-name="P1"><text:span text:style-name="T1">raid-cd<text:tab/>2013/udp<text:tab/>#</text:span></text:p>
      <text:p text:style-name="P1"><text:span text:style-name="T1">troff<text:tab/>2014/tcp<text:tab/>#</text:span></text:p>
      <text:p text:style-name="P1"><text:span text:style-name="T1">raid-sf<text:tab/>2014/udp<text:tab/>#</text:span></text:p>
      <text:p text:style-name="P1"><text:span text:style-name="T1">cypress<text:tab/>2015/tcp<text:tab/>#</text:span></text:p>
      <text:p text:style-name="P1"><text:span text:style-name="T1">raid-cs<text:tab/>2015/udp<text:tab/>#</text:span></text:p>
      <text:p text:style-name="P1"><text:span text:style-name="T1">bootserver<text:tab/>2016/tcp<text:tab/>#</text:span></text:p>
      <text:p text:style-name="P1"><text:span text:style-name="T1">bootserver<text:tab/>2016/udp<text:tab/>#</text:span></text:p>
      <text:p text:style-name="P1"><text:span text:style-name="T1">cypress-stat<text:tab/>2017/tcp<text:tab/>#</text:span></text:p>
      <text:p text:style-name="P1"><text:span text:style-name="T1">bootclient<text:tab/>2017/udp<text:tab/>#</text:span></text:p>
      <text:p text:style-name="P1"><text:span text:style-name="T1">terminaldb<text:tab/>2018/tcp<text:tab/>#</text:span></text:p>
      <text:p text:style-name="P1"><text:span text:style-name="T1">rellpack<text:tab/>2018/udp<text:tab/>#</text:span></text:p>
      <text:p text:style-name="P1"><text:span text:style-name="T1">whosockami<text:tab/>2019/tcp<text:tab/>#</text:span></text:p>
      <text:p text:style-name="P1"><text:span text:style-name="T1">about<text:tab/>2019/udp<text:tab/>#</text:span></text:p>
      <text:p text:style-name="P1"><text:span text:style-name="T1">xinupageserver<text:tab/>2020/tcp<text:tab/>#</text:span></text:p>
      <text:p text:style-name="P1"><text:span text:style-name="T1">xinupageserver<text:tab/>2020/udp<text:tab/>#</text:span></text:p>
      <text:p text:style-name="P1"><text:span text:style-name="T1">servexec<text:tab/>2021/tcp<text:tab/>#</text:span></text:p>
      <text:p text:style-name="P1"><text:span text:style-name="T1">xinuexpansion1<text:tab/>2021/udp<text:tab/>#</text:span></text:p>
      <text:p text:style-name="P1"><text:span text:style-name="T1">down<text:tab/>2022/tcp<text:tab/>#</text:span></text:p>
      <text:p text:style-name="P1"><text:span text:style-name="T1">xinuexpansion2<text:tab/>2022/udp<text:tab/>#</text:span></text:p>
      <text:p text:style-name="P1"><text:span text:style-name="T1">RipperPro<text:tab/>2023/tcp<text:tab/>#[trojan] Ripper Pro</text:span></text:p>
      <text:p text:style-name="P1"><text:span text:style-name="T1">Ripper<text:tab/>2023/tcp<text:tab/>#[trojan] Ripper</text:span></text:p>
      <text:p text:style-name="P1"><text:span text:style-name="T1">xinuexpansion3<text:tab/>2023/tcp<text:tab/>#</text:span></text:p>
      <text:p text:style-name="P1"><text:span text:style-name="T1">xinuexpansion3<text:tab/>2023/udp<text:tab/>#</text:span></text:p>
      <text:p text:style-name="P1"><text:span text:style-name="T1">xinuexpansion4<text:tab/>2024/tcp<text:tab/>#</text:span></text:p>
      <text:p text:style-name="P1"><text:span text:style-name="T1">xinuexpansion4<text:tab/>2024/udp<text:tab/>#</text:span></text:p>
      <text:p text:style-name="P1"><text:span text:style-name="T1">ellpack<text:tab/>2025/tcp<text:tab/>#</text:span></text:p>
      <text:p text:style-name="P1"><text:span text:style-name="T1">xribs<text:tab/>2025/udp<text:tab/>#</text:span></text:p>
      <text:p text:style-name="P1"><text:span text:style-name="T1">scrabble<text:tab/>2026/tcp<text:tab/>#</text:span></text:p>
      <text:p text:style-name="P1"><text:span text:style-name="T1">scrabble<text:tab/>2026/udp<text:tab/>#</text:span></text:p>
      <text:p text:style-name="P1"><text:span text:style-name="T1">shadowserver<text:tab/>2027/tcp<text:tab/>#</text:span></text:p>
      <text:p text:style-name="P1"><text:span text:style-name="T1">shadowserver<text:tab/>2027/udp<text:tab/>#</text:span></text:p>
      <text:p text:style-name="P1"><text:span text:style-name="T1">submitserver<text:tab/>2028/tcp<text:tab/>#</text:span></text:p>
      <text:p text:style-name="P1"><text:span text:style-name="T1">submitserver<text:tab/>2028/udp<text:tab/>#</text:span></text:p>
      <text:p text:style-name="P1"><text:span text:style-name="T1">device2<text:tab/>2030/tcp<text:tab/>#</text:span></text:p>
      <text:p text:style-name="P1"><text:span text:style-name="T1">device2<text:tab/>2030/udp<text:tab/>#</text:span></text:p>
      <text:p text:style-name="P1"><text:span text:style-name="T1">blackboard<text:tab/>2032/tcp<text:tab/>#</text:span></text:p>
      <text:p text:style-name="P1"><text:span text:style-name="T1">blackboard<text:tab/>2032/udp<text:tab/>#</text:span></text:p>
      <text:p text:style-name="P1"><text:span text:style-name="T1">glogger<text:tab/>2033/tcp<text:tab/>#</text:span></text:p>
      <text:p text:style-name="P1"><text:span text:style-name="T1">glogger<text:tab/>2033/udp<text:tab/>#</text:span></text:p>
      <text:p text:style-name="P1"><text:span text:style-name="T1">scoremgr<text:tab/>2034/tcp<text:tab/>#</text:span></text:p>
      <text:p text:style-name="P1"><text:span text:style-name="T1">scoremgr<text:tab/>2034/udp<text:tab/>#</text:span></text:p>
      <text:p text:style-name="P1"><text:span text:style-name="T1">imsldoc<text:tab/>2035/tcp<text:tab/>#</text:span></text:p>
      <text:p text:style-name="P1"><text:span text:style-name="T1">imsldoc<text:tab/>2035/udp<text:tab/>#</text:span></text:p>
      <text:p text:style-name="P1"><text:span text:style-name="T1">objectmanager<text:tab/>2038/tcp<text:tab/>#</text:span></text:p>
      <text:p text:style-name="P1"><text:span text:style-name="T1">objectmanager<text:tab/>2038/udp<text:tab/>#</text:span></text:p>
      <text:p text:style-name="P1"><text:span text:style-name="T1">lam<text:tab/>2040/tcp<text:tab/>#</text:span></text:p>
      <text:p text:style-name="P1"><text:span text:style-name="T1">lam<text:tab/>2040/udp<text:tab/>#</text:span></text:p>
      <text:p text:style-name="P1"><text:span text:style-name="T1">korgo<text:tab/>2041/tcp<text:tab/>#[trojan] W32.Korgo.A and B</text:span></text:p>
      <text:p text:style-name="P1"><text:span text:style-name="T1">isis<text:tab/>2042/tcp<text:tab/>#</text:span></text:p>
      <text:p text:style-name="P1"><text:span text:style-name="T1">isis<text:tab/>2042/udp<text:tab/>#</text:span></text:p>
      <text:p text:style-name="P1"><text:span text:style-name="T1">isis-bcast<text:tab/>2043/tcp<text:tab/>#</text:span></text:p>
      <text:p text:style-name="P1"><text:span text:style-name="T1">isis-bcast<text:tab/>2043/udp<text:tab/>#</text:span></text:p>
      <text:p text:style-name="P1"><text:span text:style-name="T1">rimsl<text:tab/>2044/tcp<text:tab/>#</text:span></text:p>
      <text:p text:style-name="P1"><text:span text:style-name="T1">rimsl<text:tab/>2044/udp<text:tab/>#</text:span></text:p>
      <text:p text:style-name="P1"><text:span text:style-name="T1">cdfunc<text:tab/>2045/tcp<text:tab/>#</text:span></text:p>
      <text:p text:style-name="P1"><text:span text:style-name="T1">cdfunc<text:tab/>2045/udp<text:tab/>#</text:span></text:p>
      <text:p text:style-name="P1"><text:span text:style-name="T1">sdfunc<text:tab/>2046/tcp<text:tab/>#</text:span></text:p>
      <text:p text:style-name="P1"><text:span text:style-name="T1">sdfunc<text:tab/>2046/udp<text:tab/>#</text:span></text:p>
      <text:p text:style-name="P1"><text:span text:style-name="T1">dls<text:tab/>2047/tcp<text:tab/>#</text:span></text:p>
      <text:p text:style-name="P1"><text:span text:style-name="T1">dls<text:tab/>2047/udp<text:tab/>#</text:span></text:p>
      <text:p text:style-name="P1"><text:span text:style-name="T1">dls-monitor<text:tab/>2048/tcp<text:tab/>#</text:span></text:p>
      <text:p text:style-name="P1"><text:span text:style-name="T1">dls-monitor<text:tab/>2048/udp<text:tab/>#</text:span></text:p>
      <text:p text:style-name="P1"><text:span text:style-name="T1">nfs<text:tab/>2049/tcp<text:tab/>#Network File System - Sun Microsystems</text:span></text:p>
      <text:p text:style-name="P1"><text:span text:style-name="T1">shilp<text:tab/>2049/tcp<text:tab/>#</text:span></text:p>
      <text:p text:style-name="P1"><text:span text:style-name="T1">nfs<text:tab/>2049/udp<text:tab/>#Network File System - Sun Microsystems</text:span></text:p>
      <text:p text:style-name="P1"><text:span text:style-name="T1">shilp<text:tab/>2049/udp<text:tab/>#</text:span></text:p>
      <text:p text:style-name="P1"><text:span text:style-name="T1">av-emb-config<text:tab/>2050/tcp<text:tab/>#Avaya EMB Config Port</text:span></text:p>
      <text:p text:style-name="P1"><text:span text:style-name="T1">av-emb-config<text:tab/>2050/udp<text:tab/>#Avaya EMB Config Port</text:span></text:p>
      <text:p text:style-name="P1"><text:span text:style-name="T1">epnsdp<text:tab/>2051/tcp<text:tab/>#EPNSDP</text:span></text:p>
      <text:p text:style-name="P1"><text:span text:style-name="T1">epnsdp<text:tab/>2051/udp<text:tab/>#EPNSDP</text:span></text:p>
      <text:p text:style-name="P1"><text:span text:style-name="T1">clearvisn<text:tab/>2052/tcp<text:tab/>#clearVisn Services Port</text:span></text:p>
      <text:p text:style-name="P1"><text:span text:style-name="T1">clearvisn<text:tab/>2052/udp<text:tab/>#clearVisn Services Port</text:span></text:p>
      <text:p text:style-name="P1"><text:span text:style-name="T1">lot105-ds-upd<text:tab/>2053/tcp<text:tab/>#Lot105 DSuper Updates</text:span></text:p>
      <text:p text:style-name="P1"><text:span text:style-name="T1">lot105-ds-upd<text:tab/>2053/udp<text:tab/>#Lot105 DSuper Updates</text:span></text:p>
      <text:p text:style-name="P1"><text:span text:style-name="T1">weblogin<text:tab/>2054/tcp<text:tab/>#Weblogin Port</text:span></text:p>
      <text:p text:style-name="P1"><text:span text:style-name="T1">weblogin<text:tab/>2054/udp<text:tab/>#Weblogin Port</text:span></text:p>
      <text:p text:style-name="P1"><text:span text:style-name="T1">iop<text:tab/>2055/tcp<text:tab/>#Iliad-Odyssey Protocol</text:span></text:p>
      <text:p text:style-name="P1"><text:span text:style-name="T1">iop<text:tab/>2055/udp<text:tab/>#Iliad-Odyssey Protocol</text:span></text:p>
      <text:p text:style-name="P1"><text:span text:style-name="T1">omnisky<text:tab/>2056/tcp<text:tab/>#OmniSky Port</text:span></text:p>
      <text:p text:style-name="P1"><text:span text:style-name="T1">omnisky<text:tab/>2056/udp<text:tab/>#OmniSky Port</text:span></text:p>
      <text:p text:style-name="P1"><text:span text:style-name="T1">rich-cp<text:tab/>2057/tcp<text:tab/>#Rich Content Protocol</text:span></text:p>
      <text:p text:style-name="P1"><text:span text:style-name="T1">rich-cp<text:tab/>2057/udp<text:tab/>#Rich Content Protocol</text:span></text:p>
      <text:p text:style-name="P1"><text:span text:style-name="T1">newwavesearch<text:tab/>2058/tcp<text:tab/>#NewWaveSearchables RMI</text:span></text:p>
      <text:p text:style-name="P1"><text:span text:style-name="T1">newwavesearch<text:tab/>2058/udp<text:tab/>#NewWaveSearchables RMI</text:span></text:p>
      <text:p text:style-name="P1"><text:span text:style-name="T1">bmc-messaging<text:tab/>2059/tcp<text:tab/>#BMC Messaging Service</text:span></text:p>
      <text:p text:style-name="P1"><text:span text:style-name="T1">bmc-messaging<text:tab/>2059/udp<text:tab/>#BMC Messaging Service</text:span></text:p>
      <text:p text:style-name="P1"><text:span text:style-name="T1">teleniumdaemon<text:tab/>2060/tcp<text:tab/>#Telenium Daemon IF</text:span></text:p>
      <text:p text:style-name="P1"><text:span text:style-name="T1">teleniumdaemon<text:tab/>2060/udp<text:tab/>#Telenium Daemon IF</text:span></text:p>
      <text:p text:style-name="P1"><text:span text:style-name="T1">netmount<text:tab/>2061/tcp<text:tab/>#NetMount</text:span></text:p>
      <text:p text:style-name="P1"><text:span text:style-name="T1">netmount<text:tab/>2061/udp<text:tab/>#NetMount</text:span></text:p>
      <text:p text:style-name="P1"><text:span text:style-name="T1">icg-swp<text:tab/>2062/tcp<text:tab/>#ICG SWP Port</text:span></text:p>
      <text:p text:style-name="P1"><text:span text:style-name="T1">icg-swp<text:tab/>2062/udp<text:tab/>#ICG SWP Port</text:span></text:p>
      <text:p text:style-name="P1"><text:span text:style-name="T1">icg-bridge<text:tab/>2063/tcp<text:tab/>#ICG Bridge Port</text:span></text:p>
      <text:p text:style-name="P1"><text:span text:style-name="T1">icg-bridge<text:tab/>2063/udp<text:tab/>#ICG Bridge Port</text:span></text:p>
      <text:p text:style-name="P1"><text:span text:style-name="T1">distrib-netassholes<text:tab/>2064/tcp<text:tab/>#A group of lamers working on a silly closed-source client</text:span></text:p>
      <text:p text:style-name="P1"><text:span text:style-name="T1">icg-iprelay<text:tab/>2064/tcp<text:tab/>#ICG IP Relay Port</text:span></text:p>
      <text:p text:style-name="P1"><text:span text:style-name="T1">icg-iprelay<text:tab/>2064/udp<text:tab/>#ICG IP Relay Port</text:span></text:p>
      <text:p text:style-name="P1"><text:span text:style-name="T1">dlsrpn<text:tab/>2065/tcp<text:tab/>#Data Link Switch Read Port Number</text:span></text:p>
      <text:p text:style-name="P1"><text:span text:style-name="T1">dlsrpn<text:tab/>2065/udp<text:tab/>#Data Link Switch Read Port Number</text:span></text:p>
      <text:p text:style-name="P1"><text:span text:style-name="T1">dlswpn<text:tab/>2067/tcp<text:tab/>#Data Link Switch Write Port Number</text:span></text:p>
      <text:p text:style-name="P1"><text:span text:style-name="T1">dlswpn<text:tab/>2067/udp<text:tab/>#Data Link Switch Write Port Number</text:span></text:p>
      <text:p text:style-name="P1"><text:span text:style-name="T1">avauthsrvprtcl<text:tab/>2068/tcp<text:tab/>#Avocent AuthSrv Protocol</text:span></text:p>
      <text:p text:style-name="P1"><text:span text:style-name="T1">avauthsrvprtcl<text:tab/>2068/udp<text:tab/>#Avocent AuthSrv Protocol</text:span></text:p>
      <text:p text:style-name="P1"><text:span text:style-name="T1">event-port<text:tab/>2069/tcp<text:tab/>#HTTP Event Port</text:span></text:p>
      <text:p text:style-name="P1"><text:span text:style-name="T1">event-port<text:tab/>2069/udp<text:tab/>#HTTP Event Port</text:span></text:p>
      <text:p text:style-name="P1"><text:span text:style-name="T1">ah-esp-encap<text:tab/>2070/tcp<text:tab/>#AH and ESP Encapsulated in UDP packet</text:span></text:p>
      <text:p text:style-name="P1"><text:span text:style-name="T1">ah-esp-encap<text:tab/>2070/udp<text:tab/>#AH and ESP Encapsulated in UDP packet</text:span></text:p>
      <text:p text:style-name="P1"><text:span text:style-name="T1">acp-port<text:tab/>2071/tcp<text:tab/>#Axon Control Protocol</text:span></text:p>
      <text:p text:style-name="P1"><text:span text:style-name="T1">acp-port<text:tab/>2071/udp<text:tab/>#Axon Control Protocol</text:span></text:p>
      <text:p text:style-name="P1"><text:span text:style-name="T1">msync<text:tab/>2072/tcp<text:tab/>#GlobeCast mSync</text:span></text:p>
      <text:p text:style-name="P1"><text:span text:style-name="T1">msync<text:tab/>2072/udp<text:tab/>#GlobeCast mSync</text:span></text:p>
      <text:p text:style-name="P1"><text:span text:style-name="T1">vbs-data-port<text:tab/>2073/tcp<text:tab/>#Variable Block Socket</text:span></text:p>
      <text:p text:style-name="P1"><text:span text:style-name="T1">vbs-data-port<text:tab/>2073/udp<text:tab/>#Variable Block Socket</text:span></text:p>
      <text:p text:style-name="P1"><text:span text:style-name="T1">vrtl-vmf-sa<text:tab/>2074/tcp<text:tab/>#Vertel VMF SA</text:span></text:p>
      <text:p text:style-name="P1"><text:span text:style-name="T1">vrtl-vmf-sa<text:tab/>2074/udp<text:tab/>#Vertel VMF SA</text:span></text:p>
      <text:p text:style-name="P1"><text:span text:style-name="T1">newlixengine<text:tab/>2075/tcp<text:tab/>#Newlix ServerWare Engine</text:span></text:p>
      <text:p text:style-name="P1"><text:span text:style-name="T1">newlixengine<text:tab/>2075/udp<text:tab/>#Newlix ServerWare Engine</text:span></text:p>
      <text:p text:style-name="P1"><text:span text:style-name="T1">newlixconfig<text:tab/>2076/tcp<text:tab/>#Newlix JSPConfig</text:span></text:p>
      <text:p text:style-name="P1"><text:span text:style-name="T1">newlixconfig<text:tab/>2076/udp<text:tab/>#Newlix JSPConfig</text:span></text:p>
      <text:p text:style-name="P1"><text:span text:style-name="T1">trellisagt<text:tab/>2077/tcp<text:tab/>#TrelliSoft Agent</text:span></text:p>
      <text:p text:style-name="P1"><text:span text:style-name="T1">trellisagt<text:tab/>2077/udp<text:tab/>#TrelliSoft Agent</text:span></text:p>
      <text:p text:style-name="P1"><text:span text:style-name="T1">trellissvr<text:tab/>2078/tcp<text:tab/>#TrelliSoft Server</text:span></text:p>
      <text:p text:style-name="P1"><text:span text:style-name="T1">trellissvr<text:tab/>2078/udp<text:tab/>#TrelliSoft Server</text:span></text:p>
      <text:p text:style-name="P1"><text:span text:style-name="T1">idware-router<text:tab/>2079/tcp<text:tab/>#IDWARE Router Port</text:span></text:p>
      <text:p text:style-name="P1"><text:span text:style-name="T1">idware-router<text:tab/>2079/udp<text:tab/>#IDWARE Router Port</text:span></text:p>
      <text:p text:style-name="P1"><text:span text:style-name="T1">autodesk-nlm<text:tab/>2080/tcp<text:tab/>#Autodesk NLM (FLEXlm)</text:span></text:p>
      <text:p text:style-name="P1"><text:span text:style-name="T1">WinHole<text:tab/>2080/tcp<text:tab/>#[trojan] WinHole</text:span></text:p>
      <text:p text:style-name="P1"><text:span text:style-name="T1">WinHole<text:tab/>2080/tcp<text:tab/>#[trojan] WinHole</text:span></text:p>
      <text:p text:style-name="P1"><text:span text:style-name="T1">autodesk-nlm<text:tab/>2080/udp<text:tab/>#Autodesk NLM (FLEXlm)</text:span></text:p>
      <text:p text:style-name="P1"><text:span text:style-name="T1">kme-trap-port<text:tab/>2081/tcp<text:tab/>#KME PRINTER TRAP PORT</text:span></text:p>
      <text:p text:style-name="P1"><text:span text:style-name="T1">kme-trap-port<text:tab/>2081/udp<text:tab/>#KME PRINTER TRAP PORT</text:span></text:p>
      <text:p text:style-name="P1"><text:span text:style-name="T1">eli<text:tab/>2087/tcp<text:tab/>#ELI - Event Logging Integration</text:span></text:p>
      <text:p text:style-name="P1"><text:span text:style-name="T1">eli<text:tab/>2087/udp<text:tab/>#ELI - Event Logging Integration</text:span></text:p>
      <text:p text:style-name="P1"><text:span text:style-name="T1">sep<text:tab/>2089/tcp<text:tab/>#Security Encapsulation Protocol - SEP</text:span></text:p>
      <text:p text:style-name="P1"><text:span text:style-name="T1">sep<text:tab/>2089/udp<text:tab/>#Security Encapsulation Protocol - SEP</text:span></text:p>
      <text:p text:style-name="P1"><text:span text:style-name="T1">lrp<text:tab/>2090/tcp<text:tab/>#Load Report Protocol</text:span></text:p>
      <text:p text:style-name="P1"><text:span text:style-name="T1">lrp<text:tab/>2090/udp<text:tab/>#Load Report Protocol</text:span></text:p>
      <text:p text:style-name="P1"><text:span text:style-name="T1">prp<text:tab/>2091/tcp<text:tab/>#PRP</text:span></text:p>
      <text:p text:style-name="P1"><text:span text:style-name="T1">prp<text:tab/>2091/udp<text:tab/>#PRP</text:span></text:p>
      <text:p text:style-name="P1"><text:span text:style-name="T1">descent3<text:tab/>2092/tcp<text:tab/>#Descent 3</text:span></text:p>
      <text:p text:style-name="P1"><text:span text:style-name="T1">descent3<text:tab/>2092/udp<text:tab/>#Descent 3</text:span></text:p>
      <text:p text:style-name="P1"><text:span text:style-name="T1">nbx-cc<text:tab/>2093/tcp<text:tab/>#NBX CC</text:span></text:p>
      <text:p text:style-name="P1"><text:span text:style-name="T1">nbx-cc<text:tab/>2093/udp<text:tab/>#NBX CC</text:span></text:p>
      <text:p text:style-name="P1"><text:span text:style-name="T1">nbx-au<text:tab/>2094/tcp<text:tab/>#NBX AU</text:span></text:p>
      <text:p text:style-name="P1"><text:span text:style-name="T1">nbx-au<text:tab/>2094/udp<text:tab/>#NBX AU</text:span></text:p>
      <text:p text:style-name="P1"><text:span text:style-name="T1">nbx-ser<text:tab/>2095/tcp<text:tab/>#NBX SER</text:span></text:p>
      <text:p text:style-name="P1"><text:span text:style-name="T1">nbx-ser<text:tab/>2095/udp<text:tab/>#NBX SER</text:span></text:p>
      <text:p text:style-name="P1"><text:span text:style-name="T1">nbx-dir<text:tab/>2096/tcp<text:tab/>#NBX DIR</text:span></text:p>
      <text:p text:style-name="P1"><text:span text:style-name="T1">nbx-dir<text:tab/>2096/udp<text:tab/>#NBX DIR</text:span></text:p>
      <text:p text:style-name="P1"><text:span text:style-name="T1">jetformpreview<text:tab/>2097/tcp<text:tab/>#Jet Form Preview</text:span></text:p>
      <text:p text:style-name="P1"><text:span text:style-name="T1">jetformpreview<text:tab/>2097/udp<text:tab/>#Jet Form Preview</text:span></text:p>
      <text:p text:style-name="P1"><text:span text:style-name="T1">dialog-port<text:tab/>2098/tcp<text:tab/>#Dialog Port</text:span></text:p>
      <text:p text:style-name="P1"><text:span text:style-name="T1">dialog-port<text:tab/>2098/udp<text:tab/>#Dialog Port</text:span></text:p>
      <text:p text:style-name="P1"><text:span text:style-name="T1">h2250-annex-g<text:tab/>2099/tcp<text:tab/>#H.225.0 Annex G</text:span></text:p>
      <text:p text:style-name="P1"><text:span text:style-name="T1">h2250-annex-g<text:tab/>2099/udp<text:tab/>#H.225.0 Annex G</text:span></text:p>
      <text:p text:style-name="P1"><text:span text:style-name="T1">amiganetfs<text:tab/>2100/tcp<text:tab/>#amiganetfs</text:span></text:p>
      <text:p text:style-name="P1"><text:span text:style-name="T1">amiganetfs<text:tab/>2100/udp<text:tab/>#amiganetfs</text:span></text:p>
      <text:p text:style-name="P1"><text:span text:style-name="T1">rtcm-sc104<text:tab/>2101/tcp<text:tab/>#rtcm-sc104</text:span></text:p>
      <text:p text:style-name="P1"><text:span text:style-name="T1">rtcm-sc104<text:tab/>2101/udp<text:tab/>#rtcm-sc104</text:span></text:p>
      <text:p text:style-name="P1"><text:span text:style-name="T1">zephyr-srv<text:tab/>2102/tcp<text:tab/>#Zephyr server</text:span></text:p>
      <text:p text:style-name="P1"><text:span text:style-name="T1">zephyr-srv<text:tab/>2102/udp<text:tab/>#Zephyr server</text:span></text:p>
      <text:p text:style-name="P1"><text:span text:style-name="T1">zephyr-clt<text:tab/>2103/tcp<text:tab/>#Zephyr serv-hm connection</text:span></text:p>
      <text:p text:style-name="P1"><text:span text:style-name="T1">zephyr-clt<text:tab/>2103/udp<text:tab/>#Zephyr serv-hm connection</text:span></text:p>
      <text:p text:style-name="P1"><text:span text:style-name="T1">zephyr-hm<text:tab/>2104/tcp<text:tab/>#Zephyr hostmanager</text:span></text:p>
      <text:p text:style-name="P1"><text:span text:style-name="T1">zephyr-hm<text:tab/>2104/udp<text:tab/>#Zephyr hostmanager</text:span></text:p>
      <text:p text:style-name="P1"><text:span text:style-name="T1">eklogin<text:tab/>2105/tcp<text:tab/>#Kerberos (v4) encrypted rlogin</text:span></text:p>
      <text:p text:style-name="P1"><text:span text:style-name="T1">minipay<text:tab/>2105/tcp<text:tab/>#MiniPay</text:span></text:p>
      <text:p text:style-name="P1"><text:span text:style-name="T1">eklogin<text:tab/>2105/udp<text:tab/>#Kerberos (v4) encrypted rlogin</text:span></text:p>
      <text:p text:style-name="P1"><text:span text:style-name="T1">minipay<text:tab/>2105/udp<text:tab/>#MiniPay</text:span></text:p>
      <text:p text:style-name="P1"><text:span text:style-name="T1">ekshell<text:tab/>2106/tcp<text:tab/>#Kerberos (v4) encrypted rshell</text:span></text:p>
      <text:p text:style-name="P1"><text:span text:style-name="T1">mzap<text:tab/>2106/tcp<text:tab/>#MZAP</text:span></text:p>
      <text:p text:style-name="P1"><text:span text:style-name="T1">ekshell<text:tab/>2106/udp<text:tab/>#Kerberos (v4) encrypted rshell</text:span></text:p>
      <text:p text:style-name="P1"><text:span text:style-name="T1">mzap<text:tab/>2106/udp<text:tab/>#MZAP</text:span></text:p>
      <text:p text:style-name="P1"><text:span text:style-name="T1">bintec-admin<text:tab/>2107/tcp<text:tab/>#BinTec Admin</text:span></text:p>
      <text:p text:style-name="P1"><text:span text:style-name="T1">bintec-admin<text:tab/>2107/udp<text:tab/>#BinTec Admin</text:span></text:p>
      <text:p text:style-name="P1"><text:span text:style-name="T1">comcam<text:tab/>2108/tcp<text:tab/>#Comcam</text:span></text:p>
      <text:p text:style-name="P1"><text:span text:style-name="T1">rkinit<text:tab/>2108/tcp<text:tab/>#Kerberos (v4) remote initialization</text:span></text:p>
      <text:p text:style-name="P1"><text:span text:style-name="T1">comcam<text:tab/>2108/udp<text:tab/>#Comcam</text:span></text:p>
      <text:p text:style-name="P1"><text:span text:style-name="T1">rkinit<text:tab/>2108/udp<text:tab/>#Kerberos (v4) remote initialization</text:span></text:p>
      <text:p text:style-name="P1"><text:span text:style-name="T1">ergolight<text:tab/>2109/tcp<text:tab/>#Ergolight</text:span></text:p>
      <text:p text:style-name="P1"><text:span text:style-name="T1">ergolight<text:tab/>2109/udp<text:tab/>#Ergolight</text:span></text:p>
      <text:p text:style-name="P1"><text:span text:style-name="T1">umsp<text:tab/>2110/tcp<text:tab/>#UMSP</text:span></text:p>
      <text:p text:style-name="P1"><text:span text:style-name="T1">umsp<text:tab/>2110/udp<text:tab/>#UMSP</text:span></text:p>
      <text:p text:style-name="P1"><text:span text:style-name="T1">dsatp<text:tab/>2111/tcp<text:tab/>#DSATP</text:span></text:p>
      <text:p text:style-name="P1"><text:span text:style-name="T1">kx<text:tab/>2111/tcp<text:tab/>#X over kerberos</text:span></text:p>
      <text:p text:style-name="P1"><text:span text:style-name="T1">dsatp<text:tab/>2111/udp<text:tab/>#DSATP</text:span></text:p>
      <text:p text:style-name="P1"><text:span text:style-name="T1">idonix-metanet<text:tab/>2112/tcp<text:tab/>#Idonix MetaNet</text:span></text:p>
      <text:p text:style-name="P1"><text:span text:style-name="T1">kip<text:tab/>2112/tcp<text:tab/>#IP over kerberos</text:span></text:p>
      <text:p text:style-name="P1"><text:span text:style-name="T1">idonix-metanet<text:tab/>2112/udp<text:tab/>#Idonix MetaNet</text:span></text:p>
      <text:p text:style-name="P1"><text:span text:style-name="T1">hsl-storm<text:tab/>2113/tcp<text:tab/>#HSL StoRM</text:span></text:p>
      <text:p text:style-name="P1"><text:span text:style-name="T1">hsl-storm<text:tab/>2113/udp<text:tab/>#HSL StoRM</text:span></text:p>
      <text:p text:style-name="P1"><text:span text:style-name="T1">newheights<text:tab/>2114/tcp<text:tab/>#NEWHEIGHTS</text:span></text:p>
      <text:p text:style-name="P1"><text:span text:style-name="T1">newheights<text:tab/>2114/udp<text:tab/>#NEWHEIGHTS</text:span></text:p>
      <text:p text:style-name="P1"><text:span text:style-name="T1">Bugs<text:tab/>2115/tcp<text:tab/>#[trojan] Bugs</text:span></text:p>
      <text:p text:style-name="P1"><text:span text:style-name="T1">Bugs<text:tab/>2115/tcp<text:tab/>#[trojan] Bugs</text:span></text:p>
      <text:p text:style-name="P1"><text:span text:style-name="T1">kdm<text:tab/>2115/tcp<text:tab/>#KDM</text:span></text:p>
      <text:p text:style-name="P1"><text:span text:style-name="T1">kdm<text:tab/>2115/udp<text:tab/>#KDM</text:span></text:p>
      <text:p text:style-name="P1"><text:span text:style-name="T1">ccowcmr<text:tab/>2116/tcp<text:tab/>#CCOWCMR</text:span></text:p>
      <text:p text:style-name="P1"><text:span text:style-name="T1">ccowcmr<text:tab/>2116/udp<text:tab/>#CCOWCMR</text:span></text:p>
      <text:p text:style-name="P1"><text:span text:style-name="T1">mentaclient<text:tab/>2117/tcp<text:tab/>#MENTACLIENT</text:span></text:p>
      <text:p text:style-name="P1"><text:span text:style-name="T1">mentaclient<text:tab/>2117/udp<text:tab/>#MENTACLIENT</text:span></text:p>
      <text:p text:style-name="P1"><text:span text:style-name="T1">mentaserver<text:tab/>2118/tcp<text:tab/>#MENTASERVER</text:span></text:p>
      <text:p text:style-name="P1"><text:span text:style-name="T1">mentaserver<text:tab/>2118/udp<text:tab/>#MENTASERVER</text:span></text:p>
      <text:p text:style-name="P1"><text:span text:style-name="T1">gsigatekeeper<text:tab/>2119/tcp<text:tab/>#GSIGATEKEEPER</text:span></text:p>
      <text:p text:style-name="P1"><text:span text:style-name="T1">gsigatekeeper<text:tab/>2119/udp<text:tab/>#GSIGATEKEEPER</text:span></text:p>
      <text:p text:style-name="P1"><text:span text:style-name="T1">kauth<text:tab/>2120/tcp<text:tab/>#Remote kauth</text:span></text:p>
      <text:p text:style-name="P1"><text:span text:style-name="T1">qencp<text:tab/>2120/tcp<text:tab/>#Quick Eagle Networks CP</text:span></text:p>
      <text:p text:style-name="P1"><text:span text:style-name="T1">qencp<text:tab/>2120/udp<text:tab/>#Quick Eagle Networks CP</text:span></text:p>
      <text:p text:style-name="P1"><text:span text:style-name="T1">scientia-ssdb<text:tab/>2121/tcp<text:tab/>#SCIENTIA-SSDB</text:span></text:p>
      <text:p text:style-name="P1"><text:span text:style-name="T1">scientia-ssdb<text:tab/>2121/udp<text:tab/>#SCIENTIA-SSDB</text:span></text:p>
      <text:p text:style-name="P1"><text:span text:style-name="T1">caupc-remote<text:tab/>2122/tcp<text:tab/>#CauPC Remote Control</text:span></text:p>
      <text:p text:style-name="P1"><text:span text:style-name="T1">caupc-remote<text:tab/>2122/udp<text:tab/>#CauPC Remote Control</text:span></text:p>
      <text:p text:style-name="P1"><text:span text:style-name="T1">gtp-control<text:tab/>2123/tcp<text:tab/>#GTP-Control Plane (3GPP)</text:span></text:p>
      <text:p text:style-name="P1"><text:span text:style-name="T1">gtp-control<text:tab/>2123/udp<text:tab/>#GTP-Control Plane (3GPP)</text:span></text:p>
      <text:p text:style-name="P1"><text:span text:style-name="T1">elatelink<text:tab/>2124/tcp<text:tab/>#ELATELINK</text:span></text:p>
      <text:p text:style-name="P1"><text:span text:style-name="T1">elatelink<text:tab/>2124/udp<text:tab/>#ELATELINK</text:span></text:p>
      <text:p text:style-name="P1"><text:span text:style-name="T1">lockstep<text:tab/>2125/tcp<text:tab/>#LOCKSTEP</text:span></text:p>
      <text:p text:style-name="P1"><text:span text:style-name="T1">lockstep<text:tab/>2125/udp<text:tab/>#LOCKSTEP</text:span></text:p>
      <text:p text:style-name="P1"><text:span text:style-name="T1">pktcable-cops<text:tab/>2126/tcp<text:tab/>#PktCable-COPS</text:span></text:p>
      <text:p text:style-name="P1"><text:span text:style-name="T1">pktcable-cops<text:tab/>2126/udp<text:tab/>#PktCable-COPS</text:span></text:p>
      <text:p text:style-name="P1"><text:span text:style-name="T1">index-pc-wb<text:tab/>2127/tcp<text:tab/>#INDEX-PC-WB</text:span></text:p>
      <text:p text:style-name="P1"><text:span text:style-name="T1">index-pc-wb<text:tab/>2127/udp<text:tab/>#INDEX-PC-WB</text:span></text:p>
      <text:p text:style-name="P1"><text:span text:style-name="T1">net-steward<text:tab/>2128/tcp<text:tab/>#Net Steward Control</text:span></text:p>
      <text:p text:style-name="P1"><text:span text:style-name="T1">net-steward<text:tab/>2128/udp<text:tab/>#Net Steward Control</text:span></text:p>
      <text:p text:style-name="P1"><text:span text:style-name="T1">cs-live<text:tab/>2129/tcp<text:tab/>#cs-live.com</text:span></text:p>
      <text:p text:style-name="P1"><text:span text:style-name="T1">cs-live<text:tab/>2129/udp<text:tab/>#cs-live.com</text:span></text:p>
      <text:p text:style-name="P1"><text:span text:style-name="T1">swc-xds<text:tab/>2130/tcp<text:tab/>#SWC-XDS</text:span></text:p>
      <text:p text:style-name="P1"><text:span text:style-name="T1">MiniBacklash<text:tab/>2130/udp<text:tab/>#[trojan] Mini Backlash</text:span></text:p>
      <text:p text:style-name="P1"><text:span text:style-name="T1">swc-xds<text:tab/>2130/udp<text:tab/>#SWC-XDS</text:span></text:p>
      <text:p text:style-name="P1"><text:span text:style-name="T1">avantageb2b<text:tab/>2131/tcp<text:tab/>#Avantageb2b</text:span></text:p>
      <text:p text:style-name="P1"><text:span text:style-name="T1">avantageb2b<text:tab/>2131/udp<text:tab/>#Avantageb2b</text:span></text:p>
      <text:p text:style-name="P1"><text:span text:style-name="T1">avail-epmap<text:tab/>2132/tcp<text:tab/>#AVAIL-EPMAP</text:span></text:p>
      <text:p text:style-name="P1"><text:span text:style-name="T1">avail-epmap<text:tab/>2132/udp<text:tab/>#AVAIL-EPMAP</text:span></text:p>
      <text:p text:style-name="P1"><text:span text:style-name="T1">zymed-zpp<text:tab/>2133/tcp<text:tab/>#ZYMED-ZPP</text:span></text:p>
      <text:p text:style-name="P1"><text:span text:style-name="T1">zymed-zpp<text:tab/>2133/udp<text:tab/>#ZYMED-ZPP</text:span></text:p>
      <text:p text:style-name="P1"><text:span text:style-name="T1">avenue<text:tab/>2134/tcp<text:tab/>#AVENUE</text:span></text:p>
      <text:p text:style-name="P1"><text:span text:style-name="T1">avenue<text:tab/>2134/udp<text:tab/>#AVENUE</text:span></text:p>
      <text:p text:style-name="P1"><text:span text:style-name="T1">gris<text:tab/>2135/tcp<text:tab/>#Grid Resource Information Server</text:span></text:p>
      <text:p text:style-name="P1"><text:span text:style-name="T1">gris<text:tab/>2135/udp<text:tab/>#Grid Resource Information Server</text:span></text:p>
      <text:p text:style-name="P1"><text:span text:style-name="T1">appworxsrv<text:tab/>2136/tcp<text:tab/>#APPWORXSRV</text:span></text:p>
      <text:p text:style-name="P1"><text:span text:style-name="T1">appworxsrv<text:tab/>2136/udp<text:tab/>#APPWORXSRV</text:span></text:p>
      <text:p text:style-name="P1"><text:span text:style-name="T1">connect<text:tab/>2137/tcp<text:tab/>#CONNECT</text:span></text:p>
      <text:p text:style-name="P1"><text:span text:style-name="T1">connect<text:tab/>2137/udp<text:tab/>#CONNECT</text:span></text:p>
      <text:p text:style-name="P1"><text:span text:style-name="T1">unbind-cluster<text:tab/>2138/tcp<text:tab/>#UNBIND-CLUSTER</text:span></text:p>
      <text:p text:style-name="P1"><text:span text:style-name="T1">unbind-cluster<text:tab/>2138/udp<text:tab/>#UNBIND-CLUSTER</text:span></text:p>
      <text:p text:style-name="P1"><text:span text:style-name="T1">ias-auth<text:tab/>2139/tcp<text:tab/>#IAS-AUTH</text:span></text:p>
      <text:p text:style-name="P1"><text:span text:style-name="T1">ias-auth<text:tab/>2139/udp<text:tab/>#IAS-AUTH</text:span></text:p>
      <text:p text:style-name="P1"><text:span text:style-name="T1">Foreplay<text:tab/>2140/tcp<text:tab/>#[trojan] Foreplay or Reduced Foreplay</text:span></text:p>
      <text:p text:style-name="P1"><text:span text:style-name="T1">ias-reg<text:tab/>2140/tcp<text:tab/>#IAS-REG</text:span></text:p>
      <text:p text:style-name="P1"><text:span text:style-name="T1">TheInvasor<text:tab/>2140/tcp<text:tab/>#[trojan] The Invasor</text:span></text:p>
      <text:p text:style-name="P1"><text:span text:style-name="T1">DeepThroat<text:tab/>2140/udp<text:tab/>#[trojan] Deep Throat</text:span></text:p>
      <text:p text:style-name="P1"><text:span text:style-name="T1">DeepThroat<text:tab/>2140/udp<text:tab/>#[trojan] Deep Throat</text:span></text:p>
      <text:p text:style-name="P1"><text:span text:style-name="T1">Foreplay<text:tab/>2140/udp<text:tab/>#[trojan] Foreplay</text:span></text:p>
      <text:p text:style-name="P1"><text:span text:style-name="T1">ias-reg<text:tab/>2140/udp<text:tab/>#IAS-REG</text:span></text:p>
      <text:p text:style-name="P1"><text:span text:style-name="T1">ias-admind<text:tab/>2141/tcp<text:tab/>#IAS-ADMIND</text:span></text:p>
      <text:p text:style-name="P1"><text:span text:style-name="T1">ias-admind<text:tab/>2141/udp<text:tab/>#IAS-ADMIND</text:span></text:p>
      <text:p text:style-name="P1"><text:span text:style-name="T1">tdm-over-ip<text:tab/>2142/tcp<text:tab/>#TDM-OVER-IP</text:span></text:p>
      <text:p text:style-name="P1"><text:span text:style-name="T1">tdm-over-ip<text:tab/>2142/udp<text:tab/>#TDM-OVER-IP</text:span></text:p>
      <text:p text:style-name="P1"><text:span text:style-name="T1">lv-jc<text:tab/>2143/tcp<text:tab/>#Live Vault Job Control</text:span></text:p>
      <text:p text:style-name="P1"><text:span text:style-name="T1">lv-jc<text:tab/>2143/udp<text:tab/>#Live Vault Job Control</text:span></text:p>
      <text:p text:style-name="P1"><text:span text:style-name="T1">lv-ffx<text:tab/>2144/tcp<text:tab/>#Live Vault Fast Object Transfer</text:span></text:p>
      <text:p text:style-name="P1"><text:span text:style-name="T1">lv-ffx<text:tab/>2144/udp<text:tab/>#Live Vault Fast Object Transfer</text:span></text:p>
      <text:p text:style-name="P1"><text:span text:style-name="T1">lv-pici<text:tab/>2145/tcp<text:tab/>#Live Vault Remote Diagnostic Console Support</text:span></text:p>
      <text:p text:style-name="P1"><text:span text:style-name="T1">lv-pici<text:tab/>2145/udp<text:tab/>#Live Vault Remote Diagnostic Console Support</text:span></text:p>
      <text:p text:style-name="P1"><text:span text:style-name="T1">lv-not<text:tab/>2146/tcp<text:tab/>#Live Vault Admin Event Notification</text:span></text:p>
      <text:p text:style-name="P1"><text:span text:style-name="T1">lv-not<text:tab/>2146/udp<text:tab/>#Live Vault Admin Event Notification</text:span></text:p>
      <text:p text:style-name="P1"><text:span text:style-name="T1">lv-auth<text:tab/>2147/tcp<text:tab/>#Live Vault Authentication</text:span></text:p>
      <text:p text:style-name="P1"><text:span text:style-name="T1">lv-auth<text:tab/>2147/udp<text:tab/>#Live Vault Authentication</text:span></text:p>
      <text:p text:style-name="P1"><text:span text:style-name="T1">veritas-ucl<text:tab/>2148/tcp<text:tab/>#VERITAS UNIVERSAL COMMUNICATION LAYER</text:span></text:p>
      <text:p text:style-name="P1"><text:span text:style-name="T1">veritas-ucl<text:tab/>2148/udp<text:tab/>#VERITAS UNIVERSAL COMMUNICATION LAYER</text:span></text:p>
      <text:p text:style-name="P1"><text:span text:style-name="T1">acptsys<text:tab/>2149/tcp<text:tab/>#ACPTSYS</text:span></text:p>
      <text:p text:style-name="P1"><text:span text:style-name="T1">acptsys<text:tab/>2149/udp<text:tab/>#ACPTSYS</text:span></text:p>
      <text:p text:style-name="P1"><text:span text:style-name="T1">dynamic3d<text:tab/>2150/tcp<text:tab/>#DYNAMIC3D</text:span></text:p>
      <text:p text:style-name="P1"><text:span text:style-name="T1">dynamic3d<text:tab/>2150/udp<text:tab/>#DYNAMIC3D</text:span></text:p>
      <text:p text:style-name="P1"><text:span text:style-name="T1">docent<text:tab/>2151/tcp<text:tab/>#DOCENT</text:span></text:p>
      <text:p text:style-name="P1"><text:span text:style-name="T1">docent<text:tab/>2151/udp<text:tab/>#DOCENT</text:span></text:p>
      <text:p text:style-name="P1"><text:span text:style-name="T1">gtp-user<text:tab/>2152/tcp<text:tab/>#GTP-User Plane (3GPP)</text:span></text:p>
      <text:p text:style-name="P1"><text:span text:style-name="T1">gtp-user<text:tab/>2152/udp<text:tab/>#GTP-User Plane (3GPP)</text:span></text:p>
      <text:p text:style-name="P1"><text:span text:style-name="T1">IllusionMailer<text:tab/>2155/tcp<text:tab/>#[trojan] Illusion Mailer</text:span></text:p>
      <text:p text:style-name="P1"><text:span text:style-name="T1">IllusionMailer<text:tab/>2155/tcp<text:tab/>#[trojan] Illusion Mailer</text:span></text:p>
      <text:p text:style-name="P1"><text:span text:style-name="T1">apc-cms<text:tab/>2160/tcp<text:tab/>#APC Central Mgmt Server</text:span></text:p>
      <text:p text:style-name="P1"><text:span text:style-name="T1">apc-cms<text:tab/>2160/udp<text:tab/>#APC Central Mgmt Server</text:span></text:p>
      <text:p text:style-name="P1"><text:span text:style-name="T1">x-bone-api<text:tab/>2165/tcp<text:tab/>#X-Bone API</text:span></text:p>
      <text:p text:style-name="P1"><text:span text:style-name="T1">x-bone-api<text:tab/>2165/udp<text:tab/>#X-Bone API</text:span></text:p>
      <text:p text:style-name="P1"><text:span text:style-name="T1">iwserver<text:tab/>2166/tcp<text:tab/>#IWSERVER</text:span></text:p>
      <text:p text:style-name="P1"><text:span text:style-name="T1">iwserver<text:tab/>2166/udp<text:tab/>#IWSERVER</text:span></text:p>
      <text:p text:style-name="P1"><text:span text:style-name="T1">mc-gt-srv<text:tab/>2180/tcp<text:tab/>#Millicent Vendor Gateway Server</text:span></text:p>
      <text:p text:style-name="P1"><text:span text:style-name="T1">mc-gt-srv<text:tab/>2180/udp<text:tab/>#Millicent Vendor Gateway Server</text:span></text:p>
      <text:p text:style-name="P1"><text:span text:style-name="T1">eforward<text:tab/>2181/tcp<text:tab/>#eforward</text:span></text:p>
      <text:p text:style-name="P1"><text:span text:style-name="T1">eforward<text:tab/>2181/udp<text:tab/>#eforward</text:span></text:p>
      <text:p text:style-name="P1"><text:span text:style-name="T1">ici<text:tab/>2200/tcp<text:tab/>#ICI</text:span></text:p>
      <text:p text:style-name="P1"><text:span text:style-name="T1">ici<text:tab/>2200/udp<text:tab/>#ICI</text:span></text:p>
      <text:p text:style-name="P1"><text:span text:style-name="T1">ats<text:tab/>2201/tcp<text:tab/>#Advanced Training System Program</text:span></text:p>
      <text:p text:style-name="P1"><text:span text:style-name="T1">ats<text:tab/>2201/udp<text:tab/>#Advanced Training System Program</text:span></text:p>
      <text:p text:style-name="P1"><text:span text:style-name="T1">imtc-map<text:tab/>2202/tcp<text:tab/>#Int. Multimedia Teleconferencing Cosortium</text:span></text:p>
      <text:p text:style-name="P1"><text:span text:style-name="T1">imtc-map<text:tab/>2202/udp<text:tab/>#Int. Multimedia Teleconferencing Cosortium</text:span></text:p>
      <text:p text:style-name="P1"><text:span text:style-name="T1">kali<text:tab/>2213/tcp<text:tab/>#Kali</text:span></text:p>
      <text:p text:style-name="P1"><text:span text:style-name="T1">kali<text:tab/>2213/udp<text:tab/>#Kali</text:span></text:p>
      <text:p text:style-name="P1"><text:span text:style-name="T1">netiq<text:tab/>2220/tcp<text:tab/>#NetIQ Pegasus</text:span></text:p>
      <text:p text:style-name="P1"><text:span text:style-name="T1">netiq<text:tab/>2220/udp<text:tab/>#NetIQ Pegasus</text:span></text:p>
      <text:p text:style-name="P1"><text:span text:style-name="T1">rockwell-csp1<text:tab/>2221/tcp<text:tab/>#Rockwell CSP1</text:span></text:p>
      <text:p text:style-name="P1"><text:span text:style-name="T1">rockwell-csp1<text:tab/>2221/udp<text:tab/>#Rockwell CSP1</text:span></text:p>
      <text:p text:style-name="P1"><text:span text:style-name="T1">AMD<text:tab/>2222/tcp<text:tab/>#[trojan] Rootshell left by AMD exploit</text:span></text:p>
      <text:p text:style-name="P1"><text:span text:style-name="T1">rockwell-csp2<text:tab/>2222/tcp<text:tab/>#Rockwell CSP2</text:span></text:p>
      <text:p text:style-name="P1"><text:span text:style-name="T1">rockwell-csp2<text:tab/>2222/udp<text:tab/>#Rockwell CSP2</text:span></text:p>
      <text:p text:style-name="P1"><text:span text:style-name="T1">rockwell-csp3<text:tab/>2223/tcp<text:tab/>#Rockwell CSP3</text:span></text:p>
      <text:p text:style-name="P1"><text:span text:style-name="T1">rockwell-csp3<text:tab/>2223/udp<text:tab/>#Rockwell CSP3</text:span></text:p>
      <text:p text:style-name="P1"><text:span text:style-name="T1">ivs-video<text:tab/>2232/tcp<text:tab/>#IVS Video default</text:span></text:p>
      <text:p text:style-name="P1"><text:span text:style-name="T1">ivs-video<text:tab/>2232/udp<text:tab/>#IVS Video default</text:span></text:p>
      <text:p text:style-name="P1"><text:span text:style-name="T1">infocrypt<text:tab/>2233/tcp<text:tab/>#INFOCRYPT</text:span></text:p>
      <text:p text:style-name="P1"><text:span text:style-name="T1">infocrypt<text:tab/>2233/udp<text:tab/>#INFOCRYPT</text:span></text:p>
      <text:p text:style-name="P1"><text:span text:style-name="T1">directplay<text:tab/>2234/tcp<text:tab/>#DirectPlay</text:span></text:p>
      <text:p text:style-name="P1"><text:span text:style-name="T1">directplay<text:tab/>2234/udp<text:tab/>#DirectPlay</text:span></text:p>
      <text:p text:style-name="P1"><text:span text:style-name="T1">sercomm-wlink<text:tab/>2235/tcp<text:tab/>#Sercomm-WLink</text:span></text:p>
      <text:p text:style-name="P1"><text:span text:style-name="T1">sercomm-wlink<text:tab/>2235/udp<text:tab/>#Sercomm-WLink</text:span></text:p>
      <text:p text:style-name="P1"><text:span text:style-name="T1">nani<text:tab/>2236/tcp<text:tab/>#Nani</text:span></text:p>
      <text:p text:style-name="P1"><text:span text:style-name="T1">nani<text:tab/>2236/udp<text:tab/>#Nani</text:span></text:p>
      <text:p text:style-name="P1"><text:span text:style-name="T1">optech-port1-lm<text:tab/>2237/tcp<text:tab/>#Optech Port1 License Manager</text:span></text:p>
      <text:p text:style-name="P1"><text:span text:style-name="T1">optech-port1-lm<text:tab/>2237/udp<text:tab/>#Optech Port1 License Manager</text:span></text:p>
      <text:p text:style-name="P1"><text:span text:style-name="T1">aviva-sna<text:tab/>2238/tcp<text:tab/>#AVIVA SNA SERVER</text:span></text:p>
      <text:p text:style-name="P1"><text:span text:style-name="T1">aviva-sna<text:tab/>2238/udp<text:tab/>#AVIVA SNA SERVER</text:span></text:p>
      <text:p text:style-name="P1"><text:span text:style-name="T1">imagequery<text:tab/>2239/tcp<text:tab/>#Image Query</text:span></text:p>
      <text:p text:style-name="P1"><text:span text:style-name="T1">imagequery<text:tab/>2239/udp<text:tab/>#Image Query</text:span></text:p>
      <text:p text:style-name="P1"><text:span text:style-name="T1">recipe<text:tab/>2240/tcp<text:tab/>#RECIPe</text:span></text:p>
      <text:p text:style-name="P1"><text:span text:style-name="T1">recipe<text:tab/>2240/udp<text:tab/>#RECIPe</text:span></text:p>
      <text:p text:style-name="P1"><text:span text:style-name="T1">ivsd<text:tab/>2241/tcp<text:tab/>#IVS Daemon</text:span></text:p>
      <text:p text:style-name="P1"><text:span text:style-name="T1">ivsd<text:tab/>2241/udp<text:tab/>#IVS Daemon</text:span></text:p>
      <text:p text:style-name="P1"><text:span text:style-name="T1">foliocorp<text:tab/>2242/tcp<text:tab/>#Folio Remote Server</text:span></text:p>
      <text:p text:style-name="P1"><text:span text:style-name="T1">foliocorp<text:tab/>2242/udp<text:tab/>#Folio Remote Server</text:span></text:p>
      <text:p text:style-name="P1"><text:span text:style-name="T1">magicom<text:tab/>2243/tcp<text:tab/>#Magicom Protocol</text:span></text:p>
      <text:p text:style-name="P1"><text:span text:style-name="T1">magicom<text:tab/>2243/udp<text:tab/>#Magicom Protocol</text:span></text:p>
      <text:p text:style-name="P1"><text:span text:style-name="T1">nmsserver<text:tab/>2244/tcp<text:tab/>#NMS Server</text:span></text:p>
      <text:p text:style-name="P1"><text:span text:style-name="T1">nmsserver<text:tab/>2244/udp<text:tab/>#NMS Server</text:span></text:p>
      <text:p text:style-name="P1"><text:span text:style-name="T1">hao<text:tab/>2245/tcp<text:tab/>#HaO</text:span></text:p>
      <text:p text:style-name="P1"><text:span text:style-name="T1">hao<text:tab/>2245/udp<text:tab/>#HaO</text:span></text:p>
      <text:p text:style-name="P1"><text:span text:style-name="T1">remote-collab<text:tab/>2250/tcp<text:tab/>#remote-collab</text:span></text:p>
      <text:p text:style-name="P1"><text:span text:style-name="T1">remote-collab<text:tab/>2250/udp<text:tab/>#remote-collab</text:span></text:p>
      <text:p text:style-name="P1"><text:span text:style-name="T1">Nirvana<text:tab/>2255/tcp<text:tab/>#[trojan] Nirvana</text:span></text:p>
      <text:p text:style-name="P1"><text:span text:style-name="T1">Nirvana<text:tab/>2255/tcp<text:tab/>#[trojan] Nirvana</text:span></text:p>
      <text:p text:style-name="P1"><text:span text:style-name="T1">vrtp<text:tab/>2255/tcp<text:tab/>#VRTP - ViRtue Transfer Protocol</text:span></text:p>
      <text:p text:style-name="P1"><text:span text:style-name="T1">vrtp<text:tab/>2255/udp<text:tab/>#VRTP - ViRtue Transfer Protocol</text:span></text:p>
      <text:p text:style-name="P1"><text:span text:style-name="T1">xmquery<text:tab/>2279/tcp<text:tab/>#xmquery</text:span></text:p>
      <text:p text:style-name="P1"><text:span text:style-name="T1">xmquery<text:tab/>2279/udp<text:tab/>#xmquery</text:span></text:p>
      <text:p text:style-name="P1"><text:span text:style-name="T1">lnvpoller<text:tab/>2280/tcp<text:tab/>#LNVPOLLER</text:span></text:p>
      <text:p text:style-name="P1"><text:span text:style-name="T1">lnvpoller<text:tab/>2280/udp<text:tab/>#LNVPOLLER</text:span></text:p>
      <text:p text:style-name="P1"><text:span text:style-name="T1">lnvconsole<text:tab/>2281/tcp<text:tab/>#LNVCONSOLE</text:span></text:p>
      <text:p text:style-name="P1"><text:span text:style-name="T1">lnvconsole<text:tab/>2281/udp<text:tab/>#LNVCONSOLE</text:span></text:p>
      <text:p text:style-name="P1"><text:span text:style-name="T1">lnvalarm<text:tab/>2282/tcp<text:tab/>#LNVALARM</text:span></text:p>
      <text:p text:style-name="P1"><text:span text:style-name="T1">lnvalarm<text:tab/>2282/udp<text:tab/>#LNVALARM</text:span></text:p>
      <text:p text:style-name="P1"><text:span text:style-name="T1">HVLRat5<text:tab/>2283/tcp<text:tab/>#[trojan] HVL Rat5</text:span></text:p>
      <text:p text:style-name="P1"><text:span text:style-name="T1">HvlRAT<text:tab/>2283/tcp<text:tab/>#[trojan] Hvl RAT</text:span></text:p>
      <text:p text:style-name="P1"><text:span text:style-name="T1">lnvstatus<text:tab/>2283/tcp<text:tab/>#LNVSTATUS</text:span></text:p>
      <text:p text:style-name="P1"><text:span text:style-name="T1">lnvstatus<text:tab/>2283/udp<text:tab/>#LNVSTATUS</text:span></text:p>
      <text:p text:style-name="P1"><text:span text:style-name="T1">lnvmaps<text:tab/>2284/tcp<text:tab/>#LNVMAPS</text:span></text:p>
      <text:p text:style-name="P1"><text:span text:style-name="T1">lnvmaps<text:tab/>2284/udp<text:tab/>#LNVMAPS</text:span></text:p>
      <text:p text:style-name="P1"><text:span text:style-name="T1">lnvmailmon<text:tab/>2285/tcp<text:tab/>#LNVMAILMON</text:span></text:p>
      <text:p text:style-name="P1"><text:span text:style-name="T1">lnvmailmon<text:tab/>2285/udp<text:tab/>#LNVMAILMON</text:span></text:p>
      <text:p text:style-name="P1"><text:span text:style-name="T1">nas-metering<text:tab/>2286/tcp<text:tab/>#NAS-Metering</text:span></text:p>
      <text:p text:style-name="P1"><text:span text:style-name="T1">nas-metering<text:tab/>2286/udp<text:tab/>#NAS-Metering</text:span></text:p>
      <text:p text:style-name="P1"><text:span text:style-name="T1">dna<text:tab/>2287/tcp<text:tab/>#DNA</text:span></text:p>
      <text:p text:style-name="P1"><text:span text:style-name="T1">dna<text:tab/>2287/udp<text:tab/>#DNA</text:span></text:p>
      <text:p text:style-name="P1"><text:span text:style-name="T1">netml<text:tab/>2288/tcp<text:tab/>#NETML</text:span></text:p>
      <text:p text:style-name="P1"><text:span text:style-name="T1">netml<text:tab/>2288/udp<text:tab/>#NETML</text:span></text:p>
      <text:p text:style-name="P1"><text:span text:style-name="T1">konshus-lm<text:tab/>2294/tcp<text:tab/>#Konshus License Manager (FLEX)</text:span></text:p>
      <text:p text:style-name="P1"><text:span text:style-name="T1">konshus-lm<text:tab/>2294/udp<text:tab/>#Konshus License Manager (FLEX)</text:span></text:p>
      <text:p text:style-name="P1"><text:span text:style-name="T1">advant-lm<text:tab/>2295/tcp<text:tab/>#Advant License Manager</text:span></text:p>
      <text:p text:style-name="P1"><text:span text:style-name="T1">advant-lm<text:tab/>2295/udp<text:tab/>#Advant License Manager</text:span></text:p>
      <text:p text:style-name="P1"><text:span text:style-name="T1">theta-lm<text:tab/>2296/tcp<text:tab/>#Theta License Manager (Rainbow)</text:span></text:p>
      <text:p text:style-name="P1"><text:span text:style-name="T1">theta-lm<text:tab/>2296/udp<text:tab/>#Theta License Manager (Rainbow)</text:span></text:p>
      <text:p text:style-name="P1"><text:span text:style-name="T1">d2k-datamover1<text:tab/>2297/tcp<text:tab/>#D2K DataMover 1</text:span></text:p>
      <text:p text:style-name="P1"><text:span text:style-name="T1">d2k-datamover1<text:tab/>2297/udp<text:tab/>#D2K DataMover 1</text:span></text:p>
      <text:p text:style-name="P1"><text:span text:style-name="T1">d2k-datamover2<text:tab/>2298/tcp<text:tab/>#D2K DataMover 2</text:span></text:p>
      <text:p text:style-name="P1"><text:span text:style-name="T1">d2k-datamover2<text:tab/>2298/udp<text:tab/>#D2K DataMover 2</text:span></text:p>
      <text:p text:style-name="P1"><text:span text:style-name="T1">pc-telecommute<text:tab/>2299/tcp<text:tab/>#PC Telecommute</text:span></text:p>
      <text:p text:style-name="P1"><text:span text:style-name="T1">pc-telecommute<text:tab/>2299/udp<text:tab/>#PC Telecommute</text:span></text:p>
      <text:p text:style-name="P1"><text:span text:style-name="T1">cvmmon<text:tab/>2300/tcp<text:tab/>#CVMMON</text:span></text:p>
      <text:p text:style-name="P1"><text:span text:style-name="T1">Xplorer<text:tab/>2300/tcp<text:tab/>#[trojan] Xplorer</text:span></text:p>
      <text:p text:style-name="P1"><text:span text:style-name="T1">Xplorer<text:tab/>2300/tcp<text:tab/>#[trojan] Xplorer</text:span></text:p>
      <text:p text:style-name="P1"><text:span text:style-name="T1">cvmmon<text:tab/>2300/udp<text:tab/>#CVMMON</text:span></text:p>
      <text:p text:style-name="P1"><text:span text:style-name="T1">compaqdiag<text:tab/>2301/tcp<text:tab/>#Compaq remote diagnostic management</text:span></text:p>
      <text:p text:style-name="P1"><text:span text:style-name="T1">cpq-wbem<text:tab/>2301/udp<text:tab/>#Compaq HTTP</text:span></text:p>
      <text:p text:style-name="P1"><text:span text:style-name="T1">binderysupport<text:tab/>2302/tcp<text:tab/>#Bindery Support</text:span></text:p>
      <text:p text:style-name="P1"><text:span text:style-name="T1">binderysupport<text:tab/>2302/udp<text:tab/>#Bindery Support</text:span></text:p>
      <text:p text:style-name="P1"><text:span text:style-name="T1">proxy-gateway<text:tab/>2303/tcp<text:tab/>#Proxy Gateway</text:span></text:p>
      <text:p text:style-name="P1"><text:span text:style-name="T1">proxy-gateway<text:tab/>2303/udp<text:tab/>#Proxy Gateway</text:span></text:p>
      <text:p text:style-name="P1"><text:span text:style-name="T1">attachmate-uts<text:tab/>2304/tcp<text:tab/>#Attachmate UTS</text:span></text:p>
      <text:p text:style-name="P1"><text:span text:style-name="T1">attachmate-uts<text:tab/>2304/udp<text:tab/>#Attachmate UTS</text:span></text:p>
      <text:p text:style-name="P1"><text:span text:style-name="T1">mt-scaleserver<text:tab/>2305/tcp<text:tab/>#MT ScaleServer</text:span></text:p>
      <text:p text:style-name="P1"><text:span text:style-name="T1">mt-scaleserver<text:tab/>2305/udp<text:tab/>#MT ScaleServer</text:span></text:p>
      <text:p text:style-name="P1"><text:span text:style-name="T1">tappi-boxnet<text:tab/>2306/tcp<text:tab/>#TAPPI BoxNet</text:span></text:p>
      <text:p text:style-name="P1"><text:span text:style-name="T1">tappi-boxnet<text:tab/>2306/udp<text:tab/>#TAPPI BoxNet</text:span></text:p>
      <text:p text:style-name="P1"><text:span text:style-name="T1">pehelp<text:tab/>2307/tcp<text:tab/>#</text:span></text:p>
      <text:p text:style-name="P1"><text:span text:style-name="T1">pehelp<text:tab/>2307/udp<text:tab/>#</text:span></text:p>
      <text:p text:style-name="P1"><text:span text:style-name="T1">sdhelp<text:tab/>2308/tcp<text:tab/>#sdhelp</text:span></text:p>
      <text:p text:style-name="P1"><text:span text:style-name="T1">sdhelp<text:tab/>2308/udp<text:tab/>#sdhelp</text:span></text:p>
      <text:p text:style-name="P1"><text:span text:style-name="T1">sdserver<text:tab/>2309/tcp<text:tab/>#SD Server</text:span></text:p>
      <text:p text:style-name="P1"><text:span text:style-name="T1">sdserver<text:tab/>2309/udp<text:tab/>#SD Server</text:span></text:p>
      <text:p text:style-name="P1"><text:span text:style-name="T1">sdclient<text:tab/>2310/tcp<text:tab/>#SD Client</text:span></text:p>
      <text:p text:style-name="P1"><text:span text:style-name="T1">sdclient<text:tab/>2310/udp<text:tab/>#SD Client</text:span></text:p>
      <text:p text:style-name="P1"><text:span text:style-name="T1">messageservice<text:tab/>2311/tcp<text:tab/>#Message Service</text:span></text:p>
      <text:p text:style-name="P1"><text:span text:style-name="T1">Studio54<text:tab/>2311/tcp<text:tab/>#[trojan] Studio 54</text:span></text:p>
      <text:p text:style-name="P1"><text:span text:style-name="T1">messageservice<text:tab/>2311/udp<text:tab/>#Message Service</text:span></text:p>
      <text:p text:style-name="P1"><text:span text:style-name="T1">iapp<text:tab/>2313/tcp<text:tab/>#IAPP (Inter Access Point Protocol)</text:span></text:p>
      <text:p text:style-name="P1"><text:span text:style-name="T1">iapp<text:tab/>2313/udp<text:tab/>#IAPP (Inter Access Point Protocol)</text:span></text:p>
      <text:p text:style-name="P1"><text:span text:style-name="T1">cr-websystems<text:tab/>2314/tcp<text:tab/>#CR WebSystems</text:span></text:p>
      <text:p text:style-name="P1"><text:span text:style-name="T1">cr-websystems<text:tab/>2314/udp<text:tab/>#CR WebSystems</text:span></text:p>
      <text:p text:style-name="P1"><text:span text:style-name="T1">precise-sft<text:tab/>2315/tcp<text:tab/>#Precise Sft.</text:span></text:p>
      <text:p text:style-name="P1"><text:span text:style-name="T1">precise-sft<text:tab/>2315/udp<text:tab/>#Precise Sft.</text:span></text:p>
      <text:p text:style-name="P1"><text:span text:style-name="T1">sent-lm<text:tab/>2316/tcp<text:tab/>#SENT License Manager</text:span></text:p>
      <text:p text:style-name="P1"><text:span text:style-name="T1">sent-lm<text:tab/>2316/udp<text:tab/>#SENT License Manager</text:span></text:p>
      <text:p text:style-name="P1"><text:span text:style-name="T1">attachmate-g32<text:tab/>2317/tcp<text:tab/>#Attachmate G32</text:span></text:p>
      <text:p text:style-name="P1"><text:span text:style-name="T1">attachmate-g32<text:tab/>2317/udp<text:tab/>#Attachmate G32</text:span></text:p>
      <text:p text:style-name="P1"><text:span text:style-name="T1">cadencecontrol<text:tab/>2318/tcp<text:tab/>#Cadence Control</text:span></text:p>
      <text:p text:style-name="P1"><text:span text:style-name="T1">cadencecontrol<text:tab/>2318/udp<text:tab/>#Cadence Control</text:span></text:p>
      <text:p text:style-name="P1"><text:span text:style-name="T1">infolibria<text:tab/>2319/tcp<text:tab/>#InfoLibria</text:span></text:p>
      <text:p text:style-name="P1"><text:span text:style-name="T1">infolibria<text:tab/>2319/udp<text:tab/>#InfoLibria</text:span></text:p>
      <text:p text:style-name="P1"><text:span text:style-name="T1">siebel-ns<text:tab/>2320/tcp<text:tab/>#Siebel NS</text:span></text:p>
      <text:p text:style-name="P1"><text:span text:style-name="T1">siebel-ns<text:tab/>2320/udp<text:tab/>#Siebel NS</text:span></text:p>
      <text:p text:style-name="P1"><text:span text:style-name="T1">rdlap<text:tab/>2321/tcp<text:tab/>#RDLAP over UDP</text:span></text:p>
      <text:p text:style-name="P1"><text:span text:style-name="T1">rdlap<text:tab/>2321/udp<text:tab/>#RDLAP</text:span></text:p>
      <text:p text:style-name="P1"><text:span text:style-name="T1">ofsd<text:tab/>2322/tcp<text:tab/>#ofsd</text:span></text:p>
      <text:p text:style-name="P1"><text:span text:style-name="T1">ofsd<text:tab/>2322/udp<text:tab/>#ofsd</text:span></text:p>
      <text:p text:style-name="P1"><text:span text:style-name="T1">3d-nfsd<text:tab/>2323/tcp<text:tab/>#3d-nfsd</text:span></text:p>
      <text:p text:style-name="P1"><text:span text:style-name="T1">3d-nfsd<text:tab/>2323/udp<text:tab/>#3d-nfsd</text:span></text:p>
      <text:p text:style-name="P1"><text:span text:style-name="T1">cosmocall<text:tab/>2324/tcp<text:tab/>#Cosmocall</text:span></text:p>
      <text:p text:style-name="P1"><text:span text:style-name="T1">cosmocall<text:tab/>2324/udp<text:tab/>#Cosmocall</text:span></text:p>
      <text:p text:style-name="P1"><text:span text:style-name="T1">designspace-lm<text:tab/>2325/tcp<text:tab/>#Design Space License Management</text:span></text:p>
      <text:p text:style-name="P1"><text:span text:style-name="T1">designspace-lm<text:tab/>2325/udp<text:tab/>#Design Space License Management</text:span></text:p>
      <text:p text:style-name="P1"><text:span text:style-name="T1">idcp<text:tab/>2326/tcp<text:tab/>#IDCP</text:span></text:p>
      <text:p text:style-name="P1"><text:span text:style-name="T1">idcp<text:tab/>2326/udp<text:tab/>#IDCP</text:span></text:p>
      <text:p text:style-name="P1"><text:span text:style-name="T1">xingcsm<text:tab/>2327/tcp<text:tab/>#xingcsm</text:span></text:p>
      <text:p text:style-name="P1"><text:span text:style-name="T1">xingcsm<text:tab/>2327/udp<text:tab/>#xingcsm</text:span></text:p>
      <text:p text:style-name="P1"><text:span text:style-name="T1">netrix-sftm<text:tab/>2328/tcp<text:tab/>#Netrix SFTM</text:span></text:p>
      <text:p text:style-name="P1"><text:span text:style-name="T1">netrix-sftm<text:tab/>2328/udp<text:tab/>#Netrix SFTM</text:span></text:p>
      <text:p text:style-name="P1"><text:span text:style-name="T1">nvd<text:tab/>2329/tcp<text:tab/>#NVD</text:span></text:p>
      <text:p text:style-name="P1"><text:span text:style-name="T1">nvd<text:tab/>2329/udp<text:tab/>#NVD</text:span></text:p>
      <text:p text:style-name="P1"><text:span text:style-name="T1">IRCContact<text:tab/>2330/tcp<text:tab/>#[trojan] IRC Contact</text:span></text:p>
      <text:p text:style-name="P1"><text:span text:style-name="T1">tscchat<text:tab/>2330/tcp<text:tab/>#TSCCHAT</text:span></text:p>
      <text:p text:style-name="P1"><text:span text:style-name="T1">tscchat<text:tab/>2330/udp<text:tab/>#TSCCHAT</text:span></text:p>
      <text:p text:style-name="P1"><text:span text:style-name="T1">agentview<text:tab/>2331/tcp<text:tab/>#AGENTVIEW</text:span></text:p>
      <text:p text:style-name="P1"><text:span text:style-name="T1">IRCContact<text:tab/>2331/tcp<text:tab/>#[trojan] IRC Contact</text:span></text:p>
      <text:p text:style-name="P1"><text:span text:style-name="T1">agentview<text:tab/>2331/udp<text:tab/>#AGENTVIEW</text:span></text:p>
      <text:p text:style-name="P1"><text:span text:style-name="T1">IRCContact<text:tab/>2332/tcp<text:tab/>#[trojan] IRC Contact</text:span></text:p>
      <text:p text:style-name="P1"><text:span text:style-name="T1">rcc-host<text:tab/>2332/tcp<text:tab/>#RCC Host</text:span></text:p>
      <text:p text:style-name="P1"><text:span text:style-name="T1">rcc-host<text:tab/>2332/udp<text:tab/>#RCC Host</text:span></text:p>
      <text:p text:style-name="P1"><text:span text:style-name="T1">IRCContact<text:tab/>2333/tcp<text:tab/>#[trojan] IRC Contact</text:span></text:p>
      <text:p text:style-name="P1"><text:span text:style-name="T1">snapp<text:tab/>2333/tcp<text:tab/>#SNAPP</text:span></text:p>
      <text:p text:style-name="P1"><text:span text:style-name="T1">snapp<text:tab/>2333/udp<text:tab/>#SNAPP</text:span></text:p>
      <text:p text:style-name="P1"><text:span text:style-name="T1">ace-client<text:tab/>2334/tcp<text:tab/>#ACE Client Auth</text:span></text:p>
      <text:p text:style-name="P1"><text:span text:style-name="T1">IRCContact<text:tab/>2334/tcp<text:tab/>#[trojan] IRC Contact</text:span></text:p>
      <text:p text:style-name="P1"><text:span text:style-name="T1">ace-client<text:tab/>2334/udp<text:tab/>#ACE Client Auth</text:span></text:p>
      <text:p text:style-name="P1"><text:span text:style-name="T1">ace-proxy<text:tab/>2335/tcp<text:tab/>#ACE Proxy</text:span></text:p>
      <text:p text:style-name="P1"><text:span text:style-name="T1">IRCContact<text:tab/>2335/tcp<text:tab/>#[trojan] IRC Contact</text:span></text:p>
      <text:p text:style-name="P1"><text:span text:style-name="T1">ace-proxy<text:tab/>2335/udp<text:tab/>#ACE Proxy</text:span></text:p>
      <text:p text:style-name="P1"><text:span text:style-name="T1">appleugcontrol<text:tab/>2336/tcp<text:tab/>#Apple UG Control</text:span></text:p>
      <text:p text:style-name="P1"><text:span text:style-name="T1">IRCContact<text:tab/>2336/tcp<text:tab/>#[trojan] IRC Contact</text:span></text:p>
      <text:p text:style-name="P1"><text:span text:style-name="T1">appleugcontrol<text:tab/>2336/udp<text:tab/>#Apple UG Control</text:span></text:p>
      <text:p text:style-name="P1"><text:span text:style-name="T1">ideesrv<text:tab/>2337/tcp<text:tab/>#ideesrv</text:span></text:p>
      <text:p text:style-name="P1"><text:span text:style-name="T1">IRCContact<text:tab/>2337/tcp<text:tab/>#[trojan] IRC Contact</text:span></text:p>
      <text:p text:style-name="P1"><text:span text:style-name="T1">ideesrv<text:tab/>2337/udp<text:tab/>#ideesrv</text:span></text:p>
      <text:p text:style-name="P1"><text:span text:style-name="T1">IRCContact<text:tab/>2338/tcp<text:tab/>#[trojan] IRC Contact</text:span></text:p>
      <text:p text:style-name="P1"><text:span text:style-name="T1">norton-lambert<text:tab/>2338/tcp<text:tab/>#Norton Lambert</text:span></text:p>
      <text:p text:style-name="P1"><text:span text:style-name="T1">norton-lambert<text:tab/>2338/udp<text:tab/>#Norton Lambert</text:span></text:p>
      <text:p text:style-name="P1"><text:span text:style-name="T1">3com-webview<text:tab/>2339/tcp<text:tab/>#3Com WebView</text:span></text:p>
      <text:p text:style-name="P1"><text:span text:style-name="T1">IRCContact<text:tab/>2339/tcp<text:tab/>#[trojan] IRC Contact</text:span></text:p>
      <text:p text:style-name="P1"><text:span text:style-name="T1">VoiceSpyOBS<text:tab/>2339/tcp<text:tab/>#[trojan] Voice Spy - OBS!!!</text:span></text:p>
      <text:p text:style-name="P1"><text:span text:style-name="T1">VoiceSpy<text:tab/>2339/tcp<text:tab/>#[trojan] Voice Spy</text:span></text:p>
      <text:p text:style-name="P1"><text:span text:style-name="T1">3com-webview<text:tab/>2339/udp<text:tab/>#3Com WebView</text:span></text:p>
      <text:p text:style-name="P1"><text:span text:style-name="T1">VoiceSpyOBS<text:tab/>2339/udp<text:tab/>#[trojan] Voice Spy - OBS!!!</text:span></text:p>
      <text:p text:style-name="P1"><text:span text:style-name="T1">VoiceSpy<text:tab/>2339/udp<text:tab/>#[trojan] Voice Spy</text:span></text:p>
      <text:p text:style-name="P1"><text:span text:style-name="T1">wrs_registry<text:tab/>2340/tcp<text:tab/>#WRS Registry</text:span></text:p>
      <text:p text:style-name="P1"><text:span text:style-name="T1">wrs_registry<text:tab/>2340/udp<text:tab/>#WRS Registry</text:span></text:p>
      <text:p text:style-name="P1"><text:span text:style-name="T1">xiostatus<text:tab/>2341/tcp<text:tab/>#XIO Status</text:span></text:p>
      <text:p text:style-name="P1"><text:span text:style-name="T1">xiostatus<text:tab/>2341/udp<text:tab/>#XIO Status</text:span></text:p>
      <text:p text:style-name="P1"><text:span text:style-name="T1">manage-exec<text:tab/>2342/tcp<text:tab/>#Seagate Manage Exec</text:span></text:p>
      <text:p text:style-name="P1"><text:span text:style-name="T1">manage-exec<text:tab/>2342/udp<text:tab/>#Seagate Manage Exec</text:span></text:p>
      <text:p text:style-name="P1"><text:span text:style-name="T1">nati-logos<text:tab/>2343/tcp<text:tab/>#nati logos</text:span></text:p>
      <text:p text:style-name="P1"><text:span text:style-name="T1">nati-logos<text:tab/>2343/udp<text:tab/>#nati logos</text:span></text:p>
      <text:p text:style-name="P1"><text:span text:style-name="T1">fcmsys<text:tab/>2344/tcp<text:tab/>#fcmsys</text:span></text:p>
      <text:p text:style-name="P1"><text:span text:style-name="T1">fcmsys<text:tab/>2344/udp<text:tab/>#fcmsys</text:span></text:p>
      <text:p text:style-name="P1"><text:span text:style-name="T1">dbm<text:tab/>2345/tcp<text:tab/>#dbm</text:span></text:p>
      <text:p text:style-name="P1"><text:span text:style-name="T1">DolyTrojan<text:tab/>2345/tcp<text:tab/>#[trojan] Doly Trojan</text:span></text:p>
      <text:p text:style-name="P1"><text:span text:style-name="T1">DolyTrojan<text:tab/>2345/tcp<text:tab/>#[trojan] Doly Trojan</text:span></text:p>
      <text:p text:style-name="P1"><text:span text:style-name="T1">dbm<text:tab/>2345/udp<text:tab/>#dbm</text:span></text:p>
      <text:p text:style-name="P1"><text:span text:style-name="T1">redstorm_join<text:tab/>2346/tcp<text:tab/>#Game Connection Port</text:span></text:p>
      <text:p text:style-name="P1"><text:span text:style-name="T1">redstorm_join<text:tab/>2346/udp<text:tab/>#Game Connection Port</text:span></text:p>
      <text:p text:style-name="P1"><text:span text:style-name="T1">redstorm_find<text:tab/>2347/tcp<text:tab/>#Game Announcement and Location</text:span></text:p>
      <text:p text:style-name="P1"><text:span text:style-name="T1">redstorm_find<text:tab/>2347/udp<text:tab/>#Game Announcement and Location</text:span></text:p>
      <text:p text:style-name="P1"><text:span text:style-name="T1">redstorm_info<text:tab/>2348/tcp<text:tab/>#Information to query for game status</text:span></text:p>
      <text:p text:style-name="P1"><text:span text:style-name="T1">redstorm_info<text:tab/>2348/udp<text:tab/>#Information to query for game status</text:span></text:p>
      <text:p text:style-name="P1"><text:span text:style-name="T1">redstorm_diag<text:tab/>2349/tcp<text:tab/>#Diagnostics Port</text:span></text:p>
      <text:p text:style-name="P1"><text:span text:style-name="T1">redstorm_diag<text:tab/>2349/udp<text:tab/>#Disgnostics Port</text:span></text:p>
      <text:p text:style-name="P1"><text:span text:style-name="T1">psbserver<text:tab/>2350/tcp<text:tab/>#psbserver</text:span></text:p>
      <text:p text:style-name="P1"><text:span text:style-name="T1">psbserver<text:tab/>2350/udp<text:tab/>#psbserver</text:span></text:p>
      <text:p text:style-name="P1"><text:span text:style-name="T1">psrserver<text:tab/>2351/tcp<text:tab/>#psrserver</text:span></text:p>
      <text:p text:style-name="P1"><text:span text:style-name="T1">psrserver<text:tab/>2351/udp<text:tab/>#psrserver</text:span></text:p>
      <text:p text:style-name="P1"><text:span text:style-name="T1">pslserver<text:tab/>2352/tcp<text:tab/>#pslserver</text:span></text:p>
      <text:p text:style-name="P1"><text:span text:style-name="T1">pslserver<text:tab/>2352/udp<text:tab/>#pslserver</text:span></text:p>
      <text:p text:style-name="P1"><text:span text:style-name="T1">pspserver<text:tab/>2353/tcp<text:tab/>#pspserver</text:span></text:p>
      <text:p text:style-name="P1"><text:span text:style-name="T1">pspserver<text:tab/>2353/udp<text:tab/>#pspserver</text:span></text:p>
      <text:p text:style-name="P1"><text:span text:style-name="T1">psprserver<text:tab/>2354/tcp<text:tab/>#psprserver</text:span></text:p>
      <text:p text:style-name="P1"><text:span text:style-name="T1">psprserver<text:tab/>2354/udp<text:tab/>#psprserver</text:span></text:p>
      <text:p text:style-name="P1"><text:span text:style-name="T1">psdbserver<text:tab/>2355/tcp<text:tab/>#psdbserver</text:span></text:p>
      <text:p text:style-name="P1"><text:span text:style-name="T1">psdbserver<text:tab/>2355/udp<text:tab/>#psdbserver</text:span></text:p>
      <text:p text:style-name="P1"><text:span text:style-name="T1">gxtelmd<text:tab/>2356/tcp<text:tab/>#GXT License Managemant</text:span></text:p>
      <text:p text:style-name="P1"><text:span text:style-name="T1">gxtelmd<text:tab/>2356/udp<text:tab/>#GXT License Managemant</text:span></text:p>
      <text:p text:style-name="P1"><text:span text:style-name="T1">unihub-server<text:tab/>2357/tcp<text:tab/>#UniHub Server</text:span></text:p>
      <text:p text:style-name="P1"><text:span text:style-name="T1">unihub-server<text:tab/>2357/udp<text:tab/>#UniHub Server</text:span></text:p>
      <text:p text:style-name="P1"><text:span text:style-name="T1">futrix<text:tab/>2358/tcp<text:tab/>#Futrix</text:span></text:p>
      <text:p text:style-name="P1"><text:span text:style-name="T1">futrix<text:tab/>2358/udp<text:tab/>#Futrix</text:span></text:p>
      <text:p text:style-name="P1"><text:span text:style-name="T1">flukeserver<text:tab/>2359/tcp<text:tab/>#FlukeServer</text:span></text:p>
      <text:p text:style-name="P1"><text:span text:style-name="T1">flukeserver<text:tab/>2359/udp<text:tab/>#FlukeServer</text:span></text:p>
      <text:p text:style-name="P1"><text:span text:style-name="T1">nexstorindltd<text:tab/>2360/tcp<text:tab/>#NexstorIndLtd</text:span></text:p>
      <text:p text:style-name="P1"><text:span text:style-name="T1">nexstorindltd<text:tab/>2360/udp<text:tab/>#NexstorIndLtd</text:span></text:p>
      <text:p text:style-name="P1"><text:span text:style-name="T1">tl1<text:tab/>2361/tcp<text:tab/>#TL1</text:span></text:p>
      <text:p text:style-name="P1"><text:span text:style-name="T1">tl1<text:tab/>2361/udp<text:tab/>#TL1</text:span></text:p>
      <text:p text:style-name="P1"><text:span text:style-name="T1">digiman<text:tab/>2362/tcp<text:tab/>#digiman</text:span></text:p>
      <text:p text:style-name="P1"><text:span text:style-name="T1">digiman<text:tab/>2362/udp<text:tab/>#digiman</text:span></text:p>
      <text:p text:style-name="P1"><text:span text:style-name="T1">mediacntrlnfsd<text:tab/>2363/tcp<text:tab/>#Media Central NFSD</text:span></text:p>
      <text:p text:style-name="P1"><text:span text:style-name="T1">mediacntrlnfsd<text:tab/>2363/udp<text:tab/>#Media Central NFSD</text:span></text:p>
      <text:p text:style-name="P1"><text:span text:style-name="T1">oi-2000<text:tab/>2364/tcp<text:tab/>#OI-2000</text:span></text:p>
      <text:p text:style-name="P1"><text:span text:style-name="T1">oi-2000<text:tab/>2364/udp<text:tab/>#OI-2000</text:span></text:p>
      <text:p text:style-name="P1"><text:span text:style-name="T1">dbref<text:tab/>2365/tcp<text:tab/>#dbref</text:span></text:p>
      <text:p text:style-name="P1"><text:span text:style-name="T1">dbref<text:tab/>2365/udp<text:tab/>#dbref</text:span></text:p>
      <text:p text:style-name="P1"><text:span text:style-name="T1">qip-login<text:tab/>2366/tcp<text:tab/>#qip-login</text:span></text:p>
      <text:p text:style-name="P1"><text:span text:style-name="T1">qip-login<text:tab/>2366/udp<text:tab/>#qip-login</text:span></text:p>
      <text:p text:style-name="P1"><text:span text:style-name="T1">service-ctrl<text:tab/>2367/tcp<text:tab/>#Service Control</text:span></text:p>
      <text:p text:style-name="P1"><text:span text:style-name="T1">service-ctrl<text:tab/>2367/udp<text:tab/>#Service Control</text:span></text:p>
      <text:p text:style-name="P1"><text:span text:style-name="T1">opentable<text:tab/>2368/tcp<text:tab/>#OpenTable</text:span></text:p>
      <text:p text:style-name="P1"><text:span text:style-name="T1">opentable<text:tab/>2368/udp<text:tab/>#OpenTable</text:span></text:p>
      <text:p text:style-name="P1"><text:span text:style-name="T1">acs2000-dsp<text:tab/>2369/tcp<text:tab/>#ACS2000 DSP</text:span></text:p>
      <text:p text:style-name="P1"><text:span text:style-name="T1">acs2000-dsp<text:tab/>2369/udp<text:tab/>#ACS2000 DSP</text:span></text:p>
      <text:p text:style-name="P1"><text:span text:style-name="T1">compaq-econnect<text:tab/>2370/tcp<text:tab/>#Worldwire Compaq eConnect Secure Remote Support</text:span></text:p>
      <text:p text:style-name="P1"><text:span text:style-name="T1">l3-hbmon<text:tab/>2370/tcp<text:tab/>#L3-HBMon</text:span></text:p>
      <text:p text:style-name="P1"><text:span text:style-name="T1">l3-hbmon<text:tab/>2370/udp<text:tab/>#L3-HBMon</text:span></text:p>
      <text:p text:style-name="P1"><text:span text:style-name="T1">compaq-https<text:tab/>2381/tcp<text:tab/>#Compaq HTTPS</text:span></text:p>
      <text:p text:style-name="P1"><text:span text:style-name="T1">compaq-https<text:tab/>2381/udp<text:tab/>#Compaq HTTPS</text:span></text:p>
      <text:p text:style-name="P1"><text:span text:style-name="T1">ms-olap3<text:tab/>2382/tcp<text:tab/>#Microsoft OLAP</text:span></text:p>
      <text:p text:style-name="P1"><text:span text:style-name="T1">ms-olap3<text:tab/>2382/udp<text:tab/>#Microsoft OLAP</text:span></text:p>
      <text:p text:style-name="P1"><text:span text:style-name="T1">ms-olap4<text:tab/>2383/tcp<text:tab/>#Microsoft OLAP</text:span></text:p>
      <text:p text:style-name="P1"><text:span text:style-name="T1">ms-olap4<text:tab/>2383/udp<text:tab/>#Microsoft OLAP</text:span></text:p>
      <text:p text:style-name="P1"><text:span text:style-name="T1">sd-request<text:tab/>2384/tcp<text:tab/>#SD-REQUEST</text:span></text:p>
      <text:p text:style-name="P1"><text:span text:style-name="T1">sd-request<text:tab/>2384/udp<text:tab/>#SD-REQUEST</text:span></text:p>
      <text:p text:style-name="P1"><text:span text:style-name="T1">ovsessionmgr<text:tab/>2389/tcp<text:tab/>#OpenView Session Mgr</text:span></text:p>
      <text:p text:style-name="P1"><text:span text:style-name="T1">ovsessionmgr<text:tab/>2389/udp<text:tab/>#OpenView Session Mgr</text:span></text:p>
      <text:p text:style-name="P1"><text:span text:style-name="T1">rsmtp<text:tab/>2390/tcp<text:tab/>#RSMTP</text:span></text:p>
      <text:p text:style-name="P1"><text:span text:style-name="T1">rsmtp<text:tab/>2390/udp<text:tab/>#RSMTP</text:span></text:p>
      <text:p text:style-name="P1"><text:span text:style-name="T1">3com-net-mgmt<text:tab/>2391/tcp<text:tab/>#3COM Net Management</text:span></text:p>
      <text:p text:style-name="P1"><text:span text:style-name="T1">3com-net-mgmt<text:tab/>2391/udp<text:tab/>#3COM Net Management</text:span></text:p>
      <text:p text:style-name="P1"><text:span text:style-name="T1">tacticalauth<text:tab/>2392/tcp<text:tab/>#Tactical Auth</text:span></text:p>
      <text:p text:style-name="P1"><text:span text:style-name="T1">tacticalauth<text:tab/>2392/udp<text:tab/>#Tactical Auth</text:span></text:p>
      <text:p text:style-name="P1"><text:span text:style-name="T1">ms-olap1<text:tab/>2393/tcp<text:tab/>#MS OLAP 1</text:span></text:p>
      <text:p text:style-name="P1"><text:span text:style-name="T1">ms-olap1<text:tab/>2393/udp<text:tab/>#MS OLAP 1</text:span></text:p>
      <text:p text:style-name="P1"><text:span text:style-name="T1">ms-olap2<text:tab/>2394/tcp<text:tab/>#MS OLAP 2</text:span></text:p>
      <text:p text:style-name="P1"><text:span text:style-name="T1">ms-olap2<text:tab/>2394/udp<text:tab/>#MA OLAP 2</text:span></text:p>
      <text:p text:style-name="P1"><text:span text:style-name="T1">lan900_remote<text:tab/>2395/tcp<text:tab/>#LAN900 Remote</text:span></text:p>
      <text:p text:style-name="P1"><text:span text:style-name="T1">lan900_remote<text:tab/>2395/udp<text:tab/>#LAN900 Remote</text:span></text:p>
      <text:p text:style-name="P1"><text:span text:style-name="T1">wusage<text:tab/>2396/tcp<text:tab/>#Wusage</text:span></text:p>
      <text:p text:style-name="P1"><text:span text:style-name="T1">wusage<text:tab/>2396/udp<text:tab/>#Wusage</text:span></text:p>
      <text:p text:style-name="P1"><text:span text:style-name="T1">ncl<text:tab/>2397/tcp<text:tab/>#NCL</text:span></text:p>
      <text:p text:style-name="P1"><text:span text:style-name="T1">ncl<text:tab/>2397/udp<text:tab/>#NCL</text:span></text:p>
      <text:p text:style-name="P1"><text:span text:style-name="T1">orbiter<text:tab/>2398/tcp<text:tab/>#Orbiter</text:span></text:p>
      <text:p text:style-name="P1"><text:span text:style-name="T1">orbiter<text:tab/>2398/udp<text:tab/>#Orbiter</text:span></text:p>
      <text:p text:style-name="P1"><text:span text:style-name="T1">fmpro-fdal<text:tab/>2399/tcp<text:tab/>#FileMaker<text:s text:c="2"/>Inc. - Data Access Layer</text:span></text:p>
      <text:p text:style-name="P1"><text:span text:style-name="T1">fmpro-fdal<text:tab/>2399/udp<text:tab/>#FileMaker<text:s text:c="2"/>Inc. - Data Access Layer</text:span></text:p>
      <text:p text:style-name="P1"><text:span text:style-name="T1">opequus-server<text:tab/>2400/tcp<text:tab/>#OpEquus Server</text:span></text:p>
      <text:p text:style-name="P1"><text:span text:style-name="T1">Portd<text:tab/>2400/tcp<text:tab/>#[trojan] Portd</text:span></text:p>
      <text:p text:style-name="P1"><text:span text:style-name="T1">opequus-server<text:tab/>2400/udp<text:tab/>#OpEquus Server</text:span></text:p>
      <text:p text:style-name="P1"><text:span text:style-name="T1">cvspserver<text:tab/>2401/tcp<text:tab/>#CVS network server</text:span></text:p>
      <text:p text:style-name="P1"><text:span text:style-name="T1">cvspserver<text:tab/>2401/udp<text:tab/>#CVS network server</text:span></text:p>
      <text:p text:style-name="P1"><text:span text:style-name="T1">taskmaster2000<text:tab/>2402/tcp<text:tab/>#TaskMaster 2000 Server</text:span></text:p>
      <text:p text:style-name="P1"><text:span text:style-name="T1">taskmaster2000<text:tab/>2402/udp<text:tab/>#TaskMaster 2000 Server</text:span></text:p>
      <text:p text:style-name="P1"><text:span text:style-name="T1">taskmaster2000<text:tab/>2403/tcp<text:tab/>#TaskMaster 2000 Web</text:span></text:p>
      <text:p text:style-name="P1"><text:span text:style-name="T1">taskmaster2000<text:tab/>2403/udp<text:tab/>#TaskMaster 2000 Web</text:span></text:p>
      <text:p text:style-name="P1"><text:span text:style-name="T1">iec870-5-104<text:tab/>2404/tcp<text:tab/>#IEC870-5-104</text:span></text:p>
      <text:p text:style-name="P1"><text:span text:style-name="T1">iec870-5-104<text:tab/>2404/udp<text:tab/>#IEC870-5-104</text:span></text:p>
      <text:p text:style-name="P1"><text:span text:style-name="T1">trc-netpoll<text:tab/>2405/tcp<text:tab/>#TRC Netpoll</text:span></text:p>
      <text:p text:style-name="P1"><text:span text:style-name="T1">trc-netpoll<text:tab/>2405/udp<text:tab/>#TRC Netpoll</text:span></text:p>
      <text:p text:style-name="P1"><text:span text:style-name="T1">jediserver<text:tab/>2406/tcp<text:tab/>#JediServer</text:span></text:p>
      <text:p text:style-name="P1"><text:span text:style-name="T1">jediserver<text:tab/>2406/udp<text:tab/>#JediServer</text:span></text:p>
      <text:p text:style-name="P1"><text:span text:style-name="T1">orion<text:tab/>2407/tcp<text:tab/>#Orion</text:span></text:p>
      <text:p text:style-name="P1"><text:span text:style-name="T1">orion<text:tab/>2407/udp<text:tab/>#Orion</text:span></text:p>
      <text:p text:style-name="P1"><text:span text:style-name="T1">optimanet<text:tab/>2408/tcp<text:tab/>#OptimaNet</text:span></text:p>
      <text:p text:style-name="P1"><text:span text:style-name="T1">optimanet<text:tab/>2408/udp<text:tab/>#OptimaNet</text:span></text:p>
      <text:p text:style-name="P1"><text:span text:style-name="T1">sns-protocol<text:tab/>2409/tcp<text:tab/>#SNS Protocol</text:span></text:p>
      <text:p text:style-name="P1"><text:span text:style-name="T1">sns-protocol<text:tab/>2409/udp<text:tab/>#SNS Protocol</text:span></text:p>
      <text:p text:style-name="P1"><text:span text:style-name="T1">vrts-registry<text:tab/>2410/tcp<text:tab/>#VRTS Registry</text:span></text:p>
      <text:p text:style-name="P1"><text:span text:style-name="T1">vrts-registry<text:tab/>2410/udp<text:tab/>#VRTS Registry</text:span></text:p>
      <text:p text:style-name="P1"><text:span text:style-name="T1">netwave-ap-mgmt<text:tab/>2411/tcp<text:tab/>#Netwave AP Management</text:span></text:p>
      <text:p text:style-name="P1"><text:span text:style-name="T1">netwave-ap-mgmt<text:tab/>2411/udp<text:tab/>#Netwave AP Management</text:span></text:p>
      <text:p text:style-name="P1"><text:span text:style-name="T1">cdn<text:tab/>2412/tcp<text:tab/>#CDN</text:span></text:p>
      <text:p text:style-name="P1"><text:span text:style-name="T1">cdn<text:tab/>2412/udp<text:tab/>#CDN</text:span></text:p>
      <text:p text:style-name="P1"><text:span text:style-name="T1">orion-rmi-reg<text:tab/>2413/tcp<text:tab/>#orion-rmi-reg</text:span></text:p>
      <text:p text:style-name="P1"><text:span text:style-name="T1">orion-rmi-reg<text:tab/>2413/udp<text:tab/>#orion-rmi-reg</text:span></text:p>
      <text:p text:style-name="P1"><text:span text:style-name="T1">beeyond<text:tab/>2414/tcp<text:tab/>#Beeyond</text:span></text:p>
      <text:p text:style-name="P1"><text:span text:style-name="T1">beeyond<text:tab/>2414/udp<text:tab/>#Beeyond</text:span></text:p>
      <text:p text:style-name="P1"><text:span text:style-name="T1">comtest<text:tab/>2415/tcp<text:tab/>#COMTEST</text:span></text:p>
      <text:p text:style-name="P1"><text:span text:style-name="T1">comtest<text:tab/>2415/udp<text:tab/>#COMTEST</text:span></text:p>
      <text:p text:style-name="P1"><text:span text:style-name="T1">rmtserver<text:tab/>2416/tcp<text:tab/>#RMT Server</text:span></text:p>
      <text:p text:style-name="P1"><text:span text:style-name="T1">rmtserver<text:tab/>2416/udp<text:tab/>#RMT Server</text:span></text:p>
      <text:p text:style-name="P1"><text:span text:style-name="T1">composit-server<text:tab/>2417/tcp<text:tab/>#Composit Server</text:span></text:p>
      <text:p text:style-name="P1"><text:span text:style-name="T1">composit-server<text:tab/>2417/udp<text:tab/>#Composit Server</text:span></text:p>
      <text:p text:style-name="P1"><text:span text:style-name="T1">cas<text:tab/>2418/tcp<text:tab/>#cas</text:span></text:p>
      <text:p text:style-name="P1"><text:span text:style-name="T1">cas<text:tab/>2418/udp<text:tab/>#cas</text:span></text:p>
      <text:p text:style-name="P1"><text:span text:style-name="T1">attachmate-s2s<text:tab/>2419/tcp<text:tab/>#Attachmate S2S</text:span></text:p>
      <text:p text:style-name="P1"><text:span text:style-name="T1">attachmate-s2s<text:tab/>2419/udp<text:tab/>#Attachmate S2S</text:span></text:p>
      <text:p text:style-name="P1"><text:span text:style-name="T1">dslremote-mgmt<text:tab/>2420/tcp<text:tab/>#DSL Remote Management</text:span></text:p>
      <text:p text:style-name="P1"><text:span text:style-name="T1">dslremote-mgmt<text:tab/>2420/udp<text:tab/>#DSL Remote Management</text:span></text:p>
      <text:p text:style-name="P1"><text:span text:style-name="T1">g-talk<text:tab/>2421/tcp<text:tab/>#G-Talk</text:span></text:p>
      <text:p text:style-name="P1"><text:span text:style-name="T1">g-talk<text:tab/>2421/udp<text:tab/>#G-Talk</text:span></text:p>
      <text:p text:style-name="P1"><text:span text:style-name="T1">crmsbits<text:tab/>2422/tcp<text:tab/>#CRMSBITS</text:span></text:p>
      <text:p text:style-name="P1"><text:span text:style-name="T1">crmsbits<text:tab/>2422/udp<text:tab/>#CRMSBITS</text:span></text:p>
      <text:p text:style-name="P1"><text:span text:style-name="T1">rnrp<text:tab/>2423/tcp<text:tab/>#RNRP</text:span></text:p>
      <text:p text:style-name="P1"><text:span text:style-name="T1">rnrp<text:tab/>2423/udp<text:tab/>#RNRP</text:span></text:p>
      <text:p text:style-name="P1"><text:span text:style-name="T1">kofax-svr<text:tab/>2424/tcp<text:tab/>#KOFAX-SVR</text:span></text:p>
      <text:p text:style-name="P1"><text:span text:style-name="T1">kofax-svr<text:tab/>2424/udp<text:tab/>#KOFAX-SVR</text:span></text:p>
      <text:p text:style-name="P1"><text:span text:style-name="T1">fjitsuappmgr<text:tab/>2425/tcp<text:tab/>#Fujitsu App Manager</text:span></text:p>
      <text:p text:style-name="P1"><text:span text:style-name="T1">fjitsuappmgr<text:tab/>2425/udp<text:tab/>#Fujitsu App Manager</text:span></text:p>
      <text:p text:style-name="P1"><text:span text:style-name="T1">applianttcp<text:tab/>2426/tcp<text:tab/>#Appliant TCP</text:span></text:p>
      <text:p text:style-name="P1"><text:span text:style-name="T1">appliantudp<text:tab/>2426/udp<text:tab/>#Appliant UDP</text:span></text:p>
      <text:p text:style-name="P1"><text:span text:style-name="T1">mgcp-gateway<text:tab/>2427/tcp<text:tab/>#Media Gateway Control Protocol Gateway</text:span></text:p>
      <text:p text:style-name="P1"><text:span text:style-name="T1">mgcp-gateway<text:tab/>2427/udp<text:tab/>#Media Gateway Control Protocol Gateway</text:span></text:p>
      <text:p text:style-name="P1"><text:span text:style-name="T1">ott<text:tab/>2428/tcp<text:tab/>#One Way Trip Time</text:span></text:p>
      <text:p text:style-name="P1"><text:span text:style-name="T1">ott<text:tab/>2428/udp<text:tab/>#One Way Trip Time</text:span></text:p>
      <text:p text:style-name="P1"><text:span text:style-name="T1">ft-role<text:tab/>2429/tcp<text:tab/>#FT-ROLE</text:span></text:p>
      <text:p text:style-name="P1"><text:span text:style-name="T1">ft-role<text:tab/>2429/udp<text:tab/>#FT-ROLE</text:span></text:p>
      <text:p text:style-name="P1"><text:span text:style-name="T1">venus<text:tab/>2430/tcp<text:tab/>#venus</text:span></text:p>
      <text:p text:style-name="P1"><text:span text:style-name="T1">venus<text:tab/>2430/udp<text:tab/>#venus</text:span></text:p>
      <text:p text:style-name="P1"><text:span text:style-name="T1">venus-se<text:tab/>2431/tcp<text:tab/>#venus-se</text:span></text:p>
      <text:p text:style-name="P1"><text:span text:style-name="T1">venus-se<text:tab/>2431/udp<text:tab/>#venus-se</text:span></text:p>
      <text:p text:style-name="P1"><text:span text:style-name="T1">codasrv<text:tab/>2432/tcp<text:tab/>#codasrv</text:span></text:p>
      <text:p text:style-name="P1"><text:span text:style-name="T1">codasrv<text:tab/>2432/udp<text:tab/>#codasrv</text:span></text:p>
      <text:p text:style-name="P1"><text:span text:style-name="T1">codasrv-se<text:tab/>2433/tcp<text:tab/>#codasrv-se</text:span></text:p>
      <text:p text:style-name="P1"><text:span text:style-name="T1">codasrv-se<text:tab/>2433/udp<text:tab/>#codasrv-se</text:span></text:p>
      <text:p text:style-name="P1"><text:span text:style-name="T1">pxc-epmap<text:tab/>2434/tcp<text:tab/>#pxc-epmap</text:span></text:p>
      <text:p text:style-name="P1"><text:span text:style-name="T1">pxc-epmap<text:tab/>2434/udp<text:tab/>#pxc-epmap</text:span></text:p>
      <text:p text:style-name="P1"><text:span text:style-name="T1">optilogic<text:tab/>2435/tcp<text:tab/>#OptiLogic</text:span></text:p>
      <text:p text:style-name="P1"><text:span text:style-name="T1">optilogic<text:tab/>2435/udp<text:tab/>#OptiLogic</text:span></text:p>
      <text:p text:style-name="P1"><text:span text:style-name="T1">topx<text:tab/>2436/tcp<text:tab/>#TOP X</text:span></text:p>
      <text:p text:style-name="P1"><text:span text:style-name="T1">topx<text:tab/>2436/udp<text:tab/>#TOP X</text:span></text:p>
      <text:p text:style-name="P1"><text:span text:style-name="T1">unicontrol<text:tab/>2437/tcp<text:tab/>#UniControl</text:span></text:p>
      <text:p text:style-name="P1"><text:span text:style-name="T1">unicontrol<text:tab/>2437/udp<text:tab/>#UniControl</text:span></text:p>
      <text:p text:style-name="P1"><text:span text:style-name="T1">msp<text:tab/>2438/tcp<text:tab/>#MSP</text:span></text:p>
      <text:p text:style-name="P1"><text:span text:style-name="T1">msp<text:tab/>2438/udp<text:tab/>#MSP</text:span></text:p>
      <text:p text:style-name="P1"><text:span text:style-name="T1">sybasedbsynch<text:tab/>2439/tcp<text:tab/>#SybaseDBSynch</text:span></text:p>
      <text:p text:style-name="P1"><text:span text:style-name="T1">sybasedbsynch<text:tab/>2439/udp<text:tab/>#SybaseDBSynch</text:span></text:p>
      <text:p text:style-name="P1"><text:span text:style-name="T1">spearway<text:tab/>2440/tcp<text:tab/>#Spearway Lockers</text:span></text:p>
      <text:p text:style-name="P1"><text:span text:style-name="T1">spearway<text:tab/>2440/udp<text:tab/>#Spearway Lockser</text:span></text:p>
      <text:p text:style-name="P1"><text:span text:style-name="T1">pvsw-inet<text:tab/>2441/tcp<text:tab/>#pvsw-inet</text:span></text:p>
      <text:p text:style-name="P1"><text:span text:style-name="T1">pvsw-inet<text:tab/>2441/udp<text:tab/>#pvsw-inet</text:span></text:p>
      <text:p text:style-name="P1"><text:span text:style-name="T1">netangel<text:tab/>2442/tcp<text:tab/>#Netangel</text:span></text:p>
      <text:p text:style-name="P1"><text:span text:style-name="T1">netangel<text:tab/>2442/udp<text:tab/>#Netangel</text:span></text:p>
      <text:p text:style-name="P1"><text:span text:style-name="T1">powerclientcsf<text:tab/>2443/tcp<text:tab/>#PowerClient Central Storage Facility</text:span></text:p>
      <text:p text:style-name="P1"><text:span text:style-name="T1">powerclientcsf<text:tab/>2443/udp<text:tab/>#PowerClient Central Storage Facility</text:span></text:p>
      <text:p text:style-name="P1"><text:span text:style-name="T1">btpp2sectrans<text:tab/>2444/tcp<text:tab/>#BT PP2 Sectrans</text:span></text:p>
      <text:p text:style-name="P1"><text:span text:style-name="T1">btpp2sectrans<text:tab/>2444/udp<text:tab/>#BT PP2 Sectrans</text:span></text:p>
      <text:p text:style-name="P1"><text:span text:style-name="T1">dtn1<text:tab/>2445/tcp<text:tab/>#DTN1</text:span></text:p>
      <text:p text:style-name="P1"><text:span text:style-name="T1">dtn1<text:tab/>2445/udp<text:tab/>#DTN1</text:span></text:p>
      <text:p text:style-name="P1"><text:span text:style-name="T1">bues_service<text:tab/>2446/tcp<text:tab/>#bues_service</text:span></text:p>
      <text:p text:style-name="P1"><text:span text:style-name="T1">bues_service<text:tab/>2446/udp<text:tab/>#bues_service</text:span></text:p>
      <text:p text:style-name="P1"><text:span text:style-name="T1">ovwdb<text:tab/>2447/tcp<text:tab/>#OpenView NNM daemon</text:span></text:p>
      <text:p text:style-name="P1"><text:span text:style-name="T1">ovwdb<text:tab/>2447/udp<text:tab/>#OpenView NNM daemon</text:span></text:p>
      <text:p text:style-name="P1"><text:span text:style-name="T1">hpppssvr<text:tab/>2448/tcp<text:tab/>#hpppsvr</text:span></text:p>
      <text:p text:style-name="P1"><text:span text:style-name="T1">hpppssvr<text:tab/>2448/udp<text:tab/>#hpppsvr</text:span></text:p>
      <text:p text:style-name="P1"><text:span text:style-name="T1">ratl<text:tab/>2449/tcp<text:tab/>#RATL</text:span></text:p>
      <text:p text:style-name="P1"><text:span text:style-name="T1">ratl<text:tab/>2449/udp<text:tab/>#RATL</text:span></text:p>
      <text:p text:style-name="P1"><text:span text:style-name="T1">netadmin<text:tab/>2450/tcp<text:tab/>#netadmin</text:span></text:p>
      <text:p text:style-name="P1"><text:span text:style-name="T1">netadmin<text:tab/>2450/udp<text:tab/>#netadmin</text:span></text:p>
      <text:p text:style-name="P1"><text:span text:style-name="T1">netchat<text:tab/>2451/tcp<text:tab/>#netchat</text:span></text:p>
      <text:p text:style-name="P1"><text:span text:style-name="T1">netchat<text:tab/>2451/udp<text:tab/>#netchat</text:span></text:p>
      <text:p text:style-name="P1"><text:span text:style-name="T1">snifferclient<text:tab/>2452/tcp<text:tab/>#SnifferClient</text:span></text:p>
      <text:p text:style-name="P1"><text:span text:style-name="T1">snifferclient<text:tab/>2452/udp<text:tab/>#SnifferClient</text:span></text:p>
      <text:p text:style-name="P1"><text:span text:style-name="T1">madge-om<text:tab/>2453/tcp<text:tab/>#madge-om</text:span></text:p>
      <text:p text:style-name="P1"><text:span text:style-name="T1">madge-om<text:tab/>2453/udp<text:tab/>#madge-om</text:span></text:p>
      <text:p text:style-name="P1"><text:span text:style-name="T1">indx-dds<text:tab/>2454/tcp<text:tab/>#IndX-DDS</text:span></text:p>
      <text:p text:style-name="P1"><text:span text:style-name="T1">indx-dds<text:tab/>2454/udp<text:tab/>#IndX-DDS</text:span></text:p>
      <text:p text:style-name="P1"><text:span text:style-name="T1">wago-io-system<text:tab/>2455/tcp<text:tab/>#WAGO-IO-SYSTEM</text:span></text:p>
      <text:p text:style-name="P1"><text:span text:style-name="T1">wago-io-system<text:tab/>2455/udp<text:tab/>#WAGO-IO-SYSTEM</text:span></text:p>
      <text:p text:style-name="P1"><text:span text:style-name="T1">altav-remmgt<text:tab/>2456/tcp<text:tab/>#altav-remmgt</text:span></text:p>
      <text:p text:style-name="P1"><text:span text:style-name="T1">altav-remmgt<text:tab/>2456/udp<text:tab/>#altav-remmgt</text:span></text:p>
      <text:p text:style-name="P1"><text:span text:style-name="T1">rapido-ip<text:tab/>2457/tcp<text:tab/>#Rapido_IP</text:span></text:p>
      <text:p text:style-name="P1"><text:span text:style-name="T1">rapido-ip<text:tab/>2457/udp<text:tab/>#Rapido_IP</text:span></text:p>
      <text:p text:style-name="P1"><text:span text:style-name="T1">griffin<text:tab/>2458/tcp<text:tab/>#griffin</text:span></text:p>
      <text:p text:style-name="P1"><text:span text:style-name="T1">griffin<text:tab/>2458/udp<text:tab/>#griffin</text:span></text:p>
      <text:p text:style-name="P1"><text:span text:style-name="T1">community<text:tab/>2459/tcp<text:tab/>#Community</text:span></text:p>
      <text:p text:style-name="P1"><text:span text:style-name="T1">community<text:tab/>2459/udp<text:tab/>#Community</text:span></text:p>
      <text:p text:style-name="P1"><text:span text:style-name="T1">ms-theater<text:tab/>2460/tcp<text:tab/>#ms-theater</text:span></text:p>
      <text:p text:style-name="P1"><text:span text:style-name="T1">ms-theater<text:tab/>2460/udp<text:tab/>#ms-theater</text:span></text:p>
      <text:p text:style-name="P1"><text:span text:style-name="T1">qadmifoper<text:tab/>2461/tcp<text:tab/>#qadmifoper</text:span></text:p>
      <text:p text:style-name="P1"><text:span text:style-name="T1">qadmifoper<text:tab/>2461/udp<text:tab/>#qadmifoper</text:span></text:p>
      <text:p text:style-name="P1"><text:span text:style-name="T1">qadmifevent<text:tab/>2462/tcp<text:tab/>#qadmifevent</text:span></text:p>
      <text:p text:style-name="P1"><text:span text:style-name="T1">qadmifevent<text:tab/>2462/udp<text:tab/>#qadmifevent</text:span></text:p>
      <text:p text:style-name="P1"><text:span text:style-name="T1">symbios-raid<text:tab/>2463/tcp<text:tab/>#Symbios Raid</text:span></text:p>
      <text:p text:style-name="P1"><text:span text:style-name="T1">symbios-raid<text:tab/>2463/udp<text:tab/>#Symbios Raid</text:span></text:p>
      <text:p text:style-name="P1"><text:span text:style-name="T1">direcpc-si<text:tab/>2464/tcp<text:tab/>#DirecPC SI</text:span></text:p>
      <text:p text:style-name="P1"><text:span text:style-name="T1">direcpc-si<text:tab/>2464/udp<text:tab/>#DirecPC SI</text:span></text:p>
      <text:p text:style-name="P1"><text:span text:style-name="T1">lbm<text:tab/>2465/tcp<text:tab/>#Load Balance Management</text:span></text:p>
      <text:p text:style-name="P1"><text:span text:style-name="T1">lbm<text:tab/>2465/udp<text:tab/>#Load Balance Management</text:span></text:p>
      <text:p text:style-name="P1"><text:span text:style-name="T1">lbf<text:tab/>2466/tcp<text:tab/>#Load Balance Forwarding</text:span></text:p>
      <text:p text:style-name="P1"><text:span text:style-name="T1">lbf<text:tab/>2466/udp<text:tab/>#Load Balance Forwarding</text:span></text:p>
      <text:p text:style-name="P1"><text:span text:style-name="T1">high-criteria<text:tab/>2467/tcp<text:tab/>#High Criteria</text:span></text:p>
      <text:p text:style-name="P1"><text:span text:style-name="T1">high-criteria<text:tab/>2467/udp<text:tab/>#High Criteria</text:span></text:p>
      <text:p text:style-name="P1"><text:span text:style-name="T1">qip-msgd<text:tab/>2468/tcp<text:tab/>#qip_msgd</text:span></text:p>
      <text:p text:style-name="P1"><text:span text:style-name="T1">qip-msgd<text:tab/>2468/udp<text:tab/>#qip_msgd</text:span></text:p>
      <text:p text:style-name="P1"><text:span text:style-name="T1">mti-tcs-comm<text:tab/>2469/tcp<text:tab/>#MTI-TCS-COMM</text:span></text:p>
      <text:p text:style-name="P1"><text:span text:style-name="T1">mti-tcs-comm<text:tab/>2469/udp<text:tab/>#MTI-TCS-COMM</text:span></text:p>
      <text:p text:style-name="P1"><text:span text:style-name="T1">taskman-port<text:tab/>2470/tcp<text:tab/>#taskman port</text:span></text:p>
      <text:p text:style-name="P1"><text:span text:style-name="T1">taskman-port<text:tab/>2470/udp<text:tab/>#taskman port</text:span></text:p>
      <text:p text:style-name="P1"><text:span text:style-name="T1">seaodbc<text:tab/>2471/tcp<text:tab/>#SeaODBC</text:span></text:p>
      <text:p text:style-name="P1"><text:span text:style-name="T1">seaodbc<text:tab/>2471/udp<text:tab/>#SeaODBC</text:span></text:p>
      <text:p text:style-name="P1"><text:span text:style-name="T1">c3<text:tab/>2472/tcp<text:tab/>#C3</text:span></text:p>
      <text:p text:style-name="P1"><text:span text:style-name="T1">c3<text:tab/>2472/udp<text:tab/>#C3</text:span></text:p>
      <text:p text:style-name="P1"><text:span text:style-name="T1">aker-cdp<text:tab/>2473/tcp<text:tab/>#Aker-cdp</text:span></text:p>
      <text:p text:style-name="P1"><text:span text:style-name="T1">aker-cdp<text:tab/>2473/udp<text:tab/>#Aker-cdp</text:span></text:p>
      <text:p text:style-name="P1"><text:span text:style-name="T1">vitalanalysis<text:tab/>2474/tcp<text:tab/>#Vital Analysis</text:span></text:p>
      <text:p text:style-name="P1"><text:span text:style-name="T1">vitalanalysis<text:tab/>2474/udp<text:tab/>#Vital Analysis</text:span></text:p>
      <text:p text:style-name="P1"><text:span text:style-name="T1">ace-server<text:tab/>2475/tcp<text:tab/>#ACE Server</text:span></text:p>
      <text:p text:style-name="P1"><text:span text:style-name="T1">ace-server<text:tab/>2475/udp<text:tab/>#ACE Server</text:span></text:p>
      <text:p text:style-name="P1"><text:span text:style-name="T1">ace-svr-prop<text:tab/>2476/tcp<text:tab/>#ACE Server Propagation</text:span></text:p>
      <text:p text:style-name="P1"><text:span text:style-name="T1">ace-svr-prop<text:tab/>2476/udp<text:tab/>#ACE Server Propagation</text:span></text:p>
      <text:p text:style-name="P1"><text:span text:style-name="T1">ssm-cvs<text:tab/>2477/tcp<text:tab/>#SecurSight Certificate Valifation Service</text:span></text:p>
      <text:p text:style-name="P1"><text:span text:style-name="T1">ssm-cvs<text:tab/>2477/udp<text:tab/>#SecurSight Certificate Valifation Service</text:span></text:p>
      <text:p text:style-name="P1"><text:span text:style-name="T1">ssm-cssps<text:tab/>2478/tcp<text:tab/>#SecurSight Authentication Server (SLL)</text:span></text:p>
      <text:p text:style-name="P1"><text:span text:style-name="T1">ssm-cssps<text:tab/>2478/udp<text:tab/>#SecurSight Authentication Server (SSL)</text:span></text:p>
      <text:p text:style-name="P1"><text:span text:style-name="T1">ssm-els<text:tab/>2479/tcp<text:tab/>#SecurSight Event Logging Server (SSL)</text:span></text:p>
      <text:p text:style-name="P1"><text:span text:style-name="T1">ssm-els<text:tab/>2479/udp<text:tab/>#SecurSight Event Logging Server (SSL)</text:span></text:p>
      <text:p text:style-name="P1"><text:span text:style-name="T1">lingwood<text:tab/>2480/tcp<text:tab/>#Lingwood's Detail</text:span></text:p>
      <text:p text:style-name="P1"><text:span text:style-name="T1">lingwood<text:tab/>2480/udp<text:tab/>#Lingwood's Detail</text:span></text:p>
      <text:p text:style-name="P1"><text:span text:style-name="T1">giop<text:tab/>2481/tcp<text:tab/>#Oracle GIOP</text:span></text:p>
      <text:p text:style-name="P1"><text:span text:style-name="T1">giop<text:tab/>2481/udp<text:tab/>#Oracle GIOP</text:span></text:p>
      <text:p text:style-name="P1"><text:span text:style-name="T1">giop-ssl<text:tab/>2482/tcp<text:tab/>#Oracle GIOP SSL</text:span></text:p>
      <text:p text:style-name="P1"><text:span text:style-name="T1">ttc<text:tab/>2483/tcp<text:tab/>#Oracle TTC</text:span></text:p>
      <text:p text:style-name="P1"><text:span text:style-name="T1">ttc<text:tab/>2483/udp<text:tab/>#Oracel TTC</text:span></text:p>
      <text:p text:style-name="P1"><text:span text:style-name="T1">ttc-ssl<text:tab/>2484/tcp<text:tab/>#Oracle TTC SSL</text:span></text:p>
      <text:p text:style-name="P1"><text:span text:style-name="T1">netobjects1<text:tab/>2485/tcp<text:tab/>#Net Objects1</text:span></text:p>
      <text:p text:style-name="P1"><text:span text:style-name="T1">netobjects1<text:tab/>2485/udp<text:tab/>#Net Objects1</text:span></text:p>
      <text:p text:style-name="P1"><text:span text:style-name="T1">netobjects2<text:tab/>2486/tcp<text:tab/>#Net Objects2</text:span></text:p>
      <text:p text:style-name="P1"><text:span text:style-name="T1">netobjects2<text:tab/>2486/udp<text:tab/>#Net Objects2</text:span></text:p>
      <text:p text:style-name="P1"><text:span text:style-name="T1">pns<text:tab/>2487/tcp<text:tab/>#Policy Notice Service</text:span></text:p>
      <text:p text:style-name="P1"><text:span text:style-name="T1">pns<text:tab/>2487/udp<text:tab/>#Policy Notice Service</text:span></text:p>
      <text:p text:style-name="P1"><text:span text:style-name="T1">moy-corp<text:tab/>2488/tcp<text:tab/>#Moy Corporation</text:span></text:p>
      <text:p text:style-name="P1"><text:span text:style-name="T1">moy-corp<text:tab/>2488/udp<text:tab/>#Moy Corporation</text:span></text:p>
      <text:p text:style-name="P1"><text:span text:style-name="T1">tsilb<text:tab/>2489/tcp<text:tab/>#TSILB</text:span></text:p>
      <text:p text:style-name="P1"><text:span text:style-name="T1">tsilb<text:tab/>2489/udp<text:tab/>#TSILB</text:span></text:p>
      <text:p text:style-name="P1"><text:span text:style-name="T1">qip-qdhcp<text:tab/>2490/tcp<text:tab/>#qip_qdhcp</text:span></text:p>
      <text:p text:style-name="P1"><text:span text:style-name="T1">qip-qdhcp<text:tab/>2490/udp<text:tab/>#qip_qdhcp</text:span></text:p>
      <text:p text:style-name="P1"><text:span text:style-name="T1">conclave-cpp<text:tab/>2491/tcp<text:tab/>#Conclave CPP</text:span></text:p>
      <text:p text:style-name="P1"><text:span text:style-name="T1">conclave-cpp<text:tab/>2491/udp<text:tab/>#Conclave CPP</text:span></text:p>
      <text:p text:style-name="P1"><text:span text:style-name="T1">groove<text:tab/>2492/tcp<text:tab/>#GROOVE</text:span></text:p>
      <text:p text:style-name="P1"><text:span text:style-name="T1">groove<text:tab/>2492/udp<text:tab/>#GROOVE</text:span></text:p>
      <text:p text:style-name="P1"><text:span text:style-name="T1">talarian-mqs<text:tab/>2493/tcp<text:tab/>#Talarian MQS</text:span></text:p>
      <text:p text:style-name="P1"><text:span text:style-name="T1">talarian-mqs<text:tab/>2493/udp<text:tab/>#Talarian MQS</text:span></text:p>
      <text:p text:style-name="P1"><text:span text:style-name="T1">bmc-ar<text:tab/>2494/tcp<text:tab/>#BMC AR</text:span></text:p>
      <text:p text:style-name="P1"><text:span text:style-name="T1">bmc-ar<text:tab/>2494/udp<text:tab/>#BMC AR</text:span></text:p>
      <text:p text:style-name="P1"><text:span text:style-name="T1">fast-rem-serv<text:tab/>2495/tcp<text:tab/>#Fast Remote Services</text:span></text:p>
      <text:p text:style-name="P1"><text:span text:style-name="T1">fast-rem-serv<text:tab/>2495/udp<text:tab/>#Fast Remote Services</text:span></text:p>
      <text:p text:style-name="P1"><text:span text:style-name="T1">dirgis<text:tab/>2496/tcp<text:tab/>#DIRGIS</text:span></text:p>
      <text:p text:style-name="P1"><text:span text:style-name="T1">dirgis<text:tab/>2496/udp<text:tab/>#DIRGIS</text:span></text:p>
      <text:p text:style-name="P1"><text:span text:style-name="T1">quaddb<text:tab/>2497/tcp<text:tab/>#Quad DB</text:span></text:p>
      <text:p text:style-name="P1"><text:span text:style-name="T1">quaddb<text:tab/>2497/udp<text:tab/>#Quad DB</text:span></text:p>
      <text:p text:style-name="P1"><text:span text:style-name="T1">odn-castraq<text:tab/>2498/tcp<text:tab/>#ODN-CasTraq</text:span></text:p>
      <text:p text:style-name="P1"><text:span text:style-name="T1">odn-castraq<text:tab/>2498/udp<text:tab/>#ODN-CasTraq</text:span></text:p>
      <text:p text:style-name="P1"><text:span text:style-name="T1">unicontrol<text:tab/>2499/tcp<text:tab/>#UniControl</text:span></text:p>
      <text:p text:style-name="P1"><text:span text:style-name="T1">unicontrol<text:tab/>2499/udp<text:tab/>#UniControl</text:span></text:p>
      <text:p text:style-name="P1"><text:span text:style-name="T1">rtsserv<text:tab/>2500/tcp<text:tab/>#Resource Tracking system server</text:span></text:p>
      <text:p text:style-name="P1"><text:span text:style-name="T1">rtsserv<text:tab/>2500/udp<text:tab/>#Resource Tracking system server</text:span></text:p>
      <text:p text:style-name="P1"><text:span text:style-name="T1">rtsclient<text:tab/>2501/tcp<text:tab/>#Resource Tracking system client</text:span></text:p>
      <text:p text:style-name="P1"><text:span text:style-name="T1">rtsclient<text:tab/>2501/udp<text:tab/>#Resource Tracking system client</text:span></text:p>
      <text:p text:style-name="P1"><text:span text:style-name="T1">kentrox-prot<text:tab/>2502/tcp<text:tab/>#Kentrox Protocol</text:span></text:p>
      <text:p text:style-name="P1"><text:span text:style-name="T1">kentrox-prot<text:tab/>2502/udp<text:tab/>#Kentrox Protocol</text:span></text:p>
      <text:p text:style-name="P1"><text:span text:style-name="T1">nms-dpnss<text:tab/>2503/tcp<text:tab/>#NMS-DPNSS</text:span></text:p>
      <text:p text:style-name="P1"><text:span text:style-name="T1">nms-dpnss<text:tab/>2503/udp<text:tab/>#NMS-DPNSS</text:span></text:p>
      <text:p text:style-name="P1"><text:span text:style-name="T1">wlbs<text:tab/>2504/tcp<text:tab/>#WLBS</text:span></text:p>
      <text:p text:style-name="P1"><text:span text:style-name="T1">wlbs<text:tab/>2504/udp<text:tab/>#WLBS</text:span></text:p>
      <text:p text:style-name="P1"><text:span text:style-name="T1">torque-traffic<text:tab/>2505/tcp<text:tab/>#torque-traffic</text:span></text:p>
      <text:p text:style-name="P1"><text:span text:style-name="T1">torque-traffic<text:tab/>2505/udp<text:tab/>#torque-traffic</text:span></text:p>
      <text:p text:style-name="P1"><text:span text:style-name="T1">jbroker<text:tab/>2506/tcp<text:tab/>#jbroker</text:span></text:p>
      <text:p text:style-name="P1"><text:span text:style-name="T1">jbroker<text:tab/>2506/udp<text:tab/>#jbroker</text:span></text:p>
      <text:p text:style-name="P1"><text:span text:style-name="T1">spock<text:tab/>2507/tcp<text:tab/>#spock</text:span></text:p>
      <text:p text:style-name="P1"><text:span text:style-name="T1">spock<text:tab/>2507/udp<text:tab/>#spock</text:span></text:p>
      <text:p text:style-name="P1"><text:span text:style-name="T1">jdatastore<text:tab/>2508/tcp<text:tab/>#JDataStore</text:span></text:p>
      <text:p text:style-name="P1"><text:span text:style-name="T1">jdatastore<text:tab/>2508/udp<text:tab/>#JDataStore</text:span></text:p>
      <text:p text:style-name="P1"><text:span text:style-name="T1">fjmpss<text:tab/>2509/tcp<text:tab/>#fjmpss</text:span></text:p>
      <text:p text:style-name="P1"><text:span text:style-name="T1">fjmpss<text:tab/>2509/udp<text:tab/>#fjmpss</text:span></text:p>
      <text:p text:style-name="P1"><text:span text:style-name="T1">fjappmgrbulk<text:tab/>2510/tcp<text:tab/>#fjappmgrbulk</text:span></text:p>
      <text:p text:style-name="P1"><text:span text:style-name="T1">fjappmgrbulk<text:tab/>2510/udp<text:tab/>#fjappmgrbulk</text:span></text:p>
      <text:p text:style-name="P1"><text:span text:style-name="T1">metastorm<text:tab/>2511/tcp<text:tab/>#Metastorm</text:span></text:p>
      <text:p text:style-name="P1"><text:span text:style-name="T1">metastorm<text:tab/>2511/udp<text:tab/>#Metastorm</text:span></text:p>
      <text:p text:style-name="P1"><text:span text:style-name="T1">citrixima<text:tab/>2512/tcp<text:tab/>#Citrix IMA</text:span></text:p>
      <text:p text:style-name="P1"><text:span text:style-name="T1">citrixima<text:tab/>2512/udp<text:tab/>#Citrix IMA</text:span></text:p>
      <text:p text:style-name="P1"><text:span text:style-name="T1">citrixadmin<text:tab/>2513/tcp<text:tab/>#Citrix ADMIN</text:span></text:p>
      <text:p text:style-name="P1"><text:span text:style-name="T1">citrixadmin<text:tab/>2513/udp<text:tab/>#Citrix ADMIN</text:span></text:p>
      <text:p text:style-name="P1"><text:span text:style-name="T1">facsys-ntp<text:tab/>2514/tcp<text:tab/>#Facsys NTP</text:span></text:p>
      <text:p text:style-name="P1"><text:span text:style-name="T1">facsys-ntp<text:tab/>2514/udp<text:tab/>#Facsys NTP</text:span></text:p>
      <text:p text:style-name="P1"><text:span text:style-name="T1">facsys-router<text:tab/>2515/tcp<text:tab/>#Facsys Router</text:span></text:p>
      <text:p text:style-name="P1"><text:span text:style-name="T1">facsys-router<text:tab/>2515/udp<text:tab/>#Facsys Router</text:span></text:p>
      <text:p text:style-name="P1"><text:span text:style-name="T1">maincontrol<text:tab/>2516/tcp<text:tab/>#Main Control</text:span></text:p>
      <text:p text:style-name="P1"><text:span text:style-name="T1">maincontrol<text:tab/>2516/udp<text:tab/>#Main Control</text:span></text:p>
      <text:p text:style-name="P1"><text:span text:style-name="T1">call-sig-trans<text:tab/>2517/tcp<text:tab/>#H.323 Annex E call signaling transport</text:span></text:p>
      <text:p text:style-name="P1"><text:span text:style-name="T1">call-sig-trans<text:tab/>2517/udp<text:tab/>#H.323 Annex E call signaling transport</text:span></text:p>
      <text:p text:style-name="P1"><text:span text:style-name="T1">willy<text:tab/>2518/tcp<text:tab/>#Willy</text:span></text:p>
      <text:p text:style-name="P1"><text:span text:style-name="T1">willy<text:tab/>2518/udp<text:tab/>#Willy</text:span></text:p>
      <text:p text:style-name="P1"><text:span text:style-name="T1">globmsgsvc<text:tab/>2519/tcp<text:tab/>#globmsgsvc</text:span></text:p>
      <text:p text:style-name="P1"><text:span text:style-name="T1">globmsgsvc<text:tab/>2519/udp<text:tab/>#globmsgsvc</text:span></text:p>
      <text:p text:style-name="P1"><text:span text:style-name="T1">pvsw<text:tab/>2520/tcp<text:tab/>#pvsw</text:span></text:p>
      <text:p text:style-name="P1"><text:span text:style-name="T1">pvsw<text:tab/>2520/udp<text:tab/>#pvsw</text:span></text:p>
      <text:p text:style-name="P1"><text:span text:style-name="T1">adaptecmgr<text:tab/>2521/tcp<text:tab/>#Adaptec Manager</text:span></text:p>
      <text:p text:style-name="P1"><text:span text:style-name="T1">adaptecmgr<text:tab/>2521/udp<text:tab/>#Adaptec Manager</text:span></text:p>
      <text:p text:style-name="P1"><text:span text:style-name="T1">windb<text:tab/>2522/tcp<text:tab/>#WinDb</text:span></text:p>
      <text:p text:style-name="P1"><text:span text:style-name="T1">windb<text:tab/>2522/udp<text:tab/>#WinDb</text:span></text:p>
      <text:p text:style-name="P1"><text:span text:style-name="T1">qke-llc-v3<text:tab/>2523/tcp<text:tab/>#Qke LLC V.3</text:span></text:p>
      <text:p text:style-name="P1"><text:span text:style-name="T1">qke-llc-v3<text:tab/>2523/udp<text:tab/>#Qke LLC V.3</text:span></text:p>
      <text:p text:style-name="P1"><text:span text:style-name="T1">optiwave-lm<text:tab/>2524/tcp<text:tab/>#Optiwave License Management</text:span></text:p>
      <text:p text:style-name="P1"><text:span text:style-name="T1">optiwave-lm<text:tab/>2524/udp<text:tab/>#Optiwave License Management</text:span></text:p>
      <text:p text:style-name="P1"><text:span text:style-name="T1">ms-v-worlds<text:tab/>2525/tcp<text:tab/>#MS V-Worlds</text:span></text:p>
      <text:p text:style-name="P1"><text:span text:style-name="T1">ms-v-worlds<text:tab/>2525/udp<text:tab/>#MS V-Worlds</text:span></text:p>
      <text:p text:style-name="P1"><text:span text:style-name="T1">ema-sent-lm<text:tab/>2526/tcp<text:tab/>#EMA License Manager</text:span></text:p>
      <text:p text:style-name="P1"><text:span text:style-name="T1">ema-sent-lm<text:tab/>2526/udp<text:tab/>#EMA License Manager</text:span></text:p>
      <text:p text:style-name="P1"><text:span text:style-name="T1">iqserver<text:tab/>2527/tcp<text:tab/>#IQ Server</text:span></text:p>
      <text:p text:style-name="P1"><text:span text:style-name="T1">iqserver<text:tab/>2527/udp<text:tab/>#IQ Server</text:span></text:p>
      <text:p text:style-name="P1"><text:span text:style-name="T1">ncr_ccl<text:tab/>2528/tcp<text:tab/>#NCR CCL</text:span></text:p>
      <text:p text:style-name="P1"><text:span text:style-name="T1">ncr_ccl<text:tab/>2528/udp<text:tab/>#NCR CCL</text:span></text:p>
      <text:p text:style-name="P1"><text:span text:style-name="T1">utsftp<text:tab/>2529/tcp<text:tab/>#UTS FTP</text:span></text:p>
      <text:p text:style-name="P1"><text:span text:style-name="T1">utsftp<text:tab/>2529/udp<text:tab/>#UTS FTP</text:span></text:p>
      <text:p text:style-name="P1"><text:span text:style-name="T1">vrcommerce<text:tab/>2530/tcp<text:tab/>#VR Commerce</text:span></text:p>
      <text:p text:style-name="P1"><text:span text:style-name="T1">vrcommerce<text:tab/>2530/udp<text:tab/>#VR Commerce</text:span></text:p>
      <text:p text:style-name="P1"><text:span text:style-name="T1">ito-e-gui<text:tab/>2531/tcp<text:tab/>#ITO-E GUI</text:span></text:p>
      <text:p text:style-name="P1"><text:span text:style-name="T1">ito-e-gui<text:tab/>2531/udp<text:tab/>#ITO-E GUI</text:span></text:p>
      <text:p text:style-name="P1"><text:span text:style-name="T1">ovtopmd<text:tab/>2532/tcp<text:tab/>#OVTOPMD</text:span></text:p>
      <text:p text:style-name="P1"><text:span text:style-name="T1">ovtopmd<text:tab/>2532/udp<text:tab/>#OVTOPMD</text:span></text:p>
      <text:p text:style-name="P1"><text:span text:style-name="T1">snifferserver<text:tab/>2533/tcp<text:tab/>#SnifferServer</text:span></text:p>
      <text:p text:style-name="P1"><text:span text:style-name="T1">snifferserver<text:tab/>2533/udp<text:tab/>#SnifferServer</text:span></text:p>
      <text:p text:style-name="P1"><text:span text:style-name="T1">combox-web-acc<text:tab/>2534/tcp<text:tab/>#Combox Web Access</text:span></text:p>
      <text:p text:style-name="P1"><text:span text:style-name="T1">combox-web-acc<text:tab/>2534/udp<text:tab/>#Combox Web Access</text:span></text:p>
      <text:p text:style-name="P1"><text:span text:style-name="T1">madcap<text:tab/>2535/tcp<text:tab/>#MADCAP</text:span></text:p>
      <text:p text:style-name="P1"><text:span text:style-name="T1">madcap<text:tab/>2535/udp<text:tab/>#MADCAP</text:span></text:p>
      <text:p text:style-name="P1"><text:span text:style-name="T1">btpp2audctr1<text:tab/>2536/tcp<text:tab/>#btpp2audctr1</text:span></text:p>
      <text:p text:style-name="P1"><text:span text:style-name="T1">btpp2audctr1<text:tab/>2536/udp<text:tab/>#btpp2audctr1</text:span></text:p>
      <text:p text:style-name="P1"><text:span text:style-name="T1">upgrade<text:tab/>2537/tcp<text:tab/>#Upgrade Protocol</text:span></text:p>
      <text:p text:style-name="P1"><text:span text:style-name="T1">upgrade<text:tab/>2537/udp<text:tab/>#Upgrade Protocol</text:span></text:p>
      <text:p text:style-name="P1"><text:span text:style-name="T1">vnwk-prapi<text:tab/>2538/tcp<text:tab/>#vnwk-prapi</text:span></text:p>
      <text:p text:style-name="P1"><text:span text:style-name="T1">vnwk-prapi<text:tab/>2538/udp<text:tab/>#vnwk-prapi</text:span></text:p>
      <text:p text:style-name="P1"><text:span text:style-name="T1">vsiadmin<text:tab/>2539/tcp<text:tab/>#VSI Admin</text:span></text:p>
      <text:p text:style-name="P1"><text:span text:style-name="T1">vsiadmin<text:tab/>2539/udp<text:tab/>#VSI Admin</text:span></text:p>
      <text:p text:style-name="P1"><text:span text:style-name="T1">lonworks<text:tab/>2540/tcp<text:tab/>#LonWorks</text:span></text:p>
      <text:p text:style-name="P1"><text:span text:style-name="T1">lonworks<text:tab/>2540/udp<text:tab/>#LonWorks</text:span></text:p>
      <text:p text:style-name="P1"><text:span text:style-name="T1">lonworks2<text:tab/>2541/tcp<text:tab/>#LonWorks2</text:span></text:p>
      <text:p text:style-name="P1"><text:span text:style-name="T1">lonworks2<text:tab/>2541/udp<text:tab/>#LonWorks2</text:span></text:p>
      <text:p text:style-name="P1"><text:span text:style-name="T1">davinci<text:tab/>2542/tcp<text:tab/>#daVinci</text:span></text:p>
      <text:p text:style-name="P1"><text:span text:style-name="T1">davinci<text:tab/>2542/udp<text:tab/>#daVinci</text:span></text:p>
      <text:p text:style-name="P1"><text:span text:style-name="T1">reftek<text:tab/>2543/tcp<text:tab/>#REFTEK</text:span></text:p>
      <text:p text:style-name="P1"><text:span text:style-name="T1">reftek<text:tab/>2543/udp<text:tab/>#REFTEK</text:span></text:p>
      <text:p text:style-name="P1"><text:span text:style-name="T1">novell-zen<text:tab/>2544/tcp<text:tab/>#Novell ZEN</text:span></text:p>
      <text:p text:style-name="P1"><text:span text:style-name="T1">sis-emt<text:tab/>2545/tcp<text:tab/>#sis-emt</text:span></text:p>
      <text:p text:style-name="P1"><text:span text:style-name="T1">sis-emt<text:tab/>2545/udp<text:tab/>#sis-emt</text:span></text:p>
      <text:p text:style-name="P1"><text:span text:style-name="T1">vytalvaultbrtp<text:tab/>2546/tcp<text:tab/>#vytalvaultbrtp</text:span></text:p>
      <text:p text:style-name="P1"><text:span text:style-name="T1">vytalvaultbrtp<text:tab/>2546/udp<text:tab/>#vytalvaultbrtp</text:span></text:p>
      <text:p text:style-name="P1"><text:span text:style-name="T1">vytalvaultvsmp<text:tab/>2547/tcp<text:tab/>#vytalvaultvsmp</text:span></text:p>
      <text:p text:style-name="P1"><text:span text:style-name="T1">vytalvaultvsmp<text:tab/>2547/udp<text:tab/>#vytalvaultvsmp</text:span></text:p>
      <text:p text:style-name="P1"><text:span text:style-name="T1">vytalvaultpipe<text:tab/>2548/tcp<text:tab/>#vytalvaultpipe</text:span></text:p>
      <text:p text:style-name="P1"><text:span text:style-name="T1">vytalvaultpipe<text:tab/>2548/udp<text:tab/>#vytalvaultpipe</text:span></text:p>
      <text:p text:style-name="P1"><text:span text:style-name="T1">ipass<text:tab/>2549/tcp<text:tab/>#IPASS</text:span></text:p>
      <text:p text:style-name="P1"><text:span text:style-name="T1">ipass<text:tab/>2549/udp<text:tab/>#IPASS</text:span></text:p>
      <text:p text:style-name="P1"><text:span text:style-name="T1">ads<text:tab/>2550/tcp<text:tab/>#ADS</text:span></text:p>
      <text:p text:style-name="P1"><text:span text:style-name="T1">ads<text:tab/>2550/udp<text:tab/>#ADS</text:span></text:p>
      <text:p text:style-name="P1"><text:span text:style-name="T1">isg-uda-server<text:tab/>2551/tcp<text:tab/>#ISG UDA Server</text:span></text:p>
      <text:p text:style-name="P1"><text:span text:style-name="T1">isg-uda-server<text:tab/>2551/udp<text:tab/>#ISG UDA Server</text:span></text:p>
      <text:p text:style-name="P1"><text:span text:style-name="T1">call-logging<text:tab/>2552/tcp<text:tab/>#Call Logging</text:span></text:p>
      <text:p text:style-name="P1"><text:span text:style-name="T1">call-logging<text:tab/>2552/udp<text:tab/>#Call Logging</text:span></text:p>
      <text:p text:style-name="P1"><text:span text:style-name="T1">efidiningport<text:tab/>2553/tcp<text:tab/>#efidiningport</text:span></text:p>
      <text:p text:style-name="P1"><text:span text:style-name="T1">efidiningport<text:tab/>2553/udp<text:tab/>#efidiningport</text:span></text:p>
      <text:p text:style-name="P1"><text:span text:style-name="T1">vcnet-link-v10<text:tab/>2554/tcp<text:tab/>#VCnet-Link v10</text:span></text:p>
      <text:p text:style-name="P1"><text:span text:style-name="T1">vcnet-link-v10<text:tab/>2554/udp<text:tab/>#VCnet-Link v10</text:span></text:p>
      <text:p text:style-name="P1"><text:span text:style-name="T1">compaq-wcp<text:tab/>2555/tcp<text:tab/>#Compaq WCP</text:span></text:p>
      <text:p text:style-name="P1"><text:span text:style-name="T1">Lion<text:tab/>2555/tcp<text:tab/>#[trojan] Lion</text:span></text:p>
      <text:p text:style-name="P1"><text:span text:style-name="T1">T0rnRootkit<text:tab/>2555/tcp<text:tab/>#[trojan] T0rn Rootkit</text:span></text:p>
      <text:p text:style-name="P1"><text:span text:style-name="T1">compaq-wcp<text:tab/>2555/udp<text:tab/>#Compaq WCP</text:span></text:p>
      <text:p text:style-name="P1"><text:span text:style-name="T1">bagle-backdoor<text:tab/>2556/tcp<text:tab/>#Bagle Virus Backdoor</text:span></text:p>
      <text:p text:style-name="P1"><text:span text:style-name="T1">nicetec-mgmt<text:tab/>2557/tcp<text:tab/>#nicetec-mgmt</text:span></text:p>
      <text:p text:style-name="P1"><text:span text:style-name="T1">nicetec-mgmt<text:tab/>2557/udp<text:tab/>#nicetec-mgmt</text:span></text:p>
      <text:p text:style-name="P1"><text:span text:style-name="T1">pclemultimedia<text:tab/>2558/tcp<text:tab/>#PCLE Multi Media</text:span></text:p>
      <text:p text:style-name="P1"><text:span text:style-name="T1">pclemultimedia<text:tab/>2558/udp<text:tab/>#PCLE Multi Media</text:span></text:p>
      <text:p text:style-name="P1"><text:span text:style-name="T1">lstp<text:tab/>2559/tcp<text:tab/>#LSTP</text:span></text:p>
      <text:p text:style-name="P1"><text:span text:style-name="T1">lstp<text:tab/>2559/udp<text:tab/>#LSTP</text:span></text:p>
      <text:p text:style-name="P1"><text:span text:style-name="T1">labrat<text:tab/>2560/tcp<text:tab/>#labrat</text:span></text:p>
      <text:p text:style-name="P1"><text:span text:style-name="T1">labrat<text:tab/>2560/udp<text:tab/>#labrat</text:span></text:p>
      <text:p text:style-name="P1"><text:span text:style-name="T1">mosaixcc<text:tab/>2561/tcp<text:tab/>#MosaixCC</text:span></text:p>
      <text:p text:style-name="P1"><text:span text:style-name="T1">mosaixcc<text:tab/>2561/udp<text:tab/>#MosaixCC</text:span></text:p>
      <text:p text:style-name="P1"><text:span text:style-name="T1">delibo<text:tab/>2562/tcp<text:tab/>#Delibo</text:span></text:p>
      <text:p text:style-name="P1"><text:span text:style-name="T1">delibo<text:tab/>2562/udp<text:tab/>#Delibo</text:span></text:p>
      <text:p text:style-name="P1"><text:span text:style-name="T1">cti-redwood<text:tab/>2563/tcp<text:tab/>#CTI Redwood</text:span></text:p>
      <text:p text:style-name="P1"><text:span text:style-name="T1">cti-redwood<text:tab/>2563/udp<text:tab/>#CTI Redwood</text:span></text:p>
      <text:p text:style-name="P1"><text:span text:style-name="T1">hp-3000-telnet<text:tab/>2564/tcp<text:tab/>#HP 3000 NS VT block mode telnet</text:span></text:p>
      <text:p text:style-name="P1"><text:span text:style-name="T1">coord-svr<text:tab/>2565/tcp<text:tab/>#Coordinator Server</text:span></text:p>
      <text:p text:style-name="P1"><text:span text:style-name="T1">Striker<text:tab/>2565/tcp<text:tab/>#[trojan] Striker</text:span></text:p>
      <text:p text:style-name="P1"><text:span text:style-name="T1">Strikertrojan<text:tab/>2565/tcp<text:tab/>#[trojan] Striker trojan</text:span></text:p>
      <text:p text:style-name="P1"><text:span text:style-name="T1">coord-svr<text:tab/>2565/udp<text:tab/>#Coordinator Server</text:span></text:p>
      <text:p text:style-name="P1"><text:span text:style-name="T1">pcs-pcw<text:tab/>2566/tcp<text:tab/>#pcs-pcw</text:span></text:p>
      <text:p text:style-name="P1"><text:span text:style-name="T1">pcs-pcw<text:tab/>2566/udp<text:tab/>#pcs-pcw</text:span></text:p>
      <text:p text:style-name="P1"><text:span text:style-name="T1">clp<text:tab/>2567/tcp<text:tab/>#Cisco Line Protocol</text:span></text:p>
      <text:p text:style-name="P1"><text:span text:style-name="T1">clp<text:tab/>2567/udp<text:tab/>#Cisco Line Protocol</text:span></text:p>
      <text:p text:style-name="P1"><text:span text:style-name="T1">spamtrap<text:tab/>2568/tcp<text:tab/>#SPAM TRAP</text:span></text:p>
      <text:p text:style-name="P1"><text:span text:style-name="T1">spamtrap<text:tab/>2568/udp<text:tab/>#SPAM TRAP</text:span></text:p>
      <text:p text:style-name="P1"><text:span text:style-name="T1">sonuscallsig<text:tab/>2569/tcp<text:tab/>#Sonus Call Signal</text:span></text:p>
      <text:p text:style-name="P1"><text:span text:style-name="T1">sonuscallsig<text:tab/>2569/udp<text:tab/>#Sonus Call Signal</text:span></text:p>
      <text:p text:style-name="P1"><text:span text:style-name="T1">hs-port<text:tab/>2570/tcp<text:tab/>#HS Port</text:span></text:p>
      <text:p text:style-name="P1"><text:span text:style-name="T1">hs-port<text:tab/>2570/udp<text:tab/>#HS Port</text:span></text:p>
      <text:p text:style-name="P1"><text:span text:style-name="T1">cecsvc<text:tab/>2571/tcp<text:tab/>#CECSVC</text:span></text:p>
      <text:p text:style-name="P1"><text:span text:style-name="T1">cecsvc<text:tab/>2571/udp<text:tab/>#CECSVC</text:span></text:p>
      <text:p text:style-name="P1"><text:span text:style-name="T1">ibp<text:tab/>2572/tcp<text:tab/>#IBP</text:span></text:p>
      <text:p text:style-name="P1"><text:span text:style-name="T1">ibp<text:tab/>2572/udp<text:tab/>#IBP</text:span></text:p>
      <text:p text:style-name="P1"><text:span text:style-name="T1">trustestablish<text:tab/>2573/tcp<text:tab/>#Trust Establish</text:span></text:p>
      <text:p text:style-name="P1"><text:span text:style-name="T1">trustestablish<text:tab/>2573/udp<text:tab/>#Trust Establish</text:span></text:p>
      <text:p text:style-name="P1"><text:span text:style-name="T1">blockade-bpsp<text:tab/>2574/tcp<text:tab/>#Blockade BPSP</text:span></text:p>
      <text:p text:style-name="P1"><text:span text:style-name="T1">blockade-bpsp<text:tab/>2574/udp<text:tab/>#Blockade BPSP</text:span></text:p>
      <text:p text:style-name="P1"><text:span text:style-name="T1">hl7<text:tab/>2575/tcp<text:tab/>#HL7</text:span></text:p>
      <text:p text:style-name="P1"><text:span text:style-name="T1">hl7<text:tab/>2575/udp<text:tab/>#HL7</text:span></text:p>
      <text:p text:style-name="P1"><text:span text:style-name="T1">tclprodebugger<text:tab/>2576/tcp<text:tab/>#TCL Pro Debugger</text:span></text:p>
      <text:p text:style-name="P1"><text:span text:style-name="T1">tclprodebugger<text:tab/>2576/udp<text:tab/>#TCL Pro Debugger</text:span></text:p>
      <text:p text:style-name="P1"><text:span text:style-name="T1">scipticslsrvr<text:tab/>2577/tcp<text:tab/>#Scriptics Lsrvr</text:span></text:p>
      <text:p text:style-name="P1"><text:span text:style-name="T1">scipticslsrvr<text:tab/>2577/udp<text:tab/>#Scriptics Lsrvr</text:span></text:p>
      <text:p text:style-name="P1"><text:span text:style-name="T1">rvs-isdn-dcp<text:tab/>2578/tcp<text:tab/>#RVS ISDN DCP</text:span></text:p>
      <text:p text:style-name="P1"><text:span text:style-name="T1">rvs-isdn-dcp<text:tab/>2578/udp<text:tab/>#RVS ISDN DCP</text:span></text:p>
      <text:p text:style-name="P1"><text:span text:style-name="T1">mpfoncl<text:tab/>2579/tcp<text:tab/>#mpfoncl</text:span></text:p>
      <text:p text:style-name="P1"><text:span text:style-name="T1">mpfoncl<text:tab/>2579/udp<text:tab/>#mpfoncl</text:span></text:p>
      <text:p text:style-name="P1"><text:span text:style-name="T1">tributary<text:tab/>2580/tcp<text:tab/>#Tributary</text:span></text:p>
      <text:p text:style-name="P1"><text:span text:style-name="T1">tributary<text:tab/>2580/udp<text:tab/>#Tributary</text:span></text:p>
      <text:p text:style-name="P1"><text:span text:style-name="T1">argis-te<text:tab/>2581/tcp<text:tab/>#ARGIS TE</text:span></text:p>
      <text:p text:style-name="P1"><text:span text:style-name="T1">argis-te<text:tab/>2581/udp<text:tab/>#ARGIS TE</text:span></text:p>
      <text:p text:style-name="P1"><text:span text:style-name="T1">argis-ds<text:tab/>2582/tcp<text:tab/>#ARGIS DS</text:span></text:p>
      <text:p text:style-name="P1"><text:span text:style-name="T1">argis-ds<text:tab/>2582/udp<text:tab/>#ARGIS DS</text:span></text:p>
      <text:p text:style-name="P1"><text:span text:style-name="T1">mon<text:tab/>2583/tcp<text:tab/>#MON</text:span></text:p>
      <text:p text:style-name="P1"><text:span text:style-name="T1">WinCrash<text:tab/>2583/tcp<text:tab/>#[trojan] WinCrash</text:span></text:p>
      <text:p text:style-name="P1"><text:span text:style-name="T1">WinCrash<text:tab/>2583/tcp<text:tab/>#[trojan] WinCrash</text:span></text:p>
      <text:p text:style-name="P1"><text:span text:style-name="T1">mon<text:tab/>2583/udp<text:tab/>#MON</text:span></text:p>
      <text:p text:style-name="P1"><text:span text:style-name="T1">cyaserv<text:tab/>2584/tcp<text:tab/>#cyaserv</text:span></text:p>
      <text:p text:style-name="P1"><text:span text:style-name="T1">cyaserv<text:tab/>2584/udp<text:tab/>#cyaserv</text:span></text:p>
      <text:p text:style-name="P1"><text:span text:style-name="T1">netx-server<text:tab/>2585/tcp<text:tab/>#NETX Server</text:span></text:p>
      <text:p text:style-name="P1"><text:span text:style-name="T1">netx-server<text:tab/>2585/udp<text:tab/>#NETX Server</text:span></text:p>
      <text:p text:style-name="P1"><text:span text:style-name="T1">netx-agent<text:tab/>2586/tcp<text:tab/>#NETX Agent</text:span></text:p>
      <text:p text:style-name="P1"><text:span text:style-name="T1">netx-agent<text:tab/>2586/udp<text:tab/>#NETX Agent</text:span></text:p>
      <text:p text:style-name="P1"><text:span text:style-name="T1">masc<text:tab/>2587/tcp<text:tab/>#MASC</text:span></text:p>
      <text:p text:style-name="P1"><text:span text:style-name="T1">masc<text:tab/>2587/udp<text:tab/>#MASC</text:span></text:p>
      <text:p text:style-name="P1"><text:span text:style-name="T1">privilege<text:tab/>2588/tcp<text:tab/>#Privilege</text:span></text:p>
      <text:p text:style-name="P1"><text:span text:style-name="T1">privilege<text:tab/>2588/udp<text:tab/>#Privilege</text:span></text:p>
      <text:p text:style-name="P1"><text:span text:style-name="T1">Dagger<text:tab/>2589/tcp<text:tab/>#[trojan] Dagger</text:span></text:p>
      <text:p text:style-name="P1"><text:span text:style-name="T1">quartus-tcl<text:tab/>2589/tcp<text:tab/>#quartus tcl</text:span></text:p>
      <text:p text:style-name="P1"><text:span text:style-name="T1">quartus-tcl<text:tab/>2589/udp<text:tab/>#quartus tcl</text:span></text:p>
      <text:p text:style-name="P1"><text:span text:style-name="T1">idotdist<text:tab/>2590/tcp<text:tab/>#idotdist</text:span></text:p>
      <text:p text:style-name="P1"><text:span text:style-name="T1">idotdist<text:tab/>2590/udp<text:tab/>#idotdist</text:span></text:p>
      <text:p text:style-name="P1"><text:span text:style-name="T1">maytagshuffle<text:tab/>2591/tcp<text:tab/>#Maytag Shuffle</text:span></text:p>
      <text:p text:style-name="P1"><text:span text:style-name="T1">maytagshuffle<text:tab/>2591/udp<text:tab/>#Maytag Shuffle</text:span></text:p>
      <text:p text:style-name="P1"><text:span text:style-name="T1">netrek<text:tab/>2592/tcp<text:tab/>#netrek</text:span></text:p>
      <text:p text:style-name="P1"><text:span text:style-name="T1">netrek<text:tab/>2592/udp<text:tab/>#netrek</text:span></text:p>
      <text:p text:style-name="P1"><text:span text:style-name="T1">mns-mail<text:tab/>2593/tcp<text:tab/>#MNS Mail Notice Service</text:span></text:p>
      <text:p text:style-name="P1"><text:span text:style-name="T1">mns-mail<text:tab/>2593/udp<text:tab/>#MNS Mail Notice Service</text:span></text:p>
      <text:p text:style-name="P1"><text:span text:style-name="T1">dts<text:tab/>2594/tcp<text:tab/>#Data Base Server</text:span></text:p>
      <text:p text:style-name="P1"><text:span text:style-name="T1">dts<text:tab/>2594/udp<text:tab/>#Data Base Server</text:span></text:p>
      <text:p text:style-name="P1"><text:span text:style-name="T1">worldfusion1<text:tab/>2595/tcp<text:tab/>#World Fusion 1</text:span></text:p>
      <text:p text:style-name="P1"><text:span text:style-name="T1">worldfusion1<text:tab/>2595/udp<text:tab/>#World Fusion 1</text:span></text:p>
      <text:p text:style-name="P1"><text:span text:style-name="T1">worldfusion2<text:tab/>2596/tcp<text:tab/>#World Fusion 2</text:span></text:p>
      <text:p text:style-name="P1"><text:span text:style-name="T1">worldfusion2<text:tab/>2596/udp<text:tab/>#World Fusion 2</text:span></text:p>
      <text:p text:style-name="P1"><text:span text:style-name="T1">homesteadglory<text:tab/>2597/tcp<text:tab/>#Homestead Glory</text:span></text:p>
      <text:p text:style-name="P1"><text:span text:style-name="T1">homesteadglory<text:tab/>2597/udp<text:tab/>#Homestead Glory</text:span></text:p>
      <text:p text:style-name="P1"><text:span text:style-name="T1">citriximaclient<text:tab/>2598/tcp<text:tab/>#Citrix MA Client</text:span></text:p>
      <text:p text:style-name="P1"><text:span text:style-name="T1">citriximaclient<text:tab/>2598/udp<text:tab/>#Citrix MA Client</text:span></text:p>
      <text:p text:style-name="P1"><text:span text:style-name="T1">meridiandata<text:tab/>2599/tcp<text:tab/>#Meridian Data</text:span></text:p>
      <text:p text:style-name="P1"><text:span text:style-name="T1">meridiandata<text:tab/>2599/udp<text:tab/>#Meridian Data</text:span></text:p>
      <text:p text:style-name="P1"><text:span text:style-name="T1">DigitalRootBeer<text:tab/>2600/tcp<text:tab/>#[trojan] Digital RootBeer</text:span></text:p>
      <text:p text:style-name="P1"><text:span text:style-name="T1">DigitalRootBeer<text:tab/>2600/tcp<text:tab/>#[trojan] Digital RootBeer</text:span></text:p>
      <text:p text:style-name="P1"><text:span text:style-name="T1">hpstgmgr<text:tab/>2600/tcp<text:tab/>#HPSTGMGR</text:span></text:p>
      <text:p text:style-name="P1"><text:span text:style-name="T1">zebrasrv<text:tab/>2600/tcp<text:tab/>#zebra service</text:span></text:p>
      <text:p text:style-name="P1"><text:span text:style-name="T1">hpstgmgr<text:tab/>2600/udp<text:tab/>#HPSTGMGR</text:span></text:p>
      <text:p text:style-name="P1"><text:span text:style-name="T1">discp-client<text:tab/>2601/tcp<text:tab/>#discp client</text:span></text:p>
      <text:p text:style-name="P1"><text:span text:style-name="T1">zebra<text:tab/>2601/tcp<text:tab/>#zebra vty</text:span></text:p>
      <text:p text:style-name="P1"><text:span text:style-name="T1">discp-client<text:tab/>2601/udp<text:tab/>#discp client</text:span></text:p>
      <text:p text:style-name="P1"><text:span text:style-name="T1">discp-server<text:tab/>2602/tcp<text:tab/>#discp server</text:span></text:p>
      <text:p text:style-name="P1"><text:span text:style-name="T1">ripd<text:tab/>2602/tcp<text:tab/>#RIPd vty</text:span></text:p>
      <text:p text:style-name="P1"><text:span text:style-name="T1">discp-server<text:tab/>2602/udp<text:tab/>#discp server</text:span></text:p>
      <text:p text:style-name="P1"><text:span text:style-name="T1">ripngd<text:tab/>2603/tcp<text:tab/>#RIPngd vty</text:span></text:p>
      <text:p text:style-name="P1"><text:span text:style-name="T1">servicemeter<text:tab/>2603/tcp<text:tab/>#Service Meter</text:span></text:p>
      <text:p text:style-name="P1"><text:span text:style-name="T1">servicemeter<text:tab/>2603/udp<text:tab/>#Service Meter</text:span></text:p>
      <text:p text:style-name="P1"><text:span text:style-name="T1">nsc-ccs<text:tab/>2604/tcp<text:tab/>#NSC CCS</text:span></text:p>
      <text:p text:style-name="P1"><text:span text:style-name="T1">ospfd<text:tab/>2604/tcp<text:tab/>#OSPFd vty</text:span></text:p>
      <text:p text:style-name="P1"><text:span text:style-name="T1">nsc-ccs<text:tab/>2604/udp<text:tab/>#NSC CCS</text:span></text:p>
      <text:p text:style-name="P1"><text:span text:style-name="T1">bgpd<text:tab/>2605/tcp<text:tab/>#BGPd vty</text:span></text:p>
      <text:p text:style-name="P1"><text:span text:style-name="T1">nsc-posa<text:tab/>2605/tcp<text:tab/>#NSC POSA</text:span></text:p>
      <text:p text:style-name="P1"><text:span text:style-name="T1">nsc-posa<text:tab/>2605/udp<text:tab/>#NSC POSA</text:span></text:p>
      <text:p text:style-name="P1"><text:span text:style-name="T1">netmon<text:tab/>2606/tcp<text:tab/>#Dell Netmon</text:span></text:p>
      <text:p text:style-name="P1"><text:span text:style-name="T1">netmon<text:tab/>2606/udp<text:tab/>#Dell Netmon</text:span></text:p>
      <text:p text:style-name="P1"><text:span text:style-name="T1">connection<text:tab/>2607/tcp<text:tab/>#Dell Connection</text:span></text:p>
      <text:p text:style-name="P1"><text:span text:style-name="T1">connection<text:tab/>2607/udp<text:tab/>#Dell Connection</text:span></text:p>
      <text:p text:style-name="P1"><text:span text:style-name="T1">wag-service<text:tab/>2608/tcp<text:tab/>#Wag Service</text:span></text:p>
      <text:p text:style-name="P1"><text:span text:style-name="T1">wag-service<text:tab/>2608/udp<text:tab/>#Wag Service</text:span></text:p>
      <text:p text:style-name="P1"><text:span text:style-name="T1">system-monitor<text:tab/>2609/tcp<text:tab/>#System Monitor</text:span></text:p>
      <text:p text:style-name="P1"><text:span text:style-name="T1">system-monitor<text:tab/>2609/udp<text:tab/>#System Monitor</text:span></text:p>
      <text:p text:style-name="P1"><text:span text:style-name="T1">versa-tek<text:tab/>2610/tcp<text:tab/>#VersaTek</text:span></text:p>
      <text:p text:style-name="P1"><text:span text:style-name="T1">versa-tek<text:tab/>2610/udp<text:tab/>#VersaTek</text:span></text:p>
      <text:p text:style-name="P1"><text:span text:style-name="T1">lionhead<text:tab/>2611/tcp<text:tab/>#LIONHEAD</text:span></text:p>
      <text:p text:style-name="P1"><text:span text:style-name="T1">lionhead<text:tab/>2611/udp<text:tab/>#LIONHEAD</text:span></text:p>
      <text:p text:style-name="P1"><text:span text:style-name="T1">qpasa-agent<text:tab/>2612/tcp<text:tab/>#Qpasa Agent</text:span></text:p>
      <text:p text:style-name="P1"><text:span text:style-name="T1">qpasa-agent<text:tab/>2612/udp<text:tab/>#Qpasa Agent</text:span></text:p>
      <text:p text:style-name="P1"><text:span text:style-name="T1">smntubootstrap<text:tab/>2613/tcp<text:tab/>#SMNTUBootstrap</text:span></text:p>
      <text:p text:style-name="P1"><text:span text:style-name="T1">smntubootstrap<text:tab/>2613/udp<text:tab/>#SMNTUBootstrap</text:span></text:p>
      <text:p text:style-name="P1"><text:span text:style-name="T1">neveroffline<text:tab/>2614/tcp<text:tab/>#Never Offline</text:span></text:p>
      <text:p text:style-name="P1"><text:span text:style-name="T1">neveroffline<text:tab/>2614/udp<text:tab/>#Never Offline</text:span></text:p>
      <text:p text:style-name="P1"><text:span text:style-name="T1">firepower<text:tab/>2615/tcp<text:tab/>#firepower</text:span></text:p>
      <text:p text:style-name="P1"><text:span text:style-name="T1">firepower<text:tab/>2615/udp<text:tab/>#firepower</text:span></text:p>
      <text:p text:style-name="P1"><text:span text:style-name="T1">appswitch-emp<text:tab/>2616/tcp<text:tab/>#appswitch-emp</text:span></text:p>
      <text:p text:style-name="P1"><text:span text:style-name="T1">appswitch-emp<text:tab/>2616/udp<text:tab/>#appswitch-emp</text:span></text:p>
      <text:p text:style-name="P1"><text:span text:style-name="T1">cmadmin<text:tab/>2617/tcp<text:tab/>#Clinical Context Managers</text:span></text:p>
      <text:p text:style-name="P1"><text:span text:style-name="T1">cmadmin<text:tab/>2617/udp<text:tab/>#Clinical Context Managers</text:span></text:p>
      <text:p text:style-name="P1"><text:span text:style-name="T1">priority-e-com<text:tab/>2618/tcp<text:tab/>#Priority E-Com</text:span></text:p>
      <text:p text:style-name="P1"><text:span text:style-name="T1">priority-e-com<text:tab/>2618/udp<text:tab/>#Priority E-Com</text:span></text:p>
      <text:p text:style-name="P1"><text:span text:style-name="T1">bruce<text:tab/>2619/tcp<text:tab/>#bruce</text:span></text:p>
      <text:p text:style-name="P1"><text:span text:style-name="T1">bruce<text:tab/>2619/udp<text:tab/>#bruce</text:span></text:p>
      <text:p text:style-name="P1"><text:span text:style-name="T1">lpsrecommender<text:tab/>2620/tcp<text:tab/>#LPSRecommender</text:span></text:p>
      <text:p text:style-name="P1"><text:span text:style-name="T1">lpsrecommender<text:tab/>2620/udp<text:tab/>#LPSRecommender</text:span></text:p>
      <text:p text:style-name="P1"><text:span text:style-name="T1">miles-apart<text:tab/>2621/tcp<text:tab/>#Miles Apart Jukebox Server</text:span></text:p>
      <text:p text:style-name="P1"><text:span text:style-name="T1">miles-apart<text:tab/>2621/udp<text:tab/>#Miles Apart Jukebox Server</text:span></text:p>
      <text:p text:style-name="P1"><text:span text:style-name="T1">metricadbc<text:tab/>2622/tcp<text:tab/>#MetricaDBC</text:span></text:p>
      <text:p text:style-name="P1"><text:span text:style-name="T1">metricadbc<text:tab/>2622/udp<text:tab/>#MetricaDBC</text:span></text:p>
      <text:p text:style-name="P1"><text:span text:style-name="T1">lmdp<text:tab/>2623/tcp<text:tab/>#LMDP</text:span></text:p>
      <text:p text:style-name="P1"><text:span text:style-name="T1">lmdp<text:tab/>2623/udp<text:tab/>#LMDP</text:span></text:p>
      <text:p text:style-name="P1"><text:span text:style-name="T1">aria<text:tab/>2624/tcp<text:tab/>#Aria</text:span></text:p>
      <text:p text:style-name="P1"><text:span text:style-name="T1">aria<text:tab/>2624/udp<text:tab/>#Aria</text:span></text:p>
      <text:p text:style-name="P1"><text:span text:style-name="T1">blwnkl-port<text:tab/>2625/tcp<text:tab/>#Blwnkl Port</text:span></text:p>
      <text:p text:style-name="P1"><text:span text:style-name="T1">blwnkl-port<text:tab/>2625/udp<text:tab/>#Blwnkl Port</text:span></text:p>
      <text:p text:style-name="P1"><text:span text:style-name="T1">gbjd816<text:tab/>2626/tcp<text:tab/>#gbjd816</text:span></text:p>
      <text:p text:style-name="P1"><text:span text:style-name="T1">gbjd816<text:tab/>2626/udp<text:tab/>#gbjd816</text:span></text:p>
      <text:p text:style-name="P1"><text:span text:style-name="T1">moshebeeri<text:tab/>2627/tcp<text:tab/>#Moshe Beeri</text:span></text:p>
      <text:p text:style-name="P1"><text:span text:style-name="T1">webster<text:tab/>2627/tcp<text:tab/>#Network dictionary</text:span></text:p>
      <text:p text:style-name="P1"><text:span text:style-name="T1">moshebeeri<text:tab/>2627/udp<text:tab/>#Moshe Beeri</text:span></text:p>
      <text:p text:style-name="P1"><text:span text:style-name="T1">webster<text:tab/>2627/udp<text:tab/>#Network dictionary</text:span></text:p>
      <text:p text:style-name="P1"><text:span text:style-name="T1">dict<text:tab/>2628/tcp<text:tab/>#DICT</text:span></text:p>
      <text:p text:style-name="P1"><text:span text:style-name="T1">dict<text:tab/>2628/udp<text:tab/>#DICT</text:span></text:p>
      <text:p text:style-name="P1"><text:span text:style-name="T1">sitaraserver<text:tab/>2629/tcp<text:tab/>#Sitara Server</text:span></text:p>
      <text:p text:style-name="P1"><text:span text:style-name="T1">sitaraserver<text:tab/>2629/udp<text:tab/>#Sitara Server</text:span></text:p>
      <text:p text:style-name="P1"><text:span text:style-name="T1">sitaramgmt<text:tab/>2630/tcp<text:tab/>#Sitara Management</text:span></text:p>
      <text:p text:style-name="P1"><text:span text:style-name="T1">sitaramgmt<text:tab/>2630/udp<text:tab/>#Sitara Management</text:span></text:p>
      <text:p text:style-name="P1"><text:span text:style-name="T1">sitaradir<text:tab/>2631/tcp<text:tab/>#Sitara Dir</text:span></text:p>
      <text:p text:style-name="P1"><text:span text:style-name="T1">sitaradir<text:tab/>2631/udp<text:tab/>#Sitara Dir</text:span></text:p>
      <text:p text:style-name="P1"><text:span text:style-name="T1">irdg-post<text:tab/>2632/tcp<text:tab/>#IRdg Post</text:span></text:p>
      <text:p text:style-name="P1"><text:span text:style-name="T1">irdg-post<text:tab/>2632/udp<text:tab/>#IRdg Post</text:span></text:p>
      <text:p text:style-name="P1"><text:span text:style-name="T1">interintelli<text:tab/>2633/tcp<text:tab/>#InterIntelli</text:span></text:p>
      <text:p text:style-name="P1"><text:span text:style-name="T1">interintelli<text:tab/>2633/udp<text:tab/>#InterIntelli</text:span></text:p>
      <text:p text:style-name="P1"><text:span text:style-name="T1">pk-electronics<text:tab/>2634/tcp<text:tab/>#PK Electronics</text:span></text:p>
      <text:p text:style-name="P1"><text:span text:style-name="T1">pk-electronics<text:tab/>2634/udp<text:tab/>#PK Electronics</text:span></text:p>
      <text:p text:style-name="P1"><text:span text:style-name="T1">backburner<text:tab/>2635/tcp<text:tab/>#Back Burner</text:span></text:p>
      <text:p text:style-name="P1"><text:span text:style-name="T1">backburner<text:tab/>2635/udp<text:tab/>#Back Burner</text:span></text:p>
      <text:p text:style-name="P1"><text:span text:style-name="T1">solve<text:tab/>2636/tcp<text:tab/>#Solve</text:span></text:p>
      <text:p text:style-name="P1"><text:span text:style-name="T1">solve<text:tab/>2636/udp<text:tab/>#Solve</text:span></text:p>
      <text:p text:style-name="P1"><text:span text:style-name="T1">imdocsvc<text:tab/>2637/tcp<text:tab/>#Import Document Service</text:span></text:p>
      <text:p text:style-name="P1"><text:span text:style-name="T1">imdocsvc<text:tab/>2637/udp<text:tab/>#Import Document Service</text:span></text:p>
      <text:p text:style-name="P1"><text:span text:style-name="T1">sybase<text:tab/>2638/tcp<text:tab/>#Sybase database</text:span></text:p>
      <text:p text:style-name="P1"><text:span text:style-name="T1">sybaseanywhere<text:tab/>2638/udp<text:tab/>#Sybase Anywhere</text:span></text:p>
      <text:p text:style-name="P1"><text:span text:style-name="T1">aminet<text:tab/>2639/tcp<text:tab/>#AMInet</text:span></text:p>
      <text:p text:style-name="P1"><text:span text:style-name="T1">aminet<text:tab/>2639/udp<text:tab/>#AMInet</text:span></text:p>
      <text:p text:style-name="P1"><text:span text:style-name="T1">sai_sentlm<text:tab/>2640/tcp<text:tab/>#Sabbagh Associates Licence Manager</text:span></text:p>
      <text:p text:style-name="P1"><text:span text:style-name="T1">sai_sentlm<text:tab/>2640/udp<text:tab/>#Sabbagh Associates Licence Manager</text:span></text:p>
      <text:p text:style-name="P1"><text:span text:style-name="T1">hdl-srv<text:tab/>2641/tcp<text:tab/>#HDL Server</text:span></text:p>
      <text:p text:style-name="P1"><text:span text:style-name="T1">hdl-srv<text:tab/>2641/udp<text:tab/>#HDL Server</text:span></text:p>
      <text:p text:style-name="P1"><text:span text:style-name="T1">tragic<text:tab/>2642/tcp<text:tab/>#Tragic</text:span></text:p>
      <text:p text:style-name="P1"><text:span text:style-name="T1">tragic<text:tab/>2642/udp<text:tab/>#Tragic</text:span></text:p>
      <text:p text:style-name="P1"><text:span text:style-name="T1">gte-samp<text:tab/>2643/tcp<text:tab/>#GTE-SAMP</text:span></text:p>
      <text:p text:style-name="P1"><text:span text:style-name="T1">gte-samp<text:tab/>2643/udp<text:tab/>#GTE-SAMP</text:span></text:p>
      <text:p text:style-name="P1"><text:span text:style-name="T1">travsoft-ipx-t<text:tab/>2644/tcp<text:tab/>#Travsoft IPX Tunnel</text:span></text:p>
      <text:p text:style-name="P1"><text:span text:style-name="T1">travsoft-ipx-t<text:tab/>2644/udp<text:tab/>#Travsoft IPX Tunnel</text:span></text:p>
      <text:p text:style-name="P1"><text:span text:style-name="T1">novell-ipx-cmd<text:tab/>2645/tcp<text:tab/>#Novell IPX CMD</text:span></text:p>
      <text:p text:style-name="P1"><text:span text:style-name="T1">novell-ipx-cmd<text:tab/>2645/udp<text:tab/>#Novell IPX CMD</text:span></text:p>
      <text:p text:style-name="P1"><text:span text:style-name="T1">and-lm<text:tab/>2646/tcp<text:tab/>#AND Licence Manager</text:span></text:p>
      <text:p text:style-name="P1"><text:span text:style-name="T1">and-lm<text:tab/>2646/udp<text:tab/>#AND License Manager</text:span></text:p>
      <text:p text:style-name="P1"><text:span text:style-name="T1">syncserver<text:tab/>2647/tcp<text:tab/>#SyncServer</text:span></text:p>
      <text:p text:style-name="P1"><text:span text:style-name="T1">syncserver<text:tab/>2647/udp<text:tab/>#SyncServer</text:span></text:p>
      <text:p text:style-name="P1"><text:span text:style-name="T1">upsnotifyprot<text:tab/>2648/tcp<text:tab/>#Upsnotifyprot</text:span></text:p>
      <text:p text:style-name="P1"><text:span text:style-name="T1">upsnotifyprot<text:tab/>2648/udp<text:tab/>#Upsnotifyprot</text:span></text:p>
      <text:p text:style-name="P1"><text:span text:style-name="T1">vpsipport<text:tab/>2649/tcp<text:tab/>#VPSIPPORT</text:span></text:p>
      <text:p text:style-name="P1"><text:span text:style-name="T1">vpsipport<text:tab/>2649/udp<text:tab/>#VPSIPPORT</text:span></text:p>
      <text:p text:style-name="P1"><text:span text:style-name="T1">eristwoguns<text:tab/>2650/tcp<text:tab/>#eristwoguns</text:span></text:p>
      <text:p text:style-name="P1"><text:span text:style-name="T1">eristwoguns<text:tab/>2650/udp<text:tab/>#eristwoguns</text:span></text:p>
      <text:p text:style-name="P1"><text:span text:style-name="T1">ebinsite<text:tab/>2651/tcp<text:tab/>#EBInSite</text:span></text:p>
      <text:p text:style-name="P1"><text:span text:style-name="T1">ebinsite<text:tab/>2651/udp<text:tab/>#EBInSite</text:span></text:p>
      <text:p text:style-name="P1"><text:span text:style-name="T1">interpathpanel<text:tab/>2652/tcp<text:tab/>#InterPathPanel</text:span></text:p>
      <text:p text:style-name="P1"><text:span text:style-name="T1">interpathpanel<text:tab/>2652/udp<text:tab/>#InterPathPanel</text:span></text:p>
      <text:p text:style-name="P1"><text:span text:style-name="T1">sonus<text:tab/>2653/tcp<text:tab/>#Sonus</text:span></text:p>
      <text:p text:style-name="P1"><text:span text:style-name="T1">sonus<text:tab/>2653/udp<text:tab/>#Sonus</text:span></text:p>
      <text:p text:style-name="P1"><text:span text:style-name="T1">corel_vncadmin<text:tab/>2654/tcp<text:tab/>#Corel VNC Admin</text:span></text:p>
      <text:p text:style-name="P1"><text:span text:style-name="T1">corel_vncadmin<text:tab/>2654/udp<text:tab/>#Corel VNC Admin</text:span></text:p>
      <text:p text:style-name="P1"><text:span text:style-name="T1">unglue<text:tab/>2655/tcp<text:tab/>#UNIX Nt Glue</text:span></text:p>
      <text:p text:style-name="P1"><text:span text:style-name="T1">unglue<text:tab/>2655/udp<text:tab/>#UNIX Nt Glue</text:span></text:p>
      <text:p text:style-name="P1"><text:span text:style-name="T1">kana<text:tab/>2656/tcp<text:tab/>#Kana</text:span></text:p>
      <text:p text:style-name="P1"><text:span text:style-name="T1">kana<text:tab/>2656/udp<text:tab/>#Kana</text:span></text:p>
      <text:p text:style-name="P1"><text:span text:style-name="T1">sns-dispatcher<text:tab/>2657/tcp<text:tab/>#SNS Dispatcher</text:span></text:p>
      <text:p text:style-name="P1"><text:span text:style-name="T1">sns-dispatcher<text:tab/>2657/udp<text:tab/>#SNS Dispatcher</text:span></text:p>
      <text:p text:style-name="P1"><text:span text:style-name="T1">sns-admin<text:tab/>2658/tcp<text:tab/>#SNS Admin</text:span></text:p>
      <text:p text:style-name="P1"><text:span text:style-name="T1">sns-admin<text:tab/>2658/udp<text:tab/>#SNS Admin</text:span></text:p>
      <text:p text:style-name="P1"><text:span text:style-name="T1">sns-query<text:tab/>2659/tcp<text:tab/>#SNS Query</text:span></text:p>
      <text:p text:style-name="P1"><text:span text:style-name="T1">sns-query<text:tab/>2659/udp<text:tab/>#SNS Query</text:span></text:p>
      <text:p text:style-name="P1"><text:span text:style-name="T1">gcmonitor<text:tab/>2660/tcp<text:tab/>#GC Monitor</text:span></text:p>
      <text:p text:style-name="P1"><text:span text:style-name="T1">gcmonitor<text:tab/>2660/udp<text:tab/>#GC Monitor</text:span></text:p>
      <text:p text:style-name="P1"><text:span text:style-name="T1">olhost<text:tab/>2661/tcp<text:tab/>#OLHOST</text:span></text:p>
      <text:p text:style-name="P1"><text:span text:style-name="T1">olhost<text:tab/>2661/udp<text:tab/>#OLHOST</text:span></text:p>
      <text:p text:style-name="P1"><text:span text:style-name="T1">bintec-capi<text:tab/>2662/tcp<text:tab/>#BinTec-CAPI</text:span></text:p>
      <text:p text:style-name="P1"><text:span text:style-name="T1">bintec-capi<text:tab/>2662/udp<text:tab/>#BinTec-CAPI</text:span></text:p>
      <text:p text:style-name="P1"><text:span text:style-name="T1">bintec-tapi<text:tab/>2663/tcp<text:tab/>#BinTec-TAPI</text:span></text:p>
      <text:p text:style-name="P1"><text:span text:style-name="T1">bintec-tapi<text:tab/>2663/udp<text:tab/>#BinTec-TAPI</text:span></text:p>
      <text:p text:style-name="P1"><text:span text:style-name="T1">patrol-mq-gm<text:tab/>2664/tcp<text:tab/>#Patrol for MQ GM</text:span></text:p>
      <text:p text:style-name="P1"><text:span text:style-name="T1">patrol-mq-gm<text:tab/>2664/udp<text:tab/>#Patrol for MQ GM</text:span></text:p>
      <text:p text:style-name="P1"><text:span text:style-name="T1">patrol-mq-nm<text:tab/>2665/tcp<text:tab/>#Patrol for MQ NM</text:span></text:p>
      <text:p text:style-name="P1"><text:span text:style-name="T1">patrol-mq-nm<text:tab/>2665/udp<text:tab/>#Patrol for MQ NM</text:span></text:p>
      <text:p text:style-name="P1"><text:span text:style-name="T1">extensis<text:tab/>2666/tcp<text:tab/>#extensis</text:span></text:p>
      <text:p text:style-name="P1"><text:span text:style-name="T1">extensis<text:tab/>2666/udp<text:tab/>#extensis</text:span></text:p>
      <text:p text:style-name="P1"><text:span text:style-name="T1">alarm-clock-s<text:tab/>2667/tcp<text:tab/>#Alarm Clock Server</text:span></text:p>
      <text:p text:style-name="P1"><text:span text:style-name="T1">alarm-clock-s<text:tab/>2667/udp<text:tab/>#Alarm Clock Server</text:span></text:p>
      <text:p text:style-name="P1"><text:span text:style-name="T1">alarm-clock-c<text:tab/>2668/tcp<text:tab/>#Alarm Clock Client</text:span></text:p>
      <text:p text:style-name="P1"><text:span text:style-name="T1">alarm-clock-c<text:tab/>2668/udp<text:tab/>#Alarm Clock Client</text:span></text:p>
      <text:p text:style-name="P1"><text:span text:style-name="T1">toad<text:tab/>2669/tcp<text:tab/>#TOAD</text:span></text:p>
      <text:p text:style-name="P1"><text:span text:style-name="T1">toad<text:tab/>2669/udp<text:tab/>#TOAD</text:span></text:p>
      <text:p text:style-name="P1"><text:span text:style-name="T1">tve-announce<text:tab/>2670/tcp<text:tab/>#TVE Announce</text:span></text:p>
      <text:p text:style-name="P1"><text:span text:style-name="T1">tve-announce<text:tab/>2670/udp<text:tab/>#TVE Announce</text:span></text:p>
      <text:p text:style-name="P1"><text:span text:style-name="T1">newlixreg<text:tab/>2671/tcp<text:tab/>#newlixreg</text:span></text:p>
      <text:p text:style-name="P1"><text:span text:style-name="T1">newlixreg<text:tab/>2671/udp<text:tab/>#newlixreg</text:span></text:p>
      <text:p text:style-name="P1"><text:span text:style-name="T1">nhserver<text:tab/>2672/tcp<text:tab/>#nhserver</text:span></text:p>
      <text:p text:style-name="P1"><text:span text:style-name="T1">nhserver<text:tab/>2672/udp<text:tab/>#nhserver</text:span></text:p>
      <text:p text:style-name="P1"><text:span text:style-name="T1">firstcall42<text:tab/>2673/tcp<text:tab/>#First Call 42</text:span></text:p>
      <text:p text:style-name="P1"><text:span text:style-name="T1">firstcall42<text:tab/>2673/udp<text:tab/>#First Call 42</text:span></text:p>
      <text:p text:style-name="P1"><text:span text:style-name="T1">ewnn<text:tab/>2674/tcp<text:tab/>#ewnn</text:span></text:p>
      <text:p text:style-name="P1"><text:span text:style-name="T1">ewnn<text:tab/>2674/udp<text:tab/>#ewnn</text:span></text:p>
      <text:p text:style-name="P1"><text:span text:style-name="T1">ttc-etap<text:tab/>2675/tcp<text:tab/>#TTC ETAP</text:span></text:p>
      <text:p text:style-name="P1"><text:span text:style-name="T1">ttc-etap<text:tab/>2675/udp<text:tab/>#TTC ETAP</text:span></text:p>
      <text:p text:style-name="P1"><text:span text:style-name="T1">simslink<text:tab/>2676/tcp<text:tab/>#SIMSLink</text:span></text:p>
      <text:p text:style-name="P1"><text:span text:style-name="T1">simslink<text:tab/>2676/udp<text:tab/>#SIMSLink</text:span></text:p>
      <text:p text:style-name="P1"><text:span text:style-name="T1">gadgetgate1way<text:tab/>2677/tcp<text:tab/>#Gadget Gate 1 Way</text:span></text:p>
      <text:p text:style-name="P1"><text:span text:style-name="T1">gadgetgate1way<text:tab/>2677/udp<text:tab/>#Gadget Gate 1 Way</text:span></text:p>
      <text:p text:style-name="P1"><text:span text:style-name="T1">gadgetgate2way<text:tab/>2678/tcp<text:tab/>#Gadget Gate 2 Way</text:span></text:p>
      <text:p text:style-name="P1"><text:span text:style-name="T1">gadgetgate2way<text:tab/>2678/udp<text:tab/>#Gadget Gate 2 Way</text:span></text:p>
      <text:p text:style-name="P1"><text:span text:style-name="T1">syncserverssl<text:tab/>2679/tcp<text:tab/>#Sync Server SSL</text:span></text:p>
      <text:p text:style-name="P1"><text:span text:style-name="T1">pxc-sapxom<text:tab/>2680/tcp<text:tab/>#pxc-sapxom</text:span></text:p>
      <text:p text:style-name="P1"><text:span text:style-name="T1">pxc-sapxom<text:tab/>2680/udp<text:tab/>#pxc-sapxom</text:span></text:p>
      <text:p text:style-name="P1"><text:span text:style-name="T1">mpnjsomb<text:tab/>2681/tcp<text:tab/>#mpnjsomb</text:span></text:p>
      <text:p text:style-name="P1"><text:span text:style-name="T1">mpnjsomb<text:tab/>2681/udp<text:tab/>#mpnjsomb</text:span></text:p>
      <text:p text:style-name="P1"><text:span text:style-name="T1">srsp<text:tab/>2682/tcp<text:tab/>#SRSP</text:span></text:p>
      <text:p text:style-name="P1"><text:span text:style-name="T1">srsp<text:tab/>2682/udp<text:tab/>#SRSP</text:span></text:p>
      <text:p text:style-name="P1"><text:span text:style-name="T1">ncdloadbalance<text:tab/>2683/tcp<text:tab/>#NCDLoadBalance</text:span></text:p>
      <text:p text:style-name="P1"><text:span text:style-name="T1">ncdloadbalance<text:tab/>2683/udp<text:tab/>#NCDLoadBalance</text:span></text:p>
      <text:p text:style-name="P1"><text:span text:style-name="T1">mpnjsosv<text:tab/>2684/tcp<text:tab/>#mpnjsosv</text:span></text:p>
      <text:p text:style-name="P1"><text:span text:style-name="T1">mpnjsosv<text:tab/>2684/udp<text:tab/>#mpnjsosv</text:span></text:p>
      <text:p text:style-name="P1"><text:span text:style-name="T1">mpnjsocl<text:tab/>2685/tcp<text:tab/>#mpnjsocl</text:span></text:p>
      <text:p text:style-name="P1"><text:span text:style-name="T1">mpnjsocl<text:tab/>2685/udp<text:tab/>#mpnjsocl</text:span></text:p>
      <text:p text:style-name="P1"><text:span text:style-name="T1">mpnjsomg<text:tab/>2686/tcp<text:tab/>#mpnjsomg</text:span></text:p>
      <text:p text:style-name="P1"><text:span text:style-name="T1">mpnjsomg<text:tab/>2686/udp<text:tab/>#mpnjsomg</text:span></text:p>
      <text:p text:style-name="P1"><text:span text:style-name="T1">pq-lic-mgmt<text:tab/>2687/tcp<text:tab/>#pq-lic-mgmt</text:span></text:p>
      <text:p text:style-name="P1"><text:span text:style-name="T1">pq-lic-mgmt<text:tab/>2687/udp<text:tab/>#pq-lic-mgmt</text:span></text:p>
      <text:p text:style-name="P1"><text:span text:style-name="T1">md-cg-http<text:tab/>2688/tcp<text:tab/>#md-cf-http</text:span></text:p>
      <text:p text:style-name="P1"><text:span text:style-name="T1">md-cg-http<text:tab/>2688/udp<text:tab/>#md-cf-http</text:span></text:p>
      <text:p text:style-name="P1"><text:span text:style-name="T1">fastlynx<text:tab/>2689/tcp<text:tab/>#FastLynx</text:span></text:p>
      <text:p text:style-name="P1"><text:span text:style-name="T1">fastlynx<text:tab/>2689/udp<text:tab/>#FastLynx</text:span></text:p>
      <text:p text:style-name="P1"><text:span text:style-name="T1">hp-nnm-data<text:tab/>2690/tcp<text:tab/>#HP NNM Embedded Database</text:span></text:p>
      <text:p text:style-name="P1"><text:span text:style-name="T1">hp-nnm-data<text:tab/>2690/udp<text:tab/>#HP NNM Embedded Database</text:span></text:p>
      <text:p text:style-name="P1"><text:span text:style-name="T1">itinternet<text:tab/>2691/tcp<text:tab/>#IT Internet</text:span></text:p>
      <text:p text:style-name="P1"><text:span text:style-name="T1">itinternet<text:tab/>2691/udp<text:tab/>#IT Internet</text:span></text:p>
      <text:p text:style-name="P1"><text:span text:style-name="T1">admins-lms<text:tab/>2692/tcp<text:tab/>#Admins LMS</text:span></text:p>
      <text:p text:style-name="P1"><text:span text:style-name="T1">admins-lms<text:tab/>2692/udp<text:tab/>#Admins LMS</text:span></text:p>
      <text:p text:style-name="P1"><text:span text:style-name="T1">belarc-http<text:tab/>2693/tcp<text:tab/>#belarc-http</text:span></text:p>
      <text:p text:style-name="P1"><text:span text:style-name="T1">belarc-http<text:tab/>2693/udp<text:tab/>#belarc-http</text:span></text:p>
      <text:p text:style-name="P1"><text:span text:style-name="T1">pwrsevent<text:tab/>2694/tcp<text:tab/>#pwrsevent</text:span></text:p>
      <text:p text:style-name="P1"><text:span text:style-name="T1">pwrsevent<text:tab/>2694/udp<text:tab/>#pwrsevent</text:span></text:p>
      <text:p text:style-name="P1"><text:span text:style-name="T1">vspread<text:tab/>2695/tcp<text:tab/>#VSPREAD</text:span></text:p>
      <text:p text:style-name="P1"><text:span text:style-name="T1">vspread<text:tab/>2695/udp<text:tab/>#VSPREAD</text:span></text:p>
      <text:p text:style-name="P1"><text:span text:style-name="T1">unifyadmin<text:tab/>2696/tcp<text:tab/>#Unify Admin</text:span></text:p>
      <text:p text:style-name="P1"><text:span text:style-name="T1">unifyadmin<text:tab/>2696/udp<text:tab/>#Unify Admin</text:span></text:p>
      <text:p text:style-name="P1"><text:span text:style-name="T1">oce-snmp-trap<text:tab/>2697/tcp<text:tab/>#Oce SNMP Trap Port</text:span></text:p>
      <text:p text:style-name="P1"><text:span text:style-name="T1">oce-snmp-trap<text:tab/>2697/udp<text:tab/>#Oce SNMP Trap Port</text:span></text:p>
      <text:p text:style-name="P1"><text:span text:style-name="T1">mck-ivpip<text:tab/>2698/tcp<text:tab/>#MCK-IVPIP</text:span></text:p>
      <text:p text:style-name="P1"><text:span text:style-name="T1">mck-ivpip<text:tab/>2698/udp<text:tab/>#MCK-IVPIP</text:span></text:p>
      <text:p text:style-name="P1"><text:span text:style-name="T1">csoft-plusclnt<text:tab/>2699/tcp<text:tab/>#Csoft Plus Client</text:span></text:p>
      <text:p text:style-name="P1"><text:span text:style-name="T1">csoft-plusclnt<text:tab/>2699/udp<text:tab/>#Csoft Plus Client</text:span></text:p>
      <text:p text:style-name="P1"><text:span text:style-name="T1">tqdata<text:tab/>2700/tcp<text:tab/>#tqdata</text:span></text:p>
      <text:p text:style-name="P1"><text:span text:style-name="T1">tqdata<text:tab/>2700/udp<text:tab/>#tqdata</text:span></text:p>
      <text:p text:style-name="P1"><text:span text:style-name="T1">sms-rcinfo<text:tab/>2701/tcp<text:tab/>#SMS RCINFO</text:span></text:p>
      <text:p text:style-name="P1"><text:span text:style-name="T1">sms-rcinfo<text:tab/>2701/udp<text:tab/>#SMS RCINFO</text:span></text:p>
      <text:p text:style-name="P1"><text:span text:style-name="T1">BlackDiver<text:tab/>2702/tcp<text:tab/>#[trojan] Black Diver</text:span></text:p>
      <text:p text:style-name="P1"><text:span text:style-name="T1">sms-xfer<text:tab/>2702/tcp<text:tab/>#SMS XFER</text:span></text:p>
      <text:p text:style-name="P1"><text:span text:style-name="T1">sms-xfer<text:tab/>2702/udp<text:tab/>#SMS XFER</text:span></text:p>
      <text:p text:style-name="P1"><text:span text:style-name="T1">sms-chat<text:tab/>2703/tcp<text:tab/>#SMS CHAT</text:span></text:p>
      <text:p text:style-name="P1"><text:span text:style-name="T1">sms-chat<text:tab/>2703/udp<text:tab/>#SMS CHAT</text:span></text:p>
      <text:p text:style-name="P1"><text:span text:style-name="T1">sms-remctrl<text:tab/>2704/tcp<text:tab/>#SMS REMCTRL</text:span></text:p>
      <text:p text:style-name="P1"><text:span text:style-name="T1">sms-remctrl<text:tab/>2704/udp<text:tab/>#SMS REMCTRL</text:span></text:p>
      <text:p text:style-name="P1"><text:span text:style-name="T1">sds-admin<text:tab/>2705/tcp<text:tab/>#SDS Admin</text:span></text:p>
      <text:p text:style-name="P1"><text:span text:style-name="T1">sds-admin<text:tab/>2705/udp<text:tab/>#SDS Admin</text:span></text:p>
      <text:p text:style-name="P1"><text:span text:style-name="T1">ncdmirroring<text:tab/>2706/tcp<text:tab/>#NCD Mirroring</text:span></text:p>
      <text:p text:style-name="P1"><text:span text:style-name="T1">ncdmirroring<text:tab/>2706/udp<text:tab/>#NCD Mirroring</text:span></text:p>
      <text:p text:style-name="P1"><text:span text:style-name="T1">emcsymapiport<text:tab/>2707/tcp<text:tab/>#EMCSYMAPIPORT</text:span></text:p>
      <text:p text:style-name="P1"><text:span text:style-name="T1">emcsymapiport<text:tab/>2707/udp<text:tab/>#EMCSYMAPIPORT</text:span></text:p>
      <text:p text:style-name="P1"><text:span text:style-name="T1">banyan-net<text:tab/>2708/tcp<text:tab/>#Banyan-Net</text:span></text:p>
      <text:p text:style-name="P1"><text:span text:style-name="T1">banyan-net<text:tab/>2708/udp<text:tab/>#Banyan-Net</text:span></text:p>
      <text:p text:style-name="P1"><text:span text:style-name="T1">supermon<text:tab/>2709/tcp<text:tab/>#Supermon</text:span></text:p>
      <text:p text:style-name="P1"><text:span text:style-name="T1">supermon<text:tab/>2709/udp<text:tab/>#Supermon</text:span></text:p>
      <text:p text:style-name="P1"><text:span text:style-name="T1">sso-service<text:tab/>2710/tcp<text:tab/>#SSO Service</text:span></text:p>
      <text:p text:style-name="P1"><text:span text:style-name="T1">sso-service<text:tab/>2710/udp<text:tab/>#SSO Service</text:span></text:p>
      <text:p text:style-name="P1"><text:span text:style-name="T1">sso-control<text:tab/>2711/tcp<text:tab/>#SSO Control</text:span></text:p>
      <text:p text:style-name="P1"><text:span text:style-name="T1">sso-control<text:tab/>2711/udp<text:tab/>#SSO Control</text:span></text:p>
      <text:p text:style-name="P1"><text:span text:style-name="T1">aocp<text:tab/>2712/tcp<text:tab/>#Axapta Object Communication Protocol</text:span></text:p>
      <text:p text:style-name="P1"><text:span text:style-name="T1">aocp<text:tab/>2712/udp<text:tab/>#Axapta Object Communication Protocol</text:span></text:p>
      <text:p text:style-name="P1"><text:span text:style-name="T1">raven1<text:tab/>2713/tcp<text:tab/>#Raven1</text:span></text:p>
      <text:p text:style-name="P1"><text:span text:style-name="T1">raven1<text:tab/>2713/udp<text:tab/>#Raven1</text:span></text:p>
      <text:p text:style-name="P1"><text:span text:style-name="T1">raven2<text:tab/>2714/tcp<text:tab/>#Raven2</text:span></text:p>
      <text:p text:style-name="P1"><text:span text:style-name="T1">hpstgmgr2<text:tab/>2715/tcp<text:tab/>#HPSTGMGR2</text:span></text:p>
      <text:p text:style-name="P1"><text:span text:style-name="T1">hpstgmgr2<text:tab/>2715/udp<text:tab/>#HPSTGMGR2</text:span></text:p>
      <text:p text:style-name="P1"><text:span text:style-name="T1">inova-ip-disco<text:tab/>2716/tcp<text:tab/>#Inova IP Disco</text:span></text:p>
      <text:p text:style-name="P1"><text:span text:style-name="T1">ThePrayer<text:tab/>2716/tcp<text:tab/>#[trojan] The Prayer</text:span></text:p>
      <text:p text:style-name="P1"><text:span text:style-name="T1">ThePrayer<text:tab/>2716/tcp<text:tab/>#[trojan] The Prayer</text:span></text:p>
      <text:p text:style-name="P1"><text:span text:style-name="T1">inova-ip-disco<text:tab/>2716/udp<text:tab/>#Inova IP Disco</text:span></text:p>
      <text:p text:style-name="P1"><text:span text:style-name="T1">pn-requester<text:tab/>2717/tcp<text:tab/>#PN REQUESTER</text:span></text:p>
      <text:p text:style-name="P1"><text:span text:style-name="T1">pn-requester<text:tab/>2717/udp<text:tab/>#PN REQUESTER</text:span></text:p>
      <text:p text:style-name="P1"><text:span text:style-name="T1">pn-requester2<text:tab/>2718/tcp<text:tab/>#PN REQUESTER 2</text:span></text:p>
      <text:p text:style-name="P1"><text:span text:style-name="T1">pn-requester2<text:tab/>2718/udp<text:tab/>#PN REQUESTER 2</text:span></text:p>
      <text:p text:style-name="P1"><text:span text:style-name="T1">scan-change<text:tab/>2719/tcp<text:tab/>#Scan &amp;amp; Change</text:span></text:p>
      <text:p text:style-name="P1"><text:span text:style-name="T1">scan-change<text:tab/>2719/udp<text:tab/>#Scan &amp;amp; Change</text:span></text:p>
      <text:p text:style-name="P1"><text:span text:style-name="T1">wkars<text:tab/>2720/tcp<text:tab/>#wkars</text:span></text:p>
      <text:p text:style-name="P1"><text:span text:style-name="T1">wkars<text:tab/>2720/udp<text:tab/>#wkars</text:span></text:p>
      <text:p text:style-name="P1"><text:span text:style-name="T1">smart-diagnose<text:tab/>2721/tcp<text:tab/>#Smart Diagnose</text:span></text:p>
      <text:p text:style-name="P1"><text:span text:style-name="T1">smart-diagnose<text:tab/>2721/udp<text:tab/>#Smart Diagnose</text:span></text:p>
      <text:p text:style-name="P1"><text:span text:style-name="T1">proactivesrvr<text:tab/>2722/tcp<text:tab/>#Proactive Server</text:span></text:p>
      <text:p text:style-name="P1"><text:span text:style-name="T1">proactivesrvr<text:tab/>2722/udp<text:tab/>#Proactive Server</text:span></text:p>
      <text:p text:style-name="P1"><text:span text:style-name="T1">watchdognt<text:tab/>2723/tcp<text:tab/>#WatchDog NT</text:span></text:p>
      <text:p text:style-name="P1"><text:span text:style-name="T1">watchdognt<text:tab/>2723/udp<text:tab/>#WatchDog NT</text:span></text:p>
      <text:p text:style-name="P1"><text:span text:style-name="T1">qotps<text:tab/>2724/tcp<text:tab/>#qotps</text:span></text:p>
      <text:p text:style-name="P1"><text:span text:style-name="T1">qotps<text:tab/>2724/udp<text:tab/>#qotps</text:span></text:p>
      <text:p text:style-name="P1"><text:span text:style-name="T1">msolap-ptp2<text:tab/>2725/tcp<text:tab/>#MSOLAP PTP2</text:span></text:p>
      <text:p text:style-name="P1"><text:span text:style-name="T1">msolap-ptp2<text:tab/>2725/udp<text:tab/>#MSOLAP PTP2</text:span></text:p>
      <text:p text:style-name="P1"><text:span text:style-name="T1">tams<text:tab/>2726/tcp<text:tab/>#TAMS</text:span></text:p>
      <text:p text:style-name="P1"><text:span text:style-name="T1">tams<text:tab/>2726/udp<text:tab/>#TAMS</text:span></text:p>
      <text:p text:style-name="P1"><text:span text:style-name="T1">mgcp-callagent<text:tab/>2727/tcp<text:tab/>#Media Gateway Control Protocol Call Agent</text:span></text:p>
      <text:p text:style-name="P1"><text:span text:style-name="T1">mgcp-callagent<text:tab/>2727/udp<text:tab/>#Media Gateway Control Protocol Call Agent</text:span></text:p>
      <text:p text:style-name="P1"><text:span text:style-name="T1">sqdr<text:tab/>2728/tcp<text:tab/>#SQDR</text:span></text:p>
      <text:p text:style-name="P1"><text:span text:style-name="T1">sqdr<text:tab/>2728/udp<text:tab/>#SQDR</text:span></text:p>
      <text:p text:style-name="P1"><text:span text:style-name="T1">tcim-control<text:tab/>2729/tcp<text:tab/>#TCIM Control</text:span></text:p>
      <text:p text:style-name="P1"><text:span text:style-name="T1">tcim-control<text:tab/>2729/udp<text:tab/>#TCIM Control</text:span></text:p>
      <text:p text:style-name="P1"><text:span text:style-name="T1">nec-raidplus<text:tab/>2730/tcp<text:tab/>#NEC RaidPlus</text:span></text:p>
      <text:p text:style-name="P1"><text:span text:style-name="T1">nec-raidplus<text:tab/>2730/udp<text:tab/>#NEC RaidPlus</text:span></text:p>
      <text:p text:style-name="P1"><text:span text:style-name="T1">netdragon-msngr<text:tab/>2731/tcp<text:tab/>#NetDragon Messanger</text:span></text:p>
      <text:p text:style-name="P1"><text:span text:style-name="T1">netdragon-msngr<text:tab/>2731/udp<text:tab/>#NetDragon Messanger</text:span></text:p>
      <text:p text:style-name="P1"><text:span text:style-name="T1">g5m<text:tab/>2732/tcp<text:tab/>#G5M</text:span></text:p>
      <text:p text:style-name="P1"><text:span text:style-name="T1">g5m<text:tab/>2732/udp<text:tab/>#G5M</text:span></text:p>
      <text:p text:style-name="P1"><text:span text:style-name="T1">signet-ctf<text:tab/>2733/tcp<text:tab/>#Signet CTF</text:span></text:p>
      <text:p text:style-name="P1"><text:span text:style-name="T1">signet-ctf<text:tab/>2733/udp<text:tab/>#Signet CTF</text:span></text:p>
      <text:p text:style-name="P1"><text:span text:style-name="T1">ccs-software<text:tab/>2734/tcp<text:tab/>#CCS Software</text:span></text:p>
      <text:p text:style-name="P1"><text:span text:style-name="T1">ccs-software<text:tab/>2734/udp<text:tab/>#CCS Software</text:span></text:p>
      <text:p text:style-name="P1"><text:span text:style-name="T1">netiq-mc<text:tab/>2735/tcp<text:tab/>#NetIQ Monitor Console</text:span></text:p>
      <text:p text:style-name="P1"><text:span text:style-name="T1">netiq-mc<text:tab/>2735/udp<text:tab/>#NetIQ Monitor Console</text:span></text:p>
      <text:p text:style-name="P1"><text:span text:style-name="T1">radwiz-nms-srv<text:tab/>2736/tcp<text:tab/>#RADWIZ NMS SRV</text:span></text:p>
      <text:p text:style-name="P1"><text:span text:style-name="T1">radwiz-nms-srv<text:tab/>2736/udp<text:tab/>#RADWIZ NMS SRV</text:span></text:p>
      <text:p text:style-name="P1"><text:span text:style-name="T1">srp-feedback<text:tab/>2737/tcp<text:tab/>#SRP Feedback</text:span></text:p>
      <text:p text:style-name="P1"><text:span text:style-name="T1">srp-feedback<text:tab/>2737/udp<text:tab/>#SRP Feedback</text:span></text:p>
      <text:p text:style-name="P1"><text:span text:style-name="T1">ndl-tcp-ois-gw<text:tab/>2738/tcp<text:tab/>#NDL TCP-OSI Gateway</text:span></text:p>
      <text:p text:style-name="P1"><text:span text:style-name="T1">ndl-tcp-ois-gw<text:tab/>2738/udp<text:tab/>#NDL TCP-OSI Gateway</text:span></text:p>
      <text:p text:style-name="P1"><text:span text:style-name="T1">tn-timing<text:tab/>2739/tcp<text:tab/>#TN Timing</text:span></text:p>
      <text:p text:style-name="P1"><text:span text:style-name="T1">tn-timing<text:tab/>2739/udp<text:tab/>#TN Timing</text:span></text:p>
      <text:p text:style-name="P1"><text:span text:style-name="T1">alarm<text:tab/>2740/tcp<text:tab/>#Alarm</text:span></text:p>
      <text:p text:style-name="P1"><text:span text:style-name="T1">alarm<text:tab/>2740/udp<text:tab/>#Alarm</text:span></text:p>
      <text:p text:style-name="P1"><text:span text:style-name="T1">tsb<text:tab/>2741/tcp<text:tab/>#TSB</text:span></text:p>
      <text:p text:style-name="P1"><text:span text:style-name="T1">tsb<text:tab/>2741/udp<text:tab/>#TSB</text:span></text:p>
      <text:p text:style-name="P1"><text:span text:style-name="T1">tsb2<text:tab/>2742/tcp<text:tab/>#TSB2</text:span></text:p>
      <text:p text:style-name="P1"><text:span text:style-name="T1">tsb2<text:tab/>2742/udp<text:tab/>#TSB2</text:span></text:p>
      <text:p text:style-name="P1"><text:span text:style-name="T1">murx<text:tab/>2743/tcp<text:tab/>#murx</text:span></text:p>
      <text:p text:style-name="P1"><text:span text:style-name="T1">murx<text:tab/>2743/udp<text:tab/>#murx</text:span></text:p>
      <text:p text:style-name="P1"><text:span text:style-name="T1">honyaku<text:tab/>2744/tcp<text:tab/>#honyaku</text:span></text:p>
      <text:p text:style-name="P1"><text:span text:style-name="T1">honyaku<text:tab/>2744/udp<text:tab/>#honyaku</text:span></text:p>
      <text:p text:style-name="P1"><text:span text:style-name="T1">Bagle.C<text:tab/>2745/tcp<text:tab/>#Bagle Virus Backdoor</text:span></text:p>
      <text:p text:style-name="P1"><text:span text:style-name="T1">cpudpencap<text:tab/>2746/tcp<text:tab/>#CPUDPENCAP</text:span></text:p>
      <text:p text:style-name="P1"><text:span text:style-name="T1">cpudpencap<text:tab/>2746/udp<text:tab/>#CPUDPENCAP</text:span></text:p>
      <text:p text:style-name="P1"><text:span text:style-name="T1">fjippol-swrly<text:tab/>2747/tcp<text:tab/>#</text:span></text:p>
      <text:p text:style-name="P1"><text:span text:style-name="T1">fjippol-swrly<text:tab/>2747/udp<text:tab/>#</text:span></text:p>
      <text:p text:style-name="P1"><text:span text:style-name="T1">fjippol-polsvr<text:tab/>2748/tcp<text:tab/>#</text:span></text:p>
      <text:p text:style-name="P1"><text:span text:style-name="T1">fjippol-polsvr<text:tab/>2748/udp<text:tab/>#</text:span></text:p>
      <text:p text:style-name="P1"><text:span text:style-name="T1">fjippol-cnsl<text:tab/>2749/tcp<text:tab/>#</text:span></text:p>
      <text:p text:style-name="P1"><text:span text:style-name="T1">fjippol-cnsl<text:tab/>2749/udp<text:tab/>#</text:span></text:p>
      <text:p text:style-name="P1"><text:span text:style-name="T1">fjippol-port1<text:tab/>2750/tcp<text:tab/>#</text:span></text:p>
      <text:p text:style-name="P1"><text:span text:style-name="T1">fjippol-port1<text:tab/>2750/udp<text:tab/>#</text:span></text:p>
      <text:p text:style-name="P1"><text:span text:style-name="T1">fjippol-port2<text:tab/>2751/tcp<text:tab/>#</text:span></text:p>
      <text:p text:style-name="P1"><text:span text:style-name="T1">fjippol-port2<text:tab/>2751/udp<text:tab/>#</text:span></text:p>
      <text:p text:style-name="P1"><text:span text:style-name="T1">rsisysaccess<text:tab/>2752/tcp<text:tab/>#RSISYS ACCESS</text:span></text:p>
      <text:p text:style-name="P1"><text:span text:style-name="T1">rsisysaccess<text:tab/>2752/udp<text:tab/>#RSISYS ACCESS</text:span></text:p>
      <text:p text:style-name="P1"><text:span text:style-name="T1">de-spot<text:tab/>2753/tcp<text:tab/>#de-spot</text:span></text:p>
      <text:p text:style-name="P1"><text:span text:style-name="T1">de-spot<text:tab/>2753/udp<text:tab/>#de-spot</text:span></text:p>
      <text:p text:style-name="P1"><text:span text:style-name="T1">apollo-cc<text:tab/>2754/tcp<text:tab/>#APOLLO CC</text:span></text:p>
      <text:p text:style-name="P1"><text:span text:style-name="T1">apollo-cc<text:tab/>2754/udp<text:tab/>#APOLLO CC</text:span></text:p>
      <text:p text:style-name="P1"><text:span text:style-name="T1">expresspay<text:tab/>2755/tcp<text:tab/>#Express Pay</text:span></text:p>
      <text:p text:style-name="P1"><text:span text:style-name="T1">expresspay<text:tab/>2755/udp<text:tab/>#Express Pay</text:span></text:p>
      <text:p text:style-name="P1"><text:span text:style-name="T1">simplement-tie<text:tab/>2756/tcp<text:tab/>#simplement-tie</text:span></text:p>
      <text:p text:style-name="P1"><text:span text:style-name="T1">simplement-tie<text:tab/>2756/udp<text:tab/>#simplement-tie</text:span></text:p>
      <text:p text:style-name="P1"><text:span text:style-name="T1">cnrp<text:tab/>2757/tcp<text:tab/>#CNRP</text:span></text:p>
      <text:p text:style-name="P1"><text:span text:style-name="T1">cnrp<text:tab/>2757/udp<text:tab/>#CNRP</text:span></text:p>
      <text:p text:style-name="P1"><text:span text:style-name="T1">apollo-status<text:tab/>2758/tcp<text:tab/>#APOLLO Status</text:span></text:p>
      <text:p text:style-name="P1"><text:span text:style-name="T1">apollo-status<text:tab/>2758/udp<text:tab/>#APOLLO Status</text:span></text:p>
      <text:p text:style-name="P1"><text:span text:style-name="T1">apollo-gms<text:tab/>2759/tcp<text:tab/>#APOLLO GMS</text:span></text:p>
      <text:p text:style-name="P1"><text:span text:style-name="T1">apollo-gms<text:tab/>2759/udp<text:tab/>#APOLLO GMS</text:span></text:p>
      <text:p text:style-name="P1"><text:span text:style-name="T1">sabams<text:tab/>2760/tcp<text:tab/>#Saba MS</text:span></text:p>
      <text:p text:style-name="P1"><text:span text:style-name="T1">sabams<text:tab/>2760/udp<text:tab/>#Saba MS</text:span></text:p>
      <text:p text:style-name="P1"><text:span text:style-name="T1">dicom-iscl<text:tab/>2761/tcp<text:tab/>#DICOM ISCL</text:span></text:p>
      <text:p text:style-name="P1"><text:span text:style-name="T1">dicom-iscl<text:tab/>2761/udp<text:tab/>#DICOM ISCL</text:span></text:p>
      <text:p text:style-name="P1"><text:span text:style-name="T1">dicom-tls<text:tab/>2762/tcp<text:tab/>#DICOM TLS</text:span></text:p>
      <text:p text:style-name="P1"><text:span text:style-name="T1">dicom-tls<text:tab/>2762/udp<text:tab/>#DICOM TLS</text:span></text:p>
      <text:p text:style-name="P1"><text:span text:style-name="T1">desktop-dna<text:tab/>2763/tcp<text:tab/>#Desktop DNA</text:span></text:p>
      <text:p text:style-name="P1"><text:span text:style-name="T1">desktop-dna<text:tab/>2763/udp<text:tab/>#Desktop DNA</text:span></text:p>
      <text:p text:style-name="P1"><text:span text:style-name="T1">data-insurance<text:tab/>2764/tcp<text:tab/>#Data Insurance</text:span></text:p>
      <text:p text:style-name="P1"><text:span text:style-name="T1">data-insurance<text:tab/>2764/udp<text:tab/>#Data Insurance</text:span></text:p>
      <text:p text:style-name="P1"><text:span text:style-name="T1">qip-audup<text:tab/>2765/tcp<text:tab/>#qip-audup</text:span></text:p>
      <text:p text:style-name="P1"><text:span text:style-name="T1">qip-audup<text:tab/>2765/udp<text:tab/>#qip-audup</text:span></text:p>
      <text:p text:style-name="P1"><text:span text:style-name="T1">compaq-scp<text:tab/>2766/tcp<text:tab/>#Compaq SCP</text:span></text:p>
      <text:p text:style-name="P1"><text:span text:style-name="T1">listen<text:tab/>2766/tcp<text:tab/>#System V listener port</text:span></text:p>
      <text:p text:style-name="P1"><text:span text:style-name="T1">nlps<text:tab/>2766/tcp<text:tab/>#Solaris Print Services</text:span></text:p>
      <text:p text:style-name="P1"><text:span text:style-name="T1">compaq-scp<text:tab/>2766/udp<text:tab/>#Compaq SCP</text:span></text:p>
      <text:p text:style-name="P1"><text:span text:style-name="T1">uadtc<text:tab/>2767/tcp<text:tab/>#UADTC</text:span></text:p>
      <text:p text:style-name="P1"><text:span text:style-name="T1">uadtc<text:tab/>2767/udp<text:tab/>#UADTC</text:span></text:p>
      <text:p text:style-name="P1"><text:span text:style-name="T1">uacs<text:tab/>2768/tcp<text:tab/>#UACS</text:span></text:p>
      <text:p text:style-name="P1"><text:span text:style-name="T1">uacs<text:tab/>2768/udp<text:tab/>#UACS</text:span></text:p>
      <text:p text:style-name="P1"><text:span text:style-name="T1">singlept-mvs<text:tab/>2769/tcp<text:tab/>#Single Point MVS</text:span></text:p>
      <text:p text:style-name="P1"><text:span text:style-name="T1">singlept-mvs<text:tab/>2769/udp<text:tab/>#Single Point MVS</text:span></text:p>
      <text:p text:style-name="P1"><text:span text:style-name="T1">veronica<text:tab/>2770/tcp<text:tab/>#Veronica</text:span></text:p>
      <text:p text:style-name="P1"><text:span text:style-name="T1">veronica<text:tab/>2770/udp<text:tab/>#Veronica</text:span></text:p>
      <text:p text:style-name="P1"><text:span text:style-name="T1">vergencecm<text:tab/>2771/tcp<text:tab/>#Vergence CM</text:span></text:p>
      <text:p text:style-name="P1"><text:span text:style-name="T1">vergencecm<text:tab/>2771/udp<text:tab/>#Vergence CM</text:span></text:p>
      <text:p text:style-name="P1"><text:span text:style-name="T1">auris<text:tab/>2772/tcp<text:tab/>#auris</text:span></text:p>
      <text:p text:style-name="P1"><text:span text:style-name="T1">auris<text:tab/>2772/udp<text:tab/>#auris</text:span></text:p>
      <text:p text:style-name="P1"><text:span text:style-name="T1">pcbakcup1<text:tab/>2773/tcp<text:tab/>#PC Backup</text:span></text:p>
      <text:p text:style-name="P1"><text:span text:style-name="T1">SubSeven2.1Gold<text:tab/>2773/tcp<text:tab/>#[trojan] SubSeven 2.1 Gold</text:span></text:p>
      <text:p text:style-name="P1"><text:span text:style-name="T1">SubSeven<text:tab/>2773/tcp<text:tab/>#[trojan] SubSeven</text:span></text:p>
      <text:p text:style-name="P1"><text:span text:style-name="T1">SubSeven<text:tab/>2773/tcp<text:tab/>#[trojan] SubSeven</text:span></text:p>
      <text:p text:style-name="P1"><text:span text:style-name="T1">pcbakcup1<text:tab/>2773/udp<text:tab/>#PC Backup</text:span></text:p>
      <text:p text:style-name="P1"><text:span text:style-name="T1">pcbakcup2<text:tab/>2774/tcp<text:tab/>#PC Backup</text:span></text:p>
      <text:p text:style-name="P1"><text:span text:style-name="T1">SubSeven2.1Gold<text:tab/>2774/tcp<text:tab/>#[trojan] SubSeven 2.1 Gold</text:span></text:p>
      <text:p text:style-name="P1"><text:span text:style-name="T1">SubSeven<text:tab/>2774/tcp<text:tab/>#[trojan] SubSeven</text:span></text:p>
      <text:p text:style-name="P1"><text:span text:style-name="T1">pcbakcup2<text:tab/>2774/udp<text:tab/>#PC Backup</text:span></text:p>
      <text:p text:style-name="P1"><text:span text:style-name="T1">smpp<text:tab/>2775/tcp<text:tab/>#SMMP</text:span></text:p>
      <text:p text:style-name="P1"><text:span text:style-name="T1">smpp<text:tab/>2775/udp<text:tab/>#SMMP</text:span></text:p>
      <text:p text:style-name="P1"><text:span text:style-name="T1">ridgeway1<text:tab/>2776/tcp<text:tab/>#Ridgeway Systems &amp;amp; Software</text:span></text:p>
      <text:p text:style-name="P1"><text:span text:style-name="T1">ridgeway1<text:tab/>2776/udp<text:tab/>#Ridgeway Systems &amp;amp; Software</text:span></text:p>
      <text:p text:style-name="P1"><text:span text:style-name="T1">ridgeway2<text:tab/>2777/tcp<text:tab/>#Ridgeway Systems &amp;amp; Software</text:span></text:p>
      <text:p text:style-name="P1"><text:span text:style-name="T1">ridgeway2<text:tab/>2777/udp<text:tab/>#Ridgeway Systems &amp;amp; Software</text:span></text:p>
      <text:p text:style-name="P1"><text:span text:style-name="T1">gwen-sonya<text:tab/>2778/tcp<text:tab/>#Gwen-Sonya</text:span></text:p>
      <text:p text:style-name="P1"><text:span text:style-name="T1">gwen-sonya<text:tab/>2778/udp<text:tab/>#Gwen-Sonya</text:span></text:p>
      <text:p text:style-name="P1"><text:span text:style-name="T1">lbc-sync<text:tab/>2779/tcp<text:tab/>#LBC Sync</text:span></text:p>
      <text:p text:style-name="P1"><text:span text:style-name="T1">lbc-sync<text:tab/>2779/udp<text:tab/>#LBC Sync</text:span></text:p>
      <text:p text:style-name="P1"><text:span text:style-name="T1">lbc-control<text:tab/>2780/tcp<text:tab/>#LBC Control</text:span></text:p>
      <text:p text:style-name="P1"><text:span text:style-name="T1">lbc-control<text:tab/>2780/udp<text:tab/>#LBC Control</text:span></text:p>
      <text:p text:style-name="P1"><text:span text:style-name="T1">whosells<text:tab/>2781/tcp<text:tab/>#ResolveNet IOM whosells</text:span></text:p>
      <text:p text:style-name="P1"><text:span text:style-name="T1">whosells<text:tab/>2781/udp<text:tab/>#ResolveNet IOM whosells</text:span></text:p>
      <text:p text:style-name="P1"><text:span text:style-name="T1">everydayrc<text:tab/>2782/tcp<text:tab/>#everydayrc</text:span></text:p>
      <text:p text:style-name="P1"><text:span text:style-name="T1">everydayrc<text:tab/>2782/udp<text:tab/>#everydayrc</text:span></text:p>
      <text:p text:style-name="P1"><text:span text:style-name="T1">aises<text:tab/>2783/tcp<text:tab/>#AISES</text:span></text:p>
      <text:p text:style-name="P1"><text:span text:style-name="T1">aises<text:tab/>2783/udp<text:tab/>#AISES</text:span></text:p>
      <text:p text:style-name="P1"><text:span text:style-name="T1">www-dev<text:tab/>2784/tcp<text:tab/>#world wide web - development</text:span></text:p>
      <text:p text:style-name="P1"><text:span text:style-name="T1">www-dev<text:tab/>2784/udp<text:tab/>#world wide web - development</text:span></text:p>
      <text:p text:style-name="P1"><text:span text:style-name="T1">aic-np<text:tab/>2785/tcp<text:tab/>#aic-np</text:span></text:p>
      <text:p text:style-name="P1"><text:span text:style-name="T1">aic-np<text:tab/>2785/udp<text:tab/>#aic-np</text:span></text:p>
      <text:p text:style-name="P1"><text:span text:style-name="T1">aic-oncrpc<text:tab/>2786/tcp<text:tab/>#aic-oncrpc - Destiny MCD database</text:span></text:p>
      <text:p text:style-name="P1"><text:span text:style-name="T1">aic-oncrpc<text:tab/>2786/udp<text:tab/>#aic-oncrpc - Destiny MCD database</text:span></text:p>
      <text:p text:style-name="P1"><text:span text:style-name="T1">piccolo<text:tab/>2787/tcp<text:tab/>#piccolo - Cornerstone Software</text:span></text:p>
      <text:p text:style-name="P1"><text:span text:style-name="T1">piccolo<text:tab/>2787/udp<text:tab/>#piccolo - Cornerstone Software</text:span></text:p>
      <text:p text:style-name="P1"><text:span text:style-name="T1">fryeserv<text:tab/>2788/tcp<text:tab/>#NetWare Loadable Module - Seagate Software</text:span></text:p>
      <text:p text:style-name="P1"><text:span text:style-name="T1">fryeserv<text:tab/>2788/udp<text:tab/>#NetWare Loadable Module - Seagate Software</text:span></text:p>
      <text:p text:style-name="P1"><text:span text:style-name="T1">media-agent<text:tab/>2789/tcp<text:tab/>#Media Agent</text:span></text:p>
      <text:p text:style-name="P1"><text:span text:style-name="T1">media-agent<text:tab/>2789/udp<text:tab/>#Media Agent</text:span></text:p>
      <text:p text:style-name="P1"><text:span text:style-name="T1">plgproxy<text:tab/>2790/tcp<text:tab/>#PLG Proxy</text:span></text:p>
      <text:p text:style-name="P1"><text:span text:style-name="T1">plgproxy<text:tab/>2790/udp<text:tab/>#PLG Proxy</text:span></text:p>
      <text:p text:style-name="P1"><text:span text:style-name="T1">mtport-regist<text:tab/>2791/tcp<text:tab/>#MT Port Registrator</text:span></text:p>
      <text:p text:style-name="P1"><text:span text:style-name="T1">mtport-regist<text:tab/>2791/udp<text:tab/>#MT Port Registrator</text:span></text:p>
      <text:p text:style-name="P1"><text:span text:style-name="T1">f5-globalsite<text:tab/>2792/tcp<text:tab/>#f5-globalsite</text:span></text:p>
      <text:p text:style-name="P1"><text:span text:style-name="T1">f5-globalsite<text:tab/>2792/udp<text:tab/>#f5-globalsite</text:span></text:p>
      <text:p text:style-name="P1"><text:span text:style-name="T1">initlsmsad<text:tab/>2793/tcp<text:tab/>#initlsmsad</text:span></text:p>
      <text:p text:style-name="P1"><text:span text:style-name="T1">initlsmsad<text:tab/>2793/udp<text:tab/>#initlsmsad</text:span></text:p>
      <text:p text:style-name="P1"><text:span text:style-name="T1">aaftp<text:tab/>2794/tcp<text:tab/>#aaftp</text:span></text:p>
      <text:p text:style-name="P1"><text:span text:style-name="T1">aaftp<text:tab/>2794/udp<text:tab/>#aaftp</text:span></text:p>
      <text:p text:style-name="P1"><text:span text:style-name="T1">livestats<text:tab/>2795/tcp<text:tab/>#LiveStats</text:span></text:p>
      <text:p text:style-name="P1"><text:span text:style-name="T1">livestats<text:tab/>2795/udp<text:tab/>#LiveStats</text:span></text:p>
      <text:p text:style-name="P1"><text:span text:style-name="T1">ac-tech<text:tab/>2796/tcp<text:tab/>#ac-tech</text:span></text:p>
      <text:p text:style-name="P1"><text:span text:style-name="T1">ac-tech<text:tab/>2796/udp<text:tab/>#ac-tech</text:span></text:p>
      <text:p text:style-name="P1"><text:span text:style-name="T1">esp-encap<text:tab/>2797/tcp<text:tab/>#esp-encap</text:span></text:p>
      <text:p text:style-name="P1"><text:span text:style-name="T1">esp-encap<text:tab/>2797/udp<text:tab/>#esp-encap</text:span></text:p>
      <text:p text:style-name="P1"><text:span text:style-name="T1">tmesis-upshot<text:tab/>2798/tcp<text:tab/>#TMESIS-UPShot</text:span></text:p>
      <text:p text:style-name="P1"><text:span text:style-name="T1">tmesis-upshot<text:tab/>2798/udp<text:tab/>#TMESIS-UPShot</text:span></text:p>
      <text:p text:style-name="P1"><text:span text:style-name="T1">icon-discover<text:tab/>2799/tcp<text:tab/>#ICON Discover</text:span></text:p>
      <text:p text:style-name="P1"><text:span text:style-name="T1">icon-discover<text:tab/>2799/udp<text:tab/>#ICON Discover</text:span></text:p>
      <text:p text:style-name="P1"><text:span text:style-name="T1">acc-raid<text:tab/>2800/tcp<text:tab/>#ACC RAID</text:span></text:p>
      <text:p text:style-name="P1"><text:span text:style-name="T1">acc-raid<text:tab/>2800/udp<text:tab/>#ACC RAID</text:span></text:p>
      <text:p text:style-name="P1"><text:span text:style-name="T1">igcp<text:tab/>2801/tcp<text:tab/>#IGCP</text:span></text:p>
      <text:p text:style-name="P1"><text:span text:style-name="T1">PhineasPhucker<text:tab/>2801/tcp<text:tab/>#[trojan] Phineas Phucker</text:span></text:p>
      <text:p text:style-name="P1"><text:span text:style-name="T1">PhineasPhucker<text:tab/>2801/tcp<text:tab/>#[trojan] Phineas Phucker</text:span></text:p>
      <text:p text:style-name="P1"><text:span text:style-name="T1">igcp<text:tab/>2801/udp<text:tab/>#IGCP</text:span></text:p>
      <text:p text:style-name="P1"><text:span text:style-name="T1">veritas-tcp1<text:tab/>2802/tcp<text:tab/>#Veritas TCP1</text:span></text:p>
      <text:p text:style-name="P1"><text:span text:style-name="T1">veritas-udp1<text:tab/>2802/udp<text:tab/>#Veritas UDP1</text:span></text:p>
      <text:p text:style-name="P1"><text:span text:style-name="T1">btprjctrl<text:tab/>2803/tcp<text:tab/>#btprjctrl</text:span></text:p>
      <text:p text:style-name="P1"><text:span text:style-name="T1">btprjctrl<text:tab/>2803/udp<text:tab/>#btprjctrl</text:span></text:p>
      <text:p text:style-name="P1"><text:span text:style-name="T1">telexis-vtu<text:tab/>2804/tcp<text:tab/>#Telexis VTU</text:span></text:p>
      <text:p text:style-name="P1"><text:span text:style-name="T1">telexis-vtu<text:tab/>2804/udp<text:tab/>#Telexis VTU</text:span></text:p>
      <text:p text:style-name="P1"><text:span text:style-name="T1">wta-wsp-s<text:tab/>2805/tcp<text:tab/>#WTA WSP-S</text:span></text:p>
      <text:p text:style-name="P1"><text:span text:style-name="T1">wta-wsp-s<text:tab/>2805/udp<text:tab/>#WTA WSP-S</text:span></text:p>
      <text:p text:style-name="P1"><text:span text:style-name="T1">cspuni<text:tab/>2806/tcp<text:tab/>#cspuni</text:span></text:p>
      <text:p text:style-name="P1"><text:span text:style-name="T1">cspuni<text:tab/>2806/udp<text:tab/>#cspuni</text:span></text:p>
      <text:p text:style-name="P1"><text:span text:style-name="T1">cspmulti<text:tab/>2807/tcp<text:tab/>#cspmulti</text:span></text:p>
      <text:p text:style-name="P1"><text:span text:style-name="T1">cspmulti<text:tab/>2807/udp<text:tab/>#cspmulti</text:span></text:p>
      <text:p text:style-name="P1"><text:span text:style-name="T1">j-lan-p<text:tab/>2808/tcp<text:tab/>#J-LAN-P</text:span></text:p>
      <text:p text:style-name="P1"><text:span text:style-name="T1">j-lan-p<text:tab/>2808/udp<text:tab/>#J-LAN-P</text:span></text:p>
      <text:p text:style-name="P1"><text:span text:style-name="T1">corbaloc<text:tab/>2809/tcp<text:tab/>#CORBA LOC</text:span></text:p>
      <text:p text:style-name="P1"><text:span text:style-name="T1">corbaloc<text:tab/>2809/udp<text:tab/>#CORBA LOC</text:span></text:p>
      <text:p text:style-name="P1"><text:span text:style-name="T1">netsteward<text:tab/>2810/tcp<text:tab/>#Active Net Steward</text:span></text:p>
      <text:p text:style-name="P1"><text:span text:style-name="T1">netsteward<text:tab/>2810/udp<text:tab/>#Active Net Steward</text:span></text:p>
      <text:p text:style-name="P1"><text:span text:style-name="T1">gsiftp<text:tab/>2811/tcp<text:tab/>#GSI FTP</text:span></text:p>
      <text:p text:style-name="P1"><text:span text:style-name="T1">gsiftp<text:tab/>2811/udp<text:tab/>#GSI FTP</text:span></text:p>
      <text:p text:style-name="P1"><text:span text:style-name="T1">atmtcp<text:tab/>2812/tcp<text:tab/>#atmtcp</text:span></text:p>
      <text:p text:style-name="P1"><text:span text:style-name="T1">atmtcp<text:tab/>2812/udp<text:tab/>#atmtcp</text:span></text:p>
      <text:p text:style-name="P1"><text:span text:style-name="T1">llm-pass<text:tab/>2813/tcp<text:tab/>#llm-pass</text:span></text:p>
      <text:p text:style-name="P1"><text:span text:style-name="T1">llm-pass<text:tab/>2813/udp<text:tab/>#llm-pass</text:span></text:p>
      <text:p text:style-name="P1"><text:span text:style-name="T1">llm-csv<text:tab/>2814/tcp<text:tab/>#llm-csv</text:span></text:p>
      <text:p text:style-name="P1"><text:span text:style-name="T1">llm-csv<text:tab/>2814/udp<text:tab/>#llm-csv</text:span></text:p>
      <text:p text:style-name="P1"><text:span text:style-name="T1">lbc-measure<text:tab/>2815/tcp<text:tab/>#LBC Measurement</text:span></text:p>
      <text:p text:style-name="P1"><text:span text:style-name="T1">lbc-measure<text:tab/>2815/udp<text:tab/>#LBC Measurement</text:span></text:p>
      <text:p text:style-name="P1"><text:span text:style-name="T1">lbc-watchdog<text:tab/>2816/tcp<text:tab/>#LBC Watchdog</text:span></text:p>
      <text:p text:style-name="P1"><text:span text:style-name="T1">lbc-watchdog<text:tab/>2816/udp<text:tab/>#LBC Watchdog</text:span></text:p>
      <text:p text:style-name="P1"><text:span text:style-name="T1">nmsigport<text:tab/>2817/tcp<text:tab/>#NMSig Port</text:span></text:p>
      <text:p text:style-name="P1"><text:span text:style-name="T1">nmsigport<text:tab/>2817/udp<text:tab/>#NMSig Port</text:span></text:p>
      <text:p text:style-name="P1"><text:span text:style-name="T1">rmlnk<text:tab/>2818/tcp<text:tab/>#rmlnk</text:span></text:p>
      <text:p text:style-name="P1"><text:span text:style-name="T1">rmlnk<text:tab/>2818/udp<text:tab/>#rmlnk</text:span></text:p>
      <text:p text:style-name="P1"><text:span text:style-name="T1">fc-faultnotify<text:tab/>2819/tcp<text:tab/>#FC Fault Notification</text:span></text:p>
      <text:p text:style-name="P1"><text:span text:style-name="T1">fc-faultnotify<text:tab/>2819/udp<text:tab/>#FC Fault Notification</text:span></text:p>
      <text:p text:style-name="P1"><text:span text:style-name="T1">univision<text:tab/>2820/tcp<text:tab/>#UniVision</text:span></text:p>
      <text:p text:style-name="P1"><text:span text:style-name="T1">univision<text:tab/>2820/udp<text:tab/>#UniVision</text:span></text:p>
      <text:p text:style-name="P1"><text:span text:style-name="T1">vml-dms<text:tab/>2821/tcp<text:tab/>#vml_dms</text:span></text:p>
      <text:p text:style-name="P1"><text:span text:style-name="T1">vml-dms<text:tab/>2821/udp<text:tab/>#vml_dms</text:span></text:p>
      <text:p text:style-name="P1"><text:span text:style-name="T1">ka0wuc<text:tab/>2822/tcp<text:tab/>#ka0wuc</text:span></text:p>
      <text:p text:style-name="P1"><text:span text:style-name="T1">ka0wuc<text:tab/>2822/udp<text:tab/>#ka0wuc</text:span></text:p>
      <text:p text:style-name="P1"><text:span text:style-name="T1">cqg-netlan<text:tab/>2823/tcp<text:tab/>#CQG Net LAN</text:span></text:p>
      <text:p text:style-name="P1"><text:span text:style-name="T1">cqg-netlan<text:tab/>2823/udp<text:tab/>#CQG Net LAN</text:span></text:p>
      <text:p text:style-name="P1"><text:span text:style-name="T1">cqg-netlan-1<text:tab/>2824/tcp<text:tab/>#CQG Net LAN 1</text:span></text:p>
      <text:p text:style-name="P1"><text:span text:style-name="T1">cqg-netlan-1<text:tab/>2824/udp<text:tab/>#CQG Net Lan 1</text:span></text:p>
      <text:p text:style-name="P1"><text:span text:style-name="T1">slc-systemlog<text:tab/>2826/tcp<text:tab/>#slc systemlog</text:span></text:p>
      <text:p text:style-name="P1"><text:span text:style-name="T1">slc-systemlog<text:tab/>2826/udp<text:tab/>#slc systemlog</text:span></text:p>
      <text:p text:style-name="P1"><text:span text:style-name="T1">slc-ctrlrloops<text:tab/>2827/tcp<text:tab/>#slc ctrlrloops</text:span></text:p>
      <text:p text:style-name="P1"><text:span text:style-name="T1">slc-ctrlrloops<text:tab/>2827/udp<text:tab/>#slc ctrlrloops</text:span></text:p>
      <text:p text:style-name="P1"><text:span text:style-name="T1">itm-lm<text:tab/>2828/tcp<text:tab/>#ITM License Manager</text:span></text:p>
      <text:p text:style-name="P1"><text:span text:style-name="T1">itm-lm<text:tab/>2828/udp<text:tab/>#ITM License Manager</text:span></text:p>
      <text:p text:style-name="P1"><text:span text:style-name="T1">silkp1<text:tab/>2829/tcp<text:tab/>#silkp1</text:span></text:p>
      <text:p text:style-name="P1"><text:span text:style-name="T1">silkp1<text:tab/>2829/udp<text:tab/>#silkp1</text:span></text:p>
      <text:p text:style-name="P1"><text:span text:style-name="T1">silkp2<text:tab/>2830/tcp<text:tab/>#silkp2</text:span></text:p>
      <text:p text:style-name="P1"><text:span text:style-name="T1">silkp2<text:tab/>2830/udp<text:tab/>#silkp2</text:span></text:p>
      <text:p text:style-name="P1"><text:span text:style-name="T1">silkp3<text:tab/>2831/tcp<text:tab/>#silkp3</text:span></text:p>
      <text:p text:style-name="P1"><text:span text:style-name="T1">silkp3<text:tab/>2831/udp<text:tab/>#silkp3</text:span></text:p>
      <text:p text:style-name="P1"><text:span text:style-name="T1">silkp4<text:tab/>2832/tcp<text:tab/>#silkp4</text:span></text:p>
      <text:p text:style-name="P1"><text:span text:style-name="T1">silkp4<text:tab/>2832/udp<text:tab/>#silkp4</text:span></text:p>
      <text:p text:style-name="P1"><text:span text:style-name="T1">glishd<text:tab/>2833/tcp<text:tab/>#glishd</text:span></text:p>
      <text:p text:style-name="P1"><text:span text:style-name="T1">glishd<text:tab/>2833/udp<text:tab/>#glishd</text:span></text:p>
      <text:p text:style-name="P1"><text:span text:style-name="T1">evtp<text:tab/>2834/tcp<text:tab/>#EVTP</text:span></text:p>
      <text:p text:style-name="P1"><text:span text:style-name="T1">evtp<text:tab/>2834/udp<text:tab/>#EVTP</text:span></text:p>
      <text:p text:style-name="P1"><text:span text:style-name="T1">evtp-data<text:tab/>2835/tcp<text:tab/>#EVTP-DATA</text:span></text:p>
      <text:p text:style-name="P1"><text:span text:style-name="T1">evtp-data<text:tab/>2835/udp<text:tab/>#EVTP-DATA</text:span></text:p>
      <text:p text:style-name="P1"><text:span text:style-name="T1">catalyst<text:tab/>2836/tcp<text:tab/>#catalyst</text:span></text:p>
      <text:p text:style-name="P1"><text:span text:style-name="T1">catalyst<text:tab/>2836/udp<text:tab/>#catalyst</text:span></text:p>
      <text:p text:style-name="P1"><text:span text:style-name="T1">repliweb<text:tab/>2837/tcp<text:tab/>#Repliweb</text:span></text:p>
      <text:p text:style-name="P1"><text:span text:style-name="T1">repliweb<text:tab/>2837/udp<text:tab/>#Repliweb</text:span></text:p>
      <text:p text:style-name="P1"><text:span text:style-name="T1">starbot<text:tab/>2838/tcp<text:tab/>#Starbot</text:span></text:p>
      <text:p text:style-name="P1"><text:span text:style-name="T1">starbot<text:tab/>2838/udp<text:tab/>#Starbot</text:span></text:p>
      <text:p text:style-name="P1"><text:span text:style-name="T1">nmsigport<text:tab/>2839/tcp<text:tab/>#NMSigPort</text:span></text:p>
      <text:p text:style-name="P1"><text:span text:style-name="T1">nmsigport<text:tab/>2839/udp<text:tab/>#NMSigPort</text:span></text:p>
      <text:p text:style-name="P1"><text:span text:style-name="T1">l3-exprt<text:tab/>2840/tcp<text:tab/>#l3-exprt</text:span></text:p>
      <text:p text:style-name="P1"><text:span text:style-name="T1">l3-exprt<text:tab/>2840/udp<text:tab/>#l3-exprt</text:span></text:p>
      <text:p text:style-name="P1"><text:span text:style-name="T1">l3-ranger<text:tab/>2841/tcp<text:tab/>#l3-ranger</text:span></text:p>
      <text:p text:style-name="P1"><text:span text:style-name="T1">l3-ranger<text:tab/>2841/udp<text:tab/>#l3-ranger</text:span></text:p>
      <text:p text:style-name="P1"><text:span text:style-name="T1">l3-hawk<text:tab/>2842/tcp<text:tab/>#l3-hawk</text:span></text:p>
      <text:p text:style-name="P1"><text:span text:style-name="T1">l3-hawk<text:tab/>2842/udp<text:tab/>#l3-hawk</text:span></text:p>
      <text:p text:style-name="P1"><text:span text:style-name="T1">pdnet<text:tab/>2843/tcp<text:tab/>#PDnet</text:span></text:p>
      <text:p text:style-name="P1"><text:span text:style-name="T1">pdnet<text:tab/>2843/udp<text:tab/>#PDnet</text:span></text:p>
      <text:p text:style-name="P1"><text:span text:style-name="T1">bpcp-poll<text:tab/>2844/tcp<text:tab/>#BPCP POLL</text:span></text:p>
      <text:p text:style-name="P1"><text:span text:style-name="T1">bpcp-poll<text:tab/>2844/udp<text:tab/>#BPCP POLL</text:span></text:p>
      <text:p text:style-name="P1"><text:span text:style-name="T1">bpcp-trap<text:tab/>2845/tcp<text:tab/>#BPCP TRAP</text:span></text:p>
      <text:p text:style-name="P1"><text:span text:style-name="T1">bpcp-trap<text:tab/>2845/udp<text:tab/>#BPCP TRAP</text:span></text:p>
      <text:p text:style-name="P1"><text:span text:style-name="T1">aimpp-hello<text:tab/>2846/tcp<text:tab/>#AIMPP Hello</text:span></text:p>
      <text:p text:style-name="P1"><text:span text:style-name="T1">aimpp-hello<text:tab/>2846/udp<text:tab/>#AIMPP Hello</text:span></text:p>
      <text:p text:style-name="P1"><text:span text:style-name="T1">aimpp-port-req<text:tab/>2847/tcp<text:tab/>#AIMPP Port Req</text:span></text:p>
      <text:p text:style-name="P1"><text:span text:style-name="T1">aimpp-port-req<text:tab/>2847/udp<text:tab/>#AIMPP Port Req</text:span></text:p>
      <text:p text:style-name="P1"><text:span text:style-name="T1">amt-blc-port<text:tab/>2848/tcp<text:tab/>#AMT-BLC-PORT</text:span></text:p>
      <text:p text:style-name="P1"><text:span text:style-name="T1">amt-blc-port<text:tab/>2848/udp<text:tab/>#AMT-BLC-PORT</text:span></text:p>
      <text:p text:style-name="P1"><text:span text:style-name="T1">fxp<text:tab/>2849/tcp<text:tab/>#FXP</text:span></text:p>
      <text:p text:style-name="P1"><text:span text:style-name="T1">fxp<text:tab/>2849/udp<text:tab/>#FXP</text:span></text:p>
      <text:p text:style-name="P1"><text:span text:style-name="T1">metaconsole<text:tab/>2850/tcp<text:tab/>#MetaConsole</text:span></text:p>
      <text:p text:style-name="P1"><text:span text:style-name="T1">metaconsole<text:tab/>2850/udp<text:tab/>#MetaConsole</text:span></text:p>
      <text:p text:style-name="P1"><text:span text:style-name="T1">webemshttp<text:tab/>2851/tcp<text:tab/>#webemshttp</text:span></text:p>
      <text:p text:style-name="P1"><text:span text:style-name="T1">webemshttp<text:tab/>2851/udp<text:tab/>#webemshttp</text:span></text:p>
      <text:p text:style-name="P1"><text:span text:style-name="T1">bears-01<text:tab/>2852/tcp<text:tab/>#bears-01</text:span></text:p>
      <text:p text:style-name="P1"><text:span text:style-name="T1">bears-01<text:tab/>2852/udp<text:tab/>#bears-01</text:span></text:p>
      <text:p text:style-name="P1"><text:span text:style-name="T1">ispipes<text:tab/>2853/tcp<text:tab/>#ISPipes</text:span></text:p>
      <text:p text:style-name="P1"><text:span text:style-name="T1">ispipes<text:tab/>2853/udp<text:tab/>#ISPipes</text:span></text:p>
      <text:p text:style-name="P1"><text:span text:style-name="T1">infomover<text:tab/>2854/tcp<text:tab/>#InfoMover</text:span></text:p>
      <text:p text:style-name="P1"><text:span text:style-name="T1">infomover<text:tab/>2854/udp<text:tab/>#InfoMover</text:span></text:p>
      <text:p text:style-name="P1"><text:span text:style-name="T1">cesdinv<text:tab/>2856/tcp<text:tab/>#cesdinv</text:span></text:p>
      <text:p text:style-name="P1"><text:span text:style-name="T1">cesdinv<text:tab/>2856/udp<text:tab/>#cesdinv</text:span></text:p>
      <text:p text:style-name="P1"><text:span text:style-name="T1">simctlp<text:tab/>2857/tcp<text:tab/>#SimCtIP</text:span></text:p>
      <text:p text:style-name="P1"><text:span text:style-name="T1">simctlp<text:tab/>2857/udp<text:tab/>#SimCtIP</text:span></text:p>
      <text:p text:style-name="P1"><text:span text:style-name="T1">ecnp<text:tab/>2858/tcp<text:tab/>#ECNP</text:span></text:p>
      <text:p text:style-name="P1"><text:span text:style-name="T1">ecnp<text:tab/>2858/udp<text:tab/>#ECNP</text:span></text:p>
      <text:p text:style-name="P1"><text:span text:style-name="T1">activememory<text:tab/>2859/tcp<text:tab/>#Active Memory</text:span></text:p>
      <text:p text:style-name="P1"><text:span text:style-name="T1">activememory<text:tab/>2859/udp<text:tab/>#Active Memory</text:span></text:p>
      <text:p text:style-name="P1"><text:span text:style-name="T1">dialpad-voice1<text:tab/>2860/tcp<text:tab/>#Dialpad Voice 1</text:span></text:p>
      <text:p text:style-name="P1"><text:span text:style-name="T1">dialpad-voice1<text:tab/>2860/udp<text:tab/>#Dialpad Voice 1</text:span></text:p>
      <text:p text:style-name="P1"><text:span text:style-name="T1">dialpad-voice2<text:tab/>2861/tcp<text:tab/>#Dialpad Voice 2</text:span></text:p>
      <text:p text:style-name="P1"><text:span text:style-name="T1">dialpad-voice2<text:tab/>2861/udp<text:tab/>#Dialpad Voice 2</text:span></text:p>
      <text:p text:style-name="P1"><text:span text:style-name="T1">ttg-protocol<text:tab/>2862/tcp<text:tab/>#TTG Protocol</text:span></text:p>
      <text:p text:style-name="P1"><text:span text:style-name="T1">ttg-protocol<text:tab/>2862/udp<text:tab/>#TTG Protocol</text:span></text:p>
      <text:p text:style-name="P1"><text:span text:style-name="T1">sonardata<text:tab/>2863/tcp<text:tab/>#Sonar Data</text:span></text:p>
      <text:p text:style-name="P1"><text:span text:style-name="T1">sonardata<text:tab/>2863/udp<text:tab/>#Sonar Data</text:span></text:p>
      <text:p text:style-name="P1"><text:span text:style-name="T1">astromed-main<text:tab/>2864/tcp<text:tab/>#main 5001 cmd</text:span></text:p>
      <text:p text:style-name="P1"><text:span text:style-name="T1">astromed-main<text:tab/>2864/udp<text:tab/>#main 5001 cmd</text:span></text:p>
      <text:p text:style-name="P1"><text:span text:style-name="T1">pit-vpn<text:tab/>2865/tcp<text:tab/>#pit-vpn</text:span></text:p>
      <text:p text:style-name="P1"><text:span text:style-name="T1">pit-vpn<text:tab/>2865/udp<text:tab/>#pit-vpn</text:span></text:p>
      <text:p text:style-name="P1"><text:span text:style-name="T1">lwlistener<text:tab/>2866/tcp<text:tab/>#lwlistener</text:span></text:p>
      <text:p text:style-name="P1"><text:span text:style-name="T1">lwlistener<text:tab/>2866/udp<text:tab/>#lwlistener</text:span></text:p>
      <text:p text:style-name="P1"><text:span text:style-name="T1">esps-portal<text:tab/>2867/tcp<text:tab/>#esps-portal</text:span></text:p>
      <text:p text:style-name="P1"><text:span text:style-name="T1">esps-portal<text:tab/>2867/udp<text:tab/>#esps-portal</text:span></text:p>
      <text:p text:style-name="P1"><text:span text:style-name="T1">npep-messaging<text:tab/>2868/tcp<text:tab/>#NPEP Messaging</text:span></text:p>
      <text:p text:style-name="P1"><text:span text:style-name="T1">npep-messaging<text:tab/>2868/udp<text:tab/>#NPEP Messaging</text:span></text:p>
      <text:p text:style-name="P1"><text:span text:style-name="T1">icslap<text:tab/>2869/tcp<text:tab/>#ICSLAP</text:span></text:p>
      <text:p text:style-name="P1"><text:span text:style-name="T1">icslap<text:tab/>2869/udp<text:tab/>#ICSLAP</text:span></text:p>
      <text:p text:style-name="P1"><text:span text:style-name="T1">daishi<text:tab/>2870/tcp<text:tab/>#daishi</text:span></text:p>
      <text:p text:style-name="P1"><text:span text:style-name="T1">daishi<text:tab/>2870/udp<text:tab/>#daishi</text:span></text:p>
      <text:p text:style-name="P1"><text:span text:style-name="T1">msi-selectplay<text:tab/>2871/tcp<text:tab/>#MSI Select Play</text:span></text:p>
      <text:p text:style-name="P1"><text:span text:style-name="T1">msi-selectplay<text:tab/>2871/udp<text:tab/>#MSI Select Play</text:span></text:p>
      <text:p text:style-name="P1"><text:span text:style-name="T1">contract<text:tab/>2872/tcp<text:tab/>#CONTRACT</text:span></text:p>
      <text:p text:style-name="P1"><text:span text:style-name="T1">contract<text:tab/>2872/udp<text:tab/>#CONTRACT</text:span></text:p>
      <text:p text:style-name="P1"><text:span text:style-name="T1">paspar2-zoomin<text:tab/>2873/tcp<text:tab/>#PASPAR2 ZoomIn</text:span></text:p>
      <text:p text:style-name="P1"><text:span text:style-name="T1">paspar2-zoomin<text:tab/>2873/udp<text:tab/>#PASPAR2 ZoomIn</text:span></text:p>
      <text:p text:style-name="P1"><text:span text:style-name="T1">dxmessagebase1<text:tab/>2874/tcp<text:tab/>#dxmessagebase1</text:span></text:p>
      <text:p text:style-name="P1"><text:span text:style-name="T1">dxmessagebase1<text:tab/>2874/udp<text:tab/>#dxmessagebase1</text:span></text:p>
      <text:p text:style-name="P1"><text:span text:style-name="T1">dxmessagebase2<text:tab/>2875/tcp<text:tab/>#dxmessagebase2</text:span></text:p>
      <text:p text:style-name="P1"><text:span text:style-name="T1">dxmessagebase2<text:tab/>2875/udp<text:tab/>#dxmessagebase2</text:span></text:p>
      <text:p text:style-name="P1"><text:span text:style-name="T1">sps-tunnel<text:tab/>2876/tcp<text:tab/>#SPS Tunnel</text:span></text:p>
      <text:p text:style-name="P1"><text:span text:style-name="T1">sps-tunnel<text:tab/>2876/udp<text:tab/>#SPS Tunnel</text:span></text:p>
      <text:p text:style-name="P1"><text:span text:style-name="T1">bluelance<text:tab/>2877/tcp<text:tab/>#BLUELANCE</text:span></text:p>
      <text:p text:style-name="P1"><text:span text:style-name="T1">bluelance<text:tab/>2877/udp<text:tab/>#BLUELANCE</text:span></text:p>
      <text:p text:style-name="P1"><text:span text:style-name="T1">aap<text:tab/>2878/tcp<text:tab/>#AAP</text:span></text:p>
      <text:p text:style-name="P1"><text:span text:style-name="T1">aap<text:tab/>2878/udp<text:tab/>#AAP</text:span></text:p>
      <text:p text:style-name="P1"><text:span text:style-name="T1">ucentric-ds<text:tab/>2879/tcp<text:tab/>#ucentric-ds</text:span></text:p>
      <text:p text:style-name="P1"><text:span text:style-name="T1">ucentric-ds<text:tab/>2879/udp<text:tab/>#ucentric-ds</text:span></text:p>
      <text:p text:style-name="P1"><text:span text:style-name="T1">synapse<text:tab/>2880/tcp<text:tab/>#synapse</text:span></text:p>
      <text:p text:style-name="P1"><text:span text:style-name="T1">synapse<text:tab/>2880/udp<text:tab/>#synapse</text:span></text:p>
      <text:p text:style-name="P1"><text:span text:style-name="T1">ndsp<text:tab/>2881/tcp<text:tab/>#NDSP</text:span></text:p>
      <text:p text:style-name="P1"><text:span text:style-name="T1">ndsp<text:tab/>2881/udp<text:tab/>#NDSP</text:span></text:p>
      <text:p text:style-name="P1"><text:span text:style-name="T1">ndtp<text:tab/>2882/tcp<text:tab/>#NDTP</text:span></text:p>
      <text:p text:style-name="P1"><text:span text:style-name="T1">ndtp<text:tab/>2882/udp<text:tab/>#NDTP</text:span></text:p>
      <text:p text:style-name="P1"><text:span text:style-name="T1">ndnp<text:tab/>2883/tcp<text:tab/>#NDNP</text:span></text:p>
      <text:p text:style-name="P1"><text:span text:style-name="T1">ndnp<text:tab/>2883/udp<text:tab/>#NDNP</text:span></text:p>
      <text:p text:style-name="P1"><text:span text:style-name="T1">flashmsg<text:tab/>2884/tcp<text:tab/>#Flash Msg</text:span></text:p>
      <text:p text:style-name="P1"><text:span text:style-name="T1">flashmsg<text:tab/>2884/udp<text:tab/>#Flash Msg</text:span></text:p>
      <text:p text:style-name="P1"><text:span text:style-name="T1">topflow<text:tab/>2885/tcp<text:tab/>#TopFlow</text:span></text:p>
      <text:p text:style-name="P1"><text:span text:style-name="T1">topflow<text:tab/>2885/udp<text:tab/>#TopFlow</text:span></text:p>
      <text:p text:style-name="P1"><text:span text:style-name="T1">responselogic<text:tab/>2886/tcp<text:tab/>#RESPONSELOGIC</text:span></text:p>
      <text:p text:style-name="P1"><text:span text:style-name="T1">responselogic<text:tab/>2886/udp<text:tab/>#RESPONSELOGIC</text:span></text:p>
      <text:p text:style-name="P1"><text:span text:style-name="T1">aironetddp<text:tab/>2887/tcp<text:tab/>#aironet</text:span></text:p>
      <text:p text:style-name="P1"><text:span text:style-name="T1">aironetddp<text:tab/>2887/udp<text:tab/>#aironet</text:span></text:p>
      <text:p text:style-name="P1"><text:span text:style-name="T1">spcsdlobby<text:tab/>2888/tcp<text:tab/>#SPCSDLOBBY</text:span></text:p>
      <text:p text:style-name="P1"><text:span text:style-name="T1">spcsdlobby<text:tab/>2888/udp<text:tab/>#SPCSDLOBBY</text:span></text:p>
      <text:p text:style-name="P1"><text:span text:style-name="T1">rsom<text:tab/>2889/tcp<text:tab/>#RSOM</text:span></text:p>
      <text:p text:style-name="P1"><text:span text:style-name="T1">rsom<text:tab/>2889/udp<text:tab/>#RSOM</text:span></text:p>
      <text:p text:style-name="P1"><text:span text:style-name="T1">cspclmulti<text:tab/>2890/tcp<text:tab/>#CSPCLMULTI</text:span></text:p>
      <text:p text:style-name="P1"><text:span text:style-name="T1">cspclmulti<text:tab/>2890/udp<text:tab/>#CSPCLMULTI</text:span></text:p>
      <text:p text:style-name="P1"><text:span text:style-name="T1">cinegrfx-elmd<text:tab/>2891/tcp<text:tab/>#CINEGRFX-ELMD License Manager</text:span></text:p>
      <text:p text:style-name="P1"><text:span text:style-name="T1">cinegrfx-elmd<text:tab/>2891/udp<text:tab/>#CINEGRFX-ELMD License Manager</text:span></text:p>
      <text:p text:style-name="P1"><text:span text:style-name="T1">snifferdata<text:tab/>2892/tcp<text:tab/>#SNIFFERDATA</text:span></text:p>
      <text:p text:style-name="P1"><text:span text:style-name="T1">snifferdata<text:tab/>2892/udp<text:tab/>#SNIFFERDATA</text:span></text:p>
      <text:p text:style-name="P1"><text:span text:style-name="T1">vseconnector<text:tab/>2893/tcp<text:tab/>#VSECONNECTOR</text:span></text:p>
      <text:p text:style-name="P1"><text:span text:style-name="T1">vseconnector<text:tab/>2893/udp<text:tab/>#VSECONNECTOR</text:span></text:p>
      <text:p text:style-name="P1"><text:span text:style-name="T1">abacus-remote<text:tab/>2894/tcp<text:tab/>#ABACUS-REMOTE</text:span></text:p>
      <text:p text:style-name="P1"><text:span text:style-name="T1">abacus-remote<text:tab/>2894/udp<text:tab/>#ABACUS-REMOTE</text:span></text:p>
      <text:p text:style-name="P1"><text:span text:style-name="T1">natuslink<text:tab/>2895/tcp<text:tab/>#NATUS LINK</text:span></text:p>
      <text:p text:style-name="P1"><text:span text:style-name="T1">natuslink<text:tab/>2895/udp<text:tab/>#NATUS LINK</text:span></text:p>
      <text:p text:style-name="P1"><text:span text:style-name="T1">ecovisiong6-1<text:tab/>2896/tcp<text:tab/>#ECOVISIONG6-1</text:span></text:p>
      <text:p text:style-name="P1"><text:span text:style-name="T1">ecovisiong6-1<text:tab/>2896/udp<text:tab/>#ECOVISIONG6-1</text:span></text:p>
      <text:p text:style-name="P1"><text:span text:style-name="T1">citrix-rtmp<text:tab/>2897/tcp<text:tab/>#Citrix RTMP</text:span></text:p>
      <text:p text:style-name="P1"><text:span text:style-name="T1">citrix-rtmp<text:tab/>2897/udp<text:tab/>#Citrix RTMP</text:span></text:p>
      <text:p text:style-name="P1"><text:span text:style-name="T1">appliance-cfg<text:tab/>2898/tcp<text:tab/>#APPLIANCE-CFG</text:span></text:p>
      <text:p text:style-name="P1"><text:span text:style-name="T1">appliance-cfg<text:tab/>2898/udp<text:tab/>#APPLIANCE-CFG</text:span></text:p>
      <text:p text:style-name="P1"><text:span text:style-name="T1">powergemplus<text:tab/>2899/tcp<text:tab/>#POWERGEMPLUS</text:span></text:p>
      <text:p text:style-name="P1"><text:span text:style-name="T1">powergemplus<text:tab/>2899/udp<text:tab/>#POWERGEMPLUS</text:span></text:p>
      <text:p text:style-name="P1"><text:span text:style-name="T1">quicksuite<text:tab/>2900/tcp<text:tab/>#QUICKSUITE</text:span></text:p>
      <text:p text:style-name="P1"><text:span text:style-name="T1">quicksuite<text:tab/>2900/udp<text:tab/>#QUICKSUITE</text:span></text:p>
      <text:p text:style-name="P1"><text:span text:style-name="T1">allstorcns<text:tab/>2901/tcp<text:tab/>#ALLSTORCNS</text:span></text:p>
      <text:p text:style-name="P1"><text:span text:style-name="T1">allstorcns<text:tab/>2901/udp<text:tab/>#ALLSTORCNS</text:span></text:p>
      <text:p text:style-name="P1"><text:span text:style-name="T1">netaspi<text:tab/>2902/tcp<text:tab/>#NET ASPI</text:span></text:p>
      <text:p text:style-name="P1"><text:span text:style-name="T1">netaspi<text:tab/>2902/udp<text:tab/>#NET ASPI</text:span></text:p>
      <text:p text:style-name="P1"><text:span text:style-name="T1">suitcase<text:tab/>2903/tcp<text:tab/>#SUITCASE</text:span></text:p>
      <text:p text:style-name="P1"><text:span text:style-name="T1">suitcase<text:tab/>2903/udp<text:tab/>#SUITCASE</text:span></text:p>
      <text:p text:style-name="P1"><text:span text:style-name="T1">m2ua<text:tab/>2904/tcp<text:tab/>#M2UA</text:span></text:p>
      <text:p text:style-name="P1"><text:span text:style-name="T1">m2ua<text:tab/>2904/udp<text:tab/>#M2UA</text:span></text:p>
      <text:p text:style-name="P1"><text:span text:style-name="T1">m3ua<text:tab/>2905/tcp<text:tab/>#M3UA</text:span></text:p>
      <text:p text:style-name="P1"><text:span text:style-name="T1">m3ua<text:tab/>2905/udp<text:tab/>#M3UA</text:span></text:p>
      <text:p text:style-name="P1"><text:span text:style-name="T1">caller9<text:tab/>2906/tcp<text:tab/>#CALLER9</text:span></text:p>
      <text:p text:style-name="P1"><text:span text:style-name="T1">caller9<text:tab/>2906/udp<text:tab/>#CALLER9</text:span></text:p>
      <text:p text:style-name="P1"><text:span text:style-name="T1">webmethods-b2b<text:tab/>2907/tcp<text:tab/>#WEBMETHODS B2B</text:span></text:p>
      <text:p text:style-name="P1"><text:span text:style-name="T1">webmethods-b2b<text:tab/>2907/udp<text:tab/>#WEBMETHODS B2B</text:span></text:p>
      <text:p text:style-name="P1"><text:span text:style-name="T1">mao<text:tab/>2908/tcp<text:tab/>#mao</text:span></text:p>
      <text:p text:style-name="P1"><text:span text:style-name="T1">mao<text:tab/>2908/udp<text:tab/>#mao</text:span></text:p>
      <text:p text:style-name="P1"><text:span text:style-name="T1">funk-dialout<text:tab/>2909/tcp<text:tab/>#Funk Dialout</text:span></text:p>
      <text:p text:style-name="P1"><text:span text:style-name="T1">funk-dialout<text:tab/>2909/udp<text:tab/>#Funk Dialout</text:span></text:p>
      <text:p text:style-name="P1"><text:span text:style-name="T1">tdaccess<text:tab/>2910/tcp<text:tab/>#TDAccess</text:span></text:p>
      <text:p text:style-name="P1"><text:span text:style-name="T1">tdaccess<text:tab/>2910/udp<text:tab/>#TDAccess</text:span></text:p>
      <text:p text:style-name="P1"><text:span text:style-name="T1">blockade<text:tab/>2911/tcp<text:tab/>#Blockade</text:span></text:p>
      <text:p text:style-name="P1"><text:span text:style-name="T1">blockade<text:tab/>2911/udp<text:tab/>#Blockade</text:span></text:p>
      <text:p text:style-name="P1"><text:span text:style-name="T1">epicon<text:tab/>2912/tcp<text:tab/>#Epicon</text:span></text:p>
      <text:p text:style-name="P1"><text:span text:style-name="T1">epicon<text:tab/>2912/udp<text:tab/>#Epicon</text:span></text:p>
      <text:p text:style-name="P1"><text:span text:style-name="T1">boosterware<text:tab/>2913/tcp<text:tab/>#Booster Ware</text:span></text:p>
      <text:p text:style-name="P1"><text:span text:style-name="T1">boosterware<text:tab/>2913/udp<text:tab/>#Booster Ware</text:span></text:p>
      <text:p text:style-name="P1"><text:span text:style-name="T1">gamelobby<text:tab/>2914/tcp<text:tab/>#Game Lobby</text:span></text:p>
      <text:p text:style-name="P1"><text:span text:style-name="T1">gamelobby<text:tab/>2914/udp<text:tab/>#Game Lobby</text:span></text:p>
      <text:p text:style-name="P1"><text:span text:style-name="T1">tksocket<text:tab/>2915/tcp<text:tab/>#TK Socket</text:span></text:p>
      <text:p text:style-name="P1"><text:span text:style-name="T1">tksocket<text:tab/>2915/udp<text:tab/>#TK Socket</text:span></text:p>
      <text:p text:style-name="P1"><text:span text:style-name="T1">elvin_server<text:tab/>2916/tcp<text:tab/>#Elvin Server</text:span></text:p>
      <text:p text:style-name="P1"><text:span text:style-name="T1">elvin_server<text:tab/>2916/udp<text:tab/>#Elvin Server</text:span></text:p>
      <text:p text:style-name="P1"><text:span text:style-name="T1">elvin_client<text:tab/>2917/tcp<text:tab/>#Elvin Client</text:span></text:p>
      <text:p text:style-name="P1"><text:span text:style-name="T1">elvin_client<text:tab/>2917/udp<text:tab/>#Elvin Client</text:span></text:p>
      <text:p text:style-name="P1"><text:span text:style-name="T1">kastenchasepad<text:tab/>2918/tcp<text:tab/>#Kasten Chase Pad</text:span></text:p>
      <text:p text:style-name="P1"><text:span text:style-name="T1">kastenchasepad<text:tab/>2918/udp<text:tab/>#Kasten Chase Pad</text:span></text:p>
      <text:p text:style-name="P1"><text:span text:style-name="T1">roboer<text:tab/>2919/tcp<text:tab/>#ROBOER</text:span></text:p>
      <text:p text:style-name="P1"><text:span text:style-name="T1">roboer<text:tab/>2919/udp<text:tab/>#ROBOER</text:span></text:p>
      <text:p text:style-name="P1"><text:span text:style-name="T1">roboeda<text:tab/>2920/tcp<text:tab/>#ROBOEDA</text:span></text:p>
      <text:p text:style-name="P1"><text:span text:style-name="T1">roboeda<text:tab/>2920/udp<text:tab/>#ROBOEDA</text:span></text:p>
      <text:p text:style-name="P1"><text:span text:style-name="T1">cesdcdman<text:tab/>2921/tcp<text:tab/>#CESD Contents Delivery Management</text:span></text:p>
      <text:p text:style-name="P1"><text:span text:style-name="T1">cesdcdman<text:tab/>2921/udp<text:tab/>#CESD Contents Delivery Management</text:span></text:p>
      <text:p text:style-name="P1"><text:span text:style-name="T1">cesdcdtrn<text:tab/>2922/tcp<text:tab/>#CESD Contents Delivery Data Transfer</text:span></text:p>
      <text:p text:style-name="P1"><text:span text:style-name="T1">cesdcdtrn<text:tab/>2922/udp<text:tab/>#CESD Contents Delivery Data Transfer</text:span></text:p>
      <text:p text:style-name="P1"><text:span text:style-name="T1">wta-wsp-wtp-s<text:tab/>2923/tcp<text:tab/>#WTA-WSP-WTP-S</text:span></text:p>
      <text:p text:style-name="P1"><text:span text:style-name="T1">wta-wsp-wtp-s<text:tab/>2923/udp<text:tab/>#WTA-WSP-WTP-S</text:span></text:p>
      <text:p text:style-name="P1"><text:span text:style-name="T1">precise-vip<text:tab/>2924/tcp<text:tab/>#PRECISE-VIP</text:span></text:p>
      <text:p text:style-name="P1"><text:span text:style-name="T1">precise-vip<text:tab/>2924/udp<text:tab/>#PRECISE-VIP</text:span></text:p>
      <text:p text:style-name="P1"><text:span text:style-name="T1">mobile-file-dl<text:tab/>2926/tcp<text:tab/>#MOBILE-FILE-DL</text:span></text:p>
      <text:p text:style-name="P1"><text:span text:style-name="T1">mobile-file-dl<text:tab/>2926/udp<text:tab/>#MOBILE-FILE-DL</text:span></text:p>
      <text:p text:style-name="P1"><text:span text:style-name="T1">unimobilectrl<text:tab/>2927/tcp<text:tab/>#UNIMOBILECTRL</text:span></text:p>
      <text:p text:style-name="P1"><text:span text:style-name="T1">unimobilectrl<text:tab/>2927/udp<text:tab/>#UNIMOBILECTRL</text:span></text:p>
      <text:p text:style-name="P1"><text:span text:style-name="T1">redstone-cpss<text:tab/>2928/tcp<text:tab/>#REDSTONE-CPSS</text:span></text:p>
      <text:p text:style-name="P1"><text:span text:style-name="T1">redstone-cpss<text:tab/>2928/udp<text:tab/>#REDSONTE-CPSS</text:span></text:p>
      <text:p text:style-name="P1"><text:span text:style-name="T1">Konik<text:tab/>2929/tcp<text:tab/>#[trojan] Konik</text:span></text:p>
      <text:p text:style-name="P1"><text:span text:style-name="T1">panja-webadmin<text:tab/>2929/tcp<text:tab/>#PANJA-WEBADMIN</text:span></text:p>
      <text:p text:style-name="P1"><text:span text:style-name="T1">panja-webadmin<text:tab/>2929/udp<text:tab/>#PANJA-WEBADMIN</text:span></text:p>
      <text:p text:style-name="P1"><text:span text:style-name="T1">panja-weblinx<text:tab/>2930/tcp<text:tab/>#PANJA-WEBLINX</text:span></text:p>
      <text:p text:style-name="P1"><text:span text:style-name="T1">panja-weblinx<text:tab/>2930/udp<text:tab/>#PANJA-WEBLINX</text:span></text:p>
      <text:p text:style-name="P1"><text:span text:style-name="T1">circle-x<text:tab/>2931/tcp<text:tab/>#Circle-X</text:span></text:p>
      <text:p text:style-name="P1"><text:span text:style-name="T1">circle-x<text:tab/>2931/udp<text:tab/>#Circle-X</text:span></text:p>
      <text:p text:style-name="P1"><text:span text:style-name="T1">incp<text:tab/>2932/tcp<text:tab/>#INCP</text:span></text:p>
      <text:p text:style-name="P1"><text:span text:style-name="T1">incp<text:tab/>2932/udp<text:tab/>#INCP</text:span></text:p>
      <text:p text:style-name="P1"><text:span text:style-name="T1">4-tieropmgw<text:tab/>2933/tcp<text:tab/>#4-TIER OPM GW</text:span></text:p>
      <text:p text:style-name="P1"><text:span text:style-name="T1">4-tieropmgw<text:tab/>2933/udp<text:tab/>#4-TIER OPM GW</text:span></text:p>
      <text:p text:style-name="P1"><text:span text:style-name="T1">4-tieropmcli<text:tab/>2934/tcp<text:tab/>#4-TIER OPM CLI</text:span></text:p>
      <text:p text:style-name="P1"><text:span text:style-name="T1">4-tieropmcli<text:tab/>2934/udp<text:tab/>#4-TIER OPM CLI</text:span></text:p>
      <text:p text:style-name="P1"><text:span text:style-name="T1">qtp<text:tab/>2935/tcp<text:tab/>#QTP</text:span></text:p>
      <text:p text:style-name="P1"><text:span text:style-name="T1">qtp<text:tab/>2935/udp<text:tab/>#QTP</text:span></text:p>
      <text:p text:style-name="P1"><text:span text:style-name="T1">otpatch<text:tab/>2936/tcp<text:tab/>#OTPatch</text:span></text:p>
      <text:p text:style-name="P1"><text:span text:style-name="T1">otpatch<text:tab/>2936/udp<text:tab/>#OTPatch</text:span></text:p>
      <text:p text:style-name="P1"><text:span text:style-name="T1">pnaconsult-lm<text:tab/>2937/tcp<text:tab/>#PNACONSULT-LM</text:span></text:p>
      <text:p text:style-name="P1"><text:span text:style-name="T1">pnaconsult-lm<text:tab/>2937/udp<text:tab/>#PNACONSULT-LM</text:span></text:p>
      <text:p text:style-name="P1"><text:span text:style-name="T1">sm-pas-1<text:tab/>2938/tcp<text:tab/>#SM-PAS-1</text:span></text:p>
      <text:p text:style-name="P1"><text:span text:style-name="T1">sm-pas-1<text:tab/>2938/udp<text:tab/>#SM-PAS-1</text:span></text:p>
      <text:p text:style-name="P1"><text:span text:style-name="T1">sm-pas-2<text:tab/>2939/tcp<text:tab/>#SM-PAS-2</text:span></text:p>
      <text:p text:style-name="P1"><text:span text:style-name="T1">sm-pas-2<text:tab/>2939/udp<text:tab/>#SM-PAS-2</text:span></text:p>
      <text:p text:style-name="P1"><text:span text:style-name="T1">sm-pas-3<text:tab/>2940/tcp<text:tab/>#SM-PAS-3</text:span></text:p>
      <text:p text:style-name="P1"><text:span text:style-name="T1">sm-pas-3<text:tab/>2940/udp<text:tab/>#SM-PAS-3</text:span></text:p>
      <text:p text:style-name="P1"><text:span text:style-name="T1">sm-pas-4<text:tab/>2941/tcp<text:tab/>#SM-PAS-4</text:span></text:p>
      <text:p text:style-name="P1"><text:span text:style-name="T1">sm-pas-4<text:tab/>2941/udp<text:tab/>#SM-PAS-4</text:span></text:p>
      <text:p text:style-name="P1"><text:span text:style-name="T1">sm-pas-5<text:tab/>2942/tcp<text:tab/>#SM-PAS-5</text:span></text:p>
      <text:p text:style-name="P1"><text:span text:style-name="T1">sm-pas-5<text:tab/>2942/udp<text:tab/>#SM-PAS-5</text:span></text:p>
      <text:p text:style-name="P1"><text:span text:style-name="T1">ttnrepository<text:tab/>2943/tcp<text:tab/>#TTNRepository</text:span></text:p>
      <text:p text:style-name="P1"><text:span text:style-name="T1">ttnrepository<text:tab/>2943/udp<text:tab/>#TTNRepository</text:span></text:p>
      <text:p text:style-name="P1"><text:span text:style-name="T1">megaco-h248<text:tab/>2944/tcp<text:tab/>#Megaco H-248</text:span></text:p>
      <text:p text:style-name="P1"><text:span text:style-name="T1">megaco-h248<text:tab/>2944/udp<text:tab/>#Megaco H-248</text:span></text:p>
      <text:p text:style-name="P1"><text:span text:style-name="T1">h248-binary<text:tab/>2945/tcp<text:tab/>#H248 Binary</text:span></text:p>
      <text:p text:style-name="P1"><text:span text:style-name="T1">h248-binary<text:tab/>2945/udp<text:tab/>#H248 Binary</text:span></text:p>
      <text:p text:style-name="P1"><text:span text:style-name="T1">fjsvmpor<text:tab/>2946/tcp<text:tab/>#FJSVmpor</text:span></text:p>
      <text:p text:style-name="P1"><text:span text:style-name="T1">fjsvmpor<text:tab/>2946/udp<text:tab/>#FJSVmpor</text:span></text:p>
      <text:p text:style-name="P1"><text:span text:style-name="T1">gpsd<text:tab/>2947/tcp<text:tab/>#GPSD</text:span></text:p>
      <text:p text:style-name="P1"><text:span text:style-name="T1">gpsd<text:tab/>2947/udp<text:tab/>#GPSD</text:span></text:p>
      <text:p text:style-name="P1"><text:span text:style-name="T1">wap-push<text:tab/>2948/tcp<text:tab/>#WAP PUSH</text:span></text:p>
      <text:p text:style-name="P1"><text:span text:style-name="T1">wap-push<text:tab/>2948/udp<text:tab/>#WAP PUSH</text:span></text:p>
      <text:p text:style-name="P1"><text:span text:style-name="T1">wap-pushsecure<text:tab/>2949/tcp<text:tab/>#WAP PUSH SECURE</text:span></text:p>
      <text:p text:style-name="P1"><text:span text:style-name="T1">wap-pushsecure<text:tab/>2949/udp<text:tab/>#WAP PUSH SECURE</text:span></text:p>
      <text:p text:style-name="P1"><text:span text:style-name="T1">esip<text:tab/>2950/tcp<text:tab/>#ESIP</text:span></text:p>
      <text:p text:style-name="P1"><text:span text:style-name="T1">esip<text:tab/>2950/udp<text:tab/>#ESIP</text:span></text:p>
      <text:p text:style-name="P1"><text:span text:style-name="T1">ottp<text:tab/>2951/tcp<text:tab/>#OTTP</text:span></text:p>
      <text:p text:style-name="P1"><text:span text:style-name="T1">ottp<text:tab/>2951/udp<text:tab/>#OTTP</text:span></text:p>
      <text:p text:style-name="P1"><text:span text:style-name="T1">mpfwsas<text:tab/>2952/tcp<text:tab/>#MPFWSAS</text:span></text:p>
      <text:p text:style-name="P1"><text:span text:style-name="T1">mpfwsas<text:tab/>2952/udp<text:tab/>#MPFWSAS</text:span></text:p>
      <text:p text:style-name="P1"><text:span text:style-name="T1">ovalarmsrv<text:tab/>2953/tcp<text:tab/>#OVALARMSRV</text:span></text:p>
      <text:p text:style-name="P1"><text:span text:style-name="T1">ovalarmsrv<text:tab/>2953/udp<text:tab/>#OVALARMSRV</text:span></text:p>
      <text:p text:style-name="P1"><text:span text:style-name="T1">ovalarmsrv-cmd<text:tab/>2954/tcp<text:tab/>#OVALARMSRV-CMD</text:span></text:p>
      <text:p text:style-name="P1"><text:span text:style-name="T1">ovalarmsrv-cmd<text:tab/>2954/udp<text:tab/>#OVALARMSRV-CMD</text:span></text:p>
      <text:p text:style-name="P1"><text:span text:style-name="T1">csnotify<text:tab/>2955/tcp<text:tab/>#CSNOTIFY</text:span></text:p>
      <text:p text:style-name="P1"><text:span text:style-name="T1">csnotify<text:tab/>2955/udp<text:tab/>#CSNOTIFY</text:span></text:p>
      <text:p text:style-name="P1"><text:span text:style-name="T1">ovrimosdbman<text:tab/>2956/tcp<text:tab/>#OVRIMOSDBMAN</text:span></text:p>
      <text:p text:style-name="P1"><text:span text:style-name="T1">ovrimosdbman<text:tab/>2956/udp<text:tab/>#OVRIMOSDBMAN</text:span></text:p>
      <text:p text:style-name="P1"><text:span text:style-name="T1">jmact5<text:tab/>2957/tcp<text:tab/>#JAMCT5</text:span></text:p>
      <text:p text:style-name="P1"><text:span text:style-name="T1">jmact5<text:tab/>2957/udp<text:tab/>#JAMCT5</text:span></text:p>
      <text:p text:style-name="P1"><text:span text:style-name="T1">jmact6<text:tab/>2958/tcp<text:tab/>#JAMCT6</text:span></text:p>
      <text:p text:style-name="P1"><text:span text:style-name="T1">jmact6<text:tab/>2958/udp<text:tab/>#JAMCT6</text:span></text:p>
      <text:p text:style-name="P1"><text:span text:style-name="T1">rmopagt<text:tab/>2959/tcp<text:tab/>#RMOPAGT</text:span></text:p>
      <text:p text:style-name="P1"><text:span text:style-name="T1">rmopagt<text:tab/>2959/udp<text:tab/>#RMOPAGT</text:span></text:p>
      <text:p text:style-name="P1"><text:span text:style-name="T1">dfoxserver<text:tab/>2960/tcp<text:tab/>#DFOXSERVER</text:span></text:p>
      <text:p text:style-name="P1"><text:span text:style-name="T1">dfoxserver<text:tab/>2960/udp<text:tab/>#DFOXSERVER</text:span></text:p>
      <text:p text:style-name="P1"><text:span text:style-name="T1">boldsoft-lm<text:tab/>2961/tcp<text:tab/>#BOLDSOFT-LM</text:span></text:p>
      <text:p text:style-name="P1"><text:span text:style-name="T1">boldsoft-lm<text:tab/>2961/udp<text:tab/>#BOLDSOFT-LM</text:span></text:p>
      <text:p text:style-name="P1"><text:span text:style-name="T1">iph-policy-cli<text:tab/>2962/tcp<text:tab/>#IPH-POLICY-CLI</text:span></text:p>
      <text:p text:style-name="P1"><text:span text:style-name="T1">iph-policy-cli<text:tab/>2962/udp<text:tab/>#IPH-POLICY-CLI</text:span></text:p>
      <text:p text:style-name="P1"><text:span text:style-name="T1">iph-policy-adm<text:tab/>2963/tcp<text:tab/>#IPH-POLICY-ADM</text:span></text:p>
      <text:p text:style-name="P1"><text:span text:style-name="T1">iph-policy-adm<text:tab/>2963/udp<text:tab/>#IPH-POLICY-ADM</text:span></text:p>
      <text:p text:style-name="P1"><text:span text:style-name="T1">bullant-srap<text:tab/>2964/tcp<text:tab/>#BULLANT SRAP</text:span></text:p>
      <text:p text:style-name="P1"><text:span text:style-name="T1">bullant-srap<text:tab/>2964/udp<text:tab/>#BULLANT SRAP</text:span></text:p>
      <text:p text:style-name="P1"><text:span text:style-name="T1">bullant-rap<text:tab/>2965/tcp<text:tab/>#BULLANT RAP</text:span></text:p>
      <text:p text:style-name="P1"><text:span text:style-name="T1">bullant-rap<text:tab/>2965/udp<text:tab/>#BULLANT RAP</text:span></text:p>
      <text:p text:style-name="P1"><text:span text:style-name="T1">idp-infotrieve<text:tab/>2966/tcp<text:tab/>#IDP-INFOTRIEVE</text:span></text:p>
      <text:p text:style-name="P1"><text:span text:style-name="T1">idp-infotrieve<text:tab/>2966/udp<text:tab/>#IDP-INFOTRIEVE</text:span></text:p>
      <text:p text:style-name="P1"><text:span text:style-name="T1">ssc-agent<text:tab/>2967/tcp<text:tab/>#Symantec System Center</text:span></text:p>
      <text:p text:style-name="P1"><text:span text:style-name="T1">ssc-agent<text:tab/>2967/udp<text:tab/>#Symantec System Center</text:span></text:p>
      <text:p text:style-name="P1"><text:span text:style-name="T1">enpp<text:tab/>2968/tcp<text:tab/>#ENPP</text:span></text:p>
      <text:p text:style-name="P1"><text:span text:style-name="T1">enpp<text:tab/>2968/udp<text:tab/>#ENPP</text:span></text:p>
      <text:p text:style-name="P1"><text:span text:style-name="T1">essp<text:tab/>2969/tcp<text:tab/>#ESSP</text:span></text:p>
      <text:p text:style-name="P1"><text:span text:style-name="T1">essp<text:tab/>2969/udp<text:tab/>#ESSP</text:span></text:p>
      <text:p text:style-name="P1"><text:span text:style-name="T1">index-net<text:tab/>2970/tcp<text:tab/>#INDEX-NET</text:span></text:p>
      <text:p text:style-name="P1"><text:span text:style-name="T1">index-net<text:tab/>2970/udp<text:tab/>#INDEX-NET</text:span></text:p>
      <text:p text:style-name="P1"><text:span text:style-name="T1">netclip<text:tab/>2971/tcp<text:tab/>#Net Clip</text:span></text:p>
      <text:p text:style-name="P1"><text:span text:style-name="T1">netclip<text:tab/>2971/udp<text:tab/>#Net Clip</text:span></text:p>
      <text:p text:style-name="P1"><text:span text:style-name="T1">pmsm-webrctl<text:tab/>2972/tcp<text:tab/>#PMSM Webrctl</text:span></text:p>
      <text:p text:style-name="P1"><text:span text:style-name="T1">pmsm-webrctl<text:tab/>2972/udp<text:tab/>#PMSM Webrctl</text:span></text:p>
      <text:p text:style-name="P1"><text:span text:style-name="T1">svnetworks<text:tab/>2973/tcp<text:tab/>#SV Networks</text:span></text:p>
      <text:p text:style-name="P1"><text:span text:style-name="T1">svnetworks<text:tab/>2973/udp<text:tab/>#SV Networks</text:span></text:p>
      <text:p text:style-name="P1"><text:span text:style-name="T1">signal<text:tab/>2974/tcp<text:tab/>#Signal</text:span></text:p>
      <text:p text:style-name="P1"><text:span text:style-name="T1">signal<text:tab/>2974/udp<text:tab/>#Signal</text:span></text:p>
      <text:p text:style-name="P1"><text:span text:style-name="T1">fjmpcm<text:tab/>2975/tcp<text:tab/>#Fujitsu Configuration Management Service</text:span></text:p>
      <text:p text:style-name="P1"><text:span text:style-name="T1">fjmpcm<text:tab/>2975/udp<text:tab/>#Fujitsu Configuration Management Service</text:span></text:p>
      <text:p text:style-name="P1"><text:span text:style-name="T1">cns-srv-port<text:tab/>2976/tcp<text:tab/>#CNS Server Port</text:span></text:p>
      <text:p text:style-name="P1"><text:span text:style-name="T1">cns-srv-port<text:tab/>2976/udp<text:tab/>#CNS Server Port</text:span></text:p>
      <text:p text:style-name="P1"><text:span text:style-name="T1">ttc-etap-ns<text:tab/>2977/tcp<text:tab/>#TTCs Enterprise Test Access Protocol - NS</text:span></text:p>
      <text:p text:style-name="P1"><text:span text:style-name="T1">ttc-etap-ns<text:tab/>2977/udp<text:tab/>#TTCs Enterprise Test Access Protocol - NS</text:span></text:p>
      <text:p text:style-name="P1"><text:span text:style-name="T1">ttc-etap-ds<text:tab/>2978/tcp<text:tab/>#TTCs Enterprise Test Access Protocol - DS</text:span></text:p>
      <text:p text:style-name="P1"><text:span text:style-name="T1">ttc-etap-ds<text:tab/>2978/udp<text:tab/>#TTCs Enterprise Test Access Protocol - DS</text:span></text:p>
      <text:p text:style-name="P1"><text:span text:style-name="T1">h263-video<text:tab/>2979/tcp<text:tab/>#H.263 Video Streaming</text:span></text:p>
      <text:p text:style-name="P1"><text:span text:style-name="T1">h263-video<text:tab/>2979/udp<text:tab/>#H.263 Video Streaming</text:span></text:p>
      <text:p text:style-name="P1"><text:span text:style-name="T1">wimd<text:tab/>2980/tcp<text:tab/>#Instant Messaging Service</text:span></text:p>
      <text:p text:style-name="P1"><text:span text:style-name="T1">wimd<text:tab/>2980/udp<text:tab/>#Instant Messaging Service</text:span></text:p>
      <text:p text:style-name="P1"><text:span text:style-name="T1">mylxamport<text:tab/>2981/tcp<text:tab/>#MYLXAMPORT</text:span></text:p>
      <text:p text:style-name="P1"><text:span text:style-name="T1">mylxamport<text:tab/>2981/udp<text:tab/>#MYLXAMPORT</text:span></text:p>
      <text:p text:style-name="P1"><text:span text:style-name="T1">iwb-whiteboard<text:tab/>2982/tcp<text:tab/>#IWB-WHITEBOARD</text:span></text:p>
      <text:p text:style-name="P1"><text:span text:style-name="T1">iwb-whiteboard<text:tab/>2982/udp<text:tab/>#IWB-WHITEBOARD</text:span></text:p>
      <text:p text:style-name="P1"><text:span text:style-name="T1">netplan<text:tab/>2983/tcp<text:tab/>#NETPLAN</text:span></text:p>
      <text:p text:style-name="P1"><text:span text:style-name="T1">netplan<text:tab/>2983/udp<text:tab/>#NETPLAN</text:span></text:p>
      <text:p text:style-name="P1"><text:span text:style-name="T1">hpidsadmin<text:tab/>2984/tcp<text:tab/>#HPIDSADMIN</text:span></text:p>
      <text:p text:style-name="P1"><text:span text:style-name="T1">hpidsadmin<text:tab/>2984/udp<text:tab/>#HPIDSADMIN</text:span></text:p>
      <text:p text:style-name="P1"><text:span text:style-name="T1">hpidsagent<text:tab/>2985/tcp<text:tab/>#HPIDSAGENT</text:span></text:p>
      <text:p text:style-name="P1"><text:span text:style-name="T1">hpidsagnet<text:tab/>2985/udp<text:tab/>#HPIDSAGENT</text:span></text:p>
      <text:p text:style-name="P1"><text:span text:style-name="T1">stonefalls<text:tab/>2986/tcp<text:tab/>#STONEFALLS</text:span></text:p>
      <text:p text:style-name="P1"><text:span text:style-name="T1">stonefalls<text:tab/>2986/udp<text:tab/>#STONEFALLS</text:span></text:p>
      <text:p text:style-name="P1"><text:span text:style-name="T1">identify<text:tab/>2987/tcp<text:tab/>#ResolveNet IOM IDENTIFY</text:span></text:p>
      <text:p text:style-name="P1"><text:span text:style-name="T1">identify<text:tab/>2987/udp<text:tab/>#ResolveNet IOM IDENTIFY</text:span></text:p>
      <text:p text:style-name="P1"><text:span text:style-name="T1">classify<text:tab/>2988/tcp<text:tab/>#ResolveNet IOM CLASSIFY</text:span></text:p>
      <text:p text:style-name="P1"><text:span text:style-name="T1">classify<text:tab/>2988/udp<text:tab/>#ResolveNet IOM CLASSIFY</text:span></text:p>
      <text:p text:style-name="P1"><text:span text:style-name="T1">zarkov<text:tab/>2989/tcp<text:tab/>#ZARKOV</text:span></text:p>
      <text:p text:style-name="P1"><text:span text:style-name="T1">RAT<text:tab/>2989/udp<text:tab/>#[trojan] RAT</text:span></text:p>
      <text:p text:style-name="P1"><text:span text:style-name="T1">RAT<text:tab/>2989/udp<text:tab/>#[trojan] Remote Administration Tool - RAT</text:span></text:p>
      <text:p text:style-name="P1"><text:span text:style-name="T1">zarkov<text:tab/>2989/udp<text:tab/>#ZARKOV</text:span></text:p>
      <text:p text:style-name="P1"><text:span text:style-name="T1">boscap<text:tab/>2990/tcp<text:tab/>#BOSCAP</text:span></text:p>
      <text:p text:style-name="P1"><text:span text:style-name="T1">boscap<text:tab/>2990/udp<text:tab/>#BOSCAP</text:span></text:p>
      <text:p text:style-name="P1"><text:span text:style-name="T1">wkstn-mon<text:tab/>2991/tcp<text:tab/>#WKSTN-MON</text:span></text:p>
      <text:p text:style-name="P1"><text:span text:style-name="T1">wkstn-mon<text:tab/>2991/udp<text:tab/>#WKSTN-MON</text:span></text:p>
      <text:p text:style-name="P1"><text:span text:style-name="T1">itb301<text:tab/>2992/tcp<text:tab/>#ITB301</text:span></text:p>
      <text:p text:style-name="P1"><text:span text:style-name="T1">itb301<text:tab/>2992/udp<text:tab/>#ITB301</text:span></text:p>
      <text:p text:style-name="P1"><text:span text:style-name="T1">veritas-vis1<text:tab/>2993/tcp<text:tab/>#VERITAS VIS1</text:span></text:p>
      <text:p text:style-name="P1"><text:span text:style-name="T1">veritas-vis1<text:tab/>2993/udp<text:tab/>#VERITAS VIS1</text:span></text:p>
      <text:p text:style-name="P1"><text:span text:style-name="T1">veritas-vis2<text:tab/>2994/tcp<text:tab/>#VERITAS VIS2</text:span></text:p>
      <text:p text:style-name="P1"><text:span text:style-name="T1">veritas-vis2<text:tab/>2994/udp<text:tab/>#VERITAS VIS2</text:span></text:p>
      <text:p text:style-name="P1"><text:span text:style-name="T1">idrs<text:tab/>2995/tcp<text:tab/>#IDRS</text:span></text:p>
      <text:p text:style-name="P1"><text:span text:style-name="T1">idrs<text:tab/>2995/udp<text:tab/>#IDRS</text:span></text:p>
      <text:p text:style-name="P1"><text:span text:style-name="T1">vsixml<text:tab/>2996/tcp<text:tab/>#vsixml</text:span></text:p>
      <text:p text:style-name="P1"><text:span text:style-name="T1">vsixml<text:tab/>2996/udp<text:tab/>#vsixml</text:span></text:p>
      <text:p text:style-name="P1"><text:span text:style-name="T1">rebol<text:tab/>2997/tcp<text:tab/>#REBOL</text:span></text:p>
      <text:p text:style-name="P1"><text:span text:style-name="T1">rebol<text:tab/>2997/udp<text:tab/>#REBOL</text:span></text:p>
      <text:p text:style-name="P1"><text:span text:style-name="T1">realsecure<text:tab/>2998/tcp<text:tab/>#Real Secure sensor</text:span></text:p>
      <text:p text:style-name="P1"><text:span text:style-name="T1">realsecure<text:tab/>2998/udp<text:tab/>#Real Secure</text:span></text:p>
      <text:p text:style-name="P1"><text:span text:style-name="T1">remoteware-un<text:tab/>2999/tcp<text:tab/>#RemoteWare Unassigned</text:span></text:p>
      <text:p text:style-name="P1"><text:span text:style-name="T1">remoteware-un<text:tab/>2999/udp<text:tab/>#RemoteWare Unassigned</text:span></text:p>
      <text:p text:style-name="P1"><text:span text:style-name="T1">hbci<text:tab/>3000/tcp<text:tab/>#HBCI</text:span></text:p>
      <text:p text:style-name="P1"><text:span text:style-name="T1">InetSpy<text:tab/>3000/tcp<text:tab/>#[trojan] InetSpy</text:span></text:p>
      <text:p text:style-name="P1"><text:span text:style-name="T1">ppp<text:tab/>3000/tcp<text:tab/>#User-level ppp daemon</text:span></text:p>
      <text:p text:style-name="P1"><text:span text:style-name="T1">RemoteShut<text:tab/>3000/tcp<text:tab/>#[trojan] Remote Shut</text:span></text:p>
      <text:p text:style-name="P1"><text:span text:style-name="T1">RemoteShut<text:tab/>3000/tcp<text:tab/>#[trojan] Remote Shut</text:span></text:p>
      <text:p text:style-name="P1"><text:span text:style-name="T1">remoteware-cl<text:tab/>3000/tcp<text:tab/>#RemoteWare Client</text:span></text:p>
      <text:p text:style-name="P1"><text:span text:style-name="T1">hbci<text:tab/>3000/udp<text:tab/>#HBCI</text:span></text:p>
      <text:p text:style-name="P1"><text:span text:style-name="T1">remoteware-cl<text:tab/>3000/udp<text:tab/>#RemoteWare Client</text:span></text:p>
      <text:p text:style-name="P1"><text:span text:style-name="T1">nessusd<text:tab/>3001/tcp<text:tab/>#Nessus Security Scanner (</text:span><text:a xlink:href="http://www.nessus.org"><text:span text:style-name="T2">www.nessus.org</text:span></text:a><text:span text:style-name="T3">) Daemon</text:span></text:p>
      <text:p text:style-name="P1"><text:span text:style-name="T3">redwood-broker<text:tab/>3001/tcp<text:tab/>#Redwood Broker</text:span></text:p>
      <text:p text:style-name="P1"><text:span text:style-name="T3">redwood-broker<text:tab/>3001/udp<text:tab/>#Redwood Broker</text:span></text:p>
      <text:p text:style-name="P1"><text:span text:style-name="T3">exlm-agent<text:tab/>3002/tcp<text:tab/>#EXLM Agent</text:span></text:p>
      <text:p text:style-name="P1"><text:span text:style-name="T3">remoteware-srv<text:tab/>3002/tcp<text:tab/>#RemoteWare Server</text:span></text:p>
      <text:p text:style-name="P1"><text:span text:style-name="T3">exlm-agent<text:tab/>3002/udp<text:tab/>#EXLM Agent</text:span></text:p>
      <text:p text:style-name="P1"><text:span text:style-name="T3">remoteware-srv<text:tab/>3002/udp<text:tab/>#RemoteWare Server</text:span></text:p>
      <text:p text:style-name="P1"><text:span text:style-name="T3">cgms<text:tab/>3003/tcp<text:tab/>#CGMS</text:span></text:p>
      <text:p text:style-name="P1"><text:span text:style-name="T3">cgms<text:tab/>3003/udp<text:tab/>#CGMS</text:span></text:p>
      <text:p text:style-name="P1"><text:span text:style-name="T3">csoftragent<text:tab/>3004/tcp<text:tab/>#Csoft Agent</text:span></text:p>
      <text:p text:style-name="P1"><text:span text:style-name="T3">csoftragent<text:tab/>3004/udp<text:tab/>#Csoft Agent</text:span></text:p>
      <text:p text:style-name="P1"><text:span text:style-name="T3">deslogin<text:tab/>3005/tcp<text:tab/>#encrypted symmetric telnet login</text:span></text:p>
      <text:p text:style-name="P1"><text:span text:style-name="T3">geniuslm<text:tab/>3005/tcp<text:tab/>#Genius License Manager</text:span></text:p>
      <text:p text:style-name="P1"><text:span text:style-name="T3">geniuslm<text:tab/>3005/udp<text:tab/>#Genius License Manager</text:span></text:p>
      <text:p text:style-name="P1"><text:span text:style-name="T3">deslogind<text:tab/>3006/tcp<text:tab/>#</text:span></text:p>
      <text:p text:style-name="P1"><text:span text:style-name="T3">ii-admin<text:tab/>3006/tcp<text:tab/>#Instant Internet Admin</text:span></text:p>
      <text:p text:style-name="P1"><text:span text:style-name="T3">ii-admin<text:tab/>3006/udp<text:tab/>#Instant Internet Admin</text:span></text:p>
      <text:p text:style-name="P1"><text:span text:style-name="T3">lotusmtap<text:tab/>3007/tcp<text:tab/>#Lotus Mail Tracking Agent Protocol</text:span></text:p>
      <text:p text:style-name="P1"><text:span text:style-name="T3">lotusmtap<text:tab/>3007/udp<text:tab/>#Lotus Mail Tracking Agent Protocol</text:span></text:p>
      <text:p text:style-name="P1"><text:span text:style-name="T3">midnight-tech<text:tab/>3008/tcp<text:tab/>#Midnight Technologies</text:span></text:p>
      <text:p text:style-name="P1"><text:span text:style-name="T3">midnight-tech<text:tab/>3008/udp<text:tab/>#Midnight Technologies</text:span></text:p>
      <text:p text:style-name="P1"><text:span text:style-name="T3">pxc-ntfy<text:tab/>3009/tcp<text:tab/>#PXC-NTFY</text:span></text:p>
      <text:p text:style-name="P1"><text:span text:style-name="T3">pxc-ntfy<text:tab/>3009/udp<text:tab/>#PXC-NTFY</text:span></text:p>
      <text:p text:style-name="P1"><text:span text:style-name="T3">gw<text:tab/>3010/tcp<text:tab/>#Telerate Workstation</text:span></text:p>
      <text:p text:style-name="P1"><text:span text:style-name="T3">ping-pong<text:tab/>3010/udp<text:tab/>#Telerate Workstation</text:span></text:p>
      <text:p text:style-name="P1"><text:span text:style-name="T3">trusted-web<text:tab/>3011/tcp<text:tab/>#Trusted Web</text:span></text:p>
      <text:p text:style-name="P1"><text:span text:style-name="T3">trusted-web<text:tab/>3011/udp<text:tab/>#Trusted Web</text:span></text:p>
      <text:p text:style-name="P1"><text:span text:style-name="T3">twsdss<text:tab/>3012/tcp<text:tab/>#Trusted Web Client</text:span></text:p>
      <text:p text:style-name="P1"><text:span text:style-name="T3">twsdss<text:tab/>3012/udp<text:tab/>#Trusted Web Client</text:span></text:p>
      <text:p text:style-name="P1"><text:span text:style-name="T3">gilatskysurfer<text:tab/>3013/tcp<text:tab/>#Gilat Sky Surfer</text:span></text:p>
      <text:p text:style-name="P1"><text:span text:style-name="T3">gilatskysurfer<text:tab/>3013/udp<text:tab/>#Gilat Sky Surfer</text:span></text:p>
      <text:p text:style-name="P1"><text:span text:style-name="T3">broker_service<text:tab/>3014/tcp<text:tab/>#Broker Service</text:span></text:p>
      <text:p text:style-name="P1"><text:span text:style-name="T3">broker_service<text:tab/>3014/udp<text:tab/>#Broker Service</text:span></text:p>
      <text:p text:style-name="P1"><text:span text:style-name="T3">nati-dstp<text:tab/>3015/tcp<text:tab/>#NATI DSTP</text:span></text:p>
      <text:p text:style-name="P1"><text:span text:style-name="T3">nati-dstp<text:tab/>3015/udp<text:tab/>#NATI DSTP</text:span></text:p>
      <text:p text:style-name="P1"><text:span text:style-name="T3">notify_srvr<text:tab/>3016/tcp<text:tab/>#Notify Server</text:span></text:p>
      <text:p text:style-name="P1"><text:span text:style-name="T3">notify_srvr<text:tab/>3016/udp<text:tab/>#Notify Server</text:span></text:p>
      <text:p text:style-name="P1"><text:span text:style-name="T3">event_listener<text:tab/>3017/tcp<text:tab/>#Event Listener</text:span></text:p>
      <text:p text:style-name="P1"><text:span text:style-name="T3">event_listener<text:tab/>3017/udp<text:tab/>#Event Listener</text:span></text:p>
      <text:p text:style-name="P1"><text:span text:style-name="T3">srvc_registry<text:tab/>3018/tcp<text:tab/>#Service Registry</text:span></text:p>
      <text:p text:style-name="P1"><text:span text:style-name="T3">srvc_registry<text:tab/>3018/udp<text:tab/>#Service Registry</text:span></text:p>
      <text:p text:style-name="P1"><text:span text:style-name="T3">resource_mgr<text:tab/>3019/tcp<text:tab/>#Resource Manager</text:span></text:p>
      <text:p text:style-name="P1"><text:span text:style-name="T3">resource_mgr<text:tab/>3019/udp<text:tab/>#Resource Manager</text:span></text:p>
      <text:p text:style-name="P1"><text:span text:style-name="T3">cifs<text:tab/>3020/tcp<text:tab/>#CIFS</text:span></text:p>
      <text:p text:style-name="P1"><text:span text:style-name="T3">cifs<text:tab/>3020/udp<text:tab/>#CIFS</text:span></text:p>
      <text:p text:style-name="P1"><text:span text:style-name="T3">agriserver<text:tab/>3021/tcp<text:tab/>#AGRI Server</text:span></text:p>
      <text:p text:style-name="P1"><text:span text:style-name="T3">agriserver<text:tab/>3021/udp<text:tab/>#AGRI Server</text:span></text:p>
      <text:p text:style-name="P1"><text:span text:style-name="T3">csregagent<text:tab/>3022/tcp<text:tab/>#CSREGAGENT</text:span></text:p>
      <text:p text:style-name="P1"><text:span text:style-name="T3">csregagent<text:tab/>3022/udp<text:tab/>#CSREGAGENT</text:span></text:p>
      <text:p text:style-name="P1"><text:span text:style-name="T3">magicnotes<text:tab/>3023/tcp<text:tab/>#magicnotes</text:span></text:p>
      <text:p text:style-name="P1"><text:span text:style-name="T3">magicnotes<text:tab/>3023/udp<text:tab/>#magicnotes</text:span></text:p>
      <text:p text:style-name="P1"><text:span text:style-name="T3">nds_sso<text:tab/>3024/tcp<text:tab/>#NDS_SSO</text:span></text:p>
      <text:p text:style-name="P1"><text:span text:style-name="T3">WinCrash<text:tab/>3024/tcp<text:tab/>#[trojan] WinCrash</text:span></text:p>
      <text:p text:style-name="P1"><text:span text:style-name="T3">WinCrash<text:tab/>3024/tcp<text:tab/>#[trojan] WinCrash</text:span></text:p>
      <text:p text:style-name="P1"><text:span text:style-name="T3">nds_sso<text:tab/>3024/udp<text:tab/>#NDS_SSO</text:span></text:p>
      <text:p text:style-name="P1"><text:span text:style-name="T3">arepa-raft<text:tab/>3025/tcp<text:tab/>#Arepa Raft</text:span></text:p>
      <text:p text:style-name="P1"><text:span text:style-name="T3">arepa-raft<text:tab/>3025/udp<text:tab/>#Arepa Raft</text:span></text:p>
      <text:p text:style-name="P1"><text:span text:style-name="T3">agri-gateway<text:tab/>3026/tcp<text:tab/>#AGRI Gateway</text:span></text:p>
      <text:p text:style-name="P1"><text:span text:style-name="T3">agri-gateway<text:tab/>3026/udp<text:tab/>#AGRI Gateway</text:span></text:p>
      <text:p text:style-name="P1"><text:span text:style-name="T3">LiebDevMgmt_C<text:tab/>3027/tcp<text:tab/>#LiebDevMgmt_C</text:span></text:p>
      <text:p text:style-name="P1"><text:span text:style-name="T3">LiebDevMgmt_C<text:tab/>3027/udp<text:tab/>#LiebDevMgmt_C</text:span></text:p>
      <text:p text:style-name="P1"><text:span text:style-name="T3">LiebDevMgmt_DM<text:tab/>3028/tcp<text:tab/>#LiebDevMgmt_DM</text:span></text:p>
      <text:p text:style-name="P1"><text:span text:style-name="T3">LiebDevMgmt_DM<text:tab/>3028/udp<text:tab/>#LiebDevMgmt_DM</text:span></text:p>
      <text:p text:style-name="P1"><text:span text:style-name="T3">LiebDevMgmt_A<text:tab/>3029/tcp<text:tab/>#LiebDevMgmt_A</text:span></text:p>
      <text:p text:style-name="P1"><text:span text:style-name="T3">LiebDevMgmt_A<text:tab/>3029/udp<text:tab/>#LiebDevMgmt_A</text:span></text:p>
      <text:p text:style-name="P1"><text:span text:style-name="T3">arepa-cas<text:tab/>3030/tcp<text:tab/>#Arepa Cas</text:span></text:p>
      <text:p text:style-name="P1"><text:span text:style-name="T3">arepa-cas<text:tab/>3030/udp<text:tab/>#Arepa Cas</text:span></text:p>
      <text:p text:style-name="P1"><text:span text:style-name="T3">agentvu<text:tab/>3031/tcp<text:tab/>#AgentVU</text:span></text:p>
      <text:p text:style-name="P1"><text:span text:style-name="T3">Microspy<text:tab/>3031/tcp<text:tab/>#[trojan] Microspy</text:span></text:p>
      <text:p text:style-name="P1"><text:span text:style-name="T3">agentvu<text:tab/>3031/udp<text:tab/>#AgentVU</text:span></text:p>
      <text:p text:style-name="P1"><text:span text:style-name="T3">redwood-chat<text:tab/>3032/tcp<text:tab/>#Redwood Chat</text:span></text:p>
      <text:p text:style-name="P1"><text:span text:style-name="T3">redwood-chat<text:tab/>3032/udp<text:tab/>#Redwood Chat</text:span></text:p>
      <text:p text:style-name="P1"><text:span text:style-name="T3">pdb<text:tab/>3033/tcp<text:tab/>#PDB</text:span></text:p>
      <text:p text:style-name="P1"><text:span text:style-name="T3">pdb<text:tab/>3033/udp<text:tab/>#PDB</text:span></text:p>
      <text:p text:style-name="P1"><text:span text:style-name="T3">osmosis-aeea<text:tab/>3034/tcp<text:tab/>#Osmosis AEEA</text:span></text:p>
      <text:p text:style-name="P1"><text:span text:style-name="T3">osmosis-aeea<text:tab/>3034/udp<text:tab/>#Osmosis AEEA</text:span></text:p>
      <text:p text:style-name="P1"><text:span text:style-name="T3">fjsv-gssagt<text:tab/>3035/tcp<text:tab/>#FJSV gssagt</text:span></text:p>
      <text:p text:style-name="P1"><text:span text:style-name="T3">fjsv-gssagt<text:tab/>3035/udp<text:tab/>#FJSV gssagt</text:span></text:p>
      <text:p text:style-name="P1"><text:span text:style-name="T3">hagel-dump<text:tab/>3036/tcp<text:tab/>#Hagel DUMP</text:span></text:p>
      <text:p text:style-name="P1"><text:span text:style-name="T3">hagel-dump<text:tab/>3036/udp<text:tab/>#Hagel DUMP</text:span></text:p>
      <text:p text:style-name="P1"><text:span text:style-name="T3">hp-san-mgmt<text:tab/>3037/tcp<text:tab/>#HP SAN Mgmt</text:span></text:p>
      <text:p text:style-name="P1"><text:span text:style-name="T3">hp-san-mgmt<text:tab/>3037/udp<text:tab/>#HP SAN Mgmt</text:span></text:p>
      <text:p text:style-name="P1"><text:span text:style-name="T3">santak-ups<text:tab/>3038/tcp<text:tab/>#Santak UPS</text:span></text:p>
      <text:p text:style-name="P1"><text:span text:style-name="T3">santak-ups<text:tab/>3038/udp<text:tab/>#Santak UPS</text:span></text:p>
      <text:p text:style-name="P1"><text:span text:style-name="T3">cogitate<text:tab/>3039/tcp<text:tab/>#Cogitate Inc.</text:span></text:p>
      <text:p text:style-name="P1"><text:span text:style-name="T3">cogitate<text:tab/>3039/udp<text:tab/>#Cogitate Inc.</text:span></text:p>
      <text:p text:style-name="P1"><text:span text:style-name="T3">tomato-springs<text:tab/>3040/tcp<text:tab/>#Tomato Springs</text:span></text:p>
      <text:p text:style-name="P1"><text:span text:style-name="T3">tomato-springs<text:tab/>3040/udp<text:tab/>#Tomato Springs</text:span></text:p>
      <text:p text:style-name="P1"><text:span text:style-name="T3">di-traceware<text:tab/>3041/tcp<text:tab/>#di-traceware</text:span></text:p>
      <text:p text:style-name="P1"><text:span text:style-name="T3">di-traceware<text:tab/>3041/udp<text:tab/>#di-traceware</text:span></text:p>
      <text:p text:style-name="P1"><text:span text:style-name="T3">journee<text:tab/>3042/tcp<text:tab/>#journee</text:span></text:p>
      <text:p text:style-name="P1"><text:span text:style-name="T3">journee<text:tab/>3042/udp<text:tab/>#journee</text:span></text:p>
      <text:p text:style-name="P1"><text:span text:style-name="T3">brp<text:tab/>3043/tcp<text:tab/>#BRP</text:span></text:p>
      <text:p text:style-name="P1"><text:span text:style-name="T3">brp<text:tab/>3043/udp<text:tab/>#BRP</text:span></text:p>
      <text:p text:style-name="P1"><text:span text:style-name="T3">epp<text:tab/>3044/tcp<text:tab/>#EndPoint Protocol</text:span></text:p>
      <text:p text:style-name="P1"><text:span text:style-name="T3">epp<text:tab/>3044/udp<text:tab/>#EndPoint Protocol</text:span></text:p>
      <text:p text:style-name="P1"><text:span text:style-name="T3">responsenet<text:tab/>3045/tcp<text:tab/>#ResponseNet</text:span></text:p>
      <text:p text:style-name="P1"><text:span text:style-name="T3">responsenet<text:tab/>3045/udp<text:tab/>#ResponseNet</text:span></text:p>
      <text:p text:style-name="P1"><text:span text:style-name="T3">di-ase<text:tab/>3046/tcp<text:tab/>#di-ase</text:span></text:p>
      <text:p text:style-name="P1"><text:span text:style-name="T3">di-ase<text:tab/>3046/udp<text:tab/>#di-ase</text:span></text:p>
      <text:p text:style-name="P1"><text:span text:style-name="T3">hlserver<text:tab/>3047/tcp<text:tab/>#Fast Security HL Server</text:span></text:p>
      <text:p text:style-name="P1"><text:span text:style-name="T3">hlserver<text:tab/>3047/udp<text:tab/>#Fast Security HL Server</text:span></text:p>
      <text:p text:style-name="P1"><text:span text:style-name="T3">pctrader<text:tab/>3048/tcp<text:tab/>#Sierra Net PC Trader</text:span></text:p>
      <text:p text:style-name="P1"><text:span text:style-name="T3">pctrader<text:tab/>3048/udp<text:tab/>#Sierra Net PC Trader</text:span></text:p>
      <text:p text:style-name="P1"><text:span text:style-name="T3">cfs<text:tab/>3049/tcp<text:tab/>#cryptographic file system (uses nfs)</text:span></text:p>
      <text:p text:style-name="P1"><text:span text:style-name="T3">nsws<text:tab/>3049/tcp<text:tab/>#NSWS</text:span></text:p>
      <text:p text:style-name="P1"><text:span text:style-name="T3">cfs<text:tab/>3049/udp<text:tab/>#cryptographic file system (uses nfs)</text:span></text:p>
      <text:p text:style-name="P1"><text:span text:style-name="T3">nsws<text:tab/>3049/udp<text:tab/>#NSWS</text:span></text:p>
      <text:p text:style-name="P1"><text:span text:style-name="T3">gds_db<text:tab/>3050/tcp<text:tab/>#gds_db</text:span></text:p>
      <text:p text:style-name="P1"><text:span text:style-name="T3">gds_db<text:tab/>3050/udp<text:tab/>#gds_db</text:span></text:p>
      <text:p text:style-name="P1"><text:span text:style-name="T3">galaxy-server<text:tab/>3051/tcp<text:tab/>#Galaxy Server</text:span></text:p>
      <text:p text:style-name="P1"><text:span text:style-name="T3">galaxy-server<text:tab/>3051/udp<text:tab/>#Galaxy Server</text:span></text:p>
      <text:p text:style-name="P1"><text:span text:style-name="T3">apcpcns<text:tab/>3052/tcp<text:tab/>#APCPCNS</text:span></text:p>
      <text:p text:style-name="P1"><text:span text:style-name="T3">apcpcns<text:tab/>3052/udp<text:tab/>#APCPCNS</text:span></text:p>
      <text:p text:style-name="P1"><text:span text:style-name="T3">dsom-server<text:tab/>3053/tcp<text:tab/>#dsom-server</text:span></text:p>
      <text:p text:style-name="P1"><text:span text:style-name="T3">dsom-server<text:tab/>3053/udp<text:tab/>#dsom-server</text:span></text:p>
      <text:p text:style-name="P1"><text:span text:style-name="T3">amt-cnf-prot<text:tab/>3054/tcp<text:tab/>#AMT CNF PROT</text:span></text:p>
      <text:p text:style-name="P1"><text:span text:style-name="T3">amt-cnf-prot<text:tab/>3054/udp<text:tab/>#AMT CNF PROT</text:span></text:p>
      <text:p text:style-name="P1"><text:span text:style-name="T3">policyserver<text:tab/>3055/tcp<text:tab/>#Policy Server</text:span></text:p>
      <text:p text:style-name="P1"><text:span text:style-name="T3">policyserver<text:tab/>3055/udp<text:tab/>#Policy Server</text:span></text:p>
      <text:p text:style-name="P1"><text:span text:style-name="T3">cdl-server<text:tab/>3056/tcp<text:tab/>#CDL Server</text:span></text:p>
      <text:p text:style-name="P1"><text:span text:style-name="T3">cdl-server<text:tab/>3056/udp<text:tab/>#CDL Server</text:span></text:p>
      <text:p text:style-name="P1"><text:span text:style-name="T3">goahead-fldup<text:tab/>3057/tcp<text:tab/>#GoAhead FldUp</text:span></text:p>
      <text:p text:style-name="P1"><text:span text:style-name="T3">goahead-fldup<text:tab/>3057/udp<text:tab/>#GoAhead FldUp</text:span></text:p>
      <text:p text:style-name="P1"><text:span text:style-name="T3">videobeans<text:tab/>3058/tcp<text:tab/>#videobeans</text:span></text:p>
      <text:p text:style-name="P1"><text:span text:style-name="T3">videobeans<text:tab/>3058/udp<text:tab/>#videobeans</text:span></text:p>
      <text:p text:style-name="P1"><text:span text:style-name="T3">qsoft<text:tab/>3059/tcp<text:tab/>#qsoft</text:span></text:p>
      <text:p text:style-name="P1"><text:span text:style-name="T3">interserver<text:tab/>3060/tcp<text:tab/>#interserver</text:span></text:p>
      <text:p text:style-name="P1"><text:span text:style-name="T3">interserver<text:tab/>3060/udp<text:tab/>#interserver</text:span></text:p>
      <text:p text:style-name="P1"><text:span text:style-name="T3">cautcpd<text:tab/>3061/tcp<text:tab/>#cautcpd</text:span></text:p>
      <text:p text:style-name="P1"><text:span text:style-name="T3">cautcpd<text:tab/>3061/udp<text:tab/>#cautcpd</text:span></text:p>
      <text:p text:style-name="P1"><text:span text:style-name="T3">ncacn-ip-tcp<text:tab/>3062/tcp<text:tab/>#ncacn-ip-tcp</text:span></text:p>
      <text:p text:style-name="P1"><text:span text:style-name="T3">ncacn-ip-tcp<text:tab/>3062/udp<text:tab/>#ncacn-ip-tcp</text:span></text:p>
      <text:p text:style-name="P1"><text:span text:style-name="T3">ncadg-ip-udp<text:tab/>3063/tcp<text:tab/>#ncadg-ip-udp</text:span></text:p>
      <text:p text:style-name="P1"><text:span text:style-name="T3">ncadg-ip-udp<text:tab/>3063/udp<text:tab/>#ncadg-ip-udp</text:span></text:p>
      <text:p text:style-name="P1"><text:span text:style-name="T3">distrib-net-proxy<text:tab/>3064/tcp<text:tab/>#Stupid closed source distributed.net project proxy port</text:span></text:p>
      <text:p text:style-name="P1"><text:span text:style-name="T3">rprt<text:tab/>3064/tcp<text:tab/>#Remote Port Redirector</text:span></text:p>
      <text:p text:style-name="P1"><text:span text:style-name="T3">rprt<text:tab/>3064/udp<text:tab/>#Remote Port Redirector</text:span></text:p>
      <text:p text:style-name="P1"><text:span text:style-name="T3">slinterbase<text:tab/>3065/tcp<text:tab/>#slinterbase</text:span></text:p>
      <text:p text:style-name="P1"><text:span text:style-name="T3">slinterbase<text:tab/>3065/udp<text:tab/>#slinterbase</text:span></text:p>
      <text:p text:style-name="P1"><text:span text:style-name="T3">netattachsdmp<text:tab/>3066/tcp<text:tab/>#NETATTACHSDMP</text:span></text:p>
      <text:p text:style-name="P1"><text:span text:style-name="T3">netattachsdmp<text:tab/>3066/udp<text:tab/>#NETATTACHSDMP</text:span></text:p>
      <text:p text:style-name="P1"><text:span text:style-name="T3">korgo<text:tab/>3067/tcp<text:tab/>#[trojan] W32.Korgo.A and B</text:span></text:p>
      <text:p text:style-name="P1"><text:span text:style-name="T3">ls3bcast<text:tab/>3068/tcp<text:tab/>#ls3 Broadcast</text:span></text:p>
      <text:p text:style-name="P1"><text:span text:style-name="T3">ls3bcast<text:tab/>3068/udp<text:tab/>#ls3 Broadcast</text:span></text:p>
      <text:p text:style-name="P1"><text:span text:style-name="T3">ls3<text:tab/>3069/tcp<text:tab/>#ls3</text:span></text:p>
      <text:p text:style-name="P1"><text:span text:style-name="T3">ls3<text:tab/>3069/udp<text:tab/>#ls3</text:span></text:p>
      <text:p text:style-name="P1"><text:span text:style-name="T3">mgxswitch<text:tab/>3070/tcp<text:tab/>#MGXSWITCH</text:span></text:p>
      <text:p text:style-name="P1"><text:span text:style-name="T3">mgxswitch<text:tab/>3070/udp<text:tab/>#MGXSWITCH</text:span></text:p>
      <text:p text:style-name="P1"><text:span text:style-name="T3">csd-mgmt-port<text:tab/>3071/tcp<text:tab/>#ContinuStor Manager Port</text:span></text:p>
      <text:p text:style-name="P1"><text:span text:style-name="T3">csd-mgmt-port<text:tab/>3071/udp<text:tab/>#ContinuStor Manager Port</text:span></text:p>
      <text:p text:style-name="P1"><text:span text:style-name="T3">csd-monitor<text:tab/>3072/tcp<text:tab/>#ContinuStor Monitor Port</text:span></text:p>
      <text:p text:style-name="P1"><text:span text:style-name="T3">csd-monitor<text:tab/>3072/udp<text:tab/>#ContinuStor Monitor Port</text:span></text:p>
      <text:p text:style-name="P1"><text:span text:style-name="T3">vcrp<text:tab/>3073/tcp<text:tab/>#Very simple chatroom prot</text:span></text:p>
      <text:p text:style-name="P1"><text:span text:style-name="T3">vcrp<text:tab/>3073/udp<text:tab/>#Very simple chatroom prot</text:span></text:p>
      <text:p text:style-name="P1"><text:span text:style-name="T3">orbix-locator<text:tab/>3075/tcp<text:tab/>#Orbix 2000 Locator</text:span></text:p>
      <text:p text:style-name="P1"><text:span text:style-name="T3">orbix-locator<text:tab/>3075/udp<text:tab/>#Orbix 2000 Locator</text:span></text:p>
      <text:p text:style-name="P1"><text:span text:style-name="T3">orbix-config<text:tab/>3076/tcp<text:tab/>#Orbix 2000 Config</text:span></text:p>
      <text:p text:style-name="P1"><text:span text:style-name="T3">orbix-config<text:tab/>3076/udp<text:tab/>#Orbix 2000 Config</text:span></text:p>
      <text:p text:style-name="P1"><text:span text:style-name="T3">orbix-loc-ssl<text:tab/>3077/tcp<text:tab/>#Orbix 2000 Locator SSL</text:span></text:p>
      <text:p text:style-name="P1"><text:span text:style-name="T3">orbix-cfg-ssl<text:tab/>3078/tcp<text:tab/>#Orbix 2000 Locator SSL</text:span></text:p>
      <text:p text:style-name="P1"><text:span text:style-name="T3">lv-frontpanel<text:tab/>3079/tcp<text:tab/>#LV Front Panel</text:span></text:p>
      <text:p text:style-name="P1"><text:span text:style-name="T3">lv-frontpanel<text:tab/>3079/udp<text:tab/>#LV Front Panel</text:span></text:p>
      <text:p text:style-name="P1"><text:span text:style-name="T3">stm_pproc<text:tab/>3080/tcp<text:tab/>#stm_pproc</text:span></text:p>
      <text:p text:style-name="P1"><text:span text:style-name="T3">stm_pproc<text:tab/>3080/udp<text:tab/>#stm_pproc</text:span></text:p>
      <text:p text:style-name="P1"><text:span text:style-name="T3">tl1-lv<text:tab/>3081/tcp<text:tab/>#TL1-LV</text:span></text:p>
      <text:p text:style-name="P1"><text:span text:style-name="T3">tl1-lv<text:tab/>3081/udp<text:tab/>#TL1-LV</text:span></text:p>
      <text:p text:style-name="P1"><text:span text:style-name="T3">tl1-raw<text:tab/>3082/tcp<text:tab/>#TL1-RAW</text:span></text:p>
      <text:p text:style-name="P1"><text:span text:style-name="T3">tl1-raw<text:tab/>3082/udp<text:tab/>#TL1-RAW</text:span></text:p>
      <text:p text:style-name="P1"><text:span text:style-name="T3">tl1-telnet<text:tab/>3083/tcp<text:tab/>#TL1-TELNET</text:span></text:p>
      <text:p text:style-name="P1"><text:span text:style-name="T3">tl1-telnet<text:tab/>3083/udp<text:tab/>#TL1-TELNET</text:span></text:p>
      <text:p text:style-name="P1"><text:span text:style-name="T3">itm-mccs<text:tab/>3084/tcp<text:tab/>#ITM-MCCS</text:span></text:p>
      <text:p text:style-name="P1"><text:span text:style-name="T3">itm-mccs<text:tab/>3084/udp<text:tab/>#ITM-MCCS</text:span></text:p>
      <text:p text:style-name="P1"><text:span text:style-name="T3">pcihreq<text:tab/>3085/tcp<text:tab/>#PCIHReq</text:span></text:p>
      <text:p text:style-name="P1"><text:span text:style-name="T3">pcihreq<text:tab/>3085/udp<text:tab/>#PCIHReq</text:span></text:p>
      <text:p text:style-name="P1"><text:span text:style-name="T3">jdl-dbkitchen<text:tab/>3086/tcp<text:tab/>#JDL-DBKitchen</text:span></text:p>
      <text:p text:style-name="P1"><text:span text:style-name="T3">sj3<text:tab/>3086/tcp<text:tab/>#SJ3 (kanji input)</text:span></text:p>
      <text:p text:style-name="P1"><text:span text:style-name="T3">jdl-dbkitchen<text:tab/>3086/udp<text:tab/>#JDL-DBKitchen</text:span></text:p>
      <text:p text:style-name="P1"><text:span text:style-name="T3">asoki-sma<text:tab/>3087/tcp<text:tab/>#Asoki SMA</text:span></text:p>
      <text:p text:style-name="P1"><text:span text:style-name="T3">asoki-sma<text:tab/>3087/udp<text:tab/>#Asoki SMA</text:span></text:p>
      <text:p text:style-name="P1"><text:span text:style-name="T3">xdtp<text:tab/>3088/tcp<text:tab/>#eXtensible Data Transfer Protocol</text:span></text:p>
      <text:p text:style-name="P1"><text:span text:style-name="T3">xdtp<text:tab/>3088/udp<text:tab/>#eXtensible Data Transfer Protocol</text:span></text:p>
      <text:p text:style-name="P1"><text:span text:style-name="T3">ptk-alink<text:tab/>3089/tcp<text:tab/>#ParaTek Agent Linking</text:span></text:p>
      <text:p text:style-name="P1"><text:span text:style-name="T3">ptk-alink<text:tab/>3089/udp<text:tab/>#ParaTek Agent Linking</text:span></text:p>
      <text:p text:style-name="P1"><text:span text:style-name="T3">rtss<text:tab/>3090/tcp<text:tab/>#Rappore Session Services</text:span></text:p>
      <text:p text:style-name="P1"><text:span text:style-name="T3">rtss<text:tab/>3090/udp<text:tab/>#Rappore Session Services</text:span></text:p>
      <text:p text:style-name="P1"><text:span text:style-name="T3">njfss<text:tab/>3092/tcp<text:tab/>#Netware sync services</text:span></text:p>
      <text:p text:style-name="P1"><text:span text:style-name="T3">njfss<text:tab/>3092/udp<text:tab/>#Netware sync services</text:span></text:p>
      <text:p text:style-name="P1"><text:span text:style-name="T3">rapidmq-center<text:tab/>3093/tcp<text:tab/>#Jiiva RapidMQ Center</text:span></text:p>
      <text:p text:style-name="P1"><text:span text:style-name="T3">rapidmq-center<text:tab/>3093/udp<text:tab/>#Jiiva RapidMQ Center</text:span></text:p>
      <text:p text:style-name="P1"><text:span text:style-name="T3">rapidmq-reg<text:tab/>3094/tcp<text:tab/>#Jiiva RapidMQ Registry</text:span></text:p>
      <text:p text:style-name="P1"><text:span text:style-name="T3">rapidmq-reg<text:tab/>3094/udp<text:tab/>#Jiiva RapidMQ Registry</text:span></text:p>
      <text:p text:style-name="P1"><text:span text:style-name="T3">panasas<text:tab/>3095/tcp<text:tab/>#Panasas rendevous port</text:span></text:p>
      <text:p text:style-name="P1"><text:span text:style-name="T3">panasas<text:tab/>3095/udp<text:tab/>#Panasas rendevous port</text:span></text:p>
      <text:p text:style-name="P1"><text:span text:style-name="T3">ndl-aps<text:tab/>3096/tcp<text:tab/>#Active Print Server Port</text:span></text:p>
      <text:p text:style-name="P1"><text:span text:style-name="T3">ndl-aps<text:tab/>3096/udp<text:tab/>#Active Print Server Port</text:span></text:p>
      <text:p text:style-name="P1"><text:span text:style-name="T3">ituq2150-3-stc<text:tab/>3097/sct<text:tab/>#ITU Q.2150.3 STC</text:span></text:p>
      <text:p text:style-name="P1"><text:span text:style-name="T3">umm-port<text:tab/>3098/tcp<text:tab/>#Universal Message Manager</text:span></text:p>
      <text:p text:style-name="P1"><text:span text:style-name="T3">umm-port<text:tab/>3098/udp<text:tab/>#Universal Message Manager</text:span></text:p>
      <text:p text:style-name="P1"><text:span text:style-name="T3">chmd<text:tab/>3099/tcp<text:tab/>#CHIPSY Machine Daemon</text:span></text:p>
      <text:p text:style-name="P1"><text:span text:style-name="T3">chmd<text:tab/>3099/udp<text:tab/>#CHIPSY Machine Daemon</text:span></text:p>
      <text:p text:style-name="P1"><text:span text:style-name="T3">opcon-xps<text:tab/>3100/tcp<text:tab/>#OpCon xps</text:span></text:p>
      <text:p text:style-name="P1"><text:span text:style-name="T3">opcon-xps<text:tab/>3100/udp<text:tab/>#OpCon xps</text:span></text:p>
      <text:p text:style-name="P1"><text:span text:style-name="T3">hp-pxpib<text:tab/>3101/tcp<text:tab/>#HP PolicyXpert PIB Server</text:span></text:p>
      <text:p text:style-name="P1"><text:span text:style-name="T3">hp-pxpib<text:tab/>3101/udp<text:tab/>#HP PolicyXpert PIB Server</text:span></text:p>
      <text:p text:style-name="P1"><text:span text:style-name="T3">slslavemon<text:tab/>3102/tcp<text:tab/>#SoftlinK Slave Mon Port</text:span></text:p>
      <text:p text:style-name="P1"><text:span text:style-name="T3">slslavemon<text:tab/>3102/udp<text:tab/>#SoftlinK Slave Mon Port</text:span></text:p>
      <text:p text:style-name="P1"><text:span text:style-name="T3">autocuesmi<text:tab/>3103/tcp<text:tab/>#Autocue SMI Protocol</text:span></text:p>
      <text:p text:style-name="P1"><text:span text:style-name="T3">autocuesmi<text:tab/>3103/udp<text:tab/>#Autocue SMI Protocol</text:span></text:p>
      <text:p text:style-name="P1"><text:span text:style-name="T3">autocuelog<text:tab/>3104/tcp<text:tab/>#Autocue Logger Protocol</text:span></text:p>
      <text:p text:style-name="P1"><text:span text:style-name="T3">autocuetime<text:tab/>3104/udp<text:tab/>#Autocue Time Service</text:span></text:p>
      <text:p text:style-name="P1"><text:span text:style-name="T3">cardbox<text:tab/>3105/tcp<text:tab/>#Cardbox</text:span></text:p>
      <text:p text:style-name="P1"><text:span text:style-name="T3">cardbox<text:tab/>3105/udp<text:tab/>#Cardbox</text:span></text:p>
      <text:p text:style-name="P1"><text:span text:style-name="T3">cardbox-http<text:tab/>3106/tcp<text:tab/>#Cardbox HTTP</text:span></text:p>
      <text:p text:style-name="P1"><text:span text:style-name="T3">cardbox-http<text:tab/>3106/udp<text:tab/>#Cardbox HTTP</text:span></text:p>
      <text:p text:style-name="P1"><text:span text:style-name="T3">rdi-business<text:tab/>3107/tcp<text:tab/>#RDI Business protocol</text:span></text:p>
      <text:p text:style-name="P1"><text:span text:style-name="T3">rdi-business<text:tab/>3107/udp<text:tab/>#RDI Business protocol</text:span></text:p>
      <text:p text:style-name="P1"><text:span text:style-name="T3">rdi-geolocate<text:tab/>3108/tcp<text:tab/>#RDI Geolocate protocol</text:span></text:p>
      <text:p text:style-name="P1"><text:span text:style-name="T3">rdi-geolocate<text:tab/>3108/udp<text:tab/>#RDI Geolocate protocol</text:span></text:p>
      <text:p text:style-name="P1"><text:span text:style-name="T3">rdi-personnel<text:tab/>3109/tcp<text:tab/>#RDI Personnel protocol</text:span></text:p>
      <text:p text:style-name="P1"><text:span text:style-name="T3">rdi-personnel<text:tab/>3109/udp<text:tab/>#RDI Personnel protocol</text:span></text:p>
      <text:p text:style-name="P1"><text:span text:style-name="T3">sim-control<text:tab/>3110/tcp<text:tab/>#simulator control port</text:span></text:p>
      <text:p text:style-name="P1"><text:span text:style-name="T3">sim-control<text:tab/>3110/udp<text:tab/>#simulator control port</text:span></text:p>
      <text:p text:style-name="P1"><text:span text:style-name="T3">wsynch<text:tab/>3111/tcp<text:tab/>#Web Synchronous Services</text:span></text:p>
      <text:p text:style-name="P1"><text:span text:style-name="T3">wsynch<text:tab/>3111/udp<text:tab/>#Web Synchronous Services</text:span></text:p>
      <text:p text:style-name="P1"><text:span text:style-name="T3">mydoom<text:tab/>3127/tcp<text:tab/>#W32/MyDoom, W32.Novarg.A backdoor</text:span></text:p>
      <text:p text:style-name="P1"><text:span text:style-name="T3">ctx-bridge<text:tab/>3127/tcp<text:tab/>#</text:span></text:p>
      <text:p text:style-name="P1"><text:span text:style-name="T3">ctx-bridge<text:tab/>3127/udp<text:tab/>#</text:span></text:p>
      <text:p text:style-name="P1"><text:span text:style-name="T3">squid-http<text:tab/>3128/tcp<text:tab/>#Proxy Server</text:span></text:p>
      <text:p text:style-name="P1"><text:span text:style-name="T3">MastersParadise<text:tab/>3129/tcp<text:tab/>#[trojan] Masters Paradise</text:span></text:p>
      <text:p text:style-name="P1"><text:span text:style-name="T3">MastersParadise<text:tab/>3129/tcp<text:tab/>#[trojan] Masters Paradise</text:span></text:p>
      <text:p text:style-name="P1"><text:span text:style-name="T3">icpv2<text:tab/>3130/tcp<text:tab/>#ICPv2</text:span></text:p>
      <text:p text:style-name="P1"><text:span text:style-name="T3">icpv2<text:tab/>3130/udp<text:tab/>#ICPv2</text:span></text:p>
      <text:p text:style-name="P1"><text:span text:style-name="T3">squid-ipc<text:tab/>3130/udp<text:tab/>#</text:span></text:p>
      <text:p text:style-name="P1"><text:span text:style-name="T3">netbookmark<text:tab/>3131/tcp<text:tab/>#Net Book Mark</text:span></text:p>
      <text:p text:style-name="P1"><text:span text:style-name="T3">SubSARI<text:tab/>3131/tcp<text:tab/>#[trojan] SubSARI</text:span></text:p>
      <text:p text:style-name="P1"><text:span text:style-name="T3">netbookmark<text:tab/>3131/udp<text:tab/>#Net Book Mark</text:span></text:p>
      <text:p text:style-name="P1"><text:span text:style-name="T3">vmodem<text:tab/>3141/tcp<text:tab/>#</text:span></text:p>
      <text:p text:style-name="P1"><text:span text:style-name="T3">vmodem<text:tab/>3141/udp<text:tab/>#</text:span></text:p>
      <text:p text:style-name="P1"><text:span text:style-name="T3">rdc-wh-eos<text:tab/>3142/tcp<text:tab/>#RDC WH EOS</text:span></text:p>
      <text:p text:style-name="P1"><text:span text:style-name="T3">rdc-wh-eos<text:tab/>3142/udp<text:tab/>#RDC WH EOS</text:span></text:p>
      <text:p text:style-name="P1"><text:span text:style-name="T3">seaview<text:tab/>3143/tcp<text:tab/>#Sea View</text:span></text:p>
      <text:p text:style-name="P1"><text:span text:style-name="T3">seaview<text:tab/>3143/udp<text:tab/>#Sea View</text:span></text:p>
      <text:p text:style-name="P1"><text:span text:style-name="T3">tarantella<text:tab/>3144/tcp<text:tab/>#Tarantella</text:span></text:p>
      <text:p text:style-name="P1"><text:span text:style-name="T3">tarantella<text:tab/>3144/udp<text:tab/>#Tarantella</text:span></text:p>
      <text:p text:style-name="P1"><text:span text:style-name="T3">csi-lfap<text:tab/>3145/tcp<text:tab/>#CSI-LFAP</text:span></text:p>
      <text:p text:style-name="P1"><text:span text:style-name="T3">csi-lfap<text:tab/>3145/udp<text:tab/>#CSI-LFAP</text:span></text:p>
      <text:p text:style-name="P1"><text:span text:style-name="T3">rfio<text:tab/>3147/tcp<text:tab/>#RFIO</text:span></text:p>
      <text:p text:style-name="P1"><text:span text:style-name="T3">rfio<text:tab/>3147/udp<text:tab/>#RFIO</text:span></text:p>
      <text:p text:style-name="P1"><text:span text:style-name="T3">nm-game-admin<text:tab/>3148/tcp<text:tab/>#NetMike Game Administrator</text:span></text:p>
      <text:p text:style-name="P1"><text:span text:style-name="T3">nm-game-admin<text:tab/>3148/udp<text:tab/>#NetMike Game Administrator</text:span></text:p>
      <text:p text:style-name="P1"><text:span text:style-name="T3">nm-game-server<text:tab/>3149/tcp<text:tab/>#NetMike Game Server</text:span></text:p>
      <text:p text:style-name="P1"><text:span text:style-name="T3">nm-game-server<text:tab/>3149/udp<text:tab/>#NetMike Game Server</text:span></text:p>
      <text:p text:style-name="P1"><text:span text:style-name="T3">Foreplay<text:tab/>3150/tcp<text:tab/>#[trojan] Foreplay</text:span></text:p>
      <text:p text:style-name="P1"><text:span text:style-name="T3">Foreplay<text:tab/>3150/tcp<text:tab/>#[trojan] Foreplay or Reduced Foreplay</text:span></text:p>
      <text:p text:style-name="P1"><text:span text:style-name="T3">MiniBacklash<text:tab/>3150/tcp<text:tab/>#[trojan] Mini Backlash</text:span></text:p>
      <text:p text:style-name="P1"><text:span text:style-name="T3">nm-asses-admin<text:tab/>3150/tcp<text:tab/>#NetMike Assessor Administrator</text:span></text:p>
      <text:p text:style-name="P1"><text:span text:style-name="T3">TheInvasor<text:tab/>3150/tcp<text:tab/>#[trojan] The Invasor</text:span></text:p>
      <text:p text:style-name="P1"><text:span text:style-name="T3">DeepThroat<text:tab/>3150/udp<text:tab/>#[trojan] Deep Throat</text:span></text:p>
      <text:p text:style-name="P1"><text:span text:style-name="T3">DeepThroat<text:tab/>3150/udp<text:tab/>#[trojan] Deep Throat</text:span></text:p>
      <text:p text:style-name="P1"><text:span text:style-name="T3">nm-asses-admin<text:tab/>3150/udp<text:tab/>#NetMike Assessor Administrator</text:span></text:p>
      <text:p text:style-name="P1"><text:span text:style-name="T3">nm-assessor<text:tab/>3151/tcp<text:tab/>#NetMike Assessor</text:span></text:p>
      <text:p text:style-name="P1"><text:span text:style-name="T3">nm-assessor<text:tab/>3151/udp<text:tab/>#NetMike Assessor</text:span></text:p>
      <text:p text:style-name="P1"><text:span text:style-name="T3">mc-brk-srv<text:tab/>3180/tcp<text:tab/>#Millicent Broker Server</text:span></text:p>
      <text:p text:style-name="P1"><text:span text:style-name="T3">mc-brk-srv<text:tab/>3180/udp<text:tab/>#Millicent Broker Server</text:span></text:p>
      <text:p text:style-name="P1"><text:span text:style-name="T3">bmcpatrolagent<text:tab/>3181/tcp<text:tab/>#BMC Patrol Agent</text:span></text:p>
      <text:p text:style-name="P1"><text:span text:style-name="T3">bmcpatrolagent<text:tab/>3181/udp<text:tab/>#BMC Patrol Agent</text:span></text:p>
      <text:p text:style-name="P1"><text:span text:style-name="T3">bmcpatrolrnvu<text:tab/>3182/tcp<text:tab/>#BMC Patrol Rendezvous</text:span></text:p>
      <text:p text:style-name="P1"><text:span text:style-name="T3">bmcpatrolrnvu<text:tab/>3182/udp<text:tab/>#BMC Patrol Rendezvous</text:span></text:p>
      <text:p text:style-name="P1"><text:span text:style-name="T3">cpq-tasksmart<text:tab/>3201/tcp<text:tab/>#CPQ-TaskSmart</text:span></text:p>
      <text:p text:style-name="P1"><text:span text:style-name="T3">cpq-tasksmart<text:tab/>3201/udp<text:tab/>#CPQ-TaskSmart</text:span></text:p>
      <text:p text:style-name="P1"><text:span text:style-name="T3">necp<text:tab/>3262/tcp<text:tab/>#NECP</text:span></text:p>
      <text:p text:style-name="P1"><text:span text:style-name="T3">necp<text:tab/>3262/udp<text:tab/>#NECP</text:span></text:p>
      <text:p text:style-name="P1"><text:span text:style-name="T3">ccmail<text:tab/>3264/tcp<text:tab/>#cc:mail lotus</text:span></text:p>
      <text:p text:style-name="P1"><text:span text:style-name="T3">ccmail<text:tab/>3264/udp<text:tab/>#cc:mail lotus</text:span></text:p>
      <text:p text:style-name="P1"><text:span text:style-name="T3">altav-tunnel<text:tab/>3265/tcp<text:tab/>#Altav Tunnel</text:span></text:p>
      <text:p text:style-name="P1"><text:span text:style-name="T3">altav-tunnel<text:tab/>3265/udp<text:tab/>#Altav Tunnel</text:span></text:p>
      <text:p text:style-name="P1"><text:span text:style-name="T3">ns-cfg-server<text:tab/>3266/tcp<text:tab/>#NS CFG Server</text:span></text:p>
      <text:p text:style-name="P1"><text:span text:style-name="T3">ns-cfg-server<text:tab/>3266/udp<text:tab/>#NS CFG Server</text:span></text:p>
      <text:p text:style-name="P1"><text:span text:style-name="T3">ibm-dial-out<text:tab/>3267/tcp<text:tab/>#IBM Dial Out</text:span></text:p>
      <text:p text:style-name="P1"><text:span text:style-name="T3">ibm-dial-out<text:tab/>3267/udp<text:tab/>#IBM Dial Out</text:span></text:p>
      <text:p text:style-name="P1"><text:span text:style-name="T3">msft-gc<text:tab/>3268/tcp<text:tab/>#Microsoft Global Catalog</text:span></text:p>
      <text:p text:style-name="P1"><text:span text:style-name="T3">msft-gc<text:tab/>3268/udp<text:tab/>#Microsoft Global Catalog</text:span></text:p>
      <text:p text:style-name="P1"><text:span text:style-name="T3">msft-gc-ssl<text:tab/>3269/tcp<text:tab/>#Microsoft Global Catalog with LDAP SSL</text:span></text:p>
      <text:p text:style-name="P1"><text:span text:style-name="T3">verismart<text:tab/>3270/tcp<text:tab/>#Verismart</text:span></text:p>
      <text:p text:style-name="P1"><text:span text:style-name="T3">verismart<text:tab/>3270/udp<text:tab/>#Verismart</text:span></text:p>
      <text:p text:style-name="P1"><text:span text:style-name="T3">csoft-prev<text:tab/>3271/tcp<text:tab/>#CSoft Prev Port</text:span></text:p>
      <text:p text:style-name="P1"><text:span text:style-name="T3">csoft-prev<text:tab/>3271/udp<text:tab/>#CSoft Prev Port</text:span></text:p>
      <text:p text:style-name="P1"><text:span text:style-name="T3">user-manager<text:tab/>3272/tcp<text:tab/>#Fujitsu User Manager</text:span></text:p>
      <text:p text:style-name="P1"><text:span text:style-name="T3">user-manager<text:tab/>3272/udp<text:tab/>#Fujitsu User Manager</text:span></text:p>
      <text:p text:style-name="P1"><text:span text:style-name="T3">sxmp<text:tab/>3273/tcp<text:tab/>#Simple Extensible Multiplexed Protocol</text:span></text:p>
      <text:p text:style-name="P1"><text:span text:style-name="T3">sxmp<text:tab/>3273/udp<text:tab/>#Simple Extensible Multiplexed Protocol</text:span></text:p>
      <text:p text:style-name="P1"><text:span text:style-name="T3">ordinox-server<text:tab/>3274/tcp<text:tab/>#Ordinox Server</text:span></text:p>
      <text:p text:style-name="P1"><text:span text:style-name="T3">ordinox-server<text:tab/>3274/udp<text:tab/>#Ordinox Server</text:span></text:p>
      <text:p text:style-name="P1"><text:span text:style-name="T3">samd<text:tab/>3275/tcp<text:tab/>#SAMD</text:span></text:p>
      <text:p text:style-name="P1"><text:span text:style-name="T3">samd<text:tab/>3275/udp<text:tab/>#SAMD</text:span></text:p>
      <text:p text:style-name="P1"><text:span text:style-name="T3">maxim-asics<text:tab/>3276/tcp<text:tab/>#Maxim ASICs</text:span></text:p>
      <text:p text:style-name="P1"><text:span text:style-name="T3">maxim-asics<text:tab/>3276/udp<text:tab/>#Maxim ASICs</text:span></text:p>
      <text:p text:style-name="P1"><text:span text:style-name="T3">awg-proxy<text:tab/>3277/tcp<text:tab/>#AWG Proxy</text:span></text:p>
      <text:p text:style-name="P1"><text:span text:style-name="T3">awg-proxy<text:tab/>3277/udp<text:tab/>#AWG Proxy</text:span></text:p>
      <text:p text:style-name="P1"><text:span text:style-name="T3">lkcmserver<text:tab/>3278/tcp<text:tab/>#LKCM Server</text:span></text:p>
      <text:p text:style-name="P1"><text:span text:style-name="T3">lkcmserver<text:tab/>3278/udp<text:tab/>#LKCM Server</text:span></text:p>
      <text:p text:style-name="P1"><text:span text:style-name="T3">admind<text:tab/>3279/tcp<text:tab/>#admind</text:span></text:p>
      <text:p text:style-name="P1"><text:span text:style-name="T3">admind<text:tab/>3279/udp<text:tab/>#admind</text:span></text:p>
      <text:p text:style-name="P1"><text:span text:style-name="T3">vs-server<text:tab/>3280/tcp<text:tab/>#VS Server</text:span></text:p>
      <text:p text:style-name="P1"><text:span text:style-name="T3">vs-server<text:tab/>3280/udp<text:tab/>#VS Server</text:span></text:p>
      <text:p text:style-name="P1"><text:span text:style-name="T3">sysopt<text:tab/>3281/tcp<text:tab/>#SYSOPT</text:span></text:p>
      <text:p text:style-name="P1"><text:span text:style-name="T3">sysopt<text:tab/>3281/udp<text:tab/>#SYSOPT</text:span></text:p>
      <text:p text:style-name="P1"><text:span text:style-name="T3">datusorb<text:tab/>3282/tcp<text:tab/>#Datusorb</text:span></text:p>
      <text:p text:style-name="P1"><text:span text:style-name="T3">datusorb<text:tab/>3282/udp<text:tab/>#Datusorb</text:span></text:p>
      <text:p text:style-name="P1"><text:span text:style-name="T3">net-assistant<text:tab/>3283/tcp<text:tab/>#Net Assistant</text:span></text:p>
      <text:p text:style-name="P1"><text:span text:style-name="T3">net-assistant<text:tab/>3283/udp<text:tab/>#Net Assistant</text:span></text:p>
      <text:p text:style-name="P1"><text:span text:style-name="T3">4talk<text:tab/>3284/tcp<text:tab/>#4Talk</text:span></text:p>
      <text:p text:style-name="P1"><text:span text:style-name="T3">4talk<text:tab/>3284/udp<text:tab/>#4Talk</text:span></text:p>
      <text:p text:style-name="P1"><text:span text:style-name="T3">plato<text:tab/>3285/tcp<text:tab/>#Plato</text:span></text:p>
      <text:p text:style-name="P1"><text:span text:style-name="T3">plato<text:tab/>3285/udp<text:tab/>#Plato</text:span></text:p>
      <text:p text:style-name="P1"><text:span text:style-name="T3">e-net<text:tab/>3286/tcp<text:tab/>#E-Net</text:span></text:p>
      <text:p text:style-name="P1"><text:span text:style-name="T3">e-net<text:tab/>3286/udp<text:tab/>#E-Net</text:span></text:p>
      <text:p text:style-name="P1"><text:span text:style-name="T3">directvdata<text:tab/>3287/tcp<text:tab/>#DIRECTVDATA</text:span></text:p>
      <text:p text:style-name="P1"><text:span text:style-name="T3">directvdata<text:tab/>3287/udp<text:tab/>#DIRECTVDATA</text:span></text:p>
      <text:p text:style-name="P1"><text:span text:style-name="T3">cops<text:tab/>3288/tcp<text:tab/>#COPS</text:span></text:p>
      <text:p text:style-name="P1"><text:span text:style-name="T3">cops<text:tab/>3288/udp<text:tab/>#COPS</text:span></text:p>
      <text:p text:style-name="P1"><text:span text:style-name="T3">enpc<text:tab/>3289/tcp<text:tab/>#ENPC</text:span></text:p>
      <text:p text:style-name="P1"><text:span text:style-name="T3">enpc<text:tab/>3289/udp<text:tab/>#ENPC</text:span></text:p>
      <text:p text:style-name="P1"><text:span text:style-name="T3">caps-lm<text:tab/>3290/tcp<text:tab/>#CAPS LOGISTICS TOOLKIT - LM</text:span></text:p>
      <text:p text:style-name="P1"><text:span text:style-name="T3">caps-lm<text:tab/>3290/udp<text:tab/>#CAPS LOGISTICS TOOLKIT - LM</text:span></text:p>
      <text:p text:style-name="P1"><text:span text:style-name="T3">sah-lm<text:tab/>3291/tcp<text:tab/>#S A Holditch &amp;amp; Associates - LM</text:span></text:p>
      <text:p text:style-name="P1"><text:span text:style-name="T3">sah-lm<text:tab/>3291/udp<text:tab/>#S A Holditch &amp;amp; Associates - LM</text:span></text:p>
      <text:p text:style-name="P1"><text:span text:style-name="T3">cart-o-rama<text:tab/>3292/tcp<text:tab/>#Cart O Rama</text:span></text:p>
      <text:p text:style-name="P1"><text:span text:style-name="T3">cart-o-rama<text:tab/>3292/udp<text:tab/>#Cart O Rama</text:span></text:p>
      <text:p text:style-name="P1"><text:span text:style-name="T3">fg-fps<text:tab/>3293/tcp<text:tab/>#fg-fps</text:span></text:p>
      <text:p text:style-name="P1"><text:span text:style-name="T3">fg-fps<text:tab/>3293/udp<text:tab/>#fg-fps</text:span></text:p>
      <text:p text:style-name="P1"><text:span text:style-name="T3">fg-gip<text:tab/>3294/tcp<text:tab/>#fg-gip</text:span></text:p>
      <text:p text:style-name="P1"><text:span text:style-name="T3">fg-gip<text:tab/>3294/udp<text:tab/>#fg-gip</text:span></text:p>
      <text:p text:style-name="P1"><text:span text:style-name="T3">dyniplookup<text:tab/>3295/tcp<text:tab/>#Dynamic IP Lookup</text:span></text:p>
      <text:p text:style-name="P1"><text:span text:style-name="T3">dyniplookup<text:tab/>3295/udp<text:tab/>#Dynamic IP Lookup</text:span></text:p>
      <text:p text:style-name="P1"><text:span text:style-name="T3">rib-slm<text:tab/>3296/tcp<text:tab/>#Rib License Manager</text:span></text:p>
      <text:p text:style-name="P1"><text:span text:style-name="T3">rib-slm<text:tab/>3296/udp<text:tab/>#Rib License Manager</text:span></text:p>
      <text:p text:style-name="P1"><text:span text:style-name="T3">cytel-lm<text:tab/>3297/tcp<text:tab/>#Cytel License Manager</text:span></text:p>
      <text:p text:style-name="P1"><text:span text:style-name="T3">cytel-lm<text:tab/>3297/udp<text:tab/>#Cytel License Manager</text:span></text:p>
      <text:p text:style-name="P1"><text:span text:style-name="T3">transview<text:tab/>3298/tcp<text:tab/>#Transview</text:span></text:p>
      <text:p text:style-name="P1"><text:span text:style-name="T3">transview<text:tab/>3298/udp<text:tab/>#Transview</text:span></text:p>
      <text:p text:style-name="P1"><text:span text:style-name="T3">pdrncs<text:tab/>3299/tcp<text:tab/>#pdrncs</text:span></text:p>
      <text:p text:style-name="P1"><text:span text:style-name="T3">pdrncs<text:tab/>3299/udp<text:tab/>#pdrncs</text:span></text:p>
      <text:p text:style-name="P1"><text:span text:style-name="T3">mcs-fastmail<text:tab/>3302/tcp<text:tab/>#MCS Fastmail</text:span></text:p>
      <text:p text:style-name="P1"><text:span text:style-name="T3">mcs-fastmail<text:tab/>3302/udp<text:tab/>#MCS Fastmail</text:span></text:p>
      <text:p text:style-name="P1"><text:span text:style-name="T3">opsession-clnt<text:tab/>3303/tcp<text:tab/>#OP Session Client</text:span></text:p>
      <text:p text:style-name="P1"><text:span text:style-name="T3">opsession-clnt<text:tab/>3303/udp<text:tab/>#OP Session Client</text:span></text:p>
      <text:p text:style-name="P1"><text:span text:style-name="T3">opsession-srvr<text:tab/>3304/tcp<text:tab/>#OP Session Server</text:span></text:p>
      <text:p text:style-name="P1"><text:span text:style-name="T3">opsession-srvr<text:tab/>3304/udp<text:tab/>#OP Session Server</text:span></text:p>
      <text:p text:style-name="P1"><text:span text:style-name="T3">odette-ftp<text:tab/>3305/tcp<text:tab/>#ODETTE-FTP</text:span></text:p>
      <text:p text:style-name="P1"><text:span text:style-name="T3">odette-ftp<text:tab/>3305/udp<text:tab/>#ODETTE-FTP</text:span></text:p>
      <text:p text:style-name="P1"><text:span text:style-name="T3">mysql<text:tab/>3306/tcp<text:tab/>#MySQL</text:span></text:p>
      <text:p text:style-name="P1"><text:span text:style-name="T3">mysql<text:tab/>3306/udp<text:tab/>#MySQL</text:span></text:p>
      <text:p text:style-name="P1"><text:span text:style-name="T3">opsession-prxy<text:tab/>3307/tcp<text:tab/>#OP Session Proxy</text:span></text:p>
      <text:p text:style-name="P1"><text:span text:style-name="T3">opsession-prxy<text:tab/>3307/udp<text:tab/>#OP Session Proxy</text:span></text:p>
      <text:p text:style-name="P1"><text:span text:style-name="T3">tns-server<text:tab/>3308/tcp<text:tab/>#TNS Server</text:span></text:p>
      <text:p text:style-name="P1"><text:span text:style-name="T3">tns-server<text:tab/>3308/udp<text:tab/>#TNS Server</text:span></text:p>
      <text:p text:style-name="P1"><text:span text:style-name="T3">tns-adv<text:tab/>3309/tcp<text:tab/>#TNS ADV</text:span></text:p>
      <text:p text:style-name="P1"><text:span text:style-name="T3">tns-adv<text:tab/>3309/udp<text:tab/>#TND ADV</text:span></text:p>
      <text:p text:style-name="P1"><text:span text:style-name="T3">dyna-access<text:tab/>3310/tcp<text:tab/>#Dyna Access</text:span></text:p>
      <text:p text:style-name="P1"><text:span text:style-name="T3">dyna-access<text:tab/>3310/udp<text:tab/>#Dyna Access</text:span></text:p>
      <text:p text:style-name="P1"><text:span text:style-name="T3">mcns-tel-ret<text:tab/>3311/tcp<text:tab/>#MCNS Tel Ret</text:span></text:p>
      <text:p text:style-name="P1"><text:span text:style-name="T3">mcns-tel-ret<text:tab/>3311/udp<text:tab/>#MCNS Tel Ret</text:span></text:p>
      <text:p text:style-name="P1"><text:span text:style-name="T3">appman-server<text:tab/>3312/tcp<text:tab/>#Application Management Server</text:span></text:p>
      <text:p text:style-name="P1"><text:span text:style-name="T3">appman-server<text:tab/>3312/udp<text:tab/>#Application Management Server</text:span></text:p>
      <text:p text:style-name="P1"><text:span text:style-name="T3">uorb<text:tab/>3313/tcp<text:tab/>#Unify Object Broker</text:span></text:p>
      <text:p text:style-name="P1"><text:span text:style-name="T3">uorb<text:tab/>3313/udp<text:tab/>#Unify Object Broker</text:span></text:p>
      <text:p text:style-name="P1"><text:span text:style-name="T3">uohost<text:tab/>3314/tcp<text:tab/>#Unify Object Host</text:span></text:p>
      <text:p text:style-name="P1"><text:span text:style-name="T3">uohost<text:tab/>3314/udp<text:tab/>#Unify Object Host</text:span></text:p>
      <text:p text:style-name="P1"><text:span text:style-name="T3">cdid<text:tab/>3315/tcp<text:tab/>#CDID</text:span></text:p>
      <text:p text:style-name="P1"><text:span text:style-name="T3">cdid<text:tab/>3315/udp<text:tab/>#CDID</text:span></text:p>
      <text:p text:style-name="P1"><text:span text:style-name="T3">aicc-cmi<text:tab/>3316/tcp<text:tab/>#AICC CMI</text:span></text:p>
      <text:p text:style-name="P1"><text:span text:style-name="T3">aicc-cmi<text:tab/>3316/udp<text:tab/>#AICC CMI</text:span></text:p>
      <text:p text:style-name="P1"><text:span text:style-name="T3">vsaiport<text:tab/>3317/tcp<text:tab/>#VSAI PORT</text:span></text:p>
      <text:p text:style-name="P1"><text:span text:style-name="T3">vsaiport<text:tab/>3317/udp<text:tab/>#VSAI PORT</text:span></text:p>
      <text:p text:style-name="P1"><text:span text:style-name="T3">ssrip<text:tab/>3318/tcp<text:tab/>#Swith to Swith Routing Information Protocol</text:span></text:p>
      <text:p text:style-name="P1"><text:span text:style-name="T3">ssrip<text:tab/>3318/udp<text:tab/>#Swith to Swith Routing Information Protocol</text:span></text:p>
      <text:p text:style-name="P1"><text:span text:style-name="T3">sdt-lmd<text:tab/>3319/tcp<text:tab/>#SDT License Manager</text:span></text:p>
      <text:p text:style-name="P1"><text:span text:style-name="T3">sdt-lmd<text:tab/>3319/udp<text:tab/>#SDT License Manager</text:span></text:p>
      <text:p text:style-name="P1"><text:span text:style-name="T3">officelink2000<text:tab/>3320/tcp<text:tab/>#Office Link 2000</text:span></text:p>
      <text:p text:style-name="P1"><text:span text:style-name="T3">officelink2000<text:tab/>3320/udp<text:tab/>#Office Link 2000</text:span></text:p>
      <text:p text:style-name="P1"><text:span text:style-name="T3">vnsstr<text:tab/>3321/tcp<text:tab/>#VNSSTR</text:span></text:p>
      <text:p text:style-name="P1"><text:span text:style-name="T3">vnsstr<text:tab/>3321/udp<text:tab/>#VNSSTR</text:span></text:p>
      <text:p text:style-name="P1"><text:span text:style-name="T3">active-net<text:tab/>3322/tcp<text:tab/>#Active Networks</text:span></text:p>
      <text:p text:style-name="P1"><text:span text:style-name="T3">active-net<text:tab/>3323/udp<text:tab/>#Active Networks</text:span></text:p>
      <text:p text:style-name="P1"><text:span text:style-name="T3">active-net<text:tab/>3324/tcp<text:tab/>#Active Networks</text:span></text:p>
      <text:p text:style-name="P1"><text:span text:style-name="T3">active-net<text:tab/>3325/udp<text:tab/>#Active Networks</text:span></text:p>
      <text:p text:style-name="P1"><text:span text:style-name="T3">sftu<text:tab/>3326/tcp<text:tab/>#SFTU</text:span></text:p>
      <text:p text:style-name="P1"><text:span text:style-name="T3">sftu<text:tab/>3326/udp<text:tab/>#SFTU</text:span></text:p>
      <text:p text:style-name="P1"><text:span text:style-name="T3">bbars<text:tab/>3327/tcp<text:tab/>#BBARS</text:span></text:p>
      <text:p text:style-name="P1"><text:span text:style-name="T3">bbars<text:tab/>3327/udp<text:tab/>#BBARS</text:span></text:p>
      <text:p text:style-name="P1"><text:span text:style-name="T3">egptlm<text:tab/>3328/tcp<text:tab/>#Eaglepoint License Manager</text:span></text:p>
      <text:p text:style-name="P1"><text:span text:style-name="T3">egptlm<text:tab/>3328/udp<text:tab/>#Eaglepoint License Manager</text:span></text:p>
      <text:p text:style-name="P1"><text:span text:style-name="T3">hp-device-disc<text:tab/>3329/tcp<text:tab/>#HP Device Disc</text:span></text:p>
      <text:p text:style-name="P1"><text:span text:style-name="T3">hp-device-disc<text:tab/>3329/udp<text:tab/>#HP Device Disc</text:span></text:p>
      <text:p text:style-name="P1"><text:span text:style-name="T3">mcs-calypsoicf<text:tab/>3330/tcp<text:tab/>#MCS Calypso ICF</text:span></text:p>
      <text:p text:style-name="P1"><text:span text:style-name="T3">mcs-calypsoicf<text:tab/>3330/udp<text:tab/>#MCS Calypso ICF</text:span></text:p>
      <text:p text:style-name="P1"><text:span text:style-name="T3">mcs-messaging<text:tab/>3331/tcp<text:tab/>#MCS Messaging</text:span></text:p>
      <text:p text:style-name="P1"><text:span text:style-name="T3">mcs-messaging<text:tab/>3331/udp<text:tab/>#MCS Messaging</text:span></text:p>
      <text:p text:style-name="P1"><text:span text:style-name="T3">mcs-mailsvr<text:tab/>3332/tcp<text:tab/>#MCS Mail Server</text:span></text:p>
      <text:p text:style-name="P1"><text:span text:style-name="T3">mcs-mailsvr<text:tab/>3332/udp<text:tab/>#MCS Mail Server</text:span></text:p>
      <text:p text:style-name="P1"><text:span text:style-name="T3">dec-notes<text:tab/>3333/tcp<text:tab/>#DEC Notes</text:span></text:p>
      <text:p text:style-name="P1"><text:span text:style-name="T3">dec-notes<text:tab/>3333/udp<text:tab/>#DEC Notes</text:span></text:p>
      <text:p text:style-name="P1"><text:span text:style-name="T3">directv-web<text:tab/>3334/tcp<text:tab/>#Direct TV Webcasting</text:span></text:p>
      <text:p text:style-name="P1"><text:span text:style-name="T3">directv-web<text:tab/>3334/udp<text:tab/>#Direct TV Webcasting</text:span></text:p>
      <text:p text:style-name="P1"><text:span text:style-name="T3">directv-soft<text:tab/>3335/tcp<text:tab/>#Direct TV Software Updates</text:span></text:p>
      <text:p text:style-name="P1"><text:span text:style-name="T3">directv-soft<text:tab/>3335/udp<text:tab/>#Direct TV Software Updates</text:span></text:p>
      <text:p text:style-name="P1"><text:span text:style-name="T3">directv-tick<text:tab/>3336/tcp<text:tab/>#Direct TV Tickers</text:span></text:p>
      <text:p text:style-name="P1"><text:span text:style-name="T3">directv-tick<text:tab/>3336/udp<text:tab/>#Direct TV Tickers</text:span></text:p>
      <text:p text:style-name="P1"><text:span text:style-name="T3">directv-catlg<text:tab/>3337/tcp<text:tab/>#Direct TV Data Catalog</text:span></text:p>
      <text:p text:style-name="P1"><text:span text:style-name="T3">directv-catlg<text:tab/>3337/udp<text:tab/>#Direct TV Data Catalog</text:span></text:p>
      <text:p text:style-name="P1"><text:span text:style-name="T3">anet-b<text:tab/>3338/tcp<text:tab/>#OMF data b</text:span></text:p>
      <text:p text:style-name="P1"><text:span text:style-name="T3">anet-b<text:tab/>3338/udp<text:tab/>#OMF data b</text:span></text:p>
      <text:p text:style-name="P1"><text:span text:style-name="T3">anet-l<text:tab/>3339/tcp<text:tab/>#OMF data l</text:span></text:p>
      <text:p text:style-name="P1"><text:span text:style-name="T3">anet-l<text:tab/>3339/udp<text:tab/>#OMF data l</text:span></text:p>
      <text:p text:style-name="P1"><text:span text:style-name="T3">anet-m<text:tab/>3340/tcp<text:tab/>#OMF data m</text:span></text:p>
      <text:p text:style-name="P1"><text:span text:style-name="T3">anet-m<text:tab/>3340/udp<text:tab/>#OMF data m</text:span></text:p>
      <text:p text:style-name="P1"><text:span text:style-name="T3">anet-h<text:tab/>3341/tcp<text:tab/>#OMF data h</text:span></text:p>
      <text:p text:style-name="P1"><text:span text:style-name="T3">anet-h<text:tab/>3341/udp<text:tab/>#OMF data h</text:span></text:p>
      <text:p text:style-name="P1"><text:span text:style-name="T3">webtie<text:tab/>3342/tcp<text:tab/>#WebTIE</text:span></text:p>
      <text:p text:style-name="P1"><text:span text:style-name="T3">webtie<text:tab/>3342/udp<text:tab/>#WebTIE</text:span></text:p>
      <text:p text:style-name="P1"><text:span text:style-name="T3">ms-cluster-net<text:tab/>3343/tcp<text:tab/>#MS Cluster Net</text:span></text:p>
      <text:p text:style-name="P1"><text:span text:style-name="T3">ms-cluster-net<text:tab/>3343/udp<text:tab/>#MS Cluster Net</text:span></text:p>
      <text:p text:style-name="P1"><text:span text:style-name="T3">bnt-manager<text:tab/>3344/tcp<text:tab/>#BNT Manager</text:span></text:p>
      <text:p text:style-name="P1"><text:span text:style-name="T3">bnt-manager<text:tab/>3344/udp<text:tab/>#BNT Manager</text:span></text:p>
      <text:p text:style-name="P1"><text:span text:style-name="T3">influence<text:tab/>3345/tcp<text:tab/>#Influence</text:span></text:p>
      <text:p text:style-name="P1"><text:span text:style-name="T3">influence<text:tab/>3345/udp<text:tab/>#Influence</text:span></text:p>
      <text:p text:style-name="P1"><text:span text:style-name="T3">trnsprntproxy<text:tab/>3346/tcp<text:tab/>#Trnsprnt Proxy</text:span></text:p>
      <text:p text:style-name="P1"><text:span text:style-name="T3">trnsprntproxy<text:tab/>3346/udp<text:tab/>#Trnsprnt Proxy</text:span></text:p>
      <text:p text:style-name="P1"><text:span text:style-name="T3">phoenix-rpc<text:tab/>3347/tcp<text:tab/>#Phoenix RPC</text:span></text:p>
      <text:p text:style-name="P1"><text:span text:style-name="T3">phoenix-rpc<text:tab/>3347/udp<text:tab/>#Phoenix RPC</text:span></text:p>
      <text:p text:style-name="P1"><text:span text:style-name="T3">pangolin-laser<text:tab/>3348/tcp<text:tab/>#Pangolin Laser</text:span></text:p>
      <text:p text:style-name="P1"><text:span text:style-name="T3">pangolin-laser<text:tab/>3348/udp<text:tab/>#Pangolin Laser</text:span></text:p>
      <text:p text:style-name="P1"><text:span text:style-name="T3">chevinservices<text:tab/>3349/tcp<text:tab/>#Chevin Services</text:span></text:p>
      <text:p text:style-name="P1"><text:span text:style-name="T3">chevinservices<text:tab/>3349/udp<text:tab/>#Chevin Services</text:span></text:p>
      <text:p text:style-name="P1"><text:span text:style-name="T3">findviatv<text:tab/>3350/tcp<text:tab/>#FINDVIATV</text:span></text:p>
      <text:p text:style-name="P1"><text:span text:style-name="T3">findviatv<text:tab/>3350/udp<text:tab/>#FINDVIATV</text:span></text:p>
      <text:p text:style-name="P1"><text:span text:style-name="T3">btrieve<text:tab/>3351/tcp<text:tab/>#BTRIEVE</text:span></text:p>
      <text:p text:style-name="P1"><text:span text:style-name="T3">btrieve<text:tab/>3351/udp<text:tab/>#BTRIEVE</text:span></text:p>
      <text:p text:style-name="P1"><text:span text:style-name="T3">ssql<text:tab/>3352/tcp<text:tab/>#SSQL</text:span></text:p>
      <text:p text:style-name="P1"><text:span text:style-name="T3">ssql<text:tab/>3352/udp<text:tab/>#SSQL</text:span></text:p>
      <text:p text:style-name="P1"><text:span text:style-name="T3">fatpipe<text:tab/>3353/tcp<text:tab/>#FATPIPE</text:span></text:p>
      <text:p text:style-name="P1"><text:span text:style-name="T3">fatpipe<text:tab/>3353/udp<text:tab/>#FATPIPE</text:span></text:p>
      <text:p text:style-name="P1"><text:span text:style-name="T3">suitjd<text:tab/>3354/tcp<text:tab/>#SUITJD</text:span></text:p>
      <text:p text:style-name="P1"><text:span text:style-name="T3">suitjd<text:tab/>3354/udp<text:tab/>#SUITJD</text:span></text:p>
      <text:p text:style-name="P1"><text:span text:style-name="T3">ordinox-dbase<text:tab/>3355/tcp<text:tab/>#Ordinox Dbase</text:span></text:p>
      <text:p text:style-name="P1"><text:span text:style-name="T3">ordinox-dbase<text:tab/>3355/udp<text:tab/>#Ordinox Dbase</text:span></text:p>
      <text:p text:style-name="P1"><text:span text:style-name="T3">upnotifyps<text:tab/>3356/tcp<text:tab/>#UPNOTIFYPS</text:span></text:p>
      <text:p text:style-name="P1"><text:span text:style-name="T3">upnotifyps<text:tab/>3356/udp<text:tab/>#UPNOTIFYPS</text:span></text:p>
      <text:p text:style-name="P1"><text:span text:style-name="T3">adtech-test<text:tab/>3357/tcp<text:tab/>#Adtech Test IP</text:span></text:p>
      <text:p text:style-name="P1"><text:span text:style-name="T3">adtech-test<text:tab/>3357/udp<text:tab/>#Adtech Test IP</text:span></text:p>
      <text:p text:style-name="P1"><text:span text:style-name="T3">mpsysrmsvr<text:tab/>3358/tcp<text:tab/>#Mp Sys Rmsvr</text:span></text:p>
      <text:p text:style-name="P1"><text:span text:style-name="T3">mpsysrmsvr<text:tab/>3358/udp<text:tab/>#Mp Sys Rmsvr</text:span></text:p>
      <text:p text:style-name="P1"><text:span text:style-name="T3">wg-netforce<text:tab/>3359/tcp<text:tab/>#WG NetForce</text:span></text:p>
      <text:p text:style-name="P1"><text:span text:style-name="T3">wg-netforce<text:tab/>3359/udp<text:tab/>#WG NetForce</text:span></text:p>
      <text:p text:style-name="P1"><text:span text:style-name="T3">kv-server<text:tab/>3360/tcp<text:tab/>#KV Server</text:span></text:p>
      <text:p text:style-name="P1"><text:span text:style-name="T3">kv-server<text:tab/>3360/udp<text:tab/>#KV Server</text:span></text:p>
      <text:p text:style-name="P1"><text:span text:style-name="T3">kv-agent<text:tab/>3361/tcp<text:tab/>#KV Agent</text:span></text:p>
      <text:p text:style-name="P1"><text:span text:style-name="T3">kv-agent<text:tab/>3361/udp<text:tab/>#KV Agent</text:span></text:p>
      <text:p text:style-name="P1"><text:span text:style-name="T3">dj-ilm<text:tab/>3362/tcp<text:tab/>#DJ ILM</text:span></text:p>
      <text:p text:style-name="P1"><text:span text:style-name="T3">dj-ilm<text:tab/>3362/udp<text:tab/>#DJ ILM</text:span></text:p>
      <text:p text:style-name="P1"><text:span text:style-name="T3">nati-vi-server<text:tab/>3363/tcp<text:tab/>#NATI Vi Server</text:span></text:p>
      <text:p text:style-name="P1"><text:span text:style-name="T3">nati-vi-server<text:tab/>3363/udp<text:tab/>#NATI Vi Server</text:span></text:p>
      <text:p text:style-name="P1"><text:span text:style-name="T3">creativeserver<text:tab/>3364/tcp<text:tab/>#Creative Server</text:span></text:p>
      <text:p text:style-name="P1"><text:span text:style-name="T3">creativeserver<text:tab/>3364/udp<text:tab/>#Creative Server</text:span></text:p>
      <text:p text:style-name="P1"><text:span text:style-name="T3">contentserver<text:tab/>3365/tcp<text:tab/>#Content Server</text:span></text:p>
      <text:p text:style-name="P1"><text:span text:style-name="T3">contentserver<text:tab/>3365/udp<text:tab/>#Content Server</text:span></text:p>
      <text:p text:style-name="P1"><text:span text:style-name="T3">creativepartnr<text:tab/>3366/tcp<text:tab/>#Creative Partner</text:span></text:p>
      <text:p text:style-name="P1"><text:span text:style-name="T3">creativepartnr<text:tab/>3366/udp<text:tab/>#Creative Partner</text:span></text:p>
      <text:p text:style-name="P1"><text:span text:style-name="T3">satvid-datalnk<text:tab/>3367/?<text:tab/>#Video Data Link</text:span></text:p>
      <text:p text:style-name="P1"><text:span text:style-name="T3">satvid-datalnk<text:tab/>3368/?<text:tab/>#Video Data Link</text:span></text:p>
      <text:p text:style-name="P1"><text:span text:style-name="T3">satvid-datalnk<text:tab/>3369/?<text:tab/>#Video Data Link</text:span></text:p>
      <text:p text:style-name="P1"><text:span text:style-name="T3">satvid-datalnk<text:tab/>3370/?<text:tab/>#Video Data Link</text:span></text:p>
      <text:p text:style-name="P1"><text:span text:style-name="T3">satvid-datalnk<text:tab/>3371/?<text:tab/>#Video Data Link</text:span></text:p>
      <text:p text:style-name="P1"><text:span text:style-name="T3">tip2<text:tab/>3372/tcp<text:tab/>#TIP 2</text:span></text:p>
      <text:p text:style-name="P1"><text:span text:style-name="T3">tip2<text:tab/>3372/udp<text:tab/>#TIP 2</text:span></text:p>
      <text:p text:style-name="P1"><text:span text:style-name="T3">lavenir-lm<text:tab/>3373/tcp<text:tab/>#Lavenir License Manager</text:span></text:p>
      <text:p text:style-name="P1"><text:span text:style-name="T3">lavenir-lm<text:tab/>3373/udp<text:tab/>#Lavenir License Manager</text:span></text:p>
      <text:p text:style-name="P1"><text:span text:style-name="T3">cluster-disc<text:tab/>3374/tcp<text:tab/>#Cluster Disc</text:span></text:p>
      <text:p text:style-name="P1"><text:span text:style-name="T3">cluster-disc<text:tab/>3374/udp<text:tab/>#Cluster Disc</text:span></text:p>
      <text:p text:style-name="P1"><text:span text:style-name="T3">vsnm-agent<text:tab/>3375/tcp<text:tab/>#VSNM Agent</text:span></text:p>
      <text:p text:style-name="P1"><text:span text:style-name="T3">vsnm-agent<text:tab/>3375/udp<text:tab/>#VSNM Agent</text:span></text:p>
      <text:p text:style-name="P1"><text:span text:style-name="T3">cdborker<text:tab/>3376/tcp<text:tab/>#CD Broker</text:span></text:p>
      <text:p text:style-name="P1"><text:span text:style-name="T3">cdbroker<text:tab/>3376/udp<text:tab/>#CD Broker</text:span></text:p>
      <text:p text:style-name="P1"><text:span text:style-name="T3">cogsys-lm<text:tab/>3377/tcp<text:tab/>#Cogsys Network License Manager</text:span></text:p>
      <text:p text:style-name="P1"><text:span text:style-name="T3">cogsys-lm<text:tab/>3377/udp<text:tab/>#Cogsys Network License Manager</text:span></text:p>
      <text:p text:style-name="P1"><text:span text:style-name="T3">wsicopy<text:tab/>3378/tcp<text:tab/>#WSICOPY</text:span></text:p>
      <text:p text:style-name="P1"><text:span text:style-name="T3">wsicopy<text:tab/>3378/udp<text:tab/>#WSICOPY</text:span></text:p>
      <text:p text:style-name="P1"><text:span text:style-name="T3">socorfs<text:tab/>3379/tcp<text:tab/>#SOCORFS</text:span></text:p>
      <text:p text:style-name="P1"><text:span text:style-name="T3">socorfs<text:tab/>3379/udp<text:tab/>#SOCORFS</text:span></text:p>
      <text:p text:style-name="P1"><text:span text:style-name="T3">sns-channels<text:tab/>3380/tcp<text:tab/>#SNS Channels</text:span></text:p>
      <text:p text:style-name="P1"><text:span text:style-name="T3">sns-channels<text:tab/>3380/udp<text:tab/>#SNS Channels</text:span></text:p>
      <text:p text:style-name="P1"><text:span text:style-name="T3">geneous<text:tab/>3381/tcp<text:tab/>#Geneous</text:span></text:p>
      <text:p text:style-name="P1"><text:span text:style-name="T3">geneous<text:tab/>3381/udp<text:tab/>#Geneous</text:span></text:p>
      <text:p text:style-name="P1"><text:span text:style-name="T3">fujitsu-neat<text:tab/>3382/tcp<text:tab/>#Fujitsu Network Enhanced Antitheft function</text:span></text:p>
      <text:p text:style-name="P1"><text:span text:style-name="T3">fujitsu-neat<text:tab/>3382/udp<text:tab/>#Fujitsu Network Enhanced Antitheft function</text:span></text:p>
      <text:p text:style-name="P1"><text:span text:style-name="T3">esp-lm<text:tab/>3383/tcp<text:tab/>#Enterprise Software Products License Manager</text:span></text:p>
      <text:p text:style-name="P1"><text:span text:style-name="T3">esp-lm<text:tab/>3383/udp<text:tab/>#Enterprise Software Products License Manager</text:span></text:p>
      <text:p text:style-name="P1"><text:span text:style-name="T3">hp-clic<text:tab/>3384/tcp<text:tab/>#Cluster Management Services</text:span></text:p>
      <text:p text:style-name="P1"><text:span text:style-name="T3">hp-clic<text:tab/>3384/udp<text:tab/>#Hardware Management</text:span></text:p>
      <text:p text:style-name="P1"><text:span text:style-name="T3">qnxnetman<text:tab/>3385/tcp<text:tab/>#qnxnetman</text:span></text:p>
      <text:p text:style-name="P1"><text:span text:style-name="T3">qnxnetman<text:tab/>3385/udp<text:tab/>#qnxnetman</text:span></text:p>
      <text:p text:style-name="P1"><text:span text:style-name="T3">gprs-data<text:tab/>3386/tcp<text:tab/>#GPRS Data</text:span></text:p>
      <text:p text:style-name="P1"><text:span text:style-name="T3">gprs-sig<text:tab/>3386/udp<text:tab/>#GPRS SIG</text:span></text:p>
      <text:p text:style-name="P1"><text:span text:style-name="T3">backroomnet<text:tab/>3387/tcp<text:tab/>#Back Room Net</text:span></text:p>
      <text:p text:style-name="P1"><text:span text:style-name="T3">backroomnet<text:tab/>3387/udp<text:tab/>#Back Room Net</text:span></text:p>
      <text:p text:style-name="P1"><text:span text:style-name="T3">cbserver<text:tab/>3388/tcp<text:tab/>#CB Server</text:span></text:p>
      <text:p text:style-name="P1"><text:span text:style-name="T3">cbserver<text:tab/>3388/udp<text:tab/>#CB Server</text:span></text:p>
      <text:p text:style-name="P1"><text:span text:style-name="T3">ms-term-services<text:tab/>3389/tcp<text:tab/>#MS Terminal Services</text:span></text:p>
      <text:p text:style-name="P1"><text:span text:style-name="T3">ms-term-services<text:tab/>3389/udp<text:tab/>#MS Terminal Services</text:span></text:p>
      <text:p text:style-name="P1"><text:span text:style-name="T3">dsc<text:tab/>3390/tcp<text:tab/>#Distributed Service Coordinator</text:span></text:p>
      <text:p text:style-name="P1"><text:span text:style-name="T3">dsc<text:tab/>3390/udp<text:tab/>#Distributed Service Coordinator</text:span></text:p>
      <text:p text:style-name="P1"><text:span text:style-name="T3">savant<text:tab/>3391/tcp<text:tab/>#SAVANT</text:span></text:p>
      <text:p text:style-name="P1"><text:span text:style-name="T3">savant<text:tab/>3391/udp<text:tab/>#SAVANT</text:span></text:p>
      <text:p text:style-name="P1"><text:span text:style-name="T3">efi-lm<text:tab/>3392/tcp<text:tab/>#EFI License Management</text:span></text:p>
      <text:p text:style-name="P1"><text:span text:style-name="T3">efi-lm<text:tab/>3392/udp<text:tab/>#EFI License Management</text:span></text:p>
      <text:p text:style-name="P1"><text:span text:style-name="T3">d2k-tapestry1<text:tab/>3393/tcp<text:tab/>#D2K Tapestry Client to Server</text:span></text:p>
      <text:p text:style-name="P1"><text:span text:style-name="T3">d2k-tapestry1<text:tab/>3393/udp<text:tab/>#D2K Tapestry Client to Server</text:span></text:p>
      <text:p text:style-name="P1"><text:span text:style-name="T3">d2k-tapestry2<text:tab/>3394/tcp<text:tab/>#D2K Tapestry Server to Server</text:span></text:p>
      <text:p text:style-name="P1"><text:span text:style-name="T3">d2k-tapestry2<text:tab/>3394/udp<text:tab/>#D2K Tapestry Server to Server</text:span></text:p>
      <text:p text:style-name="P1"><text:span text:style-name="T3">dyna-lm<text:tab/>3395/tcp<text:tab/>#Dyna License Manager (Elam)</text:span></text:p>
      <text:p text:style-name="P1"><text:span text:style-name="T3">dyna-lm<text:tab/>3395/udp<text:tab/>#Dyna License Manager (Elam)</text:span></text:p>
      <text:p text:style-name="P1"><text:span text:style-name="T3">printer_agent<text:tab/>3396/tcp<text:tab/>#Printer Agent</text:span></text:p>
      <text:p text:style-name="P1"><text:span text:style-name="T3">printer_agent<text:tab/>3396/udp<text:tab/>#Printer Agent</text:span></text:p>
      <text:p text:style-name="P1"><text:span text:style-name="T3">cloanto-lm<text:tab/>3397/tcp<text:tab/>#Cloanto License Manager</text:span></text:p>
      <text:p text:style-name="P1"><text:span text:style-name="T3">cloanto-lm<text:tab/>3397/udp<text:tab/>#Cloanto License Manager</text:span></text:p>
      <text:p text:style-name="P1"><text:span text:style-name="T3">mercantile<text:tab/>3398/tcp<text:tab/>#Mercantile</text:span></text:p>
      <text:p text:style-name="P1"><text:span text:style-name="T3">mercantile<text:tab/>3398/udp<text:tab/>#Mercantile</text:span></text:p>
      <text:p text:style-name="P1"><text:span text:style-name="T3">csms<text:tab/>3399/tcp<text:tab/>#CSMS</text:span></text:p>
      <text:p text:style-name="P1"><text:span text:style-name="T3">csms<text:tab/>3399/udp<text:tab/>#CSMS</text:span></text:p>
      <text:p text:style-name="P1"><text:span text:style-name="T3">csms2<text:tab/>3400/tcp<text:tab/>#CSMS2</text:span></text:p>
      <text:p text:style-name="P1"><text:span text:style-name="T3">csms2<text:tab/>3400/udp<text:tab/>#CSMS2</text:span></text:p>
      <text:p text:style-name="P1"><text:span text:style-name="T3">filecast<text:tab/>3401/tcp<text:tab/>#filecast</text:span></text:p>
      <text:p text:style-name="P1"><text:span text:style-name="T3">filecast<text:tab/>3401/udp<text:tab/>#filecast</text:span></text:p>
      <text:p text:style-name="P1"><text:span text:style-name="T3">bmap<text:tab/>3421/tcp<text:tab/>#Bull Apprise portmapper</text:span></text:p>
      <text:p text:style-name="P1"><text:span text:style-name="T3">bmap<text:tab/>3421/udp<text:tab/>#Bull Apprise portmapper</text:span></text:p>
      <text:p text:style-name="P1"><text:span text:style-name="T3">mira<text:tab/>3454/tcp<text:tab/>#Apple Remote Access Protocol</text:span></text:p>
      <text:p text:style-name="P1"><text:span text:style-name="T3">prsvp<text:tab/>3455/tcp<text:tab/>#RSVP Port</text:span></text:p>
      <text:p text:style-name="P1"><text:span text:style-name="T3">prsvp<text:tab/>3455/udp<text:tab/>#RSVP Port</text:span></text:p>
      <text:p text:style-name="P1"><text:span text:style-name="T3">Terrortrojan<text:tab/>3456/tcp<text:tab/>#[trojan] Terror trojan</text:span></text:p>
      <text:p text:style-name="P1"><text:span text:style-name="T3">Terrortrojan<text:tab/>3456/tcp<text:tab/>#[trojan] Terror trojan</text:span></text:p>
      <text:p text:style-name="P1"><text:span text:style-name="T3">vat<text:tab/>3456/tcp<text:tab/>#VAT default data</text:span></text:p>
      <text:p text:style-name="P1"><text:span text:style-name="T3">vat<text:tab/>3456/udp<text:tab/>#VAT default data</text:span></text:p>
      <text:p text:style-name="P1"><text:span text:style-name="T3">vat-control<text:tab/>3457/tcp<text:tab/>#VAT default control</text:span></text:p>
      <text:p text:style-name="P1"><text:span text:style-name="T3">vat-control<text:tab/>3457/udp<text:tab/>#VAT default control</text:span></text:p>
      <text:p text:style-name="P1"><text:span text:style-name="T3">d3winosfi<text:tab/>3458/tcp<text:tab/>#D3WinOsfi</text:span></text:p>
      <text:p text:style-name="P1"><text:span text:style-name="T3">d3winosfi<text:tab/>3458/udp<text:tab/>#DsWinOSFI</text:span></text:p>
      <text:p text:style-name="P1"><text:span text:style-name="T3">Eclipse2000<text:tab/>3459/tcp<text:tab/>#[trojan] Eclipse 2000</text:span></text:p>
      <text:p text:style-name="P1"><text:span text:style-name="T3">Eclipse2000<text:tab/>3459/tcp<text:tab/>#[trojan] Eclipse 2000</text:span></text:p>
      <text:p text:style-name="P1"><text:span text:style-name="T3">integral<text:tab/>3459/tcp<text:tab/>#TIP Integral</text:span></text:p>
      <text:p text:style-name="P1"><text:span text:style-name="T3">Sanctuary<text:tab/>3459/tcp<text:tab/>#[trojan] Sanctuary</text:span></text:p>
      <text:p text:style-name="P1"><text:span text:style-name="T3">integral<text:tab/>3459/udp<text:tab/>#TIP Integral</text:span></text:p>
      <text:p text:style-name="P1"><text:span text:style-name="T3">edm-manager<text:tab/>3460/tcp<text:tab/>#EDM Manger</text:span></text:p>
      <text:p text:style-name="P1"><text:span text:style-name="T3">edm-manager<text:tab/>3460/udp<text:tab/>#EDM Manger</text:span></text:p>
      <text:p text:style-name="P1"><text:span text:style-name="T3">edm-stager<text:tab/>3461/tcp<text:tab/>#EDM Stager</text:span></text:p>
      <text:p text:style-name="P1"><text:span text:style-name="T3">edm-stager<text:tab/>3461/udp<text:tab/>#EDM Stager</text:span></text:p>
      <text:p text:style-name="P1"><text:span text:style-name="T3">edm-std-notify<text:tab/>3462/tcp<text:tab/>#EDM STD Notify</text:span></text:p>
      <text:p text:style-name="P1"><text:span text:style-name="T3">track<text:tab/>3462/tcp<text:tab/>#software distribution</text:span></text:p>
      <text:p text:style-name="P1"><text:span text:style-name="T3">edm-std-notify<text:tab/>3462/udp<text:tab/>#EDM STD Notify</text:span></text:p>
      <text:p text:style-name="P1"><text:span text:style-name="T3">edm-adm-notify<text:tab/>3463/tcp<text:tab/>#EDM ADM Notify</text:span></text:p>
      <text:p text:style-name="P1"><text:span text:style-name="T3">edm-adm-notify<text:tab/>3463/udp<text:tab/>#EDM ADM Notify</text:span></text:p>
      <text:p text:style-name="P1"><text:span text:style-name="T3">edm-mgr-sync<text:tab/>3464/tcp<text:tab/>#EDM MGR Sync</text:span></text:p>
      <text:p text:style-name="P1"><text:span text:style-name="T3">edm-mgr-sync<text:tab/>3464/udp<text:tab/>#EDM MGR Sync</text:span></text:p>
      <text:p text:style-name="P1"><text:span text:style-name="T3">edm-mgr-cntrl<text:tab/>3465/tcp<text:tab/>#EDM MGR Cntrl</text:span></text:p>
      <text:p text:style-name="P1"><text:span text:style-name="T3">edm-mgr-cntrl<text:tab/>3465/udp<text:tab/>#EDM MGR Cntrl</text:span></text:p>
      <text:p text:style-name="P1"><text:span text:style-name="T3">workflow<text:tab/>3466/tcp<text:tab/>#WORKFLOW</text:span></text:p>
      <text:p text:style-name="P1"><text:span text:style-name="T3">workflow<text:tab/>3466/udp<text:tab/>#WORKFLOW</text:span></text:p>
      <text:p text:style-name="P1"><text:span text:style-name="T3">rcst<text:tab/>3467/tcp<text:tab/>#RCST</text:span></text:p>
      <text:p text:style-name="P1"><text:span text:style-name="T3">rcst<text:tab/>3467/udp<text:tab/>#RCST</text:span></text:p>
      <text:p text:style-name="P1"><text:span text:style-name="T3">ttcmremotectrl<text:tab/>3468/tcp<text:tab/>#TTCM Remote Controll</text:span></text:p>
      <text:p text:style-name="P1"><text:span text:style-name="T3">ttcmremotectrl<text:tab/>3468/udp<text:tab/>#TTCM Remote Controll</text:span></text:p>
      <text:p text:style-name="P1"><text:span text:style-name="T3">pluribus<text:tab/>3469/tcp<text:tab/>#Pluribus</text:span></text:p>
      <text:p text:style-name="P1"><text:span text:style-name="T3">pluribus<text:tab/>3469/udp<text:tab/>#Pluribus</text:span></text:p>
      <text:p text:style-name="P1"><text:span text:style-name="T3">jt400<text:tab/>3470/tcp<text:tab/>#jt400</text:span></text:p>
      <text:p text:style-name="P1"><text:span text:style-name="T3">jt400<text:tab/>3470/udp<text:tab/>#jt400</text:span></text:p>
      <text:p text:style-name="P1"><text:span text:style-name="T3">jt400-ssl<text:tab/>3471/tcp<text:tab/>#jt400-ssl</text:span></text:p>
      <text:p text:style-name="P1"><text:span text:style-name="T3">ms-mmq<text:tab/>3527/udp<text:tab/>#Microsoft Message Que</text:span></text:p>
      <text:p text:style-name="P1"><text:span text:style-name="T3">ms-la<text:tab/>3535/tcp<text:tab/>#MS-LA</text:span></text:p>
      <text:p text:style-name="P1"><text:span text:style-name="T3">ms-la<text:tab/>3535/udp<text:tab/>#MS-LA</text:span></text:p>
      <text:p text:style-name="P1"><text:span text:style-name="T3">watcomdebug<text:tab/>3563/tcp<text:tab/>#Watcom Debug</text:span></text:p>
      <text:p text:style-name="P1"><text:span text:style-name="T3">watcomdebug<text:tab/>3563/udp<text:tab/>#Watcom Debug</text:span></text:p>
      <text:p text:style-name="P1"><text:span text:style-name="T3">distcc<text:tab/>3632/TCP<text:tab/>#Distributed Compiler</text:span></text:p>
      <text:p text:style-name="P1"><text:span text:style-name="T3">harlequinorb<text:tab/>3672/tcp<text:tab/>#harlequinorb</text:span></text:p>
      <text:p text:style-name="P1"><text:span text:style-name="T3">harlequinorb<text:tab/>3672/udp<text:tab/>#harlequinorb</text:span></text:p>
      <text:p text:style-name="P1"><text:span text:style-name="T3">PortalofDoom<text:tab/>3700/tcp<text:tab/>#[trojan] Portal of Doom</text:span></text:p>
      <text:p text:style-name="P1"><text:span text:style-name="T3">PortalofDoom<text:tab/>3700/tcp<text:tab/>#[trojan] Portal of Doom</text:span></text:p>
      <text:p text:style-name="P1"><text:span text:style-name="T3">ca-idms<text:tab/>3709/tcp<text:tab/>#CA-IDMS Server</text:span></text:p>
      <text:p text:style-name="P1"><text:span text:style-name="T3">ca-idms<text:tab/>3709/udp<text:tab/>#CA-IDMS Server</text:span></text:p>
      <text:p text:style-name="P1"><text:span text:style-name="T3">PsychWard<text:tab/>3777/tcp<text:tab/>#[trojan] PsychWard</text:span></text:p>
      <text:p text:style-name="P1"><text:span text:style-name="T3">rwbs<text:tab/>3782/tcp<text:tab/>#Roger Wilco voice chat server</text:span></text:p>
      <text:p text:style-name="P1"><text:span text:style-name="T3">rwbs<text:tab/>3783/udp<text:tab/>#Roger Wilco voice chat server</text:span></text:p>
      <text:p text:style-name="P1"><text:span text:style-name="T3">Eclypse<text:tab/>3791/tcp<text:tab/>#[trojan] Eclypse</text:span></text:p>
      <text:p text:style-name="P1"><text:span text:style-name="T3">TotalSolarEclypse<text:tab/>3791/tcp<text:tab/>#[trojan] Total Solar Eclypse</text:span></text:p>
      <text:p text:style-name="P1"><text:span text:style-name="T3">TotalSolarEclypse<text:tab/>3801/tcp<text:tab/>#[trojan] Total Solar Eclypse</text:span></text:p>
      <text:p text:style-name="P1"><text:span text:style-name="T3">TotalSolarEclypse<text:tab/>3801/tcp<text:tab/>#[trojan] Total Solar Eclypse</text:span></text:p>
      <text:p text:style-name="P1"><text:span text:style-name="T3">Eclypse<text:tab/>3801/udp<text:tab/>#[trojan] Eclypse</text:span></text:p>
      <text:p text:style-name="P1"><text:span text:style-name="T3">vhd<text:tab/>3802/tcp<text:tab/>#VHD</text:span></text:p>
      <text:p text:style-name="P1"><text:span text:style-name="T3">vhd<text:tab/>3802/udp<text:tab/>#VHD</text:span></text:p>
      <text:p text:style-name="P1"><text:span text:style-name="T3">v-one-spp<text:tab/>3845/tcp<text:tab/>#V-ONE Single Port Proxy</text:span></text:p>
      <text:p text:style-name="P1"><text:span text:style-name="T3">v-one-spp<text:tab/>3845/udp<text:tab/>#V-ONE Single Port Proxy</text:span></text:p>
      <text:p text:style-name="P1"><text:span text:style-name="T3">kohan-game<text:tab/>3855/udp<text:tab/>#Kohan Immortal Sovereigns (Game)</text:span></text:p>
      <text:p text:style-name="P1"><text:span text:style-name="T3">kohan-game<text:tab/>3855/tcp<text:tab/>#Kohan Immortal Sovereigns (Game)</text:span></text:p>
      <text:p text:style-name="P1"><text:span text:style-name="T3">giga-pocket<text:tab/>3862/tcp<text:tab/>#GIGA-POCKET</text:span></text:p>
      <text:p text:style-name="P1"><text:span text:style-name="T3">giga-pocket<text:tab/>3862/udp<text:tab/>#GIGA-POCKET</text:span></text:p>
      <text:p text:style-name="P1"><text:span text:style-name="T3">pnbscada<text:tab/>3875/tcp<text:tab/>#PNBSCADA</text:span></text:p>
      <text:p text:style-name="P1"><text:span text:style-name="T3">pnbscada<text:tab/>3875/udp<text:tab/>#PNBSCADA</text:span></text:p>
      <text:p text:style-name="P1"><text:span text:style-name="T3">udt_os<text:tab/>3900/tcp<text:tab/>#Unidata UDT OS</text:span></text:p>
      <text:p text:style-name="P1"><text:span text:style-name="T3">udt_os<text:tab/>3900/udp<text:tab/>#Unidata UDT OS</text:span></text:p>
      <text:p text:style-name="P1"><text:span text:style-name="T3">mapper-nodemgr<text:tab/>3984/tcp<text:tab/>#MAPPER network node manager</text:span></text:p>
      <text:p text:style-name="P1"><text:span text:style-name="T3">mapper-nodemgr<text:tab/>3984/udp<text:tab/>#MAPPER network node manager</text:span></text:p>
      <text:p text:style-name="P1"><text:span text:style-name="T3">mapper-mapethd<text:tab/>3985/tcp<text:tab/>#MAPPER TCP IP server</text:span></text:p>
      <text:p text:style-name="P1"><text:span text:style-name="T3">mapper-mapethd<text:tab/>3985/udp<text:tab/>#MAPPER TCP IP server</text:span></text:p>
      <text:p text:style-name="P1"><text:span text:style-name="T3">mapper-ws_ethd<text:tab/>3986/tcp<text:tab/>#MAPPER workstation server</text:span></text:p>
      <text:p text:style-name="P1"><text:span text:style-name="T3">mapper-ws_ethd<text:tab/>3986/udp<text:tab/>#MAPPER workstation server</text:span></text:p>
      <text:p text:style-name="P1"><text:span text:style-name="T3">centerline<text:tab/>3987/tcp<text:tab/>#Centerline</text:span></text:p>
      <text:p text:style-name="P1"><text:span text:style-name="T3">centerline<text:tab/>3987/udp<text:tab/>#Centerline</text:span></text:p>
      <text:p text:style-name="P1"><text:span text:style-name="T3">Connect-BackBackdoor<text:tab/>4000/tcp<text:tab/>#[trojan] Connect-Back Backdoor</text:span></text:p>
      <text:p text:style-name="P1"><text:span text:style-name="T3">SkyDance<text:tab/>4000/tcp<text:tab/>#[trojan] SkyDance</text:span></text:p>
      <text:p text:style-name="P1"><text:span text:style-name="T3">Skydance<text:tab/>4000/tcp<text:tab/>#[trojan] Skydance</text:span></text:p>
      <text:p text:style-name="P1"><text:span text:style-name="T3">terabase<text:tab/>4000/tcp<text:tab/>#Terabase</text:span></text:p>
      <text:p text:style-name="P1"><text:span text:style-name="T3">terabase<text:tab/>4000/udp<text:tab/>#Terabase</text:span></text:p>
      <text:p text:style-name="P1"><text:span text:style-name="T3">newoak<text:tab/>4001/tcp<text:tab/>#NewOak</text:span></text:p>
      <text:p text:style-name="P1"><text:span text:style-name="T3">newoak<text:tab/>4001/udp<text:tab/>#NewOak</text:span></text:p>
      <text:p text:style-name="P1"><text:span text:style-name="T3">pxc-spvr-ft<text:tab/>4002/tcp<text:tab/>#pxc-spvr-ft</text:span></text:p>
      <text:p text:style-name="P1"><text:span text:style-name="T3">pxc-spvr-ft<text:tab/>4002/udp<text:tab/>#pxc-spvr-ft</text:span></text:p>
      <text:p text:style-name="P1"><text:span text:style-name="T3">pxc-splr-ft<text:tab/>4003/tcp<text:tab/>#pxc-splr-ft</text:span></text:p>
      <text:p text:style-name="P1"><text:span text:style-name="T3">pxc-splr-ft<text:tab/>4003/udp<text:tab/>#pxc-splr-ft</text:span></text:p>
      <text:p text:style-name="P1"><text:span text:style-name="T3">pxc-roid<text:tab/>4004/tcp<text:tab/>#pxc-roid</text:span></text:p>
      <text:p text:style-name="P1"><text:span text:style-name="T3">pxc-roid<text:tab/>4004/udp<text:tab/>#pxc-roid</text:span></text:p>
      <text:p text:style-name="P1"><text:span text:style-name="T3">pxc-pin<text:tab/>4005/tcp<text:tab/>#pxc-pin</text:span></text:p>
      <text:p text:style-name="P1"><text:span text:style-name="T3">pxc-pin<text:tab/>4005/udp<text:tab/>#pxc-pin</text:span></text:p>
      <text:p text:style-name="P1"><text:span text:style-name="T3">pxc-spvr<text:tab/>4006/tcp<text:tab/>#pxc-spvr</text:span></text:p>
      <text:p text:style-name="P1"><text:span text:style-name="T3">pxc-spvr<text:tab/>4006/udp<text:tab/>#pxc-spvr</text:span></text:p>
      <text:p text:style-name="P1"><text:span text:style-name="T3">pxc-splr<text:tab/>4007/tcp<text:tab/>#pxc-splr</text:span></text:p>
      <text:p text:style-name="P1"><text:span text:style-name="T3">pxc-splr<text:tab/>4007/udp<text:tab/>#pxc-splr</text:span></text:p>
      <text:p text:style-name="P1"><text:span text:style-name="T3">netcheque<text:tab/>4008/tcp<text:tab/>#NetCheque accounting</text:span></text:p>
      <text:p text:style-name="P1"><text:span text:style-name="T3">netcheque<text:tab/>4008/udp<text:tab/>#NetCheque accounting</text:span></text:p>
      <text:p text:style-name="P1"><text:span text:style-name="T3">chimera-hwm<text:tab/>4009/tcp<text:tab/>#Chimera HWM</text:span></text:p>
      <text:p text:style-name="P1"><text:span text:style-name="T3">chimera-hwm<text:tab/>4009/udp<text:tab/>#Chimera HWM</text:span></text:p>
      <text:p text:style-name="P1"><text:span text:style-name="T3">samsung-unidex<text:tab/>4010/tcp<text:tab/>#Samsung Unidex</text:span></text:p>
      <text:p text:style-name="P1"><text:span text:style-name="T3">samsung-unidex<text:tab/>4010/udp<text:tab/>#Samsung Unidex</text:span></text:p>
      <text:p text:style-name="P1"><text:span text:style-name="T3">altserviceboot<text:tab/>4011/tcp<text:tab/>#Alternate Service Boot</text:span></text:p>
      <text:p text:style-name="P1"><text:span text:style-name="T3">altserviceboot<text:tab/>4011/udp<text:tab/>#Alternate Service Boot</text:span></text:p>
      <text:p text:style-name="P1"><text:span text:style-name="T3">pda-gate<text:tab/>4012/tcp<text:tab/>#PDA Gate</text:span></text:p>
      <text:p text:style-name="P1"><text:span text:style-name="T3">pda-gate<text:tab/>4012/udp<text:tab/>#PDA Gate</text:span></text:p>
      <text:p text:style-name="P1"><text:span text:style-name="T3">acl-manager<text:tab/>4013/tcp<text:tab/>#ACL Manager</text:span></text:p>
      <text:p text:style-name="P1"><text:span text:style-name="T3">acl-manager<text:tab/>4013/udp<text:tab/>#ACL Manager</text:span></text:p>
      <text:p text:style-name="P1"><text:span text:style-name="T3">taiclock<text:tab/>4014/tcp<text:tab/>#TAICLOCK</text:span></text:p>
      <text:p text:style-name="P1"><text:span text:style-name="T3">taiclock<text:tab/>4014/udp<text:tab/>#TAICLOCK</text:span></text:p>
      <text:p text:style-name="P1"><text:span text:style-name="T3">talarian-mcast1<text:tab/>4015/tcp<text:tab/>#Talarian Mcast</text:span></text:p>
      <text:p text:style-name="P1"><text:span text:style-name="T3">talarian-mcast1<text:tab/>4015/udp<text:tab/>#Talarian Mcast</text:span></text:p>
      <text:p text:style-name="P1"><text:span text:style-name="T3">talarian-mcast2<text:tab/>4016/tcp<text:tab/>#Talarian Mcast</text:span></text:p>
      <text:p text:style-name="P1"><text:span text:style-name="T3">talarian-mcast2<text:tab/>4016/udp<text:tab/>#Talarian Mcast</text:span></text:p>
      <text:p text:style-name="P1"><text:span text:style-name="T3">talarian-mcast3<text:tab/>4017/tcp<text:tab/>#Talarian Mcast</text:span></text:p>
      <text:p text:style-name="P1"><text:span text:style-name="T3">talarian-mcast3<text:tab/>4017/udp<text:tab/>#Talarian Mcast</text:span></text:p>
      <text:p text:style-name="P1"><text:span text:style-name="T3">talarian-mcast4<text:tab/>4018/tcp<text:tab/>#Talarian Mcast</text:span></text:p>
      <text:p text:style-name="P1"><text:span text:style-name="T3">talarian-mcast4<text:tab/>4018/udp<text:tab/>#Talarian Mcast</text:span></text:p>
      <text:p text:style-name="P1"><text:span text:style-name="T3">talarian-mcast5<text:tab/>4019/tcp<text:tab/>#Talarian Mcast</text:span></text:p>
      <text:p text:style-name="P1"><text:span text:style-name="T3">talarian-mcast5<text:tab/>4019/udp<text:tab/>#Talarian Mcast</text:span></text:p>
      <text:p text:style-name="P1"><text:span text:style-name="T3">CIPHERim<text:tab/>4040/tcp<text:tab/>#CIPHERim client</text:span></text:p>
      <text:p text:style-name="P1"><text:span text:style-name="T3">ldxp<text:tab/>4042/tcp<text:tab/>#LDXP</text:span></text:p>
      <text:p text:style-name="P1"><text:span text:style-name="T3">ldxp<text:tab/>4042/udp<text:tab/>#LDXP</text:span></text:p>
      <text:p text:style-name="P1"><text:span text:style-name="T3">lockd<text:tab/>4045/tcp<text:tab/>#</text:span></text:p>
      <text:p text:style-name="P1"><text:span text:style-name="T3">lockd<text:tab/>4045/udp<text:tab/>#NFS lock daemon manager</text:span></text:p>
      <text:p text:style-name="P1"><text:span text:style-name="T3">WinCrash<text:tab/>4092/tcp<text:tab/>#[trojan] WinCrash</text:span></text:p>
      <text:p text:style-name="P1"><text:span text:style-name="T3">WinCrash<text:tab/>4092/tcp<text:tab/>#[trojan] WinCrash</text:span></text:p>
      <text:p text:style-name="P1"><text:span text:style-name="T3">bre<text:tab/>4096/tcp<text:tab/>#BRE (Bridge Relay Element)</text:span></text:p>
      <text:p text:style-name="P1"><text:span text:style-name="T3">bre<text:tab/>4096/udp<text:tab/>#BRE (Bridge Relay Element)</text:span></text:p>
      <text:p text:style-name="P1"><text:span text:style-name="T3">patrolview<text:tab/>4097/tcp<text:tab/>#Patrol View</text:span></text:p>
      <text:p text:style-name="P1"><text:span text:style-name="T3">patrolview<text:tab/>4097/udp<text:tab/>#Patrol View</text:span></text:p>
      <text:p text:style-name="P1"><text:span text:style-name="T3">drmsfsd<text:tab/>4098/tcp<text:tab/>#drmsfsd</text:span></text:p>
      <text:p text:style-name="P1"><text:span text:style-name="T3">drmsfsd<text:tab/>4098/udp<text:tab/>#drmsfsd</text:span></text:p>
      <text:p text:style-name="P1"><text:span text:style-name="T3">dpcp<text:tab/>4099/tcp<text:tab/>#DPCP</text:span></text:p>
      <text:p text:style-name="P1"><text:span text:style-name="T3">dpcp<text:tab/>4099/udp<text:tab/>#DPCP</text:span></text:p>
      <text:p text:style-name="P1"><text:span text:style-name="T3">nuts_dem<text:tab/>4132/tcp<text:tab/>#NUTS Daemon</text:span></text:p>
      <text:p text:style-name="P1"><text:span text:style-name="T3">nuts_dem<text:tab/>4132/udp<text:tab/>#NUTS Daemon</text:span></text:p>
      <text:p text:style-name="P1"><text:span text:style-name="T3">nuts_bootp<text:tab/>4133/tcp<text:tab/>#NUTS Bootp Server</text:span></text:p>
      <text:p text:style-name="P1"><text:span text:style-name="T3">nuts_bootp<text:tab/>4133/udp<text:tab/>#NUTS Bootp Server</text:span></text:p>
      <text:p text:style-name="P1"><text:span text:style-name="T3">nifty-hmi<text:tab/>4134/tcp<text:tab/>#NIFTY-Serve HMI protocol</text:span></text:p>
      <text:p text:style-name="P1"><text:span text:style-name="T3">nifty-hmi<text:tab/>4134/udp<text:tab/>#NIFTY-Serve HMI protocol</text:span></text:p>
      <text:p text:style-name="P1"><text:span text:style-name="T3">oirtgsvc<text:tab/>4141/tcp<text:tab/>#Workflow Server</text:span></text:p>
      <text:p text:style-name="P1"><text:span text:style-name="T3">oirtgsvc<text:tab/>4141/udp<text:tab/>#Workflow Server</text:span></text:p>
      <text:p text:style-name="P1"><text:span text:style-name="T3">oidocsvc<text:tab/>4142/tcp<text:tab/>#Document Server</text:span></text:p>
      <text:p text:style-name="P1"><text:span text:style-name="T3">oidocsvc<text:tab/>4142/udp<text:tab/>#Document Server</text:span></text:p>
      <text:p text:style-name="P1"><text:span text:style-name="T3">oidsr<text:tab/>4143/tcp<text:tab/>#Document Replication</text:span></text:p>
      <text:p text:style-name="P1"><text:span text:style-name="T3">oidsr<text:tab/>4143/udp<text:tab/>#Document Replication</text:span></text:p>
      <text:p text:style-name="P1"><text:span text:style-name="T3">wincim<text:tab/>4144/tcp<text:tab/>#pc windows compuserve.com protocol</text:span></text:p>
      <text:p text:style-name="P1"><text:span text:style-name="T3">jini-discovery<text:tab/>4160/tcp<text:tab/>#Jini Discovery</text:span></text:p>
      <text:p text:style-name="P1"><text:span text:style-name="T3">jini-discovery<text:tab/>4160/udp<text:tab/>#Jini Discovery</text:span></text:p>
      <text:p text:style-name="P1"><text:span text:style-name="T3">eims-admin<text:tab/>4199/tcp<text:tab/>#EIMS ADMIN</text:span></text:p>
      <text:p text:style-name="P1"><text:span text:style-name="T3">eims-admin<text:tab/>4199/udp<text:tab/>#EIMS ADMIN</text:span></text:p>
      <text:p text:style-name="P1"><text:span text:style-name="T3">vrml-multi-use<text:tab/>4200/vrm<text:tab/>#Multi User Systems</text:span></text:p>
      <text:p text:style-name="P1"><text:span text:style-name="T3">Wartrojan<text:tab/>4201/tcp<text:tab/>#[trojan] War trojan</text:span></text:p>
      <text:p text:style-name="P1"><text:span text:style-name="T3">vrml-multi-use<text:tab/>4201/vrm<text:tab/>#Multi User Systems</text:span></text:p>
      <text:p text:style-name="P1"><text:span text:style-name="T3">vrml-multi-use<text:tab/>4202/vrm<text:tab/>#Multi User Systems</text:span></text:p>
      <text:p text:style-name="P1"><text:span text:style-name="T3">vrml-multi-use<text:tab/>4203/vrm<text:tab/>#Multi User Systems</text:span></text:p>
      <text:p text:style-name="P1"><text:span text:style-name="T3">vrml-multi-use<text:tab/>4204/vrm<text:tab/>#Multi User Systems</text:span></text:p>
      <text:p text:style-name="P1"><text:span text:style-name="T3">vrml-multi-use<text:tab/>4205/vrm<text:tab/>#Multi User Systems</text:span></text:p>
      <text:p text:style-name="P1"><text:span text:style-name="T3">vrml-multi-use<text:tab/>4206/vrm<text:tab/>#Multi User Systems</text:span></text:p>
      <text:p text:style-name="P1"><text:span text:style-name="T3">vrml-multi-use<text:tab/>4207/vrm<text:tab/>#Multi User Systems</text:span></text:p>
      <text:p text:style-name="P1"><text:span text:style-name="T3">vrml-multi-use<text:tab/>4208/vrm<text:tab/>#Multi User Systems</text:span></text:p>
      <text:p text:style-name="P1"><text:span text:style-name="T3">vrml-multi-use<text:tab/>4209/vrm<text:tab/>#Multi User Systems</text:span></text:p>
      <text:p text:style-name="P1"><text:span text:style-name="T3">vrml-multi-use<text:tab/>4210/vrm<text:tab/>#Multi User Systems</text:span></text:p>
      <text:p text:style-name="P1"><text:span text:style-name="T3">vrml-multi-use<text:tab/>4211/vrm<text:tab/>#Multi User Systems</text:span></text:p>
      <text:p text:style-name="P1"><text:span text:style-name="T3">vrml-multi-use<text:tab/>4212/vrm<text:tab/>#Multi User Systems</text:span></text:p>
      <text:p text:style-name="P1"><text:span text:style-name="T3">vrml-multi-use<text:tab/>4213/vrm<text:tab/>#Multi User Systems</text:span></text:p>
      <text:p text:style-name="P1"><text:span text:style-name="T3">vrml-multi-use<text:tab/>4214/vrm<text:tab/>#Multi User Systems</text:span></text:p>
      <text:p text:style-name="P1"><text:span text:style-name="T3">vrml-multi-use<text:tab/>4215/vrm<text:tab/>#Multi User Systems</text:span></text:p>
      <text:p text:style-name="P1"><text:span text:style-name="T3">vrml-multi-use<text:tab/>4216/vrm<text:tab/>#Multi User Systems</text:span></text:p>
      <text:p text:style-name="P1"><text:span text:style-name="T3">vrml-multi-use<text:tab/>4217/vrm<text:tab/>#Multi User Systems</text:span></text:p>
      <text:p text:style-name="P1"><text:span text:style-name="T3">vrml-multi-use<text:tab/>4218/vrm<text:tab/>#Multi User Systems</text:span></text:p>
      <text:p text:style-name="P1"><text:span text:style-name="T3">vrml-multi-use<text:tab/>4219/vrm<text:tab/>#Multi User Systems</text:span></text:p>
      <text:p text:style-name="P1"><text:span text:style-name="T3">vrml-multi-use<text:tab/>4220/vrm<text:tab/>#Multi User Systems</text:span></text:p>
      <text:p text:style-name="P1"><text:span text:style-name="T3">vrml-multi-use<text:tab/>4221/vrm<text:tab/>#Multi User Systems</text:span></text:p>
      <text:p text:style-name="P1"><text:span text:style-name="T3">vrml-multi-use<text:tab/>4222/vrm<text:tab/>#Multi User Systems</text:span></text:p>
      <text:p text:style-name="P1"><text:span text:style-name="T3">vrml-multi-use<text:tab/>4223/vrm<text:tab/>#Multi User Systems</text:span></text:p>
      <text:p text:style-name="P1"><text:span text:style-name="T3">vrml-multi-use<text:tab/>4224/vrm<text:tab/>#Multi User Systems</text:span></text:p>
      <text:p text:style-name="P1"><text:span text:style-name="T3">vrml-multi-use<text:tab/>4225/vrm<text:tab/>#Multi User Systems</text:span></text:p>
      <text:p text:style-name="P1"><text:span text:style-name="T3">vrml-multi-use<text:tab/>4226/vrm<text:tab/>#Multi User Systems</text:span></text:p>
      <text:p text:style-name="P1"><text:span text:style-name="T3">vrml-multi-use<text:tab/>4227/vrm<text:tab/>#Multi User Systems</text:span></text:p>
      <text:p text:style-name="P1"><text:span text:style-name="T3">vrml-multi-use<text:tab/>4228/vrm<text:tab/>#Multi User Systems</text:span></text:p>
      <text:p text:style-name="P1"><text:span text:style-name="T3">vrml-multi-use<text:tab/>4229/vrm<text:tab/>#Multi User Systems</text:span></text:p>
      <text:p text:style-name="P1"><text:span text:style-name="T3">vrml-multi-use<text:tab/>4230/vrm<text:tab/>#Multi User Systems</text:span></text:p>
      <text:p text:style-name="P1"><text:span text:style-name="T3">vrml-multi-use<text:tab/>4231/vrm<text:tab/>#Multi User Systems</text:span></text:p>
      <text:p text:style-name="P1"><text:span text:style-name="T3">vrml-multi-use<text:tab/>4232/vrm<text:tab/>#Multi User Systems</text:span></text:p>
      <text:p text:style-name="P1"><text:span text:style-name="T3">vrml-multi-use<text:tab/>4233/vrm<text:tab/>#Multi User Systems</text:span></text:p>
      <text:p text:style-name="P1"><text:span text:style-name="T3">vrml-multi-use<text:tab/>4234/vrm<text:tab/>#Multi User Systems</text:span></text:p>
      <text:p text:style-name="P1"><text:span text:style-name="T3">vrml-multi-use<text:tab/>4235/vrm<text:tab/>#Multi User Systems</text:span></text:p>
      <text:p text:style-name="P1"><text:span text:style-name="T3">vrml-multi-use<text:tab/>4236/vrm<text:tab/>#Multi User Systems</text:span></text:p>
      <text:p text:style-name="P1"><text:span text:style-name="T3">vrml-multi-use<text:tab/>4237/vrm<text:tab/>#Multi User Systems</text:span></text:p>
      <text:p text:style-name="P1"><text:span text:style-name="T3">vrml-multi-use<text:tab/>4238/vrm<text:tab/>#Multi User Systems</text:span></text:p>
      <text:p text:style-name="P1"><text:span text:style-name="T3">vrml-multi-use<text:tab/>4239/vrm<text:tab/>#Multi User Systems</text:span></text:p>
      <text:p text:style-name="P1"><text:span text:style-name="T3">vrml-multi-use<text:tab/>4240/vrm<text:tab/>#Multi User Systems</text:span></text:p>
      <text:p text:style-name="P1"><text:span text:style-name="T3">vrml-multi-use<text:tab/>4241/vrm<text:tab/>#Multi User Systems</text:span></text:p>
      <text:p text:style-name="P1"><text:span text:style-name="T3">VirtualHackingMachine<text:tab/>4242/tcp<text:tab/>#[trojan] Virtual Hacking Machine - VHM</text:span></text:p>
      <text:p text:style-name="P1"><text:span text:style-name="T3">VirtualHackingMachine<text:tab/>4242/tcp<text:tab/>#[trojan] Virtual Hacking Machine - VHM</text:span></text:p>
      <text:p text:style-name="P1"><text:span text:style-name="T3">vrml-multi-use<text:tab/>4242/vrm<text:tab/>#Multi User Systems</text:span></text:p>
      <text:p text:style-name="P1"><text:span text:style-name="T3">vrml-multi-use<text:tab/>4243/vrm<text:tab/>#Multi User Systems</text:span></text:p>
      <text:p text:style-name="P1"><text:span text:style-name="T3">vrml-multi-use<text:tab/>4244/vrm<text:tab/>#Multi User Systems</text:span></text:p>
      <text:p text:style-name="P1"><text:span text:style-name="T3">vrml-multi-use<text:tab/>4245/vrm<text:tab/>#Multi User Systems</text:span></text:p>
      <text:p text:style-name="P1"><text:span text:style-name="T3">vrml-multi-use<text:tab/>4246/vrm<text:tab/>#Multi User Systems</text:span></text:p>
      <text:p text:style-name="P1"><text:span text:style-name="T3">vrml-multi-use<text:tab/>4247/vrm<text:tab/>#Multi User Systems</text:span></text:p>
      <text:p text:style-name="P1"><text:span text:style-name="T3">vrml-multi-use<text:tab/>4248/vrm<text:tab/>#Multi User Systems</text:span></text:p>
      <text:p text:style-name="P1"><text:span text:style-name="T3">vrml-multi-use<text:tab/>4249/vrm<text:tab/>#Multi User Systems</text:span></text:p>
      <text:p text:style-name="P1"><text:span text:style-name="T3">vrml-multi-use<text:tab/>4250/vrm<text:tab/>#Multi User Systems</text:span></text:p>
      <text:p text:style-name="P1"><text:span text:style-name="T3">vrml-multi-use<text:tab/>4251/vrm<text:tab/>#Multi User Systems</text:span></text:p>
      <text:p text:style-name="P1"><text:span text:style-name="T3">vrml-multi-use<text:tab/>4252/vrm<text:tab/>#Multi User Systems</text:span></text:p>
      <text:p text:style-name="P1"><text:span text:style-name="T3">vrml-multi-use<text:tab/>4253/vrm<text:tab/>#Multi User Systems</text:span></text:p>
      <text:p text:style-name="P1"><text:span text:style-name="T3">vrml-multi-use<text:tab/>4254/vrm<text:tab/>#Multi User Systems</text:span></text:p>
      <text:p text:style-name="P1"><text:span text:style-name="T3">vrml-multi-use<text:tab/>4255/vrm<text:tab/>#Multi User Systems</text:span></text:p>
      <text:p text:style-name="P1"><text:span text:style-name="T3">vrml-multi-use<text:tab/>4256/vrm<text:tab/>#Multi User Systems</text:span></text:p>
      <text:p text:style-name="P1"><text:span text:style-name="T3">vrml-multi-use<text:tab/>4257/vrm<text:tab/>#Multi User Systems</text:span></text:p>
      <text:p text:style-name="P1"><text:span text:style-name="T3">vrml-multi-use<text:tab/>4258/vrm<text:tab/>#Multi User Systems</text:span></text:p>
      <text:p text:style-name="P1"><text:span text:style-name="T3">vrml-multi-use<text:tab/>4259/vrm<text:tab/>#Multi User Systems</text:span></text:p>
      <text:p text:style-name="P1"><text:span text:style-name="T3">vrml-multi-use<text:tab/>4260/vrm<text:tab/>#Multi User Systems</text:span></text:p>
      <text:p text:style-name="P1"><text:span text:style-name="T3">vrml-multi-use<text:tab/>4261/vrm<text:tab/>#Multi User Systems</text:span></text:p>
      <text:p text:style-name="P1"><text:span text:style-name="T3">vrml-multi-use<text:tab/>4262/vrm<text:tab/>#Multi User Systems</text:span></text:p>
      <text:p text:style-name="P1"><text:span text:style-name="T3">vrml-multi-use<text:tab/>4263/vrm<text:tab/>#Multi User Systems</text:span></text:p>
      <text:p text:style-name="P1"><text:span text:style-name="T3">vrml-multi-use<text:tab/>4264/vrm<text:tab/>#Multi User Systems</text:span></text:p>
      <text:p text:style-name="P1"><text:span text:style-name="T3">vrml-multi-use<text:tab/>4265/vrm<text:tab/>#Multi User Systems</text:span></text:p>
      <text:p text:style-name="P1"><text:span text:style-name="T3">vrml-multi-use<text:tab/>4266/vrm<text:tab/>#Multi User Systems</text:span></text:p>
      <text:p text:style-name="P1"><text:span text:style-name="T3">vrml-multi-use<text:tab/>4267/vrm<text:tab/>#Multi User Systems</text:span></text:p>
      <text:p text:style-name="P1"><text:span text:style-name="T3">vrml-multi-use<text:tab/>4268/vrm<text:tab/>#Multi User Systems</text:span></text:p>
      <text:p text:style-name="P1"><text:span text:style-name="T3">vrml-multi-use<text:tab/>4269/vrm<text:tab/>#Multi User Systems</text:span></text:p>
      <text:p text:style-name="P1"><text:span text:style-name="T3">vrml-multi-use<text:tab/>4270/vrm<text:tab/>#Multi User Systems</text:span></text:p>
      <text:p text:style-name="P1"><text:span text:style-name="T3">vrml-multi-use<text:tab/>4271/vrm<text:tab/>#Multi User Systems</text:span></text:p>
      <text:p text:style-name="P1"><text:span text:style-name="T3">vrml-multi-use<text:tab/>4272/vrm<text:tab/>#Multi User Systems</text:span></text:p>
      <text:p text:style-name="P1"><text:span text:style-name="T3">vrml-multi-use<text:tab/>4273/vrm<text:tab/>#Multi User Systems</text:span></text:p>
      <text:p text:style-name="P1"><text:span text:style-name="T3">vrml-multi-use<text:tab/>4274/vrm<text:tab/>#Multi User Systems</text:span></text:p>
      <text:p text:style-name="P1"><text:span text:style-name="T3">vrml-multi-use<text:tab/>4275/vrm<text:tab/>#Multi User Systems</text:span></text:p>
      <text:p text:style-name="P1"><text:span text:style-name="T3">vrml-multi-use<text:tab/>4276/vrm<text:tab/>#Multi User Systems</text:span></text:p>
      <text:p text:style-name="P1"><text:span text:style-name="T3">vrml-multi-use<text:tab/>4277/vrm<text:tab/>#Multi User Systems</text:span></text:p>
      <text:p text:style-name="P1"><text:span text:style-name="T3">vrml-multi-use<text:tab/>4278/vrm<text:tab/>#Multi User Systems</text:span></text:p>
      <text:p text:style-name="P1"><text:span text:style-name="T3">vrml-multi-use<text:tab/>4279/vrm<text:tab/>#Multi User Systems</text:span></text:p>
      <text:p text:style-name="P1"><text:span text:style-name="T3">vrml-multi-use<text:tab/>4280/vrm<text:tab/>#Multi User Systems</text:span></text:p>
      <text:p text:style-name="P1"><text:span text:style-name="T3">vrml-multi-use<text:tab/>4281/vrm<text:tab/>#Multi User Systems</text:span></text:p>
      <text:p text:style-name="P1"><text:span text:style-name="T3">vrml-multi-use<text:tab/>4282/vrm<text:tab/>#Multi User Systems</text:span></text:p>
      <text:p text:style-name="P1"><text:span text:style-name="T3">vrml-multi-use<text:tab/>4283/vrm<text:tab/>#Multi User Systems</text:span></text:p>
      <text:p text:style-name="P1"><text:span text:style-name="T3">vrml-multi-use<text:tab/>4284/vrm<text:tab/>#Multi User Systems</text:span></text:p>
      <text:p text:style-name="P1"><text:span text:style-name="T3">vrml-multi-use<text:tab/>4285/vrm<text:tab/>#Multi User Systems</text:span></text:p>
      <text:p text:style-name="P1"><text:span text:style-name="T3">vrml-multi-use<text:tab/>4286/vrm<text:tab/>#Multi User Systems</text:span></text:p>
      <text:p text:style-name="P1"><text:span text:style-name="T3">vrml-multi-use<text:tab/>4287/vrm<text:tab/>#Multi User Systems</text:span></text:p>
      <text:p text:style-name="P1"><text:span text:style-name="T3">vrml-multi-use<text:tab/>4288/vrm<text:tab/>#Multi User Systems</text:span></text:p>
      <text:p text:style-name="P1"><text:span text:style-name="T3">vrml-multi-use<text:tab/>4289/vrm<text:tab/>#Multi User Systems</text:span></text:p>
      <text:p text:style-name="P1"><text:span text:style-name="T3">vrml-multi-use<text:tab/>4290/vrm<text:tab/>#Multi User Systems</text:span></text:p>
      <text:p text:style-name="P1"><text:span text:style-name="T3">vrml-multi-use<text:tab/>4291/vrm<text:tab/>#Multi User Systems</text:span></text:p>
      <text:p text:style-name="P1"><text:span text:style-name="T3">vrml-multi-use<text:tab/>4292/vrm<text:tab/>#Multi User Systems</text:span></text:p>
      <text:p text:style-name="P1"><text:span text:style-name="T3">vrml-multi-use<text:tab/>4293/vrm<text:tab/>#Multi User Systems</text:span></text:p>
      <text:p text:style-name="P1"><text:span text:style-name="T3">vrml-multi-use<text:tab/>4294/vrm<text:tab/>#Multi User Systems</text:span></text:p>
      <text:p text:style-name="P1"><text:span text:style-name="T3">vrml-multi-use<text:tab/>4295/vrm<text:tab/>#Multi User Systems</text:span></text:p>
      <text:p text:style-name="P1"><text:span text:style-name="T3">vrml-multi-use<text:tab/>4296/vrm<text:tab/>#Multi User Systems</text:span></text:p>
      <text:p text:style-name="P1"><text:span text:style-name="T3">vrml-multi-use<text:tab/>4297/vrm<text:tab/>#Multi User Systems</text:span></text:p>
      <text:p text:style-name="P1"><text:span text:style-name="T3">vrml-multi-use<text:tab/>4298/vrm<text:tab/>#Multi User Systems</text:span></text:p>
      <text:p text:style-name="P1"><text:span text:style-name="T3">vrml-multi-use<text:tab/>4299/vrm<text:tab/>#Multi User Systems</text:span></text:p>
      <text:p text:style-name="P1"><text:span text:style-name="T3">corelccam<text:tab/>4300/tcp<text:tab/>#Corel CCam</text:span></text:p>
      <text:p text:style-name="P1"><text:span text:style-name="T3">corelccam<text:tab/>4300/udp<text:tab/>#Corel CCam</text:span></text:p>
      <text:p text:style-name="P1"><text:span text:style-name="T3">BoBo<text:tab/>4321/tcp<text:tab/>#[trojan] BoBo</text:span></text:p>
      <text:p text:style-name="P1"><text:span text:style-name="T3">BoBo<text:tab/>4321/tcp<text:tab/>#[trojan] BoBo</text:span></text:p>
      <text:p text:style-name="P1"><text:span text:style-name="T3">rwhois<text:tab/>4321/tcp<text:tab/>#Remote Who Is</text:span></text:p>
      <text:p text:style-name="P1"><text:span text:style-name="T3">rwhois<text:tab/>4321/udp<text:tab/>#Remote Who Is</text:span></text:p>
      <text:p text:style-name="P1"><text:span text:style-name="T3">iMesh<text:tab/>4329/tcp<text:tab/>#iMesh File sharing app</text:span></text:p>
      <text:p text:style-name="P1"><text:span text:style-name="T3">msql<text:tab/>4333/tcp<text:tab/>#mini-sql server</text:span></text:p>
      <text:p text:style-name="P1"><text:span text:style-name="T3">unicall<text:tab/>4343/tcp<text:tab/>#</text:span></text:p>
      <text:p text:style-name="P1"><text:span text:style-name="T3">unicall<text:tab/>4343/udp<text:tab/>#</text:span></text:p>
      <text:p text:style-name="P1"><text:span text:style-name="T3">vinainstall<text:tab/>4344/tcp<text:tab/>#VinaInstall</text:span></text:p>
      <text:p text:style-name="P1"><text:span text:style-name="T3">vinainstall<text:tab/>4344/udp<text:tab/>#VinaInstall</text:span></text:p>
      <text:p text:style-name="P1"><text:span text:style-name="T3">m4-network-as<text:tab/>4345/tcp<text:tab/>#Macro 4 Network AS</text:span></text:p>
      <text:p text:style-name="P1"><text:span text:style-name="T3">m4-network-as<text:tab/>4345/udp<text:tab/>#Macro 4 Network AS</text:span></text:p>
      <text:p text:style-name="P1"><text:span text:style-name="T3">elanlm<text:tab/>4346/tcp<text:tab/>#ELAN LM</text:span></text:p>
      <text:p text:style-name="P1"><text:span text:style-name="T3">elanlm<text:tab/>4346/udp<text:tab/>#ELAN LM</text:span></text:p>
      <text:p text:style-name="P1"><text:span text:style-name="T3">lansurveyor<text:tab/>4347/tcp<text:tab/>#LAN Surveyor</text:span></text:p>
      <text:p text:style-name="P1"><text:span text:style-name="T3">lansurveyor<text:tab/>4347/udp<text:tab/>#LAN Surveyor</text:span></text:p>
      <text:p text:style-name="P1"><text:span text:style-name="T3">itose<text:tab/>4348/tcp<text:tab/>#ITOSE</text:span></text:p>
      <text:p text:style-name="P1"><text:span text:style-name="T3">itose<text:tab/>4348/udp<text:tab/>#ITOSE</text:span></text:p>
      <text:p text:style-name="P1"><text:span text:style-name="T3">fsportmap<text:tab/>4349/tcp<text:tab/>#File System Port Map</text:span></text:p>
      <text:p text:style-name="P1"><text:span text:style-name="T3">fsportmap<text:tab/>4349/udp<text:tab/>#File System Port Map</text:span></text:p>
      <text:p text:style-name="P1"><text:span text:style-name="T3">net-device<text:tab/>4350/tcp<text:tab/>#Net Device</text:span></text:p>
      <text:p text:style-name="P1"><text:span text:style-name="T3">net-device<text:tab/>4350/udp<text:tab/>#Net Device</text:span></text:p>
      <text:p text:style-name="P1"><text:span text:style-name="T3">plcy-net-svcs<text:tab/>4351/tcp<text:tab/>#PLCY Net Services</text:span></text:p>
      <text:p text:style-name="P1"><text:span text:style-name="T3">plcy-net-svcs<text:tab/>4351/udp<text:tab/>#PLCY Net Services</text:span></text:p>
      <text:p text:style-name="P1"><text:span text:style-name="T3">f5-iquery<text:tab/>4353/tcp<text:tab/>#F5 iQuery</text:span></text:p>
      <text:p text:style-name="P1"><text:span text:style-name="T3">f5-iquery<text:tab/>4353/udp<text:tab/>#F5 iQuery</text:span></text:p>
      <text:p text:style-name="P1"><text:span text:style-name="T3">phatbot<text:tab/>4387/tcp<text:tab/>#Phatbot Control Channl</text:span></text:p>
      <text:p text:style-name="P1"><text:span text:style-name="T3">saris<text:tab/>4442/tcp<text:tab/>#Saris</text:span></text:p>
      <text:p text:style-name="P1"><text:span text:style-name="T3">saris<text:tab/>4442/udp<text:tab/>#Saris</text:span></text:p>
      <text:p text:style-name="P1"><text:span text:style-name="T3">pharos<text:tab/>4443/tcp<text:tab/>#Pharos</text:span></text:p>
      <text:p text:style-name="P1"><text:span text:style-name="T3">pharos<text:tab/>4443/udp<text:tab/>#Pharos</text:span></text:p>
      <text:p text:style-name="P1"><text:span text:style-name="T3">CrackDown<text:tab/>4444/tcp<text:tab/>#[trojan] CrackDown</text:span></text:p>
      <text:p text:style-name="P1"><text:span text:style-name="T3">krb524<text:tab/>4444/tcp<text:tab/>#KRB524</text:span></text:p>
      <text:p text:style-name="P1"><text:span text:style-name="T3">nv-video<text:tab/>4444/tcp<text:tab/>#NV Video default</text:span></text:p>
      <text:p text:style-name="P1"><text:span text:style-name="T3">Prosiak<text:tab/>4444/tcp<text:tab/>#[trojan] Prosiak</text:span></text:p>
      <text:p text:style-name="P1"><text:span text:style-name="T3">Prosiak<text:tab/>4444/tcp<text:tab/>#[trojan] Prosiak</text:span></text:p>
      <text:p text:style-name="P1"><text:span text:style-name="T3">SwiftRemote<text:tab/>4444/tcp<text:tab/>#[trojan] Swift Remote</text:span></text:p>
      <text:p text:style-name="P1"><text:span text:style-name="T3">krb524<text:tab/>4444/udp<text:tab/>#</text:span></text:p>
      <text:p text:style-name="P1"><text:span text:style-name="T3">nv-video<text:tab/>4444/udp<text:tab/>#NV Video default</text:span></text:p>
      <text:p text:style-name="P1"><text:span text:style-name="T3">upnotifyp<text:tab/>4445/tcp<text:tab/>#UPNOTIFYP</text:span></text:p>
      <text:p text:style-name="P1"><text:span text:style-name="T3">upnotifyp<text:tab/>4445/udp<text:tab/>#UPNOTIFYP</text:span></text:p>
      <text:p text:style-name="P1"><text:span text:style-name="T3">n1-fwp<text:tab/>4446/tcp<text:tab/>#N1-FWP</text:span></text:p>
      <text:p text:style-name="P1"><text:span text:style-name="T3">n1-fwp<text:tab/>4446/udp<text:tab/>#N1-FWP</text:span></text:p>
      <text:p text:style-name="P1"><text:span text:style-name="T3">n1-rmgmt<text:tab/>4447/tcp<text:tab/>#N1-RMGMT</text:span></text:p>
      <text:p text:style-name="P1"><text:span text:style-name="T3">n1-rmgmt<text:tab/>4447/udp<text:tab/>#N1-RMGMT</text:span></text:p>
      <text:p text:style-name="P1"><text:span text:style-name="T3">asc-slmd<text:tab/>4448/tcp<text:tab/>#ASC Licence Manager</text:span></text:p>
      <text:p text:style-name="P1"><text:span text:style-name="T3">asc-slmd<text:tab/>4448/udp<text:tab/>#ASC Licence Manager</text:span></text:p>
      <text:p text:style-name="P1"><text:span text:style-name="T3">privatewire<text:tab/>4449/tcp<text:tab/>#PrivateWire</text:span></text:p>
      <text:p text:style-name="P1"><text:span text:style-name="T3">privatewire<text:tab/>4449/udp<text:tab/>#PrivateWire</text:span></text:p>
      <text:p text:style-name="P1"><text:span text:style-name="T3">camp<text:tab/>4450/tcp<text:tab/>#Camp</text:span></text:p>
      <text:p text:style-name="P1"><text:span text:style-name="T3">camp<text:tab/>4450/udp<text:tab/>#Camp</text:span></text:p>
      <text:p text:style-name="P1"><text:span text:style-name="T3">ctisystemmsg<text:tab/>4451/tcp<text:tab/>#CTI System Msg</text:span></text:p>
      <text:p text:style-name="P1"><text:span text:style-name="T3">ctisystemmsg<text:tab/>4451/udp<text:tab/>#CTI System Msg</text:span></text:p>
      <text:p text:style-name="P1"><text:span text:style-name="T3">ctiprogramload<text:tab/>4452/tcp<text:tab/>#CTI Program Load</text:span></text:p>
      <text:p text:style-name="P1"><text:span text:style-name="T3">ctiprogramload<text:tab/>4452/udp<text:tab/>#CTI Program Load</text:span></text:p>
      <text:p text:style-name="P1"><text:span text:style-name="T3">nssalertmgr<text:tab/>4453/tcp<text:tab/>#NSS Alert Manager</text:span></text:p>
      <text:p text:style-name="P1"><text:span text:style-name="T3">nssalertmgr<text:tab/>4453/udp<text:tab/>#NSS Alert Manager</text:span></text:p>
      <text:p text:style-name="P1"><text:span text:style-name="T3">nssagentmgr<text:tab/>4454/tcp<text:tab/>#NSS Agent Manager</text:span></text:p>
      <text:p text:style-name="P1"><text:span text:style-name="T3">nssagentmgr<text:tab/>4454/udp<text:tab/>#NSS Agent Manager</text:span></text:p>
      <text:p text:style-name="P1"><text:span text:style-name="T3">prchat-user<text:tab/>4455/tcp<text:tab/>#PR Chat User</text:span></text:p>
      <text:p text:style-name="P1"><text:span text:style-name="T3">prchat-user<text:tab/>4455/udp<text:tab/>#PR Chat User</text:span></text:p>
      <text:p text:style-name="P1"><text:span text:style-name="T3">prchat-server<text:tab/>4456/tcp<text:tab/>#PR Chat Server</text:span></text:p>
      <text:p text:style-name="P1"><text:span text:style-name="T3">prchat-server<text:tab/>4456/udp<text:tab/>#PR Chat Server</text:span></text:p>
      <text:p text:style-name="P1"><text:span text:style-name="T3">prRegister<text:tab/>4457/tcp<text:tab/>#PR Register</text:span></text:p>
      <text:p text:style-name="P1"><text:span text:style-name="T3">prRegister<text:tab/>4457/udp<text:tab/>#PR Register</text:span></text:p>
      <text:p text:style-name="P1"><text:span text:style-name="T3">EventHorizon<text:tab/>4488/tcp<text:tab/>#[trojan] Event Horizon</text:span></text:p>
      <text:p text:style-name="P1"><text:span text:style-name="T3">sae-urn<text:tab/>4500/tcp<text:tab/>#</text:span></text:p>
      <text:p text:style-name="P1"><text:span text:style-name="T3">sae-urn<text:tab/>4500/udp<text:tab/>#</text:span></text:p>
      <text:p text:style-name="P1"><text:span text:style-name="T3">urn-x-cdchoice<text:tab/>4501/tcp<text:tab/>#urn-x-cdchoice</text:span></text:p>
      <text:p text:style-name="P1"><text:span text:style-name="T3">urn-x-cdchoice<text:tab/>4501/udp<text:tab/>#urn-x-cdchoice</text:span></text:p>
      <text:p text:style-name="P1"><text:span text:style-name="T3">Celine<text:tab/>4523/tcp<text:tab/>#[trojan] Celine</text:span></text:p>
      <text:p text:style-name="P1"><text:span text:style-name="T3">InternalRevise<text:tab/>4545/tcp<text:tab/>#[trojan] Internal Revise</text:span></text:p>
      <text:p text:style-name="P1"><text:span text:style-name="T3">worldscores<text:tab/>4545/tcp<text:tab/>#WorldScores</text:span></text:p>
      <text:p text:style-name="P1"><text:span text:style-name="T3">worldscores<text:tab/>4545/udp<text:tab/>#WorldScores</text:span></text:p>
      <text:p text:style-name="P1"><text:span text:style-name="T3">sf-lm<text:tab/>4546/tcp<text:tab/>#SF License Manager (Sentinel)</text:span></text:p>
      <text:p text:style-name="P1"><text:span text:style-name="T3">sf-lm<text:tab/>4546/udp<text:tab/>#SF License Manager (Sentinel)</text:span></text:p>
      <text:p text:style-name="P1"><text:span text:style-name="T3">lanner-lm<text:tab/>4547/tcp<text:tab/>#Lanner License Manager</text:span></text:p>
      <text:p text:style-name="P1"><text:span text:style-name="T3">lanner-lm<text:tab/>4547/udp<text:tab/>#Lanner License Manager</text:span></text:p>
      <text:p text:style-name="P1"><text:span text:style-name="T3">rsip<text:tab/>4555/tcp<text:tab/>#RSIP Port</text:span></text:p>
      <text:p text:style-name="P1"><text:span text:style-name="T3">rsip<text:tab/>4555/udp<text:tab/>#RSIP Port</text:span></text:p>
      <text:p text:style-name="P1"><text:span text:style-name="T3">fax<text:tab/>4557/tcp<text:tab/>#FlexFax FAX transmission service</text:span></text:p>
      <text:p text:style-name="P1"><text:span text:style-name="T3">hylafax<text:tab/>4559/tcp<text:tab/>#HylaFAX client-server protocol</text:span></text:p>
      <text:p text:style-name="P1"><text:span text:style-name="T3">FileNail<text:tab/>4567/tcp<text:tab/>#[trojan] File Nail</text:span></text:p>
      <text:p text:style-name="P1"><text:span text:style-name="T3">FileNail<text:tab/>4567/tcp<text:tab/>#[trojan] File Nail</text:span></text:p>
      <text:p text:style-name="P1"><text:span text:style-name="T3">tram<text:tab/>4567/tcp<text:tab/>#TRAM</text:span></text:p>
      <text:p text:style-name="P1"><text:span text:style-name="T3">tram<text:tab/>4567/udp<text:tab/>#TRAM</text:span></text:p>
      <text:p text:style-name="P1"><text:span text:style-name="T3">bmc-reporting<text:tab/>4568/tcp<text:tab/>#BMC Reporting</text:span></text:p>
      <text:p text:style-name="P1"><text:span text:style-name="T3">bmc-reporting<text:tab/>4568/udp<text:tab/>#BMC Reporting</text:span></text:p>
      <text:p text:style-name="P1"><text:span text:style-name="T3">ICQTrojan<text:tab/>4590/tcp<text:tab/>#[trojan] ICQ Trojan</text:span></text:p>
      <text:p text:style-name="P1"><text:span text:style-name="T3">ICQTrojan<text:tab/>4590/tcp<text:tab/>#[trojan] ICQ Trojan</text:span></text:p>
      <text:p text:style-name="P1"><text:span text:style-name="T3">piranha1<text:tab/>4600/tcp<text:tab/>#Piranha1</text:span></text:p>
      <text:p text:style-name="P1"><text:span text:style-name="T3">piranha1<text:tab/>4600/udp<text:tab/>#Piranha1</text:span></text:p>
      <text:p text:style-name="P1"><text:span text:style-name="T3">piranha2<text:tab/>4601/tcp<text:tab/>#Piranha2</text:span></text:p>
      <text:p text:style-name="P1"><text:span text:style-name="T3">piranha2<text:tab/>4601/udp<text:tab/>#Piranha2</text:span></text:p>
      <text:p text:style-name="P1"><text:span text:style-name="T3">Cero<text:tab/>4653/tcp<text:tab/>#[trojan] Cero</text:span></text:p>
      <text:p text:style-name="P1"><text:span text:style-name="T3">eDonkey2000<text:tab/>4661/tcp<text:tab/>#eDonkey2000 Server Default Port</text:span></text:p>
      <text:p text:style-name="P1"><text:span text:style-name="T3">eDonkey2000<text:tab/>4662/tcp<text:tab/>#eDonkey2000 Server Default Port</text:span></text:p>
      <text:p text:style-name="P1"><text:span text:style-name="T3">eDonkey2000<text:tab/>4665/udp<text:tab/>#eDonkey2000 Server Messaging Default Port</text:span></text:p>
      <text:p text:style-name="P1"><text:span text:style-name="T3">Mneah<text:tab/>4666/tcp<text:tab/>#[trojan] Mneah</text:span></text:p>
      <text:p text:style-name="P1"><text:span text:style-name="T3">emule<text:tab/>4667/tcp<text:tab/>#emule and edonkey P2P</text:span></text:p>
      <text:p text:style-name="P1"><text:span text:style-name="T3">Backdoor-AML-SMTP<text:tab/>4668/tcp<text:tab/>#Backdoor-AML and SMTP relay used by Troj/Maz.C virus</text:span></text:p>
      <text:p text:style-name="P1"><text:span text:style-name="T3">eMule<text:tab/>4672/udp<text:tab/>#eMule / eDonkey P2P Software</text:span></text:p>
      <text:p text:style-name="P1"><text:span text:style-name="T3">eMule<text:tab/>4675/tcp<text:tab/>#eMule / eDonkey P2P</text:span></text:p>
      <text:p text:style-name="P1"><text:span text:style-name="T3">iims<text:tab/>4800/tcp<text:tab/>#Icona Instant Messenging System</text:span></text:p>
      <text:p text:style-name="P1"><text:span text:style-name="T3">iims<text:tab/>4800/udp<text:tab/>#Icona Instant Messenging System</text:span></text:p>
      <text:p text:style-name="P1"><text:span text:style-name="T3">iwec<text:tab/>4801/tcp<text:tab/>#Icona Web Embedded Chat</text:span></text:p>
      <text:p text:style-name="P1"><text:span text:style-name="T3">iwec<text:tab/>4801/udp<text:tab/>#Icona Web Embedded Chat</text:span></text:p>
      <text:p text:style-name="P1"><text:span text:style-name="T3">ilss<text:tab/>4802/tcp<text:tab/>#Icona License System Server</text:span></text:p>
      <text:p text:style-name="P1"><text:span text:style-name="T3">ilss<text:tab/>4802/udp<text:tab/>#Icona License System Server</text:span></text:p>
      <text:p text:style-name="P1"><text:span text:style-name="T3">htcp<text:tab/>4827/tcp<text:tab/>#HTCP</text:span></text:p>
      <text:p text:style-name="P1"><text:span text:style-name="T3">htcp<text:tab/>4827/udp<text:tab/>#HTCP</text:span></text:p>
      <text:p text:style-name="P1"><text:span text:style-name="T3">varadero-0<text:tab/>4837/tcp<text:tab/>#Varadero-0</text:span></text:p>
      <text:p text:style-name="P1"><text:span text:style-name="T3">varadero-0<text:tab/>4837/udp<text:tab/>#Varadero-0</text:span></text:p>
      <text:p text:style-name="P1"><text:span text:style-name="T3">varadero-1<text:tab/>4838/tcp<text:tab/>#Varadero-1</text:span></text:p>
      <text:p text:style-name="P1"><text:span text:style-name="T3">varadero-1<text:tab/>4838/udp<text:tab/>#Varadero-1</text:span></text:p>
      <text:p text:style-name="P1"><text:span text:style-name="T3">varadero-2<text:tab/>4839/udp<text:tab/>#Varadero-2</text:span></text:p>
      <text:p text:style-name="P1"><text:span text:style-name="T3">phrelay<text:tab/>4868/tcp<text:tab/>#Photon Relay</text:span></text:p>
      <text:p text:style-name="P1"><text:span text:style-name="T3">phrelay<text:tab/>4868/udp<text:tab/>#Photon Relay</text:span></text:p>
      <text:p text:style-name="P1"><text:span text:style-name="T3">phrelaydbg<text:tab/>4869/tcp<text:tab/>#Photon Relay Debug</text:span></text:p>
      <text:p text:style-name="P1"><text:span text:style-name="T3">phrelaydbg<text:tab/>4869/udp<text:tab/>#Photon Relay Debug</text:span></text:p>
      <text:p text:style-name="P1"><text:span text:style-name="T3">abbs<text:tab/>4885/tcp<text:tab/>#ABBS</text:span></text:p>
      <text:p text:style-name="P1"><text:span text:style-name="T3">abbs<text:tab/>4885/udp<text:tab/>#ABBS</text:span></text:p>
      <text:p text:style-name="P1"><text:span text:style-name="T3">radmin<text:tab/>4899/tcp<text:tab/>#Remote Administrator default port</text:span></text:p>
      <text:p text:style-name="P1"><text:span text:style-name="T3">ICQTrogenLm<text:tab/>4950/tcp<text:tab/>#[trojan] ICQ Trogen (Lm)</text:span></text:p>
      <text:p text:style-name="P1"><text:span text:style-name="T3">ICQTrogen(Lm)<text:tab/>4950/tcp<text:tab/>#[trojan] ICQ Trogen (Lm)</text:span></text:p>
      <text:p text:style-name="P1"><text:span text:style-name="T3">att-intercom<text:tab/>4983/tcp<text:tab/>#AT&amp;amp;T Intercom</text:span></text:p>
      <text:p text:style-name="P1"><text:span text:style-name="T3">att-intercom<text:tab/>4983/udp<text:tab/>#AT&amp;amp;T Intercom</text:span></text:p>
      <text:p text:style-name="P1"><text:span text:style-name="T3">smar-se-port1<text:tab/>4987/tcp<text:tab/>#SMAR Ethernet Port 1</text:span></text:p>
      <text:p text:style-name="P1"><text:span text:style-name="T3">smar-se-port1<text:tab/>4987/udp<text:tab/>#SMAR Ethernet Port 1</text:span></text:p>
      <text:p text:style-name="P1"><text:span text:style-name="T3">smar-se-port2<text:tab/>4988/tcp<text:tab/>#SMAR Ethernet Port 2</text:span></text:p>
      <text:p text:style-name="P1"><text:span text:style-name="T3">smar-se-port2<text:tab/>4988/udp<text:tab/>#SMAR Ethernet Port 2</text:span></text:p>
      <text:p text:style-name="P1"><text:span text:style-name="T3">BackDoorSetup<text:tab/>5000/tcp<text:tab/>#[trojan] Back Door Setup</text:span></text:p>
      <text:p text:style-name="P1"><text:span text:style-name="T3">commplex-main<text:tab/>5000/udp<text:tab/>#</text:span></text:p>
      <text:p text:style-name="P1"><text:span text:style-name="T3">BackDoorSetup<text:tab/>5001/tcp<text:tab/>#[trojan] Back Door Setup</text:span></text:p>
      <text:p text:style-name="P1"><text:span text:style-name="T3">BackDoorSetup<text:tab/>5001/tcp<text:tab/>#[trojan] Back Door Setup</text:span></text:p>
      <text:p text:style-name="P1"><text:span text:style-name="T3">commplex-link<text:tab/>5001/tcp<text:tab/>#</text:span></text:p>
      <text:p text:style-name="P1"><text:span text:style-name="T3">SocketsdesTroie<text:tab/>5001/tcp<text:tab/>#[trojan] Sockets des Troie</text:span></text:p>
      <text:p text:style-name="P1"><text:span text:style-name="T3">commplex-link<text:tab/>5001/udp<text:tab/>#</text:span></text:p>
      <text:p text:style-name="P1"><text:span text:style-name="T3">cd00r<text:tab/>5002/tcp<text:tab/>#[trojan] cd00r</text:span></text:p>
      <text:p text:style-name="P1"><text:span text:style-name="T3">LinuxRootkitIV(4)<text:tab/>5002/tcp<text:tab/>#[trojan] Linux Rootkit IV (4)</text:span></text:p>
      <text:p text:style-name="P1"><text:span text:style-name="T3">rfe<text:tab/>5002/tcp<text:tab/>#Radio Free Ethernet</text:span></text:p>
      <text:p text:style-name="P1"><text:span text:style-name="T3">Shaft<text:tab/>5002/tcp<text:tab/>#[trojan] Shaft</text:span></text:p>
      <text:p text:style-name="P1"><text:span text:style-name="T3">Shaft<text:tab/>5002/tcp<text:tab/>#[trojan] Shaft</text:span></text:p>
      <text:p text:style-name="P1"><text:span text:style-name="T3">rfe<text:tab/>5002/udp<text:tab/>#Radio Free Ethernet</text:span></text:p>
      <text:p text:style-name="P1"><text:span text:style-name="T3">fmpro-internal<text:tab/>5003/tcp<text:tab/>#FileMaker Inc. - Proprietary transport</text:span></text:p>
      <text:p text:style-name="P1"><text:span text:style-name="T3">fmpro-internal<text:tab/>5003/udp<text:tab/>#FileMaker Inc. - Proprietary name binding</text:span></text:p>
      <text:p text:style-name="P1"><text:span text:style-name="T3">avt-profile-1<text:tab/>5004/tcp<text:tab/>#avt-profile-1</text:span></text:p>
      <text:p text:style-name="P1"><text:span text:style-name="T3">avt-profile-1<text:tab/>5004/udp<text:tab/>#avt-profile-1</text:span></text:p>
      <text:p text:style-name="P1"><text:span text:style-name="T3">Aladino<text:tab/>5005/tcp<text:tab/>#[trojan] Aladino</text:span></text:p>
      <text:p text:style-name="P1"><text:span text:style-name="T3">avt-profile-2<text:tab/>5005/tcp<text:tab/>#avt-profile-2</text:span></text:p>
      <text:p text:style-name="P1"><text:span text:style-name="T3">avt-profile-2<text:tab/>5005/udp<text:tab/>#avt-profile-2</text:span></text:p>
      <text:p text:style-name="P1"><text:span text:style-name="T3">wsm-server<text:tab/>5006/tcp<text:tab/>#wsm server</text:span></text:p>
      <text:p text:style-name="P1"><text:span text:style-name="T3">wsm-server<text:tab/>5006/udp<text:tab/>#wsm server</text:span></text:p>
      <text:p text:style-name="P1"><text:span text:style-name="T3">wsm-server-ssl<text:tab/>5007/tcp<text:tab/>#wsm server ssl</text:span></text:p>
      <text:p text:style-name="P1"><text:span text:style-name="T3">Solo<text:tab/>5010/tcp<text:tab/>#[trojan] Solo</text:span></text:p>
      <text:p text:style-name="P1"><text:span text:style-name="T3">Solo<text:tab/>5010/tcp<text:tab/>#[trojan] Solo</text:span></text:p>
      <text:p text:style-name="P1"><text:span text:style-name="T3">telelpathstart<text:tab/>5010/tcp<text:tab/>#</text:span></text:p>
      <text:p text:style-name="P1"><text:span text:style-name="T3">yahoo<text:tab/>5010/tcp<text:tab/>#Yahoo! Messenger</text:span></text:p>
      <text:p text:style-name="P1"><text:span text:style-name="T3">telelpathstart<text:tab/>5010/udp<text:tab/>#</text:span></text:p>
      <text:p text:style-name="P1"><text:span text:style-name="T3">modified<text:tab/>5011/tcp<text:tab/>#[trojan] modified</text:span></text:p>
      <text:p text:style-name="P1"><text:span text:style-name="T3">OneoftheLastTrojans<text:tab/>5011/tcp<text:tab/>#[trojan] One of the Last Trojans (OOTLT)</text:span></text:p>
      <text:p text:style-name="P1"><text:span text:style-name="T3">telelpathattack<text:tab/>5011/tcp<text:tab/>#</text:span></text:p>
      <text:p text:style-name="P1"><text:span text:style-name="T3">telelpathattack<text:tab/>5011/udp<text:tab/>#</text:span></text:p>
      <text:p text:style-name="P1"><text:span text:style-name="T3">zenginkyo-1<text:tab/>5020/tcp<text:tab/>#zenginkyo-1</text:span></text:p>
      <text:p text:style-name="P1"><text:span text:style-name="T3">zenginkyo-1<text:tab/>5020/udp<text:tab/>#zenginkyo-1</text:span></text:p>
      <text:p text:style-name="P1"><text:span text:style-name="T3">zenginkyo-2<text:tab/>5021/tcp<text:tab/>#zenginkyo-2</text:span></text:p>
      <text:p text:style-name="P1"><text:span text:style-name="T3">zenginkyo-2<text:tab/>5021/udp<text:tab/>#zenginkyo-2</text:span></text:p>
      <text:p text:style-name="P1"><text:span text:style-name="T3">WMRemoteKeyLogger<text:tab/>5025/tcp<text:tab/>#[trojan] WM Remote KeyLogger</text:span></text:p>
      <text:p text:style-name="P1"><text:span text:style-name="T3">WMRemoteKeyLogger<text:tab/>5025/tcp<text:tab/>#[trojan] WM Remote KeyLogger</text:span></text:p>
      <text:p text:style-name="P1"><text:span text:style-name="T3">NetMetropolitan<text:tab/>5031/tcp<text:tab/>#[trojan] Net Metropolitan</text:span></text:p>
      <text:p text:style-name="P1"><text:span text:style-name="T3">NetMetropolitan<text:tab/>5031/tcp<text:tab/>#[trojan] Net Metropolitan</text:span></text:p>
      <text:p text:style-name="P1"><text:span text:style-name="T3">NetMetropolitan<text:tab/>5032/tcp<text:tab/>#[trojan] Net Metropolitan</text:span></text:p>
      <text:p text:style-name="P1"><text:span text:style-name="T3">NetMetropolitan<text:tab/>5032/tcp<text:tab/>#[trojan] Net Metropolitan</text:span></text:p>
      <text:p text:style-name="P1"><text:span text:style-name="T3">asnaacceler8db<text:tab/>5042/tcp<text:tab/>#asnaacceler8db</text:span></text:p>
      <text:p text:style-name="P1"><text:span text:style-name="T3">asnaacceler8db<text:tab/>5042/udp<text:tab/>#asnaacceler8db</text:span></text:p>
      <text:p text:style-name="P1"><text:span text:style-name="T3">mmcc<text:tab/>5050/tcp<text:tab/>#multimedia conference control tool</text:span></text:p>
      <text:p text:style-name="P1"><text:span text:style-name="T3">mmcc<text:tab/>5050/udp<text:tab/>#multimedia conference control tool</text:span></text:p>
      <text:p text:style-name="P1"><text:span text:style-name="T3">ita-agent<text:tab/>5051/tcp<text:tab/>#ITA Agent</text:span></text:p>
      <text:p text:style-name="P1"><text:span text:style-name="T3">ita-agent<text:tab/>5051/udp<text:tab/>#ITA Agent</text:span></text:p>
      <text:p text:style-name="P1"><text:span text:style-name="T3">ita-manager<text:tab/>5052/tcp<text:tab/>#ITA Manager</text:span></text:p>
      <text:p text:style-name="P1"><text:span text:style-name="T3">ita-manager<text:tab/>5052/udp<text:tab/>#ITA Manager</text:span></text:p>
      <text:p text:style-name="P1"><text:span text:style-name="T3">unot<text:tab/>5055/tcp<text:tab/>#UNOT</text:span></text:p>
      <text:p text:style-name="P1"><text:span text:style-name="T3">unot<text:tab/>5055/udp<text:tab/>#UNOT</text:span></text:p>
      <text:p text:style-name="P1"><text:span text:style-name="T3">intecom-ps1<text:tab/>5056/tcp<text:tab/>#Intecom PS 1</text:span></text:p>
      <text:p text:style-name="P1"><text:span text:style-name="T3">intecom-ps1<text:tab/>5056/udp<text:tab/>#Intecom PS 1</text:span></text:p>
      <text:p text:style-name="P1"><text:span text:style-name="T3">intecom-ps2<text:tab/>5057/tcp<text:tab/>#Intecom PS 2</text:span></text:p>
      <text:p text:style-name="P1"><text:span text:style-name="T3">intecom-ps2<text:tab/>5057/udp<text:tab/>#Intecom PS 2</text:span></text:p>
      <text:p text:style-name="P1"><text:span text:style-name="T3">sip<text:tab/>5060/tcp<text:tab/>#SIP</text:span></text:p>
      <text:p text:style-name="P1"><text:span text:style-name="T3">sip<text:tab/>5060/udp<text:tab/>#SIP</text:span></text:p>
      <text:p text:style-name="P1"><text:span text:style-name="T3">sip-tls<text:tab/>5061/tcp<text:tab/>#SIP-TLS</text:span></text:p>
      <text:p text:style-name="P1"><text:span text:style-name="T3">sip-tls<text:tab/>5061/udp<text:tab/>#SIP-TLS</text:span></text:p>
      <text:p text:style-name="P1"><text:span text:style-name="T3">stanag-5066<text:tab/>5066/tcp<text:tab/>#STANAG-5066-SUBNET-INTF</text:span></text:p>
      <text:p text:style-name="P1"><text:span text:style-name="T3">stanag-5066<text:tab/>5066/udp<text:tab/>#STANAG-5066-SUBNET-INTF</text:span></text:p>
      <text:p text:style-name="P1"><text:span text:style-name="T3">i-net-2000-npr<text:tab/>5069/tcp<text:tab/>#I Net 2000-NPR</text:span></text:p>
      <text:p text:style-name="P1"><text:span text:style-name="T3">i-net-2000-npr<text:tab/>5069/udp<text:tab/>#I Net 2000-NPR</text:span></text:p>
      <text:p text:style-name="P1"><text:span text:style-name="T3">powerschool<text:tab/>5071/tcp<text:tab/>#PowerSchool</text:span></text:p>
      <text:p text:style-name="P1"><text:span text:style-name="T3">powerschool<text:tab/>5071/udp<text:tab/>#PowerSchool</text:span></text:p>
      <text:p text:style-name="P1"><text:span text:style-name="T3">sentinel-lm<text:tab/>5093/tcp<text:tab/>#Sentinel LM</text:span></text:p>
      <text:p text:style-name="P1"><text:span text:style-name="T3">sentinel-lm<text:tab/>5093/udp<text:tab/>#Sentinel LM</text:span></text:p>
      <text:p text:style-name="P1"><text:span text:style-name="T3">sentlm-srv2srv<text:tab/>5099/tcp<text:tab/>#SentLM Srv2Srv</text:span></text:p>
      <text:p text:style-name="P1"><text:span text:style-name="T3">sentlm-srv2srv<text:tab/>5099/udp<text:tab/>#SentLM Srv2Srv</text:span></text:p>
      <text:p text:style-name="P1"><text:span text:style-name="T3">cobalt-raq<text:tab/>5100/tcp<text:tab/>#ChiliSoft ASP manager for Cobalt RaQ</text:span></text:p>
      <text:p text:style-name="P1"><text:span text:style-name="T3">rmonitor_secure<text:tab/>5145/tcp<text:tab/>#</text:span></text:p>
      <text:p text:style-name="P1"><text:span text:style-name="T3">rmonitor_secure<text:tab/>5145/udp<text:tab/>#</text:span></text:p>
      <text:p text:style-name="P1"><text:span text:style-name="T3">atmp<text:tab/>5150/tcp<text:tab/>#Ascend Tunnel Management Protocol</text:span></text:p>
      <text:p text:style-name="P1"><text:span text:style-name="T3">atmp<text:tab/>5150/udp<text:tab/>#Ascend Tunnel Management Protocol</text:span></text:p>
      <text:p text:style-name="P1"><text:span text:style-name="T3">esri_sde<text:tab/>5151/tcp<text:tab/>#ESRI SDE Instance</text:span></text:p>
      <text:p text:style-name="P1"><text:span text:style-name="T3">esri_sde<text:tab/>5151/udp<text:tab/>#ESRI SDE Remote Start</text:span></text:p>
      <text:p text:style-name="P1"><text:span text:style-name="T3">sde-discovery<text:tab/>5152/tcp<text:tab/>#ESRI SDE Instance Discovery</text:span></text:p>
      <text:p text:style-name="P1"><text:span text:style-name="T3">sde-discovery<text:tab/>5152/udp<text:tab/>#ESRI SDE Instance Discovery</text:span></text:p>
      <text:p text:style-name="P1"><text:span text:style-name="T3">ife_icorp<text:tab/>5165/tcp<text:tab/>#ife_1corp</text:span></text:p>
      <text:p text:style-name="P1"><text:span text:style-name="T3">ife_icorp<text:tab/>5165/udp<text:tab/>#ife_1corp</text:span></text:p>
      <text:p text:style-name="P1"><text:span text:style-name="T3">aim<text:tab/>5190/tcp<text:tab/>#America Online Instant Messenger</text:span></text:p>
      <text:p text:style-name="P1"><text:span text:style-name="T3">aim<text:tab/>5191/tcp<text:tab/>#America Online Instant Messenger</text:span></text:p>
      <text:p text:style-name="P1"><text:span text:style-name="T3">aim<text:tab/>5192/tcp<text:tab/>#America Online Instant Messenger</text:span></text:p>
      <text:p text:style-name="P1"><text:span text:style-name="T3">aim<text:tab/>5193/tcp<text:tab/>#America Online Instant Messenger</text:span></text:p>
      <text:p text:style-name="P1"><text:span text:style-name="T3">targus-getdata<text:tab/>5200/tcp<text:tab/>#TARGUS GetData</text:span></text:p>
      <text:p text:style-name="P1"><text:span text:style-name="T3">targus-getdata<text:tab/>5200/udp<text:tab/>#TARGUS GetData</text:span></text:p>
      <text:p text:style-name="P1"><text:span text:style-name="T3">targus-getdata1<text:tab/>5201/tcp<text:tab/>#TARGUS GetData 1</text:span></text:p>
      <text:p text:style-name="P1"><text:span text:style-name="T3">targus-getdata1<text:tab/>5201/udp<text:tab/>#TARGUS GetData 1</text:span></text:p>
      <text:p text:style-name="P1"><text:span text:style-name="T3">targus-getdata2<text:tab/>5202/tcp<text:tab/>#TARGUS GetData 2</text:span></text:p>
      <text:p text:style-name="P1"><text:span text:style-name="T3">targus-getdata2<text:tab/>5202/udp<text:tab/>#TARGUS GetData 2</text:span></text:p>
      <text:p text:style-name="P1"><text:span text:style-name="T3">targus-getdata3<text:tab/>5203/tcp<text:tab/>#TARGUS GetData 3</text:span></text:p>
      <text:p text:style-name="P1"><text:span text:style-name="T3">targus-getdata3<text:tab/>5203/udp<text:tab/>#TARGUS GetData 3</text:span></text:p>
      <text:p text:style-name="P1"><text:span text:style-name="T3">jabber<text:tab/>5222/tcp<text:tab/>#Jabber IM Server</text:span></text:p>
      <text:p text:style-name="P1"><text:span text:style-name="T3">jabber-ssl<text:tab/>5223/tcp<text:tab/>#Jabber IM Server with SSL</text:span></text:p>
      <text:p text:style-name="P1"><text:span text:style-name="T3">sgi-dgl<text:tab/>5232/tcp<text:tab/>#SGI Distributed Graphics</text:span></text:p>
      <text:p text:style-name="P1"><text:span text:style-name="T3">padl2sim<text:tab/>5236/tcp<text:tab/>#</text:span></text:p>
      <text:p text:style-name="P1"><text:span text:style-name="T3">padl2sim<text:tab/>5236/udp<text:tab/>#</text:span></text:p>
      <text:p text:style-name="P1"><text:span text:style-name="T3">Backdoor-AML<text:tab/>5262/tcp<text:tab/>#Backdoor-AML used by Troj/Maz.C virus</text:span></text:p>
      <text:p text:style-name="P1"><text:span text:style-name="T3">jabber-s2s<text:tab/>5269/tcp<text:tab/>#Jabber IM Server to Server connections</text:span></text:p>
      <text:p text:style-name="P1"><text:span text:style-name="T3">pk<text:tab/>5272/tcp<text:tab/>#PK</text:span></text:p>
      <text:p text:style-name="P1"><text:span text:style-name="T3">pk<text:tab/>5272/udp<text:tab/>#PK</text:span></text:p>
      <text:p text:style-name="P1"><text:span text:style-name="T3">hacl-hb<text:tab/>5300/tcp<text:tab/>#</text:span></text:p>
      <text:p text:style-name="P1"><text:span text:style-name="T3">hacl-hb<text:tab/>5300/udp<text:tab/>#</text:span></text:p>
      <text:p text:style-name="P1"><text:span text:style-name="T3">hacl-gs<text:tab/>5301/tcp<text:tab/>#</text:span></text:p>
      <text:p text:style-name="P1"><text:span text:style-name="T3">hacl-gs<text:tab/>5301/udp<text:tab/>#</text:span></text:p>
      <text:p text:style-name="P1"><text:span text:style-name="T3">hacl-cfg<text:tab/>5302/tcp<text:tab/>#</text:span></text:p>
      <text:p text:style-name="P1"><text:span text:style-name="T3">hacl-cfg<text:tab/>5302/udp<text:tab/>#</text:span></text:p>
      <text:p text:style-name="P1"><text:span text:style-name="T3">hacl-probe<text:tab/>5303/tcp<text:tab/>#</text:span></text:p>
      <text:p text:style-name="P1"><text:span text:style-name="T3">hacl-probe<text:tab/>5303/udp<text:tab/>#</text:span></text:p>
      <text:p text:style-name="P1"><text:span text:style-name="T3">hacl-local<text:tab/>5304/tcp<text:tab/>#</text:span></text:p>
      <text:p text:style-name="P1"><text:span text:style-name="T3">hacl-local<text:tab/>5304/udp<text:tab/>#</text:span></text:p>
      <text:p text:style-name="P1"><text:span text:style-name="T3">hacl-test<text:tab/>5305/tcp<text:tab/>#</text:span></text:p>
      <text:p text:style-name="P1"><text:span text:style-name="T3">hacl-test<text:tab/>5305/udp<text:tab/>#</text:span></text:p>
      <text:p text:style-name="P1"><text:span text:style-name="T3">sun-mc-grp<text:tab/>5306/tcp<text:tab/>#Sun MC Group</text:span></text:p>
      <text:p text:style-name="P1"><text:span text:style-name="T3">sun-mc-grp<text:tab/>5306/udp<text:tab/>#Sun MC Group</text:span></text:p>
      <text:p text:style-name="P1"><text:span text:style-name="T3">sco-aip<text:tab/>5307/tcp<text:tab/>#SCO AIP</text:span></text:p>
      <text:p text:style-name="P1"><text:span text:style-name="T3">sco-aip<text:tab/>5307/udp<text:tab/>#SCO AIP</text:span></text:p>
      <text:p text:style-name="P1"><text:span text:style-name="T3">cfengine<text:tab/>5308/tcp<text:tab/>#</text:span></text:p>
      <text:p text:style-name="P1"><text:span text:style-name="T3">cfengine<text:tab/>5308/udp<text:tab/>#</text:span></text:p>
      <text:p text:style-name="P1"><text:span text:style-name="T3">jprinter<text:tab/>5309/tcp<text:tab/>#J Printer</text:span></text:p>
      <text:p text:style-name="P1"><text:span text:style-name="T3">jprinter<text:tab/>5309/udp<text:tab/>#J Printer</text:span></text:p>
      <text:p text:style-name="P1"><text:span text:style-name="T3">outlaws<text:tab/>5310/tcp<text:tab/>#Outlaws</text:span></text:p>
      <text:p text:style-name="P1"><text:span text:style-name="T3">outlaws<text:tab/>5310/udp<text:tab/>#Outlaws</text:span></text:p>
      <text:p text:style-name="P1"><text:span text:style-name="T3">tmlogin<text:tab/>5311/tcp<text:tab/>#TM Login</text:span></text:p>
      <text:p text:style-name="P1"><text:span text:style-name="T3">tmlogin<text:tab/>5311/udp<text:tab/>#TM Login</text:span></text:p>
      <text:p text:style-name="P1"><text:span text:style-name="T3">opalis-rbt-ipc<text:tab/>5314/tcp<text:tab/>#opalis-rbt-ipc</text:span></text:p>
      <text:p text:style-name="P1"><text:span text:style-name="T3">opalis-rbt-ipc<text:tab/>5314/udp<text:tab/>#opalis-rbt-ipc</text:span></text:p>
      <text:p text:style-name="P1"><text:span text:style-name="T3">hacl-poll<text:tab/>5315/tcp<text:tab/>#HA Cluster UDP Polling</text:span></text:p>
      <text:p text:style-name="P1"><text:span text:style-name="T3">hacl-poll<text:tab/>5315/udp<text:tab/>#HA Cluster UDP Polling</text:span></text:p>
      <text:p text:style-name="P1"><text:span text:style-name="T3">Firehotcker<text:tab/>5321/tcp<text:tab/>#[trojan] Firehotcker</text:span></text:p>
      <text:p text:style-name="P1"><text:span text:style-name="T3">Firehotcker<text:tab/>5321/tcp<text:tab/>#[trojan] Firehotcker</text:span></text:p>
      <text:p text:style-name="P1"><text:span text:style-name="T3">Backage<text:tab/>5333/tcp<text:tab/>#[trojan] Backage</text:span></text:p>
      <text:p text:style-name="P1"><text:span text:style-name="T3">NetDemon<text:tab/>5333/tcp<text:tab/>#[trojan] NetDemon</text:span></text:p>
      <text:p text:style-name="P1"><text:span text:style-name="T3">WCRat<text:tab/>5343/tcp<text:tab/>#[trojan] wCrat - WC Remote Administration Tool</text:span></text:p>
      <text:p text:style-name="P1"><text:span text:style-name="T3">wCrat<text:tab/>5343/tcp<text:tab/>#[trojan] WC Remote Administration Tool</text:span></text:p>
      <text:p text:style-name="P1"><text:span text:style-name="T3">BackConstruction<text:tab/>5400/tcp<text:tab/>#[trojan] Back Construction</text:span></text:p>
      <text:p text:style-name="P1"><text:span text:style-name="T3">BackConstruction<text:tab/>5400/tcp<text:tab/>#[trojan] Back Construction</text:span></text:p>
      <text:p text:style-name="P1"><text:span text:style-name="T3">BladeRunner<text:tab/>5400/tcp<text:tab/>#[trojan] Blade Runner</text:span></text:p>
      <text:p text:style-name="P1"><text:span text:style-name="T3">excerpt<text:tab/>5400/tcp<text:tab/>#Excerpt Search</text:span></text:p>
      <text:p text:style-name="P1"><text:span text:style-name="T3">excerpt<text:tab/>5400/udp<text:tab/>#Excerpt Search</text:span></text:p>
      <text:p text:style-name="P1"><text:span text:style-name="T3">BackConstruction<text:tab/>5401/tcp<text:tab/>#[trojan] Back Construction</text:span></text:p>
      <text:p text:style-name="P1"><text:span text:style-name="T3">BackConstruction<text:tab/>5401/tcp<text:tab/>#[trojan] Back Construction</text:span></text:p>
      <text:p text:style-name="P1"><text:span text:style-name="T3">BladeRunner<text:tab/>5401/tcp<text:tab/>#[trojan] Blade Runner</text:span></text:p>
      <text:p text:style-name="P1"><text:span text:style-name="T3">excerpts<text:tab/>5401/tcp<text:tab/>#Excerpt Search Secure</text:span></text:p>
      <text:p text:style-name="P1"><text:span text:style-name="T3">Mneah<text:tab/>5401/tcp<text:tab/>#[trojan] Mneah</text:span></text:p>
      <text:p text:style-name="P1"><text:span text:style-name="T3">excerpts<text:tab/>5401/udp<text:tab/>#Excerpt Search Secure</text:span></text:p>
      <text:p text:style-name="P1"><text:span text:style-name="T3">BackConstruction<text:tab/>5402/tcp<text:tab/>#[trojan] Back Construction</text:span></text:p>
      <text:p text:style-name="P1"><text:span text:style-name="T3">BackConstruction<text:tab/>5402/tcp<text:tab/>#[trojan] Back Construction</text:span></text:p>
      <text:p text:style-name="P1"><text:span text:style-name="T3">BladeRunner<text:tab/>5402/tcp<text:tab/>#[trojan] Blade Runner</text:span></text:p>
      <text:p text:style-name="P1"><text:span text:style-name="T3">mftp<text:tab/>5402/tcp<text:tab/>#MFTP</text:span></text:p>
      <text:p text:style-name="P1"><text:span text:style-name="T3">Mneah<text:tab/>5402/tcp<text:tab/>#[trojan] Mneah</text:span></text:p>
      <text:p text:style-name="P1"><text:span text:style-name="T3">mftp<text:tab/>5402/udp<text:tab/>#MFTP</text:span></text:p>
      <text:p text:style-name="P1"><text:span text:style-name="T3">hpoms-ci-lstn<text:tab/>5403/tcp<text:tab/>#HPOMS-CI-LSTN</text:span></text:p>
      <text:p text:style-name="P1"><text:span text:style-name="T3">hpoms-ci-lstn<text:tab/>5403/udp<text:tab/>#HPOMS-CI-LSTN</text:span></text:p>
      <text:p text:style-name="P1"><text:span text:style-name="T3">hpoms-dps-lstn<text:tab/>5404/tcp<text:tab/>#HPOMS-DPS-LSTN</text:span></text:p>
      <text:p text:style-name="P1"><text:span text:style-name="T3">hpoms-dps-lstn<text:tab/>5404/udp<text:tab/>#HPOMS-DPS-LSTN</text:span></text:p>
      <text:p text:style-name="P1"><text:span text:style-name="T3">netsupport<text:tab/>5405/tcp<text:tab/>#NetSupport</text:span></text:p>
      <text:p text:style-name="P1"><text:span text:style-name="T3">netsupport<text:tab/>5405/udp<text:tab/>#NetSupport</text:span></text:p>
      <text:p text:style-name="P1"><text:span text:style-name="T3">PcDuo<text:tab/>5405/tcp<text:tab/>#PcDuo remote control</text:span></text:p>
      <text:p text:style-name="P1"><text:span text:style-name="T3">systemics-sox<text:tab/>5406/tcp<text:tab/>#Systemics Sox</text:span></text:p>
      <text:p text:style-name="P1"><text:span text:style-name="T3">systemics-sox<text:tab/>5406/udp<text:tab/>#Systemics Sox</text:span></text:p>
      <text:p text:style-name="P1"><text:span text:style-name="T3">foresyte-clear<text:tab/>5407/tcp<text:tab/>#Foresyte-Clear</text:span></text:p>
      <text:p text:style-name="P1"><text:span text:style-name="T3">foresyte-clear<text:tab/>5407/udp<text:tab/>#Foresyte-Clear</text:span></text:p>
      <text:p text:style-name="P1"><text:span text:style-name="T3">foresyte-sec<text:tab/>5408/tcp<text:tab/>#Foresyte-Sec</text:span></text:p>
      <text:p text:style-name="P1"><text:span text:style-name="T3">foresyte-sec<text:tab/>5408/udp<text:tab/>#Foresyte-Sec</text:span></text:p>
      <text:p text:style-name="P1"><text:span text:style-name="T3">salient-dtasrv<text:tab/>5409/tcp<text:tab/>#Salient Data Server</text:span></text:p>
      <text:p text:style-name="P1"><text:span text:style-name="T3">salient-dtasrv<text:tab/>5409/udp<text:tab/>#Salient Data Server</text:span></text:p>
      <text:p text:style-name="P1"><text:span text:style-name="T3">salient-usrmgr<text:tab/>5410/tcp<text:tab/>#Salient User Manager</text:span></text:p>
      <text:p text:style-name="P1"><text:span text:style-name="T3">salient-usrmgr<text:tab/>5410/udp<text:tab/>#Salient User Manager</text:span></text:p>
      <text:p text:style-name="P1"><text:span text:style-name="T3">actnet<text:tab/>5411/tcp<text:tab/>#ActNet</text:span></text:p>
      <text:p text:style-name="P1"><text:span text:style-name="T3">actnet<text:tab/>5411/udp<text:tab/>#ActNet</text:span></text:p>
      <text:p text:style-name="P1"><text:span text:style-name="T3">continuus<text:tab/>5412/tcp<text:tab/>#Continuus</text:span></text:p>
      <text:p text:style-name="P1"><text:span text:style-name="T3">continuus<text:tab/>5412/udp<text:tab/>#Continuus</text:span></text:p>
      <text:p text:style-name="P1"><text:span text:style-name="T3">wwiotalk<text:tab/>5413/tcp<text:tab/>#WWIOTALK</text:span></text:p>
      <text:p text:style-name="P1"><text:span text:style-name="T3">wwiotalk<text:tab/>5413/udp<text:tab/>#WWIOTALK</text:span></text:p>
      <text:p text:style-name="P1"><text:span text:style-name="T3">statusd<text:tab/>5414/tcp<text:tab/>#StatusD</text:span></text:p>
      <text:p text:style-name="P1"><text:span text:style-name="T3">statusd<text:tab/>5414/udp<text:tab/>#StatusD</text:span></text:p>
      <text:p text:style-name="P1"><text:span text:style-name="T3">ns-server<text:tab/>5415/tcp<text:tab/>#NS Server</text:span></text:p>
      <text:p text:style-name="P1"><text:span text:style-name="T3">ns-server<text:tab/>5415/udp<text:tab/>#NS Server</text:span></text:p>
      <text:p text:style-name="P1"><text:span text:style-name="T3">sns-gateway<text:tab/>5416/tcp<text:tab/>#SNS Gateway</text:span></text:p>
      <text:p text:style-name="P1"><text:span text:style-name="T3">sns-gateway<text:tab/>5416/udp<text:tab/>#SNS Gateway</text:span></text:p>
      <text:p text:style-name="P1"><text:span text:style-name="T3">sns-agent<text:tab/>5417/tcp<text:tab/>#SNS Agent</text:span></text:p>
      <text:p text:style-name="P1"><text:span text:style-name="T3">sns-agent<text:tab/>5417/udp<text:tab/>#SNS Agent</text:span></text:p>
      <text:p text:style-name="P1"><text:span text:style-name="T3">mcntp<text:tab/>5418/tcp<text:tab/>#MCNTP</text:span></text:p>
      <text:p text:style-name="P1"><text:span text:style-name="T3">mcntp<text:tab/>5418/udp<text:tab/>#MCNTP</text:span></text:p>
      <text:p text:style-name="P1"><text:span text:style-name="T3">dj-ice<text:tab/>5419/tcp<text:tab/>#DJ-ICE</text:span></text:p>
      <text:p text:style-name="P1"><text:span text:style-name="T3">dj-ice<text:tab/>5419/udp<text:tab/>#DJ-ICE</text:span></text:p>
      <text:p text:style-name="P1"><text:span text:style-name="T3">cylink-c<text:tab/>5420/tcp<text:tab/>#Cylink-C</text:span></text:p>
      <text:p text:style-name="P1"><text:span text:style-name="T3">cylink-c<text:tab/>5420/udp<text:tab/>#Cylink-C</text:span></text:p>
      <text:p text:style-name="P1"><text:span text:style-name="T3">netsupport2<text:tab/>5421/tcp<text:tab/>#Net Support 2</text:span></text:p>
      <text:p text:style-name="P1"><text:span text:style-name="T3">netsupport2<text:tab/>5421/udp<text:tab/>#Net Support 2</text:span></text:p>
      <text:p text:style-name="P1"><text:span text:style-name="T3">salient-mux<text:tab/>5422/tcp<text:tab/>#Salient MUX</text:span></text:p>
      <text:p text:style-name="P1"><text:span text:style-name="T3">salient-mux<text:tab/>5422/udp<text:tab/>#Salient MUX</text:span></text:p>
      <text:p text:style-name="P1"><text:span text:style-name="T3">virtualuser<text:tab/>5423/tcp<text:tab/>#VIRTUALUSER</text:span></text:p>
      <text:p text:style-name="P1"><text:span text:style-name="T3">virtualuser<text:tab/>5423/udp<text:tab/>#VIRTUALUSER</text:span></text:p>
      <text:p text:style-name="P1"><text:span text:style-name="T3">devbasic<text:tab/>5426/tcp<text:tab/>#DEVBASIC</text:span></text:p>
      <text:p text:style-name="P1"><text:span text:style-name="T3">devbasic<text:tab/>5426/udp<text:tab/>#DEVBASIC</text:span></text:p>
      <text:p text:style-name="P1"><text:span text:style-name="T3">sco-peer-tta<text:tab/>5427/tcp<text:tab/>#SCO-PEER-TTA</text:span></text:p>
      <text:p text:style-name="P1"><text:span text:style-name="T3">sco-peer-tta<text:tab/>5427/udp<text:tab/>#SCO-PEER-TTA</text:span></text:p>
      <text:p text:style-name="P1"><text:span text:style-name="T3">telaconsole<text:tab/>5428/tcp<text:tab/>#TELACONSOLE</text:span></text:p>
      <text:p text:style-name="P1"><text:span text:style-name="T3">telaconsole<text:tab/>5428/udp<text:tab/>#TELACONSOLE</text:span></text:p>
      <text:p text:style-name="P1"><text:span text:style-name="T3">base<text:tab/>5429/tcp<text:tab/>#Billing and Accounting System Exchange</text:span></text:p>
      <text:p text:style-name="P1"><text:span text:style-name="T3">base<text:tab/>5429/udp<text:tab/>#Billing and Accounting System Exchange</text:span></text:p>
      <text:p text:style-name="P1"><text:span text:style-name="T3">radec-corp<text:tab/>5430/tcp<text:tab/>#RADEC CORP</text:span></text:p>
      <text:p text:style-name="P1"><text:span text:style-name="T3">radec-corp<text:tab/>5430/udp<text:tab/>#RADEC CORP</text:span></text:p>
      <text:p text:style-name="P1"><text:span text:style-name="T3">park-agent<text:tab/>5431/tcp<text:tab/>#PARK AGENT</text:span></text:p>
      <text:p text:style-name="P1"><text:span text:style-name="T3">park-agnet<text:tab/>5431/udp<text:tab/>#PARK AGENT</text:span></text:p>
      <text:p text:style-name="P1"><text:span text:style-name="T3">postgres<text:tab/>5432/tcp<text:tab/>#postgres database server</text:span></text:p>
      <text:p text:style-name="P1"><text:span text:style-name="T3">dttl<text:tab/>5435/tcp<text:tab/>#Data Tunneling Transceiver Linking (DTTL)</text:span></text:p>
      <text:p text:style-name="P1"><text:span text:style-name="T3">dttl<text:tab/>5435/udp<text:tab/>#Data Tunneling Transceiver Linking (DTTL)</text:span></text:p>
      <text:p text:style-name="P1"><text:span text:style-name="T3">apc-tcp-udp-4<text:tab/>5454/tcp<text:tab/>#apc-tcp-udp-4</text:span></text:p>
      <text:p text:style-name="P1"><text:span text:style-name="T3">apc-tcp-udp-4<text:tab/>5454/udp<text:tab/>#apc-tcp-udp-4</text:span></text:p>
      <text:p text:style-name="P1"><text:span text:style-name="T3">apc-tcp-udp-5<text:tab/>5455/tcp<text:tab/>#apc-tcp-udp-5</text:span></text:p>
      <text:p text:style-name="P1"><text:span text:style-name="T3">apc-tcp-udp-5<text:tab/>5455/udp<text:tab/>#apc-tcp-udp-5</text:span></text:p>
      <text:p text:style-name="P1"><text:span text:style-name="T3">apc-tcp-udp-6<text:tab/>5456/tcp<text:tab/>#apc-tcp-udp-6</text:span></text:p>
      <text:p text:style-name="P1"><text:span text:style-name="T3">apc-tcp-udp-6<text:tab/>5456/udp<text:tab/>#apc-tcp-udp-6</text:span></text:p>
      <text:p text:style-name="P1"><text:span text:style-name="T3">silkmeter<text:tab/>5461/tcp<text:tab/>#SILKMETER</text:span></text:p>
      <text:p text:style-name="P1"><text:span text:style-name="T3">silkmeter<text:tab/>5461/udp<text:tab/>#SILKMETER</text:span></text:p>
      <text:p text:style-name="P1"><text:span text:style-name="T3">ttl-publisher<text:tab/>5462/tcp<text:tab/>#TTL Publisher</text:span></text:p>
      <text:p text:style-name="P1"><text:span text:style-name="T3">ttl-publisher<text:tab/>5462/udp<text:tab/>#TTL Publisher</text:span></text:p>
      <text:p text:style-name="P1"><text:span text:style-name="T3">netops-broker<text:tab/>5465/tcp<text:tab/>#NETOPS-BROKER</text:span></text:p>
      <text:p text:style-name="P1"><text:span text:style-name="T3">netops-broker<text:tab/>5465/udp<text:tab/>#NETOPS-BROKER</text:span></text:p>
      <text:p text:style-name="P1"><text:span text:style-name="T3">hotline<text:tab/>5498/tcp<text:tab/>#Hotline Tracker</text:span></text:p>
      <text:p text:style-name="P1"><text:span text:style-name="T3">hotline<text:tab/>5499/udp<text:tab/>#Hotline Server Locator</text:span></text:p>
      <text:p text:style-name="P1"><text:span text:style-name="T3">fcp-addr-srvr1<text:tab/>5500/tcp<text:tab/>#fcp-addr-srvr1</text:span></text:p>
      <text:p text:style-name="P1"><text:span text:style-name="T3">hotline<text:tab/>5500/tcp<text:tab/>#Hotline server</text:span></text:p>
      <text:p text:style-name="P1"><text:span text:style-name="T3">fcp-addr-srvr1<text:tab/>5500/udp<text:tab/>#fcp-addr-srvr1</text:span></text:p>
      <text:p text:style-name="P1"><text:span text:style-name="T3">securid<text:tab/>5500/udp<text:tab/>#SecurID</text:span></text:p>
      <text:p text:style-name="P1"><text:span text:style-name="T3">fcp-addr-srvr2<text:tab/>5501/tcp<text:tab/>#fcp-addr-srvr2</text:span></text:p>
      <text:p text:style-name="P1"><text:span text:style-name="T3">hotline<text:tab/>5501/tcp<text:tab/>#Hotline server</text:span></text:p>
      <text:p text:style-name="P1"><text:span text:style-name="T3">fcp-addr-srvr2<text:tab/>5501/udp<text:tab/>#fcp-addr-srvr2</text:span></text:p>
      <text:p text:style-name="P1"><text:span text:style-name="T3">fcp-srvr-inst1<text:tab/>5502/tcp<text:tab/>#fcp-srvr-inst1</text:span></text:p>
      <text:p text:style-name="P1"><text:span text:style-name="T3">fcp-srvr-inst1<text:tab/>5502/udp<text:tab/>#fcp-srvr-inst1</text:span></text:p>
      <text:p text:style-name="P1"><text:span text:style-name="T3">fcp-srvr-inst2<text:tab/>5503/tcp<text:tab/>#fcp-srvr-inst2</text:span></text:p>
      <text:p text:style-name="P1"><text:span text:style-name="T3">fcp-srvr-inst2<text:tab/>5503/udp<text:tab/>#fcp-srvr-inst2</text:span></text:p>
      <text:p text:style-name="P1"><text:span text:style-name="T3">fcp-cics-gw1<text:tab/>5504/tcp<text:tab/>#fcp-cics-gw1</text:span></text:p>
      <text:p text:style-name="P1"><text:span text:style-name="T3">fcp-cics-gw1<text:tab/>5504/udp<text:tab/>#fcp-cics-gw1</text:span></text:p>
      <text:p text:style-name="P1"><text:span text:style-name="T3">secureidprop<text:tab/>5510/tcp<text:tab/>#ACE Server services</text:span></text:p>
      <text:p text:style-name="P1"><text:span text:style-name="T3">IllusionMailer<text:tab/>5512/tcp<text:tab/>#[trojan] Illusion Mailer</text:span></text:p>
      <text:p text:style-name="P1"><text:span text:style-name="T3">IllusionMailer<text:tab/>5512/tcp<text:tab/>#[trojan] Illusion Mailer</text:span></text:p>
      <text:p text:style-name="P1"><text:span text:style-name="T3">sdlog<text:tab/>5520/tcp<text:tab/>#ACE Server services</text:span></text:p>
      <text:p text:style-name="P1"><text:span text:style-name="T3">sdserv<text:tab/>5530/tcp<text:tab/>#ACE Server services</text:span></text:p>
      <text:p text:style-name="P1"><text:span text:style-name="T3">TheFlu<text:tab/>5534/tcp<text:tab/>#[trojan] The Flu</text:span></text:p>
      <text:p text:style-name="P1"><text:span text:style-name="T3">sdreport<text:tab/>5540/tcp<text:tab/>#ACE Server services</text:span></text:p>
      <text:p text:style-name="P1"><text:span text:style-name="T3">sdxauthd<text:tab/>5540/udp<text:tab/>#ACE Server services</text:span></text:p>
      <text:p text:style-name="P1"><text:span text:style-name="T3">sdadmind<text:tab/>5550/tcp<text:tab/>#ACE Server services</text:span></text:p>
      <text:p text:style-name="P1"><text:span text:style-name="T3">Xtcp<text:tab/>5550/tcp<text:tab/>#[trojan] Xtcp</text:span></text:p>
      <text:p text:style-name="P1"><text:span text:style-name="T3">Xtcp<text:tab/>5550/tcp<text:tab/>#[trojan] Xtcp</text:span></text:p>
      <text:p text:style-name="P1"><text:span text:style-name="T3">sasser-ftp<text:tab/>5554/tcp<text:tab/>#[trojan] Sasser Worm FTP Server</text:span></text:p>
      <text:p text:style-name="P1"><text:span text:style-name="T3">sgi-esphttp<text:tab/>5554/udp<text:tab/>#SGI ESP HTTP</text:span></text:p>
      <text:p text:style-name="P1"><text:span text:style-name="T3">personal-agent<text:tab/>5555/tcp<text:tab/>#Personal Agent</text:span></text:p>
      <text:p text:style-name="P1"><text:span text:style-name="T3">ServeMe<text:tab/>5555/tcp<text:tab/>#[trojan] ServeMe</text:span></text:p>
      <text:p text:style-name="P1"><text:span text:style-name="T3">ServeMe<text:tab/>5555/tcp<text:tab/>#[trojan] ServeMe</text:span></text:p>
      <text:p text:style-name="P1"><text:span text:style-name="T3">personal-agent<text:tab/>5555/udp<text:tab/>#Personal Agent</text:span></text:p>
      <text:p text:style-name="P1"><text:span text:style-name="T3">rplay<text:tab/>5555/udp<text:tab/>#</text:span></text:p>
      <text:p text:style-name="P1"><text:span text:style-name="T3">BOFacil<text:tab/>5556/tcp<text:tab/>#[trojan] BO Facil</text:span></text:p>
      <text:p text:style-name="P1"><text:span text:style-name="T3">BOFacil<text:tab/>5556/tcp<text:tab/>#[trojan] BO Facil</text:span></text:p>
      <text:p text:style-name="P1"><text:span text:style-name="T3">BOFacil<text:tab/>5557/tcp<text:tab/>#[trojan] BO Facil</text:span></text:p>
      <text:p text:style-name="P1"><text:span text:style-name="T3">BOFacil<text:tab/>5557/tcp<text:tab/>#[trojan] BO Facil</text:span></text:p>
      <text:p text:style-name="P1"><text:span text:style-name="T3">udpplus<text:tab/>5566/tcp<text:tab/>#UDPPlus</text:span></text:p>
      <text:p text:style-name="P1"><text:span text:style-name="T3">udpplus<text:tab/>5566/udp<text:tab/>#UDPPlus</text:span></text:p>
      <text:p text:style-name="P1"><text:span text:style-name="T3">RoboHack<text:tab/>5569/tcp<text:tab/>#[trojan] Robo-Hack</text:span></text:p>
      <text:p text:style-name="P1"><text:span text:style-name="T3">Robo-Hack<text:tab/>5569/tcp<text:tab/>#[trojan] Robo-Hack</text:span></text:p>
      <text:p text:style-name="P1"><text:span text:style-name="T3">esinstall<text:tab/>5599/tcp<text:tab/>#Enterprise Security Remote Install</text:span></text:p>
      <text:p text:style-name="P1"><text:span text:style-name="T3">esinstall<text:tab/>5599/udp<text:tab/>#Enterprise Security Remote Install</text:span></text:p>
      <text:p text:style-name="P1"><text:span text:style-name="T3">esmmanager<text:tab/>5600/tcp<text:tab/>#Enterprise Security Manager</text:span></text:p>
      <text:p text:style-name="P1"><text:span text:style-name="T3">esmmanager<text:tab/>5600/udp<text:tab/>#Enterprise Security Manager</text:span></text:p>
      <text:p text:style-name="P1"><text:span text:style-name="T3">esmagent<text:tab/>5601/tcp<text:tab/>#Enterprise Security Agent</text:span></text:p>
      <text:p text:style-name="P1"><text:span text:style-name="T3">esmagent<text:tab/>5601/udp<text:tab/>#Enterprise Security Agent</text:span></text:p>
      <text:p text:style-name="P1"><text:span text:style-name="T3">a1-msc<text:tab/>5602/tcp<text:tab/>#A1-MSC</text:span></text:p>
      <text:p text:style-name="P1"><text:span text:style-name="T3">a1-msc<text:tab/>5602/udp<text:tab/>#A1-MSC</text:span></text:p>
      <text:p text:style-name="P1"><text:span text:style-name="T3">a1-bs<text:tab/>5603/tcp<text:tab/>#A1-BS</text:span></text:p>
      <text:p text:style-name="P1"><text:span text:style-name="T3">a1-bs<text:tab/>5603/udp<text:tab/>#A1-BS</text:span></text:p>
      <text:p text:style-name="P1"><text:span text:style-name="T3">a3-sdunode<text:tab/>5604/tcp<text:tab/>#A3-SDUNode</text:span></text:p>
      <text:p text:style-name="P1"><text:span text:style-name="T3">a3-sdunode<text:tab/>5604/udp<text:tab/>#A3-SDUNode</text:span></text:p>
      <text:p text:style-name="P1"><text:span text:style-name="T3">a4-sdunode<text:tab/>5605/tcp<text:tab/>#A4-SDUNode</text:span></text:p>
      <text:p text:style-name="P1"><text:span text:style-name="T3">a4-sdunode<text:tab/>5605/udp<text:tab/>#A4-SDUNode</text:span></text:p>
      <text:p text:style-name="P1"><text:span text:style-name="T3">pcanywheredata<text:tab/>5631/tcp<text:tab/>#</text:span></text:p>
      <text:p text:style-name="P1"><text:span text:style-name="T3">pcanywheredata<text:tab/>5631/udp<text:tab/>#pcANYWHEREdata</text:span></text:p>
      <text:p text:style-name="P1"><text:span text:style-name="T3">pcanywherestat<text:tab/>5632/tcp<text:tab/>#</text:span></text:p>
      <text:p text:style-name="P1"><text:span text:style-name="T3">pcanywherestat<text:tab/>5632/udp<text:tab/>#</text:span></text:p>
      <text:p text:style-name="P1"><text:span text:style-name="T3">PCCrasher<text:tab/>5636/tcp<text:tab/>#[trojan] PC Crasher</text:span></text:p>
      <text:p text:style-name="P1"><text:span text:style-name="T3">PCCrasher<text:tab/>5637/tcp<text:tab/>#[trojan] PC Crasher</text:span></text:p>
      <text:p text:style-name="P1"><text:span text:style-name="T3">PCCrasher<text:tab/>5637/tcp<text:tab/>#[trojan] PC Crasher</text:span></text:p>
      <text:p text:style-name="P1"><text:span text:style-name="T3">PCCrasher<text:tab/>5638/tcp<text:tab/>#[trojan] PC Crasher</text:span></text:p>
      <text:p text:style-name="P1"><text:span text:style-name="T3">PCCrasher<text:tab/>5638/tcp<text:tab/>#[trojan] PC Crasher</text:span></text:p>
      <text:p text:style-name="P1"><text:span text:style-name="T3">rrac<text:tab/>5678/tcp<text:tab/>#Remote Replication Agent Connection</text:span></text:p>
      <text:p text:style-name="P1"><text:span text:style-name="T3">rrac<text:tab/>5678/udp<text:tab/>#Remote Replication Agent Connection</text:span></text:p>
      <text:p text:style-name="P1"><text:span text:style-name="T3">dccm<text:tab/>5679/tcp<text:tab/>#Direct Cable Connect Manager</text:span></text:p>
      <text:p text:style-name="P1"><text:span text:style-name="T3">dccm<text:tab/>5679/udp<text:tab/>#Direct Cable Connect Manager</text:span></text:p>
      <text:p text:style-name="P1"><text:span text:style-name="T3">canna<text:tab/>5680/tcp<text:tab/>#Canna (Japanese Input)</text:span></text:p>
      <text:p text:style-name="P1"><text:span text:style-name="T3">proshareaudio<text:tab/>5713/tcp<text:tab/>#proshare conf audio</text:span></text:p>
      <text:p text:style-name="P1"><text:span text:style-name="T3">proshareaudio<text:tab/>5713/udp<text:tab/>#proshare conf audio</text:span></text:p>
      <text:p text:style-name="P1"><text:span text:style-name="T3">prosharevideo<text:tab/>5714/tcp<text:tab/>#proshare conf video</text:span></text:p>
      <text:p text:style-name="P1"><text:span text:style-name="T3">prosharevideo<text:tab/>5714/udp<text:tab/>#proshare conf video</text:span></text:p>
      <text:p text:style-name="P1"><text:span text:style-name="T3">prosharedata<text:tab/>5715/tcp<text:tab/>#proshare conf data</text:span></text:p>
      <text:p text:style-name="P1"><text:span text:style-name="T3">prosharedata<text:tab/>5715/udp<text:tab/>#proshare conf data</text:span></text:p>
      <text:p text:style-name="P1"><text:span text:style-name="T3">prosharerequest<text:tab/>5716/tcp<text:tab/>#proshare conf request</text:span></text:p>
      <text:p text:style-name="P1"><text:span text:style-name="T3">prosharerequest<text:tab/>5716/udp<text:tab/>#proshare conf request</text:span></text:p>
      <text:p text:style-name="P1"><text:span text:style-name="T3">prosharenotify<text:tab/>5717/tcp<text:tab/>#proshare conf notify</text:span></text:p>
      <text:p text:style-name="P1"><text:span text:style-name="T3">prosharenotify<text:tab/>5717/udp<text:tab/>#proshare conf notify</text:span></text:p>
      <text:p text:style-name="P1"><text:span text:style-name="T3">openmail<text:tab/>5729/tcp<text:tab/>#Openmail User Agent Layer</text:span></text:p>
      <text:p text:style-name="P1"><text:span text:style-name="T3">openmail<text:tab/>5729/udp<text:tab/>#Openmail User Agent Layer</text:span></text:p>
      <text:p text:style-name="P1"><text:span text:style-name="T3">unieng<text:tab/>5730/tcp<text:tab/>#Steltor's calendar access</text:span></text:p>
      <text:p text:style-name="P1"><text:span text:style-name="T3">unieng<text:tab/>5730/udp<text:tab/>#Steltor's calendar access</text:span></text:p>
      <text:p text:style-name="P1"><text:span text:style-name="T3">ida-discover1<text:tab/>5741/tcp<text:tab/>#IDA Discover Port 1</text:span></text:p>
      <text:p text:style-name="P1"><text:span text:style-name="T3">ida-discover1<text:tab/>5741/udp<text:tab/>#IDA Discover Port 1</text:span></text:p>
      <text:p text:style-name="P1"><text:span text:style-name="T3">ida-discover2<text:tab/>5742/tcp<text:tab/>#IDA Discover Port 2</text:span></text:p>
      <text:p text:style-name="P1"><text:span text:style-name="T3">WinCrash<text:tab/>5742/tcp<text:tab/>#[trojan] WinCrash</text:span></text:p>
      <text:p text:style-name="P1"><text:span text:style-name="T3">WinCrash<text:tab/>5742/tcp<text:tab/>#[trojan] WinCrash</text:span></text:p>
      <text:p text:style-name="P1"><text:span text:style-name="T3">ida-discover2<text:tab/>5742/udp<text:tab/>#IDA Discover Port 2</text:span></text:p>
      <text:p text:style-name="P1"><text:span text:style-name="T3">fcopy-server<text:tab/>5745/tcp<text:tab/>#fcopy-server</text:span></text:p>
      <text:p text:style-name="P1"><text:span text:style-name="T3">fcopy-server<text:tab/>5745/udp<text:tab/>#fcopy-server</text:span></text:p>
      <text:p text:style-name="P1"><text:span text:style-name="T3">fcopys-server<text:tab/>5746/tcp<text:tab/>#fcopys-server</text:span></text:p>
      <text:p text:style-name="P1"><text:span text:style-name="T3">fcopys-server<text:tab/>5746/udp<text:tab/>#fcopys-server</text:span></text:p>
      <text:p text:style-name="P1"><text:span text:style-name="T3">openmailg<text:tab/>5755/tcp<text:tab/>#OpenMail Desk Gateway server</text:span></text:p>
      <text:p text:style-name="P1"><text:span text:style-name="T3">openmailg<text:tab/>5755/udp<text:tab/>#OpenMail Desk Gateway server</text:span></text:p>
      <text:p text:style-name="P1"><text:span text:style-name="T3">x500ms<text:tab/>5757/tcp<text:tab/>#OpenMail X.500 Directory Server</text:span></text:p>
      <text:p text:style-name="P1"><text:span text:style-name="T3">x500ms<text:tab/>5757/udp<text:tab/>#OpenMail X.500 Directory Server</text:span></text:p>
      <text:p text:style-name="P1"><text:span text:style-name="T3">PortmapRemoteRoot<text:tab/>5760/tcp<text:tab/>#[trojan] Portmap Remote Root Linux Exploit</text:span></text:p>
      <text:p text:style-name="P1"><text:span text:style-name="T3">PRRLE<text:tab/>5760/tcp<text:tab/>#[trojan] Portmap Remote Root Linux Exploit</text:span></text:p>
      <text:p text:style-name="P1"><text:span text:style-name="T3">openmailns<text:tab/>5766/tcp<text:tab/>#OpenMail NewMail Server</text:span></text:p>
      <text:p text:style-name="P1"><text:span text:style-name="T3">openmailns<text:tab/>5766/udp<text:tab/>#OpenMail NewMail Server</text:span></text:p>
      <text:p text:style-name="P1"><text:span text:style-name="T3">s-openmail<text:tab/>5767/tcp<text:tab/>#OpenMail Suer Agent Layer (Secure)</text:span></text:p>
      <text:p text:style-name="P1"><text:span text:style-name="T3">s-openmail<text:tab/>5767/udp<text:tab/>#OpenMail Suer Agent Layer (Secure)</text:span></text:p>
      <text:p text:style-name="P1"><text:span text:style-name="T3">openmailpxy<text:tab/>5768/tcp<text:tab/>#OpenMail CMTS Server</text:span></text:p>
      <text:p text:style-name="P1"><text:span text:style-name="T3">openmailpxy<text:tab/>5768/udp<text:tab/>#OpenMail CMTS Server</text:span></text:p>
      <text:p text:style-name="P1"><text:span text:style-name="T3">netagent<text:tab/>5771/tcp<text:tab/>#NetAgent</text:span></text:p>
      <text:p text:style-name="P1"><text:span text:style-name="T3">netagent<text:tab/>5771/udp<text:tab/>#NetAgent</text:span></text:p>
      <text:p text:style-name="P1"><text:span text:style-name="T3">vnc<text:tab/>5800/tcp<text:tab/>#</text:span></text:p>
      <text:p text:style-name="P1"><text:span text:style-name="T3">vnc<text:tab/>5801/tcp<text:tab/>#</text:span></text:p>
      <text:p text:style-name="P1"><text:span text:style-name="T3">Y3KRAT<text:tab/>5802/tcp<text:tab/>#[trojan] Y3K RAT</text:span></text:p>
      <text:p text:style-name="P1"><text:span text:style-name="T3">icmpd<text:tab/>5813/tcp<text:tab/>#ICMPD</text:span></text:p>
      <text:p text:style-name="P1"><text:span text:style-name="T3">icmpd<text:tab/>5813/udp<text:tab/>#ICMPD</text:span></text:p>
      <text:p text:style-name="P1"><text:span text:style-name="T3">wherehoo<text:tab/>5859/tcp<text:tab/>#WHEREHOO</text:span></text:p>
      <text:p text:style-name="P1"><text:span text:style-name="T3">wherehoo<text:tab/>5859/udp<text:tab/>#WHEREHOO</text:span></text:p>
      <text:p text:style-name="P1"><text:span text:style-name="T3">SubSeven2.2<text:tab/>5873/tcp<text:tab/>#[trojan] SubSeven 2.2</text:span></text:p>
      <text:p text:style-name="P1"><text:span text:style-name="T3">Y3KRAT<text:tab/>5880/tcp<text:tab/>#[trojan] Y3K RAT</text:span></text:p>
      <text:p text:style-name="P1"><text:span text:style-name="T3">Y3KRAT<text:tab/>5882/tcp<text:tab/>#[trojan] Y3K RAT</text:span></text:p>
      <text:p text:style-name="P1"><text:span text:style-name="T3">Y3KRAT<text:tab/>5882/udp<text:tab/>#[trojan] Y3K RAT</text:span></text:p>
      <text:p text:style-name="P1"><text:span text:style-name="T3">Y3KRAT<text:tab/>5882/udp<text:tab/>#[trojan] Y3K RAT</text:span></text:p>
      <text:p text:style-name="P1"><text:span text:style-name="T3">Y3KRAT<text:tab/>5888/tcp<text:tab/>#[trojan] Y3K RAT</text:span></text:p>
      <text:p text:style-name="P1"><text:span text:style-name="T3">Y3KRAT<text:tab/>5888/tcp<text:tab/>#[trojan] Y3K RAT</text:span></text:p>
      <text:p text:style-name="P1"><text:span text:style-name="T3">Y3KRAT<text:tab/>5888/udp<text:tab/>#[trojan] Y3K RAT</text:span></text:p>
      <text:p text:style-name="P1"><text:span text:style-name="T3">Y3KRAT<text:tab/>5889/tcp<text:tab/>#[trojan] Y3K RAT</text:span></text:p>
      <text:p text:style-name="P1"><text:span text:style-name="T3">vnc<text:tab/>5900/tcp<text:tab/>#Virtual Network Computer</text:span></text:p>
      <text:p text:style-name="P1"><text:span text:style-name="T3">vnc-1<text:tab/>5901/tcp<text:tab/>#Virtual Network Computer Display :1</text:span></text:p>
      <text:p text:style-name="P1"><text:span text:style-name="T3">vnc-2<text:tab/>5902/tcp<text:tab/>#Virtual Network Computer Display :2</text:span></text:p>
      <text:p text:style-name="P1"><text:span text:style-name="T3">mppolicy-v5<text:tab/>5968/tcp<text:tab/>#mppolicy-v5</text:span></text:p>
      <text:p text:style-name="P1"><text:span text:style-name="T3">mppolicy-v5<text:tab/>5968/udp<text:tab/>#mppolicy-v5</text:span></text:p>
      <text:p text:style-name="P1"><text:span text:style-name="T3">mppolicy-mgr<text:tab/>5969/tcp<text:tab/>#mppolicy-mgr</text:span></text:p>
      <text:p text:style-name="P1"><text:span text:style-name="T3">mppolicy-mgr<text:tab/>5969/udp<text:tab/>#mppolicy-mgr</text:span></text:p>
      <text:p text:style-name="P1"><text:span text:style-name="T3">ncd-pref-tcp<text:tab/>5977/tcp<text:tab/>#NCD preferences tcp port</text:span></text:p>
      <text:p text:style-name="P1"><text:span text:style-name="T3">ncd-diag-tcp<text:tab/>5978/tcp<text:tab/>#NCD diagnostic tcp port</text:span></text:p>
      <text:p text:style-name="P1"><text:span text:style-name="T3">ncd-conf-tcp<text:tab/>5979/tcp<text:tab/>#NCD configuration tcp port</text:span></text:p>
      <text:p text:style-name="P1"><text:span text:style-name="T3">wbem-rmi<text:tab/>5987/tcp<text:tab/>#WBEM RMI</text:span></text:p>
      <text:p text:style-name="P1"><text:span text:style-name="T3">wbem-rmi<text:tab/>5987/udp<text:tab/>#WBEM RMI</text:span></text:p>
      <text:p text:style-name="P1"><text:span text:style-name="T3">wbem-http<text:tab/>5988/tcp<text:tab/>#WBEM HTTP</text:span></text:p>
      <text:p text:style-name="P1"><text:span text:style-name="T3">wbem-http<text:tab/>5988/udp<text:tab/>#WBEM HTTP</text:span></text:p>
      <text:p text:style-name="P1"><text:span text:style-name="T3">wbem-https<text:tab/>5989/tcp<text:tab/>#WBEM HTTPS</text:span></text:p>
      <text:p text:style-name="P1"><text:span text:style-name="T3">wbem-https<text:tab/>5989/udp<text:tab/>#WBEM HTTPS</text:span></text:p>
      <text:p text:style-name="P1"><text:span text:style-name="T3">ncd-pref<text:tab/>5997/tcp<text:tab/>#NCD preferences telnet port</text:span></text:p>
      <text:p text:style-name="P1"><text:span text:style-name="T3">ncd-diag<text:tab/>5998/tcp<text:tab/>#NCD diagnostic telnet port</text:span></text:p>
      <text:p text:style-name="P1"><text:span text:style-name="T3">cvsup<text:tab/>5999/tcp<text:tab/>#CVSup</text:span></text:p>
      <text:p text:style-name="P1"><text:span text:style-name="T3">ncd-conf<text:tab/>5999/tcp<text:tab/>#NCD configuration telnet port</text:span></text:p>
      <text:p text:style-name="P1"><text:span text:style-name="T3">cvsup<text:tab/>5999/udp<text:tab/>#CVSup</text:span></text:p>
      <text:p text:style-name="P1"><text:span text:style-name="T3">TheThing<text:tab/>6000/tcp<text:tab/>#[trojan] The Thing</text:span></text:p>
      <text:p text:style-name="P1"><text:span text:style-name="T3">TheThing<text:tab/>6000/tcp<text:tab/>#[trojan] The Thing</text:span></text:p>
      <text:p text:style-name="P1"><text:span text:style-name="T3">x11<text:tab/>6000/tcp<text:tab/>#X Window System</text:span></text:p>
      <text:p text:style-name="P1"><text:span text:style-name="T3">x11<text:tab/>6000/udp<text:tab/>#X Window System</text:span></text:p>
      <text:p text:style-name="P1"><text:span text:style-name="T3">x11<text:tab/>6001/tcp<text:tab/>#X Window System</text:span></text:p>
      <text:p text:style-name="P1"><text:span text:style-name="T3">x11<text:tab/>6001/udp<text:tab/>#X Window System</text:span></text:p>
      <text:p text:style-name="P1"><text:span text:style-name="T3">x11<text:tab/>6002/tcp<text:tab/>#X Window System</text:span></text:p>
      <text:p text:style-name="P1"><text:span text:style-name="T3">x11<text:tab/>6002/udp<text:tab/>#X Window System</text:span></text:p>
      <text:p text:style-name="P1"><text:span text:style-name="T3">x11<text:tab/>6003/tcp<text:tab/>#X Window System</text:span></text:p>
      <text:p text:style-name="P1"><text:span text:style-name="T3">x11<text:tab/>6003/udp<text:tab/>#X Window System</text:span></text:p>
      <text:p text:style-name="P1"><text:span text:style-name="T3">x11<text:tab/>6004/tcp<text:tab/>#X Window System</text:span></text:p>
      <text:p text:style-name="P1"><text:span text:style-name="T3">x11<text:tab/>6004/udp<text:tab/>#X Window System</text:span></text:p>
      <text:p text:style-name="P1"><text:span text:style-name="T3">x11<text:tab/>6005/tcp<text:tab/>#X Window System</text:span></text:p>
      <text:p text:style-name="P1"><text:span text:style-name="T3">x11<text:tab/>6005/udp<text:tab/>#X Window System</text:span></text:p>
      <text:p text:style-name="P1"><text:span text:style-name="T3">BadBlood<text:tab/>6006/tcp<text:tab/>#[trojan] Bad Blood</text:span></text:p>
      <text:p text:style-name="P1"><text:span text:style-name="T3">BadBlood<text:tab/>6006/tcp<text:tab/>#[trojan] Bad Blood</text:span></text:p>
      <text:p text:style-name="P1"><text:span text:style-name="T3">x11<text:tab/>6006/tcp<text:tab/>#X Window System</text:span></text:p>
      <text:p text:style-name="P1"><text:span text:style-name="T3">x11<text:tab/>6006/udp<text:tab/>#X Window System</text:span></text:p>
      <text:p text:style-name="P1"><text:span text:style-name="T3">x11<text:tab/>6007/tcp<text:tab/>#X Window System</text:span></text:p>
      <text:p text:style-name="P1"><text:span text:style-name="T3">x11<text:tab/>6007/udp<text:tab/>#X Window System</text:span></text:p>
      <text:p text:style-name="P1"><text:span text:style-name="T3">x11<text:tab/>6008/tcp<text:tab/>#X Window System</text:span></text:p>
      <text:p text:style-name="P1"><text:span text:style-name="T3">x11<text:tab/>6008/udp<text:tab/>#X Window System</text:span></text:p>
      <text:p text:style-name="P1"><text:span text:style-name="T3">x11<text:tab/>6009/tcp<text:tab/>#X Window System</text:span></text:p>
      <text:p text:style-name="P1"><text:span text:style-name="T3">x11<text:tab/>6009/udp<text:tab/>#X Window System</text:span></text:p>
      <text:p text:style-name="P1"><text:span text:style-name="T3">x11<text:tab/>6010/tcp<text:tab/>#X Window System</text:span></text:p>
      <text:p text:style-name="P1"><text:span text:style-name="T3">x11<text:tab/>6010/udp<text:tab/>#X Window System</text:span></text:p>
      <text:p text:style-name="P1"><text:span text:style-name="T3">x11<text:tab/>6011/tcp<text:tab/>#X Window System</text:span></text:p>
      <text:p text:style-name="P1"><text:span text:style-name="T3">x11<text:tab/>6011/udp<text:tab/>#X Window System</text:span></text:p>
      <text:p text:style-name="P1"><text:span text:style-name="T3">x11<text:tab/>6012/tcp<text:tab/>#X Window System</text:span></text:p>
      <text:p text:style-name="P1"><text:span text:style-name="T3">x11<text:tab/>6012/udp<text:tab/>#X Window System</text:span></text:p>
      <text:p text:style-name="P1"><text:span text:style-name="T3">x11<text:tab/>6013/tcp<text:tab/>#X Window System</text:span></text:p>
      <text:p text:style-name="P1"><text:span text:style-name="T3">x11<text:tab/>6013/udp<text:tab/>#X Window System</text:span></text:p>
      <text:p text:style-name="P1"><text:span text:style-name="T3">x11<text:tab/>6014/tcp<text:tab/>#X Window System</text:span></text:p>
      <text:p text:style-name="P1"><text:span text:style-name="T3">x11<text:tab/>6014/udp<text:tab/>#X Window System</text:span></text:p>
      <text:p text:style-name="P1"><text:span text:style-name="T3">x11<text:tab/>6015/tcp<text:tab/>#X Window System</text:span></text:p>
      <text:p text:style-name="P1"><text:span text:style-name="T3">x11<text:tab/>6015/udp<text:tab/>#X Window System</text:span></text:p>
      <text:p text:style-name="P1"><text:span text:style-name="T3">x11<text:tab/>6016/tcp<text:tab/>#X Window System</text:span></text:p>
      <text:p text:style-name="P1"><text:span text:style-name="T3">x11<text:tab/>6016/udp<text:tab/>#X Window System</text:span></text:p>
      <text:p text:style-name="P1"><text:span text:style-name="T3">x11<text:tab/>6017/tcp<text:tab/>#X Window System</text:span></text:p>
      <text:p text:style-name="P1"><text:span text:style-name="T3">x11<text:tab/>6017/udp<text:tab/>#X Window System</text:span></text:p>
      <text:p text:style-name="P1"><text:span text:style-name="T3">x11<text:tab/>6018/tcp<text:tab/>#X Window System</text:span></text:p>
      <text:p text:style-name="P1"><text:span text:style-name="T3">x11<text:tab/>6018/udp<text:tab/>#X Window System</text:span></text:p>
      <text:p text:style-name="P1"><text:span text:style-name="T3">x11<text:tab/>6019/tcp<text:tab/>#X Window System</text:span></text:p>
      <text:p text:style-name="P1"><text:span text:style-name="T3">x11<text:tab/>6019/udp<text:tab/>#X Window System</text:span></text:p>
      <text:p text:style-name="P1"><text:span text:style-name="T3">x11<text:tab/>6020/tcp<text:tab/>#X Window System</text:span></text:p>
      <text:p text:style-name="P1"><text:span text:style-name="T3">x11<text:tab/>6020/udp<text:tab/>#X Window System</text:span></text:p>
      <text:p text:style-name="P1"><text:span text:style-name="T3">x11<text:tab/>6021/tcp<text:tab/>#X Window System</text:span></text:p>
      <text:p text:style-name="P1"><text:span text:style-name="T3">x11<text:tab/>6021/udp<text:tab/>#X Window System</text:span></text:p>
      <text:p text:style-name="P1"><text:span text:style-name="T3">x11<text:tab/>6022/tcp<text:tab/>#X Window System</text:span></text:p>
      <text:p text:style-name="P1"><text:span text:style-name="T3">x11<text:tab/>6022/udp<text:tab/>#X Window System</text:span></text:p>
      <text:p text:style-name="P1"><text:span text:style-name="T3">x11<text:tab/>6023/tcp<text:tab/>#X Window System</text:span></text:p>
      <text:p text:style-name="P1"><text:span text:style-name="T3">x11<text:tab/>6023/udp<text:tab/>#X Window System</text:span></text:p>
      <text:p text:style-name="P1"><text:span text:style-name="T3">x11<text:tab/>6024/tcp<text:tab/>#X Window System</text:span></text:p>
      <text:p text:style-name="P1"><text:span text:style-name="T3">x11<text:tab/>6024/udp<text:tab/>#X Window System</text:span></text:p>
      <text:p text:style-name="P1"><text:span text:style-name="T3">x11<text:tab/>6025/tcp<text:tab/>#X Window System</text:span></text:p>
      <text:p text:style-name="P1"><text:span text:style-name="T3">x11<text:tab/>6025/udp<text:tab/>#X Window System</text:span></text:p>
      <text:p text:style-name="P1"><text:span text:style-name="T3">x11<text:tab/>6026/tcp<text:tab/>#X Window System</text:span></text:p>
      <text:p text:style-name="P1"><text:span text:style-name="T3">x11<text:tab/>6026/udp<text:tab/>#X Window System</text:span></text:p>
      <text:p text:style-name="P1"><text:span text:style-name="T3">x11<text:tab/>6027/tcp<text:tab/>#X Window System</text:span></text:p>
      <text:p text:style-name="P1"><text:span text:style-name="T3">x11<text:tab/>6027/udp<text:tab/>#X Window System</text:span></text:p>
      <text:p text:style-name="P1"><text:span text:style-name="T3">x11<text:tab/>6028/tcp<text:tab/>#X Window System</text:span></text:p>
      <text:p text:style-name="P1"><text:span text:style-name="T3">x11<text:tab/>6028/udp<text:tab/>#X Window System</text:span></text:p>
      <text:p text:style-name="P1"><text:span text:style-name="T3">x11<text:tab/>6029/tcp<text:tab/>#X Window System</text:span></text:p>
      <text:p text:style-name="P1"><text:span text:style-name="T3">x11<text:tab/>6029/udp<text:tab/>#X Window System</text:span></text:p>
      <text:p text:style-name="P1"><text:span text:style-name="T3">x11<text:tab/>6030/tcp<text:tab/>#X Window System</text:span></text:p>
      <text:p text:style-name="P1"><text:span text:style-name="T3">x11<text:tab/>6030/udp<text:tab/>#X Window System</text:span></text:p>
      <text:p text:style-name="P1"><text:span text:style-name="T3">x11<text:tab/>6031/tcp<text:tab/>#X Window System</text:span></text:p>
      <text:p text:style-name="P1"><text:span text:style-name="T3">x11<text:tab/>6031/udp<text:tab/>#X Window System</text:span></text:p>
      <text:p text:style-name="P1"><text:span text:style-name="T3">x11<text:tab/>6032/tcp<text:tab/>#X Window System</text:span></text:p>
      <text:p text:style-name="P1"><text:span text:style-name="T3">x11<text:tab/>6032/udp<text:tab/>#X Window System</text:span></text:p>
      <text:p text:style-name="P1"><text:span text:style-name="T3">x11<text:tab/>6033/tcp<text:tab/>#X Window System</text:span></text:p>
      <text:p text:style-name="P1"><text:span text:style-name="T3">x11<text:tab/>6033/udp<text:tab/>#X Window System</text:span></text:p>
      <text:p text:style-name="P1"><text:span text:style-name="T3">x11<text:tab/>6034/tcp<text:tab/>#X Window System</text:span></text:p>
      <text:p text:style-name="P1"><text:span text:style-name="T3">x11<text:tab/>6034/udp<text:tab/>#X Window System</text:span></text:p>
      <text:p text:style-name="P1"><text:span text:style-name="T3">x11<text:tab/>6035/tcp<text:tab/>#X Window System</text:span></text:p>
      <text:p text:style-name="P1"><text:span text:style-name="T3">x11<text:tab/>6035/udp<text:tab/>#X Window System</text:span></text:p>
      <text:p text:style-name="P1"><text:span text:style-name="T3">x11<text:tab/>6036/tcp<text:tab/>#X Window System</text:span></text:p>
      <text:p text:style-name="P1"><text:span text:style-name="T3">x11<text:tab/>6036/udp<text:tab/>#X Window System</text:span></text:p>
      <text:p text:style-name="P1"><text:span text:style-name="T3">x11<text:tab/>6037/tcp<text:tab/>#X Window System</text:span></text:p>
      <text:p text:style-name="P1"><text:span text:style-name="T3">x11<text:tab/>6037/udp<text:tab/>#X Window System</text:span></text:p>
      <text:p text:style-name="P1"><text:span text:style-name="T3">x11<text:tab/>6038/tcp<text:tab/>#X Window System</text:span></text:p>
      <text:p text:style-name="P1"><text:span text:style-name="T3">x11<text:tab/>6038/udp<text:tab/>#X Window System</text:span></text:p>
      <text:p text:style-name="P1"><text:span text:style-name="T3">x11<text:tab/>6039/tcp<text:tab/>#X Window System</text:span></text:p>
      <text:p text:style-name="P1"><text:span text:style-name="T3">x11<text:tab/>6039/udp<text:tab/>#X Window System</text:span></text:p>
      <text:p text:style-name="P1"><text:span text:style-name="T3">x11<text:tab/>6040/tcp<text:tab/>#X Window System</text:span></text:p>
      <text:p text:style-name="P1"><text:span text:style-name="T3">x11<text:tab/>6040/udp<text:tab/>#X Window System</text:span></text:p>
      <text:p text:style-name="P1"><text:span text:style-name="T3">x11<text:tab/>6041/tcp<text:tab/>#X Window System</text:span></text:p>
      <text:p text:style-name="P1"><text:span text:style-name="T3">x11<text:tab/>6041/udp<text:tab/>#X Window System</text:span></text:p>
      <text:p text:style-name="P1"><text:span text:style-name="T3">x11<text:tab/>6042/tcp<text:tab/>#X Window System</text:span></text:p>
      <text:p text:style-name="P1"><text:span text:style-name="T3">x11<text:tab/>6042/udp<text:tab/>#X Window System</text:span></text:p>
      <text:p text:style-name="P1"><text:span text:style-name="T3">x11<text:tab/>6043/tcp<text:tab/>#X Window System</text:span></text:p>
      <text:p text:style-name="P1"><text:span text:style-name="T3">x11<text:tab/>6043/udp<text:tab/>#X Window System</text:span></text:p>
      <text:p text:style-name="P1"><text:span text:style-name="T3">x11<text:tab/>6044/tcp<text:tab/>#X Window System</text:span></text:p>
      <text:p text:style-name="P1"><text:span text:style-name="T3">x11<text:tab/>6044/udp<text:tab/>#X Window System</text:span></text:p>
      <text:p text:style-name="P1"><text:span text:style-name="T3">x11<text:tab/>6045/tcp<text:tab/>#X Window System</text:span></text:p>
      <text:p text:style-name="P1"><text:span text:style-name="T3">x11<text:tab/>6045/udp<text:tab/>#X Window System</text:span></text:p>
      <text:p text:style-name="P1"><text:span text:style-name="T3">x11<text:tab/>6046/tcp<text:tab/>#X Window System</text:span></text:p>
      <text:p text:style-name="P1"><text:span text:style-name="T3">x11<text:tab/>6046/udp<text:tab/>#X Window System</text:span></text:p>
      <text:p text:style-name="P1"><text:span text:style-name="T3">x11<text:tab/>6047/tcp<text:tab/>#X Window System</text:span></text:p>
      <text:p text:style-name="P1"><text:span text:style-name="T3">x11<text:tab/>6047/udp<text:tab/>#X Window System</text:span></text:p>
      <text:p text:style-name="P1"><text:span text:style-name="T3">x11<text:tab/>6048/tcp<text:tab/>#X Window System</text:span></text:p>
      <text:p text:style-name="P1"><text:span text:style-name="T3">x11<text:tab/>6048/udp<text:tab/>#X Window System</text:span></text:p>
      <text:p text:style-name="P1"><text:span text:style-name="T3">x11<text:tab/>6049/tcp<text:tab/>#X Window System</text:span></text:p>
      <text:p text:style-name="P1"><text:span text:style-name="T3">x11<text:tab/>6049/udp<text:tab/>#X Window System</text:span></text:p>
      <text:p text:style-name="P1"><text:span text:style-name="T3">x11<text:tab/>6050/tcp<text:tab/>#X Window System</text:span></text:p>
      <text:p text:style-name="P1"><text:span text:style-name="T3">x11<text:tab/>6050/udp<text:tab/>#X Window System</text:span></text:p>
      <text:p text:style-name="P1"><text:span text:style-name="T3">x11<text:tab/>6051/tcp<text:tab/>#X Window System</text:span></text:p>
      <text:p text:style-name="P1"><text:span text:style-name="T3">x11<text:tab/>6051/udp<text:tab/>#X Window System</text:span></text:p>
      <text:p text:style-name="P1"><text:span text:style-name="T3">x11<text:tab/>6052/tcp<text:tab/>#X Window System</text:span></text:p>
      <text:p text:style-name="P1"><text:span text:style-name="T3">x11<text:tab/>6052/udp<text:tab/>#X Window System</text:span></text:p>
      <text:p text:style-name="P1"><text:span text:style-name="T3">x11<text:tab/>6053/tcp<text:tab/>#X Window System</text:span></text:p>
      <text:p text:style-name="P1"><text:span text:style-name="T3">x11<text:tab/>6053/udp<text:tab/>#X Window System</text:span></text:p>
      <text:p text:style-name="P1"><text:span text:style-name="T3">x11<text:tab/>6054/tcp<text:tab/>#X Window System</text:span></text:p>
      <text:p text:style-name="P1"><text:span text:style-name="T3">x11<text:tab/>6054/udp<text:tab/>#X Window System</text:span></text:p>
      <text:p text:style-name="P1"><text:span text:style-name="T3">x11<text:tab/>6055/tcp<text:tab/>#X Window System</text:span></text:p>
      <text:p text:style-name="P1"><text:span text:style-name="T3">x11<text:tab/>6055/udp<text:tab/>#X Window System</text:span></text:p>
      <text:p text:style-name="P1"><text:span text:style-name="T3">x11<text:tab/>6056/tcp<text:tab/>#X Window System</text:span></text:p>
      <text:p text:style-name="P1"><text:span text:style-name="T3">x11<text:tab/>6056/udp<text:tab/>#X Window System</text:span></text:p>
      <text:p text:style-name="P1"><text:span text:style-name="T3">x11<text:tab/>6057/tcp<text:tab/>#X Window System</text:span></text:p>
      <text:p text:style-name="P1"><text:span text:style-name="T3">x11<text:tab/>6057/udp<text:tab/>#X Window System</text:span></text:p>
      <text:p text:style-name="P1"><text:span text:style-name="T3">x11<text:tab/>6058/tcp<text:tab/>#X Window System</text:span></text:p>
      <text:p text:style-name="P1"><text:span text:style-name="T3">x11<text:tab/>6058/udp<text:tab/>#X Window System</text:span></text:p>
      <text:p text:style-name="P1"><text:span text:style-name="T3">x11<text:tab/>6059/tcp<text:tab/>#X Window System</text:span></text:p>
      <text:p text:style-name="P1"><text:span text:style-name="T3">x11<text:tab/>6059/udp<text:tab/>#X Window System</text:span></text:p>
      <text:p text:style-name="P1"><text:span text:style-name="T3">x11<text:tab/>6060/tcp<text:tab/>#X Window System</text:span></text:p>
      <text:p text:style-name="P1"><text:span text:style-name="T3">x11<text:tab/>6060/udp<text:tab/>#X Window System</text:span></text:p>
      <text:p text:style-name="P1"><text:span text:style-name="T3">x11<text:tab/>6061/tcp<text:tab/>#X Window System</text:span></text:p>
      <text:p text:style-name="P1"><text:span text:style-name="T3">x11<text:tab/>6061/udp<text:tab/>#X Window System</text:span></text:p>
      <text:p text:style-name="P1"><text:span text:style-name="T3">x11<text:tab/>6062/tcp<text:tab/>#X Window System</text:span></text:p>
      <text:p text:style-name="P1"><text:span text:style-name="T3">x11<text:tab/>6062/udp<text:tab/>#X Window System</text:span></text:p>
      <text:p text:style-name="P1"><text:span text:style-name="T3">x11<text:tab/>6063/tcp<text:tab/>#X Window System</text:span></text:p>
      <text:p text:style-name="P1"><text:span text:style-name="T3">x11<text:tab/>6063/udp<text:tab/>#X Window System</text:span></text:p>
      <text:p text:style-name="P1"><text:span text:style-name="T3">ndl-ahp-svc<text:tab/>6064/tcp<text:tab/>#NDL-AHP-SVC</text:span></text:p>
      <text:p text:style-name="P1"><text:span text:style-name="T3">ndl-ahp-svc<text:tab/>6064/udp<text:tab/>#NDL-AHP-SVC</text:span></text:p>
      <text:p text:style-name="P1"><text:span text:style-name="T3">winpharaoh<text:tab/>6065/tcp<text:tab/>#WinPharaoh</text:span></text:p>
      <text:p text:style-name="P1"><text:span text:style-name="T3">winpharaoh<text:tab/>6065/udp<text:tab/>#WinPharaoh</text:span></text:p>
      <text:p text:style-name="P1"><text:span text:style-name="T3">ewctsp<text:tab/>6066/tcp<text:tab/>#EWCTSP</text:span></text:p>
      <text:p text:style-name="P1"><text:span text:style-name="T3">ewctsp<text:tab/>6066/udp<text:tab/>#EWCTSP</text:span></text:p>
      <text:p text:style-name="P1"><text:span text:style-name="T3">srb<text:tab/>6067/tcp<text:tab/>#SRB</text:span></text:p>
      <text:p text:style-name="P1"><text:span text:style-name="T3">srb<text:tab/>6067/udp<text:tab/>#SRB</text:span></text:p>
      <text:p text:style-name="P1"><text:span text:style-name="T3">gsmp<text:tab/>6068/tcp<text:tab/>#GSMP</text:span></text:p>
      <text:p text:style-name="P1"><text:span text:style-name="T3">gsmp<text:tab/>6068/udp<text:tab/>#GSMP</text:span></text:p>
      <text:p text:style-name="P1"><text:span text:style-name="T3">trip<text:tab/>6069/tcp<text:tab/>#TRIP</text:span></text:p>
      <text:p text:style-name="P1"><text:span text:style-name="T3">trip<text:tab/>6069/udp<text:tab/>#TRIP</text:span></text:p>
      <text:p text:style-name="P1"><text:span text:style-name="T3">messageasap<text:tab/>6070/tcp<text:tab/>#Messageasap</text:span></text:p>
      <text:p text:style-name="P1"><text:span text:style-name="T3">messageasap<text:tab/>6070/udp<text:tab/>#Messageasap</text:span></text:p>
      <text:p text:style-name="P1"><text:span text:style-name="T3">ssdtp<text:tab/>6071/tcp<text:tab/>#SSDTP</text:span></text:p>
      <text:p text:style-name="P1"><text:span text:style-name="T3">ssdtp<text:tab/>6071/udp<text:tab/>#SSDTP</text:span></text:p>
      <text:p text:style-name="P1"><text:span text:style-name="T3">diagnose-proc<text:tab/>6072/tcp<text:tab/>#DIAGNOSE-PROC</text:span></text:p>
      <text:p text:style-name="P1"><text:span text:style-name="T3">diagmose-proc<text:tab/>6072/udp<text:tab/>#DIAGNOSE-PROC</text:span></text:p>
      <text:p text:style-name="P1"><text:span text:style-name="T3">directplay8<text:tab/>6073/tcp<text:tab/>#DirectPlay8</text:span></text:p>
      <text:p text:style-name="P1"><text:span text:style-name="T3">directplay8<text:tab/>6073/udp<text:tab/>#DirectPlay8</text:span></text:p>
      <text:p text:style-name="P1"><text:span text:style-name="T3">Backdoor-AML<text:tab/>6079/tcp<text:tab/>#Backdoor-AML used by Troj/Maz.C virus</text:span></text:p>
      <text:p text:style-name="P1"><text:span text:style-name="T3">synchronet-db<text:tab/>6100/tcp<text:tab/>#SynchroNet-db</text:span></text:p>
      <text:p text:style-name="P1"><text:span text:style-name="T3">synchronet-db<text:tab/>6100/udp<text:tab/>#SynchroNet-db</text:span></text:p>
      <text:p text:style-name="P1"><text:span text:style-name="T3">synchronet-rtc<text:tab/>6101/tcp<text:tab/>#SynchroNet-rtc</text:span></text:p>
      <text:p text:style-name="P1"><text:span text:style-name="T3">synchronet-rtc<text:tab/>6101/udp<text:tab/>#SynchroNet-rtc</text:span></text:p>
      <text:p text:style-name="P1"><text:span text:style-name="T3">synchronet-upd<text:tab/>6102/tcp<text:tab/>#SynchroNet-upd</text:span></text:p>
      <text:p text:style-name="P1"><text:span text:style-name="T3">synchronet-upd<text:tab/>6102/udp<text:tab/>#SynchroNet-upd</text:span></text:p>
      <text:p text:style-name="P1"><text:span text:style-name="T3">rets<text:tab/>6103/tcp<text:tab/>#RETS</text:span></text:p>
      <text:p text:style-name="P1"><text:span text:style-name="T3">rets<text:tab/>6103/udp<text:tab/>#RETS</text:span></text:p>
      <text:p text:style-name="P1"><text:span text:style-name="T3">dbdb<text:tab/>6104/tcp<text:tab/>#DBDB</text:span></text:p>
      <text:p text:style-name="P1"><text:span text:style-name="T3">dbdb<text:tab/>6104/udp<text:tab/>#DBDB</text:span></text:p>
      <text:p text:style-name="P1"><text:span text:style-name="T3">primaserver<text:tab/>6105/tcp<text:tab/>#Prima Server</text:span></text:p>
      <text:p text:style-name="P1"><text:span text:style-name="T3">primaserver<text:tab/>6105/udp<text:tab/>#Prima Server</text:span></text:p>
      <text:p text:style-name="P1"><text:span text:style-name="T3">mpsserver<text:tab/>6106/tcp<text:tab/>#MPS Server</text:span></text:p>
      <text:p text:style-name="P1"><text:span text:style-name="T3">mpsserver<text:tab/>6106/udp<text:tab/>#MPS Server</text:span></text:p>
      <text:p text:style-name="P1"><text:span text:style-name="T3">etc-control<text:tab/>6107/tcp<text:tab/>#ETC Control</text:span></text:p>
      <text:p text:style-name="P1"><text:span text:style-name="T3">etc-control<text:tab/>6107/udp<text:tab/>#ETC Control</text:span></text:p>
      <text:p text:style-name="P1"><text:span text:style-name="T3">sercomm-scadmin<text:tab/>6108/tcp<text:tab/>#Sercomm-SCAdmin</text:span></text:p>
      <text:p text:style-name="P1"><text:span text:style-name="T3">sercomm-scadmin<text:tab/>6108/udp<text:tab/>#Sercomm-SCAdmin</text:span></text:p>
      <text:p text:style-name="P1"><text:span text:style-name="T3">globecast-id<text:tab/>6109/tcp<text:tab/>#GLOBECAST-ID</text:span></text:p>
      <text:p text:style-name="P1"><text:span text:style-name="T3">globecast-id<text:tab/>6109/udp<text:tab/>#GLOBECAST-ID</text:span></text:p>
      <text:p text:style-name="P1"><text:span text:style-name="T3">softcm<text:tab/>6110/tcp<text:tab/>#HP SoftBench CM</text:span></text:p>
      <text:p text:style-name="P1"><text:span text:style-name="T3">softcm<text:tab/>6110/udp<text:tab/>#HP SoftBench CM</text:span></text:p>
      <text:p text:style-name="P1"><text:span text:style-name="T3">spc<text:tab/>6111/tcp<text:tab/>#HP SoftBench Sub-Process Control</text:span></text:p>
      <text:p text:style-name="P1"><text:span text:style-name="T3">spc<text:tab/>6111/udp<text:tab/>#HP SoftBench Sub-Process Control</text:span></text:p>
      <text:p text:style-name="P1"><text:span text:style-name="T3">dtspc<text:tab/>6112/tcp<text:tab/>#CDE subprocess control</text:span></text:p>
      <text:p text:style-name="P1"><text:span text:style-name="T3">fsgs<text:tab/>6112/tcp<text:tab/>#FSGS (game)</text:span></text:p>
      <text:p text:style-name="P1"><text:span text:style-name="T3">dtspcd<text:tab/>6112/udp<text:tab/>#dtspcd</text:span></text:p>
      <text:p text:style-name="P1"><text:span text:style-name="T3">fsgs<text:tab/>6112/udp<text:tab/>#FSGS (game)</text:span></text:p>
      <text:p text:style-name="P1"><text:span text:style-name="T3">backup-express<text:tab/>6123/tcp<text:tab/>#Backup Express</text:span></text:p>
      <text:p text:style-name="P1"><text:span text:style-name="T3">backup-express<text:tab/>6123/udp<text:tab/>#Backup Express</text:span></text:p>
      <text:p text:style-name="P1"><text:span text:style-name="T3">dameware<text:tab/>6129/tcp<text:tab/>#Dameware Remote Admin</text:span></text:p>
      <text:p text:style-name="P1"><text:span text:style-name="T3">meta-corp<text:tab/>6141/tcp<text:tab/>#Meta Corporation License Manager</text:span></text:p>
      <text:p text:style-name="P1"><text:span text:style-name="T3">meta-corp<text:tab/>6141/udp<text:tab/>#Meta Corporation License Manager</text:span></text:p>
      <text:p text:style-name="P1"><text:span text:style-name="T3">aspentec-lm<text:tab/>6142/tcp<text:tab/>#Aspen Technology License Manager</text:span></text:p>
      <text:p text:style-name="P1"><text:span text:style-name="T3">aspentec-lm<text:tab/>6142/udp<text:tab/>#Aspen Technology License Manager</text:span></text:p>
      <text:p text:style-name="P1"><text:span text:style-name="T3">watershed-lm<text:tab/>6143/tcp<text:tab/>#Watershed License Manager</text:span></text:p>
      <text:p text:style-name="P1"><text:span text:style-name="T3">watershed-lm<text:tab/>6143/udp<text:tab/>#Watershed License Manager</text:span></text:p>
      <text:p text:style-name="P1"><text:span text:style-name="T3">statsci1-lm<text:tab/>6144/tcp<text:tab/>#StatSci License Manager - 1</text:span></text:p>
      <text:p text:style-name="P1"><text:span text:style-name="T3">statsci1-lm<text:tab/>6144/udp<text:tab/>#StatSci License Manager - 1</text:span></text:p>
      <text:p text:style-name="P1"><text:span text:style-name="T3">statsci2-lm<text:tab/>6145/tcp<text:tab/>#StatSci License Manager - 2</text:span></text:p>
      <text:p text:style-name="P1"><text:span text:style-name="T3">statsci2-lm<text:tab/>6145/udp<text:tab/>#StatSci License Manager - 2</text:span></text:p>
      <text:p text:style-name="P1"><text:span text:style-name="T3">lonewolf-lm<text:tab/>6146/tcp<text:tab/>#Lone Wolf Systems License Manager</text:span></text:p>
      <text:p text:style-name="P1"><text:span text:style-name="T3">lonewolf-lm<text:tab/>6146/udp<text:tab/>#Lone Wolf Systems License Manager</text:span></text:p>
      <text:p text:style-name="P1"><text:span text:style-name="T3">montage-lm<text:tab/>6147/tcp<text:tab/>#Montage License Manager</text:span></text:p>
      <text:p text:style-name="P1"><text:span text:style-name="T3">montage-lm<text:tab/>6147/udp<text:tab/>#Montage License Manager</text:span></text:p>
      <text:p text:style-name="P1"><text:span text:style-name="T3">ricardo-lm<text:tab/>6148/tcp<text:tab/>#Ricardo North America License Manager</text:span></text:p>
      <text:p text:style-name="P1"><text:span text:style-name="T3">ricardo-lm<text:tab/>6148/udp<text:tab/>#Ricardo North America License Manager</text:span></text:p>
      <text:p text:style-name="P1"><text:span text:style-name="T3">tal-pod<text:tab/>6149/tcp<text:tab/>#tal-pod</text:span></text:p>
      <text:p text:style-name="P1"><text:span text:style-name="T3">tal-pod<text:tab/>6149/udp<text:tab/>#tal-pod</text:span></text:p>
      <text:p text:style-name="P1"><text:span text:style-name="T3">crip<text:tab/>6253/tcp<text:tab/>#CRIP</text:span></text:p>
      <text:p text:style-name="P1"><text:span text:style-name="T3">crip<text:tab/>6253/udp<text:tab/>#CRIP</text:span></text:p>
      <text:p text:style-name="P1"><text:span text:style-name="T3">WinMX<text:tab/>6257/udp<text:tab/>#WinMX File Sharing</text:span></text:p>
      <text:p text:style-name="P1"><text:span text:style-name="T3">SecretService<text:tab/>6272/tcp<text:tab/>#[trojan] Secret Service</text:span></text:p>
      <text:p text:style-name="P1"><text:span text:style-name="T3">SecretService<text:tab/>6272/tcp<text:tab/>#[trojan] Secret Service</text:span></text:p>
      <text:p text:style-name="P1"><text:span text:style-name="T3">dcc<text:tab/>6277/udp<text:tab/>#DCC Anti-Spam</text:span></text:p>
      <text:p text:style-name="P1"><text:span text:style-name="T3">bmc-grx<text:tab/>6300/tcp<text:tab/>#BMC GRX</text:span></text:p>
      <text:p text:style-name="P1"><text:span text:style-name="T3">bmc-grx<text:tab/>6300/udp<text:tab/>#BMC GRX</text:span></text:p>
      <text:p text:style-name="P1"><text:span text:style-name="T3">emp-server1<text:tab/>6321/tcp<text:tab/>#Empress Software Connectivity Server 1</text:span></text:p>
      <text:p text:style-name="P1"><text:span text:style-name="T3">emp-server1<text:tab/>6321/udp<text:tab/>#Empress Software Connectivity Server 1</text:span></text:p>
      <text:p text:style-name="P1"><text:span text:style-name="T3">emp-server2<text:tab/>6322/tcp<text:tab/>#Empress Software Connectivity Server 2</text:span></text:p>
      <text:p text:style-name="P1"><text:span text:style-name="T3">emp-server2<text:tab/>6322/udp<text:tab/>#Empress Software Connectivity Server 2</text:span></text:p>
      <text:p text:style-name="P1"><text:span text:style-name="T3">gnutella-svc<text:tab/>6346/tcp<text:tab/>#gnutella-svc</text:span></text:p>
      <text:p text:style-name="P1"><text:span text:style-name="T3">gnutella-svc<text:tab/>6346/udp<text:tab/>#gnutella-svc</text:span></text:p>
      <text:p text:style-name="P1"><text:span text:style-name="T3">BearShare<text:tab/>6346/tcp<text:tab/>#BearShare file sharing app</text:span></text:p>
      <text:p text:style-name="P1"><text:span text:style-name="T3">BearShare<text:tab/>6346/udp<text:tab/>#BearShare file sharing app</text:span></text:p>
      <text:p text:style-name="P1"><text:span text:style-name="T3">gnutella-rtr<text:tab/>6347/tcp<text:tab/>#gnutella-rtr</text:span></text:p>
      <text:p text:style-name="P1"><text:span text:style-name="T3">gnutella-trt<text:tab/>6347/udp<text:tab/>#gnutella-rtr</text:span></text:p>
      <text:p text:style-name="P1"><text:span text:style-name="T3">clariion-evr01<text:tab/>6389/tcp<text:tab/>#clariion-evr01</text:span></text:p>
      <text:p text:style-name="P1"><text:span text:style-name="T3">clariion-evr01<text:tab/>6389/udp<text:tab/>#clariion-evr01</text:span></text:p>
      <text:p text:style-name="P1"><text:span text:style-name="T3">info-aps<text:tab/>6400/tcp<text:tab/>#</text:span></text:p>
      <text:p text:style-name="P1"><text:span text:style-name="T3">TheThing<text:tab/>6400/tcp<text:tab/>#[trojan] The Thing</text:span></text:p>
      <text:p text:style-name="P1"><text:span text:style-name="T3">TheThing<text:tab/>6400/tcp<text:tab/>#[trojan] The Thing</text:span></text:p>
      <text:p text:style-name="P1"><text:span text:style-name="T3">info-was<text:tab/>6401/tcp<text:tab/>#</text:span></text:p>
      <text:p text:style-name="P1"><text:span text:style-name="T3">info-eventsvr<text:tab/>6402/tcp<text:tab/>#</text:span></text:p>
      <text:p text:style-name="P1"><text:span text:style-name="T3">info-cachesvr<text:tab/>6403/tcp<text:tab/>#</text:span></text:p>
      <text:p text:style-name="P1"><text:span text:style-name="T3">info-filesvr<text:tab/>6404/tcp<text:tab/>#</text:span></text:p>
      <text:p text:style-name="P1"><text:span text:style-name="T3">info-pagesvr<text:tab/>6405/tcp<text:tab/>#</text:span></text:p>
      <text:p text:style-name="P1"><text:span text:style-name="T3">info-processvr<text:tab/>6406/tcp<text:tab/>#</text:span></text:p>
      <text:p text:style-name="P1"><text:span text:style-name="T3">reserved1<text:tab/>6407/n/a<text:tab/>#</text:span></text:p>
      <text:p text:style-name="P1"><text:span text:style-name="T3">reserved2<text:tab/>6408/n/a<text:tab/>#</text:span></text:p>
      <text:p text:style-name="P1"><text:span text:style-name="T3">reserved3<text:tab/>6409/n/a<text:tab/>#</text:span></text:p>
      <text:p text:style-name="P1"><text:span text:style-name="T3">reserved4<text:tab/>6410/n/a<text:tab/>#</text:span></text:p>
      <text:p text:style-name="P1"><text:span text:style-name="T3">skip-cert-recv<text:tab/>6455/tcp<text:tab/>#SKIP Certificate Receive</text:span></text:p>
      <text:p text:style-name="P1"><text:span text:style-name="T3">skip-cert-send<text:tab/>6456/tcp<text:tab/>#SKIP Certificate Send</text:span></text:p>
      <text:p text:style-name="P1"><text:span text:style-name="T3">lvision-lm<text:tab/>6471/tcp<text:tab/>#LVision License Manager</text:span></text:p>
      <text:p text:style-name="P1"><text:span text:style-name="T3">lvision-lm<text:tab/>6471/udp<text:tab/>#LVision License Manager</text:span></text:p>
      <text:p text:style-name="P1"><text:span text:style-name="T3">boks<text:tab/>6500/tcp<text:tab/>#BoKS Master</text:span></text:p>
      <text:p text:style-name="P1"><text:span text:style-name="T3">boks<text:tab/>6500/udp<text:tab/>#BoKS Master</text:span></text:p>
      <text:p text:style-name="P1"><text:span text:style-name="T3">boks_servc<text:tab/>6501/tcp<text:tab/>#BoKS Servc</text:span></text:p>
      <text:p text:style-name="P1"><text:span text:style-name="T3">boks_servc<text:tab/>6501/udp<text:tab/>#BoKS Servc</text:span></text:p>
      <text:p text:style-name="P1"><text:span text:style-name="T3">boks_servm<text:tab/>6502/tcp<text:tab/>#BoKS Servm</text:span></text:p>
      <text:p text:style-name="P1"><text:span text:style-name="T3">boks_servm<text:tab/>6502/udp<text:tab/>#BoKS Servm</text:span></text:p>
      <text:p text:style-name="P1"><text:span text:style-name="T3">boks_clntd<text:tab/>6503/tcp<text:tab/>#BoKS Clntd</text:span></text:p>
      <text:p text:style-name="P1"><text:span text:style-name="T3">boks_clntd<text:tab/>6503/udp<text:tab/>#BoKS Clntd</text:span></text:p>
      <text:p text:style-name="P1"><text:span text:style-name="T3">badm_priv<text:tab/>6505/tcp<text:tab/>#BoKS Admin Private Port</text:span></text:p>
      <text:p text:style-name="P1"><text:span text:style-name="T3">badm_priv<text:tab/>6505/udp<text:tab/>#BoKS Admin Private Port</text:span></text:p>
      <text:p text:style-name="P1"><text:span text:style-name="T3">badm_pub<text:tab/>6506/tcp<text:tab/>#BoKS Admin Public Port</text:span></text:p>
      <text:p text:style-name="P1"><text:span text:style-name="T3">badm_pub<text:tab/>6506/udp<text:tab/>#BoKS Admin Public Port</text:span></text:p>
      <text:p text:style-name="P1"><text:span text:style-name="T3">bdir_priv<text:tab/>6507/tcp<text:tab/>#BoKS Dir Server<text:s text:c="2"/>Private Port</text:span></text:p>
      <text:p text:style-name="P1"><text:span text:style-name="T3">bdir_priv<text:tab/>6507/udp<text:tab/>#BoKS Dir Server<text:s text:c="2"/>Private Port</text:span></text:p>
      <text:p text:style-name="P1"><text:span text:style-name="T3">bdir_pub<text:tab/>6508/tcp<text:tab/>#BoKS Dir Server<text:s text:c="2"/>Public Port</text:span></text:p>
      <text:p text:style-name="P1"><text:span text:style-name="T3">bdir_pub<text:tab/>6508/udp<text:tab/>#BoKS Dir Server<text:s text:c="2"/>Public Port</text:span></text:p>
      <text:p text:style-name="P1"><text:span text:style-name="T3">McAfee-http<text:tab/>6515/tcp<text:tab/>#McAfee ASap Virusscan agent</text:span></text:p>
      <text:p text:style-name="P1"><text:span text:style-name="T3">apc-tcp-udp-1<text:tab/>6547/tcp<text:tab/>#apc-tcp-udp-1</text:span></text:p>
      <text:p text:style-name="P1"><text:span text:style-name="T3">apc-tcp-udp-1<text:tab/>6547/udp<text:tab/>#apc-tcp-udp-1</text:span></text:p>
      <text:p text:style-name="P1"><text:span text:style-name="T3">apc-tcp-udp-2<text:tab/>6548/tcp<text:tab/>#apc-tcp-udp-2</text:span></text:p>
      <text:p text:style-name="P1"><text:span text:style-name="T3">apc-tcp-udp-2<text:tab/>6548/udp<text:tab/>#apc-tcp-udp-2</text:span></text:p>
      <text:p text:style-name="P1"><text:span text:style-name="T3">apc-tcp-udp-3<text:tab/>6549/tcp<text:tab/>#apc-tcp-udp-3</text:span></text:p>
      <text:p text:style-name="P1"><text:span text:style-name="T3">apc-tcp-udp-3<text:tab/>6549/udp<text:tab/>#apc-tcp-udp-3</text:span></text:p>
      <text:p text:style-name="P1"><text:span text:style-name="T3">fg-sysupdate<text:tab/>6550/tcp<text:tab/>#fg-sysupdate</text:span></text:p>
      <text:p text:style-name="P1"><text:span text:style-name="T3">fg-sysupdate<text:tab/>6550/udp<text:tab/>#fg-sysupdate</text:span></text:p>
      <text:p text:style-name="P1"><text:span text:style-name="T3">xdsxdm<text:tab/>6558/tcp<text:tab/>#</text:span></text:p>
      <text:p text:style-name="P1"><text:span text:style-name="T3">xdsxdm<text:tab/>6558/udp<text:tab/>#</text:span></text:p>
      <text:p text:style-name="P1"><text:span text:style-name="T3">parsec-master<text:tab/>6580/tcp<text:tab/>#Parsec Masterserver</text:span></text:p>
      <text:p text:style-name="P1"><text:span text:style-name="T3">parsec-master<text:tab/>6580/udp<text:tab/>#Parsec Masterserver</text:span></text:p>
      <text:p text:style-name="P1"><text:span text:style-name="T3">parsec-peer<text:tab/>6581/tcp<text:tab/>#Parsec Peer-to-Peer</text:span></text:p>
      <text:p text:style-name="P1"><text:span text:style-name="T3">parsec-peer<text:tab/>6581/udp<text:tab/>#Parsec Peer-to-Peer</text:span></text:p>
      <text:p text:style-name="P1"><text:span text:style-name="T3">parsec-game<text:tab/>6582/tcp<text:tab/>#Parsec Gameserver</text:span></text:p>
      <text:p text:style-name="P1"><text:span text:style-name="T3">parsec-game<text:tab/>6582/udp<text:tab/>#Parsec Gameserver</text:span></text:p>
      <text:p text:style-name="P1"><text:span text:style-name="T3">AnalogX<text:tab/>6588/tcp<text:tab/>#AnalogX Proxy Server</text:span></text:p>
      <text:p text:style-name="P1"><text:span text:style-name="T3">TEMan<text:tab/>6661/tcp<text:tab/>#[trojan] TEMan</text:span></text:p>
      <text:p text:style-name="P1"><text:span text:style-name="T3">Weia-Meia<text:tab/>6661/tcp<text:tab/>#[trojan] Weia-Meia</text:span></text:p>
      <text:p text:style-name="P1"><text:span text:style-name="T3">ircu<text:tab/>6665/tcp<text:tab/>#IRCU</text:span></text:p>
      <text:p text:style-name="P1"><text:span text:style-name="T3">DarkConnectionInside<text:tab/>6666/tcp<text:tab/>#[trojan] Dark Connection Inside</text:span></text:p>
      <text:p text:style-name="P1"><text:span text:style-name="T3">DarkConnection<text:tab/>6666/tcp<text:tab/>#[trojan] Dark Connection</text:span></text:p>
      <text:p text:style-name="P1"><text:span text:style-name="T3">irc-serv<text:tab/>6666/tcp<text:tab/>#internet relay chat server</text:span></text:p>
      <text:p text:style-name="P1"><text:span text:style-name="T3">ircu<text:tab/>6666/tcp<text:tab/>#IRCU</text:span></text:p>
      <text:p text:style-name="P1"><text:span text:style-name="T3">NetBusworm<text:tab/>6666/tcp<text:tab/>#[trojan] NetBus worm</text:span></text:p>
      <text:p text:style-name="P1"><text:span text:style-name="T3">TCPShell.c<text:tab/>6666/tcp<text:tab/>#[trojan] TCPShell.c</text:span></text:p>
      <text:p text:style-name="P1"><text:span text:style-name="T3">DarkFTP<text:tab/>6667/tcp<text:tab/>#[trojan] Dark FTP</text:span></text:p>
      <text:p text:style-name="P1"><text:span text:style-name="T3">EGO<text:tab/>6667/tcp<text:tab/>#[trojan] EGO</text:span></text:p>
      <text:p text:style-name="P1"><text:span text:style-name="T3">irc<text:tab/>6667/tcp<text:tab/>#Internet Relay Chat</text:span></text:p>
      <text:p text:style-name="P1"><text:span text:style-name="T3">ircu<text:tab/>6667/tcp<text:tab/>#IRCU</text:span></text:p>
      <text:p text:style-name="P1"><text:span text:style-name="T3">kaitex<text:tab/>6667/tcp<text:tab/>#Kaitex Trojan</text:span></text:p>
      <text:p text:style-name="P1"><text:span text:style-name="T3">Maniacrootkit<text:tab/>6667/tcp<text:tab/>#[trojan] Maniac rootkit</text:span></text:p>
      <text:p text:style-name="P1"><text:span text:style-name="T3">Moses<text:tab/>6667/tcp<text:tab/>#[trojan] Moses</text:span></text:p>
      <text:p text:style-name="P1"><text:span text:style-name="T3">ScheduleAgent<text:tab/>6667/tcp<text:tab/>#[trojan] ScheduleAgent</text:span></text:p>
      <text:p text:style-name="P1"><text:span text:style-name="T3">ScheduleAgent<text:tab/>6667/tcp<text:tab/>#[trojan] ScheduleAgent</text:span></text:p>
      <text:p text:style-name="P1"><text:span text:style-name="T3">Subseven2.1.4DefCon8<text:tab/>6667/tcp<text:tab/>#[trojan] Subseven 2.1.4 DefCon 8</text:span></text:p>
      <text:p text:style-name="P1"><text:span text:style-name="T3">SubSeven<text:tab/>6667/tcp<text:tab/>#[trojan] SubSeven</text:span></text:p>
      <text:p text:style-name="P1"><text:span text:style-name="T3">TheThing<text:tab/>6667/tcp<text:tab/>#[trojan] The Thing (modified)</text:span></text:p>
      <text:p text:style-name="P1"><text:span text:style-name="T3">Trinity<text:tab/>6667/tcp<text:tab/>#[trojan] Trinity</text:span></text:p>
      <text:p text:style-name="P1"><text:span text:style-name="T3">WinSatan<text:tab/>6667/tcp<text:tab/>#[trojan] WinSatan</text:span></text:p>
      <text:p text:style-name="P1"><text:span text:style-name="T3">irc<text:tab/>6668/tcp<text:tab/>#Internet Relay Chat</text:span></text:p>
      <text:p text:style-name="P1"><text:span text:style-name="T3">ircu<text:tab/>6668/tcp<text:tab/>#IRCU</text:span></text:p>
      <text:p text:style-name="P1"><text:span text:style-name="T3">HostControl<text:tab/>6669/tcp<text:tab/>#[trojan] Host Control</text:span></text:p>
      <text:p text:style-name="P1"><text:span text:style-name="T3">HostControl<text:tab/>6669/tcp<text:tab/>#[trojan] Host Control</text:span></text:p>
      <text:p text:style-name="P1"><text:span text:style-name="T3">ircu<text:tab/>6669/tcp<text:tab/>#IRCU</text:span></text:p>
      <text:p text:style-name="P1"><text:span text:style-name="T3">Vampire<text:tab/>6669/tcp<text:tab/>#[trojan] Vampire</text:span></text:p>
      <text:p text:style-name="P1"><text:span text:style-name="T3">BackWebServer<text:tab/>6670/tcp<text:tab/>#[trojan] BackWeb Server</text:span></text:p>
      <text:p text:style-name="P1"><text:span text:style-name="T3">BackWebServer<text:tab/>6670/tcp<text:tab/>#[trojan] BackWeb Server</text:span></text:p>
      <text:p text:style-name="P1"><text:span text:style-name="T3">DeepThroat<text:tab/>6670/tcp<text:tab/>#[trojan] Deep Throat</text:span></text:p>
      <text:p text:style-name="P1"><text:span text:style-name="T3">DeepThroat<text:tab/>6670/tcp<text:tab/>#[trojan] DeepThroat</text:span></text:p>
      <text:p text:style-name="P1"><text:span text:style-name="T3">Foreplay<text:tab/>6670/tcp<text:tab/>#[trojan] Foreplay</text:span></text:p>
      <text:p text:style-name="P1"><text:span text:style-name="T3">vocaltec-gold<text:tab/>6670/tcp<text:tab/>#Vocaltec Global Online Directory</text:span></text:p>
      <text:p text:style-name="P1"><text:span text:style-name="T3">WinNukeeXtreame<text:tab/>6670/tcp<text:tab/>#[trojan] WinNuke eXtreame</text:span></text:p>
      <text:p text:style-name="P1"><text:span text:style-name="T3">vocaltec-gold<text:tab/>6670/udp<text:tab/>#Vocaltec Global Online Directory</text:span></text:p>
      <text:p text:style-name="P1"><text:span text:style-name="T3">DeepThroat<text:tab/>6671/tcp<text:tab/>#[trojan] DeepThroat v3.1</text:span></text:p>
      <text:p text:style-name="P1"><text:span text:style-name="T3">vision_server<text:tab/>6672/tcp<text:tab/>#vision_server</text:span></text:p>
      <text:p text:style-name="P1"><text:span text:style-name="T3">vision_server<text:tab/>6672/udp<text:tab/>#vision_server</text:span></text:p>
      <text:p text:style-name="P1"><text:span text:style-name="T3">vision_elmd<text:tab/>6673/tcp<text:tab/>#vision_elmd</text:span></text:p>
      <text:p text:style-name="P1"><text:span text:style-name="T3">vision_elmd<text:tab/>6673/udp<text:tab/>#vision_elmd</text:span></text:p>
      <text:p text:style-name="P1"><text:span text:style-name="T3">napster<text:tab/>6699/tcp<text:tab/>#Napster Music Sharing Client</text:span></text:p>
      <text:p text:style-name="P1"><text:span text:style-name="T3">WinMX<text:tab/>6699/tcp<text:tab/>#WinMX file sharing app</text:span></text:p>
      <text:p text:style-name="P1"><text:span text:style-name="T3">kti-icad-srvr<text:tab/>6701/tcp<text:tab/>#KTI ICAD Nameserver</text:span></text:p>
      <text:p text:style-name="P1"><text:span text:style-name="T3">kti-icad-srvr<text:tab/>6701/udp<text:tab/>#KTI ICAD Nameserver</text:span></text:p>
      <text:p text:style-name="P1"><text:span text:style-name="T3">BackDoorG<text:tab/>6711/tcp<text:tab/>#[trojan] BackDoor-G</text:span></text:p>
      <text:p text:style-name="P1"><text:span text:style-name="T3">BackDoor-G<text:tab/>6711/tcp<text:tab/>#[trojan] BackDoor-G</text:span></text:p>
      <text:p text:style-name="P1"><text:span text:style-name="T3">SubSARI<text:tab/>6711/tcp<text:tab/>#[trojan] SubSARI</text:span></text:p>
      <text:p text:style-name="P1"><text:span text:style-name="T3">SubSeven<text:tab/>6711/tcp<text:tab/>#[trojan] SubSeven</text:span></text:p>
      <text:p text:style-name="P1"><text:span text:style-name="T3">VPKiller<text:tab/>6711/tcp<text:tab/>#[trojan] VP Killer</text:span></text:p>
      <text:p text:style-name="P1"><text:span text:style-name="T3">Funnytrojan<text:tab/>6712/tcp<text:tab/>#[trojan] Funny trojan</text:span></text:p>
      <text:p text:style-name="P1"><text:span text:style-name="T3">Funnytrojan<text:tab/>6712/tcp<text:tab/>#[trojan] Funny trojan</text:span></text:p>
      <text:p text:style-name="P1"><text:span text:style-name="T3">SubSeven<text:tab/>6712/tcp<text:tab/>#[trojan] SubSeven</text:span></text:p>
      <text:p text:style-name="P1"><text:span text:style-name="T3">SubSeven<text:tab/>6713/tcp<text:tab/>#[trojan] SubSeven</text:span></text:p>
      <text:p text:style-name="P1"><text:span text:style-name="T3">SubSeven<text:tab/>6713/tcp<text:tab/>#[trojan] SubSeven</text:span></text:p>
      <text:p text:style-name="P1"><text:span text:style-name="T3">ibprotocol<text:tab/>6714/tcp<text:tab/>#Internet Backplane Protocol</text:span></text:p>
      <text:p text:style-name="P1"><text:span text:style-name="T3">ibprotocol<text:tab/>6714/udp<text:tab/>#Internet Backplane Protocol</text:span></text:p>
      <text:p text:style-name="P1"><text:span text:style-name="T3">Mstream<text:tab/>6723/tcp<text:tab/>#[trojan] Mstream</text:span></text:p>
      <text:p text:style-name="P1"><text:span text:style-name="T3">Mstream<text:tab/>6723/tcp<text:tab/>#[trojan] Mstream</text:span></text:p>
      <text:p text:style-name="P1"><text:span text:style-name="T3">bmc-perf-agent<text:tab/>6767/tcp<text:tab/>#BMC PERFORM AGENT</text:span></text:p>
      <text:p text:style-name="P1"><text:span text:style-name="T3">UandMe<text:tab/>6767/tcp<text:tab/>#[trojan] UandMe</text:span></text:p>
      <text:p text:style-name="P1"><text:span text:style-name="T3">bmc-perf-agent<text:tab/>6767/udp<text:tab/>#BMC PERFORM AGENT</text:span></text:p>
      <text:p text:style-name="P1"><text:span text:style-name="T3">bmc-perf-mgrd<text:tab/>6768/tcp<text:tab/>#BMC PERFORM MGRD</text:span></text:p>
      <text:p text:style-name="P1"><text:span text:style-name="T3">bmc-perf-mgrd<text:tab/>6768/udp<text:tab/>#BMC PERFORM MGRD</text:span></text:p>
      <text:p text:style-name="P1"><text:span text:style-name="T3">DeepThroat<text:tab/>6771/tcp<text:tab/>#[trojan] Deep Throat</text:span></text:p>
      <text:p text:style-name="P1"><text:span text:style-name="T3">Foreplay<text:tab/>6771/tcp<text:tab/>#[trojan] Foreplay</text:span></text:p>
      <text:p text:style-name="P1"><text:span text:style-name="T3">2000Cracks<text:tab/>6776/tcp<text:tab/>#[trojan] 2000 Cracks</text:span></text:p>
      <text:p text:style-name="P1"><text:span text:style-name="T3">2000Cracks<text:tab/>6776/tcp<text:tab/>#[trojan] 2000 Cracks</text:span></text:p>
      <text:p text:style-name="P1"><text:span text:style-name="T3">BackDoor-G<text:tab/>6776/tcp<text:tab/>#[trojan] BackDoor-G</text:span></text:p>
      <text:p text:style-name="P1"><text:span text:style-name="T3">SubSeven<text:tab/>6776/tcp<text:tab/>#[trojan] SubSeven</text:span></text:p>
      <text:p text:style-name="P1"><text:span text:style-name="T3">VPKiller<text:tab/>6776/tcp<text:tab/>#[trojan] VP Killer</text:span></text:p>
      <text:p text:style-name="P1"><text:span text:style-name="T3">telnet<text:tab/>6778/tcp<text:tab/>#telnet to Alcatel Omniswitch</text:span></text:p>
      <text:p text:style-name="P1"><text:span text:style-name="T3">ibm-db2-admin<text:tab/>6789/tcp<text:tab/>#dB2 Web Control Center</text:span></text:p>
      <text:p text:style-name="P1"><text:span text:style-name="T3">hnmp<text:tab/>6790/tcp<text:tab/>#HNMP</text:span></text:p>
      <text:p text:style-name="P1"><text:span text:style-name="T3">hnmp<text:tab/>6790/udp<text:tab/>#HNMP</text:span></text:p>
      <text:p text:style-name="P1"><text:span text:style-name="T3">ambit-lm<text:tab/>6831/tcp<text:tab/>#ambit-lm</text:span></text:p>
      <text:p text:style-name="P1"><text:span text:style-name="T3">ambit-lm<text:tab/>6831/udp<text:tab/>#ambit-lm</text:span></text:p>
      <text:p text:style-name="P1"><text:span text:style-name="T3">Mstream<text:tab/>6838/udp<text:tab/>#[trojan] Mstream</text:span></text:p>
      <text:p text:style-name="P1"><text:span text:style-name="T3">Mstream<text:tab/>6838/udp<text:tab/>#[trojan] Mstream</text:span></text:p>
      <text:p text:style-name="P1"><text:span text:style-name="T3">netmo-default<text:tab/>6841/tcp<text:tab/>#Netmo Default</text:span></text:p>
      <text:p text:style-name="P1"><text:span text:style-name="T3">netmo-default<text:tab/>6841/udp<text:tab/>#Netmo Default</text:span></text:p>
      <text:p text:style-name="P1"><text:span text:style-name="T3">netmo-http<text:tab/>6842/tcp<text:tab/>#Netmo HTTP</text:span></text:p>
      <text:p text:style-name="P1"><text:span text:style-name="T3">netmo-http<text:tab/>6842/udp<text:tab/>#Netmo HTTP</text:span></text:p>
      <text:p text:style-name="P1"><text:span text:style-name="T3">iccrushmore<text:tab/>6850/tcp<text:tab/>#ICCRUSHMORE</text:span></text:p>
      <text:p text:style-name="P1"><text:span text:style-name="T3">iccrushmore<text:tab/>6850/udp<text:tab/>#ICCRUSHMORE</text:span></text:p>
      <text:p text:style-name="P1"><text:span text:style-name="T3">bittorrent<text:tab/>6881/tcp<text:tab/>#Bit Torrent P2P</text:span></text:p>
      <text:p text:style-name="P1"><text:span text:style-name="T3">DeltaSourceDarkStar<text:tab/>6883/tcp<text:tab/>#[trojan] Delta Source DarkStar (??)</text:span></text:p>
      <text:p text:style-name="P1"><text:span text:style-name="T3">DeltaSourceDarkStar<text:tab/>6883/tcp<text:tab/>#[trojan] Delta Source DarkStar</text:span></text:p>
      <text:p text:style-name="P1"><text:span text:style-name="T3">muse<text:tab/>6888/tcp<text:tab/>#MUSE</text:span></text:p>
      <text:p text:style-name="P1"><text:span text:style-name="T3">muse<text:tab/>6888/udp<text:tab/>#MUSE</text:span></text:p>
      <text:p text:style-name="P1"><text:span text:style-name="T3">ShitHeep<text:tab/>6912/tcp<text:tab/>#[trojan] Shit Heep</text:span></text:p>
      <text:p text:style-name="P1"><text:span text:style-name="T3">ShitHeep<text:tab/>6912/tcp<text:tab/>#[trojan] Shit Heep</text:span></text:p>
      <text:p text:style-name="P1"><text:span text:style-name="T3">Indoctrination<text:tab/>6939/tcp<text:tab/>#[trojan] Indoctrination</text:span></text:p>
      <text:p text:style-name="P1"><text:span text:style-name="T3">Indoctrination<text:tab/>6939/tcp<text:tab/>#[trojan] Indoctrination</text:span></text:p>
      <text:p text:style-name="P1"><text:span text:style-name="T3">jmact3<text:tab/>6961/tcp<text:tab/>#JMACT3</text:span></text:p>
      <text:p text:style-name="P1"><text:span text:style-name="T3">jmact3<text:tab/>6961/udp<text:tab/>#JMACT3</text:span></text:p>
      <text:p text:style-name="P1"><text:span text:style-name="T3">jmevt2<text:tab/>6962/tcp<text:tab/>#jmevt2</text:span></text:p>
      <text:p text:style-name="P1"><text:span text:style-name="T3">jmevt2<text:tab/>6962/udp<text:tab/>#jmevt2</text:span></text:p>
      <text:p text:style-name="P1"><text:span text:style-name="T3">swismgr1<text:tab/>6963/tcp<text:tab/>#swismgr1</text:span></text:p>
      <text:p text:style-name="P1"><text:span text:style-name="T3">swismgr1<text:tab/>6963/udp<text:tab/>#swismgr1</text:span></text:p>
      <text:p text:style-name="P1"><text:span text:style-name="T3">swismgr2<text:tab/>6964/tcp<text:tab/>#swismgr2</text:span></text:p>
      <text:p text:style-name="P1"><text:span text:style-name="T3">swismgr2<text:tab/>6964/udp<text:tab/>#swismgr2</text:span></text:p>
      <text:p text:style-name="P1"><text:span text:style-name="T3">swistrap<text:tab/>6965/tcp<text:tab/>#swistrap</text:span></text:p>
      <text:p text:style-name="P1"><text:span text:style-name="T3">swistrap<text:tab/>6965/udp<text:tab/>#swistrap</text:span></text:p>
      <text:p text:style-name="P1"><text:span text:style-name="T3">swispol<text:tab/>6966/tcp<text:tab/>#swispol</text:span></text:p>
      <text:p text:style-name="P1"><text:span text:style-name="T3">swispol<text:tab/>6966/udp<text:tab/>#swispol</text:span></text:p>
      <text:p text:style-name="P1"><text:span text:style-name="T3">2000Cracks<text:tab/>6969/tcp<text:tab/>#[trojan] 2000 Cracks</text:span></text:p>
      <text:p text:style-name="P1"><text:span text:style-name="T3">acmsoda<text:tab/>6969/tcp<text:tab/>#</text:span></text:p>
      <text:p text:style-name="P1"><text:span text:style-name="T3">Danton<text:tab/>6969/tcp<text:tab/>#[trojan] Danton</text:span></text:p>
      <text:p text:style-name="P1"><text:span text:style-name="T3">GateCrasher<text:tab/>6969/tcp<text:tab/>#[trojan] GateCrasher</text:span></text:p>
      <text:p text:style-name="P1"><text:span text:style-name="T3">GateCrasher<text:tab/>6969/tcp<text:tab/>#[trojan] GateCrasher</text:span></text:p>
      <text:p text:style-name="P1"><text:span text:style-name="T3">IRC3<text:tab/>6969/tcp<text:tab/>#[trojan] IRC 3</text:span></text:p>
      <text:p text:style-name="P1"><text:span text:style-name="T3">NetController<text:tab/>6969/tcp<text:tab/>#[trojan] Net Controller</text:span></text:p>
      <text:p text:style-name="P1"><text:span text:style-name="T3">Priority<text:tab/>6969/tcp<text:tab/>#[trojan] Priority</text:span></text:p>
      <text:p text:style-name="P1"><text:span text:style-name="T3">acmsoda<text:tab/>6969/udp<text:tab/>#</text:span></text:p>
      <text:p text:style-name="P1"><text:span text:style-name="T3">GateCrasher<text:tab/>6970/tcp<text:tab/>#[trojan] GateCrasher</text:span></text:p>
      <text:p text:style-name="P1"><text:span text:style-name="T3">GateCrasher<text:tab/>6970/tcp<text:tab/>#[trojan] GateCrasher</text:span></text:p>
      <text:p text:style-name="P1"><text:span text:style-name="T3">iatp-highpri<text:tab/>6998/tcp<text:tab/>#IATP-highPri</text:span></text:p>
      <text:p text:style-name="P1"><text:span text:style-name="T3">iatp-highpri<text:tab/>6998/udp<text:tab/>#IATP-highPri</text:span></text:p>
      <text:p text:style-name="P1"><text:span text:style-name="T3">iatp-normalpri<text:tab/>6999/tcp<text:tab/>#IATP-normalPri</text:span></text:p>
      <text:p text:style-name="P1"><text:span text:style-name="T3">iatp-normalpri<text:tab/>6999/udp<text:tab/>#IATP-normalPri</text:span></text:p>
      <text:p text:style-name="P1"><text:span text:style-name="T3">afs3-fileserver<text:tab/>7000/tcp<text:tab/>#file server itself<text:s text:c="2"/>msdos</text:span></text:p>
      <text:p text:style-name="P1"><text:span text:style-name="T3">ExploitTranslation<text:tab/>7000/tcp<text:tab/>#[trojan] Exploit Translation Server</text:span></text:p>
      <text:p text:style-name="P1"><text:span text:style-name="T3">ExploitTranslation<text:tab/>7000/tcp<text:tab/>#[trojan] Exploit Translation Server</text:span></text:p>
      <text:p text:style-name="P1"><text:span text:style-name="T3">Kazimas<text:tab/>7000/tcp<text:tab/>#[trojan] Kazimas</text:span></text:p>
      <text:p text:style-name="P1"><text:span text:style-name="T3">RemoteGrab<text:tab/>7000/tcp<text:tab/>#[trojan] Remote Grab</text:span></text:p>
      <text:p text:style-name="P1"><text:span text:style-name="T3">SubSeven2.1Gold<text:tab/>7000/tcp<text:tab/>#[trojan] SubSeven 2.1 Gold</text:span></text:p>
      <text:p text:style-name="P1"><text:span text:style-name="T3">SubSeven<text:tab/>7000/tcp<text:tab/>#[trojan] SubSeven</text:span></text:p>
      <text:p text:style-name="P1"><text:span text:style-name="T3">afs3-fileserver<text:tab/>7000/udp<text:tab/>#file server itself</text:span></text:p>
      <text:p text:style-name="P1"><text:span text:style-name="T3">afs3-callback<text:tab/>7001/tcp<text:tab/>#callbacks to cache managers</text:span></text:p>
      <text:p text:style-name="P1"><text:span text:style-name="T3">Freak2k<text:tab/>7001/tcp<text:tab/>#[trojan] Freak2k</text:span></text:p>
      <text:p text:style-name="P1"><text:span text:style-name="T3">Freak88<text:tab/>7001/tcp<text:tab/>#[trojan] Freak88</text:span></text:p>
      <text:p text:style-name="P1"><text:span text:style-name="T3">Freak88<text:tab/>7001/tcp<text:tab/>#[trojan] Freak88</text:span></text:p>
      <text:p text:style-name="P1"><text:span text:style-name="T3">NetSnooperGold<text:tab/>7001/tcp<text:tab/>#[trojan] NetSnooper Gold</text:span></text:p>
      <text:p text:style-name="P1"><text:span text:style-name="T3">afs3-callback<text:tab/>7001/udp<text:tab/>#callbacks to cache managers</text:span></text:p>
      <text:p text:style-name="P1"><text:span text:style-name="T3">afs3-prserver<text:tab/>7002/tcp<text:tab/>#users &amp;amp; groups database</text:span></text:p>
      <text:p text:style-name="P1"><text:span text:style-name="T3">afs3-prserver<text:tab/>7002/udp<text:tab/>#users &amp;amp; groups database</text:span></text:p>
      <text:p text:style-name="P1"><text:span text:style-name="T3">afs3-vlserver<text:tab/>7003/tcp<text:tab/>#volume location database</text:span></text:p>
      <text:p text:style-name="P1"><text:span text:style-name="T3">afs3-vlserver<text:tab/>7003/udp<text:tab/>#volume location database</text:span></text:p>
      <text:p text:style-name="P1"><text:span text:style-name="T3">afs3-kaserver<text:tab/>7004/tcp<text:tab/>#AFS Kerberos authentication service</text:span></text:p>
      <text:p text:style-name="P1"><text:span text:style-name="T3">afs3-kaserver<text:tab/>7004/udp<text:tab/>#AFS Kerberos authentication service</text:span></text:p>
      <text:p text:style-name="P1"><text:span text:style-name="T3">afs3-volser<text:tab/>7005/tcp<text:tab/>#volume managment server</text:span></text:p>
      <text:p text:style-name="P1"><text:span text:style-name="T3">afs3-volser<text:tab/>7005/udp<text:tab/>#volume managment server</text:span></text:p>
      <text:p text:style-name="P1"><text:span text:style-name="T3">afs3-errors<text:tab/>7006/tcp<text:tab/>#error interpretation service</text:span></text:p>
      <text:p text:style-name="P1"><text:span text:style-name="T3">afs3-errors<text:tab/>7006/udp<text:tab/>#error interpretation service</text:span></text:p>
      <text:p text:style-name="P1"><text:span text:style-name="T3">afs3-bos<text:tab/>7007/tcp<text:tab/>#basic overseer process</text:span></text:p>
      <text:p text:style-name="P1"><text:span text:style-name="T3">afs3-bos<text:tab/>7007/udp<text:tab/>#basic overseer process</text:span></text:p>
      <text:p text:style-name="P1"><text:span text:style-name="T3">afs3-update<text:tab/>7008/tcp<text:tab/>#server-to-server updater</text:span></text:p>
      <text:p text:style-name="P1"><text:span text:style-name="T3">afs3-update<text:tab/>7008/udp<text:tab/>#server-to-server updater</text:span></text:p>
      <text:p text:style-name="P1"><text:span text:style-name="T3">afs3-rmtsys<text:tab/>7009/tcp<text:tab/>#remote cache manager service</text:span></text:p>
      <text:p text:style-name="P1"><text:span text:style-name="T3">afs3-rmtsys<text:tab/>7009/udp<text:tab/>#remote cache manager service</text:span></text:p>
      <text:p text:style-name="P1"><text:span text:style-name="T3">ups-onlinet<text:tab/>7010/tcp<text:tab/>#onlinet uninterruptable power supplies</text:span></text:p>
      <text:p text:style-name="P1"><text:span text:style-name="T3">ups-onlinet<text:tab/>7010/udp<text:tab/>#onlinet uninterruptable power supplies</text:span></text:p>
      <text:p text:style-name="P1"><text:span text:style-name="T3">talon-disc<text:tab/>7011/tcp<text:tab/>#Talon Discovery Port</text:span></text:p>
      <text:p text:style-name="P1"><text:span text:style-name="T3">talon-disc<text:tab/>7011/udp<text:tab/>#Talon Discovery Port</text:span></text:p>
      <text:p text:style-name="P1"><text:span text:style-name="T3">talon-engine<text:tab/>7012/tcp<text:tab/>#Talon Engine</text:span></text:p>
      <text:p text:style-name="P1"><text:span text:style-name="T3">talon-engine<text:tab/>7012/udp<text:tab/>#Talon Engine</text:span></text:p>
      <text:p text:style-name="P1"><text:span text:style-name="T3">microtalon-dis<text:tab/>7013/tcp<text:tab/>#Microtalon Discovery</text:span></text:p>
      <text:p text:style-name="P1"><text:span text:style-name="T3">microtalon-dis<text:tab/>7013/udp<text:tab/>#Microtalon Discovery</text:span></text:p>
      <text:p text:style-name="P1"><text:span text:style-name="T3">microtalon-com<text:tab/>7014/tcp<text:tab/>#Microtalon Communications</text:span></text:p>
      <text:p text:style-name="P1"><text:span text:style-name="T3">microtalon-com<text:tab/>7014/udp<text:tab/>#Microtalon Communications</text:span></text:p>
      <text:p text:style-name="P1"><text:span text:style-name="T3">talon-webserver<text:tab/>7015/tcp<text:tab/>#Talon Webserver</text:span></text:p>
      <text:p text:style-name="P1"><text:span text:style-name="T3">talon-webserver<text:tab/>7015/udp<text:tab/>#Talon Webserver</text:span></text:p>
      <text:p text:style-name="P1"><text:span text:style-name="T3">dpserve<text:tab/>7020/tcp<text:tab/>#DP Serve</text:span></text:p>
      <text:p text:style-name="P1"><text:span text:style-name="T3">dpserve<text:tab/>7020/udp<text:tab/>#DP Serve</text:span></text:p>
      <text:p text:style-name="P1"><text:span text:style-name="T3">dpserveadmin<text:tab/>7021/tcp<text:tab/>#DP Serve Admin</text:span></text:p>
      <text:p text:style-name="P1"><text:span text:style-name="T3">dpserveadmin<text:tab/>7021/udp<text:tab/>#DP Serve Admin</text:span></text:p>
      <text:p text:style-name="P1"><text:span text:style-name="T3">arcp<text:tab/>7070/tcp<text:tab/>#ARCP</text:span></text:p>
      <text:p text:style-name="P1"><text:span text:style-name="T3">arcp<text:tab/>7070/udp<text:tab/>#ARCP</text:span></text:p>
      <text:p text:style-name="P1"><text:span text:style-name="T3">lazy-ptop<text:tab/>7099/tcp<text:tab/>#lazy-ptop</text:span></text:p>
      <text:p text:style-name="P1"><text:span text:style-name="T3">lazy-ptop<text:tab/>7099/udp<text:tab/>#lazy-ptop</text:span></text:p>
      <text:p text:style-name="P1"><text:span text:style-name="T3">font-service<text:tab/>7100/tcp<text:tab/>#X Font Service</text:span></text:p>
      <text:p text:style-name="P1"><text:span text:style-name="T3">font-service<text:tab/>7100/udp<text:tab/>#X Font Service</text:span></text:p>
      <text:p text:style-name="P1"><text:span text:style-name="T3">virprot-lm<text:tab/>7121/tcp<text:tab/>#Virtual Prototypes License Manager</text:span></text:p>
      <text:p text:style-name="P1"><text:span text:style-name="T3">virprot-lm<text:tab/>7121/udp<text:tab/>#Virtual Prototypes License Manager</text:span></text:p>
      <text:p text:style-name="P1"><text:span text:style-name="T3">Lohoboyshik<text:tab/>7158/tcp<text:tab/>#[trojan] Lohoboyshik</text:span></text:p>
      <text:p text:style-name="P1"><text:span text:style-name="T3">clutild<text:tab/>7174/tcp<text:tab/>#Clutild</text:span></text:p>
      <text:p text:style-name="P1"><text:span text:style-name="T3">clutild<text:tab/>7174/udp<text:tab/>#Clutild</text:span></text:p>
      <text:p text:style-name="P1"><text:span text:style-name="T3">fodms<text:tab/>7200/tcp<text:tab/>#FODMS FLIP</text:span></text:p>
      <text:p text:style-name="P1"><text:span text:style-name="T3">fodms<text:tab/>7200/udp<text:tab/>#FODMS FLIP</text:span></text:p>
      <text:p text:style-name="P1"><text:span text:style-name="T3">dlip<text:tab/>7201/tcp<text:tab/>#</text:span></text:p>
      <text:p text:style-name="P1"><text:span text:style-name="T3">dlip<text:tab/>7201/udp<text:tab/>#</text:span></text:p>
      <text:p text:style-name="P1"><text:span text:style-name="T3">SubSeven2.1Gold<text:tab/>7215/tcp<text:tab/>#[trojan] SubSeven 2.1 Gold</text:span></text:p>
      <text:p text:style-name="P1"><text:span text:style-name="T3">SubSeven<text:tab/>7215/tcp<text:tab/>#[trojan] SubSeven</text:span></text:p>
      <text:p text:style-name="P1"><text:span text:style-name="T3">SubSeven<text:tab/>7215/tcp<text:tab/>#[trojan] SubSeven</text:span></text:p>
      <text:p text:style-name="P1"><text:span text:style-name="T3">itactionserver1<text:tab/>7280/tcp<text:tab/>#ITACTIONSERVER 1</text:span></text:p>
      <text:p text:style-name="P1"><text:span text:style-name="T3">itactionserver1<text:tab/>7280/udp<text:tab/>#ITACTIONSERVER 1</text:span></text:p>
      <text:p text:style-name="P1"><text:span text:style-name="T3">itactionserver2<text:tab/>7281/tcp<text:tab/>#ITACTIONSERVER 2</text:span></text:p>
      <text:p text:style-name="P1"><text:span text:style-name="T3">itactionserver2<text:tab/>7281/udp<text:tab/>#ITACTIONSERVER 2</text:span></text:p>
      <text:p text:style-name="P1"><text:span text:style-name="T3">NetMonitor<text:tab/>7300/tcp<text:tab/>#[trojan] NetMonitor</text:span></text:p>
      <text:p text:style-name="P1"><text:span text:style-name="T3">NetMonitor<text:tab/>7300/tcp<text:tab/>#[trojan] NetMonitor</text:span></text:p>
      <text:p text:style-name="P1"><text:span text:style-name="T3">ODD<text:tab/>7300/tcp<text:tab/>#ODD Packet - Remote Grab</text:span></text:p>
      <text:p text:style-name="P1"><text:span text:style-name="T3">swx<text:tab/>7300/tcp<text:tab/>#Swiss Exchange</text:span></text:p>
      <text:p text:style-name="P1"><text:span text:style-name="T3">NetMonitor<text:tab/>7301/tcp<text:tab/>#[trojan] NetMonitor</text:span></text:p>
      <text:p text:style-name="P1"><text:span text:style-name="T3">NetMonitor<text:tab/>7301/tcp<text:tab/>#[trojan] NetMonitor</text:span></text:p>
      <text:p text:style-name="P1"><text:span text:style-name="T3">swx<text:tab/>7301/tcp<text:tab/>#Swiss Exchange</text:span></text:p>
      <text:p text:style-name="P1"><text:span text:style-name="T3">swx<text:tab/>7302/tcp<text:tab/>#Swiss Exchange</text:span></text:p>
      <text:p text:style-name="P1"><text:span text:style-name="T3">swx<text:tab/>7303/tcp<text:tab/>#Swiss Exchange</text:span></text:p>
      <text:p text:style-name="P1"><text:span text:style-name="T3">swx<text:tab/>7304/tcp<text:tab/>#Swiss Exchange</text:span></text:p>
      <text:p text:style-name="P1"><text:span text:style-name="T3">swx<text:tab/>7305/tcp<text:tab/>#Swiss Exchange</text:span></text:p>
      <text:p text:style-name="P1"><text:span text:style-name="T3">NetMonitor<text:tab/>7306/tcp<text:tab/>#[trojan] NetMonitor</text:span></text:p>
      <text:p text:style-name="P1"><text:span text:style-name="T3">NetMonitor<text:tab/>7306/tcp<text:tab/>#[trojan] NetMonitor</text:span></text:p>
      <text:p text:style-name="P1"><text:span text:style-name="T3">swx<text:tab/>7306/tcp<text:tab/>#Swiss Exchange</text:span></text:p>
      <text:p text:style-name="P1"><text:span text:style-name="T3">NetMonitor<text:tab/>7307/tcp<text:tab/>#[trojan] NetMonitor</text:span></text:p>
      <text:p text:style-name="P1"><text:span text:style-name="T3">NetMonitor<text:tab/>7307/tcp<text:tab/>#[trojan] NetMonitor</text:span></text:p>
      <text:p text:style-name="P1"><text:span text:style-name="T3">RemoteProcessMonitor<text:tab/>7307/tcp<text:tab/>#[trojan] Remote Process Monitor</text:span></text:p>
      <text:p text:style-name="P1"><text:span text:style-name="T3">swx<text:tab/>7307/tcp<text:tab/>#Swiss Exchange</text:span></text:p>
      <text:p text:style-name="P1"><text:span text:style-name="T3">NetMonitor<text:tab/>7308/tcp<text:tab/>#[trojan] NetMonitor</text:span></text:p>
      <text:p text:style-name="P1"><text:span text:style-name="T3">NetMonitor<text:tab/>7308/tcp<text:tab/>#[trojan] NetMonitor</text:span></text:p>
      <text:p text:style-name="P1"><text:span text:style-name="T3">swx<text:tab/>7308/tcp<text:tab/>#Swiss Exchange</text:span></text:p>
      <text:p text:style-name="P1"><text:span text:style-name="T3">XSpy<text:tab/>7308/tcp<text:tab/>#[trojan] X Spy</text:span></text:p>
      <text:p text:style-name="P1"><text:span text:style-name="T3">swx<text:tab/>7309/tcp<text:tab/>#Swiss Exchange</text:span></text:p>
      <text:p text:style-name="P1"><text:span text:style-name="T3">swx<text:tab/>7310/tcp<text:tab/>#Swiss Exchange</text:span></text:p>
      <text:p text:style-name="P1"><text:span text:style-name="T3">swx<text:tab/>7311/tcp<text:tab/>#Swiss Exchange</text:span></text:p>
      <text:p text:style-name="P1"><text:span text:style-name="T3">swx<text:tab/>7312/tcp<text:tab/>#Swiss Exchange</text:span></text:p>
      <text:p text:style-name="P1"><text:span text:style-name="T3">swx<text:tab/>7313/tcp<text:tab/>#Swiss Exchange</text:span></text:p>
      <text:p text:style-name="P1"><text:span text:style-name="T3">swx<text:tab/>7314/tcp<text:tab/>#Swiss Exchange</text:span></text:p>
      <text:p text:style-name="P1"><text:span text:style-name="T3">swx<text:tab/>7315/tcp<text:tab/>#Swiss Exchange</text:span></text:p>
      <text:p text:style-name="P1"><text:span text:style-name="T3">swx<text:tab/>7316/tcp<text:tab/>#Swiss Exchange</text:span></text:p>
      <text:p text:style-name="P1"><text:span text:style-name="T3">swx<text:tab/>7317/tcp<text:tab/>#Swiss Exchange</text:span></text:p>
      <text:p text:style-name="P1"><text:span text:style-name="T3">swx<text:tab/>7318/tcp<text:tab/>#Swiss Exchange</text:span></text:p>
      <text:p text:style-name="P1"><text:span text:style-name="T3">swx<text:tab/>7319/tcp<text:tab/>#Swiss Exchange</text:span></text:p>
      <text:p text:style-name="P1"><text:span text:style-name="T3">swx<text:tab/>7320/tcp<text:tab/>#Swiss Exchange</text:span></text:p>
      <text:p text:style-name="P1"><text:span text:style-name="T3">swx<text:tab/>7321/tcp<text:tab/>#Swiss Exchange</text:span></text:p>
      <text:p text:style-name="P1"><text:span text:style-name="T3">swx<text:tab/>7322/tcp<text:tab/>#Swiss Exchange</text:span></text:p>
      <text:p text:style-name="P1"><text:span text:style-name="T3">swx<text:tab/>7323/tcp<text:tab/>#Swiss Exchange</text:span></text:p>
      <text:p text:style-name="P1"><text:span text:style-name="T3">swx<text:tab/>7324/tcp<text:tab/>#Swiss Exchange</text:span></text:p>
      <text:p text:style-name="P1"><text:span text:style-name="T3">swx<text:tab/>7325/tcp<text:tab/>#Swiss Exchange</text:span></text:p>
      <text:p text:style-name="P1"><text:span text:style-name="T3">icb<text:tab/>7326/tcp<text:tab/>#Internet Citizen's Band</text:span></text:p>
      <text:p text:style-name="P1"><text:span text:style-name="T3">swx<text:tab/>7326/tcp<text:tab/>#Swiss Exchange</text:span></text:p>
      <text:p text:style-name="P1"><text:span text:style-name="T3">swx<text:tab/>7327/tcp<text:tab/>#Swiss Exchange</text:span></text:p>
      <text:p text:style-name="P1"><text:span text:style-name="T3">swx<text:tab/>7328/tcp<text:tab/>#Swiss Exchange</text:span></text:p>
      <text:p text:style-name="P1"><text:span text:style-name="T3">swx<text:tab/>7329/tcp<text:tab/>#Swiss Exchange</text:span></text:p>
      <text:p text:style-name="P1"><text:span text:style-name="T3">swx<text:tab/>7330/tcp<text:tab/>#Swiss Exchange</text:span></text:p>
      <text:p text:style-name="P1"><text:span text:style-name="T3">swx<text:tab/>7331/tcp<text:tab/>#Swiss Exchange</text:span></text:p>
      <text:p text:style-name="P1"><text:span text:style-name="T3">swx<text:tab/>7332/tcp<text:tab/>#Swiss Exchange</text:span></text:p>
      <text:p text:style-name="P1"><text:span text:style-name="T3">swx<text:tab/>7333/tcp<text:tab/>#Swiss Exchange</text:span></text:p>
      <text:p text:style-name="P1"><text:span text:style-name="T3">swx<text:tab/>7334/tcp<text:tab/>#Swiss Exchange</text:span></text:p>
      <text:p text:style-name="P1"><text:span text:style-name="T3">swx<text:tab/>7335/tcp<text:tab/>#Swiss Exchange</text:span></text:p>
      <text:p text:style-name="P1"><text:span text:style-name="T3">swx<text:tab/>7336/tcp<text:tab/>#Swiss Exchange</text:span></text:p>
      <text:p text:style-name="P1"><text:span text:style-name="T3">swx<text:tab/>7337/tcp<text:tab/>#Swiss Exchange</text:span></text:p>
      <text:p text:style-name="P1"><text:span text:style-name="T3">swx<text:tab/>7338/tcp<text:tab/>#Swiss Exchange</text:span></text:p>
      <text:p text:style-name="P1"><text:span text:style-name="T3">swx<text:tab/>7339/tcp<text:tab/>#Swiss Exchange</text:span></text:p>
      <text:p text:style-name="P1"><text:span text:style-name="T3">swx<text:tab/>7340/tcp<text:tab/>#Swiss Exchange</text:span></text:p>
      <text:p text:style-name="P1"><text:span text:style-name="T3">swx<text:tab/>7341/tcp<text:tab/>#Swiss Exchange</text:span></text:p>
      <text:p text:style-name="P1"><text:span text:style-name="T3">swx<text:tab/>7342/tcp<text:tab/>#Swiss Exchange</text:span></text:p>
      <text:p text:style-name="P1"><text:span text:style-name="T3">swx<text:tab/>7343/tcp<text:tab/>#Swiss Exchange</text:span></text:p>
      <text:p text:style-name="P1"><text:span text:style-name="T3">swx<text:tab/>7344/tcp<text:tab/>#Swiss Exchange</text:span></text:p>
      <text:p text:style-name="P1"><text:span text:style-name="T3">swx<text:tab/>7345/tcp<text:tab/>#Swiss Exchange</text:span></text:p>
      <text:p text:style-name="P1"><text:span text:style-name="T3">swx<text:tab/>7346/tcp<text:tab/>#Swiss Exchange</text:span></text:p>
      <text:p text:style-name="P1"><text:span text:style-name="T3">swx<text:tab/>7347/tcp<text:tab/>#Swiss Exchange</text:span></text:p>
      <text:p text:style-name="P1"><text:span text:style-name="T3">swx<text:tab/>7348/tcp<text:tab/>#Swiss Exchange</text:span></text:p>
      <text:p text:style-name="P1"><text:span text:style-name="T3">swx<text:tab/>7349/tcp<text:tab/>#Swiss Exchange</text:span></text:p>
      <text:p text:style-name="P1"><text:span text:style-name="T3">swx<text:tab/>7350/tcp<text:tab/>#Swiss Exchange</text:span></text:p>
      <text:p text:style-name="P1"><text:span text:style-name="T3">swx<text:tab/>7351/tcp<text:tab/>#Swiss Exchange</text:span></text:p>
      <text:p text:style-name="P1"><text:span text:style-name="T3">swx<text:tab/>7352/tcp<text:tab/>#Swiss Exchange</text:span></text:p>
      <text:p text:style-name="P1"><text:span text:style-name="T3">swx<text:tab/>7353/tcp<text:tab/>#Swiss Exchange</text:span></text:p>
      <text:p text:style-name="P1"><text:span text:style-name="T3">swx<text:tab/>7354/tcp<text:tab/>#Swiss Exchange</text:span></text:p>
      <text:p text:style-name="P1"><text:span text:style-name="T3">swx<text:tab/>7355/tcp<text:tab/>#Swiss Exchange</text:span></text:p>
      <text:p text:style-name="P1"><text:span text:style-name="T3">swx<text:tab/>7356/tcp<text:tab/>#Swiss Exchange</text:span></text:p>
      <text:p text:style-name="P1"><text:span text:style-name="T3">swx<text:tab/>7357/tcp<text:tab/>#Swiss Exchange</text:span></text:p>
      <text:p text:style-name="P1"><text:span text:style-name="T3">swx<text:tab/>7358/tcp<text:tab/>#Swiss Exchange</text:span></text:p>
      <text:p text:style-name="P1"><text:span text:style-name="T3">swx<text:tab/>7359/tcp<text:tab/>#Swiss Exchange</text:span></text:p>
      <text:p text:style-name="P1"><text:span text:style-name="T3">swx<text:tab/>7360/tcp<text:tab/>#Swiss Exchange</text:span></text:p>
      <text:p text:style-name="P1"><text:span text:style-name="T3">swx<text:tab/>7361/tcp<text:tab/>#Swiss Exchange</text:span></text:p>
      <text:p text:style-name="P1"><text:span text:style-name="T3">swx<text:tab/>7362/tcp<text:tab/>#Swiss Exchange</text:span></text:p>
      <text:p text:style-name="P1"><text:span text:style-name="T3">swx<text:tab/>7363/tcp<text:tab/>#Swiss Exchange</text:span></text:p>
      <text:p text:style-name="P1"><text:span text:style-name="T3">swx<text:tab/>7364/tcp<text:tab/>#Swiss Exchange</text:span></text:p>
      <text:p text:style-name="P1"><text:span text:style-name="T3">swx<text:tab/>7365/tcp<text:tab/>#Swiss Exchange</text:span></text:p>
      <text:p text:style-name="P1"><text:span text:style-name="T3">swx<text:tab/>7366/tcp<text:tab/>#Swiss Exchange</text:span></text:p>
      <text:p text:style-name="P1"><text:span text:style-name="T3">swx<text:tab/>7367/tcp<text:tab/>#Swiss Exchange</text:span></text:p>
      <text:p text:style-name="P1"><text:span text:style-name="T3">swx<text:tab/>7368/tcp<text:tab/>#Swiss Exchange</text:span></text:p>
      <text:p text:style-name="P1"><text:span text:style-name="T3">swx<text:tab/>7369/tcp<text:tab/>#Swiss Exchange</text:span></text:p>
      <text:p text:style-name="P1"><text:span text:style-name="T3">swx<text:tab/>7370/tcp<text:tab/>#Swiss Exchange</text:span></text:p>
      <text:p text:style-name="P1"><text:span text:style-name="T3">swx<text:tab/>7371/tcp<text:tab/>#Swiss Exchange</text:span></text:p>
      <text:p text:style-name="P1"><text:span text:style-name="T3">swx<text:tab/>7372/tcp<text:tab/>#Swiss Exchange</text:span></text:p>
      <text:p text:style-name="P1"><text:span text:style-name="T3">swx<text:tab/>7373/tcp<text:tab/>#Swiss Exchange</text:span></text:p>
      <text:p text:style-name="P1"><text:span text:style-name="T3">swx<text:tab/>7374/tcp<text:tab/>#Swiss Exchange</text:span></text:p>
      <text:p text:style-name="P1"><text:span text:style-name="T3">swx<text:tab/>7375/tcp<text:tab/>#Swiss Exchange</text:span></text:p>
      <text:p text:style-name="P1"><text:span text:style-name="T3">swx<text:tab/>7376/tcp<text:tab/>#Swiss Exchange</text:span></text:p>
      <text:p text:style-name="P1"><text:span text:style-name="T3">swx<text:tab/>7377/tcp<text:tab/>#Swiss Exchange</text:span></text:p>
      <text:p text:style-name="P1"><text:span text:style-name="T3">swx<text:tab/>7378/tcp<text:tab/>#Swiss Exchange</text:span></text:p>
      <text:p text:style-name="P1"><text:span text:style-name="T3">swx<text:tab/>7379/tcp<text:tab/>#Swiss Exchange</text:span></text:p>
      <text:p text:style-name="P1"><text:span text:style-name="T3">swx<text:tab/>7380/tcp<text:tab/>#Swiss Exchange</text:span></text:p>
      <text:p text:style-name="P1"><text:span text:style-name="T3">swx<text:tab/>7381/tcp<text:tab/>#Swiss Exchange</text:span></text:p>
      <text:p text:style-name="P1"><text:span text:style-name="T3">swx<text:tab/>7382/tcp<text:tab/>#Swiss Exchange</text:span></text:p>
      <text:p text:style-name="P1"><text:span text:style-name="T3">swx<text:tab/>7383/tcp<text:tab/>#Swiss Exchange</text:span></text:p>
      <text:p text:style-name="P1"><text:span text:style-name="T3">swx<text:tab/>7384/tcp<text:tab/>#Swiss Exchange</text:span></text:p>
      <text:p text:style-name="P1"><text:span text:style-name="T3">swx<text:tab/>7385/tcp<text:tab/>#Swiss Exchange</text:span></text:p>
      <text:p text:style-name="P1"><text:span text:style-name="T3">swx<text:tab/>7386/tcp<text:tab/>#Swiss Exchange</text:span></text:p>
      <text:p text:style-name="P1"><text:span text:style-name="T3">swx<text:tab/>7387/tcp<text:tab/>#Swiss Exchange</text:span></text:p>
      <text:p text:style-name="P1"><text:span text:style-name="T3">swx<text:tab/>7388/tcp<text:tab/>#Swiss Exchange</text:span></text:p>
      <text:p text:style-name="P1"><text:span text:style-name="T3">swx<text:tab/>7389/tcp<text:tab/>#Swiss Exchange</text:span></text:p>
      <text:p text:style-name="P1"><text:span text:style-name="T3">swx<text:tab/>7390/tcp<text:tab/>#Swiss Exchange</text:span></text:p>
      <text:p text:style-name="P1"><text:span text:style-name="T3">mindfilesys<text:tab/>7391/tcp<text:tab/>#mind-file system server</text:span></text:p>
      <text:p text:style-name="P1"><text:span text:style-name="T3">mindfilesys<text:tab/>7391/udp<text:tab/>#mind-file system server</text:span></text:p>
      <text:p text:style-name="P1"><text:span text:style-name="T3">mrssrendezvous<text:tab/>7392/tcp<text:tab/>#mrss-rendezvous server</text:span></text:p>
      <text:p text:style-name="P1"><text:span text:style-name="T3">mrssrendezvous<text:tab/>7392/udp<text:tab/>#mrss-rendezvous server</text:span></text:p>
      <text:p text:style-name="P1"><text:span text:style-name="T3">winqedit<text:tab/>7395/tcp<text:tab/>#winqedit</text:span></text:p>
      <text:p text:style-name="P1"><text:span text:style-name="T3">winqedit<text:tab/>7395/udp<text:tab/>#winqedit</text:span></text:p>
      <text:p text:style-name="P1"><text:span text:style-name="T3">HostControl<text:tab/>7424/tcp<text:tab/>#[trojan] Host Control</text:span></text:p>
      <text:p text:style-name="P1"><text:span text:style-name="T3">HostControl<text:tab/>7424/tcp<text:tab/>#[trojan] Host Control</text:span></text:p>
      <text:p text:style-name="P1"><text:span text:style-name="T3">HostControl<text:tab/>7424/udp<text:tab/>#[trojan] Host Control</text:span></text:p>
      <text:p text:style-name="P1"><text:span text:style-name="T3">pmdmgr<text:tab/>7426/tcp<text:tab/>#OpenView DM Postmaster Manager</text:span></text:p>
      <text:p text:style-name="P1"><text:span text:style-name="T3">pmdmgr<text:tab/>7426/udp<text:tab/>#OpenView DM Postmaster Manager</text:span></text:p>
      <text:p text:style-name="P1"><text:span text:style-name="T3">oveadmgr<text:tab/>7427/tcp<text:tab/>#OpenView DM Event Agent Manager</text:span></text:p>
      <text:p text:style-name="P1"><text:span text:style-name="T3">oveadmgr<text:tab/>7427/udp<text:tab/>#OpenView DM Event Agent Manager</text:span></text:p>
      <text:p text:style-name="P1"><text:span text:style-name="T3">ovladmgr<text:tab/>7428/tcp<text:tab/>#OpenView DM Log Agent Manager</text:span></text:p>
      <text:p text:style-name="P1"><text:span text:style-name="T3">ovladmgr<text:tab/>7428/udp<text:tab/>#OpenView DM Log Agent Manager</text:span></text:p>
      <text:p text:style-name="P1"><text:span text:style-name="T3">opi-sock<text:tab/>7429/tcp<text:tab/>#OpenView DM rqt communication</text:span></text:p>
      <text:p text:style-name="P1"><text:span text:style-name="T3">opi-sock<text:tab/>7429/udp<text:tab/>#OpenView DM rqt communication</text:span></text:p>
      <text:p text:style-name="P1"><text:span text:style-name="T3">xmpv7<text:tab/>7430/tcp<text:tab/>#OpenView DM xmpv7 api pipe</text:span></text:p>
      <text:p text:style-name="P1"><text:span text:style-name="T3">xmpv7<text:tab/>7430/udp<text:tab/>#OpenView DM xmpv7 api pipe</text:span></text:p>
      <text:p text:style-name="P1"><text:span text:style-name="T3">pmd<text:tab/>7431/tcp<text:tab/>#OpenView DM ovc xmpv3 api pipe</text:span></text:p>
      <text:p text:style-name="P1"><text:span text:style-name="T3">pmd<text:tab/>7431/udp<text:tab/>#OpenView DM ovc xmpv3 api pipe</text:span></text:p>
      <text:p text:style-name="P1"><text:span text:style-name="T3">faximum<text:tab/>7437/tcp<text:tab/>#Faximum</text:span></text:p>
      <text:p text:style-name="P1"><text:span text:style-name="T3">faximum<text:tab/>7437/udp<text:tab/>#Faximum</text:span></text:p>
      <text:p text:style-name="P1"><text:span text:style-name="T3">telops-lmd<text:tab/>7491/tcp<text:tab/>#telops-lmd</text:span></text:p>
      <text:p text:style-name="P1"><text:span text:style-name="T3">telops-lmd<text:tab/>7491/udp<text:tab/>#telops-lmd</text:span></text:p>
      <text:p text:style-name="P1"><text:span text:style-name="T3">pafec-lm<text:tab/>7511/tcp<text:tab/>#pafec-lm</text:span></text:p>
      <text:p text:style-name="P1"><text:span text:style-name="T3">pafec-lm<text:tab/>7511/udp<text:tab/>#pafec-lm</text:span></text:p>
      <text:p text:style-name="P1"><text:span text:style-name="T3">nta-ds<text:tab/>7544/tcp<text:tab/>#FlowAnalyzer DisplayServer</text:span></text:p>
      <text:p text:style-name="P1"><text:span text:style-name="T3">nta-ds<text:tab/>7544/udp<text:tab/>#FlowAnalyzer DisplayServer</text:span></text:p>
      <text:p text:style-name="P1"><text:span text:style-name="T3">nta-us<text:tab/>7545/tcp<text:tab/>#FlowAnalyzer UtilityServer</text:span></text:p>
      <text:p text:style-name="P1"><text:span text:style-name="T3">nta-us<text:tab/>7545/udp<text:tab/>#FlowAnalyzer UtilityServer</text:span></text:p>
      <text:p text:style-name="P1"><text:span text:style-name="T3">emule<text:tab/>7561/tcp<text:tab/>#E-Mule P2P</text:span></text:p>
      <text:p text:style-name="P1"><text:span text:style-name="T3">vsi-omega<text:tab/>7566/tcp<text:tab/>#VSI Omega</text:span></text:p>
      <text:p text:style-name="P1"><text:span text:style-name="T3">vsi-omega<text:tab/>7566/udp<text:tab/>#VSI Omega</text:span></text:p>
      <text:p text:style-name="P1"><text:span text:style-name="T3">aries-kfinder<text:tab/>7570/tcp<text:tab/>#Aries Kfinder</text:span></text:p>
      <text:p text:style-name="P1"><text:span text:style-name="T3">aries-kfinder<text:tab/>7570/udp<text:tab/>#Aries Kfinder</text:span></text:p>
      <text:p text:style-name="P1"><text:span text:style-name="T3">emule<text:tab/>7571/udp<text:tab/>#E-Mule P2P</text:span></text:p>
      <text:p text:style-name="P1"><text:span text:style-name="T3">sun-lm<text:tab/>7588/tcp<text:tab/>#Sun License Manager</text:span></text:p>
      <text:p text:style-name="P1"><text:span text:style-name="T3">sun-lm<text:tab/>7588/udp<text:tab/>#Sun License Manager</text:span></text:p>
      <text:p text:style-name="P1"><text:span text:style-name="T3">Qaz<text:tab/>7597/tcp<text:tab/>#[trojan] Qaz</text:span></text:p>
      <text:p text:style-name="P1"><text:span text:style-name="T3">Binghe<text:tab/>7626/tcp<text:tab/>#[trojan] Binghe</text:span></text:p>
      <text:p text:style-name="P1"><text:span text:style-name="T3">Glacier<text:tab/>7626/tcp<text:tab/>#[trojan] Glacier</text:span></text:p>
      <text:p text:style-name="P1"><text:span text:style-name="T3">Hyne<text:tab/>7626/tcp<text:tab/>#[trojan] Hyne</text:span></text:p>
      <text:p text:style-name="P1"><text:span text:style-name="T3">pmdfmgt<text:tab/>7633/tcp<text:tab/>#PMDF Management</text:span></text:p>
      <text:p text:style-name="P1"><text:span text:style-name="T3">pmdfmgt<text:tab/>7633/udp<text:tab/>#PMDF Management</text:span></text:p>
      <text:p text:style-name="P1"><text:span text:style-name="T3">cucme-1<text:tab/>7648/udp<text:tab/>#cucme live video audio server</text:span></text:p>
      <text:p text:style-name="P1"><text:span text:style-name="T3">cucme-2<text:tab/>7649/udp<text:tab/>#cucme live video audio server</text:span></text:p>
      <text:p text:style-name="P1"><text:span text:style-name="T3">cucme-3<text:tab/>7650/udp<text:tab/>#cucme live video audio server</text:span></text:p>
      <text:p text:style-name="P1"><text:span text:style-name="T3">cucme-4<text:tab/>7651/udp<text:tab/>#cucme live video audio server</text:span></text:p>
      <text:p text:style-name="P1"><text:span text:style-name="T3">Glacier<text:tab/>7718/tcp<text:tab/>#[trojan] Glacier</text:span></text:p>
      <text:p text:style-name="P1"><text:span text:style-name="T3">cbt<text:tab/>7777/tcp<text:tab/>#cbt</text:span></text:p>
      <text:p text:style-name="P1"><text:span text:style-name="T3">FWTK-authsvr<text:tab/>7777/tcp<text:tab/>#FWTK-Gauntlet authentication server</text:span></text:p>
      <text:p text:style-name="P1"><text:span text:style-name="T3">GodMessage<text:tab/>7777/tcp<text:tab/>#[trojan] God Message</text:span></text:p>
      <text:p text:style-name="P1"><text:span text:style-name="T3">oracle-portal<text:tab/>7777/tcp<text:tab/>#Oracle 9i Portal - Apache HTTP (default)</text:span></text:p>
      <text:p text:style-name="P1"><text:span text:style-name="T3">TheThing(modified)<text:tab/>7777/tcp<text:tab/>#[trojan] The Thing (modified)</text:span></text:p>
      <text:p text:style-name="P1"><text:span text:style-name="T3">Tini<text:tab/>7777/tcp<text:tab/>#[trojan] Tini</text:span></text:p>
      <text:p text:style-name="P1"><text:span text:style-name="T3">Tini<text:tab/>7777/tcp<text:tab/>#[trojan] Tini</text:span></text:p>
      <text:p text:style-name="P1"><text:span text:style-name="T3">cbt<text:tab/>7777/udp<text:tab/>#cbt</text:span></text:p>
      <text:p text:style-name="P1"><text:span text:style-name="T3">interwise<text:tab/>7778/tcp<text:tab/>#Interwise</text:span></text:p>
      <text:p text:style-name="P1"><text:span text:style-name="T3">UnReal_UT<text:tab/>7778/tcp<text:tab/>#UnReal_UT (game)</text:span></text:p>
      <text:p text:style-name="P1"><text:span text:style-name="T3">interwise<text:tab/>7778/udp<text:tab/>#Interwise</text:span></text:p>
      <text:p text:style-name="P1"><text:span text:style-name="T3">UnReal_UT<text:tab/>7778/udp<text:tab/>#UnReal_UT (game)</text:span></text:p>
      <text:p text:style-name="P1"><text:span text:style-name="T3">vstat<text:tab/>7779/tcp<text:tab/>#VSTAT</text:span></text:p>
      <text:p text:style-name="P1"><text:span text:style-name="T3">vstat<text:tab/>7779/udp<text:tab/>#VSTAT</text:span></text:p>
      <text:p text:style-name="P1"><text:span text:style-name="T3">accu-lmgr<text:tab/>7781/tcp<text:tab/>#accu-lmgr</text:span></text:p>
      <text:p text:style-name="P1"><text:span text:style-name="T3">accu-lmgr<text:tab/>7781/udp<text:tab/>#accu-lmgr</text:span></text:p>
      <text:p text:style-name="P1"><text:span text:style-name="T3">minivend<text:tab/>7786/tcp<text:tab/>#MINIVEND</text:span></text:p>
      <text:p text:style-name="P1"><text:span text:style-name="T3">minivend<text:tab/>7786/udp<text:tab/>#MINIVEND</text:span></text:p>
      <text:p text:style-name="P1"><text:span text:style-name="T3">BackDoorSetup<text:tab/>7789/tcp<text:tab/>#[trojan] Back Door Setup</text:span></text:p>
      <text:p text:style-name="P1"><text:span text:style-name="T3">BackDoorSetup<text:tab/>7789/tcp<text:tab/>#[trojan] Back Door Setup</text:span></text:p>
      <text:p text:style-name="P1"><text:span text:style-name="T3">ICKiller<text:tab/>7789/tcp<text:tab/>#[trojan] ICKiller</text:span></text:p>
      <text:p text:style-name="P1"><text:span text:style-name="T3">Mozilla<text:tab/>7789/tcp<text:tab/>#[trojan] Mozilla</text:span></text:p>
      <text:p text:style-name="P1"><text:span text:style-name="T3">Oblivion<text:tab/>7826/tcp<text:tab/>#[trojan] Oblivion</text:span></text:p>
      <text:p text:style-name="P1"><text:span text:style-name="T3">TheReVeNgEr<text:tab/>7891/tcp<text:tab/>#[trojan] The ReVeNgEr</text:span></text:p>
      <text:p text:style-name="P1"><text:span text:style-name="T3">qo-secure<text:tab/>7913/tcp<text:tab/>#QuickObjects secure port</text:span></text:p>
      <text:p text:style-name="P1"><text:span text:style-name="T3">qo-secure<text:tab/>7913/udp<text:tab/>#QuickObjects secure port</text:span></text:p>
      <text:p text:style-name="P1"><text:span text:style-name="T3">t2-drm<text:tab/>7932/tcp<text:tab/>#Tier 2 Data Resource Manager</text:span></text:p>
      <text:p text:style-name="P1"><text:span text:style-name="T3">t2-drm<text:tab/>7932/udp<text:tab/>#Tier 2 Data Resource Manager</text:span></text:p>
      <text:p text:style-name="P1"><text:span text:style-name="T3">t2-brm<text:tab/>7933/tcp<text:tab/>#Tier 2 Business Rules Manager</text:span></text:p>
      <text:p text:style-name="P1"><text:span text:style-name="T3">t2-brm<text:tab/>7933/udp<text:tab/>#Tier 2 Business Rules Manager</text:span></text:p>
      <text:p text:style-name="P1"><text:span text:style-name="T3">supercell<text:tab/>7967/tcp<text:tab/>#Supercell</text:span></text:p>
      <text:p text:style-name="P1"><text:span text:style-name="T3">supercell<text:tab/>7967/udp<text:tab/>#Supercell</text:span></text:p>
      <text:p text:style-name="P1"><text:span text:style-name="T3">micromuse-ncps<text:tab/>7979/tcp<text:tab/>#Micromuse-ncps</text:span></text:p>
      <text:p text:style-name="P1"><text:span text:style-name="T3">micromuse-ncps<text:tab/>7979/udp<text:tab/>#Micromuse-ncps</text:span></text:p>
      <text:p text:style-name="P1"><text:span text:style-name="T3">quest-vista<text:tab/>7980/tcp<text:tab/>#Quest Vista</text:span></text:p>
      <text:p text:style-name="P1"><text:span text:style-name="T3">quest-vista<text:tab/>7980/udp<text:tab/>#Quest Vista</text:span></text:p>
      <text:p text:style-name="P1"><text:span text:style-name="T3">Mstream<text:tab/>7983/tcp<text:tab/>#[trojan] Mstream</text:span></text:p>
      <text:p text:style-name="P1"><text:span text:style-name="T3">Mstream<text:tab/>7983/tcp<text:tab/>#[trojan] Mstream</text:span></text:p>
      <text:p text:style-name="P1"><text:span text:style-name="T3">irdmi2<text:tab/>7999/tcp<text:tab/>#iRDMI2</text:span></text:p>
      <text:p text:style-name="P1"><text:span text:style-name="T3">irdmi2<text:tab/>7999/udp<text:tab/>#iRDMI2</text:span></text:p>
      <text:p text:style-name="P1"><text:span text:style-name="T3">irdmi<text:tab/>8000/tcp<text:tab/>#iRDMI</text:span></text:p>
      <text:p text:style-name="P1"><text:span text:style-name="T3">irdmi<text:tab/>8000/tcp<text:tab/>#iRDMI</text:span></text:p>
      <text:p text:style-name="P1"><text:span text:style-name="T3">vcom-tunnel<text:tab/>8001/tcp<text:tab/>#VCOM Tunnel</text:span></text:p>
      <text:p text:style-name="P1"><text:span text:style-name="T3">vcom-tunnel<text:tab/>8001/udp<text:tab/>#VCOM Tunnel</text:span></text:p>
      <text:p text:style-name="P1"><text:span text:style-name="T3">teradataordbms<text:tab/>8002/tcp<text:tab/>#Teradata ORDBMS</text:span></text:p>
      <text:p text:style-name="P1"><text:span text:style-name="T3">teradataordbms<text:tab/>8002/udp<text:tab/>#Teradata ORDBMS</text:span></text:p>
      <text:p text:style-name="P1"><text:span text:style-name="T3">http-alt<text:tab/>8008/tcp<text:tab/>#HTTP Alternate</text:span></text:p>
      <text:p text:style-name="P1"><text:span text:style-name="T3">novell-http<text:tab/>8008/tcp<text:tab/>#Novell Netware Management Protocol</text:span></text:p>
      <text:p text:style-name="P1"><text:span text:style-name="T3">http-alt<text:tab/>8008/udp<text:tab/>#HTTP Alternate</text:span></text:p>
      <text:p text:style-name="P1"><text:span text:style-name="T3">netware-rmgr<text:tab/>8009/tcp<text:tab/>#Novell Netware Remote Manager</text:span></text:p>
      <text:p text:style-name="P1"><text:span text:style-name="T3">wingate<text:tab/>8010/tcp<text:tab/>#wingate protocol</text:span></text:p>
      <text:p text:style-name="P1"><text:span text:style-name="T3">oa-system<text:tab/>8022/tcp<text:tab/>#oa-system</text:span></text:p>
      <text:p text:style-name="P1"><text:span text:style-name="T3">oa-system<text:tab/>8022/udp<text:tab/>#oa-system</text:span></text:p>
      <text:p text:style-name="P1"><text:span text:style-name="T3">cisco-net-mgmt<text:tab/>8023/tcp<text:tab/>#SN 5420 Router</text:span></text:p>
      <text:p text:style-name="P1"><text:span text:style-name="T3">pro-ed<text:tab/>8032/tcp<text:tab/>#ProEd</text:span></text:p>
      <text:p text:style-name="P1"><text:span text:style-name="T3">pro-ed<text:tab/>8032/udp<text:tab/>#ProEd</text:span></text:p>
      <text:p text:style-name="P1"><text:span text:style-name="T3">mindprint<text:tab/>8033/tcp<text:tab/>#MindPrint</text:span></text:p>
      <text:p text:style-name="P1"><text:span text:style-name="T3">mindprint<text:tab/>8033/udp<text:tab/>#MindPrint</text:span></text:p>
      <text:p text:style-name="P1"><text:span text:style-name="T3">http-alt<text:tab/>8080/tcp<text:tab/>#HTTP Alternate (see port 80)</text:span></text:p>
      <text:p text:style-name="P1"><text:span text:style-name="T3">http-alt<text:tab/>8080/udp<text:tab/>#HTTP Alternate (see port 80)</text:span></text:p>
      <text:p text:style-name="P1"><text:span text:style-name="T3">blackice<text:tab/>8081/tcp<text:tab/>#BlackICE ICEcap</text:span></text:p>
      <text:p text:style-name="P1"><text:span text:style-name="T3">blackice<text:tab/>8082/tcp<text:tab/>#BlackICE ICEcap</text:span></text:p>
      <text:p text:style-name="P1"><text:span text:style-name="T3">xprint-server<text:tab/>8100/tcp<text:tab/>#Xprint Server</text:span></text:p>
      <text:p text:style-name="P1"><text:span text:style-name="T3">xprint-server<text:tab/>8100/udp<text:tab/>#Xprint Server</text:span></text:p>
      <text:p text:style-name="P1"><text:span text:style-name="T3">cp-cluster<text:tab/>8116/tcp<text:tab/>#Check Point Clustering</text:span></text:p>
      <text:p text:style-name="P1"><text:span text:style-name="T3">cp-cluster<text:tab/>8116/udp<text:tab/>#Check Point Clustering</text:span></text:p>
      <text:p text:style-name="P1"><text:span text:style-name="T3">indigo-vrmi<text:tab/>8130/tcp<text:tab/>#INDIGO-VRMI</text:span></text:p>
      <text:p text:style-name="P1"><text:span text:style-name="T3">indigo-vrmi<text:tab/>8130/udp<text:tab/>#INDIGO-VRMI</text:span></text:p>
      <text:p text:style-name="P1"><text:span text:style-name="T3">indigo-vbcp<text:tab/>8131/tcp<text:tab/>#INDIGO-VBCP</text:span></text:p>
      <text:p text:style-name="P1"><text:span text:style-name="T3">indigo-vbcp<text:tab/>8131/udp<text:tab/>#INDIGO-VBCP</text:span></text:p>
      <text:p text:style-name="P1"><text:span text:style-name="T3">dbabble<text:tab/>8132/tcp<text:tab/>#dbabble</text:span></text:p>
      <text:p text:style-name="P1"><text:span text:style-name="T3">dbabble<text:tab/>8132/udp<text:tab/>#dbabble</text:span></text:p>
      <text:p text:style-name="P1"><text:span text:style-name="T3">patrol<text:tab/>8160/tcp<text:tab/>#Patrol</text:span></text:p>
      <text:p text:style-name="P1"><text:span text:style-name="T3">patrol<text:tab/>8160/udp<text:tab/>#Patrol</text:span></text:p>
      <text:p text:style-name="P1"><text:span text:style-name="T3">patrol-snmp<text:tab/>8161/tcp<text:tab/>#Patrol SNMP</text:span></text:p>
      <text:p text:style-name="P1"><text:span text:style-name="T3">patrol-snmp<text:tab/>8161/udp<text:tab/>#Patrol SNMP</text:span></text:p>
      <text:p text:style-name="P1"><text:span text:style-name="T3">Zafi.D<text:tab/>8181/tcp<text:tab/>#Zafi.D Backdoor</text:span></text:p>
      <text:p text:style-name="P1"><text:span text:style-name="T3">Erkez.D<text:tab/>8181/tcp<text:tab/>#Erkez.D Backdoor (same as Zafi.D)</text:span></text:p>
      <text:p text:style-name="P1"><text:span text:style-name="T3">pix-devmng<text:tab/>8181/tcp<text:tab/>#Cisco PIX Device Manager</text:span></text:p>
      <text:p text:style-name="P1"><text:span text:style-name="T3">biblioTECH<text:tab/>8181/tcp<text:tab/>#BiblioTECH Library System</text:span></text:p>
      <text:p text:style-name="P1"><text:span text:style-name="T3">snapstream<text:tab/>8192/tcp<text:tab/>#SnapStream PVS</text:span></text:p>
      <text:p text:style-name="P1"><text:span text:style-name="T3">trivnet1<text:tab/>8200/tcp<text:tab/>#TRIVNET</text:span></text:p>
      <text:p text:style-name="P1"><text:span text:style-name="T3">trivnet1<text:tab/>8200/udp<text:tab/>#TRIVNET</text:span></text:p>
      <text:p text:style-name="P1"><text:span text:style-name="T3">trivnet2<text:tab/>8201/tcp<text:tab/>#TRIVNET</text:span></text:p>
      <text:p text:style-name="P1"><text:span text:style-name="T3">trivnet2<text:tab/>8201/udp<text:tab/>#TRIVNET</text:span></text:p>
      <text:p text:style-name="P1"><text:span text:style-name="T3">lm-perfworks<text:tab/>8204/tcp<text:tab/>#LM Perfworks</text:span></text:p>
      <text:p text:style-name="P1"><text:span text:style-name="T3">lm-perfworks<text:tab/>8204/udp<text:tab/>#LM Perfworks</text:span></text:p>
      <text:p text:style-name="P1"><text:span text:style-name="T3">lm-instmgr<text:tab/>8205/tcp<text:tab/>#LM Instmgr</text:span></text:p>
      <text:p text:style-name="P1"><text:span text:style-name="T3">lm-instmgr<text:tab/>8205/udp<text:tab/>#LM Instmgr</text:span></text:p>
      <text:p text:style-name="P1"><text:span text:style-name="T3">lm-dta<text:tab/>8206/tcp<text:tab/>#LM Dta</text:span></text:p>
      <text:p text:style-name="P1"><text:span text:style-name="T3">lm-dta<text:tab/>8206/udp<text:tab/>#LM Dta</text:span></text:p>
      <text:p text:style-name="P1"><text:span text:style-name="T3">lm-sserver<text:tab/>8207/tcp<text:tab/>#LM SServer</text:span></text:p>
      <text:p text:style-name="P1"><text:span text:style-name="T3">lm-sserver<text:tab/>8207/udp<text:tab/>#LM SServer</text:span></text:p>
      <text:p text:style-name="P1"><text:span text:style-name="T3">lm-webwatcher<text:tab/>8208/tcp<text:tab/>#LM Webwatcher</text:span></text:p>
      <text:p text:style-name="P1"><text:span text:style-name="T3">lm-webwatcher<text:tab/>8208/udp<text:tab/>#LM Webwatcher</text:span></text:p>
      <text:p text:style-name="P1"><text:span text:style-name="T3">Bloomberg<text:tab/>8292/tcp<text:tab/>#Bloomberg</text:span></text:p>
      <text:p text:style-name="P1"><text:span text:style-name="T3">server-find<text:tab/>8351/tcp<text:tab/>#Server Find</text:span></text:p>
      <text:p text:style-name="P1"><text:span text:style-name="T3">server-find<text:tab/>8351/udp<text:tab/>#Server Find</text:span></text:p>
      <text:p text:style-name="P1"><text:span text:style-name="T3">cruise-enum<text:tab/>8376/tcp<text:tab/>#Cruise ENUM</text:span></text:p>
      <text:p text:style-name="P1"><text:span text:style-name="T3">cruise-enum<text:tab/>8376/udp<text:tab/>#Cruise ENUM</text:span></text:p>
      <text:p text:style-name="P1"><text:span text:style-name="T3">cruise-swroute<text:tab/>8377/tcp<text:tab/>#Cruise SWROUTE</text:span></text:p>
      <text:p text:style-name="P1"><text:span text:style-name="T3">cruise-swroute<text:tab/>8377/udp<text:tab/>#Cruise SWROUTE</text:span></text:p>
      <text:p text:style-name="P1"><text:span text:style-name="T3">cruise-config<text:tab/>8378/tcp<text:tab/>#Cruise CONFIG</text:span></text:p>
      <text:p text:style-name="P1"><text:span text:style-name="T3">cruise-config<text:tab/>8378/udp<text:tab/>#Cruise CONFIG</text:span></text:p>
      <text:p text:style-name="P1"><text:span text:style-name="T3">cruise-diags<text:tab/>8379/tcp<text:tab/>#Cruise DIAGS</text:span></text:p>
      <text:p text:style-name="P1"><text:span text:style-name="T3">cruise-diags<text:tab/>8379/udp<text:tab/>#Cruise DIAGS</text:span></text:p>
      <text:p text:style-name="P1"><text:span text:style-name="T3">cruise-update<text:tab/>8380/tcp<text:tab/>#Cruise UPDATE</text:span></text:p>
      <text:p text:style-name="P1"><text:span text:style-name="T3">cruise-update<text:tab/>8380/udp<text:tab/>#Cruise UPDATE</text:span></text:p>
      <text:p text:style-name="P1"><text:span text:style-name="T3">imail www<text:tab/>8383/tcp<text:tab/>#IPSwitch IMail admin port</text:span></text:p>
      <text:p text:style-name="P1"><text:span text:style-name="T3">cvd<text:tab/>8400/tcp<text:tab/>#cvd</text:span></text:p>
      <text:p text:style-name="P1"><text:span text:style-name="T3">cvd<text:tab/>8400/udp<text:tab/>#cvd</text:span></text:p>
      <text:p text:style-name="P1"><text:span text:style-name="T3">sabarsd<text:tab/>8401/tcp<text:tab/>#sabarsd</text:span></text:p>
      <text:p text:style-name="P1"><text:span text:style-name="T3">sabarsd<text:tab/>8401/udp<text:tab/>#sabarsd</text:span></text:p>
      <text:p text:style-name="P1"><text:span text:style-name="T3">abarsd<text:tab/>8402/tcp<text:tab/>#abarsd</text:span></text:p>
      <text:p text:style-name="P1"><text:span text:style-name="T3">abarsd<text:tab/>8402/udp<text:tab/>#abarsd</text:span></text:p>
      <text:p text:style-name="P1"><text:span text:style-name="T3">admind<text:tab/>8403/tcp<text:tab/>#admind</text:span></text:p>
      <text:p text:style-name="P1"><text:span text:style-name="T3">admind<text:tab/>8403/udp<text:tab/>#admind</text:span></text:p>
      <text:p text:style-name="P1"><text:span text:style-name="T3">pcsync-ssl<text:tab/>8443/tcp<text:tab/>#PCSync SSL</text:span></text:p>
      <text:p text:style-name="P1"><text:span text:style-name="T3">pcsync<text:tab/>8444/tcp<text:tab/>#PCSync</text:span></text:p>
      <text:p text:style-name="P1"><text:span text:style-name="T3">npmp<text:tab/>8450/tcp<text:tab/>#npmp</text:span></text:p>
      <text:p text:style-name="P1"><text:span text:style-name="T3">npmp<text:tab/>8450/udp<text:tab/>#npmp</text:span></text:p>
      <text:p text:style-name="P1"><text:span text:style-name="T3">vp2p<text:tab/>8473/tcp<text:tab/>#Virtual Point to Point</text:span></text:p>
      <text:p text:style-name="P1"><text:span text:style-name="T3">vp2p<text:tab/>8473/udp<text:tab/>#Virtual Point to Point</text:span></text:p>
      <text:p text:style-name="P1"><text:span text:style-name="T3">rtsp-alt<text:tab/>8554/tcp<text:tab/>#RTSP Alternate (see port 554)</text:span></text:p>
      <text:p text:style-name="P1"><text:span text:style-name="T3">rtsp-alt<text:tab/>8554/udp<text:tab/>#RTSP Alternate (see port 554)</text:span></text:p>
      <text:p text:style-name="P1"><text:span text:style-name="T3">Cisco Tomcat<text:tab/>8555/tcp<text:tab/>#IIS, Web REquest to Apache SOAP worker</text:span></text:p>
      <text:p text:style-name="P1"><text:span text:style-name="T3">Unin68<text:tab/>8685/tcp<text:tab/>#[trojan] Unin68</text:span></text:p>
      <text:p text:style-name="P1"><text:span text:style-name="T3">ibus<text:tab/>8733/tcp<text:tab/>#iBus</text:span></text:p>
      <text:p text:style-name="P1"><text:span text:style-name="T3">ibus<text:tab/>8733/udp<text:tab/>#iBus</text:span></text:p>
      <text:p text:style-name="P1"><text:span text:style-name="T3">mc-appserver<text:tab/>8763/tcp<text:tab/>#MC-APPSERVER</text:span></text:p>
      <text:p text:style-name="P1"><text:span text:style-name="T3">mc-appserver<text:tab/>8763/udp<text:tab/>#MC-APPSERVER</text:span></text:p>
      <text:p text:style-name="P1"><text:span text:style-name="T3">openqueue<text:tab/>8764/tcp<text:tab/>#OPENQUEUE</text:span></text:p>
      <text:p text:style-name="P1"><text:span text:style-name="T3">openqueue<text:tab/>8764/udp<text:tab/>#OPENQUEUE</text:span></text:p>
      <text:p text:style-name="P1"><text:span text:style-name="T3">ultraseek-http<text:tab/>8765/tcp<text:tab/>#Ultraseek HTTP</text:span></text:p>
      <text:p text:style-name="P1"><text:span text:style-name="T3">ultraseek-http<text:tab/>8765/udp<text:tab/>#Ultraseek HTTP</text:span></text:p>
      <text:p text:style-name="P1"><text:span text:style-name="T3">BackOrifice2000<text:tab/>8787/tcp<text:tab/>#[trojan] Back Orifice 2000</text:span></text:p>
      <text:p text:style-name="P1"><text:span text:style-name="T3">BO2K<text:tab/>8787/tcp<text:tab/>#[trojan] Back Orifice 2000</text:span></text:p>
      <text:p text:style-name="P1"><text:span text:style-name="T3">truecm<text:tab/>8804/tcp<text:tab/>#truecm</text:span></text:p>
      <text:p text:style-name="P1"><text:span text:style-name="T3">truecm<text:tab/>8804/udp<text:tab/>#truecm</text:span></text:p>
      <text:p text:style-name="P1"><text:span text:style-name="T3">FraggleRockLite<text:tab/>8812/tcp<text:tab/>#[trojan] FraggleRock Lite</text:span></text:p>
      <text:p text:style-name="P1"><text:span text:style-name="T3">cddbp-alt<text:tab/>8880/tcp<text:tab/>#CDDBP</text:span></text:p>
      <text:p text:style-name="P1"><text:span text:style-name="T3">cddbp-alt<text:tab/>8880/udp<text:tab/>#CDDBP</text:span></text:p>
      <text:p text:style-name="P1"><text:span text:style-name="T3">ddi-tcp-1<text:tab/>8888/tcp<text:tab/>#NewsEDGE server TCP (TCP 1)</text:span></text:p>
      <text:p text:style-name="P1"><text:span text:style-name="T3">sun-answerbook<text:tab/>8888/tcp<text:tab/>#Sun Answerbook HTTP server</text:span></text:p>
      <text:p text:style-name="P1"><text:span text:style-name="T3">ddi-udp-1<text:tab/>8888/udp<text:tab/>#NewsEDGE server UDP (UDP 1)</text:span></text:p>
      <text:p text:style-name="P1"><text:span text:style-name="T3">ddi-tcp-2<text:tab/>8889/tcp<text:tab/>#Desktop Data TCP 1</text:span></text:p>
      <text:p text:style-name="P1"><text:span text:style-name="T3">ddi-udp-2<text:tab/>8889/udp<text:tab/>#NewsEDGE server broadcast</text:span></text:p>
      <text:p text:style-name="P1"><text:span text:style-name="T3">ddi-tcp-3<text:tab/>8890/tcp<text:tab/>#Desktop Data TCP 2</text:span></text:p>
      <text:p text:style-name="P1"><text:span text:style-name="T3">ddi-udp-3<text:tab/>8890/udp<text:tab/>#NewsEDGE client broadcast</text:span></text:p>
      <text:p text:style-name="P1"><text:span text:style-name="T3">ddi-tcp-4<text:tab/>8891/tcp<text:tab/>#Desktop Data TCP 3:00 NESS application</text:span></text:p>
      <text:p text:style-name="P1"><text:span text:style-name="T3">ddi-udp-4<text:tab/>8891/udp<text:tab/>#Desktop Data UDP 3:00 NESS application</text:span></text:p>
      <text:p text:style-name="P1"><text:span text:style-name="T3">ddi-tcp-5<text:tab/>8892/tcp<text:tab/>#Desktop Data TCP 4:00 FARM product</text:span></text:p>
      <text:p text:style-name="P1"><text:span text:style-name="T3">seosload<text:tab/>8892/tcp<text:tab/>#From the new Computer Associates eTrust ACX ACX</text:span></text:p>
      <text:p text:style-name="P1"><text:span text:style-name="T3">ddi-udp-5<text:tab/>8892/udp<text:tab/>#Desktop Data UDP 4:00 FARM product</text:span></text:p>
      <text:p text:style-name="P1"><text:span text:style-name="T3">ddi-tcp-6<text:tab/>8893/tcp<text:tab/>#Desktop Data TCP 5:00 NewsEDGE Web application</text:span></text:p>
      <text:p text:style-name="P1"><text:span text:style-name="T3">ddi-udp-6<text:tab/>8893/udp<text:tab/>#Desktop Data UDP 5:00 NewsEDGE Web application</text:span></text:p>
      <text:p text:style-name="P1"><text:span text:style-name="T3">ddi-tcp-7<text:tab/>8894/tcp<text:tab/>#Desktop Data TCP 6:00 COAL application</text:span></text:p>
      <text:p text:style-name="P1"><text:span text:style-name="T3">ddi-udp-7<text:tab/>8894/udp<text:tab/>#Desktop Data UDP 6:00 COAL application</text:span></text:p>
      <text:p text:style-name="P1"><text:span text:style-name="T3">jmb-cds1<text:tab/>8900/tcp<text:tab/>#JMB-CDS 1</text:span></text:p>
      <text:p text:style-name="P1"><text:span text:style-name="T3">jmb-cds1<text:tab/>8900/udp<text:tab/>#JMB-CDS 1</text:span></text:p>
      <text:p text:style-name="P1"><text:span text:style-name="T3">jmb-cds2<text:tab/>8901/tcp<text:tab/>#JMB-CDS 2</text:span></text:p>
      <text:p text:style-name="P1"><text:span text:style-name="T3">jmb-cds2<text:tab/>8901/udp<text:tab/>#JMB-CDS 2</text:span></text:p>
      <text:p text:style-name="P1"><text:span text:style-name="T3">dabber<text:tab/>8967/tcp<text:tab/>#[trojan] Dabber Worm backdoor</text:span></text:p>
      <text:p text:style-name="P1"><text:span text:style-name="T3">BacHack<text:tab/>8988/tcp<text:tab/>#[trojan] BacHack</text:span></text:p>
      <text:p text:style-name="P1"><text:span text:style-name="T3">BacHack<text:tab/>8988/tcp<text:tab/>#[trojan] BacHack</text:span></text:p>
      <text:p text:style-name="P1"><text:span text:style-name="T3">Rcon<text:tab/>8989/tcp<text:tab/>#[trojan] Rcon</text:span></text:p>
      <text:p text:style-name="P1"><text:span text:style-name="T3">Rcon<text:tab/>8989/tcp<text:tab/>#[trojan] Rcon</text:span></text:p>
      <text:p text:style-name="P1"><text:span text:style-name="T3">Recon<text:tab/>8989/tcp<text:tab/>#[trojan] Recon</text:span></text:p>
      <text:p text:style-name="P1"><text:span text:style-name="T3">Xcon<text:tab/>8989/tcp<text:tab/>#[trojan] Xcon</text:span></text:p>
      <text:p text:style-name="P1"><text:span text:style-name="T3">cslistener<text:tab/>9000/tcp<text:tab/>#CSlistener</text:span></text:p>
      <text:p text:style-name="P1"><text:span text:style-name="T3">Netministrator<text:tab/>9000/tcp<text:tab/>#[trojan] Netministrator</text:span></text:p>
      <text:p text:style-name="P1"><text:span text:style-name="T3">Netministrator<text:tab/>9000/tcp<text:tab/>#[trojan] Netministrator</text:span></text:p>
      <text:p text:style-name="P1"><text:span text:style-name="T3">cslistener<text:tab/>9000/udp<text:tab/>#CSlistener</text:span></text:p>
      <text:p text:style-name="P1"><text:span text:style-name="T3">sidewinder-admin<text:tab/>9003/tcp<text:tab/>#Secure Computing Sidewinder Remote Administration</text:span></text:p>
      <text:p text:style-name="P1"><text:span text:style-name="T3">websm<text:tab/>9090/tcp<text:tab/>#WebSM</text:span></text:p>
      <text:p text:style-name="P1"><text:span text:style-name="T3">zeus-admin<text:tab/>9090/tcp<text:tab/>#Zeus admin server</text:span></text:p>
      <text:p text:style-name="P1"><text:span text:style-name="T3">websm<text:tab/>9090/udp<text:tab/>#WebSM</text:span></text:p>
      <text:p text:style-name="P1"><text:span text:style-name="T3">xmltec-xmlmail<text:tab/>9091/tcp<text:tab/>#xmltec-xmlmail</text:span></text:p>
      <text:p text:style-name="P1"><text:span text:style-name="T3">xmltec-xmlmail<text:tab/>9091/udp<text:tab/>#xmltec-xmlmail</text:span></text:p>
      <text:p text:style-name="P1"><text:span text:style-name="T3">jetdirect<text:tab/>9099/tcp<text:tab/>#HP JetDirect</text:span></text:p>
      <text:p text:style-name="P1"><text:span text:style-name="T3">jetdirect<text:tab/>9100/tcp<text:tab/>#HP JetDirect</text:span></text:p>
      <text:p text:style-name="P1"><text:span text:style-name="T3">dragon<text:tab/>9111/tcp<text:tab/>#Dragon console</text:span></text:p>
      <text:p text:style-name="P1"><text:span text:style-name="T3">netlock1<text:tab/>9160/tcp<text:tab/>#NetLOCK1</text:span></text:p>
      <text:p text:style-name="P1"><text:span text:style-name="T3">netlock1<text:tab/>9160/udp<text:tab/>#NetLOCK1</text:span></text:p>
      <text:p text:style-name="P1"><text:span text:style-name="T3">netlock2<text:tab/>9161/tcp<text:tab/>#NetLOCK2</text:span></text:p>
      <text:p text:style-name="P1"><text:span text:style-name="T3">netlock2<text:tab/>9161/udp<text:tab/>#NetLOCK2</text:span></text:p>
      <text:p text:style-name="P1"><text:span text:style-name="T3">netlock3<text:tab/>9162/tcp<text:tab/>#NetLOCK3</text:span></text:p>
      <text:p text:style-name="P1"><text:span text:style-name="T3">netlock3<text:tab/>9162/udp<text:tab/>#NetLOCK3</text:span></text:p>
      <text:p text:style-name="P1"><text:span text:style-name="T3">netlock4<text:tab/>9163/tcp<text:tab/>#NetLOCK4</text:span></text:p>
      <text:p text:style-name="P1"><text:span text:style-name="T3">netlock4<text:tab/>9163/udp<text:tab/>#NetLOCK4</text:span></text:p>
      <text:p text:style-name="P1"><text:span text:style-name="T3">netlock5<text:tab/>9164/tcp<text:tab/>#NetLOCK5</text:span></text:p>
      <text:p text:style-name="P1"><text:span text:style-name="T3">netlock5<text:tab/>9164/udp<text:tab/>#NetLOCK5</text:span></text:p>
      <text:p text:style-name="P1"><text:span text:style-name="T3">wap-wsp<text:tab/>9200/tcp<text:tab/>#WAP connectionless session service</text:span></text:p>
      <text:p text:style-name="P1"><text:span text:style-name="T3">wap-wsp<text:tab/>9200/udp<text:tab/>#WAP connectionless session service</text:span></text:p>
      <text:p text:style-name="P1"><text:span text:style-name="T3">wap-wsp-wtp<text:tab/>9201/tcp<text:tab/>#WAP session service</text:span></text:p>
      <text:p text:style-name="P1"><text:span text:style-name="T3">wap-wsp-wtp<text:tab/>9201/udp<text:tab/>#WAP session service</text:span></text:p>
      <text:p text:style-name="P1"><text:span text:style-name="T3">wap-wsp-s<text:tab/>9202/tcp<text:tab/>#WAP secure connectionless session service</text:span></text:p>
      <text:p text:style-name="P1"><text:span text:style-name="T3">wap-wsp-s<text:tab/>9202/udp<text:tab/>#WAP secure connectionless session service</text:span></text:p>
      <text:p text:style-name="P1"><text:span text:style-name="T3">wap-wsp-wtp-s<text:tab/>9203/tcp<text:tab/>#WAP secure session service</text:span></text:p>
      <text:p text:style-name="P1"><text:span text:style-name="T3">wap-wsp-wtp-s<text:tab/>9203/udp<text:tab/>#WAP secure session service</text:span></text:p>
      <text:p text:style-name="P1"><text:span text:style-name="T3">wap-vcard<text:tab/>9204/tcp<text:tab/>#WAP vCard</text:span></text:p>
      <text:p text:style-name="P1"><text:span text:style-name="T3">wap-vcard<text:tab/>9204/udp<text:tab/>#WAP vCard</text:span></text:p>
      <text:p text:style-name="P1"><text:span text:style-name="T3">wap-vcal<text:tab/>9205/tcp<text:tab/>#WAP vCal</text:span></text:p>
      <text:p text:style-name="P1"><text:span text:style-name="T3">wap-vcal<text:tab/>9205/udp<text:tab/>#WAP vCal</text:span></text:p>
      <text:p text:style-name="P1"><text:span text:style-name="T3">wap-vcard-s<text:tab/>9206/tcp<text:tab/>#WAP vCard Secure</text:span></text:p>
      <text:p text:style-name="P1"><text:span text:style-name="T3">wap-vcard-s<text:tab/>9206/udp<text:tab/>#WAP vCard Secure</text:span></text:p>
      <text:p text:style-name="P1"><text:span text:style-name="T3">wap-vcal-s<text:tab/>9207/tcp<text:tab/>#WAP vCal Secure</text:span></text:p>
      <text:p text:style-name="P1"><text:span text:style-name="T3">wap-vcal-s<text:tab/>9207/udp<text:tab/>#WAP vCal Secure</text:span></text:p>
      <text:p text:style-name="P1"><text:span text:style-name="T3">callwaveiam<text:tab/>9283/tcp<text:tab/>#CallWaveIAM</text:span></text:p>
      <text:p text:style-name="P1"><text:span text:style-name="T3">callwaveiam<text:tab/>9283/udp<text:tab/>#CallWaveIAM</text:span></text:p>
      <text:p text:style-name="P1"><text:span text:style-name="T3">armtechdaemon<text:tab/>9292/tcp<text:tab/>#ArmTech Daemon</text:span></text:p>
      <text:p text:style-name="P1"><text:span text:style-name="T3">armtechdaemon<text:tab/>9292/udp<text:tab/>#ArmTech Daemon</text:span></text:p>
      <text:p text:style-name="P1"><text:span text:style-name="T3">guibase<text:tab/>9321/tcp<text:tab/>#guibase</text:span></text:p>
      <text:p text:style-name="P1"><text:span text:style-name="T3">guibase<text:tab/>9321/udp<text:tab/>#guibase</text:span></text:p>
      <text:p text:style-name="P1"><text:span text:style-name="T3">Mstream<text:tab/>9325/udp<text:tab/>#[trojan] Mstream</text:span></text:p>
      <text:p text:style-name="P1"><text:span text:style-name="T3">Mstream<text:tab/>9325/udp<text:tab/>#[trojan] Mstream</text:span></text:p>
      <text:p text:style-name="P1"><text:span text:style-name="T3">mpidcmgr<text:tab/>9343/tcp<text:tab/>#MpIdcMgr</text:span></text:p>
      <text:p text:style-name="P1"><text:span text:style-name="T3">mpidcmgr<text:tab/>9343/udp<text:tab/>#MpIdcMgr</text:span></text:p>
      <text:p text:style-name="P1"><text:span text:style-name="T3">mphlpdmc<text:tab/>9344/tcp<text:tab/>#Mphlpdmc</text:span></text:p>
      <text:p text:style-name="P1"><text:span text:style-name="T3">mphlpdmc<text:tab/>9344/udp<text:tab/>#Mphlpdmc</text:span></text:p>
      <text:p text:style-name="P1"><text:span text:style-name="T3">ctechlicensing<text:tab/>9346/tcp<text:tab/>#C Tech Licensing</text:span></text:p>
      <text:p text:style-name="P1"><text:span text:style-name="T3">ctechlicensing<text:tab/>9346/udp<text:tab/>#C Tech Licensing</text:span></text:p>
      <text:p text:style-name="P1"><text:span text:style-name="T3">fjdmimgr<text:tab/>9374/tcp<text:tab/>#fjdmimgr</text:span></text:p>
      <text:p text:style-name="P1"><text:span text:style-name="T3">fjdmimgr<text:tab/>9374/udp<text:tab/>#fjdmimgr</text:span></text:p>
      <text:p text:style-name="P1"><text:span text:style-name="T3">fjinvmgr<text:tab/>9396/tcp<text:tab/>#fjinvmgr</text:span></text:p>
      <text:p text:style-name="P1"><text:span text:style-name="T3">fjinvmgr<text:tab/>9396/udp<text:tab/>#fjinvmgr</text:span></text:p>
      <text:p text:style-name="P1"><text:span text:style-name="T3">mpidcagt<text:tab/>9397/tcp<text:tab/>#MpIdcAgt</text:span></text:p>
      <text:p text:style-name="P1"><text:span text:style-name="T3">mpidcagt<text:tab/>9397/udp<text:tab/>#MpIdcAgt</text:span></text:p>
      <text:p text:style-name="P1"><text:span text:style-name="T3">InCommand<text:tab/>9400/tcp<text:tab/>#[trojan] InCommand</text:span></text:p>
      <text:p text:style-name="P1"><text:span text:style-name="T3">InCommand<text:tab/>9400/tcp<text:tab/>#[trojan] InCommand</text:span></text:p>
      <text:p text:style-name="P1"><text:span text:style-name="T3">ismserver<text:tab/>9500/tcp<text:tab/>#ismserver</text:span></text:p>
      <text:p text:style-name="P1"><text:span text:style-name="T3">ismserver<text:tab/>9500/udp<text:tab/>#ismserver</text:span></text:p>
      <text:p text:style-name="P1"><text:span text:style-name="T3">man<text:tab/>9535/tcp<text:tab/>#</text:span></text:p>
      <text:p text:style-name="P1"><text:span text:style-name="T3">man<text:tab/>9535/udp<text:tab/>#</text:span></text:p>
      <text:p text:style-name="P1"><text:span text:style-name="T3">msgsys<text:tab/>9594/tcp<text:tab/>#Message System</text:span></text:p>
      <text:p text:style-name="P1"><text:span text:style-name="T3">msgsys<text:tab/>9594/udp<text:tab/>#Message System</text:span></text:p>
      <text:p text:style-name="P1"><text:span text:style-name="T3">pds<text:tab/>9595/tcp<text:tab/>#Ping Discovery Service</text:span></text:p>
      <text:p text:style-name="P1"><text:span text:style-name="T3">pds<text:tab/>9595/udp<text:tab/>#Ping Discovery Service</text:span></text:p>
      <text:p text:style-name="P1"><text:span text:style-name="T3">micromuse-ncpw<text:tab/>9600/tcp<text:tab/>#MICROMUSE-NCPW</text:span></text:p>
      <text:p text:style-name="P1"><text:span text:style-name="T3">micromuse-ncpw<text:tab/>9600/udp<text:tab/>#MICROMUSE-NCPW</text:span></text:p>
      <text:p text:style-name="P1"><text:span text:style-name="T3">rasadv<text:tab/>9753/tcp<text:tab/>#rasadv</text:span></text:p>
      <text:p text:style-name="P1"><text:span text:style-name="T3">rasadv<text:tab/>9753/udp<text:tab/>#rasadv</text:span></text:p>
      <text:p text:style-name="P1"><text:span text:style-name="T3">RemoteComputerControl<text:tab/>9870/tcp<text:tab/>#[trojan] Remote Computer Control Center</text:span></text:p>
      <text:p text:style-name="P1"><text:span text:style-name="T3">PortalofDoom<text:tab/>9872/tcp<text:tab/>#[trojan] Portal of Doom</text:span></text:p>
      <text:p text:style-name="P1"><text:span text:style-name="T3">PortalofDoom<text:tab/>9872/tcp<text:tab/>#[trojan] Portal of Doom</text:span></text:p>
      <text:p text:style-name="P1"><text:span text:style-name="T3">PortalofDoom<text:tab/>9873/tcp<text:tab/>#[trojan] Portal of Doom</text:span></text:p>
      <text:p text:style-name="P1"><text:span text:style-name="T3">PortalofDoom<text:tab/>9873/tcp<text:tab/>#[trojan] Portal of Doom</text:span></text:p>
      <text:p text:style-name="P1"><text:span text:style-name="T3">PortalofDoom<text:tab/>9874/tcp<text:tab/>#[trojan] Portal of Doom</text:span></text:p>
      <text:p text:style-name="P1"><text:span text:style-name="T3">PortalofDoom<text:tab/>9874/tcp<text:tab/>#[trojan] Portal of Doom</text:span></text:p>
      <text:p text:style-name="P1"><text:span text:style-name="T3">PortalofDoom<text:tab/>9875/tcp<text:tab/>#[trojan] Portal of Doom</text:span></text:p>
      <text:p text:style-name="P1"><text:span text:style-name="T3">PortalofDoom<text:tab/>9875/tcp<text:tab/>#[trojan] Portal of Doom</text:span></text:p>
      <text:p text:style-name="P1"><text:span text:style-name="T3">CyberAttacker<text:tab/>9876/tcp<text:tab/>#[trojan] Cyber Attacker</text:span></text:p>
      <text:p text:style-name="P1"><text:span text:style-name="T3">CyberAttacker<text:tab/>9876/tcp<text:tab/>#[trojan] Cyber Attacker</text:span></text:p>
      <text:p text:style-name="P1"><text:span text:style-name="T3">Rux<text:tab/>9876/tcp<text:tab/>#[trojan] Rux</text:span></text:p>
      <text:p text:style-name="P1"><text:span text:style-name="T3">sd<text:tab/>9876/tcp<text:tab/>#Session Director</text:span></text:p>
      <text:p text:style-name="P1"><text:span text:style-name="T3">sd<text:tab/>9876/udp<text:tab/>#Session Director</text:span></text:p>
      <text:p text:style-name="P1"><text:span text:style-name="T3">TransScout<text:tab/>9878/tcp<text:tab/>#[trojan] TransScout</text:span></text:p>
      <text:p text:style-name="P1"><text:span text:style-name="T3">TransScout<text:tab/>9878/tcp<text:tab/>#[trojan] TransScout</text:span></text:p>
      <text:p text:style-name="P1"><text:span text:style-name="T3">cyborg-systems<text:tab/>9888/tcp<text:tab/>#CYBORG Systems</text:span></text:p>
      <text:p text:style-name="P1"><text:span text:style-name="T3">cyborg-systems<text:tab/>9888/udp<text:tab/>#CYBORG Systems</text:span></text:p>
      <text:p text:style-name="P1"><text:span text:style-name="T3">dabber<text:tab/>9898/tcp<text:tab/>#[trojan] Dabber Worm backdoor</text:span></text:p>
      <text:p text:style-name="P1"><text:span text:style-name="T3">sctp-tunneling<text:tab/>9899/tcp<text:tab/>#SCTP TUNNELING</text:span></text:p>
      <text:p text:style-name="P1"><text:span text:style-name="T3">sctp-tunneling<text:tab/>9899/udp<text:tab/>#SCTP TUNNELING</text:span></text:p>
      <text:p text:style-name="P1"><text:span text:style-name="T3">iua<text:tab/>9900/tcp<text:tab/>#IUA</text:span></text:p>
      <text:p text:style-name="P1"><text:span text:style-name="T3">iua<text:tab/>9900/udp<text:tab/>#IUA</text:span></text:p>
      <text:p text:style-name="P1"><text:span text:style-name="T3">domaintime<text:tab/>9909/tcp<text:tab/>#domaintime</text:span></text:p>
      <text:p text:style-name="P1"><text:span text:style-name="T3">domaintime<text:tab/>9909/udp<text:tab/>#domaintime</text:span></text:p>
      <text:p text:style-name="P1"><text:span text:style-name="T3">apcpcpluswin1<text:tab/>9950/tcp<text:tab/>#APCPCPLUSWIN1</text:span></text:p>
      <text:p text:style-name="P1"><text:span text:style-name="T3">apcpcpluswin1<text:tab/>9950/udp<text:tab/>#APCPCPLUSWIN1</text:span></text:p>
      <text:p text:style-name="P1"><text:span text:style-name="T3">apcpcpluswin2<text:tab/>9951/tcp<text:tab/>#APCPCPLUSWIN2</text:span></text:p>
      <text:p text:style-name="P1"><text:span text:style-name="T3">apcpcpluswin2<text:tab/>9951/udp<text:tab/>#APCPCPLUSWIN2</text:span></text:p>
      <text:p text:style-name="P1"><text:span text:style-name="T3">apcpcpluswin3<text:tab/>9952/tcp<text:tab/>#APCPCPLUSWIN3</text:span></text:p>
      <text:p text:style-name="P1"><text:span text:style-name="T3">apcpcpluswin3<text:tab/>9952/udp<text:tab/>#APCPCPLUSWIN3</text:span></text:p>
      <text:p text:style-name="P1"><text:span text:style-name="T3">IniKiller<text:tab/>9989/tcp<text:tab/>#[trojan] Ini-Killer</text:span></text:p>
      <text:p text:style-name="P1"><text:span text:style-name="T3">Ini-Killer<text:tab/>9989/tcp<text:tab/>#[trojan] Ini-Killer</text:span></text:p>
      <text:p text:style-name="P1"><text:span text:style-name="T3">realsecure<text:tab/>9990/tcp<text:tab/>#RealSecure ISS system scanner</text:span></text:p>
      <text:p text:style-name="P1"><text:span text:style-name="T3">realsecure<text:tab/>9991/tcp<text:tab/>#RealSecure ISS system scanner</text:span></text:p>
      <text:p text:style-name="P1"><text:span text:style-name="T3">palace-1<text:tab/>9992/tcp<text:tab/>#OnLive-1</text:span></text:p>
      <text:p text:style-name="P1"><text:span text:style-name="T3">realsecure<text:tab/>9992/tcp<text:tab/>#RealSecure ISS system scanner</text:span></text:p>
      <text:p text:style-name="P1"><text:span text:style-name="T3">palace-1<text:tab/>9992/udp<text:tab/>#OnLive-1</text:span></text:p>
      <text:p text:style-name="P1"><text:span text:style-name="T3">palace-2<text:tab/>9993/tcp<text:tab/>#OnLive-2</text:span></text:p>
      <text:p text:style-name="P1"><text:span text:style-name="T3">palace-2<text:tab/>9993/udp<text:tab/>#OnLive-2</text:span></text:p>
      <text:p text:style-name="P1"><text:span text:style-name="T3">palace-3<text:tab/>9994/tcp<text:tab/>#OnLive-3</text:span></text:p>
      <text:p text:style-name="P1"><text:span text:style-name="T3">palace-3<text:tab/>9994/udp<text:tab/>#OnLive-3</text:span></text:p>
      <text:p text:style-name="P1"><text:span text:style-name="T3">palace-4<text:tab/>9995/tcp<text:tab/>#Palace-4</text:span></text:p>
      <text:p text:style-name="P1"><text:span text:style-name="T3">palace-4<text:tab/>9995/udp<text:tab/>#Palace-4</text:span></text:p>
      <text:p text:style-name="P1"><text:span text:style-name="T3">palace-5<text:tab/>9996/tcp<text:tab/>#Palace-5</text:span></text:p>
      <text:p text:style-name="P1"><text:span text:style-name="T3">palace-5<text:tab/>9996/udp<text:tab/>#Palace-5</text:span></text:p>
      <text:p text:style-name="P1"><text:span text:style-name="T3">palace-6<text:tab/>9997/tcp<text:tab/>#Palace-6</text:span></text:p>
      <text:p text:style-name="P1"><text:span text:style-name="T3">palace-6<text:tab/>9997/udp<text:tab/>#Palace-6</text:span></text:p>
      <text:p text:style-name="P1"><text:span text:style-name="T3">distinct32<text:tab/>9998/tcp<text:tab/>#Distinct32</text:span></text:p>
      <text:p text:style-name="P1"><text:span text:style-name="T3">distinct32<text:tab/>9998/udp<text:tab/>#Distinct32</text:span></text:p>
      <text:p text:style-name="P1"><text:span text:style-name="T3">distinct<text:tab/>9999/tcp<text:tab/>#distinct</text:span></text:p>
      <text:p text:style-name="P1"><text:span text:style-name="T3">ThePrayer<text:tab/>9999/tcp<text:tab/>#[trojan] The Prayer</text:span></text:p>
      <text:p text:style-name="P1"><text:span text:style-name="T3">ThePrayer<text:tab/>9999/tcp<text:tab/>#[trojan] The Prayer</text:span></text:p>
      <text:p text:style-name="P1"><text:span text:style-name="T3">distinct<text:tab/>9999/udp<text:tab/>#distinct</text:span></text:p>
      <text:p text:style-name="P1"><text:span text:style-name="T3">BackupExec<text:tab/>10000/tcp<text:tab/>#Veritas Backup Exec</text:span></text:p>
      <text:p text:style-name="P1"><text:span text:style-name="T3">OpwinTRojan<text:tab/>10005/tcp<text:tab/>#[trojan] OpwinTRojan</text:span></text:p>
      <text:p text:style-name="P1"><text:span text:style-name="T3">stel<text:tab/>10005/tcp<text:tab/>#Secure telnet</text:span></text:p>
      <text:p text:style-name="P1"><text:span text:style-name="T3">mvs-capacity<text:tab/>10007/tcp<text:tab/>#MVS Capacity</text:span></text:p>
      <text:p text:style-name="P1"><text:span text:style-name="T3">mvs-capacity<text:tab/>10007/udp<text:tab/>#MVS Capacity</text:span></text:p>
      <text:p text:style-name="P1"><text:span text:style-name="T3">Cheeseworm<text:tab/>10008/tcp<text:tab/>#[trojan] Cheese worm</text:span></text:p>
      <text:p text:style-name="P1"><text:span text:style-name="T3">Lion<text:tab/>10008/tcp<text:tab/>#[trojan] Lion</text:span></text:p>
      <text:p text:style-name="P1"><text:span text:style-name="T3">LionWorm<text:tab/>10008/tcp<text:tab/>#[trojan] Lion Worm (exploits Solaris saadmind)</text:span></text:p>
      <text:p text:style-name="P1"><text:span text:style-name="T3">PortalofDoomPOD<text:tab/>10067/udp<text:tab/>#[trojan] Portal of Doom - POD</text:span></text:p>
      <text:p text:style-name="P1"><text:span text:style-name="T3">PortalofDoom<text:tab/>10067/udp<text:tab/>#[trojan] Portal of Doom</text:span></text:p>
      <text:p text:style-name="P1"><text:span text:style-name="T3">amanda<text:tab/>10080/tcp<text:tab/>#Amanda</text:span></text:p>
      <text:p text:style-name="P1"><text:span text:style-name="T3">amanda<text:tab/>10080/udp<text:tab/>#Amanda</text:span></text:p>
      <text:p text:style-name="P1"><text:span text:style-name="T3">amandaidx<text:tab/>10082/tcp<text:tab/>#Amanda indexing</text:span></text:p>
      <text:p text:style-name="P1"><text:span text:style-name="T3">amidxtape<text:tab/>10083/tcp<text:tab/>#Amanda tape indexing</text:span></text:p>
      <text:p text:style-name="P1"><text:span text:style-name="T3">Syphillis<text:tab/>10085/tcp<text:tab/>#[trojan] Syphillis</text:span></text:p>
      <text:p text:style-name="P1"><text:span text:style-name="T3">Syphillis<text:tab/>10085/tcp<text:tab/>#[trojan] Syphillis</text:span></text:p>
      <text:p text:style-name="P1"><text:span text:style-name="T3">Syphillis<text:tab/>10086/tcp<text:tab/>#[trojan] Syphillis</text:span></text:p>
      <text:p text:style-name="P1"><text:span text:style-name="T3">Syphillis<text:tab/>10086/tcp<text:tab/>#[trojan] Syphillis</text:span></text:p>
      <text:p text:style-name="P1"><text:span text:style-name="T3">ControlTotal<text:tab/>10100/tcp<text:tab/>#[trojan] Control Total</text:span></text:p>
      <text:p text:style-name="P1"><text:span text:style-name="T3">GiFttrojan<text:tab/>10100/tcp<text:tab/>#[trojan] GiFt trojan</text:span></text:p>
      <text:p text:style-name="P1"><text:span text:style-name="T3">BrainSpy<text:tab/>10101/tcp<text:tab/>#[trojan] BrainSpy</text:span></text:p>
      <text:p text:style-name="P1"><text:span text:style-name="T3">BrainSpy<text:tab/>10101/tcp<text:tab/>#[trojan] BrainSpy</text:span></text:p>
      <text:p text:style-name="P1"><text:span text:style-name="T3">Silencer<text:tab/>10101/tcp<text:tab/>#[trojan] Silencer</text:span></text:p>
      <text:p text:style-name="P1"><text:span text:style-name="T3">netiq-endpoint<text:tab/>10113/tcp<text:tab/>#NetIQ Endpoint</text:span></text:p>
      <text:p text:style-name="P1"><text:span text:style-name="T3">netiq-endpoint<text:tab/>10113/udp<text:tab/>#NetIQ Endpoint</text:span></text:p>
      <text:p text:style-name="P1"><text:span text:style-name="T3">netiq-qcheck<text:tab/>10114/tcp<text:tab/>#NetIQ Qcheck</text:span></text:p>
      <text:p text:style-name="P1"><text:span text:style-name="T3">netiq-qcheck<text:tab/>10114/udp<text:tab/>#NetIQ Qcheck</text:span></text:p>
      <text:p text:style-name="P1"><text:span text:style-name="T3">netiq-endpt<text:tab/>10115/tcp<text:tab/>#NetIQ Endpoint</text:span></text:p>
      <text:p text:style-name="P1"><text:span text:style-name="T3">netiq-endpt<text:tab/>10115/udp<text:tab/>#NetIQ Endpoint</text:span></text:p>
      <text:p text:style-name="P1"><text:span text:style-name="T3">bmc-perf-sd<text:tab/>10128/tcp<text:tab/>#BMC-PERFORM-SERVICE DAEMON</text:span></text:p>
      <text:p text:style-name="P1"><text:span text:style-name="T3">bmc-perf-sd<text:tab/>10128/udp<text:tab/>#BMC-PERFORM-SERVICE DAEMON</text:span></text:p>
      <text:p text:style-name="P1"><text:span text:style-name="T3">PortalofDoomPOD<text:tab/>10167/udp<text:tab/>#[trojan] Portal of Doom - POD</text:span></text:p>
      <text:p text:style-name="P1"><text:span text:style-name="T3">PortalofDoom<text:tab/>10167/udp<text:tab/>#[trojan] Portal of Doom</text:span></text:p>
      <text:p text:style-name="P1"><text:span text:style-name="T3">lovegate<text:tab/>10168/tcp<text:tab/>#[backdoor] lovegate virus</text:span></text:p>
      <text:p text:style-name="P1"><text:span text:style-name="T3">ca-licensem<text:tab/>10203/tcp<text:tab/>#Computer Assoc. License Manager</text:span></text:p>
      <text:p text:style-name="P1"><text:span text:style-name="T3">ca-licensem<text:tab/>10204/tcp<text:tab/>#Computer Assoc. License Manager</text:span></text:p>
      <text:p text:style-name="P1"><text:span text:style-name="T3">blocks<text:tab/>10288/tcp<text:tab/>#Blocks</text:span></text:p>
      <text:p text:style-name="P1"><text:span text:style-name="T3">blocks<text:tab/>10288/udp<text:tab/>#Blocks</text:span></text:p>
      <text:p text:style-name="P1"><text:span text:style-name="T3">AcidShivers<text:tab/>10520/tcp<text:tab/>#[trojan] Acid Shivers</text:span></text:p>
      <text:p text:style-name="P1"><text:span text:style-name="T3">AcidShivers<text:tab/>10520/tcp<text:tab/>#[trojan] Acid Shivers</text:span></text:p>
      <text:p text:style-name="P1"><text:span text:style-name="T3">HostControl<text:tab/>10528/tcp<text:tab/>#[trojan] Host Control</text:span></text:p>
      <text:p text:style-name="P1"><text:span text:style-name="T3">HostControl<text:tab/>10528/tcp<text:tab/>#[trojan] Host Control</text:span></text:p>
      <text:p text:style-name="P1"><text:span text:style-name="T3">Coma<text:tab/>10607/tcp<text:tab/>#[trojan] Coma</text:span></text:p>
      <text:p text:style-name="P1"><text:span text:style-name="T3">Coma<text:tab/>10607/tcp<text:tab/>#[trojan] Coma</text:span></text:p>
      <text:p text:style-name="P1"><text:span text:style-name="T3">Ambush<text:tab/>10666/udp<text:tab/>#[trojan] Ambush</text:span></text:p>
      <text:p text:style-name="P1"><text:span text:style-name="T3">Ambush<text:tab/>10666/udp<text:tab/>#[trojan] Ambush</text:span></text:p>
      <text:p text:style-name="P1"><text:span text:style-name="T3">dipnet [trojan]<text:tab/>10758/tcp<text:tab/>#DIPNET trojan backdoor</text:span></text:p>
      <text:p text:style-name="P1"><text:span text:style-name="T3">SennaSpyTrojanGenerator<text:tab/>11000/tcp<text:tab/>#[trojan] Senna Spy Trojan Generator</text:span></text:p>
      <text:p text:style-name="P1"><text:span text:style-name="T3">SennaSpy<text:tab/>11000/tcp<text:tab/>#[trojan] Senna Spy</text:span></text:p>
      <text:p text:style-name="P1"><text:span text:style-name="T3">irisa<text:tab/>11000/udp<text:tab/>#IRISA</text:span></text:p>
      <text:p text:style-name="P1"><text:span text:style-name="T3">metasys<text:tab/>11001/tcp<text:tab/>#Metasys</text:span></text:p>
      <text:p text:style-name="P1"><text:span text:style-name="T3">metasys<text:tab/>11001/udp<text:tab/>#Metasys</text:span></text:p>
      <text:p text:style-name="P1"><text:span text:style-name="T3">HostControl<text:tab/>11050/tcp<text:tab/>#[trojan] Host Control</text:span></text:p>
      <text:p text:style-name="P1"><text:span text:style-name="T3">HostControl<text:tab/>11050/tcp<text:tab/>#[trojan] Host Control</text:span></text:p>
      <text:p text:style-name="P1"><text:span text:style-name="T3">HostControl<text:tab/>11051/tcp<text:tab/>#[trojan] Host Control</text:span></text:p>
      <text:p text:style-name="P1"><text:span text:style-name="T3">HostControl<text:tab/>11051/tcp<text:tab/>#[trojan] Host Control</text:span></text:p>
      <text:p text:style-name="P1"><text:span text:style-name="T3">vce<text:tab/>11111/tcp<text:tab/>#Viral Computing Environment (VCE)</text:span></text:p>
      <text:p text:style-name="P1"><text:span text:style-name="T3">vce<text:tab/>11111/udp<text:tab/>#Viral Computing Environment (VCE)</text:span></text:p>
      <text:p text:style-name="P1"><text:span text:style-name="T3">smsqp<text:tab/>11201/tcp<text:tab/>#smsqp</text:span></text:p>
      <text:p text:style-name="P1"><text:span text:style-name="T3">smsqp<text:tab/>11201/udp<text:tab/>#smsqp</text:span></text:p>
      <text:p text:style-name="P1"><text:span text:style-name="T3">Progenictrojan<text:tab/>11223/tcp<text:tab/>#[trojan] Progenic trojan</text:span></text:p>
      <text:p text:style-name="P1"><text:span text:style-name="T3">Progenictrojan<text:tab/>11223/tcp<text:tab/>#[trojan] Progenic trojan</text:span></text:p>
      <text:p text:style-name="P1"><text:span text:style-name="T3">SecretAgent<text:tab/>11223/tcp<text:tab/>#[trojan] Secret Agent</text:span></text:p>
      <text:p text:style-name="P1"><text:span text:style-name="T3">imip<text:tab/>11319/tcp<text:tab/>#IMIP</text:span></text:p>
      <text:p text:style-name="P1"><text:span text:style-name="T3">imip<text:tab/>11319/udp<text:tab/>#IMIP</text:span></text:p>
      <text:p text:style-name="P1"><text:span text:style-name="T3">atm-uhas<text:tab/>11367/tcp<text:tab/>#ATM UHAS</text:span></text:p>
      <text:p text:style-name="P1"><text:span text:style-name="T3">atm-uhas<text:tab/>11367/udp<text:tab/>#ATM UHAS</text:span></text:p>
      <text:p text:style-name="P1"><text:span text:style-name="T3">pksd<text:tab/>11371/tcp<text:tab/>#PGP Public Key Server</text:span></text:p>
      <text:p text:style-name="P1"><text:span text:style-name="T3">tempest-port<text:tab/>11600/tcp<text:tab/>#Tempest Protocol Port</text:span></text:p>
      <text:p text:style-name="P1"><text:span text:style-name="T3">tempest-port<text:tab/>11600/udp<text:tab/>#Tempest Protocol Port</text:span></text:p>
      <text:p text:style-name="P1"><text:span text:style-name="T3">h323callsigalt<text:tab/>11720/tcp<text:tab/>#h323 Call Signal Alternate</text:span></text:p>
      <text:p text:style-name="P1"><text:span text:style-name="T3">h323callsigalt<text:tab/>11720/udp<text:tab/>#h323 Call Signal Alternate</text:span></text:p>
      <text:p text:style-name="P1"><text:span text:style-name="T3">dipnet [trojan]<text:tab/>11768/tcp<text:tab/>#DIPNET trojan backdoor</text:span></text:p>
      <text:p text:style-name="P1"><text:span text:style-name="T3">Latinus<text:tab/>11831/tcp<text:tab/>#[trojan] Latinus</text:span></text:p>
      <text:p text:style-name="P1"><text:span text:style-name="T3">entextxid<text:tab/>12000/tcp<text:tab/>#IBM Enterprise Extender SNA XID Exchange</text:span></text:p>
      <text:p text:style-name="P1"><text:span text:style-name="T3">entextxid<text:tab/>12000/udp<text:tab/>#IBM Enterprise Extender SNA XID Exchange</text:span></text:p>
      <text:p text:style-name="P1"><text:span text:style-name="T3">entextnetwk<text:tab/>12001/tcp<text:tab/>#IBM Enterprise Extender SNA COS Network Priority</text:span></text:p>
      <text:p text:style-name="P1"><text:span text:style-name="T3">entextnetwk<text:tab/>12001/udp<text:tab/>#IBM Enterprise Extender SNA COS Network Priority</text:span></text:p>
      <text:p text:style-name="P1"><text:span text:style-name="T3">entexthigh<text:tab/>12002/tcp<text:tab/>#IBM Enterprise Extender SNA COS High Priority</text:span></text:p>
      <text:p text:style-name="P1"><text:span text:style-name="T3">entexthigh<text:tab/>12002/udp<text:tab/>#IBM Enterprise Extender SNA COS High Priority</text:span></text:p>
      <text:p text:style-name="P1"><text:span text:style-name="T3">entextmed<text:tab/>12003/tcp<text:tab/>#IBM Enterprise Extender SNA COS Medium Priority</text:span></text:p>
      <text:p text:style-name="P1"><text:span text:style-name="T3">entextmed<text:tab/>12003/udp<text:tab/>#IBM Enterprise Extender SNA COS Medium Priority</text:span></text:p>
      <text:p text:style-name="P1"><text:span text:style-name="T3">entextlow<text:tab/>12004/tcp<text:tab/>#IBM Enterprise Extender SNA COS Low Priority</text:span></text:p>
      <text:p text:style-name="P1"><text:span text:style-name="T3">entextlow<text:tab/>12004/udp<text:tab/>#IBM Enterprise Extender SNA COS Low Priority</text:span></text:p>
      <text:p text:style-name="P1"><text:span text:style-name="T3">Gjamer<text:tab/>12076/tcp<text:tab/>#[trojan] Gjamer</text:span></text:p>
      <text:p text:style-name="P1"><text:span text:style-name="T3">Gjamer<text:tab/>12076/tcp<text:tab/>#[trojan] Gjamer</text:span></text:p>
      <text:p text:style-name="P1"><text:span text:style-name="T3">hivep<text:tab/>12172/tcp<text:tab/>#HiveP</text:span></text:p>
      <text:p text:style-name="P1"><text:span text:style-name="T3">hivep<text:tab/>12172/udp<text:tab/>#HiveP</text:span></text:p>
      <text:p text:style-name="P1"><text:span text:style-name="T3">Hack99KeyLogger<text:tab/>12223/tcp<text:tab/>#[trojan] Hack&amp;brvbar;99 KeyLogger</text:span></text:p>
      <text:p text:style-name="P1"><text:span text:style-name="T3">Hack&amp;acute;99KeyLogger<text:tab/>12223/tcp<text:tab/>#[trojan] Hack&amp;acute;99 KeyLogger</text:span></text:p>
      <text:p text:style-name="P1"><text:span text:style-name="T3">PreCursor<text:tab/>12310/tcp<text:tab/>#[trojan] PreCursor</text:span></text:p>
      <text:p text:style-name="P1"><text:span text:style-name="T3">NetBus<text:tab/>12345/tcp<text:tab/>#[trojan] NetBus</text:span></text:p>
      <text:p text:style-name="P1"><text:span text:style-name="T3">NetBus<text:tab/>12345/tcp<text:tab/>#[trojan] NetBus backdoor trojan</text:span></text:p>
      <text:p text:style-name="P1"><text:span text:style-name="T3">FatBitchtrojan<text:tab/>12346/tcp<text:tab/>#[trojan] Fat Bitch trojan</text:span></text:p>
      <text:p text:style-name="P1"><text:span text:style-name="T3">GabanBus<text:tab/>12346/tcp<text:tab/>#[trojan] GabanBus</text:span></text:p>
      <text:p text:style-name="P1"><text:span text:style-name="T3">NetBus<text:tab/>12346/tcp<text:tab/>#[trojan] NetBus</text:span></text:p>
      <text:p text:style-name="P1"><text:span text:style-name="T3">NetBus<text:tab/>12346/tcp<text:tab/>#[trojan] NetBus backdoor trojan</text:span></text:p>
      <text:p text:style-name="P1"><text:span text:style-name="T3">X-bill<text:tab/>12346/tcp<text:tab/>#[trojan] X-bill</text:span></text:p>
      <text:p text:style-name="P1"><text:span text:style-name="T3">BioNet<text:tab/>12348/tcp<text:tab/>#[trojan] BioNet</text:span></text:p>
      <text:p text:style-name="P1"><text:span text:style-name="T3">BioNet<text:tab/>12349/tcp<text:tab/>#[trojan] BioNet</text:span></text:p>
      <text:p text:style-name="P1"><text:span text:style-name="T3">BioNet<text:tab/>12349/tcp<text:tab/>#[trojan] BioNet</text:span></text:p>
      <text:p text:style-name="P1"><text:span text:style-name="T3">Webhead<text:tab/>12349/tcp<text:tab/>#[trojan] Webhead</text:span></text:p>
      <text:p text:style-name="P1"><text:span text:style-name="T3">Whackamole<text:tab/>12361/tcp<text:tab/>#[trojan] Whack-a-mole</text:span></text:p>
      <text:p text:style-name="P1"><text:span text:style-name="T3">Whack-a-mole<text:tab/>12361/tcp<text:tab/>#[trojan] Whack-a-mole</text:span></text:p>
      <text:p text:style-name="P1"><text:span text:style-name="T3">Whackamole<text:tab/>12362/tcp<text:tab/>#[trojan] Whack-a-mole</text:span></text:p>
      <text:p text:style-name="P1"><text:span text:style-name="T3">Whack-a-mole<text:tab/>12362/tcp<text:tab/>#[trojan] Whack-a-mole</text:span></text:p>
      <text:p text:style-name="P1"><text:span text:style-name="T3">Whack-a-mole<text:tab/>12363/tcp<text:tab/>#[trojan] Whack-a-mole</text:span></text:p>
      <text:p text:style-name="P1"><text:span text:style-name="T3">DUNControl<text:tab/>12623/udp<text:tab/>#[trojan] DUN Control</text:span></text:p>
      <text:p text:style-name="P1"><text:span text:style-name="T3">DUNControl<text:tab/>12623/udp<text:tab/>#[trojan] DUN Control</text:span></text:p>
      <text:p text:style-name="P1"><text:span text:style-name="T3">ButtMan<text:tab/>12624/tcp<text:tab/>#[trojan] ButtMan</text:span></text:p>
      <text:p text:style-name="P1"><text:span text:style-name="T3">ButtMan<text:tab/>12624/tcp<text:tab/>#[trojan] ButtMan</text:span></text:p>
      <text:p text:style-name="P1"><text:span text:style-name="T3">WhackJob<text:tab/>12631/tcp<text:tab/>#[trojan] Whack Job</text:span></text:p>
      <text:p text:style-name="P1"><text:span text:style-name="T3">WhackJob<text:tab/>12631/tcp<text:tab/>#[trojan] Whack Job</text:span></text:p>
      <text:p text:style-name="P1"><text:span text:style-name="T3">Eclipse2000<text:tab/>12701/tcp<text:tab/>#[trojan] Eclipse 2000</text:span></text:p>
      <text:p text:style-name="P1"><text:span text:style-name="T3">tsaf<text:tab/>12753/tcp<text:tab/>#tsaf port</text:span></text:p>
      <text:p text:style-name="P1"><text:span text:style-name="T3">tsaf<text:tab/>12753/udp<text:tab/>#tsaf port</text:span></text:p>
      <text:p text:style-name="P1"><text:span text:style-name="T3">Mstream<text:tab/>12754/tcp<text:tab/>#[trojan] Mstream</text:span></text:p>
      <text:p text:style-name="P1"><text:span text:style-name="T3">Mstream<text:tab/>12754/tcp<text:tab/>#[trojan] Mstream</text:span></text:p>
      <text:p text:style-name="P1"><text:span text:style-name="T3">Backdoor-QR<text:tab/>12973/tcp<text:tab/>#[trojan] QR keylogger/remote access</text:span></text:p>
      <text:p text:style-name="P1"><text:span text:style-name="T3">Backdoor-QR<text:tab/>12975/tcp<text:tab/>#[trojan] QR keylogger/remote access</text:span></text:p>
      <text:p text:style-name="P1"><text:span text:style-name="T3">SennaSpy<text:tab/>13000/tcp<text:tab/>#[trojan] Senna Spy</text:span></text:p>
      <text:p text:style-name="P1"><text:span text:style-name="T3">BitchController<text:tab/>13010/tcp<text:tab/>#[trojan] BitchController</text:span></text:p>
      <text:p text:style-name="P1"><text:span text:style-name="T3">HackerBrasilHBR<text:tab/>13010/tcp<text:tab/>#[trojan] Hacker Brasil - HBR</text:span></text:p>
      <text:p text:style-name="P1"><text:span text:style-name="T3">HackerBrasil<text:tab/>13010/tcp<text:tab/>#[trojan] Hacker Brasil - HBR</text:span></text:p>
      <text:p text:style-name="P1"><text:span text:style-name="T3">PsychWard<text:tab/>13013/tcp<text:tab/>#[trojan] PsychWard</text:span></text:p>
      <text:p text:style-name="P1"><text:span text:style-name="T3">PsychWard<text:tab/>13014/tcp<text:tab/>#[trojan] PsychWard</text:span></text:p>
      <text:p text:style-name="P1"><text:span text:style-name="T3">neverwinternights<text:tab/>13139/tcp<text:tab/>#Neverwinternights gaming server</text:span></text:p>
      <text:p text:style-name="P1"><text:span text:style-name="T3">neverwinternights<text:tab/>13139/udp<text:tab/>#Neverwinternights gaming server</text:span></text:p>
      <text:p text:style-name="P1"><text:span text:style-name="T3">i-zipqd<text:tab/>13160/tcp<text:tab/>#I-ZIPQD</text:span></text:p>
      <text:p text:style-name="P1"><text:span text:style-name="T3">i-zipqd<text:tab/>13160/udp<text:tab/>#I-ZIPQD</text:span></text:p>
      <text:p text:style-name="P1"><text:span text:style-name="T3">Hack&amp;acute;99KeyLogger<text:tab/>13223/tcp<text:tab/>#[trojan] Hack&amp;acute;99 KeyLogger</text:span></text:p>
      <text:p text:style-name="P1"><text:span text:style-name="T3">powwow-client<text:tab/>13223/tcp<text:tab/>#PowWow Client</text:span></text:p>
      <text:p text:style-name="P1"><text:span text:style-name="T3">powwow-client<text:tab/>13223/udp<text:tab/>#PowWow Client</text:span></text:p>
      <text:p text:style-name="P1"><text:span text:style-name="T3">powwow-server<text:tab/>13224/tcp<text:tab/>#PowWow Server</text:span></text:p>
      <text:p text:style-name="P1"><text:span text:style-name="T3">powwow-server<text:tab/>13224/udp<text:tab/>#PowWow Server</text:span></text:p>
      <text:p text:style-name="P1"><text:span text:style-name="T3">Chupacabra<text:tab/>13473/tcp<text:tab/>#[trojan] Chupacabra</text:span></text:p>
      <text:p text:style-name="P1"><text:span text:style-name="T3">bprd<text:tab/>13720/tcp<text:tab/>#BPRD Protocol (VERITAS NetBackup)</text:span></text:p>
      <text:p text:style-name="P1"><text:span text:style-name="T3">bprd<text:tab/>13720/udp<text:tab/>#BPRD Protocol (VERITAS NetBackup)</text:span></text:p>
      <text:p text:style-name="P1"><text:span text:style-name="T3">bpbrm<text:tab/>13721/tcp<text:tab/>#BPBRM Protocol (VERITAS NetBackup)</text:span></text:p>
      <text:p text:style-name="P1"><text:span text:style-name="T3">bpbrm<text:tab/>13721/udp<text:tab/>#BPBRM Protocol (VERITAS NetBackup)</text:span></text:p>
      <text:p text:style-name="P1"><text:span text:style-name="T3">bpjava-msvc<text:tab/>13722/tcp<text:tab/>#BP Java MSVC Protocol</text:span></text:p>
      <text:p text:style-name="P1"><text:span text:style-name="T3">bpjava-msvc<text:tab/>13722/udp<text:tab/>#BP Java MSVC Protocol</text:span></text:p>
      <text:p text:style-name="P1"><text:span text:style-name="T3">vnetd<text:tab/>13724/tcp<text:tab/>#Veritas Network Utility</text:span></text:p>
      <text:p text:style-name="P1"><text:span text:style-name="T3">vnetd<text:tab/>13724/udp<text:tab/>#Veritas Network Utility</text:span></text:p>
      <text:p text:style-name="P1"><text:span text:style-name="T3">bpcd<text:tab/>13782/tcp<text:tab/>#VERITAS NetBackup</text:span></text:p>
      <text:p text:style-name="P1"><text:span text:style-name="T3">bpcd<text:tab/>13782/udp<text:tab/>#VERITAS NetBackup</text:span></text:p>
      <text:p text:style-name="P1"><text:span text:style-name="T3">vopied<text:tab/>13783/tcp<text:tab/>#VOPIED Protnocol</text:span></text:p>
      <text:p text:style-name="P1"><text:span text:style-name="T3">vopied<text:tab/>13783/udp<text:tab/>#VOPIED Protocol</text:span></text:p>
      <text:p text:style-name="P1"><text:span text:style-name="T3">dsmcc-config<text:tab/>13818/tcp<text:tab/>#DSMCC Config</text:span></text:p>
      <text:p text:style-name="P1"><text:span text:style-name="T3">dsmcc-config<text:tab/>13818/udp<text:tab/>#DSMCC Config</text:span></text:p>
      <text:p text:style-name="P1"><text:span text:style-name="T3">dsmcc-session<text:tab/>13819/tcp<text:tab/>#DSMCC Session Messages</text:span></text:p>
      <text:p text:style-name="P1"><text:span text:style-name="T3">dsmcc-session<text:tab/>13819/udp<text:tab/>#DSMCC Session Messages</text:span></text:p>
      <text:p text:style-name="P1"><text:span text:style-name="T3">dsmcc-passthru<text:tab/>13820/tcp<text:tab/>#DSMCC Pass-Thru Messages</text:span></text:p>
      <text:p text:style-name="P1"><text:span text:style-name="T3">dsmcc-passthru<text:tab/>13820/udp<text:tab/>#DSMCC Pass-Thru Messages</text:span></text:p>
      <text:p text:style-name="P1"><text:span text:style-name="T3">dsmcc-download<text:tab/>13821/tcp<text:tab/>#DSMCC Download Protocol</text:span></text:p>
      <text:p text:style-name="P1"><text:span text:style-name="T3">dsmcc-download<text:tab/>13821/udp<text:tab/>#DSMCC Download Protocol</text:span></text:p>
      <text:p text:style-name="P1"><text:span text:style-name="T3">dsmcc-ccp<text:tab/>13822/tcp<text:tab/>#DSMCC Channel Change Protocol</text:span></text:p>
      <text:p text:style-name="P1"><text:span text:style-name="T3">dsmcc-ccp<text:tab/>13822/udp<text:tab/>#DSMCC Channel Change Protocol</text:span></text:p>
      <text:p text:style-name="P1"><text:span text:style-name="T3">itu-sccp-ss7<text:tab/>14001/tcp<text:tab/>#ITU SCCP (SS7)</text:span></text:p>
      <text:p text:style-name="P1"><text:span text:style-name="T3">itu-sccp-ss7<text:tab/>14001/udp<text:tab/>#ITU SCCP (SS7)</text:span></text:p>
      <text:p text:style-name="P1"><text:span text:style-name="T3">palm-hotsync<text:tab/>14237/tcp<text:tab/>#Palm HotSync</text:span></text:p>
      <text:p text:style-name="P1"><text:span text:style-name="T3">palm-hotsync-manage<text:tab/>14238/tcp<text:tab/>#Palm HotSync Manager</text:span></text:p>
      <text:p text:style-name="P1"><text:span text:style-name="T3">palm-hotsync<text:tab/>14238/udp<text:tab/>#Palm HotSync</text:span></text:p>
      <text:p text:style-name="P1"><text:span text:style-name="T3">PCInvader<text:tab/>14500/tcp<text:tab/>#[trojan] PC Invader</text:span></text:p>
      <text:p text:style-name="P1"><text:span text:style-name="T3">PCInvader<text:tab/>14500/tcp<text:tab/>#[trojan] PC Invader</text:span></text:p>
      <text:p text:style-name="P1"><text:span text:style-name="T3">PCInvader<text:tab/>14501/tcp<text:tab/>#[trojan] PC Invader</text:span></text:p>
      <text:p text:style-name="P1"><text:span text:style-name="T3">PCInvader<text:tab/>14502/tcp<text:tab/>#[trojan] PC Invader</text:span></text:p>
      <text:p text:style-name="P1"><text:span text:style-name="T3">PCInvader<text:tab/>14503/tcp<text:tab/>#[trojan] PC Invader</text:span></text:p>
      <text:p text:style-name="P1"><text:span text:style-name="T3">hde-lcesrvr-1<text:tab/>14936/tcp<text:tab/>#hde-lcesrvr-1</text:span></text:p>
      <text:p text:style-name="P1"><text:span text:style-name="T3">hde-lcesrvr-1<text:tab/>14936/udp<text:tab/>#hde-lcesrvr-1</text:span></text:p>
      <text:p text:style-name="P1"><text:span text:style-name="T3">hde-lcesrvr-2<text:tab/>14937/tcp<text:tab/>#hde-lcesrvr-2</text:span></text:p>
      <text:p text:style-name="P1"><text:span text:style-name="T3">hde-lcesrvr-2<text:tab/>14937/udp<text:tab/>#hde-lcesrvr-2</text:span></text:p>
      <text:p text:style-name="P1"><text:span text:style-name="T3">hydap<text:tab/>15000/tcp<text:tab/>#Hypack Data Aquisition</text:span></text:p>
      <text:p text:style-name="P1"><text:span text:style-name="T3">NetDemon<text:tab/>15000/tcp<text:tab/>#[trojan] NetDemon</text:span></text:p>
      <text:p text:style-name="P1"><text:span text:style-name="T3">hydap<text:tab/>15000/udp<text:tab/>#Hypack Data Aquisition</text:span></text:p>
      <text:p text:style-name="P1"><text:span text:style-name="T3">HostControl<text:tab/>15092/tcp<text:tab/>#[trojan] Host Control</text:span></text:p>
      <text:p text:style-name="P1"><text:span text:style-name="T3">HostControl<text:tab/>15092/tcp<text:tab/>#[trojan] Host Control</text:span></text:p>
      <text:p text:style-name="P1"><text:span text:style-name="T3">Mstream<text:tab/>15104/tcp<text:tab/>#[trojan] Mstream</text:span></text:p>
      <text:p text:style-name="P1"><text:span text:style-name="T3">Mstream<text:tab/>15104/tcp<text:tab/>#[trojan] Mstream</text:span></text:p>
      <text:p text:style-name="P1"><text:span text:style-name="T3">dipnet [trojan]<text:tab/>15118/tcp<text:tab/>#DIPNET trojan backdoor</text:span></text:p>
      <text:p text:style-name="P1"><text:span text:style-name="T3">xpilot<text:tab/>15345/tcp<text:tab/>#XPilot Contact Port</text:span></text:p>
      <text:p text:style-name="P1"><text:span text:style-name="T3">xpilot<text:tab/>15345/udp<text:tab/>#XPilot Contact Port</text:span></text:p>
      <text:p text:style-name="P1"><text:span text:style-name="T3">SubZero<text:tab/>15382/tcp<text:tab/>#[trojan] SubZero</text:span></text:p>
      <text:p text:style-name="P1"><text:span text:style-name="T3">CDK<text:tab/>15858/tcp<text:tab/>#[trojan] CDK</text:span></text:p>
      <text:p text:style-name="P1"><text:span text:style-name="T3">CDK<text:tab/>15858/tcp<text:tab/>#[trojan] CDK</text:span></text:p>
      <text:p text:style-name="P1"><text:span text:style-name="T3">netserialext1<text:tab/>16360/tcp<text:tab/>#netserialext1</text:span></text:p>
      <text:p text:style-name="P1"><text:span text:style-name="T3">netserialext1<text:tab/>16360/udp<text:tab/>#netserialext1</text:span></text:p>
      <text:p text:style-name="P1"><text:span text:style-name="T3">netserialext2<text:tab/>16361/tcp<text:tab/>#netserialext2</text:span></text:p>
      <text:p text:style-name="P1"><text:span text:style-name="T3">netserialext2<text:tab/>16361/udp<text:tab/>#netserialext2</text:span></text:p>
      <text:p text:style-name="P1"><text:span text:style-name="T3">netserialext3<text:tab/>16367/tcp<text:tab/>#netserialext3</text:span></text:p>
      <text:p text:style-name="P1"><text:span text:style-name="T3">netserialext3<text:tab/>16367/udp<text:tab/>#netserialext3</text:span></text:p>
      <text:p text:style-name="P1"><text:span text:style-name="T3">netserialext4<text:tab/>16368/tcp<text:tab/>#netserialext4</text:span></text:p>
      <text:p text:style-name="P1"><text:span text:style-name="T3">netserialext4<text:tab/>16368/udp<text:tab/>#netserialext4</text:span></text:p>
      <text:p text:style-name="P1"><text:span text:style-name="T3">Mosucker<text:tab/>16484/tcp<text:tab/>#[trojan] Mosucker</text:span></text:p>
      <text:p text:style-name="P1"><text:span text:style-name="T3">Mosucker<text:tab/>16484/tcp<text:tab/>#[trojan] Mosucker</text:span></text:p>
      <text:p text:style-name="P1"><text:span text:style-name="T3">Stacheldraht<text:tab/>16660/tcp<text:tab/>#[trojan] Stacheldraht</text:span></text:p>
      <text:p text:style-name="P1"><text:span text:style-name="T3">Stacheldraht<text:tab/>16660/tcp<text:tab/>#[trojan] Stacheldraht</text:span></text:p>
      <text:p text:style-name="P1"><text:span text:style-name="T3">ICQRevenge<text:tab/>16772/tcp<text:tab/>#[trojan] ICQ Revenge</text:span></text:p>
      <text:p text:style-name="P1"><text:span text:style-name="T3">ICQRevenge<text:tab/>16772/tcp<text:tab/>#[trojan] ICQ Revenge</text:span></text:p>
      <text:p text:style-name="P1"><text:span text:style-name="T3">Subseven2.1.4DefCon8<text:tab/>16959/tcp<text:tab/>#[trojan] Subseven 2.1.4 DefCon 8</text:span></text:p>
      <text:p text:style-name="P1"><text:span text:style-name="T3">SubSeven<text:tab/>16959/tcp<text:tab/>#[trojan] SubSeven</text:span></text:p>
      <text:p text:style-name="P1"><text:span text:style-name="T3">Priority<text:tab/>16969/tcp<text:tab/>#[trojan] Priority</text:span></text:p>
      <text:p text:style-name="P1"><text:span text:style-name="T3">Priority<text:tab/>16969/tcp<text:tab/>#[trojan] Priority</text:span></text:p>
      <text:p text:style-name="P1"><text:span text:style-name="T3">intel-rci-mp<text:tab/>16991/tcp<text:tab/>#INTEL-RCI-MP</text:span></text:p>
      <text:p text:style-name="P1"><text:span text:style-name="T3">intel-rci-mp<text:tab/>16991/udp<text:tab/>#INTEL-RCI-MP</text:span></text:p>
      <text:p text:style-name="P1"><text:span text:style-name="T3">isode-dua<text:tab/>17007/tcp<text:tab/>#</text:span></text:p>
      <text:p text:style-name="P1"><text:span text:style-name="T3">isode-dua<text:tab/>17007/udp<text:tab/>#</text:span></text:p>
      <text:p text:style-name="P1"><text:span text:style-name="T3">Mosaic<text:tab/>17166/tcp<text:tab/>#[trojan] Mosaic</text:span></text:p>
      <text:p text:style-name="P1"><text:span text:style-name="T3">Mosaic<text:tab/>17166/tcp<text:tab/>#[trojan] Mosaic</text:span></text:p>
      <text:p text:style-name="P1"><text:span text:style-name="T3">soundsvirtual<text:tab/>17185/tcp<text:tab/>#Sounds Virtual</text:span></text:p>
      <text:p text:style-name="P1"><text:span text:style-name="T3">soundsvirtual<text:tab/>17185/udp<text:tab/>#Sounds Virtual</text:span></text:p>
      <text:p text:style-name="P1"><text:span text:style-name="T3">chipper<text:tab/>17219/tcp<text:tab/>#Chipper</text:span></text:p>
      <text:p text:style-name="P1"><text:span text:style-name="T3">chipper<text:tab/>17219/udp<text:tab/>#Chipper</text:span></text:p>
      <text:p text:style-name="P1"><text:span text:style-name="T3">Kuang2TheVirus<text:tab/>17300/tcp<text:tab/>#[trojan] Kuang2 The Virus</text:span></text:p>
      <text:p text:style-name="P1"><text:span text:style-name="T3">Kuang2thevirus<text:tab/>17300/tcp<text:tab/>#[trojan] Kuang2 the virus</text:span></text:p>
      <text:p text:style-name="P1"><text:span text:style-name="T3">kohan-game<text:tab/>17437/udp<text:tab/>#Kohan Immortal Sovereigns (Game)</text:span></text:p>
      <text:p text:style-name="P1"><text:span text:style-name="T3">kohan-game<text:tab/>17437/tcp<text:tab/>#Kohan Immortal Sovereigns (Game)</text:span></text:p>
      <text:p text:style-name="P1"><text:span text:style-name="T3">KidTerror<text:tab/>17449/tcp<text:tab/>#[trojan] Kid Terror</text:span></text:p>
      <text:p text:style-name="P1"><text:span text:style-name="T3">KidTerror<text:tab/>17449/tcp<text:tab/>#[trojan] Kid Terror</text:span></text:p>
      <text:p text:style-name="P1"><text:span text:style-name="T3">CrazzyNet<text:tab/>17499/tcp<text:tab/>#[trojan] CrazzyNet</text:span></text:p>
      <text:p text:style-name="P1"><text:span text:style-name="T3">CrazzyNet<text:tab/>17499/tcp<text:tab/>#[trojan] CrazzyNet</text:span></text:p>
      <text:p text:style-name="P1"><text:span text:style-name="T3">CrazzyNet<text:tab/>17500/tcp<text:tab/>#[trojan] CrazzyNet</text:span></text:p>
      <text:p text:style-name="P1"><text:span text:style-name="T3">Infector<text:tab/>17569/tcp<text:tab/>#[trojan] Infector</text:span></text:p>
      <text:p text:style-name="P1"><text:span text:style-name="T3">AudioDoor<text:tab/>17593/tcp<text:tab/>#[trojan] AudioDoor</text:span></text:p>
      <text:p text:style-name="P1"><text:span text:style-name="T3">Nephron<text:tab/>17777/tcp<text:tab/>#[trojan] Nephron</text:span></text:p>
      <text:p text:style-name="P1"><text:span text:style-name="T3">Nephron<text:tab/>17777/tcp<text:tab/>#[trojan] Nephron</text:span></text:p>
      <text:p text:style-name="P1"><text:span text:style-name="T3">biimenu<text:tab/>18000/tcp<text:tab/>#Beckman Instruments<text:s text:c="2"/>Inc.</text:span></text:p>
      <text:p text:style-name="P1"><text:span text:style-name="T3">biimenu<text:tab/>18000/udp<text:tab/>#Beckman Instruments<text:s text:c="2"/>Inc.</text:span></text:p>
      <text:p text:style-name="P1"><text:span text:style-name="T3">http_rwbs<text:tab/>18009/tcp<text:tab/>#HTTP Server by Roger Wilco voice chat server</text:span></text:p>
      <text:p text:style-name="P1"><text:span text:style-name="T3">opsec-cvp<text:tab/>18181/tcp<text:tab/>#OPSEC CVP</text:span></text:p>
      <text:p text:style-name="P1"><text:span text:style-name="T3">opsec-cvp<text:tab/>18181/udp<text:tab/>#OPSEC CVP</text:span></text:p>
      <text:p text:style-name="P1"><text:span text:style-name="T3">opsec-ufp<text:tab/>18182/tcp<text:tab/>#OPSEC UFP</text:span></text:p>
      <text:p text:style-name="P1"><text:span text:style-name="T3">opsec-ufp<text:tab/>18182/udp<text:tab/>#OPSEC UFP</text:span></text:p>
      <text:p text:style-name="P1"><text:span text:style-name="T3">opsec-sam<text:tab/>18183/tcp<text:tab/>#OPSEC SAM</text:span></text:p>
      <text:p text:style-name="P1"><text:span text:style-name="T3">opsec-sam<text:tab/>18183/udp<text:tab/>#OPSEC SAM</text:span></text:p>
      <text:p text:style-name="P1"><text:span text:style-name="T3">opsec-lea<text:tab/>18184/tcp<text:tab/>#OPSEC LEA</text:span></text:p>
      <text:p text:style-name="P1"><text:span text:style-name="T3">opsec-lea<text:tab/>18184/udp<text:tab/>#OPSEC LEA</text:span></text:p>
      <text:p text:style-name="P1"><text:span text:style-name="T3">opsec-omi<text:tab/>18185/tcp<text:tab/>#OPSEC OMI</text:span></text:p>
      <text:p text:style-name="P1"><text:span text:style-name="T3">opsec-omi<text:tab/>18185/udp<text:tab/>#OPSEC OMI</text:span></text:p>
      <text:p text:style-name="P1"><text:span text:style-name="T3">opsec-ela<text:tab/>18187/tcp<text:tab/>#OPSEC ELA</text:span></text:p>
      <text:p text:style-name="P1"><text:span text:style-name="T3">opsec-ela<text:tab/>18187/udp<text:tab/>#OPSEC ELA</text:span></text:p>
      <text:p text:style-name="P1"><text:span text:style-name="T3">ac-cluster<text:tab/>18463/tcp<text:tab/>#AC Cluster</text:span></text:p>
      <text:p text:style-name="P1"><text:span text:style-name="T3">ac-cluster<text:tab/>18463/udp<text:tab/>#AC Cluster</text:span></text:p>
      <text:p text:style-name="P1"><text:span text:style-name="T3">Knark<text:tab/>18667/tcp<text:tab/>#[trojan] Knark</text:span></text:p>
      <text:p text:style-name="P1"><text:span text:style-name="T3">Shaft<text:tab/>18753/udp<text:tab/>#[trojan] Shaft</text:span></text:p>
      <text:p text:style-name="P1"><text:span text:style-name="T3">Shaft<text:tab/>18753/udp<text:tab/>#[trojan] Shaft</text:span></text:p>
      <text:p text:style-name="P1"><text:span text:style-name="T3">apc-necmp<text:tab/>18888/tcp<text:tab/>#APCNECMP</text:span></text:p>
      <text:p text:style-name="P1"><text:span text:style-name="T3">apc-necmp<text:tab/>18888/udp<text:tab/>#APCNECMP</text:span></text:p>
      <text:p text:style-name="P1"><text:span text:style-name="T3">opsec-uaa<text:tab/>19191/tcp<text:tab/>#opsec-uaa</text:span></text:p>
      <text:p text:style-name="P1"><text:span text:style-name="T3">opsec-uaa<text:tab/>19191/udp<text:tab/>#opsec-uaa</text:span></text:p>
      <text:p text:style-name="P1"><text:span text:style-name="T3">keysrvr<text:tab/>19283/tcp<text:tab/>#Key Server for SASSAFRAS</text:span></text:p>
      <text:p text:style-name="P1"><text:span text:style-name="T3">keysrvr<text:tab/>19283/udp<text:tab/>#Key Server for SASSAFRAS</text:span></text:p>
      <text:p text:style-name="P1"><text:span text:style-name="T3">keyshadow<text:tab/>19315/tcp<text:tab/>#Key Shadow for SASSAFRAS</text:span></text:p>
      <text:p text:style-name="P1"><text:span text:style-name="T3">keyshadow<text:tab/>19315/udp<text:tab/>#Key Shadow for SASSAFRAS</text:span></text:p>
      <text:p text:style-name="P1"><text:span text:style-name="T3">mtrgtrans<text:tab/>19398/tcp<text:tab/>#mtrgtrans</text:span></text:p>
      <text:p text:style-name="P1"><text:span text:style-name="T3">mtrgtrans<text:tab/>19398/udp<text:tab/>#mtrgtrans</text:span></text:p>
      <text:p text:style-name="P1"><text:span text:style-name="T3">hp-sco<text:tab/>19410/tcp<text:tab/>#hp-sco</text:span></text:p>
      <text:p text:style-name="P1"><text:span text:style-name="T3">hp-sco<text:tab/>19410/udp<text:tab/>#hp-sco</text:span></text:p>
      <text:p text:style-name="P1"><text:span text:style-name="T3">hp-sca<text:tab/>19411/tcp<text:tab/>#hp-sca</text:span></text:p>
      <text:p text:style-name="P1"><text:span text:style-name="T3">hp-sca<text:tab/>19411/udp<text:tab/>#hp-sca</text:span></text:p>
      <text:p text:style-name="P1"><text:span text:style-name="T3">hp-sessmon<text:tab/>19412/tcp<text:tab/>#HP-SESSMON</text:span></text:p>
      <text:p text:style-name="P1"><text:span text:style-name="T3">hp-sessmon<text:tab/>19412/udp<text:tab/>#HP-SESSMON</text:span></text:p>
      <text:p text:style-name="P1"><text:span text:style-name="T3">jcp<text:tab/>19541/tcp<text:tab/>#JCP Client</text:span></text:p>
      <text:p text:style-name="P1"><text:span text:style-name="T3">jcp<text:tab/>19541/udp<text:tab/>#JCP Client</text:span></text:p>
      <text:p text:style-name="P1"><text:span text:style-name="T3">ICQRevenge<text:tab/>19864/tcp<text:tab/>#[trojan] ICQ Revenge</text:span></text:p>
      <text:p text:style-name="P1"><text:span text:style-name="T3">ICQRevenge<text:tab/>19864/tcp<text:tab/>#[trojan] ICQ Revenge</text:span></text:p>
      <text:p text:style-name="P1"><text:span text:style-name="T3">Millenium<text:tab/>20000/tcp<text:tab/>#[trojan] Millenium</text:span></text:p>
      <text:p text:style-name="P1"><text:span text:style-name="T3">Millenium<text:tab/>20000/tcp<text:tab/>#[trojan] Millenium</text:span></text:p>
      <text:p text:style-name="P1"><text:span text:style-name="T3">dnp<text:tab/>20000/udp<text:tab/>#DNP</text:span></text:p>
      <text:p text:style-name="P1"><text:span text:style-name="T3">Insect<text:tab/>20001/tcp<text:tab/>#[trojan] Insect</text:span></text:p>
      <text:p text:style-name="P1"><text:span text:style-name="T3">Millenium(Lm)<text:tab/>20001/tcp<text:tab/>#[trojan] Millenium (Lm)</text:span></text:p>
      <text:p text:style-name="P1"><text:span text:style-name="T3">Millenium<text:tab/>20001/tcp<text:tab/>#[trojan] Millenium</text:span></text:p>
      <text:p text:style-name="P1"><text:span text:style-name="T3">Millenium<text:tab/>20001/tcp<text:tab/>#[trojan] Millenium</text:span></text:p>
      <text:p text:style-name="P1"><text:span text:style-name="T3">AcidkoR<text:tab/>20002/tcp<text:tab/>#[trojan] AcidkoR</text:span></text:p>
      <text:p text:style-name="P1"><text:span text:style-name="T3">AcidkoR<text:tab/>20002/tcp<text:tab/>#[trojan] AcidkoR</text:span></text:p>
      <text:p text:style-name="P1"><text:span text:style-name="T3">btx<text:tab/>20005/tcp<text:tab/>#xcept4 (Interacts with German Telekom's CEPT videotext service)</text:span></text:p>
      <text:p text:style-name="P1"><text:span text:style-name="T3">Mosucker<text:tab/>20005/tcp<text:tab/>#[trojan] Mosucker</text:span></text:p>
      <text:p text:style-name="P1"><text:span text:style-name="T3">VPKiller<text:tab/>20023/tcp<text:tab/>#[trojan] VP Killer</text:span></text:p>
      <text:p text:style-name="P1"><text:span text:style-name="T3">VPKiller<text:tab/>20023/tcp<text:tab/>#[trojan] VP Killer</text:span></text:p>
      <text:p text:style-name="P1"><text:span text:style-name="T3">NetBus2.0ProHidden<text:tab/>20034/tcp<text:tab/>#[trojan] NetBus 2.0 Pro Hidden</text:span></text:p>
      <text:p text:style-name="P1"><text:span text:style-name="T3">NetBus2.0Pro<text:tab/>20034/tcp<text:tab/>#[trojan] NetBus 2.0 Pro</text:span></text:p>
      <text:p text:style-name="P1"><text:span text:style-name="T3">NetBus2Pro<text:tab/>20034/tcp<text:tab/>#[trojan] NetBus 2 Pro</text:span></text:p>
      <text:p text:style-name="P1"><text:span text:style-name="T3">NetRex<text:tab/>20034/tcp<text:tab/>#[trojan] NetRex</text:span></text:p>
      <text:p text:style-name="P1"><text:span text:style-name="T3">WhackJob<text:tab/>20034/tcp<text:tab/>#[trojan] Whack Job</text:span></text:p>
      <text:p text:style-name="P1"><text:span text:style-name="T3">Aristotle<text:tab/>20139/tcp<text:tab/>#[trojan] #skanbotz IRC-SubSeven Trojan</text:span></text:p>
      <text:p text:style-name="P1"><text:span text:style-name="T3">Chupacabra<text:tab/>20203/tcp<text:tab/>#[trojan] Chupacabra</text:span></text:p>
      <text:p text:style-name="P1"><text:span text:style-name="T3">ipulse-ics<text:tab/>20222/tcp<text:tab/>#iPulse-ICS</text:span></text:p>
      <text:p text:style-name="P1"><text:span text:style-name="T3">ipulse-ics<text:tab/>20222/udp<text:tab/>#iPulse-ICS</text:span></text:p>
      <text:p text:style-name="P1"><text:span text:style-name="T3">BLAtrojan<text:tab/>20331/tcp<text:tab/>#[trojan] BLA trojan</text:span></text:p>
      <text:p text:style-name="P1"><text:span text:style-name="T3">BLAtrojan<text:tab/>20331/tcp<text:tab/>#[trojan] BLA trojan</text:span></text:p>
      <text:p text:style-name="P1"><text:span text:style-name="T3">Shaft<text:tab/>20432/tcp<text:tab/>#[trojan] Shaft</text:span></text:p>
      <text:p text:style-name="P1"><text:span text:style-name="T3">Shaft<text:tab/>20432/tcp<text:tab/>#[trojan] Shaft</text:span></text:p>
      <text:p text:style-name="P1"><text:span text:style-name="T3">Shaft<text:tab/>20433/udp<text:tab/>#[trojan] Shaft</text:span></text:p>
      <text:p text:style-name="P1"><text:span text:style-name="T3">Shaft<text:tab/>20433/udp<text:tab/>#[trojan] Shaft</text:span></text:p>
      <text:p text:style-name="P1"><text:span text:style-name="T3">track<text:tab/>20670/tcp<text:tab/>#Track</text:span></text:p>
      <text:p text:style-name="P1"><text:span text:style-name="T3">track<text:tab/>20670/udp<text:tab/>#Track</text:span></text:p>
      <text:p text:style-name="P1"><text:span text:style-name="T3">athand-mmp<text:tab/>20999/tcp<text:tab/>#At Hand MMP</text:span></text:p>
      <text:p text:style-name="P1"><text:span text:style-name="T3">athand-mmp<text:tab/>20999/udp<text:tab/>#AT Hand MMP</text:span></text:p>
      <text:p text:style-name="P1"><text:span text:style-name="T3">GirlFriend<text:tab/>21544/tcp<text:tab/>#[trojan] GirlFriend</text:span></text:p>
      <text:p text:style-name="P1"><text:span text:style-name="T3">GirlFriend<text:tab/>21544/tcp<text:tab/>#[trojan] GirlFriend</text:span></text:p>
      <text:p text:style-name="P1"><text:span text:style-name="T3">KidTerror<text:tab/>21544/tcp<text:tab/>#[trojan] Kid Terror</text:span></text:p>
      <text:p text:style-name="P1"><text:span text:style-name="T3">Matrix<text:tab/>21544/tcp<text:tab/>#[trojan] Matrix</text:span></text:p>
      <text:p text:style-name="P1"><text:span text:style-name="T3">Exploiter<text:tab/>21554/tcp<text:tab/>#[trojan] Exploiter</text:span></text:p>
      <text:p text:style-name="P1"><text:span text:style-name="T3">FreddyK<text:tab/>21554/tcp<text:tab/>#[trojan] FreddyK</text:span></text:p>
      <text:p text:style-name="P1"><text:span text:style-name="T3">KidTerror<text:tab/>21554/tcp<text:tab/>#[trojan] Kid Terror</text:span></text:p>
      <text:p text:style-name="P1"><text:span text:style-name="T3">Schwindler<text:tab/>21554/tcp<text:tab/>#[trojan] Schwindler</text:span></text:p>
      <text:p text:style-name="P1"><text:span text:style-name="T3">Schwindler<text:tab/>21554/tcp<text:tab/>#[trojan] Schwindler</text:span></text:p>
      <text:p text:style-name="P1"><text:span text:style-name="T3">Winsp00fer<text:tab/>21554/tcp<text:tab/>#[trojan] Winsp00fer</text:span></text:p>
      <text:p text:style-name="P1"><text:span text:style-name="T3">Breach<text:tab/>21579/tcp<text:tab/>#[trojan] Breach</text:span></text:p>
      <text:p text:style-name="P1"><text:span text:style-name="T3">vofr-gateway<text:tab/>21590/tcp<text:tab/>#VoFR Gateway</text:span></text:p>
      <text:p text:style-name="P1"><text:span text:style-name="T3">vofr-gateway<text:tab/>21590/udp<text:tab/>#VoFR Gateway</text:span></text:p>
      <text:p text:style-name="P1"><text:span text:style-name="T3">webphone<text:tab/>21845/tcp<text:tab/>#webphone</text:span></text:p>
      <text:p text:style-name="P1"><text:span text:style-name="T3">webphone<text:tab/>21845/udp<text:tab/>#webphone</text:span></text:p>
      <text:p text:style-name="P1"><text:span text:style-name="T3">netspeak-is<text:tab/>21846/tcp<text:tab/>#NetSpeak Corp. Directory Services</text:span></text:p>
      <text:p text:style-name="P1"><text:span text:style-name="T3">netspeak-is<text:tab/>21846/udp<text:tab/>#NetSpeak Corp. Directory Services</text:span></text:p>
      <text:p text:style-name="P1"><text:span text:style-name="T3">netspeak-cs<text:tab/>21847/tcp<text:tab/>#NetSpeak Corp. Connection Services</text:span></text:p>
      <text:p text:style-name="P1"><text:span text:style-name="T3">netspeak-cs<text:tab/>21847/udp<text:tab/>#NetSpeak Corp. Connection Services</text:span></text:p>
      <text:p text:style-name="P1"><text:span text:style-name="T3">netspeak-acd<text:tab/>21848/tcp<text:tab/>#NetSpeak Corp. Automatic Call Distribution</text:span></text:p>
      <text:p text:style-name="P1"><text:span text:style-name="T3">netspeak-acd<text:tab/>21848/udp<text:tab/>#NetSpeak Corp. Automatic Call Distribution</text:span></text:p>
      <text:p text:style-name="P1"><text:span text:style-name="T3">netspeak-cps<text:tab/>21849/tcp<text:tab/>#NetSpeak Corp. Credit Processing System</text:span></text:p>
      <text:p text:style-name="P1"><text:span text:style-name="T3">netspeak-cps<text:tab/>21849/udp<text:tab/>#NetSpeak Corp. Credit Processing System</text:span></text:p>
      <text:p text:style-name="P1"><text:span text:style-name="T3">Latinus<text:tab/>21957/tcp<text:tab/>#[trojan] Latinus</text:span></text:p>
      <text:p text:style-name="P1"><text:span text:style-name="T3">snapenetio<text:tab/>22000/tcp<text:tab/>#SNAPenetIO</text:span></text:p>
      <text:p text:style-name="P1"><text:span text:style-name="T3">snapenetio<text:tab/>22000/udp<text:tab/>#SNAPenetIO</text:span></text:p>
      <text:p text:style-name="P1"><text:span text:style-name="T3">optocontrol<text:tab/>22001/tcp<text:tab/>#OptoControl</text:span></text:p>
      <text:p text:style-name="P1"><text:span text:style-name="T3">optocontrol<text:tab/>22001/udp<text:tab/>#OptoControl</text:span></text:p>
      <text:p text:style-name="P1"><text:span text:style-name="T3">DonaldDick<text:tab/>22222/tcp<text:tab/>#[trojan] Donald Dick</text:span></text:p>
      <text:p text:style-name="P1"><text:span text:style-name="T3">DonaldDick<text:tab/>22222/tcp<text:tab/>#[trojan] Donald Dick</text:span></text:p>
      <text:p text:style-name="P1"><text:span text:style-name="T3">Prosiak<text:tab/>22222/tcp<text:tab/>#[trojan] Prosiak</text:span></text:p>
      <text:p text:style-name="P1"><text:span text:style-name="T3">Ruler<text:tab/>22222/tcp<text:tab/>#[trojan] Ruler</text:span></text:p>
      <text:p text:style-name="P1"><text:span text:style-name="T3">RUXTheTIc.K<text:tab/>22222/tcp<text:tab/>#[trojan] RUX The TIc.K</text:span></text:p>
      <text:p text:style-name="P1"><text:span text:style-name="T3">wnn6<text:tab/>22273/tcp<text:tab/>#Wnn6 (Japanese input)</text:span></text:p>
      <text:p text:style-name="P1"><text:span text:style-name="T3">wnn6<text:tab/>22273/udp<text:tab/>#wnn6</text:span></text:p>
      <text:p text:style-name="P1"><text:span text:style-name="T3">wnn6_Cn<text:tab/>22289/tcp<text:tab/>#Wnn6 (Chinese input)</text:span></text:p>
      <text:p text:style-name="P1"><text:span text:style-name="T3">wnn6_Kr<text:tab/>22305/tcp<text:tab/>#Wnn6 (Korean input)</text:span></text:p>
      <text:p text:style-name="P1"><text:span text:style-name="T3">wnn6_Tw<text:tab/>22321/tcp<text:tab/>#Wnn6 (Taiwanse input)</text:span></text:p>
      <text:p text:style-name="P1"><text:span text:style-name="T3">SiN<text:tab/>22450/tcp<text:tab/>#SiN (game)</text:span></text:p>
      <text:p text:style-name="P1"><text:span text:style-name="T3">SiN<text:tab/>22450/udp<text:tab/>#SiN (game)</text:span></text:p>
      <text:p text:style-name="P1"><text:span text:style-name="T3">vocaltec-wconf<text:tab/>22555/tcp<text:tab/>#Vocaltec Web Conference</text:span></text:p>
      <text:p text:style-name="P1"><text:span text:style-name="T3">vocaltec-phone<text:tab/>22555/udp<text:tab/>#Vocaltec Internet Phone</text:span></text:p>
      <text:p text:style-name="P1"><text:span text:style-name="T3">aws-brf<text:tab/>22800/tcp<text:tab/>#Telerate Information Platform LAN</text:span></text:p>
      <text:p text:style-name="P1"><text:span text:style-name="T3">aws-brf<text:tab/>22800/udp<text:tab/>#Telerate Information Platform LAN</text:span></text:p>
      <text:p text:style-name="P1"><text:span text:style-name="T3">brf-gw<text:tab/>22951/tcp<text:tab/>#Telerate Information Platform WAN</text:span></text:p>
      <text:p text:style-name="P1"><text:span text:style-name="T3">brf-gw<text:tab/>22951/udp<text:tab/>#Telerate Information Platform WAN</text:span></text:p>
      <text:p text:style-name="P1"><text:span text:style-name="T3">NetTrash<text:tab/>23005/tcp<text:tab/>#[trojan] NetTrash</text:span></text:p>
      <text:p text:style-name="P1"><text:span text:style-name="T3">NetTrash<text:tab/>23005/tcp<text:tab/>#[trojan] NetTrash</text:span></text:p>
      <text:p text:style-name="P1"><text:span text:style-name="T3">Olive<text:tab/>23005/tcp<text:tab/>#[trojan] Olive</text:span></text:p>
      <text:p text:style-name="P1"><text:span text:style-name="T3">Oxon<text:tab/>23005/tcp<text:tab/>#[trojan] Oxon</text:span></text:p>
      <text:p text:style-name="P1"><text:span text:style-name="T3">NetTrash<text:tab/>23006/tcp<text:tab/>#[trojan] NetTrash</text:span></text:p>
      <text:p text:style-name="P1"><text:span text:style-name="T3">Logged<text:tab/>23023/tcp<text:tab/>#[trojan] Logged</text:span></text:p>
      <text:p text:style-name="P1"><text:span text:style-name="T3">Logged<text:tab/>23023/tcp<text:tab/>#[trojan] Logged</text:span></text:p>
      <text:p text:style-name="P1"><text:span text:style-name="T3">Amanda<text:tab/>23032/tcp<text:tab/>#[trojan] Amanda</text:span></text:p>
      <text:p text:style-name="P1"><text:span text:style-name="T3">Amanda<text:tab/>23032/tcp<text:tab/>#[trojan] Amanda</text:span></text:p>
      <text:p text:style-name="P1"><text:span text:style-name="T3">Konik<text:tab/>23321/tcp<text:tab/>#[trojan] Konik</text:span></text:p>
      <text:p text:style-name="P1"><text:span text:style-name="T3">Asylum<text:tab/>23432/tcp<text:tab/>#[trojan] Asylum</text:span></text:p>
      <text:p text:style-name="P1"><text:span text:style-name="T3">Asylum<text:tab/>23432/tcp<text:tab/>#[trojan] Asylum</text:span></text:p>
      <text:p text:style-name="P1"><text:span text:style-name="T3">EvilFTP<text:tab/>23456/tcp<text:tab/>#[trojan] Evil FTP</text:span></text:p>
      <text:p text:style-name="P1"><text:span text:style-name="T3">EvilFTP<text:tab/>23456/tcp<text:tab/>#[trojan] Evil FTP</text:span></text:p>
      <text:p text:style-name="P1"><text:span text:style-name="T3">UglyFTP<text:tab/>23456/tcp<text:tab/>#[trojan] Ugly FTP</text:span></text:p>
      <text:p text:style-name="P1"><text:span text:style-name="T3">WhackJob<text:tab/>23456/tcp<text:tab/>#[trojan] Whack Job</text:span></text:p>
      <text:p text:style-name="P1"><text:span text:style-name="T3">DonaldDick<text:tab/>23476/tcp<text:tab/>#[trojan] Donald Dick</text:span></text:p>
      <text:p text:style-name="P1"><text:span text:style-name="T3">DonaldDick<text:tab/>23476/tcp<text:tab/>#[trojan] Donald Dick</text:span></text:p>
      <text:p text:style-name="P1"><text:span text:style-name="T3">DonaldDick<text:tab/>23476/udp<text:tab/>#[trojan] Donald Dick</text:span></text:p>
      <text:p text:style-name="P1"><text:span text:style-name="T3">DonaldDick<text:tab/>23476/udp<text:tab/>#[trojan] Donald Dick</text:span></text:p>
      <text:p text:style-name="P1"><text:span text:style-name="T3">DonaldDick<text:tab/>23477/tcp<text:tab/>#[trojan] Donald Dick</text:span></text:p>
      <text:p text:style-name="P1"><text:span text:style-name="T3">DonaldDick<text:tab/>23477/tcp<text:tab/>#[trojan] Donald Dick</text:span></text:p>
      <text:p text:style-name="P1"><text:span text:style-name="T3">InetSpy<text:tab/>23777/tcp<text:tab/>#[trojan] InetSpy</text:span></text:p>
      <text:p text:style-name="P1"><text:span text:style-name="T3">Infector<text:tab/>24000/tcp<text:tab/>#[trojan] Infector</text:span></text:p>
      <text:p text:style-name="P1"><text:span text:style-name="T3">med-ltp<text:tab/>24000/tcp<text:tab/>#med-ltp</text:span></text:p>
      <text:p text:style-name="P1"><text:span text:style-name="T3">med-ltp<text:tab/>24000/udp<text:tab/>#med-ltp</text:span></text:p>
      <text:p text:style-name="P1"><text:span text:style-name="T3">med-fsp-rx<text:tab/>24001/tcp<text:tab/>#med-fsp-rx</text:span></text:p>
      <text:p text:style-name="P1"><text:span text:style-name="T3">med-fsp-rx<text:tab/>24001/udp<text:tab/>#med-fsp-rx</text:span></text:p>
      <text:p text:style-name="P1"><text:span text:style-name="T3">med-fsp-tx<text:tab/>24002/tcp<text:tab/>#med-fsp-tx</text:span></text:p>
      <text:p text:style-name="P1"><text:span text:style-name="T3">med-fsp-tx<text:tab/>24002/udp<text:tab/>#med-fsp-tx</text:span></text:p>
      <text:p text:style-name="P1"><text:span text:style-name="T3">med-supp<text:tab/>24003/tcp<text:tab/>#med-supp</text:span></text:p>
      <text:p text:style-name="P1"><text:span text:style-name="T3">med-supp<text:tab/>24003/udp<text:tab/>#med-supp</text:span></text:p>
      <text:p text:style-name="P1"><text:span text:style-name="T3">med-ovw<text:tab/>24004/tcp<text:tab/>#med-ovw</text:span></text:p>
      <text:p text:style-name="P1"><text:span text:style-name="T3">med-ovw<text:tab/>24004/udp<text:tab/>#med-ovw</text:span></text:p>
      <text:p text:style-name="P1"><text:span text:style-name="T3">med-ci<text:tab/>24005/tcp<text:tab/>#med-ci</text:span></text:p>
      <text:p text:style-name="P1"><text:span text:style-name="T3">med-ci<text:tab/>24005/udp<text:tab/>#med-ci</text:span></text:p>
      <text:p text:style-name="P1"><text:span text:style-name="T3">med-net-svc<text:tab/>24006/tcp<text:tab/>#med-net-svc</text:span></text:p>
      <text:p text:style-name="P1"><text:span text:style-name="T3">med-net-svc<text:tab/>24006/udp<text:tab/>#med-net-svc</text:span></text:p>
      <text:p text:style-name="P1"><text:span text:style-name="T3">filesphere<text:tab/>24242/tcp<text:tab/>#fileSphere</text:span></text:p>
      <text:p text:style-name="P1"><text:span text:style-name="T3">filesphere<text:tab/>24242/udp<text:tab/>#fileSphere</text:span></text:p>
      <text:p text:style-name="P1"><text:span text:style-name="T3">vista-4gl<text:tab/>24249/tcp<text:tab/>#Vista 4GL</text:span></text:p>
      <text:p text:style-name="P1"><text:span text:style-name="T3">vista-4gl<text:tab/>24249/udp<text:tab/>#Vista 4GL</text:span></text:p>
      <text:p text:style-name="P1"><text:span text:style-name="T3">Latinus<text:tab/>24289/tcp<text:tab/>#[trojan] Latinus</text:span></text:p>
      <text:p text:style-name="P1"><text:span text:style-name="T3">intel_rci<text:tab/>24386/tcp<text:tab/>#Intel RCI</text:span></text:p>
      <text:p text:style-name="P1"><text:span text:style-name="T3">intel_rci<text:tab/>24386/udp<text:tab/>#Intel RCI</text:span></text:p>
      <text:p text:style-name="P1"><text:span text:style-name="T3">binkp<text:tab/>24554/tcp<text:tab/>#BINKP</text:span></text:p>
      <text:p text:style-name="P1"><text:span text:style-name="T3">binkp<text:tab/>24554/udp<text:tab/>#BINKP</text:span></text:p>
      <text:p text:style-name="P1"><text:span text:style-name="T3">flashfiler<text:tab/>24677/tcp<text:tab/>#FlashFiler</text:span></text:p>
      <text:p text:style-name="P1"><text:span text:style-name="T3">flashfiler<text:tab/>24677/udp<text:tab/>#FlashFiler</text:span></text:p>
      <text:p text:style-name="P1"><text:span text:style-name="T3">icl-twobase1<text:tab/>25000/tcp<text:tab/>#icl-twobase1</text:span></text:p>
      <text:p text:style-name="P1"><text:span text:style-name="T3">icl-twobase1<text:tab/>25000/udp<text:tab/>#icl-twobase1</text:span></text:p>
      <text:p text:style-name="P1"><text:span text:style-name="T3">icl-twobase2<text:tab/>25001/tcp<text:tab/>#icl-twobase2</text:span></text:p>
      <text:p text:style-name="P1"><text:span text:style-name="T3">icl-twobase2<text:tab/>25001/udp<text:tab/>#icl-twobase2</text:span></text:p>
      <text:p text:style-name="P1"><text:span text:style-name="T3">icl-twobase3<text:tab/>25002/tcp<text:tab/>#icl-twobase3</text:span></text:p>
      <text:p text:style-name="P1"><text:span text:style-name="T3">icl-twobase3<text:tab/>25002/udp<text:tab/>#icl-twobase3</text:span></text:p>
      <text:p text:style-name="P1"><text:span text:style-name="T3">icl-twobase4<text:tab/>25003/tcp<text:tab/>#icl-twobase4</text:span></text:p>
      <text:p text:style-name="P1"><text:span text:style-name="T3">icl-twobase4<text:tab/>25003/udp<text:tab/>#icl-twobase4</text:span></text:p>
      <text:p text:style-name="P1"><text:span text:style-name="T3">icl-twobase5<text:tab/>25004/tcp<text:tab/>#icl-twobase5</text:span></text:p>
      <text:p text:style-name="P1"><text:span text:style-name="T3">icl-twobase5<text:tab/>25004/udp<text:tab/>#icl-twobase5</text:span></text:p>
      <text:p text:style-name="P1"><text:span text:style-name="T3">icl-twobase6<text:tab/>25005/tcp<text:tab/>#icl-twobase6</text:span></text:p>
      <text:p text:style-name="P1"><text:span text:style-name="T3">icl-twobase6<text:tab/>25005/udp<text:tab/>#icl-twobase6</text:span></text:p>
      <text:p text:style-name="P1"><text:span text:style-name="T3">icl-twobase7<text:tab/>25006/tcp<text:tab/>#icl-twobase7</text:span></text:p>
      <text:p text:style-name="P1"><text:span text:style-name="T3">icl-twobase7<text:tab/>25006/udp<text:tab/>#icl-twobase7</text:span></text:p>
      <text:p text:style-name="P1"><text:span text:style-name="T3">icl-twobase8<text:tab/>25007/tcp<text:tab/>#icl-twobase8</text:span></text:p>
      <text:p text:style-name="P1"><text:span text:style-name="T3">icl-twobase8<text:tab/>25007/udp<text:tab/>#icl-twobase8</text:span></text:p>
      <text:p text:style-name="P1"><text:span text:style-name="T3">icl-twobase9<text:tab/>25008/tcp<text:tab/>#icl-twobase9</text:span></text:p>
      <text:p text:style-name="P1"><text:span text:style-name="T3">icl-twobase9<text:tab/>25008/udp<text:tab/>#icl-twobase9</text:span></text:p>
      <text:p text:style-name="P1"><text:span text:style-name="T3">icl-twobase10<text:tab/>25009/tcp<text:tab/>#icl-twobase10</text:span></text:p>
      <text:p text:style-name="P1"><text:span text:style-name="T3">icl-twobase10<text:tab/>25009/udp<text:tab/>#icl-twobase10</text:span></text:p>
      <text:p text:style-name="P1"><text:span text:style-name="T3">Goy'ZTroJan<text:tab/>25123/tcp<text:tab/>#[trojan] Goy'Z TroJan</text:span></text:p>
      <text:p text:style-name="P1"><text:span text:style-name="T3">FreddyK<text:tab/>25555/tcp<text:tab/>#[trojan] FreddyK</text:span></text:p>
      <text:p text:style-name="P1"><text:span text:style-name="T3">MoonPie<text:tab/>25685/tcp<text:tab/>#[trojan] MoonPie</text:span></text:p>
      <text:p text:style-name="P1"><text:span text:style-name="T3">MoonPie<text:tab/>25686/tcp<text:tab/>#[trojan] MoonPie</text:span></text:p>
      <text:p text:style-name="P1"><text:span text:style-name="T3">vocaltec-hos<text:tab/>25793/tcp<text:tab/>#Vocaltec Address Server</text:span></text:p>
      <text:p text:style-name="P1"><text:span text:style-name="T3">vocaltec-hos<text:tab/>25793/udp<text:tab/>#Vocaltec Address Server</text:span></text:p>
      <text:p text:style-name="P1"><text:span text:style-name="T3">niobserver<text:tab/>25901/tcp<text:tab/>#NIObserver</text:span></text:p>
      <text:p text:style-name="P1"><text:span text:style-name="T3">niobserver<text:tab/>25901/udp<text:tab/>#NIObserver</text:span></text:p>
      <text:p text:style-name="P1"><text:span text:style-name="T3">niprobe<text:tab/>25903/tcp<text:tab/>#NIProbe</text:span></text:p>
      <text:p text:style-name="P1"><text:span text:style-name="T3">niprobe<text:tab/>25903/udp<text:tab/>#NIProbe</text:span></text:p>
      <text:p text:style-name="P1"><text:span text:style-name="T3">MoonPie<text:tab/>25982/tcp<text:tab/>#[trojan] MoonPie</text:span></text:p>
      <text:p text:style-name="P1"><text:span text:style-name="T3">quake<text:tab/>26000/tcp<text:tab/>#quake</text:span></text:p>
      <text:p text:style-name="P1"><text:span text:style-name="T3">quake<text:tab/>26000/udp<text:tab/>#quake</text:span></text:p>
      <text:p text:style-name="P1"><text:span text:style-name="T3">wnn6-ds<text:tab/>26208/tcp<text:tab/>#wnn6-ds</text:span></text:p>
      <text:p text:style-name="P1"><text:span text:style-name="T3">wnn6-ds<text:tab/>26208/udp<text:tab/>#wnn6-ds</text:span></text:p>
      <text:p text:style-name="P1"><text:span text:style-name="T3">k3software-svr<text:tab/>26262/tcp<text:tab/>#K3 Software-Server</text:span></text:p>
      <text:p text:style-name="P1"><text:span text:style-name="T3">k3software-cli<text:tab/>26263/udp<text:tab/>#K3 Software-Client</text:span></text:p>
      <text:p text:style-name="P1"><text:span text:style-name="T3">gserver<text:tab/>26264/tcp<text:tab/>#Gserver</text:span></text:p>
      <text:p text:style-name="P1"><text:span text:style-name="T3">gserver<text:tab/>26264/udp<text:tab/>#Gserver</text:span></text:p>
      <text:p text:style-name="P1"><text:span text:style-name="T3">DeltaSource<text:tab/>26274/udp<text:tab/>#[trojan] Delta Source</text:span></text:p>
      <text:p text:style-name="P1"><text:span text:style-name="T3">DeltaSource<text:tab/>26274/udp<text:tab/>#[trojan] Delta Source</text:span></text:p>
      <text:p text:style-name="P1"><text:span text:style-name="T3">VoiceSpyOBS<text:tab/>26681/tcp<text:tab/>#[trojan] Voice Spy - OBS!!!</text:span></text:p>
      <text:p text:style-name="P1"><text:span text:style-name="T3">VoiceSpy<text:tab/>26681/tcp<text:tab/>#[trojan] Voice Spy</text:span></text:p>
      <text:p text:style-name="P1"><text:span text:style-name="T3">flex-lm<text:tab/>27000/tcp<text:tab/>#FlexLM (1-10)</text:span></text:p>
      <text:p text:style-name="P1"><text:span text:style-name="T3">flex-lm<text:tab/>27001/tcp<text:tab/>#FlexLM (1-10)</text:span></text:p>
      <text:p text:style-name="P1"><text:span text:style-name="T3">flex-lm<text:tab/>27002/tcp<text:tab/>#FlexLM (1-10)</text:span></text:p>
      <text:p text:style-name="P1"><text:span text:style-name="T3">flex-lm<text:tab/>27003/tcp<text:tab/>#FlexLM (1-10)</text:span></text:p>
      <text:p text:style-name="P1"><text:span text:style-name="T3">flex-lm<text:tab/>27004/tcp<text:tab/>#FlexLM (1-10)</text:span></text:p>
      <text:p text:style-name="P1"><text:span text:style-name="T3">flex-lm<text:tab/>27005/tcp<text:tab/>#FlexLM (1-10)</text:span></text:p>
      <text:p text:style-name="P1"><text:span text:style-name="T3">flex-lm<text:tab/>27006/tcp<text:tab/>#FlexLM (1-10)</text:span></text:p>
      <text:p text:style-name="P1"><text:span text:style-name="T3">flex-lm<text:tab/>27007/tcp<text:tab/>#FlexLM (1-10)</text:span></text:p>
      <text:p text:style-name="P1"><text:span text:style-name="T3">flex-lm<text:tab/>27008/tcp<text:tab/>#FlexLM (1-10)</text:span></text:p>
      <text:p text:style-name="P1"><text:span text:style-name="T3">flex-lm<text:tab/>27009/tcp<text:tab/>#FlexLM (1-10)</text:span></text:p>
      <text:p text:style-name="P1"><text:span text:style-name="T3">halflife<text:tab/>27015/udp<text:tab/>#Half-Life Game Server</text:span></text:p>
      <text:p text:style-name="P1"><text:span text:style-name="T3">MoonPie<text:tab/>27160/tcp<text:tab/>#[trojan] MoonPie</text:span></text:p>
      <text:p text:style-name="P1"><text:span text:style-name="T3">imagepump<text:tab/>27345/tcp<text:tab/>#ImagePump</text:span></text:p>
      <text:p text:style-name="P1"><text:span text:style-name="T3">imagepump<text:tab/>27345/udp<text:tab/>#ImagePump</text:span></text:p>
      <text:p text:style-name="P1"><text:span text:style-name="T3">SubSeven<text:tab/>27374/tcp<text:tab/>#[trojan] SubSeven</text:span></text:p>
      <text:p text:style-name="P1"><text:span text:style-name="T3">SubSeven<text:tab/>27374/tcp<text:tab/>#[trojan] SubSeven</text:span></text:p>
      <text:p text:style-name="P1"><text:span text:style-name="T3">Trinoo_Bcast<text:tab/>27444/udp<text:tab/>#Trinoo distributed attack tool</text:span></text:p>
      <text:p text:style-name="P1"><text:span text:style-name="T3">Trinoo<text:tab/>27444/udp<text:tab/>#[trojan] Trinoo</text:span></text:p>
      <text:p text:style-name="P1"><text:span text:style-name="T3">quakeworld<text:tab/>27500/tcp<text:tab/>#QuakeWorld</text:span></text:p>
      <text:p text:style-name="P1"><text:span text:style-name="T3">quakeworld<text:tab/>27500/udp<text:tab/>#QuakeWorld</text:span></text:p>
      <text:p text:style-name="P1"><text:span text:style-name="T3">SubSeven<text:tab/>27573/tcp<text:tab/>#[trojan] SubSeven</text:span></text:p>
      <text:p text:style-name="P1"><text:span text:style-name="T3">SubSeven<text:tab/>27573/tcp<text:tab/>#[trojan] SubSeven</text:span></text:p>
      <text:p text:style-name="P1"><text:span text:style-name="T3">quake3server<text:tab/>27660/udp<text:tab/>#Quake 3 Arena Server (for first player)</text:span></text:p>
      <text:p text:style-name="P1"><text:span text:style-name="T3">Trinoo_Master<text:tab/>27665/tcp<text:tab/>#Trinoo distributed attack tool</text:span></text:p>
      <text:p text:style-name="P1"><text:span text:style-name="T3">Trinoo<text:tab/>27665/tcp<text:tab/>#[trojan] Trinoo</text:span></text:p>
      <text:p text:style-name="P1"><text:span text:style-name="T3">quake2server<text:tab/>27910/udp<text:tab/>#Quake 2 Server</text:span></text:p>
      <text:p text:style-name="P1"><text:span text:style-name="T3">quake3server<text:tab/>27960/tcp<text:tab/>#Quake 3 Arena Server</text:span></text:p>
      <text:p text:style-name="P1"><text:span text:style-name="T3">Quake3Server<text:tab/>27960/udp<text:tab/>#Quake 3 Arena Server</text:span></text:p>
      <text:p text:style-name="P1"><text:span text:style-name="T3">tw-auth-key<text:tab/>27999/tcp<text:tab/>#TW Authentication Key Distribution and</text:span></text:p>
      <text:p text:style-name="P1"><text:span text:style-name="T3">tw-auth-key<text:tab/>27999/udp<text:tab/>#Attribute Certificate Services</text:span></text:p>
      <text:p text:style-name="P1"><text:span text:style-name="T3">tribes<text:tab/>28001/tcp<text:tab/>#Tribes (game)</text:span></text:p>
      <text:p text:style-name="P1"><text:span text:style-name="T3">tribes<text:tab/>28001/udp<text:tab/>#Tribes (game)</text:span></text:p>
      <text:p text:style-name="P1"><text:span text:style-name="T3">Hack&amp;acute;a&amp;acute;Tack<text:tab/>28431/tcp<text:tab/>#[trojan] Hack&amp;acute;a&amp;acute;Tack</text:span></text:p>
      <text:p text:style-name="P1"><text:span text:style-name="T3">HackaTack<text:tab/>28431/udp<text:tab/>#[trojan] Hack'a'Tack 2K</text:span></text:p>
      <text:p text:style-name="P1"><text:span text:style-name="T3">HackaTack<text:tab/>28432/udp<text:tab/>#[trojan] Hack'a'Tack 2K</text:span></text:p>
      <text:p text:style-name="P1"><text:span text:style-name="T3">Exploiter<text:tab/>28678/tcp<text:tab/>#[trojan] Exploiter</text:span></text:p>
      <text:p text:style-name="P1"><text:span text:style-name="T3">heretic2<text:tab/>28910/tcp<text:tab/>#Heretic II Game Server</text:span></text:p>
      <text:p text:style-name="P1"><text:span text:style-name="T3">starsiege<text:tab/>29000/udp<text:tab/>#Starsiege (game - main default port)</text:span></text:p>
      <text:p text:style-name="P1"><text:span text:style-name="T3">starsiege<text:tab/>29001/udp<text:tab/>#Starsiege (game - possible default port)</text:span></text:p>
      <text:p text:style-name="P1"><text:span text:style-name="T3">starsiege<text:tab/>29002/udp<text:tab/>#Starsiege (game - possible default port)</text:span></text:p>
      <text:p text:style-name="P1"><text:span text:style-name="T3">starsiege<text:tab/>29003/udp<text:tab/>#Starsiege (game - possible default port)</text:span></text:p>
      <text:p text:style-name="P1"><text:span text:style-name="T3">starsiege<text:tab/>29004/udp<text:tab/>#Starsiege (game - possible default port)</text:span></text:p>
      <text:p text:style-name="P1"><text:span text:style-name="T3">starsiege<text:tab/>29005/udp<text:tab/>#Starsiege (game - possible default port)</text:span></text:p>
      <text:p text:style-name="P1"><text:span text:style-name="T3">starsiege<text:tab/>29006/udp<text:tab/>#Starsiege (game - possible default port)</text:span></text:p>
      <text:p text:style-name="P1"><text:span text:style-name="T3">starsiege<text:tab/>29007/udp<text:tab/>#Starsiege (game - possible default port)</text:span></text:p>
      <text:p text:style-name="P1"><text:span text:style-name="T3">starsiege<text:tab/>29008/udp<text:tab/>#Starsiege (game - possible default port)</text:span></text:p>
      <text:p text:style-name="P1"><text:span text:style-name="T3">starsiege<text:tab/>29009/udp<text:tab/>#Starsiege (game - possible default port)</text:span></text:p>
      <text:p text:style-name="P1"><text:span text:style-name="T3">NetTrojan<text:tab/>29104/tcp<text:tab/>#[trojan] NetTrojan</text:span></text:p>
      <text:p text:style-name="P1"><text:span text:style-name="T3">NetTrojan<text:tab/>29104/tcp<text:tab/>#[trojan] NetTrojan</text:span></text:p>
      <text:p text:style-name="P1"><text:span text:style-name="T3">BackGate<text:tab/>29292/tcp<text:tab/>#[trojan] BackGate</text:span></text:p>
      <text:p text:style-name="P1"><text:span text:style-name="T3">ovasOn<text:tab/>29369/tcp<text:tab/>#[trojan] ovasOn</text:span></text:p>
      <text:p text:style-name="P1"><text:span text:style-name="T3">Latinus<text:tab/>29559/tcp<text:tab/>#[trojan] Latinus</text:span></text:p>
      <text:p text:style-name="P1"><text:span text:style-name="T3">TheUnexplained<text:tab/>29891/tcp<text:tab/>#[trojan] The Unexplained</text:span></text:p>
      <text:p text:style-name="P1"><text:span text:style-name="T3">TheUnexplained<text:tab/>29891/tcp<text:tab/>#[trojan] The Unexplained</text:span></text:p>
      <text:p text:style-name="P1"><text:span text:style-name="T3">TheUnexplained<text:tab/>29891/udp<text:tab/>#[trojan] The Unexplained</text:span></text:p>
      <text:p text:style-name="P1"><text:span text:style-name="T3">Infector<text:tab/>30000/tcp<text:tab/>#[trojan] Infector</text:span></text:p>
      <text:p text:style-name="P1"><text:span text:style-name="T3">ErrOr32<text:tab/>30001/tcp<text:tab/>#[trojan] ErrOr32</text:span></text:p>
      <text:p text:style-name="P1"><text:span text:style-name="T3">ErrOr32<text:tab/>30001/tcp<text:tab/>#[trojan] ErrOr32</text:span></text:p>
      <text:p text:style-name="P1"><text:span text:style-name="T3">LamersDeath<text:tab/>30003/tcp<text:tab/>#[trojan] Lamers Death</text:span></text:p>
      <text:p text:style-name="P1"><text:span text:style-name="T3">LamersDeath<text:tab/>30003/tcp<text:tab/>#[trojan] Lamers Death</text:span></text:p>
      <text:p text:style-name="P1"><text:span text:style-name="T3">BackdoorJZ<text:tab/>30005/tcp<text:tab/>#[trojan] Backdoor JZ</text:span></text:p>
      <text:p text:style-name="P1"><text:span text:style-name="T3">teleop<text:tab/>30017/tcp<text:tab/>#Teleop Robotics Env.</text:span></text:p>
      <text:p text:style-name="P1"><text:span text:style-name="T3">AOLTrojan<text:tab/>30029/tcp<text:tab/>#[trojan] AOL Trojan</text:span></text:p>
      <text:p text:style-name="P1"><text:span text:style-name="T3">AOLtrojan<text:tab/>30029/tcp<text:tab/>#[trojan] AOL trojan</text:span></text:p>
      <text:p text:style-name="P1"><text:span text:style-name="T3">NetSphere<text:tab/>30100/tcp<text:tab/>#[trojan] NetSphere</text:span></text:p>
      <text:p text:style-name="P1"><text:span text:style-name="T3">NetSphere<text:tab/>30100/tcp<text:tab/>#[trojan] NetSphere</text:span></text:p>
      <text:p text:style-name="P1"><text:span text:style-name="T3">NetSphere<text:tab/>30101/tcp<text:tab/>#[trojan] NetSphere</text:span></text:p>
      <text:p text:style-name="P1"><text:span text:style-name="T3">NetSphere<text:tab/>30101/tcp<text:tab/>#[trojan] NetSphere</text:span></text:p>
      <text:p text:style-name="P1"><text:span text:style-name="T3">NetSphere<text:tab/>30102/tcp<text:tab/>#[trojan] NetSphere</text:span></text:p>
      <text:p text:style-name="P1"><text:span text:style-name="T3">NetSphere<text:tab/>30102/tcp<text:tab/>#[trojan] NetSphere</text:span></text:p>
      <text:p text:style-name="P1"><text:span text:style-name="T3">NetSphere<text:tab/>30103/tcp<text:tab/>#[trojan] NetSphere</text:span></text:p>
      <text:p text:style-name="P1"><text:span text:style-name="T3">NetSphere<text:tab/>30103/tcp<text:tab/>#[trojan] NetSphere</text:span></text:p>
      <text:p text:style-name="P1"><text:span text:style-name="T3">NetSphere<text:tab/>30103/udp<text:tab/>#[trojan] NetSphere</text:span></text:p>
      <text:p text:style-name="P1"><text:span text:style-name="T3">NetSphere<text:tab/>30103/udp<text:tab/>#[trojan] NetSphere</text:span></text:p>
      <text:p text:style-name="P1"><text:span text:style-name="T3">NetSphere<text:tab/>30133/tcp<text:tab/>#[trojan] NetSphere</text:span></text:p>
      <text:p text:style-name="P1"><text:span text:style-name="T3">NetSphere<text:tab/>30133/tcp<text:tab/>#[trojan] NetSphere</text:span></text:p>
      <text:p text:style-name="P1"><text:span text:style-name="T3">SocketsdesTroie<text:tab/>30303/tcp<text:tab/>#[trojan] Sockets des Troie</text:span></text:p>
      <text:p text:style-name="P1"><text:span text:style-name="T3">SocketsdeTroie<text:tab/>30303/tcp<text:tab/>#[trojan] Sockets de Troie</text:span></text:p>
      <text:p text:style-name="P1"><text:span text:style-name="T3">Mantis<text:tab/>30700/tcp<text:tab/>#[trojan] Mantis</text:span></text:p>
      <text:p text:style-name="P1"><text:span text:style-name="T3">Intruse<text:tab/>30947/tcp<text:tab/>#[trojan] Intruse</text:span></text:p>
      <text:p text:style-name="P1"><text:span text:style-name="T3">Intruse<text:tab/>30947/tcp<text:tab/>#[trojan] Intruse</text:span></text:p>
      <text:p text:style-name="P1"><text:span text:style-name="T3">Kuang2<text:tab/>30999/tcp<text:tab/>#[trojan] Kuang2</text:span></text:p>
      <text:p text:style-name="P1"><text:span text:style-name="T3">Kuang2<text:tab/>30999/tcp<text:tab/>#[trojan] Kuang2</text:span></text:p>
      <text:p text:style-name="P1"><text:span text:style-name="T3">Knark<text:tab/>31221/tcp<text:tab/>#[trojan] Knark</text:span></text:p>
      <text:p text:style-name="P1"><text:span text:style-name="T3">Trinoo<text:tab/>31335/tcp<text:tab/>#[trojan] Trinoo</text:span></text:p>
      <text:p text:style-name="P1"><text:span text:style-name="T3">Trinoo<text:tab/>31335/tcp<text:tab/>#[trojan] Trinoo</text:span></text:p>
      <text:p text:style-name="P1"><text:span text:style-name="T3">Trinoo_Register<text:tab/>31335/udp<text:tab/>#Trinoo distributed attack tool</text:span></text:p>
      <text:p text:style-name="P1"><text:span text:style-name="T3">BoWhack<text:tab/>31336/tcp<text:tab/>#[trojan] Bo Whack</text:span></text:p>
      <text:p text:style-name="P1"><text:span text:style-name="T3">BoWhack<text:tab/>31336/tcp<text:tab/>#[trojan] Bo Whack</text:span></text:p>
      <text:p text:style-name="P1"><text:span text:style-name="T3">ButtFunnel<text:tab/>31336/tcp<text:tab/>#[trojan] Butt Funnel</text:span></text:p>
      <text:p text:style-name="P1"><text:span text:style-name="T3">ADMworm<text:tab/>31337/tcp<text:tab/>#[trojan] ADM worm</text:span></text:p>
      <text:p text:style-name="P1"><text:span text:style-name="T3">BackFire<text:tab/>31337/tcp<text:tab/>#[trojan] Back Fire</text:span></text:p>
      <text:p text:style-name="P1"><text:span text:style-name="T3">BackOrifice1.20patches<text:tab/>31337/tcp<text:tab/>#[trojan] Back Orifice 1.20 patches</text:span></text:p>
      <text:p text:style-name="P1"><text:span text:style-name="T3">BackOrifice(Lm)<text:tab/>31337/tcp<text:tab/>#[trojan] Back Orifice (Lm)</text:span></text:p>
      <text:p text:style-name="P1"><text:span text:style-name="T3">BackOrificerussian<text:tab/>31337/tcp<text:tab/>#[trojan] Back Orifice russian</text:span></text:p>
      <text:p text:style-name="P1"><text:span text:style-name="T3">BaronNight<text:tab/>31337/tcp<text:tab/>#[trojan] Baron Night</text:span></text:p>
      <text:p text:style-name="P1"><text:span text:style-name="T3">Beeone<text:tab/>31337/tcp<text:tab/>#[trojan] Beeone</text:span></text:p>
      <text:p text:style-name="P1"><text:span text:style-name="T3">bindshell<text:tab/>31337/tcp<text:tab/>#[trojan] bindshell</text:span></text:p>
      <text:p text:style-name="P1"><text:span text:style-name="T3">BO2<text:tab/>31337/tcp<text:tab/>#[trojan] BO2</text:span></text:p>
      <text:p text:style-name="P1"><text:span text:style-name="T3">BOclient<text:tab/>31337/tcp<text:tab/>#[trojan] BO client</text:span></text:p>
      <text:p text:style-name="P1"><text:span text:style-name="T3">BOFacil<text:tab/>31337/tcp<text:tab/>#[trojan] BO Facil</text:span></text:p>
      <text:p text:style-name="P1"><text:span text:style-name="T3">BOspy<text:tab/>31337/tcp<text:tab/>#[trojan] BO spy</text:span></text:p>
      <text:p text:style-name="P1"><text:span text:style-name="T3">cron/crontab<text:tab/>31337/tcp<text:tab/>#[trojan] cron / crontab</text:span></text:p>
      <text:p text:style-name="P1"><text:span text:style-name="T3">DeepBO<text:tab/>31337/tcp<text:tab/>#[trojan] Deep BO</text:span></text:p>
      <text:p text:style-name="P1"><text:span text:style-name="T3">Elite<text:tab/>31337/tcp<text:tab/>#Sometimes interesting stuff can be found here here</text:span></text:p>
      <text:p text:style-name="P1"><text:span text:style-name="T3">Freak2k<text:tab/>31337/tcp<text:tab/>#[trojan] Freak2k</text:span></text:p>
      <text:p text:style-name="P1"><text:span text:style-name="T3">Freak88<text:tab/>31337/tcp<text:tab/>#[trojan] Freak88</text:span></text:p>
      <text:p text:style-name="P1"><text:span text:style-name="T3">Gummo<text:tab/>31337/tcp<text:tab/>#[trojan] Gummo</text:span></text:p>
      <text:p text:style-name="P1"><text:span text:style-name="T3">icmp_pipe.c<text:tab/>31337/tcp<text:tab/>#[trojan] icmp_pipe.c</text:span></text:p>
      <text:p text:style-name="P1"><text:span text:style-name="T3">LinuxRootkitIV<text:tab/>31337/tcp<text:tab/>#[trojan] Linux Rootkit IV</text:span></text:p>
      <text:p text:style-name="P1"><text:span text:style-name="T3">BackOrifice<text:tab/>31337/udp<text:tab/>#cDc Back Orifice remote admin tool</text:span></text:p>
      <text:p text:style-name="P1"><text:span text:style-name="T3">BackOrifice<text:tab/>31337/udp<text:tab/>#[trojan] Back Orifice</text:span></text:p>
      <text:p text:style-name="P1"><text:span text:style-name="T3">BackOrifice<text:tab/>31338/tcp<text:tab/>#[trojan] Back Orifice</text:span></text:p>
      <text:p text:style-name="P1"><text:span text:style-name="T3">ButtFunnel<text:tab/>31338/tcp<text:tab/>#[trojan] Butt Funnel</text:span></text:p>
      <text:p text:style-name="P1"><text:span text:style-name="T3">ButtFunnel<text:tab/>31338/tcp<text:tab/>#[trojan] Butt Funnel</text:span></text:p>
      <text:p text:style-name="P1"><text:span text:style-name="T3">BackOrifice<text:tab/>31338/udp<text:tab/>#[trojan] Back Orifice</text:span></text:p>
      <text:p text:style-name="P1"><text:span text:style-name="T3">DeepBO<text:tab/>31338/udp<text:tab/>#[trojan] Deep BO</text:span></text:p>
      <text:p text:style-name="P1"><text:span text:style-name="T3">NetSpyDK<text:tab/>31339/tcp<text:tab/>#[trojan] NetSpy (DK)</text:span></text:p>
      <text:p text:style-name="P1"><text:span text:style-name="T3">NetSpy(DK)<text:tab/>31339/tcp<text:tab/>#[trojan] NetSpy (DK)</text:span></text:p>
      <text:p text:style-name="P1"><text:span text:style-name="T3">KingPin<text:tab/>31510/tcp<text:tab/>#KingPin (game)</text:span></text:p>
      <text:p text:style-name="P1"><text:span text:style-name="T3">KingPin<text:tab/>31510/udp<text:tab/>#KingPin (game)</text:span></text:p>
      <text:p text:style-name="P1"><text:span text:style-name="T3">NetBus<text:tab/>31557/tcp<text:tab/>#[trojan] NetBus</text:span></text:p>
      <text:p text:style-name="P1"><text:span text:style-name="T3">Xanadu<text:tab/>31557/tcp<text:tab/>#[trojan] Xanadu</text:span></text:p>
      <text:p text:style-name="P1"><text:span text:style-name="T3">BOWhack<text:tab/>31666/tcp<text:tab/>#[trojan] BOWhack</text:span></text:p>
      <text:p text:style-name="P1"><text:span text:style-name="T3">BOWhack<text:tab/>31666/tcp<text:tab/>#[trojan] BOWhack</text:span></text:p>
      <text:p text:style-name="P1"><text:span text:style-name="T3">BuschTrommel<text:tab/>31745/tcp<text:tab/>#[trojan] BuschTrommel</text:span></text:p>
      <text:p text:style-name="P1"><text:span text:style-name="T3">HackaTack<text:tab/>31785/tcp<text:tab/>#[trojan] Hack&amp;brvbar;a&amp;brvbar;Tack</text:span></text:p>
      <text:p text:style-name="P1"><text:span text:style-name="T3">Hack&amp;acute;a&amp;acute;Tack<text:tab/>31785/tcp<text:tab/>#[trojan] Hack&amp;acute;a&amp;acute;Tack</text:span></text:p>
      <text:p text:style-name="P1"><text:span text:style-name="T3">HackaTack<text:tab/>31787/tcp<text:tab/>#[trojan] Hack&amp;brvbar;a&amp;brvbar;Tack</text:span></text:p>
      <text:p text:style-name="P1"><text:span text:style-name="T3">Hack&amp;acute;a&amp;acute;Tack<text:tab/>31787/tcp<text:tab/>#[trojan] Hack&amp;acute;a&amp;acute;Tack</text:span></text:p>
      <text:p text:style-name="P1"><text:span text:style-name="T3">HackaTack<text:tab/>31788/tcp<text:tab/>#[trojan] Hack&amp;brvbar;a&amp;brvbar;Tack</text:span></text:p>
      <text:p text:style-name="P1"><text:span text:style-name="T3">Hack&amp;acute;a&amp;acute;Tack<text:tab/>31788/tcp<text:tab/>#[trojan] Hack&amp;acute;a&amp;acute;Tack</text:span></text:p>
      <text:p text:style-name="P1"><text:span text:style-name="T3">HackaTack<text:tab/>31789/udp<text:tab/>#[trojan] Hack&amp;brvbar;a&amp;brvbar;Tack</text:span></text:p>
      <text:p text:style-name="P1"><text:span text:style-name="T3">Hack&amp;acute;a&amp;acute;Tack<text:tab/>31789/udp<text:tab/>#[trojan] Hack&amp;acute;a&amp;acute;Tack</text:span></text:p>
      <text:p text:style-name="P1"><text:span text:style-name="T3">HackaTack<text:tab/>31790/tcp<text:tab/>#[trojan] Hack&amp;acute;a&amp;acute;Tack</text:span></text:p>
      <text:p text:style-name="P1"><text:span text:style-name="T3">Hack&amp;acute;a&amp;acute;Tack<text:tab/>31790/tcp<text:tab/>#[trojan] Hack&amp;acute;a&amp;acute;Tack</text:span></text:p>
      <text:p text:style-name="P1"><text:span text:style-name="T3">HackaTack<text:tab/>31791/udp<text:tab/>#[trojan] Hack&amp;brvbar;a&amp;brvbar;Tack</text:span></text:p>
      <text:p text:style-name="P1"><text:span text:style-name="T3">Hack&amp;acute;a&amp;acute;Tack<text:tab/>31791/udp<text:tab/>#[trojan] Hack&amp;acute;a&amp;acute;Tack</text:span></text:p>
      <text:p text:style-name="P1"><text:span text:style-name="T3">HackaTack<text:tab/>31792/tcp<text:tab/>#[trojan] Hack&amp;brvbar;a&amp;brvbar;Tack</text:span></text:p>
      <text:p text:style-name="P1"><text:span text:style-name="T3">Hack&amp;acute;a&amp;acute;Tack<text:tab/>31792/tcp<text:tab/>#[trojan] Hack&amp;acute;a&amp;acute;Tack</text:span></text:p>
      <text:p text:style-name="P1"><text:span text:style-name="T3">DonaldDick<text:tab/>32001/tcp<text:tab/>#[trojan] Donald Dick</text:span></text:p>
      <text:p text:style-name="P1"><text:span text:style-name="T3">DonaldDick<text:tab/>32001/tcp<text:tab/>#[trojan] Donald Dick</text:span></text:p>
      <text:p text:style-name="P1"><text:span text:style-name="T3">PeanutBrittle<text:tab/>32100/tcp<text:tab/>#[trojan] Peanut Brittle</text:span></text:p>
      <text:p text:style-name="P1"><text:span text:style-name="T3">PeanutBrittle<text:tab/>32100/tcp<text:tab/>#[trojan] Peanut Brittle</text:span></text:p>
      <text:p text:style-name="P1"><text:span text:style-name="T3">ProjectnEXT<text:tab/>32100/tcp<text:tab/>#[trojan] Project nEXT</text:span></text:p>
      <text:p text:style-name="P1"><text:span text:style-name="T3">AcidBattery<text:tab/>32418/tcp<text:tab/>#[trojan] Acid Battery</text:span></text:p>
      <text:p text:style-name="P1"><text:span text:style-name="T3">AcidBattery<text:tab/>32418/tcp<text:tab/>#[trojan] Acid Battery</text:span></text:p>
      <text:p text:style-name="P1"><text:span text:style-name="T3">HackersParadise<text:tab/>32768/tcp<text:tab/>#[trojan] Hacker's Paradise</text:span></text:p>
      <text:p text:style-name="P1"><text:span text:style-name="T3">filenet-tms<text:tab/>32768/udp<text:tab/>#Filenet TMS</text:span></text:p>
      <text:p text:style-name="P1"><text:span text:style-name="T3">filenet-rpc<text:tab/>32769/tcp<text:tab/>#Filenet RPC</text:span></text:p>
      <text:p text:style-name="P1"><text:span text:style-name="T3">filenet-rpc<text:tab/>32769/udp<text:tab/>#Filenet RPC</text:span></text:p>
      <text:p text:style-name="P1"><text:span text:style-name="T3">filenet-nch<text:tab/>32770/tcp<text:tab/>#Filenet NCH</text:span></text:p>
      <text:p text:style-name="P1"><text:span text:style-name="T3">filenet-nch<text:tab/>32770/udp<text:tab/>#Filenet NCH</text:span></text:p>
      <text:p text:style-name="P1"><text:span text:style-name="T3">sometimes-rpc5<text:tab/>32771/tcp<text:tab/>#Sometimes an RPC port on my Solaris box (rusersd)</text:span></text:p>
      <text:p text:style-name="P1"><text:span text:style-name="T3">sometimes-rpc6<text:tab/>32771/udp<text:tab/>#Sometimes an RPC port on my Solaris box (rusersd)</text:span></text:p>
      <text:p text:style-name="P1"><text:span text:style-name="T3">sometimes-rpc7<text:tab/>32772/tcp<text:tab/>#Sometimes an RPC port on my Solaris box (status)</text:span></text:p>
      <text:p text:style-name="P1"><text:span text:style-name="T3">sometimes-rpc8<text:tab/>32772/udp<text:tab/>#Sometimes an RPC port on my Solaris box (status)</text:span></text:p>
      <text:p text:style-name="P1"><text:span text:style-name="T3">sometimes-rpc9<text:tab/>32773/tcp<text:tab/>#Sometimes an RPC port on my Solaris box (rquotad)</text:span></text:p>
      <text:p text:style-name="P1"><text:span text:style-name="T3">sometimes-rpc10<text:tab/>32773/udp<text:tab/>#Sometimes an RPC port on my Solaris box (rquotad)</text:span></text:p>
      <text:p text:style-name="P1"><text:span text:style-name="T3">sometimes-rpc11<text:tab/>32774/tcp<text:tab/>#Sometimes an RPC port on my Solaris box (rusersd)</text:span></text:p>
      <text:p text:style-name="P1"><text:span text:style-name="T3">sometimes-rpc12<text:tab/>32774/udp<text:tab/>#Sometimes an RPC port on my Solaris box (rusersd)</text:span></text:p>
      <text:p text:style-name="P1"><text:span text:style-name="T3">sometimes-rpc13<text:tab/>32775/tcp<text:tab/>#Sometimes an RPC port on my Solaris box (status)</text:span></text:p>
      <text:p text:style-name="P1"><text:span text:style-name="T3">sometimes-rpc14<text:tab/>32775/udp<text:tab/>#Sometimes an RPC port on my Solaris box (status)</text:span></text:p>
      <text:p text:style-name="P1"><text:span text:style-name="T3">sometimes-rpc15<text:tab/>32776/tcp<text:tab/>#Sometimes an RPC port on my Solaris box (sprayd)</text:span></text:p>
      <text:p text:style-name="P1"><text:span text:style-name="T3">sometimes-rpc16<text:tab/>32776/udp<text:tab/>#Sometimes an RPC port on my Solaris box (sprayd)</text:span></text:p>
      <text:p text:style-name="P1"><text:span text:style-name="T3">sometimes-rpc17<text:tab/>32777/tcp<text:tab/>#Sometimes an RPC port on my Solaris box (walld)</text:span></text:p>
      <text:p text:style-name="P1"><text:span text:style-name="T3">sometimes-rpc18<text:tab/>32777/udp<text:tab/>#Sometimes an RPC port on my Solaris box (walld)</text:span></text:p>
      <text:p text:style-name="P1"><text:span text:style-name="T3">sometimes-rpc19<text:tab/>32778/tcp<text:tab/>#Sometimes an RPC port on my Solaris box (rstatd)</text:span></text:p>
      <text:p text:style-name="P1"><text:span text:style-name="T3">sometimes-rpc20<text:tab/>32778/udp<text:tab/>#Sometimes an RPC port on my Solaris box (rstatd)</text:span></text:p>
      <text:p text:style-name="P1"><text:span text:style-name="T3">sometimes-rpc21<text:tab/>32779/tcp<text:tab/>#Sometimes an RPC port on my Solaris box</text:span></text:p>
      <text:p text:style-name="P1"><text:span text:style-name="T3">sometimes-rpc22<text:tab/>32779/udp<text:tab/>#Sometimes an RPC port on my Solaris box</text:span></text:p>
      <text:p text:style-name="P1"><text:span text:style-name="T3">sometimes-rpc23<text:tab/>32780/tcp<text:tab/>#Sometimes an RPC port on my Solaris box</text:span></text:p>
      <text:p text:style-name="P1"><text:span text:style-name="T3">sometimes-rpc24<text:tab/>32780/udp<text:tab/>#Sometimes an RPC port on my Solaris box</text:span></text:p>
      <text:p text:style-name="P1"><text:span text:style-name="T3">sometimes-rpc25<text:tab/>32786/tcp<text:tab/>#Sometimes an RPC port (mountd)</text:span></text:p>
      <text:p text:style-name="P1"><text:span text:style-name="T3">sometimes-rpc26<text:tab/>32786/udp<text:tab/>#Sometimes an RPC port</text:span></text:p>
      <text:p text:style-name="P1"><text:span text:style-name="T3">sometimes-rpc27<text:tab/>32787/tcp<text:tab/>#Sometimes an RPC port dmispd (DMI Service Provider)</text:span></text:p>
      <text:p text:style-name="P1"><text:span text:style-name="T3">sometimes-rpc28<text:tab/>32787/udp<text:tab/>#Sometimes an RPC port</text:span></text:p>
      <text:p text:style-name="P1"><text:span text:style-name="T3">Acropolis<text:tab/>32791/tcp<text:tab/>#[trojan] Acropolis</text:span></text:p>
      <text:p text:style-name="P1"><text:span text:style-name="T3">Trinity<text:tab/>33270/tcp<text:tab/>#[trojan] Trinity</text:span></text:p>
      <text:p text:style-name="P1"><text:span text:style-name="T3">Blakharaz<text:tab/>33333/tcp<text:tab/>#[trojan] Blakharaz</text:span></text:p>
      <text:p text:style-name="P1"><text:span text:style-name="T3">Prosiak<text:tab/>33333/tcp<text:tab/>#[trojan] Prosiak</text:span></text:p>
      <text:p text:style-name="P1"><text:span text:style-name="T3">EmpireEarth<text:tab/>33334/udp<text:tab/>#Empire Earth</text:span></text:p>
      <text:p text:style-name="P1"><text:span text:style-name="T3">EmpireEarth<text:tab/>33335/tcp<text:tab/>#Empire Earth</text:span></text:p>
      <text:p text:style-name="P1"><text:span text:style-name="T3">Lion<text:tab/>33567/tcp<text:tab/>#[trojan] Lion</text:span></text:p>
      <text:p text:style-name="P1"><text:span text:style-name="T3">T0rnRootkit<text:tab/>33567/tcp<text:tab/>#[trojan] T0rn Rootkit</text:span></text:p>
      <text:p text:style-name="P1"><text:span text:style-name="T3">Lion<text:tab/>33568/tcp<text:tab/>#[trojan] Lion</text:span></text:p>
      <text:p text:style-name="P1"><text:span text:style-name="T3">T0rnRootkit<text:tab/>33568/tcp<text:tab/>#[trojan] T0rn Rootkit</text:span></text:p>
      <text:p text:style-name="P1"><text:span text:style-name="T3">SonofPsychWard<text:tab/>33577/tcp<text:tab/>#[trojan] Son of PsychWard</text:span></text:p>
      <text:p text:style-name="P1"><text:span text:style-name="T3">SonofPsychWard<text:tab/>33777/tcp<text:tab/>#[trojan] Son of PsychWard</text:span></text:p>
      <text:p text:style-name="P1"><text:span text:style-name="T3">Spirit2000<text:tab/>33911/tcp<text:tab/>#[trojan] Spirit 2000</text:span></text:p>
      <text:p text:style-name="P1"><text:span text:style-name="T3">Spirit2001<text:tab/>33911/tcp<text:tab/>#[trojan] Spirit 2001</text:span></text:p>
      <text:p text:style-name="P1"><text:span text:style-name="T3">BigGluck<text:tab/>34324/tcp<text:tab/>#[trojan] Big Gluck</text:span></text:p>
      <text:p text:style-name="P1"><text:span text:style-name="T3">TinyTelnetServer<text:tab/>34324/tcp<text:tab/>#[trojan] Tiny Telnet Server</text:span></text:p>
      <text:p text:style-name="P1"><text:span text:style-name="T3">TN<text:tab/>34324/tcp<text:tab/>#[trojan] TN</text:span></text:p>
      <text:p text:style-name="P1"><text:span text:style-name="T3">DonaldDick<text:tab/>34444/tcp<text:tab/>#[trojan] Donald Dick</text:span></text:p>
      <text:p text:style-name="P1"><text:span text:style-name="T3">Trinoo(forWindows)<text:tab/>34555/udp<text:tab/>#[trojan] Trinoo (for Windows)</text:span></text:p>
      <text:p text:style-name="P1"><text:span text:style-name="T3">Trinoo(forWindows)<text:tab/>35555/udp<text:tab/>#[trojan] Trinoo (for Windows)</text:span></text:p>
      <text:p text:style-name="P1"><text:span text:style-name="T3">Mantis<text:tab/>37237/tcp<text:tab/>#[trojan] Mantis</text:span></text:p>
      <text:p text:style-name="P1"><text:span text:style-name="T3">TheKillerTrojan<text:tab/>37266/tcp<text:tab/>#[trojan] The Killer Trojan</text:span></text:p>
      <text:p text:style-name="P1"><text:span text:style-name="T3">YetAnotherTrojan<text:tab/>37651/tcp<text:tab/>#[trojan] Yet Another Trojan</text:span></text:p>
      <text:p text:style-name="P1"><text:span text:style-name="T3">YetAnotherTrojan<text:tab/>37651/tcp<text:tab/>#[trojan] Yet Another Trojan - YAT</text:span></text:p>
      <text:p text:style-name="P1"><text:span text:style-name="T3">linkproof<text:tab/>37852/udp<text:tab/>#Radware LinkProof Content Mgmt</text:span></text:p>
      <text:p text:style-name="P1"><text:span text:style-name="T3">NortonAntiVirus<text:tab/>38293/udp<text:tab/>#Norton Anti-Virus host discovery</text:span></text:p>
      <text:p text:style-name="P1"><text:span text:style-name="T3">CyberSpy<text:tab/>38741/tcp<text:tab/>#[trojan] CyberSpy</text:span></text:p>
      <text:p text:style-name="P1"><text:span text:style-name="T3">Sygate<text:tab/>39213/tcp<text:tab/>#Sygate Manager</text:span></text:p>
      <text:p text:style-name="P1"><text:span text:style-name="T3">Sygate<text:tab/>39213/udp<text:tab/>#Sygate Manager</text:span></text:p>
      <text:p text:style-name="P1"><text:span text:style-name="T3">Busters<text:tab/>39507/tcp<text:tab/>#[trojan] Busters</text:span></text:p>
      <text:p text:style-name="P1"><text:span text:style-name="T3">Proxy-Mitglieder<text:tab/>39999/tcp<text:tab/>#[trojan] Proxy-MitGlieder</text:span></text:p>
      <text:p text:style-name="P1"><text:span text:style-name="T3">TheSpy<text:tab/>40412/tcp<text:tab/>#[trojan] The Spy</text:span></text:p>
      <text:p text:style-name="P1"><text:span text:style-name="T3">Agent40421<text:tab/>40421/tcp<text:tab/>#[trojan] Agent 40421</text:span></text:p>
      <text:p text:style-name="P1"><text:span text:style-name="T3">MastersParadise<text:tab/>40421/tcp<text:tab/>#[trojan] Masters Paradise</text:span></text:p>
      <text:p text:style-name="P1"><text:span text:style-name="T3">MastersParadise<text:tab/>40422/tcp<text:tab/>#[trojan] Masters Paradise</text:span></text:p>
      <text:p text:style-name="P1"><text:span text:style-name="T3">MastersParadise<text:tab/>40423/tcp<text:tab/>#[trojan] Masters Paradise</text:span></text:p>
      <text:p text:style-name="P1"><text:span text:style-name="T3">MastersParadise<text:tab/>40423/tcp<text:tab/>#[trojan] Masters Paradise</text:span></text:p>
      <text:p text:style-name="P1"><text:span text:style-name="T3">MastersParadise<text:tab/>40425/tcp<text:tab/>#[trojan] Masters Paradise</text:span></text:p>
      <text:p text:style-name="P1"><text:span text:style-name="T3">MastersParadise<text:tab/>40426/tcp<text:tab/>#[trojan] Masters Paradise</text:span></text:p>
      <text:p text:style-name="P1"><text:span text:style-name="T3">MastersParadise<text:tab/>40426/tcp<text:tab/>#[trojan] Masters Paradise</text:span></text:p>
      <text:p text:style-name="P1"><text:span text:style-name="T3">cscp<text:tab/>40841/tcp<text:tab/>#CSCP</text:span></text:p>
      <text:p text:style-name="P1"><text:span text:style-name="T3">cscp<text:tab/>40841/udp<text:tab/>#CSCP</text:span></text:p>
      <text:p text:style-name="P1"><text:span text:style-name="T3">csccredir<text:tab/>40842/tcp<text:tab/>#CSCCREDIR</text:span></text:p>
      <text:p text:style-name="P1"><text:span text:style-name="T3">csccredir<text:tab/>40842/udp<text:tab/>#CSCCREDIR</text:span></text:p>
      <text:p text:style-name="P1"><text:span text:style-name="T3">csccfirewall<text:tab/>40843/tcp<text:tab/>#CSCCFIREWALL</text:span></text:p>
      <text:p text:style-name="P1"><text:span text:style-name="T3">csccfirewall<text:tab/>40843/udp<text:tab/>#CSCCFIREWALL</text:span></text:p>
      <text:p text:style-name="P1"><text:span text:style-name="T3">Storm<text:tab/>41337/tcp<text:tab/>#[trojan] Storm</text:span></text:p>
      <text:p text:style-name="P1"><text:span text:style-name="T3">inoculan<text:tab/>41508/tcp<text:tab/>#Inoculan Anti Virus</text:span></text:p>
      <text:p text:style-name="P1"><text:span text:style-name="T3">ArcServe<text:tab/>41524/udp<text:tab/>#Arc Serve (looks for license violations)</text:span></text:p>
      <text:p text:style-name="P1"><text:span text:style-name="T3">RemoteBootToolRBT<text:tab/>41666/tcp<text:tab/>#[trojan] Remote Boot Tool - RBT</text:span></text:p>
      <text:p text:style-name="P1"><text:span text:style-name="T3">RemoteBootTool<text:tab/>41666/tcp<text:tab/>#[trojan] Remote Boot Tool - RBT</text:span></text:p>
      <text:p text:style-name="P1"><text:span text:style-name="T3">RemoteBootTool<text:tab/>41666/tcp<text:tab/>#[trojan] Remote Boot Tool - RBT</text:span></text:p>
      <text:p text:style-name="P1"><text:span text:style-name="T3">reachout<text:tab/>43188/tcp<text:tab/>#</text:span></text:p>
      <text:p text:style-name="P1"><text:span text:style-name="T3">reachout<text:tab/>43188/udp<text:tab/>#REACHOUT</text:span></text:p>
      <text:p text:style-name="P1"><text:span text:style-name="T3">ndm-agent-port<text:tab/>43189/tcp<text:tab/>#NDM-AGENT-PORT</text:span></text:p>
      <text:p text:style-name="P1"><text:span text:style-name="T3">ndm-agent-port<text:tab/>43189/udp<text:tab/>#NDM-AGENT-PORT</text:span></text:p>
      <text:p text:style-name="P1"><text:span text:style-name="T3">ip-provision<text:tab/>43190/tcp<text:tab/>#IP-PROVISION</text:span></text:p>
      <text:p text:style-name="P1"><text:span text:style-name="T3">ip-provision<text:tab/>43190/udp<text:tab/>#IP-PROVISION</text:span></text:p>
      <text:p text:style-name="P1"><text:span text:style-name="T3">NetwareIP<text:tab/>43981/udp<text:tab/>#Netware</text:span></text:p>
      <text:p text:style-name="P1"><text:span text:style-name="T3">Prosiak<text:tab/>44444/tcp<text:tab/>#[trojan] Prosiak</text:span></text:p>
      <text:p text:style-name="P1"><text:span text:style-name="T3">Prosiak<text:tab/>44444/tcp<text:tab/>#[trojan] Prosiak</text:span></text:p>
      <text:p text:style-name="P1"><text:span text:style-name="T3">Exploiter<text:tab/>44575/tcp<text:tab/>#[trojan] Exploiter</text:span></text:p>
      <text:p text:style-name="P1"><text:span text:style-name="T3">SchoolBus<text:tab/>44767/udp<text:tab/>#[trojan] School Bus</text:span></text:p>
      <text:p text:style-name="P1"><text:span text:style-name="T3">rockwell-encap<text:tab/>44818/tcp<text:tab/>#Rockwell Encapsulation</text:span></text:p>
      <text:p text:style-name="P1"><text:span text:style-name="T3">rockwell-encap<text:tab/>44818/udp<text:tab/>#Rockwell Encapsulation</text:span></text:p>
      <text:p text:style-name="P1"><text:span text:style-name="T3">cisco-ids<text:tab/>45000/tcp<text:tab/>#CiscoSecure IDS communication</text:span></text:p>
      <text:p text:style-name="P1"><text:span text:style-name="T3">invision-ag<text:tab/>45054/tcp<text:tab/>#InVision AG</text:span></text:p>
      <text:p text:style-name="P1"><text:span text:style-name="T3">invision-ag<text:tab/>45054/udp<text:tab/>#InVision AG</text:span></text:p>
      <text:p text:style-name="P1"><text:span text:style-name="T3">Maniacrootkit<text:tab/>45559/tcp<text:tab/>#[trojan] Maniac rootkit</text:span></text:p>
      <text:p text:style-name="P1"><text:span text:style-name="T3">Acropolis<text:tab/>45673/tcp<text:tab/>#[trojan] Acropolis</text:span></text:p>
      <text:p text:style-name="P1"><text:span text:style-name="T3">eba<text:tab/>45678/tcp<text:tab/>#EBA PRISE</text:span></text:p>
      <text:p text:style-name="P1"><text:span text:style-name="T3">eba<text:tab/>45678/udp<text:tab/>#EBA PRISE</text:span></text:p>
      <text:p text:style-name="P1"><text:span text:style-name="T3">ssr-servermgr<text:tab/>45966/tcp<text:tab/>#SSRServerMgr</text:span></text:p>
      <text:p text:style-name="P1"><text:span text:style-name="T3">ssr-servermgr<text:tab/>45966/udp<text:tab/>#SSRServerMgr</text:span></text:p>
      <text:p text:style-name="P1"><text:span text:style-name="T3">Psychward<text:tab/>46626/tcp<text:tab/>#[trojan] Psychward</text:span></text:p>
      <text:p text:style-name="P1"><text:span text:style-name="T3">Psychward<text:tab/>46882/tcp<text:tab/>#[trojan] Psychward</text:span></text:p>
      <text:p text:style-name="P1"><text:span text:style-name="T3">mbus<text:tab/>47000/tcp<text:tab/>#Message Bus</text:span></text:p>
      <text:p text:style-name="P1"><text:span text:style-name="T3">mbus<text:tab/>47000/udp<text:tab/>#Message Bus</text:span></text:p>
      <text:p text:style-name="P1"><text:span text:style-name="T3">T0rnRootkit<text:tab/>47017/tcp<text:tab/>#[trojan] T0rn Rootkit</text:span></text:p>
      <text:p text:style-name="P1"><text:span text:style-name="T3">DeltaSource<text:tab/>47262/udp<text:tab/>#[trojan] Delta Source</text:span></text:p>
      <text:p text:style-name="P1"><text:span text:style-name="T3">DeltaSource<text:tab/>47262/udp<text:tab/>#[trojan] Delta Source</text:span></text:p>
      <text:p text:style-name="P1"><text:span text:style-name="T3">dbbrowse<text:tab/>47557/tcp<text:tab/>#Databeam Corporation</text:span></text:p>
      <text:p text:style-name="P1"><text:span text:style-name="T3">dbbrowse<text:tab/>47557/udp<text:tab/>#Databeam Corporation</text:span></text:p>
      <text:p text:style-name="P1"><text:span text:style-name="T3">directplaysrvr<text:tab/>47624/tcp<text:tab/>#Direct Play Server</text:span></text:p>
      <text:p text:style-name="P1"><text:span text:style-name="T3">directplaysrvr<text:tab/>47624/udp<text:tab/>#Direct Play Server</text:span></text:p>
      <text:p text:style-name="P1"><text:span text:style-name="T3">ap<text:tab/>47806/tcp<text:tab/>#ALC Protocol</text:span></text:p>
      <text:p text:style-name="P1"><text:span text:style-name="T3">ap<text:tab/>47806/udp<text:tab/>#ALC Protocol</text:span></text:p>
      <text:p text:style-name="P1"><text:span text:style-name="T3">bacnet<text:tab/>47808/tcp<text:tab/>#Building Automation and Control Networks</text:span></text:p>
      <text:p text:style-name="P1"><text:span text:style-name="T3">bacnet<text:tab/>47808/udp<text:tab/>#Building Automation and Control Networks</text:span></text:p>
      <text:p text:style-name="P1"><text:span text:style-name="T3">nimcontroller<text:tab/>48000/tcp<text:tab/>#Nimbus Controller</text:span></text:p>
      <text:p text:style-name="P1"><text:span text:style-name="T3">nimcontroller<text:tab/>48000/udp<text:tab/>#Nimbus Controller</text:span></text:p>
      <text:p text:style-name="P1"><text:span text:style-name="T3">nimspooler<text:tab/>48001/tcp<text:tab/>#Nimbus Spooler</text:span></text:p>
      <text:p text:style-name="P1"><text:span text:style-name="T3">nimspooler<text:tab/>48001/udp<text:tab/>#Nimbus Spooler</text:span></text:p>
      <text:p text:style-name="P1"><text:span text:style-name="T3">nimhub<text:tab/>48002/tcp<text:tab/>#Nimbus Hub</text:span></text:p>
      <text:p text:style-name="P1"><text:span text:style-name="T3">nimhub<text:tab/>48002/udp<text:tab/>#Nimbus Hub</text:span></text:p>
      <text:p text:style-name="P1"><text:span text:style-name="T3">nimgtw<text:tab/>48003/tcp<text:tab/>#Nimbus Gateway</text:span></text:p>
      <text:p text:style-name="P1"><text:span text:style-name="T3">nimgtw<text:tab/>48003/udp<text:tab/>#Nimbus Gateway</text:span></text:p>
      <text:p text:style-name="P1"><text:span text:style-name="T3">FraggleRock<text:tab/>48004/tcp<text:tab/>#[trojan] Fraggle Rock</text:span></text:p>
      <text:p text:style-name="P1"><text:span text:style-name="T3">FraggleRock<text:tab/>48006/tcp<text:tab/>#[trojan] Fraggle Rock</text:span></text:p>
      <text:p text:style-name="P1"><text:span text:style-name="T3">com-bardac-dw<text:tab/>48556/tcp<text:tab/>#com-bardac-dw</text:span></text:p>
      <text:p text:style-name="P1"><text:span text:style-name="T3">com-bardac-dw<text:tab/>48556/udp<text:tab/>#com-bardac-dw</text:span></text:p>
      <text:p text:style-name="P1"><text:span text:style-name="T3">FraggleRock<text:tab/>49000/tcp<text:tab/>#[trojan] Fraggle Rock</text:span></text:p>
      <text:p text:style-name="P1"><text:span text:style-name="T3">OnLineKeyLogger<text:tab/>49301/tcp<text:tab/>#[trojan] OnLine KeyLogger</text:span></text:p>
      <text:p text:style-name="P1"><text:span text:style-name="T3">SubSARI<text:tab/>50000/tcp<text:tab/>#[trojan] SubSARI</text:span></text:p>
      <text:p text:style-name="P1"><text:span text:style-name="T3">ibm-db2<text:tab/>50000/tcp<text:tab/>#IBM DB2 generic listener</text:span></text:p>
      <text:p text:style-name="P1"><text:span text:style-name="T3">Enterprise<text:tab/>50130/tcp<text:tab/>#[trojan] Enterprise</text:span></text:p>
      <text:p text:style-name="P1"><text:span text:style-name="T3">SocketsdesTroie<text:tab/>50505/tcp<text:tab/>#[trojan] Sockets des Troie</text:span></text:p>
      <text:p text:style-name="P1"><text:span text:style-name="T3">SocketsdeTroie<text:tab/>50505/tcp<text:tab/>#[trojan] Sockets de Troie</text:span></text:p>
      <text:p text:style-name="P1"><text:span text:style-name="T3">Fore<text:tab/>50766/tcp<text:tab/>#[trojan] Fore</text:span></text:p>
      <text:p text:style-name="P1"><text:span text:style-name="T3">Fore<text:tab/>50766/tcp<text:tab/>#[trojan] Fore</text:span></text:p>
      <text:p text:style-name="P1"><text:span text:style-name="T3">Schwindler<text:tab/>50766/tcp<text:tab/>#[trojan] Schwindler</text:span></text:p>
      <text:p text:style-name="P1"><text:span text:style-name="T3">Cafeini<text:tab/>51966/tcp<text:tab/>#[trojan] Cafeini</text:span></text:p>
      <text:p text:style-name="P1"><text:span text:style-name="T3">Cafeini<text:tab/>51966/tcp<text:tab/>#[trojan] Cafeini</text:span></text:p>
      <text:p text:style-name="P1"><text:span text:style-name="T3">AcidBattery2000<text:tab/>52317/tcp<text:tab/>#[trojan] Acid Battery 2000</text:span></text:p>
      <text:p text:style-name="P1"><text:span text:style-name="T3">AcidBattery2000<text:tab/>52317/tcp<text:tab/>#[trojan] Acid Battery 2000</text:span></text:p>
      <text:p text:style-name="P1"><text:span text:style-name="T3">RemoteWindowsShutdown<text:tab/>53001/tcp<text:tab/>#[trojan] Remote Windows Shutdown</text:span></text:p>
      <text:p text:style-name="P1"><text:span text:style-name="T3">RemoteWindowsShutdown<text:tab/>53001/tcp<text:tab/>#[trojan] Remote Windows Shutdown - RWS</text:span></text:p>
      <text:p text:style-name="P1"><text:span text:style-name="T3">SubSeven2.1Gold<text:tab/>54283/tcp<text:tab/>#[trojan] SubSeven 2.1 Gold</text:span></text:p>
      <text:p text:style-name="P1"><text:span text:style-name="T3">SubSeven<text:tab/>54283/tcp<text:tab/>#[trojan] SubSeven</text:span></text:p>
      <text:p text:style-name="P1"><text:span text:style-name="T3">SubSeven<text:tab/>54283/tcp<text:tab/>#[trojan] SubSeven</text:span></text:p>
      <text:p text:style-name="P1"><text:span text:style-name="T3">BackOrifice2000<text:tab/>54320/tcp<text:tab/>#[trojan] Back Orifice 2000</text:span></text:p>
      <text:p text:style-name="P1"><text:span text:style-name="T3">BackOrifice2000<text:tab/>54320/tcp<text:tab/>#[trojan] Back Orifice 2000</text:span></text:p>
      <text:p text:style-name="P1"><text:span text:style-name="T3">BackOrifice2000<text:tab/>54321/tcp<text:tab/>#[trojan] Back Orifice 2000</text:span></text:p>
      <text:p text:style-name="P1"><text:span text:style-name="T3">SchoolBus<text:tab/>54321/tcp<text:tab/>#[trojan] School Bus</text:span></text:p>
      <text:p text:style-name="P1"><text:span text:style-name="T3">SchoolBus<text:tab/>54321/tcp<text:tab/>#[trojan] School Bus</text:span></text:p>
      <text:p text:style-name="P1"><text:span text:style-name="T3">BackOrifice2000<text:tab/>54321/udp<text:tab/>#[trojan] Back Orifice 2000</text:span></text:p>
      <text:p text:style-name="P1"><text:span text:style-name="T3">WMTrojanGenerator<text:tab/>55165/tcp<text:tab/>#[trojan] WM Trojan Generator</text:span></text:p>
      <text:p text:style-name="P1"><text:span text:style-name="T3">WMTrojanGenerator<text:tab/>55166/tcp<text:tab/>#[trojan] WM Trojan Generator</text:span></text:p>
      <text:p text:style-name="P1"><text:span text:style-name="T3">NetRaider<text:tab/>57341/tcp<text:tab/>#[trojan] NetRaider</text:span></text:p>
      <text:p text:style-name="P1"><text:span text:style-name="T3">NetRaider<text:tab/>57341/tcp<text:tab/>#[trojan] NetRaider</text:span></text:p>
      <text:p text:style-name="P1"><text:span text:style-name="T3">ButtFunnel<text:tab/>58339/tcp<text:tab/>#[trojan] Butt Funnel</text:span></text:p>
      <text:p text:style-name="P1"><text:span text:style-name="T3">ButtFunnel<text:tab/>58339/tcp<text:tab/>#[trojan] Butt Funnel</text:span></text:p>
      <text:p text:style-name="P1"><text:span text:style-name="T3">DeepThroat<text:tab/>60000/tcp<text:tab/>#[trojan] Deep Throat</text:span></text:p>
      <text:p text:style-name="P1"><text:span text:style-name="T3">DeepThroat<text:tab/>60000/tcp<text:tab/>#[trojan] Deep Throat</text:span></text:p>
      <text:p text:style-name="P1"><text:span text:style-name="T3">Foreplay<text:tab/>60000/tcp<text:tab/>#[trojan] Foreplay</text:span></text:p>
      <text:p text:style-name="P1"><text:span text:style-name="T3">SocketsdesTroie<text:tab/>60000/tcp<text:tab/>#[trojan] Sockets des Troie</text:span></text:p>
      <text:p text:style-name="P1"><text:span text:style-name="T3">Trinity<text:tab/>60001/tcp<text:tab/>#[trojan] Trinity</text:span></text:p>
      <text:p text:style-name="P1"><text:span text:style-name="T3">Lion<text:tab/>60008/tcp<text:tab/>#[trojan] Lion</text:span></text:p>
      <text:p text:style-name="P1"><text:span text:style-name="T3">T0rnRootkit<text:tab/>60008/tcp<text:tab/>#[trojan] T0rn Rootkit</text:span></text:p>
      <text:p text:style-name="P1"><text:span text:style-name="T3">Xzip6000068<text:tab/>60068/tcp<text:tab/>#[trojan] Xzip 6000068</text:span></text:p>
      <text:p text:style-name="P1"><text:span text:style-name="T3">Xzip6000068<text:tab/>60068/tcp<text:tab/>#[trojan] Xzip 6000068</text:span></text:p>
      <text:p text:style-name="P1"><text:span text:style-name="T3">Connection<text:tab/>60411/tcp<text:tab/>#[trojan] Connection</text:span></text:p>
      <text:p text:style-name="P1"><text:span text:style-name="T3">Connection<text:tab/>60411/tcp<text:tab/>#[trojan] Connection</text:span></text:p>
      <text:p text:style-name="P1"><text:span text:style-name="T3">BunkerHill<text:tab/>61348/tcp<text:tab/>#[trojan] Bunker-Hill</text:span></text:p>
      <text:p text:style-name="P1"><text:span text:style-name="T3">Bunker-Hill<text:tab/>61348/tcp<text:tab/>#[trojan] Bunker-Hill</text:span></text:p>
      <text:p text:style-name="P1"><text:span text:style-name="T3">netprowler<text:tab/>61439/tcp<text:tab/>#Axent NetProwler manager</text:span></text:p>
      <text:p text:style-name="P1"><text:span text:style-name="T3">netprowler<text:tab/>61440/tcp<text:tab/>#Axent NetProwler manager</text:span></text:p>
      <text:p text:style-name="P1"><text:span text:style-name="T3">netprowler<text:tab/>61441/tcp<text:tab/>#Axent NetProwler sensor</text:span></text:p>
      <text:p text:style-name="P1"><text:span text:style-name="T3">TeleCommando<text:tab/>61466/tcp<text:tab/>#[trojan] TeleCommando</text:span></text:p>
      <text:p text:style-name="P1"><text:span text:style-name="T3">TeleCommando<text:tab/>61466/tcp<text:tab/>#[trojan] TeleCommando</text:span></text:p>
      <text:p text:style-name="P1"><text:span text:style-name="T3">BunkerHill<text:tab/>61603/tcp<text:tab/>#[trojan] Bunker-Hill</text:span></text:p>
      <text:p text:style-name="P1"><text:span text:style-name="T3">Bunker-Hill<text:tab/>61603/tcp<text:tab/>#[trojan] Bunker-Hill</text:span></text:p>
      <text:p text:style-name="P1"><text:span text:style-name="T3">TrippLite<text:tab/>63333/tcp<text:tab/>#Tripp Lite PowerAlert UPS</text:span></text:p>
      <text:p text:style-name="P1"><text:span text:style-name="T3">BunkerHill<text:tab/>63485/tcp<text:tab/>#[trojan] Bunker-Hill</text:span></text:p>
      <text:p text:style-name="P1"><text:span text:style-name="T3">Bunker-Hill<text:tab/>63485/tcp<text:tab/>#[trojan] Bunker-Hill</text:span></text:p>
      <text:p text:style-name="P1"><text:span text:style-name="T3">phatbot-socks<text:tab/>63908/tcp<text:tab/>#Phatbot Socks Proxy</text:span></text:p>
      <text:p text:style-name="P1"><text:span text:style-name="T3">phatbot-http<text:tab/>63909/tcp<text:tab/>#Phatbot HTTP Proxy</text:span></text:p>
      <text:p text:style-name="P1"><text:span text:style-name="T3">TaskmanTaskManager<text:tab/>64101/tcp<text:tab/>#[trojan] Taskman / Task Manager</text:span></text:p>
      <text:p text:style-name="P1"><text:span text:style-name="T3">Taskman<text:tab/>64101/tcp<text:tab/>#[trojan] Taskman</text:span></text:p>
      <text:p text:style-name="P1"><text:span text:style-name="T3">Devil<text:tab/>65000/tcp<text:tab/>#[trojan] Devil</text:span></text:p>
      <text:p text:style-name="P1"><text:span text:style-name="T3">Devil<text:tab/>65000/tcp<text:tab/>#[trojan] Devil</text:span></text:p>
      <text:p text:style-name="P1"><text:span text:style-name="T3">SocketsdesTroie<text:tab/>65000/tcp<text:tab/>#[trojan] Sockets des Troie</text:span></text:p>
      <text:p text:style-name="P1"><text:span text:style-name="T3">Stacheldrahtagent<text:tab/>65000/tcp<text:tab/>#[trojan] Stacheldraht agent - handler</text:span></text:p>
      <text:p text:style-name="P1"><text:span text:style-name="T3">Stacheldraht<text:tab/>65000/tcp<text:tab/>#[trojan] Stacheldraht</text:span></text:p>
      <text:p text:style-name="P1"><text:span text:style-name="T3">pcanywhere<text:tab/>65301/tcp<text:tab/>#</text:span></text:p>
      <text:p text:style-name="P1"><text:span text:style-name="T3">Eclypse<text:tab/>65390/tcp<text:tab/>#[trojan] Eclypse</text:span></text:p>
      <text:p text:style-name="P1"><text:span text:style-name="T3">Jade<text:tab/>65421/tcp<text:tab/>#[trojan] Jade</text:span></text:p>
      <text:p text:style-name="P1"><text:span text:style-name="T3">TheTraitor=th3tr41t0r<text:tab/>65432/tcp<text:tab/>#[trojan] The Traitor (= th3tr41t0r)</text:span></text:p>
      <text:p text:style-name="P1"><text:span text:style-name="T3">TheTraitor<text:tab/>65432/tcp<text:tab/>#[trojan] The Traitor (= th3tr41t0r)</text:span></text:p>
      <text:p text:style-name="P1"><text:span text:style-name="T3">TheTraitor=th3tr41t0r<text:tab/>65432/udp<text:tab/>#[trojan] The Traitor (= th3tr41t0r)</text:span></text:p>
      <text:p text:style-name="P1"><text:span text:style-name="T3">TheTraitor<text:tab/>65432/udp<text:tab/>#[trojan] The Traitor (= th3tr41t0r)</text:span></text:p>
      <text:p text:style-name="P1"><text:span text:style-name="T3">phatbot-ssl<text:tab/>65506/tcp<text:tab/>#Phatbot SSL Proxy</text:span></text:p>
      <text:p text:style-name="P1"><text:span text:style-name="T3">WindowsMite<text:tab/>65530/tcp<text:tab/>#[trojan] Windows Mite</text:span></text:p>
      <text:p text:style-name="P1"><text:span text:style-name="T3">sbininitd<text:tab/>65534/tcp<text:tab/>#[trojan] /sbin/initd</text:span></text:p>
      <text:p text:style-name="P1"><text:span text:style-name="T3">/sbin/initd<text:tab/>65534/tcp<text:tab/>#[trojan] /sbin/initd</text:span></text:p>
      <text:p text:style-name="P1"><text:span text:style-name="T3">Adoreworm<text:tab/>65535/tcp<text:tab/>#[trojan] Adore worm</text:span></text:p>
      <text:p text:style-name="P1"><text:span text:style-name="T3">RC1trojan<text:tab/>65535/tcp<text:tab/>#[trojan] RC1 trojan</text:span></text:p>
      <text:p text:style-name="P1"><text:span text:style-name="T3">RC1trojan<text:tab/>65535/tcp<text:tab/>#[trojan] RC1 trojan</text:span></text:p>
      <text:p text:style-name="P1"><text:span text:style-name="T3">Sins<text:tab/>65535/tcp<text:tab/>#[trojan] Sins</text:span></text:p>
      <text:p text:style-name="P1"><text:span text:style-name="T3"># (c) SANS Inst. / DShield. some rights reserved.</text:span></text:p>
      <text:p text:style-name="P1"><text:span text:style-name="T3"># Creative Commons ShareAlike License 2.5</text:span></text:p>
      <text:p text:style-name="P1"><text:span text:style-name="T3">#<text:s/></text:span><text:a xlink:href="http://creativecommons.org/licenses/by-nc-sa/2.5/"><text:span text:style-name="T4">http://creativecommons.org/licenses/by-nc-sa/2.5/</text:span></text:a><text:span text:style-name="T5"><text:s text:c="2"/></text:span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